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Kp: 0.5</text:p>
          </table:table-cell>
          <table:table-cell table:number-columns-repeated="7"/>
        </table:table-row>
        <table:table-row table:style-name="ro1">
          <table:table-cell office:value-type="string">
            <text:p>Ki: 0</text:p>
          </table:table-cell>
          <table:table-cell table:number-columns-repeated="6"/>
          <table:table-cell>
            <draw:frame table:end-cell-address="Tabelle1.S38" table:end-x="2.151cm" table:end-y="0.16cm" draw:z-index="0" draw:style-name="gr1" draw:text-style-name="P1" svg:width="26.889cm" svg:height="16.312cm" svg:x="0.102cm" svg:y="0.107cm">
              <draw:object draw:notify-on-update-of-ranges="Tabelle1.A10:Tabelle1.A10 Tabelle1.A11:Tabelle1.A2818 Tabelle1.C10:Tabelle1.C10 Tabelle1.C11:Tabelle1.C2818 Tabelle1.E10:Tabelle1.E10 Tabelle1.E11:Tabelle1.E28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Kd: 0</text:p>
          </table:table-cell>
          <table:table-cell table:number-columns-repeated="7"/>
        </table:table-row>
        <table:table-row table:style-name="ro1">
          <table:table-cell office:value-type="string">
            <text:p>tau: 0.05</text:p>
          </table:table-cell>
          <table:table-cell table:number-columns-repeated="7"/>
        </table:table-row>
        <table:table-row table:style-name="ro1">
          <table:table-cell office:value-type="string">
            <text:p>limMin: -0.9</text:p>
          </table:table-cell>
          <table:table-cell table:number-columns-repeated="7"/>
        </table:table-row>
        <table:table-row table:style-name="ro1">
          <table:table-cell office:value-type="string">
            <text:p>limMax: 0.9</text:p>
          </table:table-cell>
          <table:table-cell table:number-columns-repeated="7"/>
        </table:table-row>
        <table:table-row table:style-name="ro1">
          <table:table-cell office:value-type="string">
            <text:p>intLimMin: -0.66</text:p>
          </table:table-cell>
          <table:table-cell table:number-columns-repeated="7"/>
        </table:table-row>
        <table:table-row table:style-name="ro1">
          <table:table-cell office:value-type="string">
            <text:p>intLimMax: 0.66</text:p>
          </table:table-cell>
          <table:table-cell table:number-columns-repeated="7"/>
        </table:table-row>
        <table:table-row table:style-name="ro1">
          <table:table-cell office:value-type="string">
            <text:p>setpoint: 245</text:p>
          </table:table-cell>
          <table:table-cell table:number-columns-repeated="7"/>
        </table:table-row>
        <table:table-row table:style-name="ro1">
          <table:table-cell office:value-type="string">
            <text:p>t</text:p>
          </table:table-cell>
          <table:table-cell office:value-type="string">
            <text:p>error</text:p>
          </table:table-cell>
          <table:table-cell office:value-type="string">
            <text:p>speed</text:p>
          </table:table-cell>
          <table:table-cell office:value-type="string">
            <text:p>out</text:p>
          </table:table-cell>
          <table:table-cell office:value-type="string">
            <text:p>setpoint</text:p>
          </table:table-cell>
          <table:table-cell table:number-columns-repeated="3"/>
        </table:table-row>
        <table:table-row table:style-name="ro1">
          <table:table-cell office:value-type="float" office:value="0.0353699">
            <text:p>0.0353699</text:p>
          </table:table-cell>
          <table:table-cell office:value-type="float" office:value="66.2895">
            <text:p>66.2895</text:p>
          </table:table-cell>
          <table:table-cell office:value-type="float" office:value="178.71">
            <text:p>178.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0659485">
            <text:p>0.0659485</text:p>
          </table:table-cell>
          <table:table-cell office:value-type="float" office:value="66.2983">
            <text:p>66.2983</text:p>
          </table:table-cell>
          <table:table-cell office:value-type="float" office:value="178.702">
            <text:p>178.7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01685">
            <text:p>0.101685</text:p>
          </table:table-cell>
          <table:table-cell office:value-type="float" office:value="66.3085">
            <text:p>66.3085</text:p>
          </table:table-cell>
          <table:table-cell office:value-type="float" office:value="178.691">
            <text:p>178.6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32355">
            <text:p>0.132355</text:p>
          </table:table-cell>
          <table:table-cell office:value-type="float" office:value="66.3173">
            <text:p>66.3173</text:p>
          </table:table-cell>
          <table:table-cell office:value-type="float" office:value="178.683">
            <text:p>178.6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66016">
            <text:p>0.166016</text:p>
          </table:table-cell>
          <table:table-cell office:value-type="float" office:value="66.3269">
            <text:p>66.3269</text:p>
          </table:table-cell>
          <table:table-cell office:value-type="float" office:value="178.673">
            <text:p>178.6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198151">
            <text:p>0.198151</text:p>
          </table:table-cell>
          <table:table-cell office:value-type="float" office:value="66.3361">
            <text:p>66.3361</text:p>
          </table:table-cell>
          <table:table-cell office:value-type="float" office:value="178.664">
            <text:p>178.6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31293">
            <text:p>0.231293</text:p>
          </table:table-cell>
          <table:table-cell office:value-type="float" office:value="66.3455">
            <text:p>66.3455</text:p>
          </table:table-cell>
          <table:table-cell office:value-type="float" office:value="178.654">
            <text:p>178.6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6181">
            <text:p>0.26181</text:p>
          </table:table-cell>
          <table:table-cell office:value-type="float" office:value="66.3542">
            <text:p>66.3542</text:p>
          </table:table-cell>
          <table:table-cell office:value-type="float" office:value="178.646">
            <text:p>178.6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292542">
            <text:p>0.292542</text:p>
          </table:table-cell>
          <table:table-cell office:value-type="float" office:value="66.363">
            <text:p>66.363</text:p>
          </table:table-cell>
          <table:table-cell office:value-type="float" office:value="178.637">
            <text:p>178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22235">
            <text:p>0.322235</text:p>
          </table:table-cell>
          <table:table-cell office:value-type="float" office:value="66.3714">
            <text:p>66.3714</text:p>
          </table:table-cell>
          <table:table-cell office:value-type="float" office:value="178.629">
            <text:p>178.6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52112">
            <text:p>0.352112</text:p>
          </table:table-cell>
          <table:table-cell office:value-type="float" office:value="66.3799">
            <text:p>66.3799</text:p>
          </table:table-cell>
          <table:table-cell office:value-type="float" office:value="178.62">
            <text:p>178.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381561">
            <text:p>0.381561</text:p>
          </table:table-cell>
          <table:table-cell office:value-type="float" office:value="66.3882">
            <text:p>66.3882</text:p>
          </table:table-cell>
          <table:table-cell office:value-type="float" office:value="178.612">
            <text:p>178.6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13269">
            <text:p>0.413269</text:p>
          </table:table-cell>
          <table:table-cell office:value-type="float" office:value="66.3972">
            <text:p>66.3972</text:p>
          </table:table-cell>
          <table:table-cell office:value-type="float" office:value="178.603">
            <text:p>178.6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42413">
            <text:p>0.442413</text:p>
          </table:table-cell>
          <table:table-cell office:value-type="float" office:value="66.4054">
            <text:p>66.4054</text:p>
          </table:table-cell>
          <table:table-cell office:value-type="float" office:value="178.595">
            <text:p>178.5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475525">
            <text:p>0.475525</text:p>
          </table:table-cell>
          <table:table-cell office:value-type="float" office:value="66.4147">
            <text:p>66.4147</text:p>
          </table:table-cell>
          <table:table-cell office:value-type="float" office:value="178.585">
            <text:p>178.5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06714">
            <text:p>0.506714</text:p>
          </table:table-cell>
          <table:table-cell office:value-type="float" office:value="66.4234">
            <text:p>66.4234</text:p>
          </table:table-cell>
          <table:table-cell office:value-type="float" office:value="178.577">
            <text:p>178.5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37445">
            <text:p>0.537445</text:p>
          </table:table-cell>
          <table:table-cell office:value-type="float" office:value="66.432">
            <text:p>66.432</text:p>
          </table:table-cell>
          <table:table-cell office:value-type="float" office:value="178.568">
            <text:p>178.5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67047">
            <text:p>0.567047</text:p>
          </table:table-cell>
          <table:table-cell office:value-type="float" office:value="66.4401">
            <text:p>66.4401</text:p>
          </table:table-cell>
          <table:table-cell office:value-type="float" office:value="178.56">
            <text:p>178.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597137">
            <text:p>0.597137</text:p>
          </table:table-cell>
          <table:table-cell office:value-type="float" office:value="66.4484">
            <text:p>66.4484</text:p>
          </table:table-cell>
          <table:table-cell office:value-type="float" office:value="178.552">
            <text:p>178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27472">
            <text:p>0.627472</text:p>
          </table:table-cell>
          <table:table-cell office:value-type="float" office:value="66.4566">
            <text:p>66.4566</text:p>
          </table:table-cell>
          <table:table-cell office:value-type="float" office:value="178.543">
            <text:p>178.5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57288">
            <text:p>0.657288</text:p>
          </table:table-cell>
          <table:table-cell office:value-type="float" office:value="66.4646">
            <text:p>66.4646</text:p>
          </table:table-cell>
          <table:table-cell office:value-type="float" office:value="178.535">
            <text:p>178.5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686462">
            <text:p>0.686462</text:p>
          </table:table-cell>
          <table:table-cell office:value-type="float" office:value="66.4723">
            <text:p>66.4723</text:p>
          </table:table-cell>
          <table:table-cell office:value-type="float" office:value="178.528">
            <text:p>178.5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19727">
            <text:p>0.719727</text:p>
          </table:table-cell>
          <table:table-cell office:value-type="float" office:value="66.481">
            <text:p>66.481</text:p>
          </table:table-cell>
          <table:table-cell office:value-type="float" office:value="178.519">
            <text:p>178.5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5119">
            <text:p>0.75119</text:p>
          </table:table-cell>
          <table:table-cell office:value-type="float" office:value="66.489">
            <text:p>66.489</text:p>
          </table:table-cell>
          <table:table-cell office:value-type="float" office:value="178.511">
            <text:p>178.5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783081">
            <text:p>0.783081</text:p>
          </table:table-cell>
          <table:table-cell office:value-type="float" office:value="66.497">
            <text:p>66.497</text:p>
          </table:table-cell>
          <table:table-cell office:value-type="float" office:value="178.503">
            <text:p>178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18878">
            <text:p>0.818878</text:p>
          </table:table-cell>
          <table:table-cell office:value-type="float" office:value="66.5058">
            <text:p>66.5058</text:p>
          </table:table-cell>
          <table:table-cell office:value-type="float" office:value="178.494">
            <text:p>178.4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53271">
            <text:p>0.853271</text:p>
          </table:table-cell>
          <table:table-cell office:value-type="float" office:value="66.5139">
            <text:p>66.5139</text:p>
          </table:table-cell>
          <table:table-cell office:value-type="float" office:value="178.486">
            <text:p>178.4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883606">
            <text:p>0.883606</text:p>
          </table:table-cell>
          <table:table-cell office:value-type="float" office:value="66.5209">
            <text:p>66.5209</text:p>
          </table:table-cell>
          <table:table-cell office:value-type="float" office:value="178.479">
            <text:p>178.4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13818">
            <text:p>0.913818</text:p>
          </table:table-cell>
          <table:table-cell office:value-type="float" office:value="66.5276">
            <text:p>66.5276</text:p>
          </table:table-cell>
          <table:table-cell office:value-type="float" office:value="178.472">
            <text:p>178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47571">
            <text:p>0.947571</text:p>
          </table:table-cell>
          <table:table-cell office:value-type="float" office:value="66.5348">
            <text:p>66.5348</text:p>
          </table:table-cell>
          <table:table-cell office:value-type="float" office:value="178.465">
            <text:p>178.4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0.97757">
            <text:p>0.97757</text:p>
          </table:table-cell>
          <table:table-cell office:value-type="float" office:value="66.5409">
            <text:p>66.5409</text:p>
          </table:table-cell>
          <table:table-cell office:value-type="float" office:value="178.459">
            <text:p>178.4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0879">
            <text:p>1.00879</text:p>
          </table:table-cell>
          <table:table-cell office:value-type="float" office:value="66.547">
            <text:p>66.547</text:p>
          </table:table-cell>
          <table:table-cell office:value-type="float" office:value="178.453">
            <text:p>178.4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3967">
            <text:p>1.03967</text:p>
          </table:table-cell>
          <table:table-cell office:value-type="float" office:value="66.5526">
            <text:p>66.5526</text:p>
          </table:table-cell>
          <table:table-cell office:value-type="float" office:value="178.447">
            <text:p>178.4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07425">
            <text:p>1.07425</text:p>
          </table:table-cell>
          <table:table-cell office:value-type="float" office:value="66.5585">
            <text:p>66.5585</text:p>
          </table:table-cell>
          <table:table-cell office:value-type="float" office:value="178.442">
            <text:p>178.4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0526">
            <text:p>1.10526</text:p>
          </table:table-cell>
          <table:table-cell office:value-type="float" office:value="66.5634">
            <text:p>66.5634</text:p>
          </table:table-cell>
          <table:table-cell office:value-type="float" office:value="178.437">
            <text:p>178.4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3898">
            <text:p>1.13898</text:p>
          </table:table-cell>
          <table:table-cell office:value-type="float" office:value="66.5683">
            <text:p>66.5683</text:p>
          </table:table-cell>
          <table:table-cell office:value-type="float" office:value="178.432">
            <text:p>178.4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17267">
            <text:p>1.17267</text:p>
          </table:table-cell>
          <table:table-cell office:value-type="float" office:value="66.5727">
            <text:p>66.5727</text:p>
          </table:table-cell>
          <table:table-cell office:value-type="float" office:value="178.427">
            <text:p>178.4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0352">
            <text:p>1.20352</text:p>
          </table:table-cell>
          <table:table-cell office:value-type="float" office:value="66.5763">
            <text:p>66.5763</text:p>
          </table:table-cell>
          <table:table-cell office:value-type="float" office:value="178.424">
            <text:p>178.4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3651">
            <text:p>1.23651</text:p>
          </table:table-cell>
          <table:table-cell office:value-type="float" office:value="66.5796">
            <text:p>66.5796</text:p>
          </table:table-cell>
          <table:table-cell office:value-type="float" office:value="178.42">
            <text:p>178.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681">
            <text:p>1.2681</text:p>
          </table:table-cell>
          <table:table-cell office:value-type="float" office:value="66.5824">
            <text:p>66.5824</text:p>
          </table:table-cell>
          <table:table-cell office:value-type="float" office:value="178.418">
            <text:p>178.4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29752">
            <text:p>1.29752</text:p>
          </table:table-cell>
          <table:table-cell office:value-type="float" office:value="66.5844">
            <text:p>66.5844</text:p>
          </table:table-cell>
          <table:table-cell office:value-type="float" office:value="178.416">
            <text:p>178.4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2913">
            <text:p>1.32913</text:p>
          </table:table-cell>
          <table:table-cell office:value-type="float" office:value="66.5862">
            <text:p>66.5862</text:p>
          </table:table-cell>
          <table:table-cell office:value-type="float" office:value="178.414">
            <text:p>178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5864">
            <text:p>1.35864</text:p>
          </table:table-cell>
          <table:table-cell office:value-type="float" office:value="66.5873">
            <text:p>66.5873</text:p>
          </table:table-cell>
          <table:table-cell office:value-type="float" office:value="178.413">
            <text:p>178.4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38876">
            <text:p>1.38876</text:p>
          </table:table-cell>
          <table:table-cell office:value-type="float" office:value="66.5879">
            <text:p>66.5879</text:p>
          </table:table-cell>
          <table:table-cell office:value-type="float" office:value="178.412">
            <text:p>178.4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1873">
            <text:p>1.41873</text:p>
          </table:table-cell>
          <table:table-cell office:value-type="float" office:value="66.588">
            <text:p>66.588</text:p>
          </table:table-cell>
          <table:table-cell office:value-type="float" office:value="178.412">
            <text:p>178.4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5535">
            <text:p>1.45535</text:p>
          </table:table-cell>
          <table:table-cell office:value-type="float" office:value="66.5874">
            <text:p>66.5874</text:p>
          </table:table-cell>
          <table:table-cell office:value-type="float" office:value="178.413">
            <text:p>178.4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48587">
            <text:p>1.48587</text:p>
          </table:table-cell>
          <table:table-cell office:value-type="float" office:value="66.5863">
            <text:p>66.5863</text:p>
          </table:table-cell>
          <table:table-cell office:value-type="float" office:value="178.414">
            <text:p>178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1828">
            <text:p>1.51828</text:p>
          </table:table-cell>
          <table:table-cell office:value-type="float" office:value="66.5844">
            <text:p>66.5844</text:p>
          </table:table-cell>
          <table:table-cell office:value-type="float" office:value="178.416">
            <text:p>178.4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4907">
            <text:p>1.54907</text:p>
          </table:table-cell>
          <table:table-cell office:value-type="float" office:value="66.5821">
            <text:p>66.5821</text:p>
          </table:table-cell>
          <table:table-cell office:value-type="float" office:value="178.418">
            <text:p>178.4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58041">
            <text:p>1.58041</text:p>
          </table:table-cell>
          <table:table-cell office:value-type="float" office:value="66.5791">
            <text:p>66.5791</text:p>
          </table:table-cell>
          <table:table-cell office:value-type="float" office:value="178.421">
            <text:p>178.4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1044">
            <text:p>1.61044</text:p>
          </table:table-cell>
          <table:table-cell office:value-type="float" office:value="66.5757">
            <text:p>66.5757</text:p>
          </table:table-cell>
          <table:table-cell office:value-type="float" office:value="178.424">
            <text:p>178.4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3165">
            <text:p>1.63165</text:p>
          </table:table-cell>
          <table:table-cell office:value-type="float" office:value="66.5728">
            <text:p>66.5728</text:p>
          </table:table-cell>
          <table:table-cell office:value-type="float" office:value="178.427">
            <text:p>178.4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6553">
            <text:p>1.66553</text:p>
          </table:table-cell>
          <table:table-cell office:value-type="float" office:value="66.5676">
            <text:p>66.5676</text:p>
          </table:table-cell>
          <table:table-cell office:value-type="float" office:value="178.432">
            <text:p>178.4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68951">
            <text:p>1.68951</text:p>
          </table:table-cell>
          <table:table-cell office:value-type="float" office:value="66.5634">
            <text:p>66.5634</text:p>
          </table:table-cell>
          <table:table-cell office:value-type="float" office:value="178.437">
            <text:p>178.4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2339">
            <text:p>1.72339</text:p>
          </table:table-cell>
          <table:table-cell office:value-type="float" office:value="66.5568">
            <text:p>66.5568</text:p>
          </table:table-cell>
          <table:table-cell office:value-type="float" office:value="178.443">
            <text:p>178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5705">
            <text:p>1.75705</text:p>
          </table:table-cell>
          <table:table-cell office:value-type="float" office:value="66.5495">
            <text:p>66.5495</text:p>
          </table:table-cell>
          <table:table-cell office:value-type="float" office:value="178.45">
            <text:p>178.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78891">
            <text:p>1.78891</text:p>
          </table:table-cell>
          <table:table-cell office:value-type="float" office:value="66.5419">
            <text:p>66.5419</text:p>
          </table:table-cell>
          <table:table-cell office:value-type="float" office:value="178.458">
            <text:p>178.4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2196">
            <text:p>1.82196</text:p>
          </table:table-cell>
          <table:table-cell office:value-type="float" office:value="66.5331">
            <text:p>66.5331</text:p>
          </table:table-cell>
          <table:table-cell office:value-type="float" office:value="178.467">
            <text:p>178.4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5385">
            <text:p>1.85385</text:p>
          </table:table-cell>
          <table:table-cell office:value-type="float" office:value="66.5239">
            <text:p>66.5239</text:p>
          </table:table-cell>
          <table:table-cell office:value-type="float" office:value="178.476">
            <text:p>178.4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88831">
            <text:p>1.88831</text:p>
          </table:table-cell>
          <table:table-cell office:value-type="float" office:value="66.5131">
            <text:p>66.5131</text:p>
          </table:table-cell>
          <table:table-cell office:value-type="float" office:value="178.487">
            <text:p>178.4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1806">
            <text:p>1.91806</text:p>
          </table:table-cell>
          <table:table-cell office:value-type="float" office:value="66.5031">
            <text:p>66.5031</text:p>
          </table:table-cell>
          <table:table-cell office:value-type="float" office:value="178.497">
            <text:p>178.4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5209">
            <text:p>1.95209</text:p>
          </table:table-cell>
          <table:table-cell office:value-type="float" office:value="66.4908">
            <text:p>66.4908</text:p>
          </table:table-cell>
          <table:table-cell office:value-type="float" office:value="178.509">
            <text:p>178.5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.98471">
            <text:p>1.98471</text:p>
          </table:table-cell>
          <table:table-cell office:value-type="float" office:value="66.4781">
            <text:p>66.4781</text:p>
          </table:table-cell>
          <table:table-cell office:value-type="float" office:value="178.522">
            <text:p>178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1706">
            <text:p>2.01706</text:p>
          </table:table-cell>
          <table:table-cell office:value-type="float" office:value="66.4648">
            <text:p>66.4648</text:p>
          </table:table-cell>
          <table:table-cell office:value-type="float" office:value="178.535">
            <text:p>178.5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5005">
            <text:p>2.05005</text:p>
          </table:table-cell>
          <table:table-cell office:value-type="float" office:value="66.4504">
            <text:p>66.4504</text:p>
          </table:table-cell>
          <table:table-cell office:value-type="float" office:value="178.55">
            <text:p>178.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08496">
            <text:p>2.08496</text:p>
          </table:table-cell>
          <table:table-cell office:value-type="float" office:value="66.4342">
            <text:p>66.4342</text:p>
          </table:table-cell>
          <table:table-cell office:value-type="float" office:value="178.566">
            <text:p>178.5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1972">
            <text:p>2.11972</text:p>
          </table:table-cell>
          <table:table-cell office:value-type="float" office:value="66.4172">
            <text:p>66.4172</text:p>
          </table:table-cell>
          <table:table-cell office:value-type="float" office:value="178.583">
            <text:p>178.5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5228">
            <text:p>2.15228</text:p>
          </table:table-cell>
          <table:table-cell office:value-type="float" office:value="66.4004">
            <text:p>66.4004</text:p>
          </table:table-cell>
          <table:table-cell office:value-type="float" office:value="178.6">
            <text:p>178.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18347">
            <text:p>2.18347</text:p>
          </table:table-cell>
          <table:table-cell office:value-type="float" office:value="66.3835">
            <text:p>66.3835</text:p>
          </table:table-cell>
          <table:table-cell office:value-type="float" office:value="178.617">
            <text:p>178.6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1637">
            <text:p>2.21637</text:p>
          </table:table-cell>
          <table:table-cell office:value-type="float" office:value="66.3648">
            <text:p>66.3648</text:p>
          </table:table-cell>
          <table:table-cell office:value-type="float" office:value="178.635">
            <text:p>178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4695">
            <text:p>2.24695</text:p>
          </table:table-cell>
          <table:table-cell office:value-type="float" office:value="66.3467">
            <text:p>66.3467</text:p>
          </table:table-cell>
          <table:table-cell office:value-type="float" office:value="178.653">
            <text:p>178.6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27734">
            <text:p>2.27734</text:p>
          </table:table-cell>
          <table:table-cell office:value-type="float" office:value="66.328">
            <text:p>66.328</text:p>
          </table:table-cell>
          <table:table-cell office:value-type="float" office:value="178.672">
            <text:p>178.6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0679">
            <text:p>2.30679</text:p>
          </table:table-cell>
          <table:table-cell office:value-type="float" office:value="66.3091">
            <text:p>66.3091</text:p>
          </table:table-cell>
          <table:table-cell office:value-type="float" office:value="178.691">
            <text:p>178.6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3688">
            <text:p>2.33688</text:p>
          </table:table-cell>
          <table:table-cell office:value-type="float" office:value="66.2892">
            <text:p>66.2892</text:p>
          </table:table-cell>
          <table:table-cell office:value-type="float" office:value="178.711">
            <text:p>178.7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36649">
            <text:p>2.36649</text:p>
          </table:table-cell>
          <table:table-cell office:value-type="float" office:value="66.2688">
            <text:p>66.2688</text:p>
          </table:table-cell>
          <table:table-cell office:value-type="float" office:value="178.731">
            <text:p>178.7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014">
            <text:p>2.4014</text:p>
          </table:table-cell>
          <table:table-cell office:value-type="float" office:value="66.2439">
            <text:p>66.2439</text:p>
          </table:table-cell>
          <table:table-cell office:value-type="float" office:value="178.756">
            <text:p>178.7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3344">
            <text:p>2.43344</text:p>
          </table:table-cell>
          <table:table-cell office:value-type="float" office:value="66.2202">
            <text:p>66.2202</text:p>
          </table:table-cell>
          <table:table-cell office:value-type="float" office:value="178.78">
            <text:p>178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6558">
            <text:p>2.46558</text:p>
          </table:table-cell>
          <table:table-cell office:value-type="float" office:value="66.1956">
            <text:p>66.1956</text:p>
          </table:table-cell>
          <table:table-cell office:value-type="float" office:value="178.804">
            <text:p>178.8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49722">
            <text:p>2.49722</text:p>
          </table:table-cell>
          <table:table-cell office:value-type="float" office:value="66.1706">
            <text:p>66.1706</text:p>
          </table:table-cell>
          <table:table-cell office:value-type="float" office:value="178.829">
            <text:p>178.8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2795">
            <text:p>2.52795</text:p>
          </table:table-cell>
          <table:table-cell office:value-type="float" office:value="66.1455">
            <text:p>66.1455</text:p>
          </table:table-cell>
          <table:table-cell office:value-type="float" office:value="178.854">
            <text:p>178.8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5719">
            <text:p>2.55719</text:p>
          </table:table-cell>
          <table:table-cell office:value-type="float" office:value="66.1209">
            <text:p>66.1209</text:p>
          </table:table-cell>
          <table:table-cell office:value-type="float" office:value="178.879">
            <text:p>178.8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58792">
            <text:p>2.58792</text:p>
          </table:table-cell>
          <table:table-cell office:value-type="float" office:value="66.0944">
            <text:p>66.0944</text:p>
          </table:table-cell>
          <table:table-cell office:value-type="float" office:value="178.906">
            <text:p>178.9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1725">
            <text:p>2.61725</text:p>
          </table:table-cell>
          <table:table-cell office:value-type="float" office:value="66.0684">
            <text:p>66.0684</text:p>
          </table:table-cell>
          <table:table-cell office:value-type="float" office:value="178.932">
            <text:p>178.9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4804">
            <text:p>2.64804</text:p>
          </table:table-cell>
          <table:table-cell office:value-type="float" office:value="66.0403">
            <text:p>66.0403</text:p>
          </table:table-cell>
          <table:table-cell office:value-type="float" office:value="178.96">
            <text:p>178.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67859">
            <text:p>2.67859</text:p>
          </table:table-cell>
          <table:table-cell office:value-type="float" office:value="66.0117">
            <text:p>66.0117</text:p>
          </table:table-cell>
          <table:table-cell office:value-type="float" office:value="178.988">
            <text:p>178.9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1432">
            <text:p>2.71432</text:p>
          </table:table-cell>
          <table:table-cell office:value-type="float" office:value="65.9773">
            <text:p>65.9773</text:p>
          </table:table-cell>
          <table:table-cell office:value-type="float" office:value="179.023">
            <text:p>179.0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5211">
            <text:p>2.75211</text:p>
          </table:table-cell>
          <table:table-cell office:value-type="float" office:value="65.9398">
            <text:p>65.9398</text:p>
          </table:table-cell>
          <table:table-cell office:value-type="float" office:value="179.06">
            <text:p>179.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78442">
            <text:p>2.78442</text:p>
          </table:table-cell>
          <table:table-cell office:value-type="float" office:value="65.9068">
            <text:p>65.9068</text:p>
          </table:table-cell>
          <table:table-cell office:value-type="float" office:value="179.093">
            <text:p>179.0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187">
            <text:p>2.8187</text:p>
          </table:table-cell>
          <table:table-cell office:value-type="float" office:value="65.8711">
            <text:p>65.8711</text:p>
          </table:table-cell>
          <table:table-cell office:value-type="float" office:value="179.129">
            <text:p>179.1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5159">
            <text:p>2.85159</text:p>
          </table:table-cell>
          <table:table-cell office:value-type="float" office:value="65.8358">
            <text:p>65.8358</text:p>
          </table:table-cell>
          <table:table-cell office:value-type="float" office:value="179.164">
            <text:p>179.1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88196">
            <text:p>2.88196</text:p>
          </table:table-cell>
          <table:table-cell office:value-type="float" office:value="65.8026">
            <text:p>65.8026</text:p>
          </table:table-cell>
          <table:table-cell office:value-type="float" office:value="179.197">
            <text:p>179.1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1422">
            <text:p>2.91422</text:p>
          </table:table-cell>
          <table:table-cell office:value-type="float" office:value="65.7664">
            <text:p>65.7664</text:p>
          </table:table-cell>
          <table:table-cell office:value-type="float" office:value="179.234">
            <text:p>179.2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4876">
            <text:p>2.94876</text:p>
          </table:table-cell>
          <table:table-cell office:value-type="float" office:value="65.7268">
            <text:p>65.7268</text:p>
          </table:table-cell>
          <table:table-cell office:value-type="float" office:value="179.273">
            <text:p>179.2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.97955">
            <text:p>2.97955</text:p>
          </table:table-cell>
          <table:table-cell office:value-type="float" office:value="65.6908">
            <text:p>65.6908</text:p>
          </table:table-cell>
          <table:table-cell office:value-type="float" office:value="179.309">
            <text:p>179.3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1019">
            <text:p>3.01019</text:p>
          </table:table-cell>
          <table:table-cell office:value-type="float" office:value="65.6542">
            <text:p>65.6542</text:p>
          </table:table-cell>
          <table:table-cell office:value-type="float" office:value="179.346">
            <text:p>179.3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4089">
            <text:p>3.04089</text:p>
          </table:table-cell>
          <table:table-cell office:value-type="float" office:value="65.6168">
            <text:p>65.6168</text:p>
          </table:table-cell>
          <table:table-cell office:value-type="float" office:value="179.383">
            <text:p>179.3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07062">
            <text:p>3.07062</text:p>
          </table:table-cell>
          <table:table-cell office:value-type="float" office:value="65.58">
            <text:p>65.58</text:p>
          </table:table-cell>
          <table:table-cell office:value-type="float" office:value="179.42">
            <text:p>179.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0541">
            <text:p>3.10541</text:p>
          </table:table-cell>
          <table:table-cell office:value-type="float" office:value="65.536">
            <text:p>65.536</text:p>
          </table:table-cell>
          <table:table-cell office:value-type="float" office:value="179.464">
            <text:p>179.4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3596">
            <text:p>3.13596</text:p>
          </table:table-cell>
          <table:table-cell office:value-type="float" office:value="65.4966">
            <text:p>65.4966</text:p>
          </table:table-cell>
          <table:table-cell office:value-type="float" office:value="179.503">
            <text:p>179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16864">
            <text:p>3.16864</text:p>
          </table:table-cell>
          <table:table-cell office:value-type="float" office:value="65.4538">
            <text:p>65.4538</text:p>
          </table:table-cell>
          <table:table-cell office:value-type="float" office:value="179.546">
            <text:p>179.5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0392">
            <text:p>3.20392</text:p>
          </table:table-cell>
          <table:table-cell office:value-type="float" office:value="65.4067">
            <text:p>65.4067</text:p>
          </table:table-cell>
          <table:table-cell office:value-type="float" office:value="179.593">
            <text:p>179.5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3639">
            <text:p>3.23639</text:p>
          </table:table-cell>
          <table:table-cell office:value-type="float" office:value="65.3625">
            <text:p>65.3625</text:p>
          </table:table-cell>
          <table:table-cell office:value-type="float" office:value="179.638">
            <text:p>179.6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6773">
            <text:p>3.26773</text:p>
          </table:table-cell>
          <table:table-cell office:value-type="float" office:value="65.3192">
            <text:p>65.3192</text:p>
          </table:table-cell>
          <table:table-cell office:value-type="float" office:value="179.681">
            <text:p>179.6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29773">
            <text:p>3.29773</text:p>
          </table:table-cell>
          <table:table-cell office:value-type="float" office:value="65.277">
            <text:p>65.277</text:p>
          </table:table-cell>
          <table:table-cell office:value-type="float" office:value="179.723">
            <text:p>179.7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2831">
            <text:p>3.32831</text:p>
          </table:table-cell>
          <table:table-cell office:value-type="float" office:value="65.2334">
            <text:p>65.2334</text:p>
          </table:table-cell>
          <table:table-cell office:value-type="float" office:value="179.767">
            <text:p>179.7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5831">
            <text:p>3.35831</text:p>
          </table:table-cell>
          <table:table-cell office:value-type="float" office:value="65.19">
            <text:p>65.19</text:p>
          </table:table-cell>
          <table:table-cell office:value-type="float" office:value="179.81">
            <text:p>179.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38834">
            <text:p>3.38834</text:p>
          </table:table-cell>
          <table:table-cell office:value-type="float" office:value="65.1459">
            <text:p>65.1459</text:p>
          </table:table-cell>
          <table:table-cell office:value-type="float" office:value="179.854">
            <text:p>179.8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209">
            <text:p>3.4209</text:p>
          </table:table-cell>
          <table:table-cell office:value-type="float" office:value="65.0973">
            <text:p>65.0973</text:p>
          </table:table-cell>
          <table:table-cell office:value-type="float" office:value="179.903">
            <text:p>179.9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549">
            <text:p>3.4549</text:p>
          </table:table-cell>
          <table:table-cell office:value-type="float" office:value="65.0459">
            <text:p>65.0459</text:p>
          </table:table-cell>
          <table:table-cell office:value-type="float" office:value="179.954">
            <text:p>179.9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48743">
            <text:p>3.48743</text:p>
          </table:table-cell>
          <table:table-cell office:value-type="float" office:value="64.9959">
            <text:p>64.9959</text:p>
          </table:table-cell>
          <table:table-cell office:value-type="float" office:value="180.004">
            <text:p>180.0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1926">
            <text:p>3.51926</text:p>
          </table:table-cell>
          <table:table-cell office:value-type="float" office:value="64.9463">
            <text:p>64.9463</text:p>
          </table:table-cell>
          <table:table-cell office:value-type="float" office:value="180.054">
            <text:p>180.0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5014">
            <text:p>3.55014</text:p>
          </table:table-cell>
          <table:table-cell office:value-type="float" office:value="64.8976">
            <text:p>64.8976</text:p>
          </table:table-cell>
          <table:table-cell office:value-type="float" office:value="180.102">
            <text:p>180.1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58353">
            <text:p>3.58353</text:p>
          </table:table-cell>
          <table:table-cell office:value-type="float" office:value="64.8442">
            <text:p>64.8442</text:p>
          </table:table-cell>
          <table:table-cell office:value-type="float" office:value="180.156">
            <text:p>180.1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1386">
            <text:p>3.61386</text:p>
          </table:table-cell>
          <table:table-cell office:value-type="float" office:value="64.7951">
            <text:p>64.7951</text:p>
          </table:table-cell>
          <table:table-cell office:value-type="float" office:value="180.205">
            <text:p>180.2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4481">
            <text:p>3.64481</text:p>
          </table:table-cell>
          <table:table-cell office:value-type="float" office:value="64.7444">
            <text:p>64.7444</text:p>
          </table:table-cell>
          <table:table-cell office:value-type="float" office:value="180.256">
            <text:p>180.2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67972">
            <text:p>3.67972</text:p>
          </table:table-cell>
          <table:table-cell office:value-type="float" office:value="64.6864">
            <text:p>64.6864</text:p>
          </table:table-cell>
          <table:table-cell office:value-type="float" office:value="180.314">
            <text:p>180.3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1182">
            <text:p>3.71182</text:p>
          </table:table-cell>
          <table:table-cell office:value-type="float" office:value="64.6324">
            <text:p>64.6324</text:p>
          </table:table-cell>
          <table:table-cell office:value-type="float" office:value="180.368">
            <text:p>180.3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428">
            <text:p>3.7428</text:p>
          </table:table-cell>
          <table:table-cell office:value-type="float" office:value="64.5797">
            <text:p>64.5797</text:p>
          </table:table-cell>
          <table:table-cell office:value-type="float" office:value="180.42">
            <text:p>180.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77368">
            <text:p>3.77368</text:p>
          </table:table-cell>
          <table:table-cell office:value-type="float" office:value="64.5265">
            <text:p>64.5265</text:p>
          </table:table-cell>
          <table:table-cell office:value-type="float" office:value="180.473">
            <text:p>180.4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038">
            <text:p>3.8038</text:p>
          </table:table-cell>
          <table:table-cell office:value-type="float" office:value="64.4741">
            <text:p>64.4741</text:p>
          </table:table-cell>
          <table:table-cell office:value-type="float" office:value="180.526">
            <text:p>180.5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3554">
            <text:p>3.83554</text:p>
          </table:table-cell>
          <table:table-cell office:value-type="float" office:value="64.4183">
            <text:p>64.4183</text:p>
          </table:table-cell>
          <table:table-cell office:value-type="float" office:value="180.582">
            <text:p>180.5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6664">
            <text:p>3.86664</text:p>
          </table:table-cell>
          <table:table-cell office:value-type="float" office:value="64.3631">
            <text:p>64.3631</text:p>
          </table:table-cell>
          <table:table-cell office:value-type="float" office:value="180.637">
            <text:p>180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89798">
            <text:p>3.89798</text:p>
          </table:table-cell>
          <table:table-cell office:value-type="float" office:value="64.3068">
            <text:p>64.3068</text:p>
          </table:table-cell>
          <table:table-cell office:value-type="float" office:value="180.693">
            <text:p>180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3185">
            <text:p>3.93185</text:p>
          </table:table-cell>
          <table:table-cell office:value-type="float" office:value="64.2453">
            <text:p>64.2453</text:p>
          </table:table-cell>
          <table:table-cell office:value-type="float" office:value="180.755">
            <text:p>180.7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6271">
            <text:p>3.96271</text:p>
          </table:table-cell>
          <table:table-cell office:value-type="float" office:value="64.1888">
            <text:p>64.1888</text:p>
          </table:table-cell>
          <table:table-cell office:value-type="float" office:value="180.811">
            <text:p>180.8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.99509">
            <text:p>3.99509</text:p>
          </table:table-cell>
          <table:table-cell office:value-type="float" office:value="64.1289">
            <text:p>64.1289</text:p>
          </table:table-cell>
          <table:table-cell office:value-type="float" office:value="180.871">
            <text:p>180.8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2597">
            <text:p>4.02597</text:p>
          </table:table-cell>
          <table:table-cell office:value-type="float" office:value="64.0711">
            <text:p>64.0711</text:p>
          </table:table-cell>
          <table:table-cell office:value-type="float" office:value="180.929">
            <text:p>180.9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5734">
            <text:p>4.05734</text:p>
          </table:table-cell>
          <table:table-cell office:value-type="float" office:value="64.0119">
            <text:p>64.0119</text:p>
          </table:table-cell>
          <table:table-cell office:value-type="float" office:value="180.988">
            <text:p>180.9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08881">
            <text:p>4.08881</text:p>
          </table:table-cell>
          <table:table-cell office:value-type="float" office:value="63.952">
            <text:p>63.952</text:p>
          </table:table-cell>
          <table:table-cell office:value-type="float" office:value="181.048">
            <text:p>181.0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1847">
            <text:p>4.11847</text:p>
          </table:table-cell>
          <table:table-cell office:value-type="float" office:value="63.8951">
            <text:p>63.8951</text:p>
          </table:table-cell>
          <table:table-cell office:value-type="float" office:value="181.105">
            <text:p>181.1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5036">
            <text:p>4.15036</text:p>
          </table:table-cell>
          <table:table-cell office:value-type="float" office:value="63.8332">
            <text:p>63.8332</text:p>
          </table:table-cell>
          <table:table-cell office:value-type="float" office:value="181.167">
            <text:p>181.1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17975">
            <text:p>4.17975</text:p>
          </table:table-cell>
          <table:table-cell office:value-type="float" office:value="63.7758">
            <text:p>63.7758</text:p>
          </table:table-cell>
          <table:table-cell office:value-type="float" office:value="181.224">
            <text:p>181.2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1002">
            <text:p>4.21002</text:p>
          </table:table-cell>
          <table:table-cell office:value-type="float" office:value="63.7162">
            <text:p>63.7162</text:p>
          </table:table-cell>
          <table:table-cell office:value-type="float" office:value="181.284">
            <text:p>181.2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4384">
            <text:p>4.24384</text:p>
          </table:table-cell>
          <table:table-cell office:value-type="float" office:value="63.6491">
            <text:p>63.6491</text:p>
          </table:table-cell>
          <table:table-cell office:value-type="float" office:value="181.351">
            <text:p>181.3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27466">
            <text:p>4.27466</text:p>
          </table:table-cell>
          <table:table-cell office:value-type="float" office:value="63.5873">
            <text:p>63.5873</text:p>
          </table:table-cell>
          <table:table-cell office:value-type="float" office:value="181.413">
            <text:p>181.4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0524">
            <text:p>4.30524</text:p>
          </table:table-cell>
          <table:table-cell office:value-type="float" office:value="63.5255">
            <text:p>63.5255</text:p>
          </table:table-cell>
          <table:table-cell office:value-type="float" office:value="181.474">
            <text:p>181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2608">
            <text:p>4.32608</text:p>
          </table:table-cell>
          <table:table-cell office:value-type="float" office:value="63.4831">
            <text:p>63.4831</text:p>
          </table:table-cell>
          <table:table-cell office:value-type="float" office:value="181.517">
            <text:p>181.5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5678">
            <text:p>4.35678</text:p>
          </table:table-cell>
          <table:table-cell office:value-type="float" office:value="63.4203">
            <text:p>63.4203</text:p>
          </table:table-cell>
          <table:table-cell office:value-type="float" office:value="181.58">
            <text:p>181.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38748">
            <text:p>4.38748</text:p>
          </table:table-cell>
          <table:table-cell office:value-type="float" office:value="63.3571">
            <text:p>63.3571</text:p>
          </table:table-cell>
          <table:table-cell office:value-type="float" office:value="181.643">
            <text:p>181.6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1638">
            <text:p>4.41638</text:p>
          </table:table-cell>
          <table:table-cell office:value-type="float" office:value="63.2972">
            <text:p>63.2972</text:p>
          </table:table-cell>
          <table:table-cell office:value-type="float" office:value="181.703">
            <text:p>181.7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4754">
            <text:p>4.44754</text:p>
          </table:table-cell>
          <table:table-cell office:value-type="float" office:value="63.2322">
            <text:p>63.2322</text:p>
          </table:table-cell>
          <table:table-cell office:value-type="float" office:value="181.768">
            <text:p>181.7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47632">
            <text:p>4.47632</text:p>
          </table:table-cell>
          <table:table-cell office:value-type="float" office:value="63.1717">
            <text:p>63.1717</text:p>
          </table:table-cell>
          <table:table-cell office:value-type="float" office:value="181.828">
            <text:p>181.8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0641">
            <text:p>4.50641</text:p>
          </table:table-cell>
          <table:table-cell office:value-type="float" office:value="63.1081">
            <text:p>63.1081</text:p>
          </table:table-cell>
          <table:table-cell office:value-type="float" office:value="181.892">
            <text:p>181.8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4007">
            <text:p>4.54007</text:p>
          </table:table-cell>
          <table:table-cell office:value-type="float" office:value="63.0363">
            <text:p>63.0363</text:p>
          </table:table-cell>
          <table:table-cell office:value-type="float" office:value="181.964">
            <text:p>181.9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57211">
            <text:p>4.57211</text:p>
          </table:table-cell>
          <table:table-cell office:value-type="float" office:value="62.9676">
            <text:p>62.9676</text:p>
          </table:table-cell>
          <table:table-cell office:value-type="float" office:value="182.032">
            <text:p>182.0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0681">
            <text:p>4.60681</text:p>
          </table:table-cell>
          <table:table-cell office:value-type="float" office:value="62.8925">
            <text:p>62.8925</text:p>
          </table:table-cell>
          <table:table-cell office:value-type="float" office:value="182.108">
            <text:p>182.1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4297">
            <text:p>4.64297</text:p>
          </table:table-cell>
          <table:table-cell office:value-type="float" office:value="62.8138">
            <text:p>62.8138</text:p>
          </table:table-cell>
          <table:table-cell office:value-type="float" office:value="182.186">
            <text:p>182.1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67426">
            <text:p>4.67426</text:p>
          </table:table-cell>
          <table:table-cell office:value-type="float" office:value="62.7453">
            <text:p>62.7453</text:p>
          </table:table-cell>
          <table:table-cell office:value-type="float" office:value="182.255">
            <text:p>182.2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048">
            <text:p>4.7048</text:p>
          </table:table-cell>
          <table:table-cell office:value-type="float" office:value="62.6779">
            <text:p>62.6779</text:p>
          </table:table-cell>
          <table:table-cell office:value-type="float" office:value="182.322">
            <text:p>182.3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3495">
            <text:p>4.73495</text:p>
          </table:table-cell>
          <table:table-cell office:value-type="float" office:value="62.6111">
            <text:p>62.6111</text:p>
          </table:table-cell>
          <table:table-cell office:value-type="float" office:value="182.389">
            <text:p>182.3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6569">
            <text:p>4.76569</text:p>
          </table:table-cell>
          <table:table-cell office:value-type="float" office:value="62.5426">
            <text:p>62.5426</text:p>
          </table:table-cell>
          <table:table-cell office:value-type="float" office:value="182.457">
            <text:p>182.4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79507">
            <text:p>4.79507</text:p>
          </table:table-cell>
          <table:table-cell office:value-type="float" office:value="62.4768">
            <text:p>62.4768</text:p>
          </table:table-cell>
          <table:table-cell office:value-type="float" office:value="182.523">
            <text:p>182.5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2959">
            <text:p>4.82959</text:p>
          </table:table-cell>
          <table:table-cell office:value-type="float" office:value="62.3989">
            <text:p>62.3989</text:p>
          </table:table-cell>
          <table:table-cell office:value-type="float" office:value="182.601">
            <text:p>182.6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663">
            <text:p>4.8663</text:p>
          </table:table-cell>
          <table:table-cell office:value-type="float" office:value="62.3155">
            <text:p>62.3155</text:p>
          </table:table-cell>
          <table:table-cell office:value-type="float" office:value="182.684">
            <text:p>182.6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89734">
            <text:p>4.89734</text:p>
          </table:table-cell>
          <table:table-cell office:value-type="float" office:value="62.2448">
            <text:p>62.2448</text:p>
          </table:table-cell>
          <table:table-cell office:value-type="float" office:value="182.755">
            <text:p>182.7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2786">
            <text:p>4.92786</text:p>
          </table:table-cell>
          <table:table-cell office:value-type="float" office:value="62.1748">
            <text:p>62.1748</text:p>
          </table:table-cell>
          <table:table-cell office:value-type="float" office:value="182.825">
            <text:p>182.8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5917">
            <text:p>4.95917</text:p>
          </table:table-cell>
          <table:table-cell office:value-type="float" office:value="62.1026">
            <text:p>62.1026</text:p>
          </table:table-cell>
          <table:table-cell office:value-type="float" office:value="182.897">
            <text:p>182.8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.99286">
            <text:p>4.99286</text:p>
          </table:table-cell>
          <table:table-cell office:value-type="float" office:value="62.0245">
            <text:p>62.0245</text:p>
          </table:table-cell>
          <table:table-cell office:value-type="float" office:value="182.975">
            <text:p>182.9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2298">
            <text:p>5.02298</text:p>
          </table:table-cell>
          <table:table-cell office:value-type="float" office:value="61.9544">
            <text:p>61.9544</text:p>
          </table:table-cell>
          <table:table-cell office:value-type="float" office:value="183.046">
            <text:p>183.0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5316">
            <text:p>5.05316</text:p>
          </table:table-cell>
          <table:table-cell office:value-type="float" office:value="61.8839">
            <text:p>61.8839</text:p>
          </table:table-cell>
          <table:table-cell office:value-type="float" office:value="183.116">
            <text:p>183.1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08667">
            <text:p>5.08667</text:p>
          </table:table-cell>
          <table:table-cell office:value-type="float" office:value="61.805">
            <text:p>61.805</text:p>
          </table:table-cell>
          <table:table-cell office:value-type="float" office:value="183.195">
            <text:p>183.1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2137">
            <text:p>5.12137</text:p>
          </table:table-cell>
          <table:table-cell office:value-type="float" office:value="61.723">
            <text:p>61.723</text:p>
          </table:table-cell>
          <table:table-cell office:value-type="float" office:value="183.277">
            <text:p>183.2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5399">
            <text:p>5.15399</text:p>
          </table:table-cell>
          <table:table-cell office:value-type="float" office:value="61.6456">
            <text:p>61.6456</text:p>
          </table:table-cell>
          <table:table-cell office:value-type="float" office:value="183.354">
            <text:p>183.3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18839">
            <text:p>5.18839</text:p>
          </table:table-cell>
          <table:table-cell office:value-type="float" office:value="61.5635">
            <text:p>61.5635</text:p>
          </table:table-cell>
          <table:table-cell office:value-type="float" office:value="183.436">
            <text:p>183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2012">
            <text:p>5.22012</text:p>
          </table:table-cell>
          <table:table-cell office:value-type="float" office:value="61.4875">
            <text:p>61.4875</text:p>
          </table:table-cell>
          <table:table-cell office:value-type="float" office:value="183.512">
            <text:p>183.5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5186">
            <text:p>5.25186</text:p>
          </table:table-cell>
          <table:table-cell office:value-type="float" office:value="61.4111">
            <text:p>61.4111</text:p>
          </table:table-cell>
          <table:table-cell office:value-type="float" office:value="183.589">
            <text:p>183.5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28506">
            <text:p>5.28506</text:p>
          </table:table-cell>
          <table:table-cell office:value-type="float" office:value="61.3309">
            <text:p>61.3309</text:p>
          </table:table-cell>
          <table:table-cell office:value-type="float" office:value="183.669">
            <text:p>183.6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1805">
            <text:p>5.31805</text:p>
          </table:table-cell>
          <table:table-cell office:value-type="float" office:value="61.2508">
            <text:p>61.2508</text:p>
          </table:table-cell>
          <table:table-cell office:value-type="float" office:value="183.749">
            <text:p>183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5016">
            <text:p>5.35016</text:p>
          </table:table-cell>
          <table:table-cell office:value-type="float" office:value="61.1726">
            <text:p>61.1726</text:p>
          </table:table-cell>
          <table:table-cell office:value-type="float" office:value="183.827">
            <text:p>183.8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38174">
            <text:p>5.38174</text:p>
          </table:table-cell>
          <table:table-cell office:value-type="float" office:value="61.0954">
            <text:p>61.0954</text:p>
          </table:table-cell>
          <table:table-cell office:value-type="float" office:value="183.905">
            <text:p>183.9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1403">
            <text:p>5.41403</text:p>
          </table:table-cell>
          <table:table-cell office:value-type="float" office:value="61.0161">
            <text:p>61.0161</text:p>
          </table:table-cell>
          <table:table-cell office:value-type="float" office:value="183.984">
            <text:p>183.9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4598">
            <text:p>5.44598</text:p>
          </table:table-cell>
          <table:table-cell office:value-type="float" office:value="60.9373">
            <text:p>60.9373</text:p>
          </table:table-cell>
          <table:table-cell office:value-type="float" office:value="184.063">
            <text:p>184.0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47617">
            <text:p>5.47617</text:p>
          </table:table-cell>
          <table:table-cell office:value-type="float" office:value="60.8627">
            <text:p>60.8627</text:p>
          </table:table-cell>
          <table:table-cell office:value-type="float" office:value="184.137">
            <text:p>184.1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1007">
            <text:p>5.51007</text:p>
          </table:table-cell>
          <table:table-cell office:value-type="float" office:value="60.7785">
            <text:p>60.7785</text:p>
          </table:table-cell>
          <table:table-cell office:value-type="float" office:value="184.221">
            <text:p>184.2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4263">
            <text:p>5.54263</text:p>
          </table:table-cell>
          <table:table-cell office:value-type="float" office:value="60.6974">
            <text:p>60.6974</text:p>
          </table:table-cell>
          <table:table-cell office:value-type="float" office:value="184.303">
            <text:p>184.3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5752">
            <text:p>5.5752</text:p>
          </table:table-cell>
          <table:table-cell office:value-type="float" office:value="60.616">
            <text:p>60.616</text:p>
          </table:table-cell>
          <table:table-cell office:value-type="float" office:value="184.384">
            <text:p>184.3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0812">
            <text:p>5.60812</text:p>
          </table:table-cell>
          <table:table-cell office:value-type="float" office:value="60.5334">
            <text:p>60.5334</text:p>
          </table:table-cell>
          <table:table-cell office:value-type="float" office:value="184.467">
            <text:p>184.4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3983">
            <text:p>5.63983</text:p>
          </table:table-cell>
          <table:table-cell office:value-type="float" office:value="60.4536">
            <text:p>60.4536</text:p>
          </table:table-cell>
          <table:table-cell office:value-type="float" office:value="184.546">
            <text:p>184.5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6731">
            <text:p>5.6731</text:p>
          </table:table-cell>
          <table:table-cell office:value-type="float" office:value="60.3695">
            <text:p>60.3695</text:p>
          </table:table-cell>
          <table:table-cell office:value-type="float" office:value="184.63">
            <text:p>184.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0569">
            <text:p>5.70569</text:p>
          </table:table-cell>
          <table:table-cell office:value-type="float" office:value="60.287">
            <text:p>60.287</text:p>
          </table:table-cell>
          <table:table-cell office:value-type="float" office:value="184.713">
            <text:p>184.7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3688">
            <text:p>5.73688</text:p>
          </table:table-cell>
          <table:table-cell office:value-type="float" office:value="60.2078">
            <text:p>60.2078</text:p>
          </table:table-cell>
          <table:table-cell office:value-type="float" office:value="184.792">
            <text:p>184.7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77139">
            <text:p>5.77139</text:p>
          </table:table-cell>
          <table:table-cell office:value-type="float" office:value="60.1198">
            <text:p>60.1198</text:p>
          </table:table-cell>
          <table:table-cell office:value-type="float" office:value="184.88">
            <text:p>184.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0182">
            <text:p>5.80182</text:p>
          </table:table-cell>
          <table:table-cell office:value-type="float" office:value="60.042">
            <text:p>60.042</text:p>
          </table:table-cell>
          <table:table-cell office:value-type="float" office:value="184.958">
            <text:p>184.9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3151">
            <text:p>5.83151</text:p>
          </table:table-cell>
          <table:table-cell office:value-type="float" office:value="59.966">
            <text:p>59.966</text:p>
          </table:table-cell>
          <table:table-cell office:value-type="float" office:value="185.034">
            <text:p>185.0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6148">
            <text:p>5.86148</text:p>
          </table:table-cell>
          <table:table-cell office:value-type="float" office:value="59.889">
            <text:p>59.889</text:p>
          </table:table-cell>
          <table:table-cell office:value-type="float" office:value="185.111">
            <text:p>185.1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89368">
            <text:p>5.89368</text:p>
          </table:table-cell>
          <table:table-cell office:value-type="float" office:value="59.8061">
            <text:p>59.8061</text:p>
          </table:table-cell>
          <table:table-cell office:value-type="float" office:value="185.194">
            <text:p>185.1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2545">
            <text:p>5.92545</text:p>
          </table:table-cell>
          <table:table-cell office:value-type="float" office:value="59.724">
            <text:p>59.724</text:p>
          </table:table-cell>
          <table:table-cell office:value-type="float" office:value="185.276">
            <text:p>185.2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5575">
            <text:p>5.95575</text:p>
          </table:table-cell>
          <table:table-cell office:value-type="float" office:value="59.6455">
            <text:p>59.6455</text:p>
          </table:table-cell>
          <table:table-cell office:value-type="float" office:value="185.354">
            <text:p>185.3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.98914">
            <text:p>5.98914</text:p>
          </table:table-cell>
          <table:table-cell office:value-type="float" office:value="59.5587">
            <text:p>59.5587</text:p>
          </table:table-cell>
          <table:table-cell office:value-type="float" office:value="185.441">
            <text:p>185.4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2069">
            <text:p>6.02069</text:p>
          </table:table-cell>
          <table:table-cell office:value-type="float" office:value="59.4765">
            <text:p>59.4765</text:p>
          </table:table-cell>
          <table:table-cell office:value-type="float" office:value="185.523">
            <text:p>185.5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5237">
            <text:p>6.05237</text:p>
          </table:table-cell>
          <table:table-cell office:value-type="float" office:value="59.3938">
            <text:p>59.3938</text:p>
          </table:table-cell>
          <table:table-cell office:value-type="float" office:value="185.606">
            <text:p>185.6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08319">
            <text:p>6.08319</text:p>
          </table:table-cell>
          <table:table-cell office:value-type="float" office:value="59.3132">
            <text:p>59.3132</text:p>
          </table:table-cell>
          <table:table-cell office:value-type="float" office:value="185.687">
            <text:p>185.6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1523">
            <text:p>6.11523</text:p>
          </table:table-cell>
          <table:table-cell office:value-type="float" office:value="59.2291">
            <text:p>59.2291</text:p>
          </table:table-cell>
          <table:table-cell office:value-type="float" office:value="185.771">
            <text:p>185.7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4627">
            <text:p>6.14627</text:p>
          </table:table-cell>
          <table:table-cell office:value-type="float" office:value="59.1476">
            <text:p>59.1476</text:p>
          </table:table-cell>
          <table:table-cell office:value-type="float" office:value="185.852">
            <text:p>185.8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1767">
            <text:p>6.1767</text:p>
          </table:table-cell>
          <table:table-cell office:value-type="float" office:value="59.0675">
            <text:p>59.0675</text:p>
          </table:table-cell>
          <table:table-cell office:value-type="float" office:value="185.932">
            <text:p>185.9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0978">
            <text:p>6.20978</text:p>
          </table:table-cell>
          <table:table-cell office:value-type="float" office:value="58.9802">
            <text:p>58.9802</text:p>
          </table:table-cell>
          <table:table-cell office:value-type="float" office:value="186.02">
            <text:p>186.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4167">
            <text:p>6.24167</text:p>
          </table:table-cell>
          <table:table-cell office:value-type="float" office:value="58.8958">
            <text:p>58.8958</text:p>
          </table:table-cell>
          <table:table-cell office:value-type="float" office:value="186.104">
            <text:p>186.1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27206">
            <text:p>6.27206</text:p>
          </table:table-cell>
          <table:table-cell office:value-type="float" office:value="58.8153">
            <text:p>58.8153</text:p>
          </table:table-cell>
          <table:table-cell office:value-type="float" office:value="186.185">
            <text:p>186.1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0591">
            <text:p>6.30591</text:p>
          </table:table-cell>
          <table:table-cell office:value-type="float" office:value="58.7254">
            <text:p>58.7254</text:p>
          </table:table-cell>
          <table:table-cell office:value-type="float" office:value="186.275">
            <text:p>186.2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3627">
            <text:p>6.33627</text:p>
          </table:table-cell>
          <table:table-cell office:value-type="float" office:value="58.6446">
            <text:p>58.6446</text:p>
          </table:table-cell>
          <table:table-cell office:value-type="float" office:value="186.355">
            <text:p>186.3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6792">
            <text:p>6.36792</text:p>
          </table:table-cell>
          <table:table-cell office:value-type="float" office:value="58.5602">
            <text:p>58.5602</text:p>
          </table:table-cell>
          <table:table-cell office:value-type="float" office:value="186.44">
            <text:p>186.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39963">
            <text:p>6.39963</text:p>
          </table:table-cell>
          <table:table-cell office:value-type="float" office:value="58.4755">
            <text:p>58.4755</text:p>
          </table:table-cell>
          <table:table-cell office:value-type="float" office:value="186.525">
            <text:p>186.5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3115">
            <text:p>6.43115</text:p>
          </table:table-cell>
          <table:table-cell office:value-type="float" office:value="58.3911">
            <text:p>58.3911</text:p>
          </table:table-cell>
          <table:table-cell office:value-type="float" office:value="186.609">
            <text:p>186.6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6231">
            <text:p>6.46231</text:p>
          </table:table-cell>
          <table:table-cell office:value-type="float" office:value="58.3076">
            <text:p>58.3076</text:p>
          </table:table-cell>
          <table:table-cell office:value-type="float" office:value="186.692">
            <text:p>186.6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49268">
            <text:p>6.49268</text:p>
          </table:table-cell>
          <table:table-cell office:value-type="float" office:value="58.2262">
            <text:p>58.2262</text:p>
          </table:table-cell>
          <table:table-cell office:value-type="float" office:value="186.774">
            <text:p>186.7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2518">
            <text:p>6.52518</text:p>
          </table:table-cell>
          <table:table-cell office:value-type="float" office:value="58.1387">
            <text:p>58.1387</text:p>
          </table:table-cell>
          <table:table-cell office:value-type="float" office:value="186.861">
            <text:p>186.8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5661">
            <text:p>6.55661</text:p>
          </table:table-cell>
          <table:table-cell office:value-type="float" office:value="58.054">
            <text:p>58.054</text:p>
          </table:table-cell>
          <table:table-cell office:value-type="float" office:value="186.946">
            <text:p>186.9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58542">
            <text:p>6.58542</text:p>
          </table:table-cell>
          <table:table-cell office:value-type="float" office:value="57.9763">
            <text:p>57.9763</text:p>
          </table:table-cell>
          <table:table-cell office:value-type="float" office:value="187.024">
            <text:p>187.0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1871">
            <text:p>6.61871</text:p>
          </table:table-cell>
          <table:table-cell office:value-type="float" office:value="57.8863">
            <text:p>57.8863</text:p>
          </table:table-cell>
          <table:table-cell office:value-type="float" office:value="187.114">
            <text:p>187.1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503">
            <text:p>6.6503</text:p>
          </table:table-cell>
          <table:table-cell office:value-type="float" office:value="57.8008">
            <text:p>57.8008</text:p>
          </table:table-cell>
          <table:table-cell office:value-type="float" office:value="187.199">
            <text:p>187.1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68951">
            <text:p>6.68951</text:p>
          </table:table-cell>
          <table:table-cell office:value-type="float" office:value="57.6943">
            <text:p>57.6943</text:p>
          </table:table-cell>
          <table:table-cell office:value-type="float" office:value="187.306">
            <text:p>187.3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2519">
            <text:p>6.72519</text:p>
          </table:table-cell>
          <table:table-cell office:value-type="float" office:value="57.5974">
            <text:p>57.5974</text:p>
          </table:table-cell>
          <table:table-cell office:value-type="float" office:value="187.403">
            <text:p>187.4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5494">
            <text:p>6.75494</text:p>
          </table:table-cell>
          <table:table-cell office:value-type="float" office:value="57.5164">
            <text:p>57.5164</text:p>
          </table:table-cell>
          <table:table-cell office:value-type="float" office:value="187.484">
            <text:p>187.4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78641">
            <text:p>6.78641</text:p>
          </table:table-cell>
          <table:table-cell office:value-type="float" office:value="57.4307">
            <text:p>57.4307</text:p>
          </table:table-cell>
          <table:table-cell office:value-type="float" office:value="187.569">
            <text:p>187.5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1863">
            <text:p>6.81863</text:p>
          </table:table-cell>
          <table:table-cell office:value-type="float" office:value="57.3428">
            <text:p>57.3428</text:p>
          </table:table-cell>
          <table:table-cell office:value-type="float" office:value="187.657">
            <text:p>187.6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4958">
            <text:p>6.84958</text:p>
          </table:table-cell>
          <table:table-cell office:value-type="float" office:value="57.2584">
            <text:p>57.2584</text:p>
          </table:table-cell>
          <table:table-cell office:value-type="float" office:value="187.742">
            <text:p>187.7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88895">
            <text:p>6.88895</text:p>
          </table:table-cell>
          <table:table-cell office:value-type="float" office:value="57.1506">
            <text:p>57.1506</text:p>
          </table:table-cell>
          <table:table-cell office:value-type="float" office:value="187.849">
            <text:p>187.8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2111">
            <text:p>6.92111</text:p>
          </table:table-cell>
          <table:table-cell office:value-type="float" office:value="57.0625">
            <text:p>57.0625</text:p>
          </table:table-cell>
          <table:table-cell office:value-type="float" office:value="187.938">
            <text:p>187.9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5047">
            <text:p>6.95047</text:p>
          </table:table-cell>
          <table:table-cell office:value-type="float" office:value="56.9821">
            <text:p>56.9821</text:p>
          </table:table-cell>
          <table:table-cell office:value-type="float" office:value="188.018">
            <text:p>188.0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.98376">
            <text:p>6.98376</text:p>
          </table:table-cell>
          <table:table-cell office:value-type="float" office:value="56.8906">
            <text:p>56.8906</text:p>
          </table:table-cell>
          <table:table-cell office:value-type="float" office:value="188.109">
            <text:p>188.1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1495">
            <text:p>7.01495</text:p>
          </table:table-cell>
          <table:table-cell office:value-type="float" office:value="56.805">
            <text:p>56.805</text:p>
          </table:table-cell>
          <table:table-cell office:value-type="float" office:value="188.195">
            <text:p>188.1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4977">
            <text:p>7.04977</text:p>
          </table:table-cell>
          <table:table-cell office:value-type="float" office:value="56.7092">
            <text:p>56.7092</text:p>
          </table:table-cell>
          <table:table-cell office:value-type="float" office:value="188.291">
            <text:p>188.2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07941">
            <text:p>7.07941</text:p>
          </table:table-cell>
          <table:table-cell office:value-type="float" office:value="56.6277">
            <text:p>56.6277</text:p>
          </table:table-cell>
          <table:table-cell office:value-type="float" office:value="188.372">
            <text:p>188.3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0883">
            <text:p>7.10883</text:p>
          </table:table-cell>
          <table:table-cell office:value-type="float" office:value="56.5467">
            <text:p>56.5467</text:p>
          </table:table-cell>
          <table:table-cell office:value-type="float" office:value="188.453">
            <text:p>188.4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5289">
            <text:p>7.15289</text:p>
          </table:table-cell>
          <table:table-cell office:value-type="float" office:value="56.4246">
            <text:p>56.4246</text:p>
          </table:table-cell>
          <table:table-cell office:value-type="float" office:value="188.575">
            <text:p>188.5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18399">
            <text:p>7.18399</text:p>
          </table:table-cell>
          <table:table-cell office:value-type="float" office:value="56.3387">
            <text:p>56.3387</text:p>
          </table:table-cell>
          <table:table-cell office:value-type="float" office:value="188.661">
            <text:p>188.6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1381">
            <text:p>7.21381</text:p>
          </table:table-cell>
          <table:table-cell office:value-type="float" office:value="56.2564">
            <text:p>56.2564</text:p>
          </table:table-cell>
          <table:table-cell office:value-type="float" office:value="188.744">
            <text:p>188.7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4869">
            <text:p>7.24869</text:p>
          </table:table-cell>
          <table:table-cell office:value-type="float" office:value="56.1599">
            <text:p>56.1599</text:p>
          </table:table-cell>
          <table:table-cell office:value-type="float" office:value="188.84">
            <text:p>188.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28149">
            <text:p>7.28149</text:p>
          </table:table-cell>
          <table:table-cell office:value-type="float" office:value="56.069">
            <text:p>56.069</text:p>
          </table:table-cell>
          <table:table-cell office:value-type="float" office:value="188.931">
            <text:p>188.9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1531">
            <text:p>7.31531</text:p>
          </table:table-cell>
          <table:table-cell office:value-type="float" office:value="55.9753">
            <text:p>55.9753</text:p>
          </table:table-cell>
          <table:table-cell office:value-type="float" office:value="189.025">
            <text:p>189.0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4656">
            <text:p>7.34656</text:p>
          </table:table-cell>
          <table:table-cell office:value-type="float" office:value="55.8886">
            <text:p>55.8886</text:p>
          </table:table-cell>
          <table:table-cell office:value-type="float" office:value="189.111">
            <text:p>189.1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38043">
            <text:p>7.38043</text:p>
          </table:table-cell>
          <table:table-cell office:value-type="float" office:value="55.7946">
            <text:p>55.7946</text:p>
          </table:table-cell>
          <table:table-cell office:value-type="float" office:value="189.205">
            <text:p>189.2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1388">
            <text:p>7.41388</text:p>
          </table:table-cell>
          <table:table-cell office:value-type="float" office:value="55.7017">
            <text:p>55.7017</text:p>
          </table:table-cell>
          <table:table-cell office:value-type="float" office:value="189.298">
            <text:p>189.2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451">
            <text:p>7.4451</text:p>
          </table:table-cell>
          <table:table-cell office:value-type="float" office:value="55.6149">
            <text:p>55.6149</text:p>
          </table:table-cell>
          <table:table-cell office:value-type="float" office:value="189.385">
            <text:p>189.3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47717">
            <text:p>7.47717</text:p>
          </table:table-cell>
          <table:table-cell office:value-type="float" office:value="55.5258">
            <text:p>55.5258</text:p>
          </table:table-cell>
          <table:table-cell office:value-type="float" office:value="189.474">
            <text:p>189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1044">
            <text:p>7.51044</text:p>
          </table:table-cell>
          <table:table-cell office:value-type="float" office:value="55.433">
            <text:p>55.433</text:p>
          </table:table-cell>
          <table:table-cell office:value-type="float" office:value="189.567">
            <text:p>189.5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4523">
            <text:p>7.54523</text:p>
          </table:table-cell>
          <table:table-cell office:value-type="float" office:value="55.3361">
            <text:p>55.3361</text:p>
          </table:table-cell>
          <table:table-cell office:value-type="float" office:value="189.664">
            <text:p>189.6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57681">
            <text:p>7.57681</text:p>
          </table:table-cell>
          <table:table-cell office:value-type="float" office:value="55.2481">
            <text:p>55.2481</text:p>
          </table:table-cell>
          <table:table-cell office:value-type="float" office:value="189.752">
            <text:p>189.7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0992">
            <text:p>7.60992</text:p>
          </table:table-cell>
          <table:table-cell office:value-type="float" office:value="55.1558">
            <text:p>55.1558</text:p>
          </table:table-cell>
          <table:table-cell office:value-type="float" office:value="189.844">
            <text:p>189.8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4078">
            <text:p>7.64078</text:p>
          </table:table-cell>
          <table:table-cell office:value-type="float" office:value="55.0697">
            <text:p>55.0697</text:p>
          </table:table-cell>
          <table:table-cell office:value-type="float" office:value="189.93">
            <text:p>189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67078">
            <text:p>7.67078</text:p>
          </table:table-cell>
          <table:table-cell office:value-type="float" office:value="54.986">
            <text:p>54.986</text:p>
          </table:table-cell>
          <table:table-cell office:value-type="float" office:value="190.014">
            <text:p>190.0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0172">
            <text:p>7.70172</text:p>
          </table:table-cell>
          <table:table-cell office:value-type="float" office:value="54.8996">
            <text:p>54.8996</text:p>
          </table:table-cell>
          <table:table-cell office:value-type="float" office:value="190.1">
            <text:p>190.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3306">
            <text:p>7.73306</text:p>
          </table:table-cell>
          <table:table-cell office:value-type="float" office:value="54.812">
            <text:p>54.812</text:p>
          </table:table-cell>
          <table:table-cell office:value-type="float" office:value="190.188">
            <text:p>190.1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6364">
            <text:p>7.76364</text:p>
          </table:table-cell>
          <table:table-cell office:value-type="float" office:value="54.7265">
            <text:p>54.7265</text:p>
          </table:table-cell>
          <table:table-cell office:value-type="float" office:value="190.274">
            <text:p>190.2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79227">
            <text:p>7.79227</text:p>
          </table:table-cell>
          <table:table-cell office:value-type="float" office:value="54.6465">
            <text:p>54.6465</text:p>
          </table:table-cell>
          <table:table-cell office:value-type="float" office:value="190.354">
            <text:p>190.3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2849">
            <text:p>7.82849</text:p>
          </table:table-cell>
          <table:table-cell office:value-type="float" office:value="54.5449">
            <text:p>54.5449</text:p>
          </table:table-cell>
          <table:table-cell office:value-type="float" office:value="190.455">
            <text:p>190.4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62">
            <text:p>7.862</text:p>
          </table:table-cell>
          <table:table-cell office:value-type="float" office:value="54.4511">
            <text:p>54.4511</text:p>
          </table:table-cell>
          <table:table-cell office:value-type="float" office:value="190.549">
            <text:p>190.5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8949">
            <text:p>7.8949</text:p>
          </table:table-cell>
          <table:table-cell office:value-type="float" office:value="54.3589">
            <text:p>54.3589</text:p>
          </table:table-cell>
          <table:table-cell office:value-type="float" office:value="190.641">
            <text:p>190.6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2386">
            <text:p>7.92386</text:p>
          </table:table-cell>
          <table:table-cell office:value-type="float" office:value="54.2778">
            <text:p>54.2778</text:p>
          </table:table-cell>
          <table:table-cell office:value-type="float" office:value="190.722">
            <text:p>190.7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5731">
            <text:p>7.95731</text:p>
          </table:table-cell>
          <table:table-cell office:value-type="float" office:value="54.1841">
            <text:p>54.1841</text:p>
          </table:table-cell>
          <table:table-cell office:value-type="float" office:value="190.816">
            <text:p>190.8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.98947">
            <text:p>7.98947</text:p>
          </table:table-cell>
          <table:table-cell office:value-type="float" office:value="54.0938">
            <text:p>54.0938</text:p>
          </table:table-cell>
          <table:table-cell office:value-type="float" office:value="190.906">
            <text:p>190.9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199">
            <text:p>8.0199</text:p>
          </table:table-cell>
          <table:table-cell office:value-type="float" office:value="54.0084">
            <text:p>54.0084</text:p>
          </table:table-cell>
          <table:table-cell office:value-type="float" office:value="190.992">
            <text:p>190.9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5325">
            <text:p>8.05325</text:p>
          </table:table-cell>
          <table:table-cell office:value-type="float" office:value="53.9148">
            <text:p>53.9148</text:p>
          </table:table-cell>
          <table:table-cell office:value-type="float" office:value="191.085">
            <text:p>191.0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08408">
            <text:p>8.08408</text:p>
          </table:table-cell>
          <table:table-cell office:value-type="float" office:value="53.8282">
            <text:p>53.8282</text:p>
          </table:table-cell>
          <table:table-cell office:value-type="float" office:value="191.172">
            <text:p>191.1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1609">
            <text:p>8.11609</text:p>
          </table:table-cell>
          <table:table-cell office:value-type="float" office:value="53.7383">
            <text:p>53.7383</text:p>
          </table:table-cell>
          <table:table-cell office:value-type="float" office:value="191.262">
            <text:p>191.2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4847">
            <text:p>8.14847</text:p>
          </table:table-cell>
          <table:table-cell office:value-type="float" office:value="53.6473">
            <text:p>53.6473</text:p>
          </table:table-cell>
          <table:table-cell office:value-type="float" office:value="191.353">
            <text:p>191.3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17999">
            <text:p>8.17999</text:p>
          </table:table-cell>
          <table:table-cell office:value-type="float" office:value="53.5588">
            <text:p>53.5588</text:p>
          </table:table-cell>
          <table:table-cell office:value-type="float" office:value="191.441">
            <text:p>191.4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1405">
            <text:p>8.21405</text:p>
          </table:table-cell>
          <table:table-cell office:value-type="float" office:value="53.463">
            <text:p>53.463</text:p>
          </table:table-cell>
          <table:table-cell office:value-type="float" office:value="191.537">
            <text:p>191.5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4442">
            <text:p>8.24442</text:p>
          </table:table-cell>
          <table:table-cell office:value-type="float" office:value="53.3777">
            <text:p>53.3777</text:p>
          </table:table-cell>
          <table:table-cell office:value-type="float" office:value="191.622">
            <text:p>191.6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27646">
            <text:p>8.27646</text:p>
          </table:table-cell>
          <table:table-cell office:value-type="float" office:value="53.2876">
            <text:p>53.2876</text:p>
          </table:table-cell>
          <table:table-cell office:value-type="float" office:value="191.712">
            <text:p>191.7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0634">
            <text:p>8.30634</text:p>
          </table:table-cell>
          <table:table-cell office:value-type="float" office:value="53.2036">
            <text:p>53.2036</text:p>
          </table:table-cell>
          <table:table-cell office:value-type="float" office:value="191.796">
            <text:p>191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3737">
            <text:p>8.33737</text:p>
          </table:table-cell>
          <table:table-cell office:value-type="float" office:value="53.1163">
            <text:p>53.1163</text:p>
          </table:table-cell>
          <table:table-cell office:value-type="float" office:value="191.884">
            <text:p>191.8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6627">
            <text:p>8.36627</text:p>
          </table:table-cell>
          <table:table-cell office:value-type="float" office:value="53.035">
            <text:p>53.035</text:p>
          </table:table-cell>
          <table:table-cell office:value-type="float" office:value="191.965">
            <text:p>191.9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39758">
            <text:p>8.39758</text:p>
          </table:table-cell>
          <table:table-cell office:value-type="float" office:value="52.9469">
            <text:p>52.9469</text:p>
          </table:table-cell>
          <table:table-cell office:value-type="float" office:value="192.053">
            <text:p>192.0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2831">
            <text:p>8.42831</text:p>
          </table:table-cell>
          <table:table-cell office:value-type="float" office:value="52.8603">
            <text:p>52.8603</text:p>
          </table:table-cell>
          <table:table-cell office:value-type="float" office:value="192.14">
            <text:p>192.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5844">
            <text:p>8.45844</text:p>
          </table:table-cell>
          <table:table-cell office:value-type="float" office:value="52.7756">
            <text:p>52.7756</text:p>
          </table:table-cell>
          <table:table-cell office:value-type="float" office:value="192.224">
            <text:p>192.2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48804">
            <text:p>8.48804</text:p>
          </table:table-cell>
          <table:table-cell office:value-type="float" office:value="52.6923">
            <text:p>52.6923</text:p>
          </table:table-cell>
          <table:table-cell office:value-type="float" office:value="192.308">
            <text:p>192.3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1819">
            <text:p>8.51819</text:p>
          </table:table-cell>
          <table:table-cell office:value-type="float" office:value="52.6073">
            <text:p>52.6073</text:p>
          </table:table-cell>
          <table:table-cell office:value-type="float" office:value="192.393">
            <text:p>192.3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481">
            <text:p>8.5481</text:p>
          </table:table-cell>
          <table:table-cell office:value-type="float" office:value="52.5231">
            <text:p>52.5231</text:p>
          </table:table-cell>
          <table:table-cell office:value-type="float" office:value="192.477">
            <text:p>192.4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57825">
            <text:p>8.57825</text:p>
          </table:table-cell>
          <table:table-cell office:value-type="float" office:value="52.4382">
            <text:p>52.4382</text:p>
          </table:table-cell>
          <table:table-cell office:value-type="float" office:value="192.562">
            <text:p>192.5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0794">
            <text:p>8.60794</text:p>
          </table:table-cell>
          <table:table-cell office:value-type="float" office:value="52.3546">
            <text:p>52.3546</text:p>
          </table:table-cell>
          <table:table-cell office:value-type="float" office:value="192.645">
            <text:p>192.6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4609">
            <text:p>8.64609</text:p>
          </table:table-cell>
          <table:table-cell office:value-type="float" office:value="52.2469">
            <text:p>52.2469</text:p>
          </table:table-cell>
          <table:table-cell office:value-type="float" office:value="192.753">
            <text:p>192.7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67862">
            <text:p>8.67862</text:p>
          </table:table-cell>
          <table:table-cell office:value-type="float" office:value="52.1552">
            <text:p>52.1552</text:p>
          </table:table-cell>
          <table:table-cell office:value-type="float" office:value="192.845">
            <text:p>192.8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1317">
            <text:p>8.71317</text:p>
          </table:table-cell>
          <table:table-cell office:value-type="float" office:value="52.0578">
            <text:p>52.0578</text:p>
          </table:table-cell>
          <table:table-cell office:value-type="float" office:value="192.942">
            <text:p>192.9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4332">
            <text:p>8.74332</text:p>
          </table:table-cell>
          <table:table-cell office:value-type="float" office:value="51.9729">
            <text:p>51.9729</text:p>
          </table:table-cell>
          <table:table-cell office:value-type="float" office:value="193.027">
            <text:p>193.0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77243">
            <text:p>8.77243</text:p>
          </table:table-cell>
          <table:table-cell office:value-type="float" office:value="51.8909">
            <text:p>51.8909</text:p>
          </table:table-cell>
          <table:table-cell office:value-type="float" office:value="193.109">
            <text:p>193.1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0688">
            <text:p>8.80688</text:p>
          </table:table-cell>
          <table:table-cell office:value-type="float" office:value="51.7937">
            <text:p>51.7937</text:p>
          </table:table-cell>
          <table:table-cell office:value-type="float" office:value="193.206">
            <text:p>193.2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3771">
            <text:p>8.83771</text:p>
          </table:table-cell>
          <table:table-cell office:value-type="float" office:value="51.7068">
            <text:p>51.7068</text:p>
          </table:table-cell>
          <table:table-cell office:value-type="float" office:value="193.293">
            <text:p>193.2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86771">
            <text:p>8.86771</text:p>
          </table:table-cell>
          <table:table-cell office:value-type="float" office:value="51.6223">
            <text:p>51.6223</text:p>
          </table:table-cell>
          <table:table-cell office:value-type="float" office:value="193.378">
            <text:p>193.3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0173">
            <text:p>8.90173</text:p>
          </table:table-cell>
          <table:table-cell office:value-type="float" office:value="51.5264">
            <text:p>51.5264</text:p>
          </table:table-cell>
          <table:table-cell office:value-type="float" office:value="193.474">
            <text:p>193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3283">
            <text:p>8.93283</text:p>
          </table:table-cell>
          <table:table-cell office:value-type="float" office:value="51.4388">
            <text:p>51.4388</text:p>
          </table:table-cell>
          <table:table-cell office:value-type="float" office:value="193.561">
            <text:p>193.5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6164">
            <text:p>8.96164</text:p>
          </table:table-cell>
          <table:table-cell office:value-type="float" office:value="51.3576">
            <text:p>51.3576</text:p>
          </table:table-cell>
          <table:table-cell office:value-type="float" office:value="193.642">
            <text:p>193.6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.99139">
            <text:p>8.99139</text:p>
          </table:table-cell>
          <table:table-cell office:value-type="float" office:value="51.2738">
            <text:p>51.2738</text:p>
          </table:table-cell>
          <table:table-cell office:value-type="float" office:value="193.726">
            <text:p>193.7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2313">
            <text:p>9.02313</text:p>
          </table:table-cell>
          <table:table-cell office:value-type="float" office:value="51.1843">
            <text:p>51.1843</text:p>
          </table:table-cell>
          <table:table-cell office:value-type="float" office:value="193.816">
            <text:p>193.8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5902">
            <text:p>9.05902</text:p>
          </table:table-cell>
          <table:table-cell office:value-type="float" office:value="51.0829">
            <text:p>51.0829</text:p>
          </table:table-cell>
          <table:table-cell office:value-type="float" office:value="193.917">
            <text:p>193.9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08896">
            <text:p>9.08896</text:p>
          </table:table-cell>
          <table:table-cell office:value-type="float" office:value="50.9986">
            <text:p>50.9986</text:p>
          </table:table-cell>
          <table:table-cell office:value-type="float" office:value="194.001">
            <text:p>194.0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2192">
            <text:p>9.12192</text:p>
          </table:table-cell>
          <table:table-cell office:value-type="float" office:value="50.9057">
            <text:p>50.9057</text:p>
          </table:table-cell>
          <table:table-cell office:value-type="float" office:value="194.094">
            <text:p>194.0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5192">
            <text:p>9.15192</text:p>
          </table:table-cell>
          <table:table-cell office:value-type="float" office:value="50.8211">
            <text:p>50.8211</text:p>
          </table:table-cell>
          <table:table-cell office:value-type="float" office:value="194.179">
            <text:p>194.1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18192">
            <text:p>9.18192</text:p>
          </table:table-cell>
          <table:table-cell office:value-type="float" office:value="50.7367">
            <text:p>50.7367</text:p>
          </table:table-cell>
          <table:table-cell office:value-type="float" office:value="194.263">
            <text:p>194.2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1262">
            <text:p>9.21262</text:p>
          </table:table-cell>
          <table:table-cell office:value-type="float" office:value="50.6501">
            <text:p>50.6501</text:p>
          </table:table-cell>
          <table:table-cell office:value-type="float" office:value="194.35">
            <text:p>194.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4252">
            <text:p>9.24252</text:p>
          </table:table-cell>
          <table:table-cell office:value-type="float" office:value="50.5659">
            <text:p>50.5659</text:p>
          </table:table-cell>
          <table:table-cell office:value-type="float" office:value="194.434">
            <text:p>194.4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27731">
            <text:p>9.27731</text:p>
          </table:table-cell>
          <table:table-cell office:value-type="float" office:value="50.4679">
            <text:p>50.4679</text:p>
          </table:table-cell>
          <table:table-cell office:value-type="float" office:value="194.532">
            <text:p>194.5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0765">
            <text:p>9.30765</text:p>
          </table:table-cell>
          <table:table-cell office:value-type="float" office:value="50.3824">
            <text:p>50.3824</text:p>
          </table:table-cell>
          <table:table-cell office:value-type="float" office:value="194.618">
            <text:p>194.6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378">
            <text:p>9.3378</text:p>
          </table:table-cell>
          <table:table-cell office:value-type="float" office:value="50.2975">
            <text:p>50.2975</text:p>
          </table:table-cell>
          <table:table-cell office:value-type="float" office:value="194.703">
            <text:p>194.7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6685">
            <text:p>9.36685</text:p>
          </table:table-cell>
          <table:table-cell office:value-type="float" office:value="50.2157">
            <text:p>50.2157</text:p>
          </table:table-cell>
          <table:table-cell office:value-type="float" office:value="194.784">
            <text:p>194.7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39725">
            <text:p>9.39725</text:p>
          </table:table-cell>
          <table:table-cell office:value-type="float" office:value="50.1301">
            <text:p>50.1301</text:p>
          </table:table-cell>
          <table:table-cell office:value-type="float" office:value="194.87">
            <text:p>194.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2642">
            <text:p>9.42642</text:p>
          </table:table-cell>
          <table:table-cell office:value-type="float" office:value="50.048">
            <text:p>50.048</text:p>
          </table:table-cell>
          <table:table-cell office:value-type="float" office:value="194.952">
            <text:p>194.9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592">
            <text:p>9.4592</text:p>
          </table:table-cell>
          <table:table-cell office:value-type="float" office:value="49.9557">
            <text:p>49.9557</text:p>
          </table:table-cell>
          <table:table-cell office:value-type="float" office:value="195.044">
            <text:p>195.0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4899">
            <text:p>9.4899</text:p>
          </table:table-cell>
          <table:table-cell office:value-type="float" office:value="49.8693">
            <text:p>49.8693</text:p>
          </table:table-cell>
          <table:table-cell office:value-type="float" office:value="195.131">
            <text:p>195.1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2078">
            <text:p>9.52078</text:p>
          </table:table-cell>
          <table:table-cell office:value-type="float" office:value="49.7823">
            <text:p>49.7823</text:p>
          </table:table-cell>
          <table:table-cell office:value-type="float" office:value="195.218">
            <text:p>195.2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5222">
            <text:p>9.55222</text:p>
          </table:table-cell>
          <table:table-cell office:value-type="float" office:value="49.6937">
            <text:p>49.6937</text:p>
          </table:table-cell>
          <table:table-cell office:value-type="float" office:value="195.306">
            <text:p>195.3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58386">
            <text:p>9.58386</text:p>
          </table:table-cell>
          <table:table-cell office:value-type="float" office:value="49.6046">
            <text:p>49.6046</text:p>
          </table:table-cell>
          <table:table-cell office:value-type="float" office:value="195.395">
            <text:p>195.3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1325">
            <text:p>9.61325</text:p>
          </table:table-cell>
          <table:table-cell office:value-type="float" office:value="49.5219">
            <text:p>49.5219</text:p>
          </table:table-cell>
          <table:table-cell office:value-type="float" office:value="195.478">
            <text:p>195.4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4328">
            <text:p>9.64328</text:p>
          </table:table-cell>
          <table:table-cell office:value-type="float" office:value="49.4373">
            <text:p>49.4373</text:p>
          </table:table-cell>
          <table:table-cell office:value-type="float" office:value="195.563">
            <text:p>195.5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67307">
            <text:p>9.67307</text:p>
          </table:table-cell>
          <table:table-cell office:value-type="float" office:value="49.3534">
            <text:p>49.3534</text:p>
          </table:table-cell>
          <table:table-cell office:value-type="float" office:value="195.647">
            <text:p>195.6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0364">
            <text:p>9.70364</text:p>
          </table:table-cell>
          <table:table-cell office:value-type="float" office:value="49.2674">
            <text:p>49.2674</text:p>
          </table:table-cell>
          <table:table-cell office:value-type="float" office:value="195.733">
            <text:p>195.7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3273">
            <text:p>9.73273</text:p>
          </table:table-cell>
          <table:table-cell office:value-type="float" office:value="49.1856">
            <text:p>49.1856</text:p>
          </table:table-cell>
          <table:table-cell office:value-type="float" office:value="195.814">
            <text:p>195.8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7655">
            <text:p>9.7655</text:p>
          </table:table-cell>
          <table:table-cell office:value-type="float" office:value="49.0933">
            <text:p>49.0933</text:p>
          </table:table-cell>
          <table:table-cell office:value-type="float" office:value="195.907">
            <text:p>195.9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0173">
            <text:p>9.80173</text:p>
          </table:table-cell>
          <table:table-cell office:value-type="float" office:value="48.9912">
            <text:p>48.9912</text:p>
          </table:table-cell>
          <table:table-cell office:value-type="float" office:value="196.009">
            <text:p>196.0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3377">
            <text:p>9.83377</text:p>
          </table:table-cell>
          <table:table-cell office:value-type="float" office:value="48.9011">
            <text:p>48.9011</text:p>
          </table:table-cell>
          <table:table-cell office:value-type="float" office:value="196.099">
            <text:p>196.0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86743">
            <text:p>9.86743</text:p>
          </table:table-cell>
          <table:table-cell office:value-type="float" office:value="48.8064">
            <text:p>48.8064</text:p>
          </table:table-cell>
          <table:table-cell office:value-type="float" office:value="196.194">
            <text:p>196.1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0134">
            <text:p>9.90134</text:p>
          </table:table-cell>
          <table:table-cell office:value-type="float" office:value="48.711">
            <text:p>48.711</text:p>
          </table:table-cell>
          <table:table-cell office:value-type="float" office:value="196.289">
            <text:p>196.2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3127">
            <text:p>9.93127</text:p>
          </table:table-cell>
          <table:table-cell office:value-type="float" office:value="48.6268">
            <text:p>48.6268</text:p>
          </table:table-cell>
          <table:table-cell office:value-type="float" office:value="196.373">
            <text:p>196.3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6106">
            <text:p>9.96106</text:p>
          </table:table-cell>
          <table:table-cell office:value-type="float" office:value="48.543">
            <text:p>48.543</text:p>
          </table:table-cell>
          <table:table-cell office:value-type="float" office:value="196.457">
            <text:p>196.4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.9917">
            <text:p>9.9917</text:p>
          </table:table-cell>
          <table:table-cell office:value-type="float" office:value="48.4569">
            <text:p>48.4569</text:p>
          </table:table-cell>
          <table:table-cell office:value-type="float" office:value="196.543">
            <text:p>196.5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215">
            <text:p>10.0215</text:p>
          </table:table-cell>
          <table:table-cell office:value-type="float" office:value="48.373">
            <text:p>48.373</text:p>
          </table:table-cell>
          <table:table-cell office:value-type="float" office:value="196.627">
            <text:p>196.6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503">
            <text:p>10.0503</text:p>
          </table:table-cell>
          <table:table-cell office:value-type="float" office:value="48.2922">
            <text:p>48.2922</text:p>
          </table:table-cell>
          <table:table-cell office:value-type="float" office:value="196.708">
            <text:p>196.7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0835">
            <text:p>10.0835</text:p>
          </table:table-cell>
          <table:table-cell office:value-type="float" office:value="48.1989">
            <text:p>48.1989</text:p>
          </table:table-cell>
          <table:table-cell office:value-type="float" office:value="196.801">
            <text:p>196.8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036">
            <text:p>10.1036</text:p>
          </table:table-cell>
          <table:table-cell office:value-type="float" office:value="48.1421">
            <text:p>48.1421</text:p>
          </table:table-cell>
          <table:table-cell office:value-type="float" office:value="196.858">
            <text:p>196.8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355">
            <text:p>10.1355</text:p>
          </table:table-cell>
          <table:table-cell office:value-type="float" office:value="48.0525">
            <text:p>48.0525</text:p>
          </table:table-cell>
          <table:table-cell office:value-type="float" office:value="196.948">
            <text:p>196.9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665">
            <text:p>10.1665</text:p>
          </table:table-cell>
          <table:table-cell office:value-type="float" office:value="47.9655">
            <text:p>47.9655</text:p>
          </table:table-cell>
          <table:table-cell office:value-type="float" office:value="197.034">
            <text:p>197.0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1986">
            <text:p>10.1986</text:p>
          </table:table-cell>
          <table:table-cell office:value-type="float" office:value="47.8752">
            <text:p>47.8752</text:p>
          </table:table-cell>
          <table:table-cell office:value-type="float" office:value="197.125">
            <text:p>197.1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285">
            <text:p>10.2285</text:p>
          </table:table-cell>
          <table:table-cell office:value-type="float" office:value="47.7912">
            <text:p>47.7912</text:p>
          </table:table-cell>
          <table:table-cell office:value-type="float" office:value="197.209">
            <text:p>197.2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587">
            <text:p>10.2587</text:p>
          </table:table-cell>
          <table:table-cell office:value-type="float" office:value="47.7066">
            <text:p>47.7066</text:p>
          </table:table-cell>
          <table:table-cell office:value-type="float" office:value="197.293">
            <text:p>197.2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2885">
            <text:p>10.2885</text:p>
          </table:table-cell>
          <table:table-cell office:value-type="float" office:value="47.6227">
            <text:p>47.6227</text:p>
          </table:table-cell>
          <table:table-cell office:value-type="float" office:value="197.377">
            <text:p>197.3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176">
            <text:p>10.3176</text:p>
          </table:table-cell>
          <table:table-cell office:value-type="float" office:value="47.541">
            <text:p>47.541</text:p>
          </table:table-cell>
          <table:table-cell office:value-type="float" office:value="197.459">
            <text:p>197.4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484">
            <text:p>10.3484</text:p>
          </table:table-cell>
          <table:table-cell office:value-type="float" office:value="47.4545">
            <text:p>47.4545</text:p>
          </table:table-cell>
          <table:table-cell office:value-type="float" office:value="197.546">
            <text:p>197.5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3805">
            <text:p>10.3805</text:p>
          </table:table-cell>
          <table:table-cell office:value-type="float" office:value="47.3645">
            <text:p>47.3645</text:p>
          </table:table-cell>
          <table:table-cell office:value-type="float" office:value="197.635">
            <text:p>197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127">
            <text:p>10.4127</text:p>
          </table:table-cell>
          <table:table-cell office:value-type="float" office:value="47.274">
            <text:p>47.274</text:p>
          </table:table-cell>
          <table:table-cell office:value-type="float" office:value="197.726">
            <text:p>197.7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44">
            <text:p>10.444</text:p>
          </table:table-cell>
          <table:table-cell office:value-type="float" office:value="47.1861">
            <text:p>47.1861</text:p>
          </table:table-cell>
          <table:table-cell office:value-type="float" office:value="197.814">
            <text:p>197.8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4749">
            <text:p>10.4749</text:p>
          </table:table-cell>
          <table:table-cell office:value-type="float" office:value="47.0993">
            <text:p>47.0993</text:p>
          </table:table-cell>
          <table:table-cell office:value-type="float" office:value="197.901">
            <text:p>197.9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04">
            <text:p>10.504</text:p>
          </table:table-cell>
          <table:table-cell office:value-type="float" office:value="47.0177">
            <text:p>47.0177</text:p>
          </table:table-cell>
          <table:table-cell office:value-type="float" office:value="197.982">
            <text:p>197.9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352">
            <text:p>10.5352</text:p>
          </table:table-cell>
          <table:table-cell office:value-type="float" office:value="46.9302">
            <text:p>46.9302</text:p>
          </table:table-cell>
          <table:table-cell office:value-type="float" office:value="198.07">
            <text:p>198.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5677">
            <text:p>10.5677</text:p>
          </table:table-cell>
          <table:table-cell office:value-type="float" office:value="46.8389">
            <text:p>46.8389</text:p>
          </table:table-cell>
          <table:table-cell office:value-type="float" office:value="198.161">
            <text:p>198.1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034">
            <text:p>10.6034</text:p>
          </table:table-cell>
          <table:table-cell office:value-type="float" office:value="46.7387">
            <text:p>46.7387</text:p>
          </table:table-cell>
          <table:table-cell office:value-type="float" office:value="198.261">
            <text:p>198.2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342">
            <text:p>10.6342</text:p>
          </table:table-cell>
          <table:table-cell office:value-type="float" office:value="46.6522">
            <text:p>46.6522</text:p>
          </table:table-cell>
          <table:table-cell office:value-type="float" office:value="198.348">
            <text:p>198.3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655">
            <text:p>10.6655</text:p>
          </table:table-cell>
          <table:table-cell office:value-type="float" office:value="46.5644">
            <text:p>46.5644</text:p>
          </table:table-cell>
          <table:table-cell office:value-type="float" office:value="198.436">
            <text:p>198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6985">
            <text:p>10.6985</text:p>
          </table:table-cell>
          <table:table-cell office:value-type="float" office:value="46.4718">
            <text:p>46.4718</text:p>
          </table:table-cell>
          <table:table-cell office:value-type="float" office:value="198.528">
            <text:p>198.5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326">
            <text:p>10.7326</text:p>
          </table:table-cell>
          <table:table-cell office:value-type="float" office:value="46.3759">
            <text:p>46.3759</text:p>
          </table:table-cell>
          <table:table-cell office:value-type="float" office:value="198.624">
            <text:p>198.6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645">
            <text:p>10.7645</text:p>
          </table:table-cell>
          <table:table-cell office:value-type="float" office:value="46.2866">
            <text:p>46.2866</text:p>
          </table:table-cell>
          <table:table-cell office:value-type="float" office:value="198.713">
            <text:p>198.7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795">
            <text:p>10.795</text:p>
          </table:table-cell>
          <table:table-cell office:value-type="float" office:value="46.201">
            <text:p>46.201</text:p>
          </table:table-cell>
          <table:table-cell office:value-type="float" office:value="198.799">
            <text:p>198.7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265">
            <text:p>10.8265</text:p>
          </table:table-cell>
          <table:table-cell office:value-type="float" office:value="46.1124">
            <text:p>46.1124</text:p>
          </table:table-cell>
          <table:table-cell office:value-type="float" office:value="198.888">
            <text:p>198.8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625">
            <text:p>10.8625</text:p>
          </table:table-cell>
          <table:table-cell office:value-type="float" office:value="46.0114">
            <text:p>46.0114</text:p>
          </table:table-cell>
          <table:table-cell office:value-type="float" office:value="198.989">
            <text:p>198.9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8957">
            <text:p>10.8957</text:p>
          </table:table-cell>
          <table:table-cell office:value-type="float" office:value="45.9184">
            <text:p>45.9184</text:p>
          </table:table-cell>
          <table:table-cell office:value-type="float" office:value="199.082">
            <text:p>199.0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185">
            <text:p>10.9185</text:p>
          </table:table-cell>
          <table:table-cell office:value-type="float" office:value="45.8542">
            <text:p>45.8542</text:p>
          </table:table-cell>
          <table:table-cell office:value-type="float" office:value="199.146">
            <text:p>199.1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545">
            <text:p>10.9545</text:p>
          </table:table-cell>
          <table:table-cell office:value-type="float" office:value="45.7531">
            <text:p>45.7531</text:p>
          </table:table-cell>
          <table:table-cell office:value-type="float" office:value="199.247">
            <text:p>199.2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0.9841">
            <text:p>10.9841</text:p>
          </table:table-cell>
          <table:table-cell office:value-type="float" office:value="45.6701">
            <text:p>45.6701</text:p>
          </table:table-cell>
          <table:table-cell office:value-type="float" office:value="199.33">
            <text:p>199.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152">
            <text:p>11.0152</text:p>
          </table:table-cell>
          <table:table-cell office:value-type="float" office:value="45.5831">
            <text:p>45.5831</text:p>
          </table:table-cell>
          <table:table-cell office:value-type="float" office:value="199.417">
            <text:p>199.4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448">
            <text:p>11.0448</text:p>
          </table:table-cell>
          <table:table-cell office:value-type="float" office:value="45.5">
            <text:p>45.5</text:p>
          </table:table-cell>
          <table:table-cell office:value-type="float" office:value="199.5">
            <text:p>199.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0764">
            <text:p>11.0764</text:p>
          </table:table-cell>
          <table:table-cell office:value-type="float" office:value="45.4117">
            <text:p>45.4117</text:p>
          </table:table-cell>
          <table:table-cell office:value-type="float" office:value="199.588">
            <text:p>199.5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059">
            <text:p>11.1059</text:p>
          </table:table-cell>
          <table:table-cell office:value-type="float" office:value="45.3288">
            <text:p>45.3288</text:p>
          </table:table-cell>
          <table:table-cell office:value-type="float" office:value="199.671">
            <text:p>199.6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354">
            <text:p>11.1354</text:p>
          </table:table-cell>
          <table:table-cell office:value-type="float" office:value="45.2462">
            <text:p>45.2462</text:p>
          </table:table-cell>
          <table:table-cell office:value-type="float" office:value="199.754">
            <text:p>199.7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1686">
            <text:p>11.1686</text:p>
          </table:table-cell>
          <table:table-cell office:value-type="float" office:value="45.1533">
            <text:p>45.1533</text:p>
          </table:table-cell>
          <table:table-cell office:value-type="float" office:value="199.847">
            <text:p>199.8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01">
            <text:p>11.201</text:p>
          </table:table-cell>
          <table:table-cell office:value-type="float" office:value="45.0624">
            <text:p>45.0624</text:p>
          </table:table-cell>
          <table:table-cell office:value-type="float" office:value="199.938">
            <text:p>199.9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315">
            <text:p>11.2315</text:p>
          </table:table-cell>
          <table:table-cell office:value-type="float" office:value="44.9768">
            <text:p>44.9768</text:p>
          </table:table-cell>
          <table:table-cell office:value-type="float" office:value="200.023">
            <text:p>200.0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659">
            <text:p>11.2659</text:p>
          </table:table-cell>
          <table:table-cell office:value-type="float" office:value="44.8806">
            <text:p>44.8806</text:p>
          </table:table-cell>
          <table:table-cell office:value-type="float" office:value="200.119">
            <text:p>200.1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2961">
            <text:p>11.2961</text:p>
          </table:table-cell>
          <table:table-cell office:value-type="float" office:value="44.7959">
            <text:p>44.7959</text:p>
          </table:table-cell>
          <table:table-cell office:value-type="float" office:value="200.204">
            <text:p>200.2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288">
            <text:p>11.3288</text:p>
          </table:table-cell>
          <table:table-cell office:value-type="float" office:value="44.7043">
            <text:p>44.7043</text:p>
          </table:table-cell>
          <table:table-cell office:value-type="float" office:value="200.296">
            <text:p>200.2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609">
            <text:p>11.3609</text:p>
          </table:table-cell>
          <table:table-cell office:value-type="float" office:value="44.6143">
            <text:p>44.6143</text:p>
          </table:table-cell>
          <table:table-cell office:value-type="float" office:value="200.386">
            <text:p>200.3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3922">
            <text:p>11.3922</text:p>
          </table:table-cell>
          <table:table-cell office:value-type="float" office:value="44.5265">
            <text:p>44.5265</text:p>
          </table:table-cell>
          <table:table-cell office:value-type="float" office:value="200.474">
            <text:p>200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246">
            <text:p>11.4246</text:p>
          </table:table-cell>
          <table:table-cell office:value-type="float" office:value="44.4359">
            <text:p>44.4359</text:p>
          </table:table-cell>
          <table:table-cell office:value-type="float" office:value="200.564">
            <text:p>200.5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557">
            <text:p>11.4557</text:p>
          </table:table-cell>
          <table:table-cell office:value-type="float" office:value="44.3485">
            <text:p>44.3485</text:p>
          </table:table-cell>
          <table:table-cell office:value-type="float" office:value="200.652">
            <text:p>200.6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4887">
            <text:p>11.4887</text:p>
          </table:table-cell>
          <table:table-cell office:value-type="float" office:value="44.2562">
            <text:p>44.2562</text:p>
          </table:table-cell>
          <table:table-cell office:value-type="float" office:value="200.744">
            <text:p>200.7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197">
            <text:p>11.5197</text:p>
          </table:table-cell>
          <table:table-cell office:value-type="float" office:value="44.1695">
            <text:p>44.1695</text:p>
          </table:table-cell>
          <table:table-cell office:value-type="float" office:value="200.831">
            <text:p>200.8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489">
            <text:p>11.5489</text:p>
          </table:table-cell>
          <table:table-cell office:value-type="float" office:value="44.0875">
            <text:p>44.0875</text:p>
          </table:table-cell>
          <table:table-cell office:value-type="float" office:value="200.912">
            <text:p>200.9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5825">
            <text:p>11.5825</text:p>
          </table:table-cell>
          <table:table-cell office:value-type="float" office:value="43.9933">
            <text:p>43.9933</text:p>
          </table:table-cell>
          <table:table-cell office:value-type="float" office:value="201.007">
            <text:p>201.0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118">
            <text:p>11.6118</text:p>
          </table:table-cell>
          <table:table-cell office:value-type="float" office:value="43.9113">
            <text:p>43.9113</text:p>
          </table:table-cell>
          <table:table-cell office:value-type="float" office:value="201.089">
            <text:p>201.0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438">
            <text:p>11.6438</text:p>
          </table:table-cell>
          <table:table-cell office:value-type="float" office:value="43.8215">
            <text:p>43.8215</text:p>
          </table:table-cell>
          <table:table-cell office:value-type="float" office:value="201.178">
            <text:p>201.1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74">
            <text:p>11.674</text:p>
          </table:table-cell>
          <table:table-cell office:value-type="float" office:value="43.7368">
            <text:p>43.7368</text:p>
          </table:table-cell>
          <table:table-cell office:value-type="float" office:value="201.263">
            <text:p>201.2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6956">
            <text:p>11.6956</text:p>
          </table:table-cell>
          <table:table-cell office:value-type="float" office:value="43.6763">
            <text:p>43.6763</text:p>
          </table:table-cell>
          <table:table-cell office:value-type="float" office:value="201.324">
            <text:p>201.3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31">
            <text:p>11.731</text:p>
          </table:table-cell>
          <table:table-cell office:value-type="float" office:value="43.577">
            <text:p>43.577</text:p>
          </table:table-cell>
          <table:table-cell office:value-type="float" office:value="201.423">
            <text:p>201.4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631">
            <text:p>11.7631</text:p>
          </table:table-cell>
          <table:table-cell office:value-type="float" office:value="43.487">
            <text:p>43.487</text:p>
          </table:table-cell>
          <table:table-cell office:value-type="float" office:value="201.513">
            <text:p>201.5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796">
            <text:p>11.796</text:p>
          </table:table-cell>
          <table:table-cell office:value-type="float" office:value="43.3949">
            <text:p>43.3949</text:p>
          </table:table-cell>
          <table:table-cell office:value-type="float" office:value="201.605">
            <text:p>201.6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275">
            <text:p>11.8275</text:p>
          </table:table-cell>
          <table:table-cell office:value-type="float" office:value="43.3067">
            <text:p>43.3067</text:p>
          </table:table-cell>
          <table:table-cell office:value-type="float" office:value="201.693">
            <text:p>201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583">
            <text:p>11.8583</text:p>
          </table:table-cell>
          <table:table-cell office:value-type="float" office:value="43.2205">
            <text:p>43.2205</text:p>
          </table:table-cell>
          <table:table-cell office:value-type="float" office:value="201.78">
            <text:p>201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8928">
            <text:p>11.8928</text:p>
          </table:table-cell>
          <table:table-cell office:value-type="float" office:value="43.1238">
            <text:p>43.1238</text:p>
          </table:table-cell>
          <table:table-cell office:value-type="float" office:value="201.876">
            <text:p>201.8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24">
            <text:p>11.924</text:p>
          </table:table-cell>
          <table:table-cell office:value-type="float" office:value="43.0362">
            <text:p>43.0362</text:p>
          </table:table-cell>
          <table:table-cell office:value-type="float" office:value="201.964">
            <text:p>201.9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573">
            <text:p>11.9573</text:p>
          </table:table-cell>
          <table:table-cell office:value-type="float" office:value="42.943">
            <text:p>42.943</text:p>
          </table:table-cell>
          <table:table-cell office:value-type="float" office:value="202.057">
            <text:p>202.0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1.9891">
            <text:p>11.9891</text:p>
          </table:table-cell>
          <table:table-cell office:value-type="float" office:value="42.8539">
            <text:p>42.8539</text:p>
          </table:table-cell>
          <table:table-cell office:value-type="float" office:value="202.146">
            <text:p>202.1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211">
            <text:p>12.0211</text:p>
          </table:table-cell>
          <table:table-cell office:value-type="float" office:value="42.7643">
            <text:p>42.7643</text:p>
          </table:table-cell>
          <table:table-cell office:value-type="float" office:value="202.236">
            <text:p>202.2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515">
            <text:p>12.0515</text:p>
          </table:table-cell>
          <table:table-cell office:value-type="float" office:value="42.6792">
            <text:p>42.6792</text:p>
          </table:table-cell>
          <table:table-cell office:value-type="float" office:value="202.321">
            <text:p>202.3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0826">
            <text:p>12.0826</text:p>
          </table:table-cell>
          <table:table-cell office:value-type="float" office:value="42.5918">
            <text:p>42.5918</text:p>
          </table:table-cell>
          <table:table-cell office:value-type="float" office:value="202.408">
            <text:p>202.4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122">
            <text:p>12.1122</text:p>
          </table:table-cell>
          <table:table-cell office:value-type="float" office:value="42.509">
            <text:p>42.509</text:p>
          </table:table-cell>
          <table:table-cell office:value-type="float" office:value="202.491">
            <text:p>202.4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505">
            <text:p>12.1505</text:p>
          </table:table-cell>
          <table:table-cell office:value-type="float" office:value="42.4014">
            <text:p>42.4014</text:p>
          </table:table-cell>
          <table:table-cell office:value-type="float" office:value="202.599">
            <text:p>202.5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1809">
            <text:p>12.1809</text:p>
          </table:table-cell>
          <table:table-cell office:value-type="float" office:value="42.3162">
            <text:p>42.3162</text:p>
          </table:table-cell>
          <table:table-cell office:value-type="float" office:value="202.684">
            <text:p>202.6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157">
            <text:p>12.2157</text:p>
          </table:table-cell>
          <table:table-cell office:value-type="float" office:value="42.2186">
            <text:p>42.2186</text:p>
          </table:table-cell>
          <table:table-cell office:value-type="float" office:value="202.781">
            <text:p>202.7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457">
            <text:p>12.2457</text:p>
          </table:table-cell>
          <table:table-cell office:value-type="float" office:value="42.1346">
            <text:p>42.1346</text:p>
          </table:table-cell>
          <table:table-cell office:value-type="float" office:value="202.865">
            <text:p>202.8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2758">
            <text:p>12.2758</text:p>
          </table:table-cell>
          <table:table-cell office:value-type="float" office:value="42.0502">
            <text:p>42.0502</text:p>
          </table:table-cell>
          <table:table-cell office:value-type="float" office:value="202.95">
            <text:p>202.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081">
            <text:p>12.3081</text:p>
          </table:table-cell>
          <table:table-cell office:value-type="float" office:value="41.9594">
            <text:p>41.9594</text:p>
          </table:table-cell>
          <table:table-cell office:value-type="float" office:value="203.041">
            <text:p>203.0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388">
            <text:p>12.3388</text:p>
          </table:table-cell>
          <table:table-cell office:value-type="float" office:value="41.8734">
            <text:p>41.8734</text:p>
          </table:table-cell>
          <table:table-cell office:value-type="float" office:value="203.127">
            <text:p>203.1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3681">
            <text:p>12.3681</text:p>
          </table:table-cell>
          <table:table-cell office:value-type="float" office:value="41.7913">
            <text:p>41.7913</text:p>
          </table:table-cell>
          <table:table-cell office:value-type="float" office:value="203.209">
            <text:p>203.2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006">
            <text:p>12.4006</text:p>
          </table:table-cell>
          <table:table-cell office:value-type="float" office:value="41.7">
            <text:p>41.7</text:p>
          </table:table-cell>
          <table:table-cell office:value-type="float" office:value="203.3">
            <text:p>203.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321">
            <text:p>12.4321</text:p>
          </table:table-cell>
          <table:table-cell office:value-type="float" office:value="41.6116">
            <text:p>41.6116</text:p>
          </table:table-cell>
          <table:table-cell office:value-type="float" office:value="203.388">
            <text:p>203.3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65">
            <text:p>12.465</text:p>
          </table:table-cell>
          <table:table-cell office:value-type="float" office:value="41.5194">
            <text:p>41.5194</text:p>
          </table:table-cell>
          <table:table-cell office:value-type="float" office:value="203.481">
            <text:p>203.4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4974">
            <text:p>12.4974</text:p>
          </table:table-cell>
          <table:table-cell office:value-type="float" office:value="41.4283">
            <text:p>41.4283</text:p>
          </table:table-cell>
          <table:table-cell office:value-type="float" office:value="203.572">
            <text:p>203.5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308">
            <text:p>12.5308</text:p>
          </table:table-cell>
          <table:table-cell office:value-type="float" office:value="41.3347">
            <text:p>41.3347</text:p>
          </table:table-cell>
          <table:table-cell office:value-type="float" office:value="203.665">
            <text:p>203.6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52">
            <text:p>12.552</text:p>
          </table:table-cell>
          <table:table-cell office:value-type="float" office:value="41.2751">
            <text:p>41.2751</text:p>
          </table:table-cell>
          <table:table-cell office:value-type="float" office:value="203.725">
            <text:p>203.7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5812">
            <text:p>12.5812</text:p>
          </table:table-cell>
          <table:table-cell office:value-type="float" office:value="41.193">
            <text:p>41.193</text:p>
          </table:table-cell>
          <table:table-cell office:value-type="float" office:value="203.807">
            <text:p>203.8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136">
            <text:p>12.6136</text:p>
          </table:table-cell>
          <table:table-cell office:value-type="float" office:value="41.1022">
            <text:p>41.1022</text:p>
          </table:table-cell>
          <table:table-cell office:value-type="float" office:value="203.898">
            <text:p>203.8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458">
            <text:p>12.6458</text:p>
          </table:table-cell>
          <table:table-cell office:value-type="float" office:value="41.0118">
            <text:p>41.0118</text:p>
          </table:table-cell>
          <table:table-cell office:value-type="float" office:value="203.988">
            <text:p>203.9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6776">
            <text:p>12.6776</text:p>
          </table:table-cell>
          <table:table-cell office:value-type="float" office:value="40.9224">
            <text:p>40.9224</text:p>
          </table:table-cell>
          <table:table-cell office:value-type="float" office:value="204.078">
            <text:p>204.0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084">
            <text:p>12.7084</text:p>
          </table:table-cell>
          <table:table-cell office:value-type="float" office:value="40.836">
            <text:p>40.836</text:p>
          </table:table-cell>
          <table:table-cell office:value-type="float" office:value="204.164">
            <text:p>204.1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399">
            <text:p>12.7399</text:p>
          </table:table-cell>
          <table:table-cell office:value-type="float" office:value="40.7474">
            <text:p>40.7474</text:p>
          </table:table-cell>
          <table:table-cell office:value-type="float" office:value="204.253">
            <text:p>204.2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776">
            <text:p>12.776</text:p>
          </table:table-cell>
          <table:table-cell office:value-type="float" office:value="40.6461">
            <text:p>40.6461</text:p>
          </table:table-cell>
          <table:table-cell office:value-type="float" office:value="204.354">
            <text:p>204.3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066">
            <text:p>12.8066</text:p>
          </table:table-cell>
          <table:table-cell office:value-type="float" office:value="40.56">
            <text:p>40.56</text:p>
          </table:table-cell>
          <table:table-cell office:value-type="float" office:value="204.44">
            <text:p>204.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366">
            <text:p>12.8366</text:p>
          </table:table-cell>
          <table:table-cell office:value-type="float" office:value="40.4758">
            <text:p>40.4758</text:p>
          </table:table-cell>
          <table:table-cell office:value-type="float" office:value="204.524">
            <text:p>204.5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68">
            <text:p>12.868</text:p>
          </table:table-cell>
          <table:table-cell office:value-type="float" office:value="40.3876">
            <text:p>40.3876</text:p>
          </table:table-cell>
          <table:table-cell office:value-type="float" office:value="204.612">
            <text:p>204.6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8985">
            <text:p>12.8985</text:p>
          </table:table-cell>
          <table:table-cell office:value-type="float" office:value="40.3018">
            <text:p>40.3018</text:p>
          </table:table-cell>
          <table:table-cell office:value-type="float" office:value="204.698">
            <text:p>204.6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311">
            <text:p>12.9311</text:p>
          </table:table-cell>
          <table:table-cell office:value-type="float" office:value="40.2101">
            <text:p>40.2101</text:p>
          </table:table-cell>
          <table:table-cell office:value-type="float" office:value="204.79">
            <text:p>204.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674">
            <text:p>12.9674</text:p>
          </table:table-cell>
          <table:table-cell office:value-type="float" office:value="40.1078">
            <text:p>40.1078</text:p>
          </table:table-cell>
          <table:table-cell office:value-type="float" office:value="204.892">
            <text:p>204.8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2.9974">
            <text:p>12.9974</text:p>
          </table:table-cell>
          <table:table-cell office:value-type="float" office:value="40.0236">
            <text:p>40.0236</text:p>
          </table:table-cell>
          <table:table-cell office:value-type="float" office:value="204.976">
            <text:p>204.9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305">
            <text:p>13.0305</text:p>
          </table:table-cell>
          <table:table-cell office:value-type="float" office:value="39.9303">
            <text:p>39.9303</text:p>
          </table:table-cell>
          <table:table-cell office:value-type="float" office:value="205.07">
            <text:p>205.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596">
            <text:p>13.0596</text:p>
          </table:table-cell>
          <table:table-cell office:value-type="float" office:value="39.8486">
            <text:p>39.8486</text:p>
          </table:table-cell>
          <table:table-cell office:value-type="float" office:value="205.151">
            <text:p>205.1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0907">
            <text:p>13.0907</text:p>
          </table:table-cell>
          <table:table-cell office:value-type="float" office:value="39.7612">
            <text:p>39.7612</text:p>
          </table:table-cell>
          <table:table-cell office:value-type="float" office:value="205.239">
            <text:p>205.2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222">
            <text:p>13.1222</text:p>
          </table:table-cell>
          <table:table-cell office:value-type="float" office:value="39.6725">
            <text:p>39.6725</text:p>
          </table:table-cell>
          <table:table-cell office:value-type="float" office:value="205.328">
            <text:p>205.3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529">
            <text:p>13.1529</text:p>
          </table:table-cell>
          <table:table-cell office:value-type="float" office:value="39.586">
            <text:p>39.586</text:p>
          </table:table-cell>
          <table:table-cell office:value-type="float" office:value="205.414">
            <text:p>205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1853">
            <text:p>13.1853</text:p>
          </table:table-cell>
          <table:table-cell office:value-type="float" office:value="39.4948">
            <text:p>39.4948</text:p>
          </table:table-cell>
          <table:table-cell office:value-type="float" office:value="205.505">
            <text:p>205.5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165">
            <text:p>13.2165</text:p>
          </table:table-cell>
          <table:table-cell office:value-type="float" office:value="39.407">
            <text:p>39.407</text:p>
          </table:table-cell>
          <table:table-cell office:value-type="float" office:value="205.593">
            <text:p>205.5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457">
            <text:p>13.2457</text:p>
          </table:table-cell>
          <table:table-cell office:value-type="float" office:value="39.3248">
            <text:p>39.3248</text:p>
          </table:table-cell>
          <table:table-cell office:value-type="float" office:value="205.675">
            <text:p>205.6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2798">
            <text:p>13.2798</text:p>
          </table:table-cell>
          <table:table-cell office:value-type="float" office:value="39.2286">
            <text:p>39.2286</text:p>
          </table:table-cell>
          <table:table-cell office:value-type="float" office:value="205.771">
            <text:p>205.7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088">
            <text:p>13.3088</text:p>
          </table:table-cell>
          <table:table-cell office:value-type="float" office:value="39.1467">
            <text:p>39.1467</text:p>
          </table:table-cell>
          <table:table-cell office:value-type="float" office:value="205.853">
            <text:p>205.8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394">
            <text:p>13.3394</text:p>
          </table:table-cell>
          <table:table-cell office:value-type="float" office:value="39.0605">
            <text:p>39.0605</text:p>
          </table:table-cell>
          <table:table-cell office:value-type="float" office:value="205.939">
            <text:p>205.9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371">
            <text:p>13.371</text:p>
          </table:table-cell>
          <table:table-cell office:value-type="float" office:value="38.9715">
            <text:p>38.9715</text:p>
          </table:table-cell>
          <table:table-cell office:value-type="float" office:value="206.028">
            <text:p>206.0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007">
            <text:p>13.4007</text:p>
          </table:table-cell>
          <table:table-cell office:value-type="float" office:value="38.8877">
            <text:p>38.8877</text:p>
          </table:table-cell>
          <table:table-cell office:value-type="float" office:value="206.112">
            <text:p>206.1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341">
            <text:p>13.4341</text:p>
          </table:table-cell>
          <table:table-cell office:value-type="float" office:value="38.7936">
            <text:p>38.7936</text:p>
          </table:table-cell>
          <table:table-cell office:value-type="float" office:value="206.206">
            <text:p>206.2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65">
            <text:p>13.465</text:p>
          </table:table-cell>
          <table:table-cell office:value-type="float" office:value="38.7063">
            <text:p>38.7063</text:p>
          </table:table-cell>
          <table:table-cell office:value-type="float" office:value="206.294">
            <text:p>206.2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4953">
            <text:p>13.4953</text:p>
          </table:table-cell>
          <table:table-cell office:value-type="float" office:value="38.6209">
            <text:p>38.6209</text:p>
          </table:table-cell>
          <table:table-cell office:value-type="float" office:value="206.379">
            <text:p>206.3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278">
            <text:p>13.5278</text:p>
          </table:table-cell>
          <table:table-cell office:value-type="float" office:value="38.5291">
            <text:p>38.5291</text:p>
          </table:table-cell>
          <table:table-cell office:value-type="float" office:value="206.471">
            <text:p>206.4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567">
            <text:p>13.5567</text:p>
          </table:table-cell>
          <table:table-cell office:value-type="float" office:value="38.4477">
            <text:p>38.4477</text:p>
          </table:table-cell>
          <table:table-cell office:value-type="float" office:value="206.552">
            <text:p>206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5899">
            <text:p>13.5899</text:p>
          </table:table-cell>
          <table:table-cell office:value-type="float" office:value="38.3539">
            <text:p>38.3539</text:p>
          </table:table-cell>
          <table:table-cell office:value-type="float" office:value="206.646">
            <text:p>206.6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234">
            <text:p>13.6234</text:p>
          </table:table-cell>
          <table:table-cell office:value-type="float" office:value="38.2592">
            <text:p>38.2592</text:p>
          </table:table-cell>
          <table:table-cell office:value-type="float" office:value="206.741">
            <text:p>206.7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526">
            <text:p>13.6526</text:p>
          </table:table-cell>
          <table:table-cell office:value-type="float" office:value="38.1768">
            <text:p>38.1768</text:p>
          </table:table-cell>
          <table:table-cell office:value-type="float" office:value="206.823">
            <text:p>206.8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6842">
            <text:p>13.6842</text:p>
          </table:table-cell>
          <table:table-cell office:value-type="float" office:value="38.0874">
            <text:p>38.0874</text:p>
          </table:table-cell>
          <table:table-cell office:value-type="float" office:value="206.913">
            <text:p>206.9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139">
            <text:p>13.7139</text:p>
          </table:table-cell>
          <table:table-cell office:value-type="float" office:value="38.0034">
            <text:p>38.0034</text:p>
          </table:table-cell>
          <table:table-cell office:value-type="float" office:value="206.997">
            <text:p>206.9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436">
            <text:p>13.7436</text:p>
          </table:table-cell>
          <table:table-cell office:value-type="float" office:value="37.9197">
            <text:p>37.9197</text:p>
          </table:table-cell>
          <table:table-cell office:value-type="float" office:value="207.08">
            <text:p>207.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7774">
            <text:p>13.7774</text:p>
          </table:table-cell>
          <table:table-cell office:value-type="float" office:value="37.824">
            <text:p>37.824</text:p>
          </table:table-cell>
          <table:table-cell office:value-type="float" office:value="207.176">
            <text:p>207.1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093">
            <text:p>13.8093</text:p>
          </table:table-cell>
          <table:table-cell office:value-type="float" office:value="37.7337">
            <text:p>37.7337</text:p>
          </table:table-cell>
          <table:table-cell office:value-type="float" office:value="207.266">
            <text:p>207.2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418">
            <text:p>13.8418</text:p>
          </table:table-cell>
          <table:table-cell office:value-type="float" office:value="37.6417">
            <text:p>37.6417</text:p>
          </table:table-cell>
          <table:table-cell office:value-type="float" office:value="207.358">
            <text:p>207.3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8721">
            <text:p>13.8721</text:p>
          </table:table-cell>
          <table:table-cell office:value-type="float" office:value="37.5561">
            <text:p>37.5561</text:p>
          </table:table-cell>
          <table:table-cell office:value-type="float" office:value="207.444">
            <text:p>207.4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023">
            <text:p>13.9023</text:p>
          </table:table-cell>
          <table:table-cell office:value-type="float" office:value="37.4707">
            <text:p>37.4707</text:p>
          </table:table-cell>
          <table:table-cell office:value-type="float" office:value="207.529">
            <text:p>207.5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341">
            <text:p>13.9341</text:p>
          </table:table-cell>
          <table:table-cell office:value-type="float" office:value="37.3807">
            <text:p>37.3807</text:p>
          </table:table-cell>
          <table:table-cell office:value-type="float" office:value="207.619">
            <text:p>207.6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643">
            <text:p>13.9643</text:p>
          </table:table-cell>
          <table:table-cell office:value-type="float" office:value="37.2952">
            <text:p>37.2952</text:p>
          </table:table-cell>
          <table:table-cell office:value-type="float" office:value="207.705">
            <text:p>207.7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3.9965">
            <text:p>13.9965</text:p>
          </table:table-cell>
          <table:table-cell office:value-type="float" office:value="37.204">
            <text:p>37.204</text:p>
          </table:table-cell>
          <table:table-cell office:value-type="float" office:value="207.796">
            <text:p>207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277">
            <text:p>14.0277</text:p>
          </table:table-cell>
          <table:table-cell office:value-type="float" office:value="37.1156">
            <text:p>37.1156</text:p>
          </table:table-cell>
          <table:table-cell office:value-type="float" office:value="207.884">
            <text:p>207.8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561">
            <text:p>14.0561</text:p>
          </table:table-cell>
          <table:table-cell office:value-type="float" office:value="37.0353">
            <text:p>37.0353</text:p>
          </table:table-cell>
          <table:table-cell office:value-type="float" office:value="207.965">
            <text:p>207.9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0934">
            <text:p>14.0934</text:p>
          </table:table-cell>
          <table:table-cell office:value-type="float" office:value="36.9294">
            <text:p>36.9294</text:p>
          </table:table-cell>
          <table:table-cell office:value-type="float" office:value="208.071">
            <text:p>208.0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225">
            <text:p>14.1225</text:p>
          </table:table-cell>
          <table:table-cell office:value-type="float" office:value="36.8471">
            <text:p>36.8471</text:p>
          </table:table-cell>
          <table:table-cell office:value-type="float" office:value="208.153">
            <text:p>208.1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548">
            <text:p>14.1548</text:p>
          </table:table-cell>
          <table:table-cell office:value-type="float" office:value="36.7553">
            <text:p>36.7553</text:p>
          </table:table-cell>
          <table:table-cell office:value-type="float" office:value="208.245">
            <text:p>208.2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1861">
            <text:p>14.1861</text:p>
          </table:table-cell>
          <table:table-cell office:value-type="float" office:value="36.6668">
            <text:p>36.6668</text:p>
          </table:table-cell>
          <table:table-cell office:value-type="float" office:value="208.333">
            <text:p>208.3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21">
            <text:p>14.221</text:p>
          </table:table-cell>
          <table:table-cell office:value-type="float" office:value="36.5675">
            <text:p>36.5675</text:p>
          </table:table-cell>
          <table:table-cell office:value-type="float" office:value="208.433">
            <text:p>208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53">
            <text:p>14.253</text:p>
          </table:table-cell>
          <table:table-cell office:value-type="float" office:value="36.4769">
            <text:p>36.4769</text:p>
          </table:table-cell>
          <table:table-cell office:value-type="float" office:value="208.523">
            <text:p>208.5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2872">
            <text:p>14.2872</text:p>
          </table:table-cell>
          <table:table-cell office:value-type="float" office:value="36.3796">
            <text:p>36.3796</text:p>
          </table:table-cell>
          <table:table-cell office:value-type="float" office:value="208.62">
            <text:p>208.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157">
            <text:p>14.3157</text:p>
          </table:table-cell>
          <table:table-cell office:value-type="float" office:value="36.2989">
            <text:p>36.2989</text:p>
          </table:table-cell>
          <table:table-cell office:value-type="float" office:value="208.701">
            <text:p>208.7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488">
            <text:p>14.3488</text:p>
          </table:table-cell>
          <table:table-cell office:value-type="float" office:value="36.2047">
            <text:p>36.2047</text:p>
          </table:table-cell>
          <table:table-cell office:value-type="float" office:value="208.795">
            <text:p>208.7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3778">
            <text:p>14.3778</text:p>
          </table:table-cell>
          <table:table-cell office:value-type="float" office:value="36.1226">
            <text:p>36.1226</text:p>
          </table:table-cell>
          <table:table-cell office:value-type="float" office:value="208.877">
            <text:p>208.8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07">
            <text:p>14.407</text:p>
          </table:table-cell>
          <table:table-cell office:value-type="float" office:value="36.0396">
            <text:p>36.0396</text:p>
          </table:table-cell>
          <table:table-cell office:value-type="float" office:value="208.96">
            <text:p>208.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395">
            <text:p>14.4395</text:p>
          </table:table-cell>
          <table:table-cell office:value-type="float" office:value="35.9473">
            <text:p>35.9473</text:p>
          </table:table-cell>
          <table:table-cell office:value-type="float" office:value="209.053">
            <text:p>209.0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4713">
            <text:p>14.4713</text:p>
          </table:table-cell>
          <table:table-cell office:value-type="float" office:value="35.857">
            <text:p>35.857</text:p>
          </table:table-cell>
          <table:table-cell office:value-type="float" office:value="209.143">
            <text:p>209.1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008">
            <text:p>14.5008</text:p>
          </table:table-cell>
          <table:table-cell office:value-type="float" office:value="35.7731">
            <text:p>35.7731</text:p>
          </table:table-cell>
          <table:table-cell office:value-type="float" office:value="209.227">
            <text:p>209.2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345">
            <text:p>14.5345</text:p>
          </table:table-cell>
          <table:table-cell office:value-type="float" office:value="35.6774">
            <text:p>35.6774</text:p>
          </table:table-cell>
          <table:table-cell office:value-type="float" office:value="209.323">
            <text:p>209.3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65">
            <text:p>14.565</text:p>
          </table:table-cell>
          <table:table-cell office:value-type="float" office:value="35.5905">
            <text:p>35.5905</text:p>
          </table:table-cell>
          <table:table-cell office:value-type="float" office:value="209.41">
            <text:p>209.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5984">
            <text:p>14.5984</text:p>
          </table:table-cell>
          <table:table-cell office:value-type="float" office:value="35.4955">
            <text:p>35.4955</text:p>
          </table:table-cell>
          <table:table-cell office:value-type="float" office:value="209.505">
            <text:p>209.5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301">
            <text:p>14.6301</text:p>
          </table:table-cell>
          <table:table-cell office:value-type="float" office:value="35.4052">
            <text:p>35.4052</text:p>
          </table:table-cell>
          <table:table-cell office:value-type="float" office:value="209.595">
            <text:p>209.5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618">
            <text:p>14.6618</text:p>
          </table:table-cell>
          <table:table-cell office:value-type="float" office:value="35.3147">
            <text:p>35.3147</text:p>
          </table:table-cell>
          <table:table-cell office:value-type="float" office:value="209.685">
            <text:p>209.6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6945">
            <text:p>14.6945</text:p>
          </table:table-cell>
          <table:table-cell office:value-type="float" office:value="35.2216">
            <text:p>35.2216</text:p>
          </table:table-cell>
          <table:table-cell office:value-type="float" office:value="209.778">
            <text:p>209.7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265">
            <text:p>14.7265</text:p>
          </table:table-cell>
          <table:table-cell office:value-type="float" office:value="35.1307">
            <text:p>35.1307</text:p>
          </table:table-cell>
          <table:table-cell office:value-type="float" office:value="209.869">
            <text:p>209.8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644">
            <text:p>14.7644</text:p>
          </table:table-cell>
          <table:table-cell office:value-type="float" office:value="35.0222">
            <text:p>35.0222</text:p>
          </table:table-cell>
          <table:table-cell office:value-type="float" office:value="209.978">
            <text:p>209.9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7951">
            <text:p>14.7951</text:p>
          </table:table-cell>
          <table:table-cell office:value-type="float" office:value="34.9348">
            <text:p>34.9348</text:p>
          </table:table-cell>
          <table:table-cell office:value-type="float" office:value="210.065">
            <text:p>210.0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24">
            <text:p>14.824</text:p>
          </table:table-cell>
          <table:table-cell office:value-type="float" office:value="34.8526">
            <text:p>34.8526</text:p>
          </table:table-cell>
          <table:table-cell office:value-type="float" office:value="210.147">
            <text:p>210.1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553">
            <text:p>14.8553</text:p>
          </table:table-cell>
          <table:table-cell office:value-type="float" office:value="34.7635">
            <text:p>34.7635</text:p>
          </table:table-cell>
          <table:table-cell office:value-type="float" office:value="210.236">
            <text:p>210.2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8888">
            <text:p>14.8888</text:p>
          </table:table-cell>
          <table:table-cell office:value-type="float" office:value="34.6677">
            <text:p>34.6677</text:p>
          </table:table-cell>
          <table:table-cell office:value-type="float" office:value="210.332">
            <text:p>210.3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229">
            <text:p>14.9229</text:p>
          </table:table-cell>
          <table:table-cell office:value-type="float" office:value="34.5703">
            <text:p>34.5703</text:p>
          </table:table-cell>
          <table:table-cell office:value-type="float" office:value="210.43">
            <text:p>210.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607">
            <text:p>14.9607</text:p>
          </table:table-cell>
          <table:table-cell office:value-type="float" office:value="34.4623">
            <text:p>34.4623</text:p>
          </table:table-cell>
          <table:table-cell office:value-type="float" office:value="210.538">
            <text:p>210.5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4.9948">
            <text:p>14.9948</text:p>
          </table:table-cell>
          <table:table-cell office:value-type="float" office:value="34.365">
            <text:p>34.365</text:p>
          </table:table-cell>
          <table:table-cell office:value-type="float" office:value="210.635">
            <text:p>210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263">
            <text:p>15.0263</text:p>
          </table:table-cell>
          <table:table-cell office:value-type="float" office:value="34.2752">
            <text:p>34.2752</text:p>
          </table:table-cell>
          <table:table-cell office:value-type="float" office:value="210.725">
            <text:p>210.7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556">
            <text:p>15.0556</text:p>
          </table:table-cell>
          <table:table-cell office:value-type="float" office:value="34.1913">
            <text:p>34.1913</text:p>
          </table:table-cell>
          <table:table-cell office:value-type="float" office:value="210.809">
            <text:p>210.8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0842">
            <text:p>15.0842</text:p>
          </table:table-cell>
          <table:table-cell office:value-type="float" office:value="34.1098">
            <text:p>34.1098</text:p>
          </table:table-cell>
          <table:table-cell office:value-type="float" office:value="210.89">
            <text:p>210.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134">
            <text:p>15.1134</text:p>
          </table:table-cell>
          <table:table-cell office:value-type="float" office:value="34.0265">
            <text:p>34.0265</text:p>
          </table:table-cell>
          <table:table-cell office:value-type="float" office:value="210.974">
            <text:p>210.9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422">
            <text:p>15.1422</text:p>
          </table:table-cell>
          <table:table-cell office:value-type="float" office:value="33.9441">
            <text:p>33.9441</text:p>
          </table:table-cell>
          <table:table-cell office:value-type="float" office:value="211.056">
            <text:p>211.0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1757">
            <text:p>15.1757</text:p>
          </table:table-cell>
          <table:table-cell office:value-type="float" office:value="33.8484">
            <text:p>33.8484</text:p>
          </table:table-cell>
          <table:table-cell office:value-type="float" office:value="211.152">
            <text:p>211.1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053">
            <text:p>15.2053</text:p>
          </table:table-cell>
          <table:table-cell office:value-type="float" office:value="33.7638">
            <text:p>33.7638</text:p>
          </table:table-cell>
          <table:table-cell office:value-type="float" office:value="211.236">
            <text:p>211.2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373">
            <text:p>15.2373</text:p>
          </table:table-cell>
          <table:table-cell office:value-type="float" office:value="33.6723">
            <text:p>33.6723</text:p>
          </table:table-cell>
          <table:table-cell office:value-type="float" office:value="211.328">
            <text:p>211.3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674">
            <text:p>15.2674</text:p>
          </table:table-cell>
          <table:table-cell office:value-type="float" office:value="33.5862">
            <text:p>33.5862</text:p>
          </table:table-cell>
          <table:table-cell office:value-type="float" office:value="211.414">
            <text:p>211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2971">
            <text:p>15.2971</text:p>
          </table:table-cell>
          <table:table-cell office:value-type="float" office:value="33.5009">
            <text:p>33.5009</text:p>
          </table:table-cell>
          <table:table-cell office:value-type="float" office:value="211.499">
            <text:p>211.4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288">
            <text:p>15.3288</text:p>
          </table:table-cell>
          <table:table-cell office:value-type="float" office:value="33.4102">
            <text:p>33.4102</text:p>
          </table:table-cell>
          <table:table-cell office:value-type="float" office:value="211.59">
            <text:p>211.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594">
            <text:p>15.3594</text:p>
          </table:table-cell>
          <table:table-cell office:value-type="float" office:value="33.3226">
            <text:p>33.3226</text:p>
          </table:table-cell>
          <table:table-cell office:value-type="float" office:value="211.677">
            <text:p>211.6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3894">
            <text:p>15.3894</text:p>
          </table:table-cell>
          <table:table-cell office:value-type="float" office:value="33.2366">
            <text:p>33.2366</text:p>
          </table:table-cell>
          <table:table-cell office:value-type="float" office:value="211.763">
            <text:p>211.7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222">
            <text:p>15.4222</text:p>
          </table:table-cell>
          <table:table-cell office:value-type="float" office:value="33.1427">
            <text:p>33.1427</text:p>
          </table:table-cell>
          <table:table-cell office:value-type="float" office:value="211.857">
            <text:p>211.8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52">
            <text:p>15.452</text:p>
          </table:table-cell>
          <table:table-cell office:value-type="float" office:value="33.0573">
            <text:p>33.0573</text:p>
          </table:table-cell>
          <table:table-cell office:value-type="float" office:value="211.943">
            <text:p>211.9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4838">
            <text:p>15.4838</text:p>
          </table:table-cell>
          <table:table-cell office:value-type="float" office:value="32.9661">
            <text:p>32.9661</text:p>
          </table:table-cell>
          <table:table-cell office:value-type="float" office:value="212.034">
            <text:p>212.0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158">
            <text:p>15.5158</text:p>
          </table:table-cell>
          <table:table-cell office:value-type="float" office:value="32.8741">
            <text:p>32.8741</text:p>
          </table:table-cell>
          <table:table-cell office:value-type="float" office:value="212.126">
            <text:p>212.1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459">
            <text:p>15.5459</text:p>
          </table:table-cell>
          <table:table-cell office:value-type="float" office:value="32.788">
            <text:p>32.788</text:p>
          </table:table-cell>
          <table:table-cell office:value-type="float" office:value="212.212">
            <text:p>212.2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5738">
            <text:p>15.5738</text:p>
          </table:table-cell>
          <table:table-cell office:value-type="float" office:value="32.7082">
            <text:p>32.7082</text:p>
          </table:table-cell>
          <table:table-cell office:value-type="float" office:value="212.292">
            <text:p>212.2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061">
            <text:p>15.6061</text:p>
          </table:table-cell>
          <table:table-cell office:value-type="float" office:value="32.6153">
            <text:p>32.6153</text:p>
          </table:table-cell>
          <table:table-cell office:value-type="float" office:value="212.385">
            <text:p>212.3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354">
            <text:p>15.6354</text:p>
          </table:table-cell>
          <table:table-cell office:value-type="float" office:value="32.5312">
            <text:p>32.5312</text:p>
          </table:table-cell>
          <table:table-cell office:value-type="float" office:value="212.469">
            <text:p>212.4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67">
            <text:p>15.667</text:p>
          </table:table-cell>
          <table:table-cell office:value-type="float" office:value="32.4403">
            <text:p>32.4403</text:p>
          </table:table-cell>
          <table:table-cell office:value-type="float" office:value="212.56">
            <text:p>212.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6969">
            <text:p>15.6969</text:p>
          </table:table-cell>
          <table:table-cell office:value-type="float" office:value="32.3547">
            <text:p>32.3547</text:p>
          </table:table-cell>
          <table:table-cell office:value-type="float" office:value="212.645">
            <text:p>212.6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271">
            <text:p>15.7271</text:p>
          </table:table-cell>
          <table:table-cell office:value-type="float" office:value="32.2678">
            <text:p>32.2678</text:p>
          </table:table-cell>
          <table:table-cell office:value-type="float" office:value="212.732">
            <text:p>212.7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598">
            <text:p>15.7598</text:p>
          </table:table-cell>
          <table:table-cell office:value-type="float" office:value="32.1738">
            <text:p>32.1738</text:p>
          </table:table-cell>
          <table:table-cell office:value-type="float" office:value="212.826">
            <text:p>212.8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7904">
            <text:p>15.7904</text:p>
          </table:table-cell>
          <table:table-cell office:value-type="float" office:value="32.0859">
            <text:p>32.0859</text:p>
          </table:table-cell>
          <table:table-cell office:value-type="float" office:value="212.914">
            <text:p>212.9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198">
            <text:p>15.8198</text:p>
          </table:table-cell>
          <table:table-cell office:value-type="float" office:value="32.0014">
            <text:p>32.0014</text:p>
          </table:table-cell>
          <table:table-cell office:value-type="float" office:value="212.999">
            <text:p>212.9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518">
            <text:p>15.8518</text:p>
          </table:table-cell>
          <table:table-cell office:value-type="float" office:value="31.9092">
            <text:p>31.9092</text:p>
          </table:table-cell>
          <table:table-cell office:value-type="float" office:value="213.091">
            <text:p>213.0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8814">
            <text:p>15.8814</text:p>
          </table:table-cell>
          <table:table-cell office:value-type="float" office:value="31.824">
            <text:p>31.824</text:p>
          </table:table-cell>
          <table:table-cell office:value-type="float" office:value="213.176">
            <text:p>213.1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106">
            <text:p>15.9106</text:p>
          </table:table-cell>
          <table:table-cell office:value-type="float" office:value="31.7402">
            <text:p>31.7402</text:p>
          </table:table-cell>
          <table:table-cell office:value-type="float" office:value="213.26">
            <text:p>213.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425">
            <text:p>15.9425</text:p>
          </table:table-cell>
          <table:table-cell office:value-type="float" office:value="31.648">
            <text:p>31.648</text:p>
          </table:table-cell>
          <table:table-cell office:value-type="float" office:value="213.352">
            <text:p>213.3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5.9742">
            <text:p>15.9742</text:p>
          </table:table-cell>
          <table:table-cell office:value-type="float" office:value="31.5569">
            <text:p>31.5569</text:p>
          </table:table-cell>
          <table:table-cell office:value-type="float" office:value="213.443">
            <text:p>213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064">
            <text:p>16.0064</text:p>
          </table:table-cell>
          <table:table-cell office:value-type="float" office:value="31.4642">
            <text:p>31.4642</text:p>
          </table:table-cell>
          <table:table-cell office:value-type="float" office:value="213.536">
            <text:p>213.5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373">
            <text:p>16.0373</text:p>
          </table:table-cell>
          <table:table-cell office:value-type="float" office:value="31.375">
            <text:p>31.375</text:p>
          </table:table-cell>
          <table:table-cell office:value-type="float" office:value="213.625">
            <text:p>213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0658">
            <text:p>16.0658</text:p>
          </table:table-cell>
          <table:table-cell office:value-type="float" office:value="31.2931">
            <text:p>31.2931</text:p>
          </table:table-cell>
          <table:table-cell office:value-type="float" office:value="213.707">
            <text:p>213.7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007">
            <text:p>16.1007</text:p>
          </table:table-cell>
          <table:table-cell office:value-type="float" office:value="31.1923">
            <text:p>31.1923</text:p>
          </table:table-cell>
          <table:table-cell office:value-type="float" office:value="213.808">
            <text:p>213.8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311">
            <text:p>16.1311</text:p>
          </table:table-cell>
          <table:table-cell office:value-type="float" office:value="31.1049">
            <text:p>31.1049</text:p>
          </table:table-cell>
          <table:table-cell office:value-type="float" office:value="213.895">
            <text:p>213.8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169">
            <text:p>16.169</text:p>
          </table:table-cell>
          <table:table-cell office:value-type="float" office:value="30.9952">
            <text:p>30.9952</text:p>
          </table:table-cell>
          <table:table-cell office:value-type="float" office:value="214.005">
            <text:p>214.0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002">
            <text:p>16.2002</text:p>
          </table:table-cell>
          <table:table-cell office:value-type="float" office:value="30.9054">
            <text:p>30.9054</text:p>
          </table:table-cell>
          <table:table-cell office:value-type="float" office:value="214.095">
            <text:p>214.0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299">
            <text:p>16.2299</text:p>
          </table:table-cell>
          <table:table-cell office:value-type="float" office:value="30.8197">
            <text:p>30.8197</text:p>
          </table:table-cell>
          <table:table-cell office:value-type="float" office:value="214.18">
            <text:p>214.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626">
            <text:p>16.2626</text:p>
          </table:table-cell>
          <table:table-cell office:value-type="float" office:value="30.7253">
            <text:p>30.7253</text:p>
          </table:table-cell>
          <table:table-cell office:value-type="float" office:value="214.275">
            <text:p>214.2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2935">
            <text:p>16.2935</text:p>
          </table:table-cell>
          <table:table-cell office:value-type="float" office:value="30.6359">
            <text:p>30.6359</text:p>
          </table:table-cell>
          <table:table-cell office:value-type="float" office:value="214.364">
            <text:p>214.3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234">
            <text:p>16.3234</text:p>
          </table:table-cell>
          <table:table-cell office:value-type="float" office:value="30.5497">
            <text:p>30.5497</text:p>
          </table:table-cell>
          <table:table-cell office:value-type="float" office:value="214.45">
            <text:p>214.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575">
            <text:p>16.3575</text:p>
          </table:table-cell>
          <table:table-cell office:value-type="float" office:value="30.4515">
            <text:p>30.4515</text:p>
          </table:table-cell>
          <table:table-cell office:value-type="float" office:value="214.549">
            <text:p>214.5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388">
            <text:p>16.388</text:p>
          </table:table-cell>
          <table:table-cell office:value-type="float" office:value="30.3633">
            <text:p>30.3633</text:p>
          </table:table-cell>
          <table:table-cell office:value-type="float" office:value="214.637">
            <text:p>214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201">
            <text:p>16.4201</text:p>
          </table:table-cell>
          <table:table-cell office:value-type="float" office:value="30.2702">
            <text:p>30.2702</text:p>
          </table:table-cell>
          <table:table-cell office:value-type="float" office:value="214.73">
            <text:p>214.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508">
            <text:p>16.4508</text:p>
          </table:table-cell>
          <table:table-cell office:value-type="float" office:value="30.1815">
            <text:p>30.1815</text:p>
          </table:table-cell>
          <table:table-cell office:value-type="float" office:value="214.819">
            <text:p>214.8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4808">
            <text:p>16.4808</text:p>
          </table:table-cell>
          <table:table-cell office:value-type="float" office:value="30.095">
            <text:p>30.095</text:p>
          </table:table-cell>
          <table:table-cell office:value-type="float" office:value="214.905">
            <text:p>214.9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105">
            <text:p>16.5105</text:p>
          </table:table-cell>
          <table:table-cell office:value-type="float" office:value="30.0091">
            <text:p>30.0091</text:p>
          </table:table-cell>
          <table:table-cell office:value-type="float" office:value="214.991">
            <text:p>214.9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437">
            <text:p>16.5437</text:p>
          </table:table-cell>
          <table:table-cell office:value-type="float" office:value="29.9131">
            <text:p>29.9131</text:p>
          </table:table-cell>
          <table:table-cell office:value-type="float" office:value="215.087">
            <text:p>215.0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5747">
            <text:p>16.5747</text:p>
          </table:table-cell>
          <table:table-cell office:value-type="float" office:value="29.8232">
            <text:p>29.8232</text:p>
          </table:table-cell>
          <table:table-cell office:value-type="float" office:value="215.177">
            <text:p>215.1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06">
            <text:p>16.606</text:p>
          </table:table-cell>
          <table:table-cell office:value-type="float" office:value="29.7328">
            <text:p>29.7328</text:p>
          </table:table-cell>
          <table:table-cell office:value-type="float" office:value="215.267">
            <text:p>215.2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37">
            <text:p>16.637</text:p>
          </table:table-cell>
          <table:table-cell office:value-type="float" office:value="29.643">
            <text:p>29.643</text:p>
          </table:table-cell>
          <table:table-cell office:value-type="float" office:value="215.357">
            <text:p>215.3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66">
            <text:p>16.666</text:p>
          </table:table-cell>
          <table:table-cell office:value-type="float" office:value="29.5592">
            <text:p>29.5592</text:p>
          </table:table-cell>
          <table:table-cell office:value-type="float" office:value="215.441">
            <text:p>215.4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6958">
            <text:p>16.6958</text:p>
          </table:table-cell>
          <table:table-cell office:value-type="float" office:value="29.4728">
            <text:p>29.4728</text:p>
          </table:table-cell>
          <table:table-cell office:value-type="float" office:value="215.527">
            <text:p>215.5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245">
            <text:p>16.7245</text:p>
          </table:table-cell>
          <table:table-cell office:value-type="float" office:value="29.3897">
            <text:p>29.3897</text:p>
          </table:table-cell>
          <table:table-cell office:value-type="float" office:value="215.61">
            <text:p>215.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656">
            <text:p>16.7656</text:p>
          </table:table-cell>
          <table:table-cell office:value-type="float" office:value="29.2703">
            <text:p>29.2703</text:p>
          </table:table-cell>
          <table:table-cell office:value-type="float" office:value="215.73">
            <text:p>215.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7954">
            <text:p>16.7954</text:p>
          </table:table-cell>
          <table:table-cell office:value-type="float" office:value="29.1839">
            <text:p>29.1839</text:p>
          </table:table-cell>
          <table:table-cell office:value-type="float" office:value="215.816">
            <text:p>215.8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299">
            <text:p>16.8299</text:p>
          </table:table-cell>
          <table:table-cell office:value-type="float" office:value="29.0837">
            <text:p>29.0837</text:p>
          </table:table-cell>
          <table:table-cell office:value-type="float" office:value="215.916">
            <text:p>215.9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636">
            <text:p>16.8636</text:p>
          </table:table-cell>
          <table:table-cell office:value-type="float" office:value="28.9862">
            <text:p>28.9862</text:p>
          </table:table-cell>
          <table:table-cell office:value-type="float" office:value="216.014">
            <text:p>216.0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895">
            <text:p>16.895</text:p>
          </table:table-cell>
          <table:table-cell office:value-type="float" office:value="28.8952">
            <text:p>28.8952</text:p>
          </table:table-cell>
          <table:table-cell office:value-type="float" office:value="216.105">
            <text:p>216.1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284">
            <text:p>16.9284</text:p>
          </table:table-cell>
          <table:table-cell office:value-type="float" office:value="28.7982">
            <text:p>28.7982</text:p>
          </table:table-cell>
          <table:table-cell office:value-type="float" office:value="216.202">
            <text:p>216.2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599">
            <text:p>16.9599</text:p>
          </table:table-cell>
          <table:table-cell office:value-type="float" office:value="28.7066">
            <text:p>28.7066</text:p>
          </table:table-cell>
          <table:table-cell office:value-type="float" office:value="216.293">
            <text:p>216.2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6.9803">
            <text:p>16.9803</text:p>
          </table:table-cell>
          <table:table-cell office:value-type="float" office:value="28.6476">
            <text:p>28.6476</text:p>
          </table:table-cell>
          <table:table-cell office:value-type="float" office:value="216.352">
            <text:p>216.3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173">
            <text:p>17.0173</text:p>
          </table:table-cell>
          <table:table-cell office:value-type="float" office:value="28.5399">
            <text:p>28.5399</text:p>
          </table:table-cell>
          <table:table-cell office:value-type="float" office:value="216.46">
            <text:p>216.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465">
            <text:p>17.0465</text:p>
          </table:table-cell>
          <table:table-cell office:value-type="float" office:value="28.455">
            <text:p>28.455</text:p>
          </table:table-cell>
          <table:table-cell office:value-type="float" office:value="216.545">
            <text:p>216.5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076">
            <text:p>17.076</text:p>
          </table:table-cell>
          <table:table-cell office:value-type="float" office:value="28.3694">
            <text:p>28.3694</text:p>
          </table:table-cell>
          <table:table-cell office:value-type="float" office:value="216.631">
            <text:p>216.6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089">
            <text:p>17.1089</text:p>
          </table:table-cell>
          <table:table-cell office:value-type="float" office:value="28.274">
            <text:p>28.274</text:p>
          </table:table-cell>
          <table:table-cell office:value-type="float" office:value="216.726">
            <text:p>216.7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42">
            <text:p>17.142</text:p>
          </table:table-cell>
          <table:table-cell office:value-type="float" office:value="28.1778">
            <text:p>28.1778</text:p>
          </table:table-cell>
          <table:table-cell office:value-type="float" office:value="216.822">
            <text:p>216.8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172">
            <text:p>17.172</text:p>
          </table:table-cell>
          <table:table-cell office:value-type="float" office:value="28.0905">
            <text:p>28.0905</text:p>
          </table:table-cell>
          <table:table-cell office:value-type="float" office:value="216.91">
            <text:p>216.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057">
            <text:p>17.2057</text:p>
          </table:table-cell>
          <table:table-cell office:value-type="float" office:value="27.9926">
            <text:p>27.9926</text:p>
          </table:table-cell>
          <table:table-cell office:value-type="float" office:value="217.007">
            <text:p>217.0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373">
            <text:p>17.2373</text:p>
          </table:table-cell>
          <table:table-cell office:value-type="float" office:value="27.9006">
            <text:p>27.9006</text:p>
          </table:table-cell>
          <table:table-cell office:value-type="float" office:value="217.099">
            <text:p>217.0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2703">
            <text:p>17.2703</text:p>
          </table:table-cell>
          <table:table-cell office:value-type="float" office:value="27.8048">
            <text:p>27.8048</text:p>
          </table:table-cell>
          <table:table-cell office:value-type="float" office:value="217.195">
            <text:p>217.1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013">
            <text:p>17.3013</text:p>
          </table:table-cell>
          <table:table-cell office:value-type="float" office:value="27.7145">
            <text:p>27.7145</text:p>
          </table:table-cell>
          <table:table-cell office:value-type="float" office:value="217.286">
            <text:p>217.2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358">
            <text:p>17.3358</text:p>
          </table:table-cell>
          <table:table-cell office:value-type="float" office:value="27.614">
            <text:p>27.614</text:p>
          </table:table-cell>
          <table:table-cell office:value-type="float" office:value="217.386">
            <text:p>217.3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667">
            <text:p>17.3667</text:p>
          </table:table-cell>
          <table:table-cell office:value-type="float" office:value="27.5244">
            <text:p>27.5244</text:p>
          </table:table-cell>
          <table:table-cell office:value-type="float" office:value="217.476">
            <text:p>217.4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3997">
            <text:p>17.3997</text:p>
          </table:table-cell>
          <table:table-cell office:value-type="float" office:value="27.4282">
            <text:p>27.4282</text:p>
          </table:table-cell>
          <table:table-cell office:value-type="float" office:value="217.572">
            <text:p>217.5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308">
            <text:p>17.4308</text:p>
          </table:table-cell>
          <table:table-cell office:value-type="float" office:value="27.3377">
            <text:p>27.3377</text:p>
          </table:table-cell>
          <table:table-cell office:value-type="float" office:value="217.662">
            <text:p>217.6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604">
            <text:p>17.4604</text:p>
          </table:table-cell>
          <table:table-cell office:value-type="float" office:value="27.2513">
            <text:p>27.2513</text:p>
          </table:table-cell>
          <table:table-cell office:value-type="float" office:value="217.749">
            <text:p>217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493">
            <text:p>17.493</text:p>
          </table:table-cell>
          <table:table-cell office:value-type="float" office:value="27.1568">
            <text:p>27.1568</text:p>
          </table:table-cell>
          <table:table-cell office:value-type="float" office:value="217.843">
            <text:p>217.8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221">
            <text:p>17.5221</text:p>
          </table:table-cell>
          <table:table-cell office:value-type="float" office:value="27.072">
            <text:p>27.072</text:p>
          </table:table-cell>
          <table:table-cell office:value-type="float" office:value="217.928">
            <text:p>217.9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528">
            <text:p>17.5528</text:p>
          </table:table-cell>
          <table:table-cell office:value-type="float" office:value="26.9825">
            <text:p>26.9825</text:p>
          </table:table-cell>
          <table:table-cell office:value-type="float" office:value="218.017">
            <text:p>218.0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5835">
            <text:p>17.5835</text:p>
          </table:table-cell>
          <table:table-cell office:value-type="float" office:value="26.8931">
            <text:p>26.8931</text:p>
          </table:table-cell>
          <table:table-cell office:value-type="float" office:value="218.107">
            <text:p>218.1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145">
            <text:p>17.6145</text:p>
          </table:table-cell>
          <table:table-cell office:value-type="float" office:value="26.8026">
            <text:p>26.8026</text:p>
          </table:table-cell>
          <table:table-cell office:value-type="float" office:value="218.197">
            <text:p>218.1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435">
            <text:p>17.6435</text:p>
          </table:table-cell>
          <table:table-cell office:value-type="float" office:value="26.7183">
            <text:p>26.7183</text:p>
          </table:table-cell>
          <table:table-cell office:value-type="float" office:value="218.282">
            <text:p>218.2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6765">
            <text:p>17.6765</text:p>
          </table:table-cell>
          <table:table-cell office:value-type="float" office:value="26.6219">
            <text:p>26.6219</text:p>
          </table:table-cell>
          <table:table-cell office:value-type="float" office:value="218.378">
            <text:p>218.3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055">
            <text:p>17.7055</text:p>
          </table:table-cell>
          <table:table-cell office:value-type="float" office:value="26.5374">
            <text:p>26.5374</text:p>
          </table:table-cell>
          <table:table-cell office:value-type="float" office:value="218.463">
            <text:p>218.4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365">
            <text:p>17.7365</text:p>
          </table:table-cell>
          <table:table-cell office:value-type="float" office:value="26.4468">
            <text:p>26.4468</text:p>
          </table:table-cell>
          <table:table-cell office:value-type="float" office:value="218.553">
            <text:p>218.5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66">
            <text:p>17.766</text:p>
          </table:table-cell>
          <table:table-cell office:value-type="float" office:value="26.361">
            <text:p>26.361</text:p>
          </table:table-cell>
          <table:table-cell office:value-type="float" office:value="218.639">
            <text:p>218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7976">
            <text:p>17.7976</text:p>
          </table:table-cell>
          <table:table-cell office:value-type="float" office:value="26.2688">
            <text:p>26.2688</text:p>
          </table:table-cell>
          <table:table-cell office:value-type="float" office:value="218.731">
            <text:p>218.7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267">
            <text:p>17.8267</text:p>
          </table:table-cell>
          <table:table-cell office:value-type="float" office:value="26.184">
            <text:p>26.184</text:p>
          </table:table-cell>
          <table:table-cell office:value-type="float" office:value="218.816">
            <text:p>218.8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578">
            <text:p>17.8578</text:p>
          </table:table-cell>
          <table:table-cell office:value-type="float" office:value="26.0932">
            <text:p>26.0932</text:p>
          </table:table-cell>
          <table:table-cell office:value-type="float" office:value="218.907">
            <text:p>218.9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8941">
            <text:p>17.8941</text:p>
          </table:table-cell>
          <table:table-cell office:value-type="float" office:value="25.987">
            <text:p>25.987</text:p>
          </table:table-cell>
          <table:table-cell office:value-type="float" office:value="219.013">
            <text:p>219.0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254">
            <text:p>17.9254</text:p>
          </table:table-cell>
          <table:table-cell office:value-type="float" office:value="25.8958">
            <text:p>25.8958</text:p>
          </table:table-cell>
          <table:table-cell office:value-type="float" office:value="219.104">
            <text:p>219.1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56">
            <text:p>17.956</text:p>
          </table:table-cell>
          <table:table-cell office:value-type="float" office:value="25.8064">
            <text:p>25.8064</text:p>
          </table:table-cell>
          <table:table-cell office:value-type="float" office:value="219.194">
            <text:p>219.1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7.9892">
            <text:p>17.9892</text:p>
          </table:table-cell>
          <table:table-cell office:value-type="float" office:value="25.7093">
            <text:p>25.7093</text:p>
          </table:table-cell>
          <table:table-cell office:value-type="float" office:value="219.291">
            <text:p>219.2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186">
            <text:p>18.0186</text:p>
          </table:table-cell>
          <table:table-cell office:value-type="float" office:value="25.6236">
            <text:p>25.6236</text:p>
          </table:table-cell>
          <table:table-cell office:value-type="float" office:value="219.376">
            <text:p>219.3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491">
            <text:p>18.0491</text:p>
          </table:table-cell>
          <table:table-cell office:value-type="float" office:value="25.5346">
            <text:p>25.5346</text:p>
          </table:table-cell>
          <table:table-cell office:value-type="float" office:value="219.465">
            <text:p>219.4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0823">
            <text:p>18.0823</text:p>
          </table:table-cell>
          <table:table-cell office:value-type="float" office:value="25.4376">
            <text:p>25.4376</text:p>
          </table:table-cell>
          <table:table-cell office:value-type="float" office:value="219.562">
            <text:p>219.5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12">
            <text:p>18.112</text:p>
          </table:table-cell>
          <table:table-cell office:value-type="float" office:value="25.351">
            <text:p>25.351</text:p>
          </table:table-cell>
          <table:table-cell office:value-type="float" office:value="219.649">
            <text:p>219.6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405">
            <text:p>18.1405</text:p>
          </table:table-cell>
          <table:table-cell office:value-type="float" office:value="25.2678">
            <text:p>25.2678</text:p>
          </table:table-cell>
          <table:table-cell office:value-type="float" office:value="219.732">
            <text:p>219.7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1761">
            <text:p>18.1761</text:p>
          </table:table-cell>
          <table:table-cell office:value-type="float" office:value="25.1638">
            <text:p>25.1638</text:p>
          </table:table-cell>
          <table:table-cell office:value-type="float" office:value="219.836">
            <text:p>219.8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058">
            <text:p>18.2058</text:p>
          </table:table-cell>
          <table:table-cell office:value-type="float" office:value="25.0767">
            <text:p>25.0767</text:p>
          </table:table-cell>
          <table:table-cell office:value-type="float" office:value="219.923">
            <text:p>219.9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399">
            <text:p>18.2399</text:p>
          </table:table-cell>
          <table:table-cell office:value-type="float" office:value="24.9771">
            <text:p>24.9771</text:p>
          </table:table-cell>
          <table:table-cell office:value-type="float" office:value="220.023">
            <text:p>220.0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702">
            <text:p>18.2702</text:p>
          </table:table-cell>
          <table:table-cell office:value-type="float" office:value="24.8884">
            <text:p>24.8884</text:p>
          </table:table-cell>
          <table:table-cell office:value-type="float" office:value="220.112">
            <text:p>220.1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2995">
            <text:p>18.2995</text:p>
          </table:table-cell>
          <table:table-cell office:value-type="float" office:value="24.8027">
            <text:p>24.8027</text:p>
          </table:table-cell>
          <table:table-cell office:value-type="float" office:value="220.197">
            <text:p>220.1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333">
            <text:p>18.3333</text:p>
          </table:table-cell>
          <table:table-cell office:value-type="float" office:value="24.7038">
            <text:p>24.7038</text:p>
          </table:table-cell>
          <table:table-cell office:value-type="float" office:value="220.296">
            <text:p>220.2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645">
            <text:p>18.3645</text:p>
          </table:table-cell>
          <table:table-cell office:value-type="float" office:value="24.6127">
            <text:p>24.6127</text:p>
          </table:table-cell>
          <table:table-cell office:value-type="float" office:value="220.387">
            <text:p>220.3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3938">
            <text:p>18.3938</text:p>
          </table:table-cell>
          <table:table-cell office:value-type="float" office:value="24.5272">
            <text:p>24.5272</text:p>
          </table:table-cell>
          <table:table-cell office:value-type="float" office:value="220.473">
            <text:p>220.4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287">
            <text:p>18.4287</text:p>
          </table:table-cell>
          <table:table-cell office:value-type="float" office:value="24.4248">
            <text:p>24.4248</text:p>
          </table:table-cell>
          <table:table-cell office:value-type="float" office:value="220.575">
            <text:p>220.5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588">
            <text:p>18.4588</text:p>
          </table:table-cell>
          <table:table-cell office:value-type="float" office:value="24.3369">
            <text:p>24.3369</text:p>
          </table:table-cell>
          <table:table-cell office:value-type="float" office:value="220.663">
            <text:p>220.6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4898">
            <text:p>18.4898</text:p>
          </table:table-cell>
          <table:table-cell office:value-type="float" office:value="24.2463">
            <text:p>24.2463</text:p>
          </table:table-cell>
          <table:table-cell office:value-type="float" office:value="220.754">
            <text:p>220.7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272">
            <text:p>18.5272</text:p>
          </table:table-cell>
          <table:table-cell office:value-type="float" office:value="24.1366">
            <text:p>24.1366</text:p>
          </table:table-cell>
          <table:table-cell office:value-type="float" office:value="220.863">
            <text:p>220.8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57">
            <text:p>18.557</text:p>
          </table:table-cell>
          <table:table-cell office:value-type="float" office:value="24.0494">
            <text:p>24.0494</text:p>
          </table:table-cell>
          <table:table-cell office:value-type="float" office:value="220.951">
            <text:p>220.9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5898">
            <text:p>18.5898</text:p>
          </table:table-cell>
          <table:table-cell office:value-type="float" office:value="23.9535">
            <text:p>23.9535</text:p>
          </table:table-cell>
          <table:table-cell office:value-type="float" office:value="221.047">
            <text:p>221.0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197">
            <text:p>18.6197</text:p>
          </table:table-cell>
          <table:table-cell office:value-type="float" office:value="23.866">
            <text:p>23.866</text:p>
          </table:table-cell>
          <table:table-cell office:value-type="float" office:value="221.134">
            <text:p>221.1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507">
            <text:p>18.6507</text:p>
          </table:table-cell>
          <table:table-cell office:value-type="float" office:value="23.7755">
            <text:p>23.7755</text:p>
          </table:table-cell>
          <table:table-cell office:value-type="float" office:value="221.225">
            <text:p>221.2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6811">
            <text:p>18.6811</text:p>
          </table:table-cell>
          <table:table-cell office:value-type="float" office:value="23.6864">
            <text:p>23.6864</text:p>
          </table:table-cell>
          <table:table-cell office:value-type="float" office:value="221.314">
            <text:p>221.3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105">
            <text:p>18.7105</text:p>
          </table:table-cell>
          <table:table-cell office:value-type="float" office:value="23.6003">
            <text:p>23.6003</text:p>
          </table:table-cell>
          <table:table-cell office:value-type="float" office:value="221.4">
            <text:p>221.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392">
            <text:p>18.7392</text:p>
          </table:table-cell>
          <table:table-cell office:value-type="float" office:value="23.5163">
            <text:p>23.5163</text:p>
          </table:table-cell>
          <table:table-cell office:value-type="float" office:value="221.484">
            <text:p>221.4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7711">
            <text:p>18.7711</text:p>
          </table:table-cell>
          <table:table-cell office:value-type="float" office:value="23.4222">
            <text:p>23.4222</text:p>
          </table:table-cell>
          <table:table-cell office:value-type="float" office:value="221.578">
            <text:p>221.5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033">
            <text:p>18.8033</text:p>
          </table:table-cell>
          <table:table-cell office:value-type="float" office:value="23.3282">
            <text:p>23.3282</text:p>
          </table:table-cell>
          <table:table-cell office:value-type="float" office:value="221.672">
            <text:p>221.6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352">
            <text:p>18.8352</text:p>
          </table:table-cell>
          <table:table-cell office:value-type="float" office:value="23.2346">
            <text:p>23.2346</text:p>
          </table:table-cell>
          <table:table-cell office:value-type="float" office:value="221.765">
            <text:p>221.7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667">
            <text:p>18.8667</text:p>
          </table:table-cell>
          <table:table-cell office:value-type="float" office:value="23.1423">
            <text:p>23.1423</text:p>
          </table:table-cell>
          <table:table-cell office:value-type="float" office:value="221.858">
            <text:p>221.8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8976">
            <text:p>18.8976</text:p>
          </table:table-cell>
          <table:table-cell office:value-type="float" office:value="23.052">
            <text:p>23.052</text:p>
          </table:table-cell>
          <table:table-cell office:value-type="float" office:value="221.948">
            <text:p>221.9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289">
            <text:p>18.9289</text:p>
          </table:table-cell>
          <table:table-cell office:value-type="float" office:value="22.9603">
            <text:p>22.9603</text:p>
          </table:table-cell>
          <table:table-cell office:value-type="float" office:value="222.04">
            <text:p>222.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595">
            <text:p>18.9595</text:p>
          </table:table-cell>
          <table:table-cell office:value-type="float" office:value="22.8707">
            <text:p>22.8707</text:p>
          </table:table-cell>
          <table:table-cell office:value-type="float" office:value="222.129">
            <text:p>222.1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8.9917">
            <text:p>18.9917</text:p>
          </table:table-cell>
          <table:table-cell office:value-type="float" office:value="22.7761">
            <text:p>22.7761</text:p>
          </table:table-cell>
          <table:table-cell office:value-type="float" office:value="222.224">
            <text:p>222.2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12">
            <text:p>19.012</text:p>
          </table:table-cell>
          <table:table-cell office:value-type="float" office:value="22.7167">
            <text:p>22.7167</text:p>
          </table:table-cell>
          <table:table-cell office:value-type="float" office:value="222.283">
            <text:p>222.2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453">
            <text:p>19.0453</text:p>
          </table:table-cell>
          <table:table-cell office:value-type="float" office:value="22.6192">
            <text:p>22.6192</text:p>
          </table:table-cell>
          <table:table-cell office:value-type="float" office:value="222.381">
            <text:p>222.3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0772">
            <text:p>19.0772</text:p>
          </table:table-cell>
          <table:table-cell office:value-type="float" office:value="22.5257">
            <text:p>22.5257</text:p>
          </table:table-cell>
          <table:table-cell office:value-type="float" office:value="222.474">
            <text:p>222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071">
            <text:p>19.1071</text:p>
          </table:table-cell>
          <table:table-cell office:value-type="float" office:value="22.4378">
            <text:p>22.4378</text:p>
          </table:table-cell>
          <table:table-cell office:value-type="float" office:value="222.562">
            <text:p>222.5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354">
            <text:p>19.1354</text:p>
          </table:table-cell>
          <table:table-cell office:value-type="float" office:value="22.3552">
            <text:p>22.3552</text:p>
          </table:table-cell>
          <table:table-cell office:value-type="float" office:value="222.645">
            <text:p>222.6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675">
            <text:p>19.1675</text:p>
          </table:table-cell>
          <table:table-cell office:value-type="float" office:value="22.2611">
            <text:p>22.2611</text:p>
          </table:table-cell>
          <table:table-cell office:value-type="float" office:value="222.739">
            <text:p>222.7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1966">
            <text:p>19.1966</text:p>
          </table:table-cell>
          <table:table-cell office:value-type="float" office:value="22.1761">
            <text:p>22.1761</text:p>
          </table:table-cell>
          <table:table-cell office:value-type="float" office:value="222.824">
            <text:p>222.8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261">
            <text:p>19.2261</text:p>
          </table:table-cell>
          <table:table-cell office:value-type="float" office:value="22.0895">
            <text:p>22.0895</text:p>
          </table:table-cell>
          <table:table-cell office:value-type="float" office:value="222.911">
            <text:p>222.9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598">
            <text:p>19.2598</text:p>
          </table:table-cell>
          <table:table-cell office:value-type="float" office:value="21.9907">
            <text:p>21.9907</text:p>
          </table:table-cell>
          <table:table-cell office:value-type="float" office:value="223.009">
            <text:p>223.0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2901">
            <text:p>19.2901</text:p>
          </table:table-cell>
          <table:table-cell office:value-type="float" office:value="21.9019">
            <text:p>21.9019</text:p>
          </table:table-cell>
          <table:table-cell office:value-type="float" office:value="223.098">
            <text:p>223.0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214">
            <text:p>19.3214</text:p>
          </table:table-cell>
          <table:table-cell office:value-type="float" office:value="21.8103">
            <text:p>21.8103</text:p>
          </table:table-cell>
          <table:table-cell office:value-type="float" office:value="223.19">
            <text:p>223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511">
            <text:p>19.3511</text:p>
          </table:table-cell>
          <table:table-cell office:value-type="float" office:value="21.7231">
            <text:p>21.7231</text:p>
          </table:table-cell>
          <table:table-cell office:value-type="float" office:value="223.277">
            <text:p>223.2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3806">
            <text:p>19.3806</text:p>
          </table:table-cell>
          <table:table-cell office:value-type="float" office:value="21.6367">
            <text:p>21.6367</text:p>
          </table:table-cell>
          <table:table-cell office:value-type="float" office:value="223.363">
            <text:p>223.3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115">
            <text:p>19.4115</text:p>
          </table:table-cell>
          <table:table-cell office:value-type="float" office:value="21.5463">
            <text:p>21.5463</text:p>
          </table:table-cell>
          <table:table-cell office:value-type="float" office:value="223.454">
            <text:p>223.4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404">
            <text:p>19.4404</text:p>
          </table:table-cell>
          <table:table-cell office:value-type="float" office:value="21.4614">
            <text:p>21.4614</text:p>
          </table:table-cell>
          <table:table-cell office:value-type="float" office:value="223.539">
            <text:p>223.5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4734">
            <text:p>19.4734</text:p>
          </table:table-cell>
          <table:table-cell office:value-type="float" office:value="21.3648">
            <text:p>21.3648</text:p>
          </table:table-cell>
          <table:table-cell office:value-type="float" office:value="223.635">
            <text:p>223.6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027">
            <text:p>19.5027</text:p>
          </table:table-cell>
          <table:table-cell office:value-type="float" office:value="21.279">
            <text:p>21.279</text:p>
          </table:table-cell>
          <table:table-cell office:value-type="float" office:value="223.721">
            <text:p>223.7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345">
            <text:p>19.5345</text:p>
          </table:table-cell>
          <table:table-cell office:value-type="float" office:value="21.1856">
            <text:p>21.1856</text:p>
          </table:table-cell>
          <table:table-cell office:value-type="float" office:value="223.814">
            <text:p>223.8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658">
            <text:p>19.5658</text:p>
          </table:table-cell>
          <table:table-cell office:value-type="float" office:value="21.0939">
            <text:p>21.0939</text:p>
          </table:table-cell>
          <table:table-cell office:value-type="float" office:value="223.906">
            <text:p>223.9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597">
            <text:p>19.597</text:p>
          </table:table-cell>
          <table:table-cell office:value-type="float" office:value="21.0022">
            <text:p>21.0022</text:p>
          </table:table-cell>
          <table:table-cell office:value-type="float" office:value="223.998">
            <text:p>223.9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259">
            <text:p>19.6259</text:p>
          </table:table-cell>
          <table:table-cell office:value-type="float" office:value="20.9173">
            <text:p>20.9173</text:p>
          </table:table-cell>
          <table:table-cell office:value-type="float" office:value="224.083">
            <text:p>224.0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555">
            <text:p>19.6555</text:p>
          </table:table-cell>
          <table:table-cell office:value-type="float" office:value="20.8306">
            <text:p>20.8306</text:p>
          </table:table-cell>
          <table:table-cell office:value-type="float" office:value="224.169">
            <text:p>224.1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6846">
            <text:p>19.6846</text:p>
          </table:table-cell>
          <table:table-cell office:value-type="float" office:value="20.7455">
            <text:p>20.7455</text:p>
          </table:table-cell>
          <table:table-cell office:value-type="float" office:value="224.254">
            <text:p>224.2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162">
            <text:p>19.7162</text:p>
          </table:table-cell>
          <table:table-cell office:value-type="float" office:value="20.6528">
            <text:p>20.6528</text:p>
          </table:table-cell>
          <table:table-cell office:value-type="float" office:value="224.347">
            <text:p>224.3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466">
            <text:p>19.7466</text:p>
          </table:table-cell>
          <table:table-cell office:value-type="float" office:value="20.5637">
            <text:p>20.5637</text:p>
          </table:table-cell>
          <table:table-cell office:value-type="float" office:value="224.436">
            <text:p>224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7755">
            <text:p>19.7755</text:p>
          </table:table-cell>
          <table:table-cell office:value-type="float" office:value="20.4789">
            <text:p>20.4789</text:p>
          </table:table-cell>
          <table:table-cell office:value-type="float" office:value="224.521">
            <text:p>224.5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087">
            <text:p>19.8087</text:p>
          </table:table-cell>
          <table:table-cell office:value-type="float" office:value="20.3814">
            <text:p>20.3814</text:p>
          </table:table-cell>
          <table:table-cell office:value-type="float" office:value="224.619">
            <text:p>224.6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387">
            <text:p>19.8387</text:p>
          </table:table-cell>
          <table:table-cell office:value-type="float" office:value="20.2936">
            <text:p>20.2936</text:p>
          </table:table-cell>
          <table:table-cell office:value-type="float" office:value="224.706">
            <text:p>224.7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8678">
            <text:p>19.8678</text:p>
          </table:table-cell>
          <table:table-cell office:value-type="float" office:value="20.2082">
            <text:p>20.2082</text:p>
          </table:table-cell>
          <table:table-cell office:value-type="float" office:value="224.792">
            <text:p>224.7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006">
            <text:p>19.9006</text:p>
          </table:table-cell>
          <table:table-cell office:value-type="float" office:value="20.112">
            <text:p>20.112</text:p>
          </table:table-cell>
          <table:table-cell office:value-type="float" office:value="224.888">
            <text:p>224.8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292">
            <text:p>19.9292</text:p>
          </table:table-cell>
          <table:table-cell office:value-type="float" office:value="20.0281">
            <text:p>20.0281</text:p>
          </table:table-cell>
          <table:table-cell office:value-type="float" office:value="224.972">
            <text:p>224.9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615">
            <text:p>19.9615</text:p>
          </table:table-cell>
          <table:table-cell office:value-type="float" office:value="19.9333">
            <text:p>19.9333</text:p>
          </table:table-cell>
          <table:table-cell office:value-type="float" office:value="225.067">
            <text:p>225.0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19.9921">
            <text:p>19.9921</text:p>
          </table:table-cell>
          <table:table-cell office:value-type="float" office:value="19.8437">
            <text:p>19.8437</text:p>
          </table:table-cell>
          <table:table-cell office:value-type="float" office:value="225.156">
            <text:p>225.1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221">
            <text:p>20.0221</text:p>
          </table:table-cell>
          <table:table-cell office:value-type="float" office:value="19.7556">
            <text:p>19.7556</text:p>
          </table:table-cell>
          <table:table-cell office:value-type="float" office:value="225.244">
            <text:p>225.2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552">
            <text:p>20.0552</text:p>
          </table:table-cell>
          <table:table-cell office:value-type="float" office:value="19.6586">
            <text:p>19.6586</text:p>
          </table:table-cell>
          <table:table-cell office:value-type="float" office:value="225.341">
            <text:p>225.3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0846">
            <text:p>20.0846</text:p>
          </table:table-cell>
          <table:table-cell office:value-type="float" office:value="19.5726">
            <text:p>19.5726</text:p>
          </table:table-cell>
          <table:table-cell office:value-type="float" office:value="225.427">
            <text:p>225.4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159">
            <text:p>20.1159</text:p>
          </table:table-cell>
          <table:table-cell office:value-type="float" office:value="19.4805">
            <text:p>19.4805</text:p>
          </table:table-cell>
          <table:table-cell office:value-type="float" office:value="225.52">
            <text:p>225.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451">
            <text:p>20.1451</text:p>
          </table:table-cell>
          <table:table-cell office:value-type="float" office:value="19.3952">
            <text:p>19.3952</text:p>
          </table:table-cell>
          <table:table-cell office:value-type="float" office:value="225.605">
            <text:p>225.6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1738">
            <text:p>20.1738</text:p>
          </table:table-cell>
          <table:table-cell office:value-type="float" office:value="19.311">
            <text:p>19.311</text:p>
          </table:table-cell>
          <table:table-cell office:value-type="float" office:value="225.689">
            <text:p>225.6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061">
            <text:p>20.2061</text:p>
          </table:table-cell>
          <table:table-cell office:value-type="float" office:value="19.2163">
            <text:p>19.2163</text:p>
          </table:table-cell>
          <table:table-cell office:value-type="float" office:value="225.784">
            <text:p>225.7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357">
            <text:p>20.2357</text:p>
          </table:table-cell>
          <table:table-cell office:value-type="float" office:value="19.1293">
            <text:p>19.1293</text:p>
          </table:table-cell>
          <table:table-cell office:value-type="float" office:value="225.871">
            <text:p>225.8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648">
            <text:p>20.2648</text:p>
          </table:table-cell>
          <table:table-cell office:value-type="float" office:value="19.0443">
            <text:p>19.0443</text:p>
          </table:table-cell>
          <table:table-cell office:value-type="float" office:value="225.956">
            <text:p>225.9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2967">
            <text:p>20.2967</text:p>
          </table:table-cell>
          <table:table-cell office:value-type="float" office:value="18.9507">
            <text:p>18.9507</text:p>
          </table:table-cell>
          <table:table-cell office:value-type="float" office:value="226.049">
            <text:p>226.0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276">
            <text:p>20.3276</text:p>
          </table:table-cell>
          <table:table-cell office:value-type="float" office:value="18.86">
            <text:p>18.86</text:p>
          </table:table-cell>
          <table:table-cell office:value-type="float" office:value="226.14">
            <text:p>226.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587">
            <text:p>20.3587</text:p>
          </table:table-cell>
          <table:table-cell office:value-type="float" office:value="18.7689">
            <text:p>18.7689</text:p>
          </table:table-cell>
          <table:table-cell office:value-type="float" office:value="226.231">
            <text:p>226.2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3882">
            <text:p>20.3882</text:p>
          </table:table-cell>
          <table:table-cell office:value-type="float" office:value="18.6824">
            <text:p>18.6824</text:p>
          </table:table-cell>
          <table:table-cell office:value-type="float" office:value="226.318">
            <text:p>226.3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201">
            <text:p>20.4201</text:p>
          </table:table-cell>
          <table:table-cell office:value-type="float" office:value="18.5888">
            <text:p>18.5888</text:p>
          </table:table-cell>
          <table:table-cell office:value-type="float" office:value="226.411">
            <text:p>226.4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511">
            <text:p>20.4511</text:p>
          </table:table-cell>
          <table:table-cell office:value-type="float" office:value="18.4979">
            <text:p>18.4979</text:p>
          </table:table-cell>
          <table:table-cell office:value-type="float" office:value="226.502">
            <text:p>226.5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4827">
            <text:p>20.4827</text:p>
          </table:table-cell>
          <table:table-cell office:value-type="float" office:value="18.4054">
            <text:p>18.4054</text:p>
          </table:table-cell>
          <table:table-cell office:value-type="float" office:value="226.595">
            <text:p>226.5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154">
            <text:p>20.5154</text:p>
          </table:table-cell>
          <table:table-cell office:value-type="float" office:value="18.3097">
            <text:p>18.3097</text:p>
          </table:table-cell>
          <table:table-cell office:value-type="float" office:value="226.69">
            <text:p>226.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452">
            <text:p>20.5452</text:p>
          </table:table-cell>
          <table:table-cell office:value-type="float" office:value="18.2222">
            <text:p>18.2222</text:p>
          </table:table-cell>
          <table:table-cell office:value-type="float" office:value="226.778">
            <text:p>226.7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5774">
            <text:p>20.5774</text:p>
          </table:table-cell>
          <table:table-cell office:value-type="float" office:value="18.1278">
            <text:p>18.1278</text:p>
          </table:table-cell>
          <table:table-cell office:value-type="float" office:value="226.872">
            <text:p>226.8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081">
            <text:p>20.6081</text:p>
          </table:table-cell>
          <table:table-cell office:value-type="float" office:value="18.038">
            <text:p>18.038</text:p>
          </table:table-cell>
          <table:table-cell office:value-type="float" office:value="226.962">
            <text:p>226.9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38">
            <text:p>20.638</text:p>
          </table:table-cell>
          <table:table-cell office:value-type="float" office:value="17.9502">
            <text:p>17.9502</text:p>
          </table:table-cell>
          <table:table-cell office:value-type="float" office:value="227.05">
            <text:p>227.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6707">
            <text:p>20.6707</text:p>
          </table:table-cell>
          <table:table-cell office:value-type="float" office:value="17.8547">
            <text:p>17.8547</text:p>
          </table:table-cell>
          <table:table-cell office:value-type="float" office:value="227.145">
            <text:p>227.1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008">
            <text:p>20.7008</text:p>
          </table:table-cell>
          <table:table-cell office:value-type="float" office:value="17.7665">
            <text:p>17.7665</text:p>
          </table:table-cell>
          <table:table-cell office:value-type="float" office:value="227.233">
            <text:p>227.2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306">
            <text:p>20.7306</text:p>
          </table:table-cell>
          <table:table-cell office:value-type="float" office:value="17.6793">
            <text:p>17.6793</text:p>
          </table:table-cell>
          <table:table-cell office:value-type="float" office:value="227.321">
            <text:p>227.3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61">
            <text:p>20.761</text:p>
          </table:table-cell>
          <table:table-cell office:value-type="float" office:value="17.5902">
            <text:p>17.5902</text:p>
          </table:table-cell>
          <table:table-cell office:value-type="float" office:value="227.41">
            <text:p>227.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795">
            <text:p>20.795</text:p>
          </table:table-cell>
          <table:table-cell office:value-type="float" office:value="17.4907">
            <text:p>17.4907</text:p>
          </table:table-cell>
          <table:table-cell office:value-type="float" office:value="227.509">
            <text:p>227.5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28">
            <text:p>20.828</text:p>
          </table:table-cell>
          <table:table-cell office:value-type="float" office:value="17.3939">
            <text:p>17.3939</text:p>
          </table:table-cell>
          <table:table-cell office:value-type="float" office:value="227.606">
            <text:p>227.6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612">
            <text:p>20.8612</text:p>
          </table:table-cell>
          <table:table-cell office:value-type="float" office:value="17.2969">
            <text:p>17.2969</text:p>
          </table:table-cell>
          <table:table-cell office:value-type="float" office:value="227.703">
            <text:p>227.7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8908">
            <text:p>20.8908</text:p>
          </table:table-cell>
          <table:table-cell office:value-type="float" office:value="17.2102">
            <text:p>17.2102</text:p>
          </table:table-cell>
          <table:table-cell office:value-type="float" office:value="227.79">
            <text:p>227.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196">
            <text:p>20.9196</text:p>
          </table:table-cell>
          <table:table-cell office:value-type="float" office:value="17.1259">
            <text:p>17.1259</text:p>
          </table:table-cell>
          <table:table-cell office:value-type="float" office:value="227.874">
            <text:p>227.8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631">
            <text:p>20.9631</text:p>
          </table:table-cell>
          <table:table-cell office:value-type="float" office:value="16.9979">
            <text:p>16.9979</text:p>
          </table:table-cell>
          <table:table-cell office:value-type="float" office:value="228.002">
            <text:p>228.0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0.9951">
            <text:p>20.9951</text:p>
          </table:table-cell>
          <table:table-cell office:value-type="float" office:value="16.9044">
            <text:p>16.9044</text:p>
          </table:table-cell>
          <table:table-cell office:value-type="float" office:value="228.096">
            <text:p>228.0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318">
            <text:p>21.0318</text:p>
          </table:table-cell>
          <table:table-cell office:value-type="float" office:value="16.7966">
            <text:p>16.7966</text:p>
          </table:table-cell>
          <table:table-cell office:value-type="float" office:value="228.203">
            <text:p>228.2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0688">
            <text:p>21.0688</text:p>
          </table:table-cell>
          <table:table-cell office:value-type="float" office:value="16.6882">
            <text:p>16.6882</text:p>
          </table:table-cell>
          <table:table-cell office:value-type="float" office:value="228.312">
            <text:p>228.3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031">
            <text:p>21.1031</text:p>
          </table:table-cell>
          <table:table-cell office:value-type="float" office:value="16.5881">
            <text:p>16.5881</text:p>
          </table:table-cell>
          <table:table-cell office:value-type="float" office:value="228.412">
            <text:p>228.4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336">
            <text:p>21.1336</text:p>
          </table:table-cell>
          <table:table-cell office:value-type="float" office:value="16.4989">
            <text:p>16.4989</text:p>
          </table:table-cell>
          <table:table-cell office:value-type="float" office:value="228.501">
            <text:p>228.5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688">
            <text:p>21.1688</text:p>
          </table:table-cell>
          <table:table-cell office:value-type="float" office:value="16.3959">
            <text:p>16.3959</text:p>
          </table:table-cell>
          <table:table-cell office:value-type="float" office:value="228.604">
            <text:p>228.6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1994">
            <text:p>21.1994</text:p>
          </table:table-cell>
          <table:table-cell office:value-type="float" office:value="16.3062">
            <text:p>16.3062</text:p>
          </table:table-cell>
          <table:table-cell office:value-type="float" office:value="228.694">
            <text:p>228.6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298">
            <text:p>21.2298</text:p>
          </table:table-cell>
          <table:table-cell office:value-type="float" office:value="16.2173">
            <text:p>16.2173</text:p>
          </table:table-cell>
          <table:table-cell office:value-type="float" office:value="228.783">
            <text:p>228.7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594">
            <text:p>21.2594</text:p>
          </table:table-cell>
          <table:table-cell office:value-type="float" office:value="16.1309">
            <text:p>16.1309</text:p>
          </table:table-cell>
          <table:table-cell office:value-type="float" office:value="228.869">
            <text:p>228.8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2909">
            <text:p>21.2909</text:p>
          </table:table-cell>
          <table:table-cell office:value-type="float" office:value="16.039">
            <text:p>16.039</text:p>
          </table:table-cell>
          <table:table-cell office:value-type="float" office:value="228.961">
            <text:p>228.9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194">
            <text:p>21.3194</text:p>
          </table:table-cell>
          <table:table-cell office:value-type="float" office:value="15.9557">
            <text:p>15.9557</text:p>
          </table:table-cell>
          <table:table-cell office:value-type="float" office:value="229.044">
            <text:p>229.0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531">
            <text:p>21.3531</text:p>
          </table:table-cell>
          <table:table-cell office:value-type="float" office:value="15.8573">
            <text:p>15.8573</text:p>
          </table:table-cell>
          <table:table-cell office:value-type="float" office:value="229.143">
            <text:p>229.1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3846">
            <text:p>21.3846</text:p>
          </table:table-cell>
          <table:table-cell office:value-type="float" office:value="15.7654">
            <text:p>15.7654</text:p>
          </table:table-cell>
          <table:table-cell office:value-type="float" office:value="229.235">
            <text:p>229.2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185">
            <text:p>21.4185</text:p>
          </table:table-cell>
          <table:table-cell office:value-type="float" office:value="15.6662">
            <text:p>15.6662</text:p>
          </table:table-cell>
          <table:table-cell office:value-type="float" office:value="229.334">
            <text:p>229.3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536">
            <text:p>21.4536</text:p>
          </table:table-cell>
          <table:table-cell office:value-type="float" office:value="15.5637">
            <text:p>15.5637</text:p>
          </table:table-cell>
          <table:table-cell office:value-type="float" office:value="229.436">
            <text:p>229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4846">
            <text:p>21.4846</text:p>
          </table:table-cell>
          <table:table-cell office:value-type="float" office:value="15.4729">
            <text:p>15.4729</text:p>
          </table:table-cell>
          <table:table-cell office:value-type="float" office:value="229.527">
            <text:p>229.5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141">
            <text:p>21.5141</text:p>
          </table:table-cell>
          <table:table-cell office:value-type="float" office:value="15.3869">
            <text:p>15.3869</text:p>
          </table:table-cell>
          <table:table-cell office:value-type="float" office:value="229.613">
            <text:p>229.6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465">
            <text:p>21.5465</text:p>
          </table:table-cell>
          <table:table-cell office:value-type="float" office:value="15.2921">
            <text:p>15.2921</text:p>
          </table:table-cell>
          <table:table-cell office:value-type="float" office:value="229.708">
            <text:p>229.7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5764">
            <text:p>21.5764</text:p>
          </table:table-cell>
          <table:table-cell office:value-type="float" office:value="15.2048">
            <text:p>15.2048</text:p>
          </table:table-cell>
          <table:table-cell office:value-type="float" office:value="229.795">
            <text:p>229.7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049">
            <text:p>21.6049</text:p>
          </table:table-cell>
          <table:table-cell office:value-type="float" office:value="15.1217">
            <text:p>15.1217</text:p>
          </table:table-cell>
          <table:table-cell office:value-type="float" office:value="229.878">
            <text:p>229.8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35">
            <text:p>21.635</text:p>
          </table:table-cell>
          <table:table-cell office:value-type="float" office:value="15.034">
            <text:p>15.034</text:p>
          </table:table-cell>
          <table:table-cell office:value-type="float" office:value="229.966">
            <text:p>229.9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636">
            <text:p>21.6636</text:p>
          </table:table-cell>
          <table:table-cell office:value-type="float" office:value="14.9505">
            <text:p>14.9505</text:p>
          </table:table-cell>
          <table:table-cell office:value-type="float" office:value="230.05">
            <text:p>230.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6916">
            <text:p>21.6916</text:p>
          </table:table-cell>
          <table:table-cell office:value-type="float" office:value="14.869">
            <text:p>14.869</text:p>
          </table:table-cell>
          <table:table-cell office:value-type="float" office:value="230.131">
            <text:p>230.1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254">
            <text:p>21.7254</text:p>
          </table:table-cell>
          <table:table-cell office:value-type="float" office:value="14.7703">
            <text:p>14.7703</text:p>
          </table:table-cell>
          <table:table-cell office:value-type="float" office:value="230.23">
            <text:p>230.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556">
            <text:p>21.7556</text:p>
          </table:table-cell>
          <table:table-cell office:value-type="float" office:value="14.6822">
            <text:p>14.6822</text:p>
          </table:table-cell>
          <table:table-cell office:value-type="float" office:value="230.318">
            <text:p>230.3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7889">
            <text:p>21.7889</text:p>
          </table:table-cell>
          <table:table-cell office:value-type="float" office:value="14.5848">
            <text:p>14.5848</text:p>
          </table:table-cell>
          <table:table-cell office:value-type="float" office:value="230.415">
            <text:p>230.4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207">
            <text:p>21.8207</text:p>
          </table:table-cell>
          <table:table-cell office:value-type="float" office:value="14.4921">
            <text:p>14.4921</text:p>
          </table:table-cell>
          <table:table-cell office:value-type="float" office:value="230.508">
            <text:p>230.5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512">
            <text:p>21.8512</text:p>
          </table:table-cell>
          <table:table-cell office:value-type="float" office:value="14.4032">
            <text:p>14.4032</text:p>
          </table:table-cell>
          <table:table-cell office:value-type="float" office:value="230.597">
            <text:p>230.5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8813">
            <text:p>21.8813</text:p>
          </table:table-cell>
          <table:table-cell office:value-type="float" office:value="14.3155">
            <text:p>14.3155</text:p>
          </table:table-cell>
          <table:table-cell office:value-type="float" office:value="230.684">
            <text:p>230.6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142">
            <text:p>21.9142</text:p>
          </table:table-cell>
          <table:table-cell office:value-type="float" office:value="14.2196">
            <text:p>14.2196</text:p>
          </table:table-cell>
          <table:table-cell office:value-type="float" office:value="230.78">
            <text:p>230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443">
            <text:p>21.9443</text:p>
          </table:table-cell>
          <table:table-cell office:value-type="float" office:value="14.1319">
            <text:p>14.1319</text:p>
          </table:table-cell>
          <table:table-cell office:value-type="float" office:value="230.868">
            <text:p>230.8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1.9781">
            <text:p>21.9781</text:p>
          </table:table-cell>
          <table:table-cell office:value-type="float" office:value="14.0332">
            <text:p>14.0332</text:p>
          </table:table-cell>
          <table:table-cell office:value-type="float" office:value="230.967">
            <text:p>230.9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108">
            <text:p>22.0108</text:p>
          </table:table-cell>
          <table:table-cell office:value-type="float" office:value="13.9378">
            <text:p>13.9378</text:p>
          </table:table-cell>
          <table:table-cell office:value-type="float" office:value="231.062">
            <text:p>231.0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515">
            <text:p>22.0515</text:p>
          </table:table-cell>
          <table:table-cell office:value-type="float" office:value="13.819">
            <text:p>13.819</text:p>
          </table:table-cell>
          <table:table-cell office:value-type="float" office:value="231.181">
            <text:p>231.1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0864">
            <text:p>22.0864</text:p>
          </table:table-cell>
          <table:table-cell office:value-type="float" office:value="13.7175">
            <text:p>13.7175</text:p>
          </table:table-cell>
          <table:table-cell office:value-type="float" office:value="231.282">
            <text:p>231.2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167">
            <text:p>22.1167</text:p>
          </table:table-cell>
          <table:table-cell office:value-type="float" office:value="13.6292">
            <text:p>13.6292</text:p>
          </table:table-cell>
          <table:table-cell office:value-type="float" office:value="231.371">
            <text:p>231.3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482">
            <text:p>22.1482</text:p>
          </table:table-cell>
          <table:table-cell office:value-type="float" office:value="13.5377">
            <text:p>13.5377</text:p>
          </table:table-cell>
          <table:table-cell office:value-type="float" office:value="231.462">
            <text:p>231.4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1793">
            <text:p>22.1793</text:p>
          </table:table-cell>
          <table:table-cell office:value-type="float" office:value="13.447">
            <text:p>13.447</text:p>
          </table:table-cell>
          <table:table-cell office:value-type="float" office:value="231.553">
            <text:p>231.5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131">
            <text:p>22.2131</text:p>
          </table:table-cell>
          <table:table-cell office:value-type="float" office:value="13.3486">
            <text:p>13.3486</text:p>
          </table:table-cell>
          <table:table-cell office:value-type="float" office:value="231.651">
            <text:p>231.6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43">
            <text:p>22.243</text:p>
          </table:table-cell>
          <table:table-cell office:value-type="float" office:value="13.2617">
            <text:p>13.2617</text:p>
          </table:table-cell>
          <table:table-cell office:value-type="float" office:value="231.738">
            <text:p>231.7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2775">
            <text:p>22.2775</text:p>
          </table:table-cell>
          <table:table-cell office:value-type="float" office:value="13.161">
            <text:p>13.161</text:p>
          </table:table-cell>
          <table:table-cell office:value-type="float" office:value="231.839">
            <text:p>231.8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117">
            <text:p>22.3117</text:p>
          </table:table-cell>
          <table:table-cell office:value-type="float" office:value="13.0614">
            <text:p>13.0614</text:p>
          </table:table-cell>
          <table:table-cell office:value-type="float" office:value="231.939">
            <text:p>231.9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417">
            <text:p>22.3417</text:p>
          </table:table-cell>
          <table:table-cell office:value-type="float" office:value="12.9743">
            <text:p>12.9743</text:p>
          </table:table-cell>
          <table:table-cell office:value-type="float" office:value="232.026">
            <text:p>232.0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729">
            <text:p>22.3729</text:p>
          </table:table-cell>
          <table:table-cell office:value-type="float" office:value="12.8837">
            <text:p>12.8837</text:p>
          </table:table-cell>
          <table:table-cell office:value-type="float" office:value="232.116">
            <text:p>232.1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3933">
            <text:p>22.3933</text:p>
          </table:table-cell>
          <table:table-cell office:value-type="float" office:value="12.8243">
            <text:p>12.8243</text:p>
          </table:table-cell>
          <table:table-cell office:value-type="float" office:value="232.176">
            <text:p>232.1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228">
            <text:p>22.4228</text:p>
          </table:table-cell>
          <table:table-cell office:value-type="float" office:value="12.7385">
            <text:p>12.7385</text:p>
          </table:table-cell>
          <table:table-cell office:value-type="float" office:value="232.261">
            <text:p>232.2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542">
            <text:p>22.4542</text:p>
          </table:table-cell>
          <table:table-cell office:value-type="float" office:value="12.6473">
            <text:p>12.6473</text:p>
          </table:table-cell>
          <table:table-cell office:value-type="float" office:value="232.353">
            <text:p>232.3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4844">
            <text:p>22.4844</text:p>
          </table:table-cell>
          <table:table-cell office:value-type="float" office:value="12.5596">
            <text:p>12.5596</text:p>
          </table:table-cell>
          <table:table-cell office:value-type="float" office:value="232.44">
            <text:p>232.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138">
            <text:p>22.5138</text:p>
          </table:table-cell>
          <table:table-cell office:value-type="float" office:value="12.4741">
            <text:p>12.4741</text:p>
          </table:table-cell>
          <table:table-cell office:value-type="float" office:value="232.526">
            <text:p>232.5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424">
            <text:p>22.5424</text:p>
          </table:table-cell>
          <table:table-cell office:value-type="float" office:value="12.3911">
            <text:p>12.3911</text:p>
          </table:table-cell>
          <table:table-cell office:value-type="float" office:value="232.609">
            <text:p>232.6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5726">
            <text:p>22.5726</text:p>
          </table:table-cell>
          <table:table-cell office:value-type="float" office:value="12.3035">
            <text:p>12.3035</text:p>
          </table:table-cell>
          <table:table-cell office:value-type="float" office:value="232.696">
            <text:p>232.6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048">
            <text:p>22.6048</text:p>
          </table:table-cell>
          <table:table-cell office:value-type="float" office:value="12.2101">
            <text:p>12.2101</text:p>
          </table:table-cell>
          <table:table-cell office:value-type="float" office:value="232.79">
            <text:p>232.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35">
            <text:p>22.635</text:p>
          </table:table-cell>
          <table:table-cell office:value-type="float" office:value="12.1226">
            <text:p>12.1226</text:p>
          </table:table-cell>
          <table:table-cell office:value-type="float" office:value="232.877">
            <text:p>232.8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667">
            <text:p>22.6667</text:p>
          </table:table-cell>
          <table:table-cell office:value-type="float" office:value="12.0305">
            <text:p>12.0305</text:p>
          </table:table-cell>
          <table:table-cell office:value-type="float" office:value="232.969">
            <text:p>232.9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698">
            <text:p>22.698</text:p>
          </table:table-cell>
          <table:table-cell office:value-type="float" office:value="11.9397">
            <text:p>11.9397</text:p>
          </table:table-cell>
          <table:table-cell office:value-type="float" office:value="233.06">
            <text:p>233.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279">
            <text:p>22.7279</text:p>
          </table:table-cell>
          <table:table-cell office:value-type="float" office:value="11.853">
            <text:p>11.853</text:p>
          </table:table-cell>
          <table:table-cell office:value-type="float" office:value="233.147">
            <text:p>233.1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583">
            <text:p>22.7583</text:p>
          </table:table-cell>
          <table:table-cell office:value-type="float" office:value="11.7647">
            <text:p>11.7647</text:p>
          </table:table-cell>
          <table:table-cell office:value-type="float" office:value="233.235">
            <text:p>233.2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7908">
            <text:p>22.7908</text:p>
          </table:table-cell>
          <table:table-cell office:value-type="float" office:value="11.6705">
            <text:p>11.6705</text:p>
          </table:table-cell>
          <table:table-cell office:value-type="float" office:value="233.329">
            <text:p>233.3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203">
            <text:p>22.8203</text:p>
          </table:table-cell>
          <table:table-cell office:value-type="float" office:value="11.5851">
            <text:p>11.5851</text:p>
          </table:table-cell>
          <table:table-cell office:value-type="float" office:value="233.415">
            <text:p>233.4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507">
            <text:p>22.8507</text:p>
          </table:table-cell>
          <table:table-cell office:value-type="float" office:value="11.4969">
            <text:p>11.4969</text:p>
          </table:table-cell>
          <table:table-cell office:value-type="float" office:value="233.503">
            <text:p>233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8855">
            <text:p>22.8855</text:p>
          </table:table-cell>
          <table:table-cell office:value-type="float" office:value="11.3962">
            <text:p>11.3962</text:p>
          </table:table-cell>
          <table:table-cell office:value-type="float" office:value="233.604">
            <text:p>233.6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157">
            <text:p>22.9157</text:p>
          </table:table-cell>
          <table:table-cell office:value-type="float" office:value="11.3084">
            <text:p>11.3084</text:p>
          </table:table-cell>
          <table:table-cell office:value-type="float" office:value="233.692">
            <text:p>233.6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482">
            <text:p>22.9482</text:p>
          </table:table-cell>
          <table:table-cell office:value-type="float" office:value="11.2146">
            <text:p>11.2146</text:p>
          </table:table-cell>
          <table:table-cell office:value-type="float" office:value="233.785">
            <text:p>233.7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2.982">
            <text:p>22.982</text:p>
          </table:table-cell>
          <table:table-cell office:value-type="float" office:value="11.1166">
            <text:p>11.1166</text:p>
          </table:table-cell>
          <table:table-cell office:value-type="float" office:value="233.883">
            <text:p>233.8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143">
            <text:p>23.0143</text:p>
          </table:table-cell>
          <table:table-cell office:value-type="float" office:value="11.0229">
            <text:p>11.0229</text:p>
          </table:table-cell>
          <table:table-cell office:value-type="float" office:value="233.977">
            <text:p>233.9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512">
            <text:p>23.0512</text:p>
          </table:table-cell>
          <table:table-cell office:value-type="float" office:value="10.9159">
            <text:p>10.9159</text:p>
          </table:table-cell>
          <table:table-cell office:value-type="float" office:value="234.084">
            <text:p>234.0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0852">
            <text:p>23.0852</text:p>
          </table:table-cell>
          <table:table-cell office:value-type="float" office:value="10.8176">
            <text:p>10.8176</text:p>
          </table:table-cell>
          <table:table-cell office:value-type="float" office:value="234.182">
            <text:p>234.1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194">
            <text:p>23.1194</text:p>
          </table:table-cell>
          <table:table-cell office:value-type="float" office:value="10.7187">
            <text:p>10.7187</text:p>
          </table:table-cell>
          <table:table-cell office:value-type="float" office:value="234.281">
            <text:p>234.2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499">
            <text:p>23.1499</text:p>
          </table:table-cell>
          <table:table-cell office:value-type="float" office:value="10.6301">
            <text:p>10.6301</text:p>
          </table:table-cell>
          <table:table-cell office:value-type="float" office:value="234.37">
            <text:p>234.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1827">
            <text:p>23.1827</text:p>
          </table:table-cell>
          <table:table-cell office:value-type="float" office:value="10.5353">
            <text:p>10.5353</text:p>
          </table:table-cell>
          <table:table-cell office:value-type="float" office:value="234.465">
            <text:p>234.4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137">
            <text:p>23.2137</text:p>
          </table:table-cell>
          <table:table-cell office:value-type="float" office:value="10.4456">
            <text:p>10.4456</text:p>
          </table:table-cell>
          <table:table-cell office:value-type="float" office:value="234.554">
            <text:p>234.5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43">
            <text:p>23.243</text:p>
          </table:table-cell>
          <table:table-cell office:value-type="float" office:value="10.3612">
            <text:p>10.3612</text:p>
          </table:table-cell>
          <table:table-cell office:value-type="float" office:value="234.639">
            <text:p>234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2731">
            <text:p>23.2731</text:p>
          </table:table-cell>
          <table:table-cell office:value-type="float" office:value="10.2742">
            <text:p>10.2742</text:p>
          </table:table-cell>
          <table:table-cell office:value-type="float" office:value="234.726">
            <text:p>234.7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044">
            <text:p>23.3044</text:p>
          </table:table-cell>
          <table:table-cell office:value-type="float" office:value="10.1838">
            <text:p>10.1838</text:p>
          </table:table-cell>
          <table:table-cell office:value-type="float" office:value="234.816">
            <text:p>234.8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34">
            <text:p>23.334</text:p>
          </table:table-cell>
          <table:table-cell office:value-type="float" office:value="10.0984">
            <text:p>10.0984</text:p>
          </table:table-cell>
          <table:table-cell office:value-type="float" office:value="234.902">
            <text:p>234.9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63">
            <text:p>23.363</text:p>
          </table:table-cell>
          <table:table-cell office:value-type="float" office:value="10.0146">
            <text:p>10.0146</text:p>
          </table:table-cell>
          <table:table-cell office:value-type="float" office:value="234.985">
            <text:p>234.9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3924">
            <text:p>23.3924</text:p>
          </table:table-cell>
          <table:table-cell office:value-type="float" office:value="9.92976">
            <text:p>9.92976</text:p>
          </table:table-cell>
          <table:table-cell office:value-type="float" office:value="235.07">
            <text:p>235.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253">
            <text:p>23.4253</text:p>
          </table:table-cell>
          <table:table-cell office:value-type="float" office:value="9.83473">
            <text:p>9.83473</text:p>
          </table:table-cell>
          <table:table-cell office:value-type="float" office:value="235.165">
            <text:p>235.1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549">
            <text:p>23.4549</text:p>
          </table:table-cell>
          <table:table-cell office:value-type="float" office:value="9.74928">
            <text:p>9.74928</text:p>
          </table:table-cell>
          <table:table-cell office:value-type="float" office:value="235.251">
            <text:p>235.2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4836">
            <text:p>23.4836</text:p>
          </table:table-cell>
          <table:table-cell office:value-type="float" office:value="9.6667">
            <text:p>9.6667</text:p>
          </table:table-cell>
          <table:table-cell office:value-type="float" office:value="235.333">
            <text:p>235.3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132">
            <text:p>23.5132</text:p>
          </table:table-cell>
          <table:table-cell office:value-type="float" office:value="9.58133">
            <text:p>9.58133</text:p>
          </table:table-cell>
          <table:table-cell office:value-type="float" office:value="235.419">
            <text:p>235.4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443">
            <text:p>23.5443</text:p>
          </table:table-cell>
          <table:table-cell office:value-type="float" office:value="9.49142">
            <text:p>9.49142</text:p>
          </table:table-cell>
          <table:table-cell office:value-type="float" office:value="235.509">
            <text:p>235.5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5791">
            <text:p>23.5791</text:p>
          </table:table-cell>
          <table:table-cell office:value-type="float" office:value="9.39108">
            <text:p>9.39108</text:p>
          </table:table-cell>
          <table:table-cell office:value-type="float" office:value="235.609">
            <text:p>235.6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085">
            <text:p>23.6085</text:p>
          </table:table-cell>
          <table:table-cell office:value-type="float" office:value="9.30617">
            <text:p>9.30617</text:p>
          </table:table-cell>
          <table:table-cell office:value-type="float" office:value="235.694">
            <text:p>235.6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386">
            <text:p>23.6386</text:p>
          </table:table-cell>
          <table:table-cell office:value-type="float" office:value="9.2195">
            <text:p>9.2195</text:p>
          </table:table-cell>
          <table:table-cell office:value-type="float" office:value="235.781">
            <text:p>235.7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6701">
            <text:p>23.6701</text:p>
          </table:table-cell>
          <table:table-cell office:value-type="float" office:value="9.12852">
            <text:p>9.12852</text:p>
          </table:table-cell>
          <table:table-cell office:value-type="float" office:value="235.871">
            <text:p>235.8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02">
            <text:p>23.702</text:p>
          </table:table-cell>
          <table:table-cell office:value-type="float" office:value="9.03677">
            <text:p>9.03677</text:p>
          </table:table-cell>
          <table:table-cell office:value-type="float" office:value="235.963">
            <text:p>235.9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311">
            <text:p>23.7311</text:p>
          </table:table-cell>
          <table:table-cell office:value-type="float" office:value="8.95296">
            <text:p>8.95296</text:p>
          </table:table-cell>
          <table:table-cell office:value-type="float" office:value="236.047">
            <text:p>236.0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622">
            <text:p>23.7622</text:p>
          </table:table-cell>
          <table:table-cell office:value-type="float" office:value="8.8636">
            <text:p>8.8636</text:p>
          </table:table-cell>
          <table:table-cell office:value-type="float" office:value="236.136">
            <text:p>236.1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7945">
            <text:p>23.7945</text:p>
          </table:table-cell>
          <table:table-cell office:value-type="float" office:value="8.77049">
            <text:p>8.77049</text:p>
          </table:table-cell>
          <table:table-cell office:value-type="float" office:value="236.23">
            <text:p>236.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245">
            <text:p>23.8245</text:p>
          </table:table-cell>
          <table:table-cell office:value-type="float" office:value="8.68417">
            <text:p>8.68417</text:p>
          </table:table-cell>
          <table:table-cell office:value-type="float" office:value="236.316">
            <text:p>236.3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573">
            <text:p>23.8573</text:p>
          </table:table-cell>
          <table:table-cell office:value-type="float" office:value="8.58975">
            <text:p>8.58975</text:p>
          </table:table-cell>
          <table:table-cell office:value-type="float" office:value="236.41">
            <text:p>236.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8885">
            <text:p>23.8885</text:p>
          </table:table-cell>
          <table:table-cell office:value-type="float" office:value="8.49994">
            <text:p>8.49994</text:p>
          </table:table-cell>
          <table:table-cell office:value-type="float" office:value="236.5">
            <text:p>236.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198">
            <text:p>23.9198</text:p>
          </table:table-cell>
          <table:table-cell office:value-type="float" office:value="8.40965">
            <text:p>8.40965</text:p>
          </table:table-cell>
          <table:table-cell office:value-type="float" office:value="236.59">
            <text:p>236.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511">
            <text:p>23.9511</text:p>
          </table:table-cell>
          <table:table-cell office:value-type="float" office:value="8.31987">
            <text:p>8.31987</text:p>
          </table:table-cell>
          <table:table-cell office:value-type="float" office:value="236.68">
            <text:p>236.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3.9713">
            <text:p>23.9713</text:p>
          </table:table-cell>
          <table:table-cell office:value-type="float" office:value="8.2616">
            <text:p>8.2616</text:p>
          </table:table-cell>
          <table:table-cell office:value-type="float" office:value="236.738">
            <text:p>236.7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022">
            <text:p>24.0022</text:p>
          </table:table-cell>
          <table:table-cell office:value-type="float" office:value="8.17294">
            <text:p>8.17294</text:p>
          </table:table-cell>
          <table:table-cell office:value-type="float" office:value="236.827">
            <text:p>236.8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332">
            <text:p>24.0332</text:p>
          </table:table-cell>
          <table:table-cell office:value-type="float" office:value="8.08372">
            <text:p>8.08372</text:p>
          </table:table-cell>
          <table:table-cell office:value-type="float" office:value="236.916">
            <text:p>236.9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647">
            <text:p>24.0647</text:p>
          </table:table-cell>
          <table:table-cell office:value-type="float" office:value="7.99323">
            <text:p>7.99323</text:p>
          </table:table-cell>
          <table:table-cell office:value-type="float" office:value="237.007">
            <text:p>237.0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0978">
            <text:p>24.0978</text:p>
          </table:table-cell>
          <table:table-cell office:value-type="float" office:value="7.89832">
            <text:p>7.89832</text:p>
          </table:table-cell>
          <table:table-cell office:value-type="float" office:value="237.102">
            <text:p>237.1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286">
            <text:p>24.1286</text:p>
          </table:table-cell>
          <table:table-cell office:value-type="float" office:value="7.80991">
            <text:p>7.80991</text:p>
          </table:table-cell>
          <table:table-cell office:value-type="float" office:value="237.19">
            <text:p>237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578">
            <text:p>24.1578</text:p>
          </table:table-cell>
          <table:table-cell office:value-type="float" office:value="7.72609">
            <text:p>7.72609</text:p>
          </table:table-cell>
          <table:table-cell office:value-type="float" office:value="237.274">
            <text:p>237.2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1889">
            <text:p>24.1889</text:p>
          </table:table-cell>
          <table:table-cell office:value-type="float" office:value="7.63666">
            <text:p>7.63666</text:p>
          </table:table-cell>
          <table:table-cell office:value-type="float" office:value="237.363">
            <text:p>237.3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24">
            <text:p>24.224</text:p>
          </table:table-cell>
          <table:table-cell office:value-type="float" office:value="7.5361">
            <text:p>7.5361</text:p>
          </table:table-cell>
          <table:table-cell office:value-type="float" office:value="237.464">
            <text:p>237.4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555">
            <text:p>24.2555</text:p>
          </table:table-cell>
          <table:table-cell office:value-type="float" office:value="7.4458">
            <text:p>7.4458</text:p>
          </table:table-cell>
          <table:table-cell office:value-type="float" office:value="237.554">
            <text:p>237.5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2904">
            <text:p>24.2904</text:p>
          </table:table-cell>
          <table:table-cell office:value-type="float" office:value="7.34547">
            <text:p>7.34547</text:p>
          </table:table-cell>
          <table:table-cell office:value-type="float" office:value="237.655">
            <text:p>237.6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227">
            <text:p>24.3227</text:p>
          </table:table-cell>
          <table:table-cell office:value-type="float" office:value="7.25282">
            <text:p>7.25282</text:p>
          </table:table-cell>
          <table:table-cell office:value-type="float" office:value="237.747">
            <text:p>237.7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546">
            <text:p>24.3546</text:p>
          </table:table-cell>
          <table:table-cell office:value-type="float" office:value="7.16153">
            <text:p>7.16153</text:p>
          </table:table-cell>
          <table:table-cell office:value-type="float" office:value="237.838">
            <text:p>237.8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3861">
            <text:p>24.3861</text:p>
          </table:table-cell>
          <table:table-cell office:value-type="float" office:value="7.07127">
            <text:p>7.07127</text:p>
          </table:table-cell>
          <table:table-cell office:value-type="float" office:value="237.929">
            <text:p>237.9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178">
            <text:p>24.4178</text:p>
          </table:table-cell>
          <table:table-cell office:value-type="float" office:value="6.98039">
            <text:p>6.98039</text:p>
          </table:table-cell>
          <table:table-cell office:value-type="float" office:value="238.02">
            <text:p>238.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505">
            <text:p>24.4505</text:p>
          </table:table-cell>
          <table:table-cell office:value-type="float" office:value="6.88673">
            <text:p>6.88673</text:p>
          </table:table-cell>
          <table:table-cell office:value-type="float" office:value="238.113">
            <text:p>238.1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48">
            <text:p>24.48</text:p>
          </table:table-cell>
          <table:table-cell office:value-type="float" office:value="6.80226">
            <text:p>6.80226</text:p>
          </table:table-cell>
          <table:table-cell office:value-type="float" office:value="238.198">
            <text:p>238.1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135">
            <text:p>24.5135</text:p>
          </table:table-cell>
          <table:table-cell office:value-type="float" office:value="6.70653">
            <text:p>6.70653</text:p>
          </table:table-cell>
          <table:table-cell office:value-type="float" office:value="238.293">
            <text:p>238.2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455">
            <text:p>24.5455</text:p>
          </table:table-cell>
          <table:table-cell office:value-type="float" office:value="6.61476">
            <text:p>6.61476</text:p>
          </table:table-cell>
          <table:table-cell office:value-type="float" office:value="238.385">
            <text:p>238.3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742">
            <text:p>24.5742</text:p>
          </table:table-cell>
          <table:table-cell office:value-type="float" office:value="6.5327">
            <text:p>6.5327</text:p>
          </table:table-cell>
          <table:table-cell office:value-type="float" office:value="238.467">
            <text:p>238.4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5946">
            <text:p>24.5946</text:p>
          </table:table-cell>
          <table:table-cell office:value-type="float" office:value="6.47432">
            <text:p>6.47432</text:p>
          </table:table-cell>
          <table:table-cell office:value-type="float" office:value="238.526">
            <text:p>238.5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267">
            <text:p>24.6267</text:p>
          </table:table-cell>
          <table:table-cell office:value-type="float" office:value="6.38242">
            <text:p>6.38242</text:p>
          </table:table-cell>
          <table:table-cell office:value-type="float" office:value="238.618">
            <text:p>238.6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584">
            <text:p>24.6584</text:p>
          </table:table-cell>
          <table:table-cell office:value-type="float" office:value="6.29196">
            <text:p>6.29196</text:p>
          </table:table-cell>
          <table:table-cell office:value-type="float" office:value="238.708">
            <text:p>238.7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6884">
            <text:p>24.6884</text:p>
          </table:table-cell>
          <table:table-cell office:value-type="float" office:value="6.20624">
            <text:p>6.20624</text:p>
          </table:table-cell>
          <table:table-cell office:value-type="float" office:value="238.794">
            <text:p>238.7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184">
            <text:p>24.7184</text:p>
          </table:table-cell>
          <table:table-cell office:value-type="float" office:value="6.12057">
            <text:p>6.12057</text:p>
          </table:table-cell>
          <table:table-cell office:value-type="float" office:value="238.879">
            <text:p>238.8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474">
            <text:p>24.7474</text:p>
          </table:table-cell>
          <table:table-cell office:value-type="float" office:value="6.0377">
            <text:p>6.0377</text:p>
          </table:table-cell>
          <table:table-cell office:value-type="float" office:value="238.962">
            <text:p>238.9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778">
            <text:p>24.778</text:p>
          </table:table-cell>
          <table:table-cell office:value-type="float" office:value="5.95038">
            <text:p>5.95038</text:p>
          </table:table-cell>
          <table:table-cell office:value-type="float" office:value="239.05">
            <text:p>239.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137">
            <text:p>24.8137</text:p>
          </table:table-cell>
          <table:table-cell office:value-type="float" office:value="5.84833">
            <text:p>5.84833</text:p>
          </table:table-cell>
          <table:table-cell office:value-type="float" office:value="239.152">
            <text:p>239.1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454">
            <text:p>24.8454</text:p>
          </table:table-cell>
          <table:table-cell office:value-type="float" office:value="5.75768">
            <text:p>5.75768</text:p>
          </table:table-cell>
          <table:table-cell office:value-type="float" office:value="239.242">
            <text:p>239.2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88">
            <text:p>24.88</text:p>
          </table:table-cell>
          <table:table-cell office:value-type="float" office:value="5.65904">
            <text:p>5.65904</text:p>
          </table:table-cell>
          <table:table-cell office:value-type="float" office:value="239.341">
            <text:p>239.3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118">
            <text:p>24.9118</text:p>
          </table:table-cell>
          <table:table-cell office:value-type="float" office:value="5.56818">
            <text:p>5.56818</text:p>
          </table:table-cell>
          <table:table-cell office:value-type="float" office:value="239.432">
            <text:p>239.4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467">
            <text:p>24.9467</text:p>
          </table:table-cell>
          <table:table-cell office:value-type="float" office:value="5.46858">
            <text:p>5.46858</text:p>
          </table:table-cell>
          <table:table-cell office:value-type="float" office:value="239.531">
            <text:p>239.5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4.9785">
            <text:p>24.9785</text:p>
          </table:table-cell>
          <table:table-cell office:value-type="float" office:value="5.37798">
            <text:p>5.37798</text:p>
          </table:table-cell>
          <table:table-cell office:value-type="float" office:value="239.622">
            <text:p>239.6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091">
            <text:p>25.0091</text:p>
          </table:table-cell>
          <table:table-cell office:value-type="float" office:value="5.29089">
            <text:p>5.29089</text:p>
          </table:table-cell>
          <table:table-cell office:value-type="float" office:value="239.709">
            <text:p>239.7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393">
            <text:p>25.0393</text:p>
          </table:table-cell>
          <table:table-cell office:value-type="float" office:value="5.20467">
            <text:p>5.20467</text:p>
          </table:table-cell>
          <table:table-cell office:value-type="float" office:value="239.795">
            <text:p>239.7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0768">
            <text:p>25.0768</text:p>
          </table:table-cell>
          <table:table-cell office:value-type="float" office:value="5.09779">
            <text:p>5.09779</text:p>
          </table:table-cell>
          <table:table-cell office:value-type="float" office:value="239.902">
            <text:p>239.9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101">
            <text:p>25.1101</text:p>
          </table:table-cell>
          <table:table-cell office:value-type="float" office:value="5.00307">
            <text:p>5.00307</text:p>
          </table:table-cell>
          <table:table-cell office:value-type="float" office:value="239.997">
            <text:p>239.9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432">
            <text:p>25.1432</text:p>
          </table:table-cell>
          <table:table-cell office:value-type="float" office:value="4.90878">
            <text:p>4.90878</text:p>
          </table:table-cell>
          <table:table-cell office:value-type="float" office:value="240.091">
            <text:p>240.0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1742">
            <text:p>25.1742</text:p>
          </table:table-cell>
          <table:table-cell office:value-type="float" office:value="4.82054">
            <text:p>4.82054</text:p>
          </table:table-cell>
          <table:table-cell office:value-type="float" office:value="240.179">
            <text:p>240.1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066">
            <text:p>25.2066</text:p>
          </table:table-cell>
          <table:table-cell office:value-type="float" office:value="4.72836">
            <text:p>4.72836</text:p>
          </table:table-cell>
          <table:table-cell office:value-type="float" office:value="240.272">
            <text:p>240.2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368">
            <text:p>25.2368</text:p>
          </table:table-cell>
          <table:table-cell office:value-type="float" office:value="4.64227">
            <text:p>4.64227</text:p>
          </table:table-cell>
          <table:table-cell office:value-type="float" office:value="240.358">
            <text:p>240.3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674">
            <text:p>25.2674</text:p>
          </table:table-cell>
          <table:table-cell office:value-type="float" office:value="4.55537">
            <text:p>4.55537</text:p>
          </table:table-cell>
          <table:table-cell office:value-type="float" office:value="240.445">
            <text:p>240.4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2971">
            <text:p>25.2971</text:p>
          </table:table-cell>
          <table:table-cell office:value-type="float" office:value="4.47095">
            <text:p>4.47095</text:p>
          </table:table-cell>
          <table:table-cell office:value-type="float" office:value="240.529">
            <text:p>240.5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285">
            <text:p>25.3285</text:p>
          </table:table-cell>
          <table:table-cell office:value-type="float" office:value="4.38187">
            <text:p>4.38187</text:p>
          </table:table-cell>
          <table:table-cell office:value-type="float" office:value="240.618">
            <text:p>240.6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589">
            <text:p>25.3589</text:p>
          </table:table-cell>
          <table:table-cell office:value-type="float" office:value="4.29553">
            <text:p>4.29553</text:p>
          </table:table-cell>
          <table:table-cell office:value-type="float" office:value="240.704">
            <text:p>240.7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3924">
            <text:p>25.3924</text:p>
          </table:table-cell>
          <table:table-cell office:value-type="float" office:value="4.20047">
            <text:p>4.20047</text:p>
          </table:table-cell>
          <table:table-cell office:value-type="float" office:value="240.8">
            <text:p>240.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228">
            <text:p>25.4228</text:p>
          </table:table-cell>
          <table:table-cell office:value-type="float" office:value="4.11407">
            <text:p>4.11407</text:p>
          </table:table-cell>
          <table:table-cell office:value-type="float" office:value="240.886">
            <text:p>240.8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557">
            <text:p>25.4557</text:p>
          </table:table-cell>
          <table:table-cell office:value-type="float" office:value="4.02063">
            <text:p>4.02063</text:p>
          </table:table-cell>
          <table:table-cell office:value-type="float" office:value="240.979">
            <text:p>240.9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4887">
            <text:p>25.4887</text:p>
          </table:table-cell>
          <table:table-cell office:value-type="float" office:value="3.92711">
            <text:p>3.92711</text:p>
          </table:table-cell>
          <table:table-cell office:value-type="float" office:value="241.073">
            <text:p>241.0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196">
            <text:p>25.5196</text:p>
          </table:table-cell>
          <table:table-cell office:value-type="float" office:value="3.83926">
            <text:p>3.83926</text:p>
          </table:table-cell>
          <table:table-cell office:value-type="float" office:value="241.161">
            <text:p>241.1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509">
            <text:p>25.5509</text:p>
          </table:table-cell>
          <table:table-cell office:value-type="float" office:value="3.7505">
            <text:p>3.7505</text:p>
          </table:table-cell>
          <table:table-cell office:value-type="float" office:value="241.249">
            <text:p>241.2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5826">
            <text:p>25.5826</text:p>
          </table:table-cell>
          <table:table-cell office:value-type="float" office:value="3.6606">
            <text:p>3.6606</text:p>
          </table:table-cell>
          <table:table-cell office:value-type="float" office:value="241.339">
            <text:p>241.3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122">
            <text:p>25.6122</text:p>
          </table:table-cell>
          <table:table-cell office:value-type="float" office:value="3.57684">
            <text:p>3.57684</text:p>
          </table:table-cell>
          <table:table-cell office:value-type="float" office:value="241.423">
            <text:p>241.4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449">
            <text:p>25.6449</text:p>
          </table:table-cell>
          <table:table-cell office:value-type="float" office:value="3.4843">
            <text:p>3.4843</text:p>
          </table:table-cell>
          <table:table-cell office:value-type="float" office:value="241.516">
            <text:p>241.5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674">
            <text:p>25.674</text:p>
          </table:table-cell>
          <table:table-cell office:value-type="float" office:value="3.40186">
            <text:p>3.40186</text:p>
          </table:table-cell>
          <table:table-cell office:value-type="float" office:value="241.598">
            <text:p>241.5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094">
            <text:p>25.7094</text:p>
          </table:table-cell>
          <table:table-cell office:value-type="float" office:value="3.30122">
            <text:p>3.30122</text:p>
          </table:table-cell>
          <table:table-cell office:value-type="float" office:value="241.699">
            <text:p>241.6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411">
            <text:p>25.7411</text:p>
          </table:table-cell>
          <table:table-cell office:value-type="float" office:value="3.21179">
            <text:p>3.21179</text:p>
          </table:table-cell>
          <table:table-cell office:value-type="float" office:value="241.788">
            <text:p>241.7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771">
            <text:p>25.771</text:p>
          </table:table-cell>
          <table:table-cell office:value-type="float" office:value="3.12686">
            <text:p>3.12686</text:p>
          </table:table-cell>
          <table:table-cell office:value-type="float" office:value="241.873">
            <text:p>241.8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023">
            <text:p>25.8023</text:p>
          </table:table-cell>
          <table:table-cell office:value-type="float" office:value="3.03831">
            <text:p>3.03831</text:p>
          </table:table-cell>
          <table:table-cell office:value-type="float" office:value="241.962">
            <text:p>241.9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343">
            <text:p>25.8343</text:p>
          </table:table-cell>
          <table:table-cell office:value-type="float" office:value="2.94785">
            <text:p>2.94785</text:p>
          </table:table-cell>
          <table:table-cell office:value-type="float" office:value="242.052">
            <text:p>242.0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634">
            <text:p>25.8634</text:p>
          </table:table-cell>
          <table:table-cell office:value-type="float" office:value="2.86568">
            <text:p>2.86568</text:p>
          </table:table-cell>
          <table:table-cell office:value-type="float" office:value="242.134">
            <text:p>242.1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8928">
            <text:p>25.8928</text:p>
          </table:table-cell>
          <table:table-cell office:value-type="float" office:value="2.78255">
            <text:p>2.78255</text:p>
          </table:table-cell>
          <table:table-cell office:value-type="float" office:value="242.217">
            <text:p>242.2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232">
            <text:p>25.9232</text:p>
          </table:table-cell>
          <table:table-cell office:value-type="float" office:value="2.69664">
            <text:p>2.69664</text:p>
          </table:table-cell>
          <table:table-cell office:value-type="float" office:value="242.303">
            <text:p>242.3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527">
            <text:p>25.9527</text:p>
          </table:table-cell>
          <table:table-cell office:value-type="float" office:value="2.61325">
            <text:p>2.61325</text:p>
          </table:table-cell>
          <table:table-cell office:value-type="float" office:value="242.387">
            <text:p>242.3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5.9822">
            <text:p>25.9822</text:p>
          </table:table-cell>
          <table:table-cell office:value-type="float" office:value="2.52992">
            <text:p>2.52992</text:p>
          </table:table-cell>
          <table:table-cell office:value-type="float" office:value="242.47">
            <text:p>242.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113">
            <text:p>26.0113</text:p>
          </table:table-cell>
          <table:table-cell office:value-type="float" office:value="2.44795">
            <text:p>2.44795</text:p>
          </table:table-cell>
          <table:table-cell office:value-type="float" office:value="242.552">
            <text:p>242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448">
            <text:p>26.0448</text:p>
          </table:table-cell>
          <table:table-cell office:value-type="float" office:value="2.35327">
            <text:p>2.35327</text:p>
          </table:table-cell>
          <table:table-cell office:value-type="float" office:value="242.647">
            <text:p>242.6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0766">
            <text:p>26.0766</text:p>
          </table:table-cell>
          <table:table-cell office:value-type="float" office:value="2.26338">
            <text:p>2.26338</text:p>
          </table:table-cell>
          <table:table-cell office:value-type="float" office:value="242.737">
            <text:p>242.7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072">
            <text:p>26.1072</text:p>
          </table:table-cell>
          <table:table-cell office:value-type="float" office:value="2.17702">
            <text:p>2.17702</text:p>
          </table:table-cell>
          <table:table-cell office:value-type="float" office:value="242.823">
            <text:p>242.8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414">
            <text:p>26.1414</text:p>
          </table:table-cell>
          <table:table-cell office:value-type="float" office:value="2.08063">
            <text:p>2.08063</text:p>
          </table:table-cell>
          <table:table-cell office:value-type="float" office:value="242.919">
            <text:p>242.9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1707">
            <text:p>26.1707</text:p>
          </table:table-cell>
          <table:table-cell office:value-type="float" office:value="1.99782">
            <text:p>1.99782</text:p>
          </table:table-cell>
          <table:table-cell office:value-type="float" office:value="243.002">
            <text:p>243.0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021">
            <text:p>26.2021</text:p>
          </table:table-cell>
          <table:table-cell office:value-type="float" office:value="1.90939">
            <text:p>1.90939</text:p>
          </table:table-cell>
          <table:table-cell office:value-type="float" office:value="243.091">
            <text:p>243.0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323">
            <text:p>26.2323</text:p>
          </table:table-cell>
          <table:table-cell office:value-type="float" office:value="1.82437">
            <text:p>1.82437</text:p>
          </table:table-cell>
          <table:table-cell office:value-type="float" office:value="243.176">
            <text:p>243.1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632">
            <text:p>26.2632</text:p>
          </table:table-cell>
          <table:table-cell office:value-type="float" office:value="1.73741">
            <text:p>1.73741</text:p>
          </table:table-cell>
          <table:table-cell office:value-type="float" office:value="243.263">
            <text:p>243.263</text:p>
          </table:table-cell>
          <table:table-cell office:value-type="float" office:value="0.868706">
            <text:p>0.8687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2935">
            <text:p>26.2935</text:p>
          </table:table-cell>
          <table:table-cell office:value-type="float" office:value="1.65178">
            <text:p>1.65178</text:p>
          </table:table-cell>
          <table:table-cell office:value-type="float" office:value="243.348">
            <text:p>243.348</text:p>
          </table:table-cell>
          <table:table-cell office:value-type="float" office:value="0.82589">
            <text:p>0.825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261">
            <text:p>26.3261</text:p>
          </table:table-cell>
          <table:table-cell office:value-type="float" office:value="1.55998">
            <text:p>1.55998</text:p>
          </table:table-cell>
          <table:table-cell office:value-type="float" office:value="243.44">
            <text:p>243.44</text:p>
          </table:table-cell>
          <table:table-cell office:value-type="float" office:value="0.779991">
            <text:p>0.7799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611">
            <text:p>26.3611</text:p>
          </table:table-cell>
          <table:table-cell office:value-type="float" office:value="1.46159">
            <text:p>1.46159</text:p>
          </table:table-cell>
          <table:table-cell office:value-type="float" office:value="243.538">
            <text:p>243.538</text:p>
          </table:table-cell>
          <table:table-cell office:value-type="float" office:value="0.730797">
            <text:p>0.7307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3932">
            <text:p>26.3932</text:p>
          </table:table-cell>
          <table:table-cell office:value-type="float" office:value="1.37108">
            <text:p>1.37108</text:p>
          </table:table-cell>
          <table:table-cell office:value-type="float" office:value="243.629">
            <text:p>243.629</text:p>
          </table:table-cell>
          <table:table-cell office:value-type="float" office:value="0.685539">
            <text:p>0.6855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228">
            <text:p>26.4228</text:p>
          </table:table-cell>
          <table:table-cell office:value-type="float" office:value="1.28796">
            <text:p>1.28796</text:p>
          </table:table-cell>
          <table:table-cell office:value-type="float" office:value="243.712">
            <text:p>243.712</text:p>
          </table:table-cell>
          <table:table-cell office:value-type="float" office:value="0.643982">
            <text:p>0.6439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564">
            <text:p>26.4564</text:p>
          </table:table-cell>
          <table:table-cell office:value-type="float" office:value="1.1933">
            <text:p>1.1933</text:p>
          </table:table-cell>
          <table:table-cell office:value-type="float" office:value="243.807">
            <text:p>243.807</text:p>
          </table:table-cell>
          <table:table-cell office:value-type="float" office:value="0.596649">
            <text:p>0.5966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4881">
            <text:p>26.4881</text:p>
          </table:table-cell>
          <table:table-cell office:value-type="float" office:value="1.10414">
            <text:p>1.10414</text:p>
          </table:table-cell>
          <table:table-cell office:value-type="float" office:value="243.896">
            <text:p>243.896</text:p>
          </table:table-cell>
          <table:table-cell office:value-type="float" office:value="0.552071">
            <text:p>0.5520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205">
            <text:p>26.5205</text:p>
          </table:table-cell>
          <table:table-cell office:value-type="float" office:value="1.01306">
            <text:p>1.01306</text:p>
          </table:table-cell>
          <table:table-cell office:value-type="float" office:value="243.987">
            <text:p>243.987</text:p>
          </table:table-cell>
          <table:table-cell office:value-type="float" office:value="0.506531">
            <text:p>0.5065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5">
            <text:p>26.55</text:p>
          </table:table-cell>
          <table:table-cell office:value-type="float" office:value="0.930038">
            <text:p>0.930038</text:p>
          </table:table-cell>
          <table:table-cell office:value-type="float" office:value="244.07">
            <text:p>244.07</text:p>
          </table:table-cell>
          <table:table-cell office:value-type="float" office:value="0.465019">
            <text:p>0.4650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5842">
            <text:p>26.5842</text:p>
          </table:table-cell>
          <table:table-cell office:value-type="float" office:value="0.83403">
            <text:p>0.83403</text:p>
          </table:table-cell>
          <table:table-cell office:value-type="float" office:value="244.166">
            <text:p>244.166</text:p>
          </table:table-cell>
          <table:table-cell office:value-type="float" office:value="0.417015">
            <text:p>0.4170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14">
            <text:p>26.614</text:p>
          </table:table-cell>
          <table:table-cell office:value-type="float" office:value="0.750336">
            <text:p>0.750336</text:p>
          </table:table-cell>
          <table:table-cell office:value-type="float" office:value="244.25">
            <text:p>244.25</text:p>
          </table:table-cell>
          <table:table-cell office:value-type="float" office:value="0.375168">
            <text:p>0.3751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459">
            <text:p>26.6459</text:p>
          </table:table-cell>
          <table:table-cell office:value-type="float" office:value="0.661133">
            <text:p>0.661133</text:p>
          </table:table-cell>
          <table:table-cell office:value-type="float" office:value="244.339">
            <text:p>244.339</text:p>
          </table:table-cell>
          <table:table-cell office:value-type="float" office:value="0.330566">
            <text:p>0.3305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6758">
            <text:p>26.6758</text:p>
          </table:table-cell>
          <table:table-cell office:value-type="float" office:value="0.577301">
            <text:p>0.577301</text:p>
          </table:table-cell>
          <table:table-cell office:value-type="float" office:value="244.423">
            <text:p>244.423</text:p>
          </table:table-cell>
          <table:table-cell office:value-type="float" office:value="0.288651">
            <text:p>0.2886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1">
            <text:p>26.71</text:p>
          </table:table-cell>
          <table:table-cell office:value-type="float" office:value="0.481766">
            <text:p>0.481766</text:p>
          </table:table-cell>
          <table:table-cell office:value-type="float" office:value="244.518">
            <text:p>244.518</text:p>
          </table:table-cell>
          <table:table-cell office:value-type="float" office:value="0.240883">
            <text:p>0.2408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409">
            <text:p>26.7409</text:p>
          </table:table-cell>
          <table:table-cell office:value-type="float" office:value="0.395447">
            <text:p>0.395447</text:p>
          </table:table-cell>
          <table:table-cell office:value-type="float" office:value="244.605">
            <text:p>244.605</text:p>
          </table:table-cell>
          <table:table-cell office:value-type="float" office:value="0.197723">
            <text:p>0.1977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7762">
            <text:p>26.7762</text:p>
          </table:table-cell>
          <table:table-cell office:value-type="float" office:value="0.297379">
            <text:p>0.297379</text:p>
          </table:table-cell>
          <table:table-cell office:value-type="float" office:value="244.703">
            <text:p>244.703</text:p>
          </table:table-cell>
          <table:table-cell office:value-type="float" office:value="0.148689">
            <text:p>0.1486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053">
            <text:p>26.8053</text:p>
          </table:table-cell>
          <table:table-cell office:value-type="float" office:value="0.216354">
            <text:p>0.216354</text:p>
          </table:table-cell>
          <table:table-cell office:value-type="float" office:value="244.784">
            <text:p>244.784</text:p>
          </table:table-cell>
          <table:table-cell office:value-type="float" office:value="0.108177">
            <text:p>0.1081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418">
            <text:p>26.8418</text:p>
          </table:table-cell>
          <table:table-cell office:value-type="float" office:value="0.115341">
            <text:p>0.115341</text:p>
          </table:table-cell>
          <table:table-cell office:value-type="float" office:value="244.885">
            <text:p>244.885</text:p>
          </table:table-cell>
          <table:table-cell office:value-type="float" office:value="0.0576706">
            <text:p>0.05767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8744">
            <text:p>26.8744</text:p>
          </table:table-cell>
          <table:table-cell office:value-type="float" office:value="0.0254669">
            <text:p>0.0254669</text:p>
          </table:table-cell>
          <table:table-cell office:value-type="float" office:value="244.975">
            <text:p>244.975</text:p>
          </table:table-cell>
          <table:table-cell office:value-type="float" office:value="0.0127335">
            <text:p>0.01273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115">
            <text:p>26.9115</text:p>
          </table:table-cell>
          <table:table-cell office:value-type="float" office:value="-0.0765991">
            <text:p>-0.0765991</text:p>
          </table:table-cell>
          <table:table-cell office:value-type="float" office:value="245.077">
            <text:p>245.077</text:p>
          </table:table-cell>
          <table:table-cell office:value-type="float" office:value="-0.0382996">
            <text:p>-0.03829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442">
            <text:p>26.9442</text:p>
          </table:table-cell>
          <table:table-cell office:value-type="float" office:value="-0.16629">
            <text:p>-0.16629</text:p>
          </table:table-cell>
          <table:table-cell office:value-type="float" office:value="245.166">
            <text:p>245.166</text:p>
          </table:table-cell>
          <table:table-cell office:value-type="float" office:value="-0.0831451">
            <text:p>-0.08314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6.9737">
            <text:p>26.9737</text:p>
          </table:table-cell>
          <table:table-cell office:value-type="float" office:value="-0.246384">
            <text:p>-0.246384</text:p>
          </table:table-cell>
          <table:table-cell office:value-type="float" office:value="245.246">
            <text:p>245.246</text:p>
          </table:table-cell>
          <table:table-cell office:value-type="float" office:value="-0.123192">
            <text:p>-0.1231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049">
            <text:p>27.0049</text:p>
          </table:table-cell>
          <table:table-cell office:value-type="float" office:value="-0.330643">
            <text:p>-0.330643</text:p>
          </table:table-cell>
          <table:table-cell office:value-type="float" office:value="245.331">
            <text:p>245.331</text:p>
          </table:table-cell>
          <table:table-cell office:value-type="float" office:value="-0.165321">
            <text:p>-0.1653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373">
            <text:p>27.0373</text:p>
          </table:table-cell>
          <table:table-cell office:value-type="float" office:value="-0.417831">
            <text:p>-0.417831</text:p>
          </table:table-cell>
          <table:table-cell office:value-type="float" office:value="245.418">
            <text:p>245.418</text:p>
          </table:table-cell>
          <table:table-cell office:value-type="float" office:value="-0.208916">
            <text:p>-0.2089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0684">
            <text:p>27.0684</text:p>
          </table:table-cell>
          <table:table-cell office:value-type="float" office:value="-0.500946">
            <text:p>-0.500946</text:p>
          </table:table-cell>
          <table:table-cell office:value-type="float" office:value="245.501">
            <text:p>245.501</text:p>
          </table:table-cell>
          <table:table-cell office:value-type="float" office:value="-0.250473">
            <text:p>-0.2504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043">
            <text:p>27.1043</text:p>
          </table:table-cell>
          <table:table-cell office:value-type="float" office:value="-0.596359">
            <text:p>-0.596359</text:p>
          </table:table-cell>
          <table:table-cell office:value-type="float" office:value="245.596">
            <text:p>245.596</text:p>
          </table:table-cell>
          <table:table-cell office:value-type="float" office:value="-0.29818">
            <text:p>-0.298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371">
            <text:p>27.1371</text:p>
          </table:table-cell>
          <table:table-cell office:value-type="float" office:value="-0.682388">
            <text:p>-0.682388</text:p>
          </table:table-cell>
          <table:table-cell office:value-type="float" office:value="245.682">
            <text:p>245.682</text:p>
          </table:table-cell>
          <table:table-cell office:value-type="float" office:value="-0.341194">
            <text:p>-0.3411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1663">
            <text:p>27.1663</text:p>
          </table:table-cell>
          <table:table-cell office:value-type="float" office:value="-0.758514">
            <text:p>-0.758514</text:p>
          </table:table-cell>
          <table:table-cell office:value-type="float" office:value="245.759">
            <text:p>245.759</text:p>
          </table:table-cell>
          <table:table-cell office:value-type="float" office:value="-0.379257">
            <text:p>-0.3792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">
            <text:p>27.2</text:p>
          </table:table-cell>
          <table:table-cell office:value-type="float" office:value="-0.84552">
            <text:p>-0.84552</text:p>
          </table:table-cell>
          <table:table-cell office:value-type="float" office:value="245.846">
            <text:p>245.846</text:p>
          </table:table-cell>
          <table:table-cell office:value-type="float" office:value="-0.42276">
            <text:p>-0.422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289">
            <text:p>27.2289</text:p>
          </table:table-cell>
          <table:table-cell office:value-type="float" office:value="-0.919174">
            <text:p>-0.919174</text:p>
          </table:table-cell>
          <table:table-cell office:value-type="float" office:value="245.919">
            <text:p>245.919</text:p>
          </table:table-cell>
          <table:table-cell office:value-type="float" office:value="-0.459587">
            <text:p>-0.4595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614">
            <text:p>27.2614</text:p>
          </table:table-cell>
          <table:table-cell office:value-type="float" office:value="-1.00151">
            <text:p>-1.00151</text:p>
          </table:table-cell>
          <table:table-cell office:value-type="float" office:value="246.002">
            <text:p>246.002</text:p>
          </table:table-cell>
          <table:table-cell office:value-type="float" office:value="-0.500755">
            <text:p>-0.5007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2909">
            <text:p>27.2909</text:p>
          </table:table-cell>
          <table:table-cell office:value-type="float" office:value="-1.07515">
            <text:p>-1.07515</text:p>
          </table:table-cell>
          <table:table-cell office:value-type="float" office:value="246.075">
            <text:p>246.075</text:p>
          </table:table-cell>
          <table:table-cell office:value-type="float" office:value="-0.537575">
            <text:p>-0.5375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205">
            <text:p>27.3205</text:p>
          </table:table-cell>
          <table:table-cell office:value-type="float" office:value="-1.14835">
            <text:p>-1.14835</text:p>
          </table:table-cell>
          <table:table-cell office:value-type="float" office:value="246.148">
            <text:p>246.148</text:p>
          </table:table-cell>
          <table:table-cell office:value-type="float" office:value="-0.574173">
            <text:p>-0.5741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503">
            <text:p>27.3503</text:p>
          </table:table-cell>
          <table:table-cell office:value-type="float" office:value="-1.2213">
            <text:p>-1.2213</text:p>
          </table:table-cell>
          <table:table-cell office:value-type="float" office:value="246.221">
            <text:p>246.221</text:p>
          </table:table-cell>
          <table:table-cell office:value-type="float" office:value="-0.610649">
            <text:p>-0.6106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3858">
            <text:p>27.3858</text:p>
          </table:table-cell>
          <table:table-cell office:value-type="float" office:value="-1.30682">
            <text:p>-1.30682</text:p>
          </table:table-cell>
          <table:table-cell office:value-type="float" office:value="246.307">
            <text:p>246.307</text:p>
          </table:table-cell>
          <table:table-cell office:value-type="float" office:value="-0.653412">
            <text:p>-0.6534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181">
            <text:p>27.4181</text:p>
          </table:table-cell>
          <table:table-cell office:value-type="float" office:value="-1.38354">
            <text:p>-1.38354</text:p>
          </table:table-cell>
          <table:table-cell office:value-type="float" office:value="246.384">
            <text:p>246.384</text:p>
          </table:table-cell>
          <table:table-cell office:value-type="float" office:value="-0.691772">
            <text:p>-0.6917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495">
            <text:p>27.4495</text:p>
          </table:table-cell>
          <table:table-cell office:value-type="float" office:value="-1.45665">
            <text:p>-1.45665</text:p>
          </table:table-cell>
          <table:table-cell office:value-type="float" office:value="246.457">
            <text:p>246.457</text:p>
          </table:table-cell>
          <table:table-cell office:value-type="float" office:value="-0.728325">
            <text:p>-0.7283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4825">
            <text:p>27.4825</text:p>
          </table:table-cell>
          <table:table-cell office:value-type="float" office:value="-1.53249">
            <text:p>-1.53249</text:p>
          </table:table-cell>
          <table:table-cell office:value-type="float" office:value="246.532">
            <text:p>246.532</text:p>
          </table:table-cell>
          <table:table-cell office:value-type="float" office:value="-0.766243">
            <text:p>-0.7662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136">
            <text:p>27.5136</text:p>
          </table:table-cell>
          <table:table-cell office:value-type="float" office:value="-1.60257">
            <text:p>-1.60257</text:p>
          </table:table-cell>
          <table:table-cell office:value-type="float" office:value="246.603">
            <text:p>246.603</text:p>
          </table:table-cell>
          <table:table-cell office:value-type="float" office:value="-0.801285">
            <text:p>-0.8012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496">
            <text:p>27.5496</text:p>
          </table:table-cell>
          <table:table-cell office:value-type="float" office:value="-1.68224">
            <text:p>-1.68224</text:p>
          </table:table-cell>
          <table:table-cell office:value-type="float" office:value="246.682">
            <text:p>246.682</text:p>
          </table:table-cell>
          <table:table-cell office:value-type="float" office:value="-0.841118">
            <text:p>-0.8411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5804">
            <text:p>27.5804</text:p>
          </table:table-cell>
          <table:table-cell office:value-type="float" office:value="-1.74902">
            <text:p>-1.74902</text:p>
          </table:table-cell>
          <table:table-cell office:value-type="float" office:value="246.749">
            <text:p>246.749</text:p>
          </table:table-cell>
          <table:table-cell office:value-type="float" office:value="-0.874512">
            <text:p>-0.8745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134">
            <text:p>27.6134</text:p>
          </table:table-cell>
          <table:table-cell office:value-type="float" office:value="-1.81944">
            <text:p>-1.81944</text:p>
          </table:table-cell>
          <table:table-cell office:value-type="float" office:value="246.819">
            <text:p>246.8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446">
            <text:p>27.6446</text:p>
          </table:table-cell>
          <table:table-cell office:value-type="float" office:value="-1.88446">
            <text:p>-1.88446</text:p>
          </table:table-cell>
          <table:table-cell office:value-type="float" office:value="246.884">
            <text:p>246.8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6744">
            <text:p>27.6744</text:p>
          </table:table-cell>
          <table:table-cell office:value-type="float" office:value="-1.94533">
            <text:p>-1.94533</text:p>
          </table:table-cell>
          <table:table-cell office:value-type="float" office:value="246.945">
            <text:p>246.9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115">
            <text:p>27.7115</text:p>
          </table:table-cell>
          <table:table-cell office:value-type="float" office:value="-2.01947">
            <text:p>-2.01947</text:p>
          </table:table-cell>
          <table:table-cell office:value-type="float" office:value="247.019">
            <text:p>247.0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414">
            <text:p>27.7414</text:p>
          </table:table-cell>
          <table:table-cell office:value-type="float" office:value="-2.07764">
            <text:p>-2.07764</text:p>
          </table:table-cell>
          <table:table-cell office:value-type="float" office:value="247.078">
            <text:p>247.0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774">
            <text:p>27.774</text:p>
          </table:table-cell>
          <table:table-cell office:value-type="float" office:value="-2.13982">
            <text:p>-2.13982</text:p>
          </table:table-cell>
          <table:table-cell office:value-type="float" office:value="247.14">
            <text:p>247.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056">
            <text:p>27.8056</text:p>
          </table:table-cell>
          <table:table-cell office:value-type="float" office:value="-2.19835">
            <text:p>-2.19835</text:p>
          </table:table-cell>
          <table:table-cell office:value-type="float" office:value="247.198">
            <text:p>247.1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364">
            <text:p>27.8364</text:p>
          </table:table-cell>
          <table:table-cell office:value-type="float" office:value="-2.25404">
            <text:p>-2.25404</text:p>
          </table:table-cell>
          <table:table-cell office:value-type="float" office:value="247.254">
            <text:p>247.2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8709">
            <text:p>27.8709</text:p>
          </table:table-cell>
          <table:table-cell office:value-type="float" office:value="-2.31482">
            <text:p>-2.31482</text:p>
          </table:table-cell>
          <table:table-cell office:value-type="float" office:value="247.315">
            <text:p>247.3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004">
            <text:p>27.9004</text:p>
          </table:table-cell>
          <table:table-cell office:value-type="float" office:value="-2.36533">
            <text:p>-2.36533</text:p>
          </table:table-cell>
          <table:table-cell office:value-type="float" office:value="247.365">
            <text:p>247.3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328">
            <text:p>27.9328</text:p>
          </table:table-cell>
          <table:table-cell office:value-type="float" office:value="-2.41913">
            <text:p>-2.41913</text:p>
          </table:table-cell>
          <table:table-cell office:value-type="float" office:value="247.419">
            <text:p>247.4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626">
            <text:p>27.9626</text:p>
          </table:table-cell>
          <table:table-cell office:value-type="float" office:value="-2.46729">
            <text:p>-2.46729</text:p>
          </table:table-cell>
          <table:table-cell office:value-type="float" office:value="247.467">
            <text:p>247.4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7.9921">
            <text:p>27.9921</text:p>
          </table:table-cell>
          <table:table-cell office:value-type="float" office:value="-2.51352">
            <text:p>-2.51352</text:p>
          </table:table-cell>
          <table:table-cell office:value-type="float" office:value="247.514">
            <text:p>247.5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282">
            <text:p>28.0282</text:p>
          </table:table-cell>
          <table:table-cell office:value-type="float" office:value="-2.56837">
            <text:p>-2.56837</text:p>
          </table:table-cell>
          <table:table-cell office:value-type="float" office:value="247.568">
            <text:p>247.5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587">
            <text:p>28.0587</text:p>
          </table:table-cell>
          <table:table-cell office:value-type="float" office:value="-2.61301">
            <text:p>-2.61301</text:p>
          </table:table-cell>
          <table:table-cell office:value-type="float" office:value="247.613">
            <text:p>247.6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0928">
            <text:p>28.0928</text:p>
          </table:table-cell>
          <table:table-cell office:value-type="float" office:value="-2.66138">
            <text:p>-2.66138</text:p>
          </table:table-cell>
          <table:table-cell office:value-type="float" office:value="247.661">
            <text:p>247.6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219">
            <text:p>28.1219</text:p>
          </table:table-cell>
          <table:table-cell office:value-type="float" office:value="-2.70108">
            <text:p>-2.70108</text:p>
          </table:table-cell>
          <table:table-cell office:value-type="float" office:value="247.701">
            <text:p>247.7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534">
            <text:p>28.1534</text:p>
          </table:table-cell>
          <table:table-cell office:value-type="float" office:value="-2.74265">
            <text:p>-2.74265</text:p>
          </table:table-cell>
          <table:table-cell office:value-type="float" office:value="247.743">
            <text:p>247.7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188">
            <text:p>28.188</text:p>
          </table:table-cell>
          <table:table-cell office:value-type="float" office:value="-2.78642">
            <text:p>-2.78642</text:p>
          </table:table-cell>
          <table:table-cell office:value-type="float" office:value="247.786">
            <text:p>247.7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193">
            <text:p>28.2193</text:p>
          </table:table-cell>
          <table:table-cell office:value-type="float" office:value="-2.82452">
            <text:p>-2.82452</text:p>
          </table:table-cell>
          <table:table-cell office:value-type="float" office:value="247.825">
            <text:p>247.8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525">
            <text:p>28.2525</text:p>
          </table:table-cell>
          <table:table-cell office:value-type="float" office:value="-2.86307">
            <text:p>-2.86307</text:p>
          </table:table-cell>
          <table:table-cell office:value-type="float" office:value="247.863">
            <text:p>247.8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2828">
            <text:p>28.2828</text:p>
          </table:table-cell>
          <table:table-cell office:value-type="float" office:value="-2.89694">
            <text:p>-2.89694</text:p>
          </table:table-cell>
          <table:table-cell office:value-type="float" office:value="247.897">
            <text:p>247.8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123">
            <text:p>28.3123</text:p>
          </table:table-cell>
          <table:table-cell office:value-type="float" office:value="-2.92844">
            <text:p>-2.92844</text:p>
          </table:table-cell>
          <table:table-cell office:value-type="float" office:value="247.928">
            <text:p>247.9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435">
            <text:p>28.3435</text:p>
          </table:table-cell>
          <table:table-cell office:value-type="float" office:value="-2.96025">
            <text:p>-2.96025</text:p>
          </table:table-cell>
          <table:table-cell office:value-type="float" office:value="247.96">
            <text:p>247.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3732">
            <text:p>28.3732</text:p>
          </table:table-cell>
          <table:table-cell office:value-type="float" office:value="-2.98929">
            <text:p>-2.98929</text:p>
          </table:table-cell>
          <table:table-cell office:value-type="float" office:value="247.989">
            <text:p>247.9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077">
            <text:p>28.4077</text:p>
          </table:table-cell>
          <table:table-cell office:value-type="float" office:value="-3.02116">
            <text:p>-3.02116</text:p>
          </table:table-cell>
          <table:table-cell office:value-type="float" office:value="248.021">
            <text:p>248.0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375">
            <text:p>28.4375</text:p>
          </table:table-cell>
          <table:table-cell office:value-type="float" office:value="-3.04729">
            <text:p>-3.04729</text:p>
          </table:table-cell>
          <table:table-cell office:value-type="float" office:value="248.047">
            <text:p>248.04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4721">
            <text:p>28.4721</text:p>
          </table:table-cell>
          <table:table-cell office:value-type="float" office:value="-3.07593">
            <text:p>-3.07593</text:p>
          </table:table-cell>
          <table:table-cell office:value-type="float" office:value="248.076">
            <text:p>248.0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022">
            <text:p>28.5022</text:p>
          </table:table-cell>
          <table:table-cell office:value-type="float" office:value="-3.09935">
            <text:p>-3.09935</text:p>
          </table:table-cell>
          <table:table-cell office:value-type="float" office:value="248.099">
            <text:p>248.0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363">
            <text:p>28.5363</text:p>
          </table:table-cell>
          <table:table-cell office:value-type="float" office:value="-3.12427">
            <text:p>-3.12427</text:p>
          </table:table-cell>
          <table:table-cell office:value-type="float" office:value="248.124">
            <text:p>248.1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673">
            <text:p>28.5673</text:p>
          </table:table-cell>
          <table:table-cell office:value-type="float" office:value="-3.14542">
            <text:p>-3.14542</text:p>
          </table:table-cell>
          <table:table-cell office:value-type="float" office:value="248.145">
            <text:p>248.1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5969">
            <text:p>28.5969</text:p>
          </table:table-cell>
          <table:table-cell office:value-type="float" office:value="-3.16429">
            <text:p>-3.16429</text:p>
          </table:table-cell>
          <table:table-cell office:value-type="float" office:value="248.164">
            <text:p>248.1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249">
            <text:p>28.6249</text:p>
          </table:table-cell>
          <table:table-cell office:value-type="float" office:value="-3.18103">
            <text:p>-3.18103</text:p>
          </table:table-cell>
          <table:table-cell office:value-type="float" office:value="248.181">
            <text:p>248.18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576">
            <text:p>28.6576</text:p>
          </table:table-cell>
          <table:table-cell office:value-type="float" office:value="-3.19914">
            <text:p>-3.19914</text:p>
          </table:table-cell>
          <table:table-cell office:value-type="float" office:value="248.199">
            <text:p>248.1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6877">
            <text:p>28.6877</text:p>
          </table:table-cell>
          <table:table-cell office:value-type="float" office:value="-3.21445">
            <text:p>-3.21445</text:p>
          </table:table-cell>
          <table:table-cell office:value-type="float" office:value="248.214">
            <text:p>248.2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203">
            <text:p>28.7203</text:p>
          </table:table-cell>
          <table:table-cell office:value-type="float" office:value="-3.22964">
            <text:p>-3.22964</text:p>
          </table:table-cell>
          <table:table-cell office:value-type="float" office:value="248.23">
            <text:p>248.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498">
            <text:p>28.7498</text:p>
          </table:table-cell>
          <table:table-cell office:value-type="float" office:value="-3.24208">
            <text:p>-3.24208</text:p>
          </table:table-cell>
          <table:table-cell office:value-type="float" office:value="248.242">
            <text:p>248.2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7821">
            <text:p>28.7821</text:p>
          </table:table-cell>
          <table:table-cell office:value-type="float" office:value="-3.25435">
            <text:p>-3.25435</text:p>
          </table:table-cell>
          <table:table-cell office:value-type="float" office:value="248.254">
            <text:p>248.2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133">
            <text:p>28.8133</text:p>
          </table:table-cell>
          <table:table-cell office:value-type="float" office:value="-3.26488">
            <text:p>-3.26488</text:p>
          </table:table-cell>
          <table:table-cell office:value-type="float" office:value="248.265">
            <text:p>248.2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451">
            <text:p>28.8451</text:p>
          </table:table-cell>
          <table:table-cell office:value-type="float" office:value="-3.27426">
            <text:p>-3.27426</text:p>
          </table:table-cell>
          <table:table-cell office:value-type="float" office:value="248.274">
            <text:p>248.2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8758">
            <text:p>28.8758</text:p>
          </table:table-cell>
          <table:table-cell office:value-type="float" office:value="-3.28203">
            <text:p>-3.28203</text:p>
          </table:table-cell>
          <table:table-cell office:value-type="float" office:value="248.282">
            <text:p>248.2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057">
            <text:p>28.9057</text:p>
          </table:table-cell>
          <table:table-cell office:value-type="float" office:value="-3.28844">
            <text:p>-3.28844</text:p>
          </table:table-cell>
          <table:table-cell office:value-type="float" office:value="248.288">
            <text:p>248.2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405">
            <text:p>28.9405</text:p>
          </table:table-cell>
          <table:table-cell office:value-type="float" office:value="-3.29445">
            <text:p>-3.29445</text:p>
          </table:table-cell>
          <table:table-cell office:value-type="float" office:value="248.294">
            <text:p>248.2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8.9726">
            <text:p>28.9726</text:p>
          </table:table-cell>
          <table:table-cell office:value-type="float" office:value="-3.29866">
            <text:p>-3.29866</text:p>
          </table:table-cell>
          <table:table-cell office:value-type="float" office:value="248.299">
            <text:p>248.2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045">
            <text:p>29.0045</text:p>
          </table:table-cell>
          <table:table-cell office:value-type="float" office:value="-3.30153">
            <text:p>-3.30153</text:p>
          </table:table-cell>
          <table:table-cell office:value-type="float" office:value="248.302">
            <text:p>248.3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378">
            <text:p>29.0378</text:p>
          </table:table-cell>
          <table:table-cell office:value-type="float" office:value="-3.30316">
            <text:p>-3.30316</text:p>
          </table:table-cell>
          <table:table-cell office:value-type="float" office:value="248.303">
            <text:p>248.3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666">
            <text:p>29.0666</text:p>
          </table:table-cell>
          <table:table-cell office:value-type="float" office:value="-3.30353">
            <text:p>-3.30353</text:p>
          </table:table-cell>
          <table:table-cell office:value-type="float" office:value="248.304">
            <text:p>248.3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0964">
            <text:p>29.0964</text:p>
          </table:table-cell>
          <table:table-cell office:value-type="float" office:value="-3.30284">
            <text:p>-3.30284</text:p>
          </table:table-cell>
          <table:table-cell office:value-type="float" office:value="248.303">
            <text:p>248.3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319">
            <text:p>29.1319</text:p>
          </table:table-cell>
          <table:table-cell office:value-type="float" office:value="-3.30069">
            <text:p>-3.30069</text:p>
          </table:table-cell>
          <table:table-cell office:value-type="float" office:value="248.301">
            <text:p>248.3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649">
            <text:p>29.1649</text:p>
          </table:table-cell>
          <table:table-cell office:value-type="float" office:value="-3.29741">
            <text:p>-3.29741</text:p>
          </table:table-cell>
          <table:table-cell office:value-type="float" office:value="248.297">
            <text:p>248.2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196">
            <text:p>29.196</text:p>
          </table:table-cell>
          <table:table-cell office:value-type="float" office:value="-3.29321">
            <text:p>-3.29321</text:p>
          </table:table-cell>
          <table:table-cell office:value-type="float" office:value="248.293">
            <text:p>248.2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273">
            <text:p>29.2273</text:p>
          </table:table-cell>
          <table:table-cell office:value-type="float" office:value="-3.28792">
            <text:p>-3.28792</text:p>
          </table:table-cell>
          <table:table-cell office:value-type="float" office:value="248.288">
            <text:p>248.2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567">
            <text:p>29.2567</text:p>
          </table:table-cell>
          <table:table-cell office:value-type="float" office:value="-3.28201">
            <text:p>-3.28201</text:p>
          </table:table-cell>
          <table:table-cell office:value-type="float" office:value="248.282">
            <text:p>248.2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2849">
            <text:p>29.2849</text:p>
          </table:table-cell>
          <table:table-cell office:value-type="float" office:value="-3.27548">
            <text:p>-3.27548</text:p>
          </table:table-cell>
          <table:table-cell office:value-type="float" office:value="248.275">
            <text:p>248.2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142">
            <text:p>29.3142</text:p>
          </table:table-cell>
          <table:table-cell office:value-type="float" office:value="-3.26776">
            <text:p>-3.26776</text:p>
          </table:table-cell>
          <table:table-cell office:value-type="float" office:value="248.268">
            <text:p>248.2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429">
            <text:p>29.3429</text:p>
          </table:table-cell>
          <table:table-cell office:value-type="float" office:value="-3.25937">
            <text:p>-3.25937</text:p>
          </table:table-cell>
          <table:table-cell office:value-type="float" office:value="248.259">
            <text:p>248.25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3727">
            <text:p>29.3727</text:p>
          </table:table-cell>
          <table:table-cell office:value-type="float" office:value="-3.24974">
            <text:p>-3.24974</text:p>
          </table:table-cell>
          <table:table-cell office:value-type="float" office:value="248.25">
            <text:p>248.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004">
            <text:p>29.4004</text:p>
          </table:table-cell>
          <table:table-cell office:value-type="float" office:value="-3.24001">
            <text:p>-3.24001</text:p>
          </table:table-cell>
          <table:table-cell office:value-type="float" office:value="248.24">
            <text:p>248.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315">
            <text:p>29.4315</text:p>
          </table:table-cell>
          <table:table-cell office:value-type="float" office:value="-3.22818">
            <text:p>-3.22818</text:p>
          </table:table-cell>
          <table:table-cell office:value-type="float" office:value="248.228">
            <text:p>248.2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651">
            <text:p>29.4651</text:p>
          </table:table-cell>
          <table:table-cell office:value-type="float" office:value="-3.21436">
            <text:p>-3.21436</text:p>
          </table:table-cell>
          <table:table-cell office:value-type="float" office:value="248.214">
            <text:p>248.2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495">
            <text:p>29.495</text:p>
          </table:table-cell>
          <table:table-cell office:value-type="float" office:value="-3.20122">
            <text:p>-3.20122</text:p>
          </table:table-cell>
          <table:table-cell office:value-type="float" office:value="248.201">
            <text:p>248.2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237">
            <text:p>29.5237</text:p>
          </table:table-cell>
          <table:table-cell office:value-type="float" office:value="-3.18781">
            <text:p>-3.18781</text:p>
          </table:table-cell>
          <table:table-cell office:value-type="float" office:value="248.188">
            <text:p>248.18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569">
            <text:p>29.5569</text:p>
          </table:table-cell>
          <table:table-cell office:value-type="float" office:value="-3.17139">
            <text:p>-3.17139</text:p>
          </table:table-cell>
          <table:table-cell office:value-type="float" office:value="248.171">
            <text:p>248.1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5852">
            <text:p>29.5852</text:p>
          </table:table-cell>
          <table:table-cell office:value-type="float" office:value="-3.15659">
            <text:p>-3.15659</text:p>
          </table:table-cell>
          <table:table-cell office:value-type="float" office:value="248.157">
            <text:p>248.1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144">
            <text:p>29.6144</text:p>
          </table:table-cell>
          <table:table-cell office:value-type="float" office:value="-3.14067">
            <text:p>-3.14067</text:p>
          </table:table-cell>
          <table:table-cell office:value-type="float" office:value="248.141">
            <text:p>248.1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44">
            <text:p>29.644</text:p>
          </table:table-cell>
          <table:table-cell office:value-type="float" office:value="-3.12376">
            <text:p>-3.12376</text:p>
          </table:table-cell>
          <table:table-cell office:value-type="float" office:value="248.124">
            <text:p>248.1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6723">
            <text:p>29.6723</text:p>
          </table:table-cell>
          <table:table-cell office:value-type="float" office:value="-3.10696">
            <text:p>-3.10696</text:p>
          </table:table-cell>
          <table:table-cell office:value-type="float" office:value="248.107">
            <text:p>248.1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022">
            <text:p>29.7022</text:p>
          </table:table-cell>
          <table:table-cell office:value-type="float" office:value="-3.08852">
            <text:p>-3.08852</text:p>
          </table:table-cell>
          <table:table-cell office:value-type="float" office:value="248.089">
            <text:p>248.0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307">
            <text:p>29.7307</text:p>
          </table:table-cell>
          <table:table-cell office:value-type="float" office:value="-3.07028">
            <text:p>-3.07028</text:p>
          </table:table-cell>
          <table:table-cell office:value-type="float" office:value="248.07">
            <text:p>248.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6">
            <text:p>29.76</text:p>
          </table:table-cell>
          <table:table-cell office:value-type="float" office:value="-3.05083">
            <text:p>-3.05083</text:p>
          </table:table-cell>
          <table:table-cell office:value-type="float" office:value="248.051">
            <text:p>248.0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795">
            <text:p>29.795</text:p>
          </table:table-cell>
          <table:table-cell office:value-type="float" office:value="-3.02682">
            <text:p>-3.02682</text:p>
          </table:table-cell>
          <table:table-cell office:value-type="float" office:value="248.027">
            <text:p>248.0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271">
            <text:p>29.8271</text:p>
          </table:table-cell>
          <table:table-cell office:value-type="float" office:value="-3.00401">
            <text:p>-3.00401</text:p>
          </table:table-cell>
          <table:table-cell office:value-type="float" office:value="248.004">
            <text:p>248.0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573">
            <text:p>29.8573</text:p>
          </table:table-cell>
          <table:table-cell office:value-type="float" office:value="-2.98186">
            <text:p>-2.98186</text:p>
          </table:table-cell>
          <table:table-cell office:value-type="float" office:value="247.982">
            <text:p>247.9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8936">
            <text:p>29.8936</text:p>
          </table:table-cell>
          <table:table-cell office:value-type="float" office:value="-2.95435">
            <text:p>-2.95435</text:p>
          </table:table-cell>
          <table:table-cell office:value-type="float" office:value="247.954">
            <text:p>247.9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239">
            <text:p>29.9239</text:p>
          </table:table-cell>
          <table:table-cell office:value-type="float" office:value="-2.93086">
            <text:p>-2.93086</text:p>
          </table:table-cell>
          <table:table-cell office:value-type="float" office:value="247.931">
            <text:p>247.9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585">
            <text:p>29.9585</text:p>
          </table:table-cell>
          <table:table-cell office:value-type="float" office:value="-2.90315">
            <text:p>-2.90315</text:p>
          </table:table-cell>
          <table:table-cell office:value-type="float" office:value="247.903">
            <text:p>247.9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29.989">
            <text:p>29.989</text:p>
          </table:table-cell>
          <table:table-cell office:value-type="float" office:value="-2.87825">
            <text:p>-2.87825</text:p>
          </table:table-cell>
          <table:table-cell office:value-type="float" office:value="247.878">
            <text:p>247.8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21">
            <text:p>30.021</text:p>
          </table:table-cell>
          <table:table-cell office:value-type="float" office:value="-2.85146">
            <text:p>-2.85146</text:p>
          </table:table-cell>
          <table:table-cell office:value-type="float" office:value="247.851">
            <text:p>247.8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537">
            <text:p>30.0537</text:p>
          </table:table-cell>
          <table:table-cell office:value-type="float" office:value="-2.82332">
            <text:p>-2.82332</text:p>
          </table:table-cell>
          <table:table-cell office:value-type="float" office:value="247.823">
            <text:p>247.8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0857">
            <text:p>30.0857</text:p>
          </table:table-cell>
          <table:table-cell office:value-type="float" office:value="-2.79529">
            <text:p>-2.79529</text:p>
          </table:table-cell>
          <table:table-cell office:value-type="float" office:value="247.795">
            <text:p>247.7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158">
            <text:p>30.1158</text:p>
          </table:table-cell>
          <table:table-cell office:value-type="float" office:value="-2.76833">
            <text:p>-2.76833</text:p>
          </table:table-cell>
          <table:table-cell office:value-type="float" office:value="247.768">
            <text:p>247.7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468">
            <text:p>30.1468</text:p>
          </table:table-cell>
          <table:table-cell office:value-type="float" office:value="-2.74019">
            <text:p>-2.74019</text:p>
          </table:table-cell>
          <table:table-cell office:value-type="float" office:value="247.74">
            <text:p>247.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1784">
            <text:p>30.1784</text:p>
          </table:table-cell>
          <table:table-cell office:value-type="float" office:value="-2.71089">
            <text:p>-2.71089</text:p>
          </table:table-cell>
          <table:table-cell office:value-type="float" office:value="247.711">
            <text:p>247.7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072">
            <text:p>30.2072</text:p>
          </table:table-cell>
          <table:table-cell office:value-type="float" office:value="-2.68369">
            <text:p>-2.68369</text:p>
          </table:table-cell>
          <table:table-cell office:value-type="float" office:value="247.684">
            <text:p>247.6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386">
            <text:p>30.2386</text:p>
          </table:table-cell>
          <table:table-cell office:value-type="float" office:value="-2.65364">
            <text:p>-2.65364</text:p>
          </table:table-cell>
          <table:table-cell office:value-type="float" office:value="247.654">
            <text:p>247.6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2721">
            <text:p>30.2721</text:p>
          </table:table-cell>
          <table:table-cell office:value-type="float" office:value="-2.62085">
            <text:p>-2.62085</text:p>
          </table:table-cell>
          <table:table-cell office:value-type="float" office:value="247.621">
            <text:p>247.6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048">
            <text:p>30.3048</text:p>
          </table:table-cell>
          <table:table-cell office:value-type="float" office:value="-2.58855">
            <text:p>-2.58855</text:p>
          </table:table-cell>
          <table:table-cell office:value-type="float" office:value="247.589">
            <text:p>247.5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376">
            <text:p>30.3376</text:p>
          </table:table-cell>
          <table:table-cell office:value-type="float" office:value="-2.55539">
            <text:p>-2.55539</text:p>
          </table:table-cell>
          <table:table-cell office:value-type="float" office:value="247.555">
            <text:p>247.5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3694">
            <text:p>30.3694</text:p>
          </table:table-cell>
          <table:table-cell office:value-type="float" office:value="-2.52293">
            <text:p>-2.52293</text:p>
          </table:table-cell>
          <table:table-cell office:value-type="float" office:value="247.523">
            <text:p>247.52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001">
            <text:p>30.4001</text:p>
          </table:table-cell>
          <table:table-cell office:value-type="float" office:value="-2.49115">
            <text:p>-2.49115</text:p>
          </table:table-cell>
          <table:table-cell office:value-type="float" office:value="247.491">
            <text:p>247.4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343">
            <text:p>30.4343</text:p>
          </table:table-cell>
          <table:table-cell office:value-type="float" office:value="-2.45531">
            <text:p>-2.45531</text:p>
          </table:table-cell>
          <table:table-cell office:value-type="float" office:value="247.455">
            <text:p>247.4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4674">
            <text:p>30.4674</text:p>
          </table:table-cell>
          <table:table-cell office:value-type="float" office:value="-2.42015">
            <text:p>-2.42015</text:p>
          </table:table-cell>
          <table:table-cell office:value-type="float" office:value="247.42">
            <text:p>247.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-2.38515">
            <text:p>-2.38515</text:p>
          </table:table-cell>
          <table:table-cell office:value-type="float" office:value="247.385">
            <text:p>247.3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327">
            <text:p>30.5327</text:p>
          </table:table-cell>
          <table:table-cell office:value-type="float" office:value="-2.34972">
            <text:p>-2.34972</text:p>
          </table:table-cell>
          <table:table-cell office:value-type="float" office:value="247.35">
            <text:p>247.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637">
            <text:p>30.5637</text:p>
          </table:table-cell>
          <table:table-cell office:value-type="float" office:value="-2.31566">
            <text:p>-2.31566</text:p>
          </table:table-cell>
          <table:table-cell office:value-type="float" office:value="247.316">
            <text:p>247.3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5988">
            <text:p>30.5988</text:p>
          </table:table-cell>
          <table:table-cell office:value-type="float" office:value="-2.27667">
            <text:p>-2.27667</text:p>
          </table:table-cell>
          <table:table-cell office:value-type="float" office:value="247.277">
            <text:p>247.2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292">
            <text:p>30.6292</text:p>
          </table:table-cell>
          <table:table-cell office:value-type="float" office:value="-2.24266">
            <text:p>-2.24266</text:p>
          </table:table-cell>
          <table:table-cell office:value-type="float" office:value="247.243">
            <text:p>247.2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652">
            <text:p>30.6652</text:p>
          </table:table-cell>
          <table:table-cell office:value-type="float" office:value="-2.20195">
            <text:p>-2.20195</text:p>
          </table:table-cell>
          <table:table-cell office:value-type="float" office:value="247.202">
            <text:p>247.2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6964">
            <text:p>30.6964</text:p>
          </table:table-cell>
          <table:table-cell office:value-type="float" office:value="-2.16641">
            <text:p>-2.16641</text:p>
          </table:table-cell>
          <table:table-cell office:value-type="float" office:value="247.166">
            <text:p>247.1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276">
            <text:p>30.7276</text:p>
          </table:table-cell>
          <table:table-cell office:value-type="float" office:value="-2.13046">
            <text:p>-2.13046</text:p>
          </table:table-cell>
          <table:table-cell office:value-type="float" office:value="247.13">
            <text:p>247.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621">
            <text:p>30.7621</text:p>
          </table:table-cell>
          <table:table-cell office:value-type="float" office:value="-2.09035">
            <text:p>-2.09035</text:p>
          </table:table-cell>
          <table:table-cell office:value-type="float" office:value="247.09">
            <text:p>247.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7964">
            <text:p>30.7964</text:p>
          </table:table-cell>
          <table:table-cell office:value-type="float" office:value="-2.05029">
            <text:p>-2.05029</text:p>
          </table:table-cell>
          <table:table-cell office:value-type="float" office:value="247.05">
            <text:p>247.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308">
            <text:p>30.8308</text:p>
          </table:table-cell>
          <table:table-cell office:value-type="float" office:value="-2.00964">
            <text:p>-2.00964</text:p>
          </table:table-cell>
          <table:table-cell office:value-type="float" office:value="247.01">
            <text:p>247.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619">
            <text:p>30.8619</text:p>
          </table:table-cell>
          <table:table-cell office:value-type="float" office:value="-1.97278">
            <text:p>-1.97278</text:p>
          </table:table-cell>
          <table:table-cell office:value-type="float" office:value="246.973">
            <text:p>246.9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8947">
            <text:p>30.8947</text:p>
          </table:table-cell>
          <table:table-cell office:value-type="float" office:value="-1.93359">
            <text:p>-1.93359</text:p>
          </table:table-cell>
          <table:table-cell office:value-type="float" office:value="246.934">
            <text:p>246.9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254">
            <text:p>30.9254</text:p>
          </table:table-cell>
          <table:table-cell office:value-type="float" office:value="-1.89665">
            <text:p>-1.89665</text:p>
          </table:table-cell>
          <table:table-cell office:value-type="float" office:value="246.897">
            <text:p>246.8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551">
            <text:p>30.9551</text:p>
          </table:table-cell>
          <table:table-cell office:value-type="float" office:value="-1.86072">
            <text:p>-1.86072</text:p>
          </table:table-cell>
          <table:table-cell office:value-type="float" office:value="246.861">
            <text:p>246.8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0.9886">
            <text:p>30.9886</text:p>
          </table:table-cell>
          <table:table-cell office:value-type="float" office:value="-1.81996">
            <text:p>-1.81996</text:p>
          </table:table-cell>
          <table:table-cell office:value-type="float" office:value="246.82">
            <text:p>246.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188">
            <text:p>31.0188</text:p>
          </table:table-cell>
          <table:table-cell office:value-type="float" office:value="-1.78294">
            <text:p>-1.78294</text:p>
          </table:table-cell>
          <table:table-cell office:value-type="float" office:value="246.783">
            <text:p>246.783</text:p>
          </table:table-cell>
          <table:table-cell office:value-type="float" office:value="-0.891472">
            <text:p>-0.8914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511">
            <text:p>31.0511</text:p>
          </table:table-cell>
          <table:table-cell office:value-type="float" office:value="-1.74329">
            <text:p>-1.74329</text:p>
          </table:table-cell>
          <table:table-cell office:value-type="float" office:value="246.743">
            <text:p>246.743</text:p>
          </table:table-cell>
          <table:table-cell office:value-type="float" office:value="-0.871643">
            <text:p>-0.8716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086">
            <text:p>31.086</text:p>
          </table:table-cell>
          <table:table-cell office:value-type="float" office:value="-1.70016">
            <text:p>-1.70016</text:p>
          </table:table-cell>
          <table:table-cell office:value-type="float" office:value="246.7">
            <text:p>246.7</text:p>
          </table:table-cell>
          <table:table-cell office:value-type="float" office:value="-0.850082">
            <text:p>-0.8500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164">
            <text:p>31.1164</text:p>
          </table:table-cell>
          <table:table-cell office:value-type="float" office:value="-1.66229">
            <text:p>-1.66229</text:p>
          </table:table-cell>
          <table:table-cell office:value-type="float" office:value="246.662">
            <text:p>246.662</text:p>
          </table:table-cell>
          <table:table-cell office:value-type="float" office:value="-0.831146">
            <text:p>-0.8311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606">
            <text:p>31.1606</text:p>
          </table:table-cell>
          <table:table-cell office:value-type="float" office:value="-1.6068">
            <text:p>-1.6068</text:p>
          </table:table-cell>
          <table:table-cell office:value-type="float" office:value="246.607">
            <text:p>246.607</text:p>
          </table:table-cell>
          <table:table-cell office:value-type="float" office:value="-0.803398">
            <text:p>-0.8033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193">
            <text:p>31.193</text:p>
          </table:table-cell>
          <table:table-cell office:value-type="float" office:value="-1.56613">
            <text:p>-1.56613</text:p>
          </table:table-cell>
          <table:table-cell office:value-type="float" office:value="246.566">
            <text:p>246.566</text:p>
          </table:table-cell>
          <table:table-cell office:value-type="float" office:value="-0.783066">
            <text:p>-0.7830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222">
            <text:p>31.2222</text:p>
          </table:table-cell>
          <table:table-cell office:value-type="float" office:value="-1.5295">
            <text:p>-1.5295</text:p>
          </table:table-cell>
          <table:table-cell office:value-type="float" office:value="246.529">
            <text:p>246.529</text:p>
          </table:table-cell>
          <table:table-cell office:value-type="float" office:value="-0.764748">
            <text:p>-0.7647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542">
            <text:p>31.2542</text:p>
          </table:table-cell>
          <table:table-cell office:value-type="float" office:value="-1.48889">
            <text:p>-1.48889</text:p>
          </table:table-cell>
          <table:table-cell office:value-type="float" office:value="246.489">
            <text:p>246.489</text:p>
          </table:table-cell>
          <table:table-cell office:value-type="float" office:value="-0.744446">
            <text:p>-0.7444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2846">
            <text:p>31.2846</text:p>
          </table:table-cell>
          <table:table-cell office:value-type="float" office:value="-1.4505">
            <text:p>-1.4505</text:p>
          </table:table-cell>
          <table:table-cell office:value-type="float" office:value="246.451">
            <text:p>246.451</text:p>
          </table:table-cell>
          <table:table-cell office:value-type="float" office:value="-0.72525">
            <text:p>-0.725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169">
            <text:p>31.3169</text:p>
          </table:table-cell>
          <table:table-cell office:value-type="float" office:value="-1.40944">
            <text:p>-1.40944</text:p>
          </table:table-cell>
          <table:table-cell office:value-type="float" office:value="246.409">
            <text:p>246.409</text:p>
          </table:table-cell>
          <table:table-cell office:value-type="float" office:value="-0.70472">
            <text:p>-0.704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472">
            <text:p>31.3472</text:p>
          </table:table-cell>
          <table:table-cell office:value-type="float" office:value="-1.37073">
            <text:p>-1.37073</text:p>
          </table:table-cell>
          <table:table-cell office:value-type="float" office:value="246.371">
            <text:p>246.371</text:p>
          </table:table-cell>
          <table:table-cell office:value-type="float" office:value="-0.685364">
            <text:p>-0.6853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3765">
            <text:p>31.3765</text:p>
          </table:table-cell>
          <table:table-cell office:value-type="float" office:value="-1.33325">
            <text:p>-1.33325</text:p>
          </table:table-cell>
          <table:table-cell office:value-type="float" office:value="246.333">
            <text:p>246.333</text:p>
          </table:table-cell>
          <table:table-cell office:value-type="float" office:value="-0.666626">
            <text:p>-0.6666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093">
            <text:p>31.4093</text:p>
          </table:table-cell>
          <table:table-cell office:value-type="float" office:value="-1.29108">
            <text:p>-1.29108</text:p>
          </table:table-cell>
          <table:table-cell office:value-type="float" office:value="246.291">
            <text:p>246.291</text:p>
          </table:table-cell>
          <table:table-cell office:value-type="float" office:value="-0.645538">
            <text:p>-0.6455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382">
            <text:p>31.4382</text:p>
          </table:table-cell>
          <table:table-cell office:value-type="float" office:value="-1.25389">
            <text:p>-1.25389</text:p>
          </table:table-cell>
          <table:table-cell office:value-type="float" office:value="246.254">
            <text:p>246.254</text:p>
          </table:table-cell>
          <table:table-cell office:value-type="float" office:value="-0.626945">
            <text:p>-0.6269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682">
            <text:p>31.4682</text:p>
          </table:table-cell>
          <table:table-cell office:value-type="float" office:value="-1.21523">
            <text:p>-1.21523</text:p>
          </table:table-cell>
          <table:table-cell office:value-type="float" office:value="246.215">
            <text:p>246.215</text:p>
          </table:table-cell>
          <table:table-cell office:value-type="float" office:value="-0.607613">
            <text:p>-0.6076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4998">
            <text:p>31.4998</text:p>
          </table:table-cell>
          <table:table-cell office:value-type="float" office:value="-1.17441">
            <text:p>-1.17441</text:p>
          </table:table-cell>
          <table:table-cell office:value-type="float" office:value="246.174">
            <text:p>246.174</text:p>
          </table:table-cell>
          <table:table-cell office:value-type="float" office:value="-0.587204">
            <text:p>-0.5872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293">
            <text:p>31.5293</text:p>
          </table:table-cell>
          <table:table-cell office:value-type="float" office:value="-1.13623">
            <text:p>-1.13623</text:p>
          </table:table-cell>
          <table:table-cell office:value-type="float" office:value="246.136">
            <text:p>246.136</text:p>
          </table:table-cell>
          <table:table-cell office:value-type="float" office:value="-0.568115">
            <text:p>-0.5681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617">
            <text:p>31.5617</text:p>
          </table:table-cell>
          <table:table-cell office:value-type="float" office:value="-1.09413">
            <text:p>-1.09413</text:p>
          </table:table-cell>
          <table:table-cell office:value-type="float" office:value="246.094">
            <text:p>246.094</text:p>
          </table:table-cell>
          <table:table-cell office:value-type="float" office:value="-0.547066">
            <text:p>-0.5470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5915">
            <text:p>31.5915</text:p>
          </table:table-cell>
          <table:table-cell office:value-type="float" office:value="-1.05533">
            <text:p>-1.05533</text:p>
          </table:table-cell>
          <table:table-cell office:value-type="float" office:value="246.055">
            <text:p>246.055</text:p>
          </table:table-cell>
          <table:table-cell office:value-type="float" office:value="-0.527664">
            <text:p>-0.5276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211">
            <text:p>31.6211</text:p>
          </table:table-cell>
          <table:table-cell office:value-type="float" office:value="-1.01674">
            <text:p>-1.01674</text:p>
          </table:table-cell>
          <table:table-cell office:value-type="float" office:value="246.017">
            <text:p>246.017</text:p>
          </table:table-cell>
          <table:table-cell office:value-type="float" office:value="-0.508369">
            <text:p>-0.5083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544">
            <text:p>31.6544</text:p>
          </table:table-cell>
          <table:table-cell office:value-type="float" office:value="-0.973236">
            <text:p>-0.973236</text:p>
          </table:table-cell>
          <table:table-cell office:value-type="float" office:value="245.973">
            <text:p>245.973</text:p>
          </table:table-cell>
          <table:table-cell office:value-type="float" office:value="-0.486618">
            <text:p>-0.4866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6823">
            <text:p>31.6823</text:p>
          </table:table-cell>
          <table:table-cell office:value-type="float" office:value="-0.936691">
            <text:p>-0.936691</text:p>
          </table:table-cell>
          <table:table-cell office:value-type="float" office:value="245.937">
            <text:p>245.937</text:p>
          </table:table-cell>
          <table:table-cell office:value-type="float" office:value="-0.468346">
            <text:p>-0.4683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242">
            <text:p>31.7242</text:p>
          </table:table-cell>
          <table:table-cell office:value-type="float" office:value="-0.881744">
            <text:p>-0.881744</text:p>
          </table:table-cell>
          <table:table-cell office:value-type="float" office:value="245.882">
            <text:p>245.882</text:p>
          </table:table-cell>
          <table:table-cell office:value-type="float" office:value="-0.440872">
            <text:p>-0.4408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577">
            <text:p>31.7577</text:p>
          </table:table-cell>
          <table:table-cell office:value-type="float" office:value="-0.837738">
            <text:p>-0.837738</text:p>
          </table:table-cell>
          <table:table-cell office:value-type="float" office:value="245.838">
            <text:p>245.838</text:p>
          </table:table-cell>
          <table:table-cell office:value-type="float" office:value="-0.418869">
            <text:p>-0.4188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789">
            <text:p>31.789</text:p>
          </table:table-cell>
          <table:table-cell office:value-type="float" office:value="-0.796631">
            <text:p>-0.796631</text:p>
          </table:table-cell>
          <table:table-cell office:value-type="float" office:value="245.797">
            <text:p>245.797</text:p>
          </table:table-cell>
          <table:table-cell office:value-type="float" office:value="-0.398315">
            <text:p>-0.3983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187">
            <text:p>31.8187</text:p>
          </table:table-cell>
          <table:table-cell office:value-type="float" office:value="-0.757675">
            <text:p>-0.757675</text:p>
          </table:table-cell>
          <table:table-cell office:value-type="float" office:value="245.758">
            <text:p>245.758</text:p>
          </table:table-cell>
          <table:table-cell office:value-type="float" office:value="-0.378838">
            <text:p>-0.3788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486">
            <text:p>31.8486</text:p>
          </table:table-cell>
          <table:table-cell office:value-type="float" office:value="-0.718384">
            <text:p>-0.718384</text:p>
          </table:table-cell>
          <table:table-cell office:value-type="float" office:value="245.718">
            <text:p>245.718</text:p>
          </table:table-cell>
          <table:table-cell office:value-type="float" office:value="-0.359192">
            <text:p>-0.3591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8815">
            <text:p>31.8815</text:p>
          </table:table-cell>
          <table:table-cell office:value-type="float" office:value="-0.675095">
            <text:p>-0.675095</text:p>
          </table:table-cell>
          <table:table-cell office:value-type="float" office:value="245.675">
            <text:p>245.675</text:p>
          </table:table-cell>
          <table:table-cell office:value-type="float" office:value="-0.337547">
            <text:p>-0.3375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109">
            <text:p>31.9109</text:p>
          </table:table-cell>
          <table:table-cell office:value-type="float" office:value="-0.636398">
            <text:p>-0.636398</text:p>
          </table:table-cell>
          <table:table-cell office:value-type="float" office:value="245.636">
            <text:p>245.636</text:p>
          </table:table-cell>
          <table:table-cell office:value-type="float" office:value="-0.318199">
            <text:p>-0.3181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422">
            <text:p>31.9422</text:p>
          </table:table-cell>
          <table:table-cell office:value-type="float" office:value="-0.595047">
            <text:p>-0.595047</text:p>
          </table:table-cell>
          <table:table-cell office:value-type="float" office:value="245.595">
            <text:p>245.595</text:p>
          </table:table-cell>
          <table:table-cell office:value-type="float" office:value="-0.297523">
            <text:p>-0.2975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1.9725">
            <text:p>31.9725</text:p>
          </table:table-cell>
          <table:table-cell office:value-type="float" office:value="-0.555084">
            <text:p>-0.555084</text:p>
          </table:table-cell>
          <table:table-cell office:value-type="float" office:value="245.555">
            <text:p>245.555</text:p>
          </table:table-cell>
          <table:table-cell office:value-type="float" office:value="-0.277542">
            <text:p>-0.2775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368">
            <text:p>32.0368</text:p>
          </table:table-cell>
          <table:table-cell office:value-type="float" office:value="-0.469086">
            <text:p>-0.469086</text:p>
          </table:table-cell>
          <table:table-cell office:value-type="float" office:value="245.469">
            <text:p>245.469</text:p>
          </table:table-cell>
          <table:table-cell office:value-type="float" office:value="-0.234543">
            <text:p>-0.2345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0959">
            <text:p>32.0959</text:p>
          </table:table-cell>
          <table:table-cell office:value-type="float" office:value="-0.390411">
            <text:p>-0.390411</text:p>
          </table:table-cell>
          <table:table-cell office:value-type="float" office:value="245.39">
            <text:p>245.39</text:p>
          </table:table-cell>
          <table:table-cell office:value-type="float" office:value="-0.195206">
            <text:p>-0.1952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297">
            <text:p>32.1297</text:p>
          </table:table-cell>
          <table:table-cell office:value-type="float" office:value="-0.345825">
            <text:p>-0.345825</text:p>
          </table:table-cell>
          <table:table-cell office:value-type="float" office:value="245.346">
            <text:p>245.346</text:p>
          </table:table-cell>
          <table:table-cell office:value-type="float" office:value="-0.172913">
            <text:p>-0.1729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581">
            <text:p>32.1581</text:p>
          </table:table-cell>
          <table:table-cell office:value-type="float" office:value="-0.308472">
            <text:p>-0.308472</text:p>
          </table:table-cell>
          <table:table-cell office:value-type="float" office:value="245.308">
            <text:p>245.308</text:p>
          </table:table-cell>
          <table:table-cell office:value-type="float" office:value="-0.154236">
            <text:p>-0.1542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1868">
            <text:p>32.1868</text:p>
          </table:table-cell>
          <table:table-cell office:value-type="float" office:value="-0.270599">
            <text:p>-0.270599</text:p>
          </table:table-cell>
          <table:table-cell office:value-type="float" office:value="245.271">
            <text:p>245.271</text:p>
          </table:table-cell>
          <table:table-cell office:value-type="float" office:value="-0.1353">
            <text:p>-0.13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215">
            <text:p>32.2215</text:p>
          </table:table-cell>
          <table:table-cell office:value-type="float" office:value="-0.224808">
            <text:p>-0.224808</text:p>
          </table:table-cell>
          <table:table-cell office:value-type="float" office:value="245.225">
            <text:p>245.225</text:p>
          </table:table-cell>
          <table:table-cell office:value-type="float" office:value="-0.112404">
            <text:p>-0.1124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534">
            <text:p>32.2534</text:p>
          </table:table-cell>
          <table:table-cell office:value-type="float" office:value="-0.182663">
            <text:p>-0.182663</text:p>
          </table:table-cell>
          <table:table-cell office:value-type="float" office:value="245.183">
            <text:p>245.183</text:p>
          </table:table-cell>
          <table:table-cell office:value-type="float" office:value="-0.0913315">
            <text:p>-0.09133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2856">
            <text:p>32.2856</text:p>
          </table:table-cell>
          <table:table-cell office:value-type="float" office:value="-0.140335">
            <text:p>-0.140335</text:p>
          </table:table-cell>
          <table:table-cell office:value-type="float" office:value="245.14">
            <text:p>245.14</text:p>
          </table:table-cell>
          <table:table-cell office:value-type="float" office:value="-0.0701675">
            <text:p>-0.07016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151">
            <text:p>32.3151</text:p>
          </table:table-cell>
          <table:table-cell office:value-type="float" office:value="-0.101471">
            <text:p>-0.101471</text:p>
          </table:table-cell>
          <table:table-cell office:value-type="float" office:value="245.101">
            <text:p>245.101</text:p>
          </table:table-cell>
          <table:table-cell office:value-type="float" office:value="-0.0507355">
            <text:p>-0.05073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475">
            <text:p>32.3475</text:p>
          </table:table-cell>
          <table:table-cell office:value-type="float" office:value="-0.0586853">
            <text:p>-0.0586853</text:p>
          </table:table-cell>
          <table:table-cell office:value-type="float" office:value="245.059">
            <text:p>245.059</text:p>
          </table:table-cell>
          <table:table-cell office:value-type="float" office:value="-0.0293427">
            <text:p>-0.02934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3783">
            <text:p>32.3783</text:p>
          </table:table-cell>
          <table:table-cell office:value-type="float" office:value="-0.0181885">
            <text:p>-0.0181885</text:p>
          </table:table-cell>
          <table:table-cell office:value-type="float" office:value="245.018">
            <text:p>245.018</text:p>
          </table:table-cell>
          <table:table-cell office:value-type="float" office:value="-0.00909424">
            <text:p>-0.0090942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073">
            <text:p>32.4073</text:p>
          </table:table-cell>
          <table:table-cell office:value-type="float" office:value="0.0199432">
            <text:p>0.0199432</text:p>
          </table:table-cell>
          <table:table-cell office:value-type="float" office:value="244.98">
            <text:p>244.98</text:p>
          </table:table-cell>
          <table:table-cell office:value-type="float" office:value="0.00997162">
            <text:p>0.009971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403">
            <text:p>32.4403</text:p>
          </table:table-cell>
          <table:table-cell office:value-type="float" office:value="0.0635376">
            <text:p>0.0635376</text:p>
          </table:table-cell>
          <table:table-cell office:value-type="float" office:value="244.936">
            <text:p>244.936</text:p>
          </table:table-cell>
          <table:table-cell office:value-type="float" office:value="0.0317688">
            <text:p>0.03176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707">
            <text:p>32.4707</text:p>
          </table:table-cell>
          <table:table-cell office:value-type="float" office:value="0.10347">
            <text:p>0.10347</text:p>
          </table:table-cell>
          <table:table-cell office:value-type="float" office:value="244.897">
            <text:p>244.897</text:p>
          </table:table-cell>
          <table:table-cell office:value-type="float" office:value="0.0517349">
            <text:p>0.05173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4999">
            <text:p>32.4999</text:p>
          </table:table-cell>
          <table:table-cell office:value-type="float" office:value="0.141861">
            <text:p>0.141861</text:p>
          </table:table-cell>
          <table:table-cell office:value-type="float" office:value="244.858">
            <text:p>244.858</text:p>
          </table:table-cell>
          <table:table-cell office:value-type="float" office:value="0.0709305">
            <text:p>0.07093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346">
            <text:p>32.5346</text:p>
          </table:table-cell>
          <table:table-cell office:value-type="float" office:value="0.187469">
            <text:p>0.187469</text:p>
          </table:table-cell>
          <table:table-cell office:value-type="float" office:value="244.813">
            <text:p>244.813</text:p>
          </table:table-cell>
          <table:table-cell office:value-type="float" office:value="0.0937347">
            <text:p>0.09373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644">
            <text:p>32.5644</text:p>
          </table:table-cell>
          <table:table-cell office:value-type="float" office:value="0.2267">
            <text:p>0.2267</text:p>
          </table:table-cell>
          <table:table-cell office:value-type="float" office:value="244.773">
            <text:p>244.773</text:p>
          </table:table-cell>
          <table:table-cell office:value-type="float" office:value="0.11335">
            <text:p>0.113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5992">
            <text:p>32.5992</text:p>
          </table:table-cell>
          <table:table-cell office:value-type="float" office:value="0.272415">
            <text:p>0.272415</text:p>
          </table:table-cell>
          <table:table-cell office:value-type="float" office:value="244.728">
            <text:p>244.728</text:p>
          </table:table-cell>
          <table:table-cell office:value-type="float" office:value="0.136208">
            <text:p>0.1362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287">
            <text:p>32.6287</text:p>
          </table:table-cell>
          <table:table-cell office:value-type="float" office:value="0.31102">
            <text:p>0.31102</text:p>
          </table:table-cell>
          <table:table-cell office:value-type="float" office:value="244.689">
            <text:p>244.689</text:p>
          </table:table-cell>
          <table:table-cell office:value-type="float" office:value="0.15551">
            <text:p>0.155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585">
            <text:p>32.6585</text:p>
          </table:table-cell>
          <table:table-cell office:value-type="float" office:value="0.350067">
            <text:p>0.350067</text:p>
          </table:table-cell>
          <table:table-cell office:value-type="float" office:value="244.65">
            <text:p>244.65</text:p>
          </table:table-cell>
          <table:table-cell office:value-type="float" office:value="0.175034">
            <text:p>0.1750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6917">
            <text:p>32.6917</text:p>
          </table:table-cell>
          <table:table-cell office:value-type="float" office:value="0.39357">
            <text:p>0.39357</text:p>
          </table:table-cell>
          <table:table-cell office:value-type="float" office:value="244.606">
            <text:p>244.606</text:p>
          </table:table-cell>
          <table:table-cell office:value-type="float" office:value="0.196785">
            <text:p>0.1967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225">
            <text:p>32.7225</text:p>
          </table:table-cell>
          <table:table-cell office:value-type="float" office:value="0.43396">
            <text:p>0.43396</text:p>
          </table:table-cell>
          <table:table-cell office:value-type="float" office:value="244.566">
            <text:p>244.566</text:p>
          </table:table-cell>
          <table:table-cell office:value-type="float" office:value="0.21698">
            <text:p>0.216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536">
            <text:p>32.7536</text:p>
          </table:table-cell>
          <table:table-cell office:value-type="float" office:value="0.474564">
            <text:p>0.474564</text:p>
          </table:table-cell>
          <table:table-cell office:value-type="float" office:value="244.525">
            <text:p>244.525</text:p>
          </table:table-cell>
          <table:table-cell office:value-type="float" office:value="0.237282">
            <text:p>0.2372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783">
            <text:p>32.783</text:p>
          </table:table-cell>
          <table:table-cell office:value-type="float" office:value="0.51297">
            <text:p>0.51297</text:p>
          </table:table-cell>
          <table:table-cell office:value-type="float" office:value="244.487">
            <text:p>244.487</text:p>
          </table:table-cell>
          <table:table-cell office:value-type="float" office:value="0.256485">
            <text:p>0.2564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153">
            <text:p>32.8153</text:p>
          </table:table-cell>
          <table:table-cell office:value-type="float" office:value="0.55513">
            <text:p>0.55513</text:p>
          </table:table-cell>
          <table:table-cell office:value-type="float" office:value="244.445">
            <text:p>244.445</text:p>
          </table:table-cell>
          <table:table-cell office:value-type="float" office:value="0.277565">
            <text:p>0.2775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485">
            <text:p>32.8485</text:p>
          </table:table-cell>
          <table:table-cell office:value-type="float" office:value="0.598389">
            <text:p>0.598389</text:p>
          </table:table-cell>
          <table:table-cell office:value-type="float" office:value="244.402">
            <text:p>244.402</text:p>
          </table:table-cell>
          <table:table-cell office:value-type="float" office:value="0.299194">
            <text:p>0.2991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8779">
            <text:p>32.8779</text:p>
          </table:table-cell>
          <table:table-cell office:value-type="float" office:value="0.636673">
            <text:p>0.636673</text:p>
          </table:table-cell>
          <table:table-cell office:value-type="float" office:value="244.363">
            <text:p>244.363</text:p>
          </table:table-cell>
          <table:table-cell office:value-type="float" office:value="0.318336">
            <text:p>0.3183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112">
            <text:p>32.9112</text:p>
          </table:table-cell>
          <table:table-cell office:value-type="float" office:value="0.679855">
            <text:p>0.679855</text:p>
          </table:table-cell>
          <table:table-cell office:value-type="float" office:value="244.32">
            <text:p>244.32</text:p>
          </table:table-cell>
          <table:table-cell office:value-type="float" office:value="0.339928">
            <text:p>0.33992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413">
            <text:p>32.9413</text:p>
          </table:table-cell>
          <table:table-cell office:value-type="float" office:value="0.718979">
            <text:p>0.718979</text:p>
          </table:table-cell>
          <table:table-cell office:value-type="float" office:value="244.281">
            <text:p>244.281</text:p>
          </table:table-cell>
          <table:table-cell office:value-type="float" office:value="0.359489">
            <text:p>0.3594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2.9727">
            <text:p>32.9727</text:p>
          </table:table-cell>
          <table:table-cell office:value-type="float" office:value="0.759811">
            <text:p>0.759811</text:p>
          </table:table-cell>
          <table:table-cell office:value-type="float" office:value="244.24">
            <text:p>244.24</text:p>
          </table:table-cell>
          <table:table-cell office:value-type="float" office:value="0.379906">
            <text:p>0.3799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061">
            <text:p>33.0061</text:p>
          </table:table-cell>
          <table:table-cell office:value-type="float" office:value="0.803009">
            <text:p>0.803009</text:p>
          </table:table-cell>
          <table:table-cell office:value-type="float" office:value="244.197">
            <text:p>244.197</text:p>
          </table:table-cell>
          <table:table-cell office:value-type="float" office:value="0.401505">
            <text:p>0.4015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376">
            <text:p>33.0376</text:p>
          </table:table-cell>
          <table:table-cell office:value-type="float" office:value="0.843658">
            <text:p>0.843658</text:p>
          </table:table-cell>
          <table:table-cell office:value-type="float" office:value="244.156">
            <text:p>244.156</text:p>
          </table:table-cell>
          <table:table-cell office:value-type="float" office:value="0.421829">
            <text:p>0.4218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0694">
            <text:p>33.0694</text:p>
          </table:table-cell>
          <table:table-cell office:value-type="float" office:value="0.88475">
            <text:p>0.88475</text:p>
          </table:table-cell>
          <table:table-cell office:value-type="float" office:value="244.115">
            <text:p>244.115</text:p>
          </table:table-cell>
          <table:table-cell office:value-type="float" office:value="0.442375">
            <text:p>0.4423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001">
            <text:p>33.1001</text:p>
          </table:table-cell>
          <table:table-cell office:value-type="float" office:value="0.924454">
            <text:p>0.924454</text:p>
          </table:table-cell>
          <table:table-cell office:value-type="float" office:value="244.076">
            <text:p>244.076</text:p>
          </table:table-cell>
          <table:table-cell office:value-type="float" office:value="0.462227">
            <text:p>0.4622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284">
            <text:p>33.1284</text:p>
          </table:table-cell>
          <table:table-cell office:value-type="float" office:value="0.96077">
            <text:p>0.96077</text:p>
          </table:table-cell>
          <table:table-cell office:value-type="float" office:value="244.039">
            <text:p>244.039</text:p>
          </table:table-cell>
          <table:table-cell office:value-type="float" office:value="0.480385">
            <text:p>0.4803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644">
            <text:p>33.1644</text:p>
          </table:table-cell>
          <table:table-cell office:value-type="float" office:value="1.00719">
            <text:p>1.00719</text:p>
          </table:table-cell>
          <table:table-cell office:value-type="float" office:value="243.993">
            <text:p>243.993</text:p>
          </table:table-cell>
          <table:table-cell office:value-type="float" office:value="0.503593">
            <text:p>0.5035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1845">
            <text:p>33.1845</text:p>
          </table:table-cell>
          <table:table-cell office:value-type="float" office:value="1.033">
            <text:p>1.033</text:p>
          </table:table-cell>
          <table:table-cell office:value-type="float" office:value="243.967">
            <text:p>243.967</text:p>
          </table:table-cell>
          <table:table-cell office:value-type="float" office:value="0.516502">
            <text:p>0.5165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201">
            <text:p>33.2201</text:p>
          </table:table-cell>
          <table:table-cell office:value-type="float" office:value="1.07863">
            <text:p>1.07863</text:p>
          </table:table-cell>
          <table:table-cell office:value-type="float" office:value="243.921">
            <text:p>243.921</text:p>
          </table:table-cell>
          <table:table-cell office:value-type="float" office:value="0.539314">
            <text:p>0.5393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478">
            <text:p>33.2478</text:p>
          </table:table-cell>
          <table:table-cell office:value-type="float" office:value="1.11406">
            <text:p>1.11406</text:p>
          </table:table-cell>
          <table:table-cell office:value-type="float" office:value="243.886">
            <text:p>243.886</text:p>
          </table:table-cell>
          <table:table-cell office:value-type="float" office:value="0.55703">
            <text:p>0.557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2769">
            <text:p>33.2769</text:p>
          </table:table-cell>
          <table:table-cell office:value-type="float" office:value="1.15114">
            <text:p>1.15114</text:p>
          </table:table-cell>
          <table:table-cell office:value-type="float" office:value="243.849">
            <text:p>243.849</text:p>
          </table:table-cell>
          <table:table-cell office:value-type="float" office:value="0.575569">
            <text:p>0.5755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084">
            <text:p>33.3084</text:p>
          </table:table-cell>
          <table:table-cell office:value-type="float" office:value="1.19135">
            <text:p>1.19135</text:p>
          </table:table-cell>
          <table:table-cell office:value-type="float" office:value="243.809">
            <text:p>243.809</text:p>
          </table:table-cell>
          <table:table-cell office:value-type="float" office:value="0.595673">
            <text:p>0.5956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377">
            <text:p>33.3377</text:p>
          </table:table-cell>
          <table:table-cell office:value-type="float" office:value="1.22868">
            <text:p>1.22868</text:p>
          </table:table-cell>
          <table:table-cell office:value-type="float" office:value="243.771">
            <text:p>243.771</text:p>
          </table:table-cell>
          <table:table-cell office:value-type="float" office:value="0.614342">
            <text:p>0.6143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37">
            <text:p>33.37</text:p>
          </table:table-cell>
          <table:table-cell office:value-type="float" office:value="1.2697">
            <text:p>1.2697</text:p>
          </table:table-cell>
          <table:table-cell office:value-type="float" office:value="243.73">
            <text:p>243.73</text:p>
          </table:table-cell>
          <table:table-cell office:value-type="float" office:value="0.63485">
            <text:p>0.634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007">
            <text:p>33.4007</text:p>
          </table:table-cell>
          <table:table-cell office:value-type="float" office:value="1.30869">
            <text:p>1.30869</text:p>
          </table:table-cell>
          <table:table-cell office:value-type="float" office:value="243.691">
            <text:p>243.691</text:p>
          </table:table-cell>
          <table:table-cell office:value-type="float" office:value="0.654343">
            <text:p>0.6543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287">
            <text:p>33.4287</text:p>
          </table:table-cell>
          <table:table-cell office:value-type="float" office:value="1.34406">
            <text:p>1.34406</text:p>
          </table:table-cell>
          <table:table-cell office:value-type="float" office:value="243.656">
            <text:p>243.656</text:p>
          </table:table-cell>
          <table:table-cell office:value-type="float" office:value="0.672028">
            <text:p>0.67202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607">
            <text:p>33.4607</text:p>
          </table:table-cell>
          <table:table-cell office:value-type="float" office:value="1.38446">
            <text:p>1.38446</text:p>
          </table:table-cell>
          <table:table-cell office:value-type="float" office:value="243.616">
            <text:p>243.616</text:p>
          </table:table-cell>
          <table:table-cell office:value-type="float" office:value="0.69223">
            <text:p>0.692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4895">
            <text:p>33.4895</text:p>
          </table:table-cell>
          <table:table-cell office:value-type="float" office:value="1.42075">
            <text:p>1.42075</text:p>
          </table:table-cell>
          <table:table-cell office:value-type="float" office:value="243.579">
            <text:p>243.579</text:p>
          </table:table-cell>
          <table:table-cell office:value-type="float" office:value="0.710373">
            <text:p>0.7103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197">
            <text:p>33.5197</text:p>
          </table:table-cell>
          <table:table-cell office:value-type="float" office:value="1.45866">
            <text:p>1.45866</text:p>
          </table:table-cell>
          <table:table-cell office:value-type="float" office:value="243.541">
            <text:p>243.541</text:p>
          </table:table-cell>
          <table:table-cell office:value-type="float" office:value="0.729332">
            <text:p>0.7293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528">
            <text:p>33.5528</text:p>
          </table:table-cell>
          <table:table-cell office:value-type="float" office:value="1.50003">
            <text:p>1.50003</text:p>
          </table:table-cell>
          <table:table-cell office:value-type="float" office:value="243.5">
            <text:p>243.5</text:p>
          </table:table-cell>
          <table:table-cell office:value-type="float" office:value="0.750015">
            <text:p>0.7500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5818">
            <text:p>33.5818</text:p>
          </table:table-cell>
          <table:table-cell office:value-type="float" office:value="1.53629">
            <text:p>1.53629</text:p>
          </table:table-cell>
          <table:table-cell office:value-type="float" office:value="243.464">
            <text:p>243.464</text:p>
          </table:table-cell>
          <table:table-cell office:value-type="float" office:value="0.768143">
            <text:p>0.7681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141">
            <text:p>33.6141</text:p>
          </table:table-cell>
          <table:table-cell office:value-type="float" office:value="1.57657">
            <text:p>1.57657</text:p>
          </table:table-cell>
          <table:table-cell office:value-type="float" office:value="243.423">
            <text:p>243.423</text:p>
          </table:table-cell>
          <table:table-cell office:value-type="float" office:value="0.788284">
            <text:p>0.7882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46">
            <text:p>33.646</text:p>
          </table:table-cell>
          <table:table-cell office:value-type="float" office:value="1.61635">
            <text:p>1.61635</text:p>
          </table:table-cell>
          <table:table-cell office:value-type="float" office:value="243.384">
            <text:p>243.384</text:p>
          </table:table-cell>
          <table:table-cell office:value-type="float" office:value="0.808174">
            <text:p>0.8081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6772">
            <text:p>33.6772</text:p>
          </table:table-cell>
          <table:table-cell office:value-type="float" office:value="1.65488">
            <text:p>1.65488</text:p>
          </table:table-cell>
          <table:table-cell office:value-type="float" office:value="243.345">
            <text:p>243.345</text:p>
          </table:table-cell>
          <table:table-cell office:value-type="float" office:value="0.827438">
            <text:p>0.8274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097">
            <text:p>33.7097</text:p>
          </table:table-cell>
          <table:table-cell office:value-type="float" office:value="1.69511">
            <text:p>1.69511</text:p>
          </table:table-cell>
          <table:table-cell office:value-type="float" office:value="243.305">
            <text:p>243.305</text:p>
          </table:table-cell>
          <table:table-cell office:value-type="float" office:value="0.847557">
            <text:p>0.8475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397">
            <text:p>33.7397</text:p>
          </table:table-cell>
          <table:table-cell office:value-type="float" office:value="1.73196">
            <text:p>1.73196</text:p>
          </table:table-cell>
          <table:table-cell office:value-type="float" office:value="243.268">
            <text:p>243.268</text:p>
          </table:table-cell>
          <table:table-cell office:value-type="float" office:value="0.865982">
            <text:p>0.8659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7687">
            <text:p>33.7687</text:p>
          </table:table-cell>
          <table:table-cell office:value-type="float" office:value="1.76753">
            <text:p>1.76753</text:p>
          </table:table-cell>
          <table:table-cell office:value-type="float" office:value="243.232">
            <text:p>243.232</text:p>
          </table:table-cell>
          <table:table-cell office:value-type="float" office:value="0.883766">
            <text:p>0.8837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034">
            <text:p>33.8034</text:p>
          </table:table-cell>
          <table:table-cell office:value-type="float" office:value="1.8098">
            <text:p>1.8098</text:p>
          </table:table-cell>
          <table:table-cell office:value-type="float" office:value="243.19">
            <text:p>243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352">
            <text:p>33.8352</text:p>
          </table:table-cell>
          <table:table-cell office:value-type="float" office:value="1.8484">
            <text:p>1.8484</text:p>
          </table:table-cell>
          <table:table-cell office:value-type="float" office:value="243.152">
            <text:p>243.1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672">
            <text:p>33.8672</text:p>
          </table:table-cell>
          <table:table-cell office:value-type="float" office:value="1.88705">
            <text:p>1.88705</text:p>
          </table:table-cell>
          <table:table-cell office:value-type="float" office:value="243.113">
            <text:p>243.1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8973">
            <text:p>33.8973</text:p>
          </table:table-cell>
          <table:table-cell office:value-type="float" office:value="1.92334">
            <text:p>1.92334</text:p>
          </table:table-cell>
          <table:table-cell office:value-type="float" office:value="243.077">
            <text:p>243.0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27">
            <text:p>33.927</text:p>
          </table:table-cell>
          <table:table-cell office:value-type="float" office:value="1.95892">
            <text:p>1.95892</text:p>
          </table:table-cell>
          <table:table-cell office:value-type="float" office:value="243.041">
            <text:p>243.0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618">
            <text:p>33.9618</text:p>
          </table:table-cell>
          <table:table-cell office:value-type="float" office:value="2.00027">
            <text:p>2.00027</text:p>
          </table:table-cell>
          <table:table-cell office:value-type="float" office:value="243">
            <text:p>2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3.9922">
            <text:p>33.9922</text:p>
          </table:table-cell>
          <table:table-cell office:value-type="float" office:value="2.03619">
            <text:p>2.03619</text:p>
          </table:table-cell>
          <table:table-cell office:value-type="float" office:value="242.964">
            <text:p>242.9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262">
            <text:p>34.0262</text:p>
          </table:table-cell>
          <table:table-cell office:value-type="float" office:value="2.0761">
            <text:p>2.0761</text:p>
          </table:table-cell>
          <table:table-cell office:value-type="float" office:value="242.924">
            <text:p>242.9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553">
            <text:p>34.0553</text:p>
          </table:table-cell>
          <table:table-cell office:value-type="float" office:value="2.11005">
            <text:p>2.11005</text:p>
          </table:table-cell>
          <table:table-cell office:value-type="float" office:value="242.89">
            <text:p>242.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0843">
            <text:p>34.0843</text:p>
          </table:table-cell>
          <table:table-cell office:value-type="float" office:value="2.14345">
            <text:p>2.14345</text:p>
          </table:table-cell>
          <table:table-cell office:value-type="float" office:value="242.857">
            <text:p>242.8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183">
            <text:p>34.1183</text:p>
          </table:table-cell>
          <table:table-cell office:value-type="float" office:value="2.18259">
            <text:p>2.18259</text:p>
          </table:table-cell>
          <table:table-cell office:value-type="float" office:value="242.817">
            <text:p>242.8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494">
            <text:p>34.1494</text:p>
          </table:table-cell>
          <table:table-cell office:value-type="float" office:value="2.218">
            <text:p>2.218</text:p>
          </table:table-cell>
          <table:table-cell office:value-type="float" office:value="242.782">
            <text:p>242.7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1819">
            <text:p>34.1819</text:p>
          </table:table-cell>
          <table:table-cell office:value-type="float" office:value="2.25473">
            <text:p>2.25473</text:p>
          </table:table-cell>
          <table:table-cell office:value-type="float" office:value="242.745">
            <text:p>242.7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141">
            <text:p>34.2141</text:p>
          </table:table-cell>
          <table:table-cell office:value-type="float" office:value="2.29085">
            <text:p>2.29085</text:p>
          </table:table-cell>
          <table:table-cell office:value-type="float" office:value="242.709">
            <text:p>242.7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439">
            <text:p>34.2439</text:p>
          </table:table-cell>
          <table:table-cell office:value-type="float" office:value="2.32388">
            <text:p>2.32388</text:p>
          </table:table-cell>
          <table:table-cell office:value-type="float" office:value="242.676">
            <text:p>242.6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2745">
            <text:p>34.2745</text:p>
          </table:table-cell>
          <table:table-cell office:value-type="float" office:value="2.3576">
            <text:p>2.3576</text:p>
          </table:table-cell>
          <table:table-cell office:value-type="float" office:value="242.642">
            <text:p>242.6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059">
            <text:p>34.3059</text:p>
          </table:table-cell>
          <table:table-cell office:value-type="float" office:value="2.39177">
            <text:p>2.39177</text:p>
          </table:table-cell>
          <table:table-cell office:value-type="float" office:value="242.608">
            <text:p>242.6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346">
            <text:p>34.3346</text:p>
          </table:table-cell>
          <table:table-cell office:value-type="float" office:value="2.42279">
            <text:p>2.42279</text:p>
          </table:table-cell>
          <table:table-cell office:value-type="float" office:value="242.577">
            <text:p>242.5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648">
            <text:p>34.3648</text:p>
          </table:table-cell>
          <table:table-cell office:value-type="float" office:value="2.45502">
            <text:p>2.45502</text:p>
          </table:table-cell>
          <table:table-cell office:value-type="float" office:value="242.545">
            <text:p>242.5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3937">
            <text:p>34.3937</text:p>
          </table:table-cell>
          <table:table-cell office:value-type="float" office:value="2.48566">
            <text:p>2.48566</text:p>
          </table:table-cell>
          <table:table-cell office:value-type="float" office:value="242.514">
            <text:p>242.5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236">
            <text:p>34.4236</text:p>
          </table:table-cell>
          <table:table-cell office:value-type="float" office:value="2.51698">
            <text:p>2.51698</text:p>
          </table:table-cell>
          <table:table-cell office:value-type="float" office:value="242.483">
            <text:p>242.4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588">
            <text:p>34.4588</text:p>
          </table:table-cell>
          <table:table-cell office:value-type="float" office:value="2.55356">
            <text:p>2.55356</text:p>
          </table:table-cell>
          <table:table-cell office:value-type="float" office:value="242.446">
            <text:p>242.4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4903">
            <text:p>34.4903</text:p>
          </table:table-cell>
          <table:table-cell office:value-type="float" office:value="2.58568">
            <text:p>2.58568</text:p>
          </table:table-cell>
          <table:table-cell office:value-type="float" office:value="242.414">
            <text:p>242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254">
            <text:p>34.5254</text:p>
          </table:table-cell>
          <table:table-cell office:value-type="float" office:value="2.62109">
            <text:p>2.62109</text:p>
          </table:table-cell>
          <table:table-cell office:value-type="float" office:value="242.379">
            <text:p>242.3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556">
            <text:p>34.5556</text:p>
          </table:table-cell>
          <table:table-cell office:value-type="float" office:value="2.65108">
            <text:p>2.65108</text:p>
          </table:table-cell>
          <table:table-cell office:value-type="float" office:value="242.349">
            <text:p>242.3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5855">
            <text:p>34.5855</text:p>
          </table:table-cell>
          <table:table-cell office:value-type="float" office:value="2.68051">
            <text:p>2.68051</text:p>
          </table:table-cell>
          <table:table-cell office:value-type="float" office:value="242.319">
            <text:p>242.3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204">
            <text:p>34.6204</text:p>
          </table:table-cell>
          <table:table-cell office:value-type="float" office:value="2.71429">
            <text:p>2.71429</text:p>
          </table:table-cell>
          <table:table-cell office:value-type="float" office:value="242.286">
            <text:p>242.2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513">
            <text:p>34.6513</text:p>
          </table:table-cell>
          <table:table-cell office:value-type="float" office:value="2.74373">
            <text:p>2.74373</text:p>
          </table:table-cell>
          <table:table-cell office:value-type="float" office:value="242.256">
            <text:p>242.2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6811">
            <text:p>34.6811</text:p>
          </table:table-cell>
          <table:table-cell office:value-type="float" office:value="2.7717">
            <text:p>2.7717</text:p>
          </table:table-cell>
          <table:table-cell office:value-type="float" office:value="242.228">
            <text:p>242.2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117">
            <text:p>34.7117</text:p>
          </table:table-cell>
          <table:table-cell office:value-type="float" office:value="2.79994">
            <text:p>2.79994</text:p>
          </table:table-cell>
          <table:table-cell office:value-type="float" office:value="242.2">
            <text:p>242.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409">
            <text:p>34.7409</text:p>
          </table:table-cell>
          <table:table-cell office:value-type="float" office:value="2.82648">
            <text:p>2.82648</text:p>
          </table:table-cell>
          <table:table-cell office:value-type="float" office:value="242.174">
            <text:p>242.1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7713">
            <text:p>34.7713</text:p>
          </table:table-cell>
          <table:table-cell office:value-type="float" office:value="2.85381">
            <text:p>2.85381</text:p>
          </table:table-cell>
          <table:table-cell office:value-type="float" office:value="242.146">
            <text:p>242.1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039">
            <text:p>34.8039</text:p>
          </table:table-cell>
          <table:table-cell office:value-type="float" office:value="2.88248">
            <text:p>2.88248</text:p>
          </table:table-cell>
          <table:table-cell office:value-type="float" office:value="242.118">
            <text:p>242.1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332">
            <text:p>34.8332</text:p>
          </table:table-cell>
          <table:table-cell office:value-type="float" office:value="2.90775">
            <text:p>2.90775</text:p>
          </table:table-cell>
          <table:table-cell office:value-type="float" office:value="242.092">
            <text:p>242.0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617">
            <text:p>34.8617</text:p>
          </table:table-cell>
          <table:table-cell office:value-type="float" office:value="2.93187">
            <text:p>2.93187</text:p>
          </table:table-cell>
          <table:table-cell office:value-type="float" office:value="242.068">
            <text:p>242.0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8953">
            <text:p>34.8953</text:p>
          </table:table-cell>
          <table:table-cell office:value-type="float" office:value="2.95988">
            <text:p>2.95988</text:p>
          </table:table-cell>
          <table:table-cell office:value-type="float" office:value="242.04">
            <text:p>242.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261">
            <text:p>34.9261</text:p>
          </table:table-cell>
          <table:table-cell office:value-type="float" office:value="2.98494">
            <text:p>2.98494</text:p>
          </table:table-cell>
          <table:table-cell office:value-type="float" office:value="242.015">
            <text:p>242.0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567">
            <text:p>34.9567</text:p>
          </table:table-cell>
          <table:table-cell office:value-type="float" office:value="3.00935">
            <text:p>3.00935</text:p>
          </table:table-cell>
          <table:table-cell office:value-type="float" office:value="241.991">
            <text:p>241.9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4.9923">
            <text:p>34.9923</text:p>
          </table:table-cell>
          <table:table-cell office:value-type="float" office:value="3.03705">
            <text:p>3.03705</text:p>
          </table:table-cell>
          <table:table-cell office:value-type="float" office:value="241.963">
            <text:p>241.9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22">
            <text:p>35.022</text:p>
          </table:table-cell>
          <table:table-cell office:value-type="float" office:value="3.05966">
            <text:p>3.05966</text:p>
          </table:table-cell>
          <table:table-cell office:value-type="float" office:value="241.94">
            <text:p>241.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534">
            <text:p>35.0534</text:p>
          </table:table-cell>
          <table:table-cell office:value-type="float" office:value="3.08296">
            <text:p>3.08296</text:p>
          </table:table-cell>
          <table:table-cell office:value-type="float" office:value="241.917">
            <text:p>241.9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0881">
            <text:p>35.0881</text:p>
          </table:table-cell>
          <table:table-cell office:value-type="float" office:value="3.10805">
            <text:p>3.10805</text:p>
          </table:table-cell>
          <table:table-cell office:value-type="float" office:value="241.892">
            <text:p>241.8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205">
            <text:p>35.1205</text:p>
          </table:table-cell>
          <table:table-cell office:value-type="float" office:value="3.13078">
            <text:p>3.13078</text:p>
          </table:table-cell>
          <table:table-cell office:value-type="float" office:value="241.869">
            <text:p>241.8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53">
            <text:p>35.153</text:p>
          </table:table-cell>
          <table:table-cell office:value-type="float" office:value="3.15298">
            <text:p>3.15298</text:p>
          </table:table-cell>
          <table:table-cell office:value-type="float" office:value="241.847">
            <text:p>241.8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1848">
            <text:p>35.1848</text:p>
          </table:table-cell>
          <table:table-cell office:value-type="float" office:value="3.1739">
            <text:p>3.1739</text:p>
          </table:table-cell>
          <table:table-cell office:value-type="float" office:value="241.826">
            <text:p>241.8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195">
            <text:p>35.2195</text:p>
          </table:table-cell>
          <table:table-cell office:value-type="float" office:value="3.19611">
            <text:p>3.19611</text:p>
          </table:table-cell>
          <table:table-cell office:value-type="float" office:value="241.804">
            <text:p>241.8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537">
            <text:p>35.2537</text:p>
          </table:table-cell>
          <table:table-cell office:value-type="float" office:value="3.21722">
            <text:p>3.21722</text:p>
          </table:table-cell>
          <table:table-cell office:value-type="float" office:value="241.783">
            <text:p>241.7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2831">
            <text:p>35.2831</text:p>
          </table:table-cell>
          <table:table-cell office:value-type="float" office:value="3.23471">
            <text:p>3.23471</text:p>
          </table:table-cell>
          <table:table-cell office:value-type="float" office:value="241.765">
            <text:p>241.7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116">
            <text:p>35.3116</text:p>
          </table:table-cell>
          <table:table-cell office:value-type="float" office:value="3.25098">
            <text:p>3.25098</text:p>
          </table:table-cell>
          <table:table-cell office:value-type="float" office:value="241.749">
            <text:p>241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424">
            <text:p>35.3424</text:p>
          </table:table-cell>
          <table:table-cell office:value-type="float" office:value="3.26811">
            <text:p>3.26811</text:p>
          </table:table-cell>
          <table:table-cell office:value-type="float" office:value="241.732">
            <text:p>241.7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3722">
            <text:p>35.3722</text:p>
          </table:table-cell>
          <table:table-cell office:value-type="float" office:value="3.28392">
            <text:p>3.28392</text:p>
          </table:table-cell>
          <table:table-cell office:value-type="float" office:value="241.716">
            <text:p>241.7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016">
            <text:p>35.4016</text:p>
          </table:table-cell>
          <table:table-cell office:value-type="float" office:value="3.299">
            <text:p>3.299</text:p>
          </table:table-cell>
          <table:table-cell office:value-type="float" office:value="241.701">
            <text:p>241.7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338">
            <text:p>35.4338</text:p>
          </table:table-cell>
          <table:table-cell office:value-type="float" office:value="3.3148">
            <text:p>3.3148</text:p>
          </table:table-cell>
          <table:table-cell office:value-type="float" office:value="241.685">
            <text:p>241.6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622">
            <text:p>35.4622</text:p>
          </table:table-cell>
          <table:table-cell office:value-type="float" office:value="3.32806">
            <text:p>3.32806</text:p>
          </table:table-cell>
          <table:table-cell office:value-type="float" office:value="241.672">
            <text:p>241.6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495">
            <text:p>35.495</text:p>
          </table:table-cell>
          <table:table-cell office:value-type="float" office:value="3.34261">
            <text:p>3.34261</text:p>
          </table:table-cell>
          <table:table-cell office:value-type="float" office:value="241.657">
            <text:p>241.6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268">
            <text:p>35.5268</text:p>
          </table:table-cell>
          <table:table-cell office:value-type="float" office:value="3.35599">
            <text:p>3.35599</text:p>
          </table:table-cell>
          <table:table-cell office:value-type="float" office:value="241.644">
            <text:p>241.6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569">
            <text:p>35.5569</text:p>
          </table:table-cell>
          <table:table-cell office:value-type="float" office:value="3.36783">
            <text:p>3.36783</text:p>
          </table:table-cell>
          <table:table-cell office:value-type="float" office:value="241.632">
            <text:p>241.6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5893">
            <text:p>35.5893</text:p>
          </table:table-cell>
          <table:table-cell office:value-type="float" office:value="3.37982">
            <text:p>3.37982</text:p>
          </table:table-cell>
          <table:table-cell office:value-type="float" office:value="241.62">
            <text:p>241.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202">
            <text:p>35.6202</text:p>
          </table:table-cell>
          <table:table-cell office:value-type="float" office:value="3.39052">
            <text:p>3.39052</text:p>
          </table:table-cell>
          <table:table-cell office:value-type="float" office:value="241.609">
            <text:p>241.6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588">
            <text:p>35.6588</text:p>
          </table:table-cell>
          <table:table-cell office:value-type="float" office:value="3.40269">
            <text:p>3.40269</text:p>
          </table:table-cell>
          <table:table-cell office:value-type="float" office:value="241.597">
            <text:p>241.5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6907">
            <text:p>35.6907</text:p>
          </table:table-cell>
          <table:table-cell office:value-type="float" office:value="3.4119">
            <text:p>3.4119</text:p>
          </table:table-cell>
          <table:table-cell office:value-type="float" office:value="241.588">
            <text:p>241.5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197">
            <text:p>35.7197</text:p>
          </table:table-cell>
          <table:table-cell office:value-type="float" office:value="3.41948">
            <text:p>3.41948</text:p>
          </table:table-cell>
          <table:table-cell office:value-type="float" office:value="241.581">
            <text:p>241.5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491">
            <text:p>35.7491</text:p>
          </table:table-cell>
          <table:table-cell office:value-type="float" office:value="3.42645">
            <text:p>3.42645</text:p>
          </table:table-cell>
          <table:table-cell office:value-type="float" office:value="241.574">
            <text:p>241.5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7807">
            <text:p>35.7807</text:p>
          </table:table-cell>
          <table:table-cell office:value-type="float" office:value="3.43314">
            <text:p>3.43314</text:p>
          </table:table-cell>
          <table:table-cell office:value-type="float" office:value="241.567">
            <text:p>241.5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12">
            <text:p>35.812</text:p>
          </table:table-cell>
          <table:table-cell office:value-type="float" office:value="3.43887">
            <text:p>3.43887</text:p>
          </table:table-cell>
          <table:table-cell office:value-type="float" office:value="241.561">
            <text:p>241.5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419">
            <text:p>35.8419</text:p>
          </table:table-cell>
          <table:table-cell office:value-type="float" office:value="3.44356">
            <text:p>3.44356</text:p>
          </table:table-cell>
          <table:table-cell office:value-type="float" office:value="241.556">
            <text:p>241.5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8727">
            <text:p>35.8727</text:p>
          </table:table-cell>
          <table:table-cell office:value-type="float" office:value="3.44757">
            <text:p>3.44757</text:p>
          </table:table-cell>
          <table:table-cell office:value-type="float" office:value="241.552">
            <text:p>241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072">
            <text:p>35.9072</text:p>
          </table:table-cell>
          <table:table-cell office:value-type="float" office:value="3.451">
            <text:p>3.451</text:p>
          </table:table-cell>
          <table:table-cell office:value-type="float" office:value="241.549">
            <text:p>241.5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405">
            <text:p>35.9405</text:p>
          </table:table-cell>
          <table:table-cell office:value-type="float" office:value="3.45328">
            <text:p>3.45328</text:p>
          </table:table-cell>
          <table:table-cell office:value-type="float" office:value="241.547">
            <text:p>241.5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5.9696">
            <text:p>35.9696</text:p>
          </table:table-cell>
          <table:table-cell office:value-type="float" office:value="3.45442">
            <text:p>3.45442</text:p>
          </table:table-cell>
          <table:table-cell office:value-type="float" office:value="241.546">
            <text:p>241.5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045">
            <text:p>36.0045</text:p>
          </table:table-cell>
          <table:table-cell office:value-type="float" office:value="3.45471">
            <text:p>3.45471</text:p>
          </table:table-cell>
          <table:table-cell office:value-type="float" office:value="241.545">
            <text:p>241.5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359">
            <text:p>36.0359</text:p>
          </table:table-cell>
          <table:table-cell office:value-type="float" office:value="3.45404">
            <text:p>3.45404</text:p>
          </table:table-cell>
          <table:table-cell office:value-type="float" office:value="241.546">
            <text:p>241.5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663">
            <text:p>36.0663</text:p>
          </table:table-cell>
          <table:table-cell office:value-type="float" office:value="3.45251">
            <text:p>3.45251</text:p>
          </table:table-cell>
          <table:table-cell office:value-type="float" office:value="241.547">
            <text:p>241.5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097">
            <text:p>36.097</text:p>
          </table:table-cell>
          <table:table-cell office:value-type="float" office:value="3.45004">
            <text:p>3.45004</text:p>
          </table:table-cell>
          <table:table-cell office:value-type="float" office:value="241.55">
            <text:p>241.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286">
            <text:p>36.1286</text:p>
          </table:table-cell>
          <table:table-cell office:value-type="float" office:value="3.44652">
            <text:p>3.44652</text:p>
          </table:table-cell>
          <table:table-cell office:value-type="float" office:value="241.553">
            <text:p>241.5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58">
            <text:p>36.158</text:p>
          </table:table-cell>
          <table:table-cell office:value-type="float" office:value="3.4424">
            <text:p>3.4424</text:p>
          </table:table-cell>
          <table:table-cell office:value-type="float" office:value="241.558">
            <text:p>241.5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1898">
            <text:p>36.1898</text:p>
          </table:table-cell>
          <table:table-cell office:value-type="float" office:value="3.437">
            <text:p>3.437</text:p>
          </table:table-cell>
          <table:table-cell office:value-type="float" office:value="241.563">
            <text:p>241.5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207">
            <text:p>36.2207</text:p>
          </table:table-cell>
          <table:table-cell office:value-type="float" office:value="3.43085">
            <text:p>3.43085</text:p>
          </table:table-cell>
          <table:table-cell office:value-type="float" office:value="241.569">
            <text:p>241.5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498">
            <text:p>36.2498</text:p>
          </table:table-cell>
          <table:table-cell office:value-type="float" office:value="3.42419">
            <text:p>3.42419</text:p>
          </table:table-cell>
          <table:table-cell office:value-type="float" office:value="241.576">
            <text:p>241.5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2786">
            <text:p>36.2786</text:p>
          </table:table-cell>
          <table:table-cell office:value-type="float" office:value="3.41676">
            <text:p>3.41676</text:p>
          </table:table-cell>
          <table:table-cell office:value-type="float" office:value="241.583">
            <text:p>241.5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088">
            <text:p>36.3088</text:p>
          </table:table-cell>
          <table:table-cell office:value-type="float" office:value="3.4081">
            <text:p>3.4081</text:p>
          </table:table-cell>
          <table:table-cell office:value-type="float" office:value="241.592">
            <text:p>241.5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407">
            <text:p>36.3407</text:p>
          </table:table-cell>
          <table:table-cell office:value-type="float" office:value="3.39799">
            <text:p>3.39799</text:p>
          </table:table-cell>
          <table:table-cell office:value-type="float" office:value="241.602">
            <text:p>241.6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3694">
            <text:p>36.3694</text:p>
          </table:table-cell>
          <table:table-cell office:value-type="float" office:value="3.38802">
            <text:p>3.38802</text:p>
          </table:table-cell>
          <table:table-cell office:value-type="float" office:value="241.612">
            <text:p>241.6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017">
            <text:p>36.4017</text:p>
          </table:table-cell>
          <table:table-cell office:value-type="float" office:value="3.37576">
            <text:p>3.37576</text:p>
          </table:table-cell>
          <table:table-cell office:value-type="float" office:value="241.624">
            <text:p>241.6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33">
            <text:p>36.433</text:p>
          </table:table-cell>
          <table:table-cell office:value-type="float" office:value="3.36298">
            <text:p>3.36298</text:p>
          </table:table-cell>
          <table:table-cell office:value-type="float" office:value="241.637">
            <text:p>241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626">
            <text:p>36.4626</text:p>
          </table:table-cell>
          <table:table-cell office:value-type="float" office:value="3.34999">
            <text:p>3.34999</text:p>
          </table:table-cell>
          <table:table-cell office:value-type="float" office:value="241.65">
            <text:p>241.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4961">
            <text:p>36.4961</text:p>
          </table:table-cell>
          <table:table-cell office:value-type="float" office:value="3.33417">
            <text:p>3.33417</text:p>
          </table:table-cell>
          <table:table-cell office:value-type="float" office:value="241.666">
            <text:p>241.6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252">
            <text:p>36.5252</text:p>
          </table:table-cell>
          <table:table-cell office:value-type="float" office:value="3.31949">
            <text:p>3.31949</text:p>
          </table:table-cell>
          <table:table-cell office:value-type="float" office:value="241.681">
            <text:p>241.6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588">
            <text:p>36.5588</text:p>
          </table:table-cell>
          <table:table-cell office:value-type="float" office:value="3.30153">
            <text:p>3.30153</text:p>
          </table:table-cell>
          <table:table-cell office:value-type="float" office:value="241.698">
            <text:p>241.6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5887">
            <text:p>36.5887</text:p>
          </table:table-cell>
          <table:table-cell office:value-type="float" office:value="3.28473">
            <text:p>3.28473</text:p>
          </table:table-cell>
          <table:table-cell office:value-type="float" office:value="241.715">
            <text:p>241.7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219">
            <text:p>36.6219</text:p>
          </table:table-cell>
          <table:table-cell office:value-type="float" office:value="3.26492">
            <text:p>3.26492</text:p>
          </table:table-cell>
          <table:table-cell office:value-type="float" office:value="241.735">
            <text:p>241.7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52">
            <text:p>36.652</text:p>
          </table:table-cell>
          <table:table-cell office:value-type="float" office:value="3.24608">
            <text:p>3.24608</text:p>
          </table:table-cell>
          <table:table-cell office:value-type="float" office:value="241.754">
            <text:p>241.7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6817">
            <text:p>36.6817</text:p>
          </table:table-cell>
          <table:table-cell office:value-type="float" office:value="3.22662">
            <text:p>3.22662</text:p>
          </table:table-cell>
          <table:table-cell office:value-type="float" office:value="241.773">
            <text:p>241.7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114">
            <text:p>36.7114</text:p>
          </table:table-cell>
          <table:table-cell office:value-type="float" office:value="3.2063">
            <text:p>3.2063</text:p>
          </table:table-cell>
          <table:table-cell office:value-type="float" office:value="241.794">
            <text:p>241.7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619">
            <text:p>36.7619</text:p>
          </table:table-cell>
          <table:table-cell office:value-type="float" office:value="3.16939">
            <text:p>3.16939</text:p>
          </table:table-cell>
          <table:table-cell office:value-type="float" office:value="241.831">
            <text:p>241.8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7917">
            <text:p>36.7917</text:p>
          </table:table-cell>
          <table:table-cell office:value-type="float" office:value="3.14665">
            <text:p>3.14665</text:p>
          </table:table-cell>
          <table:table-cell office:value-type="float" office:value="241.853">
            <text:p>241.8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216">
            <text:p>36.8216</text:p>
          </table:table-cell>
          <table:table-cell office:value-type="float" office:value="3.12311">
            <text:p>3.12311</text:p>
          </table:table-cell>
          <table:table-cell office:value-type="float" office:value="241.877">
            <text:p>241.8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55">
            <text:p>36.855</text:p>
          </table:table-cell>
          <table:table-cell office:value-type="float" office:value="3.09561">
            <text:p>3.09561</text:p>
          </table:table-cell>
          <table:table-cell office:value-type="float" office:value="241.904">
            <text:p>241.9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8836">
            <text:p>36.8836</text:p>
          </table:table-cell>
          <table:table-cell office:value-type="float" office:value="3.07129">
            <text:p>3.07129</text:p>
          </table:table-cell>
          <table:table-cell office:value-type="float" office:value="241.929">
            <text:p>241.9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138">
            <text:p>36.9138</text:p>
          </table:table-cell>
          <table:table-cell office:value-type="float" office:value="3.0448">
            <text:p>3.0448</text:p>
          </table:table-cell>
          <table:table-cell office:value-type="float" office:value="241.955">
            <text:p>241.9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448">
            <text:p>36.9448</text:p>
          </table:table-cell>
          <table:table-cell office:value-type="float" office:value="3.01663">
            <text:p>3.01663</text:p>
          </table:table-cell>
          <table:table-cell office:value-type="float" office:value="241.983">
            <text:p>241.9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6.9755">
            <text:p>36.9755</text:p>
          </table:table-cell>
          <table:table-cell office:value-type="float" office:value="2.9879">
            <text:p>2.9879</text:p>
          </table:table-cell>
          <table:table-cell office:value-type="float" office:value="242.012">
            <text:p>242.0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049">
            <text:p>37.0049</text:p>
          </table:table-cell>
          <table:table-cell office:value-type="float" office:value="2.95963">
            <text:p>2.95963</text:p>
          </table:table-cell>
          <table:table-cell office:value-type="float" office:value="242.04">
            <text:p>242.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351">
            <text:p>37.0351</text:p>
          </table:table-cell>
          <table:table-cell office:value-type="float" office:value="2.92958">
            <text:p>2.92958</text:p>
          </table:table-cell>
          <table:table-cell office:value-type="float" office:value="242.07">
            <text:p>242.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646">
            <text:p>37.0646</text:p>
          </table:table-cell>
          <table:table-cell office:value-type="float" office:value="2.89955">
            <text:p>2.89955</text:p>
          </table:table-cell>
          <table:table-cell office:value-type="float" office:value="242.1">
            <text:p>242.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0937">
            <text:p>37.0937</text:p>
          </table:table-cell>
          <table:table-cell office:value-type="float" office:value="2.86913">
            <text:p>2.86913</text:p>
          </table:table-cell>
          <table:table-cell office:value-type="float" office:value="242.131">
            <text:p>242.1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218">
            <text:p>37.1218</text:p>
          </table:table-cell>
          <table:table-cell office:value-type="float" office:value="2.83896">
            <text:p>2.83896</text:p>
          </table:table-cell>
          <table:table-cell office:value-type="float" office:value="242.161">
            <text:p>242.1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502">
            <text:p>37.1502</text:p>
          </table:table-cell>
          <table:table-cell office:value-type="float" office:value="2.80785">
            <text:p>2.80785</text:p>
          </table:table-cell>
          <table:table-cell office:value-type="float" office:value="242.192">
            <text:p>242.1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1792">
            <text:p>37.1792</text:p>
          </table:table-cell>
          <table:table-cell office:value-type="float" office:value="2.77519">
            <text:p>2.77519</text:p>
          </table:table-cell>
          <table:table-cell office:value-type="float" office:value="242.225">
            <text:p>242.2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077">
            <text:p>37.2077</text:p>
          </table:table-cell>
          <table:table-cell office:value-type="float" office:value="2.74252">
            <text:p>2.74252</text:p>
          </table:table-cell>
          <table:table-cell office:value-type="float" office:value="242.257">
            <text:p>242.2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378">
            <text:p>37.2378</text:p>
          </table:table-cell>
          <table:table-cell office:value-type="float" office:value="2.70705">
            <text:p>2.70705</text:p>
          </table:table-cell>
          <table:table-cell office:value-type="float" office:value="242.293">
            <text:p>242.2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714">
            <text:p>37.2714</text:p>
          </table:table-cell>
          <table:table-cell office:value-type="float" office:value="2.66666">
            <text:p>2.66666</text:p>
          </table:table-cell>
          <table:table-cell office:value-type="float" office:value="242.333">
            <text:p>242.3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2998">
            <text:p>37.2998</text:p>
          </table:table-cell>
          <table:table-cell office:value-type="float" office:value="2.63187">
            <text:p>2.63187</text:p>
          </table:table-cell>
          <table:table-cell office:value-type="float" office:value="242.368">
            <text:p>242.3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3">
            <text:p>37.33</text:p>
          </table:table-cell>
          <table:table-cell office:value-type="float" office:value="2.5939">
            <text:p>2.5939</text:p>
          </table:table-cell>
          <table:table-cell office:value-type="float" office:value="242.406">
            <text:p>242.4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591">
            <text:p>37.3591</text:p>
          </table:table-cell>
          <table:table-cell office:value-type="float" office:value="2.55684">
            <text:p>2.55684</text:p>
          </table:table-cell>
          <table:table-cell office:value-type="float" office:value="242.443">
            <text:p>242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3885">
            <text:p>37.3885</text:p>
          </table:table-cell>
          <table:table-cell office:value-type="float" office:value="2.51863">
            <text:p>2.51863</text:p>
          </table:table-cell>
          <table:table-cell office:value-type="float" office:value="242.481">
            <text:p>242.4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189">
            <text:p>37.4189</text:p>
          </table:table-cell>
          <table:table-cell office:value-type="float" office:value="2.47845">
            <text:p>2.47845</text:p>
          </table:table-cell>
          <table:table-cell office:value-type="float" office:value="242.522">
            <text:p>242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476">
            <text:p>37.4476</text:p>
          </table:table-cell>
          <table:table-cell office:value-type="float" office:value="2.43974">
            <text:p>2.43974</text:p>
          </table:table-cell>
          <table:table-cell office:value-type="float" office:value="242.56">
            <text:p>242.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4757">
            <text:p>37.4757</text:p>
          </table:table-cell>
          <table:table-cell office:value-type="float" office:value="2.40126">
            <text:p>2.40126</text:p>
          </table:table-cell>
          <table:table-cell office:value-type="float" office:value="242.599">
            <text:p>242.5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049">
            <text:p>37.5049</text:p>
          </table:table-cell>
          <table:table-cell office:value-type="float" office:value="2.36049">
            <text:p>2.36049</text:p>
          </table:table-cell>
          <table:table-cell office:value-type="float" office:value="242.64">
            <text:p>242.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373">
            <text:p>37.5373</text:p>
          </table:table-cell>
          <table:table-cell office:value-type="float" office:value="2.31453">
            <text:p>2.31453</text:p>
          </table:table-cell>
          <table:table-cell office:value-type="float" office:value="242.685">
            <text:p>242.6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5722">
            <text:p>37.5722</text:p>
          </table:table-cell>
          <table:table-cell office:value-type="float" office:value="2.26407">
            <text:p>2.26407</text:p>
          </table:table-cell>
          <table:table-cell office:value-type="float" office:value="242.736">
            <text:p>242.7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037">
            <text:p>37.6037</text:p>
          </table:table-cell>
          <table:table-cell office:value-type="float" office:value="2.21764">
            <text:p>2.21764</text:p>
          </table:table-cell>
          <table:table-cell office:value-type="float" office:value="242.782">
            <text:p>242.7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335">
            <text:p>37.6335</text:p>
          </table:table-cell>
          <table:table-cell office:value-type="float" office:value="2.17307">
            <text:p>2.17307</text:p>
          </table:table-cell>
          <table:table-cell office:value-type="float" office:value="242.827">
            <text:p>242.8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645">
            <text:p>37.6645</text:p>
          </table:table-cell>
          <table:table-cell office:value-type="float" office:value="2.12605">
            <text:p>2.12605</text:p>
          </table:table-cell>
          <table:table-cell office:value-type="float" office:value="242.874">
            <text:p>242.8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6947">
            <text:p>37.6947</text:p>
          </table:table-cell>
          <table:table-cell office:value-type="float" office:value="2.07971">
            <text:p>2.07971</text:p>
          </table:table-cell>
          <table:table-cell office:value-type="float" office:value="242.92">
            <text:p>242.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235">
            <text:p>37.7235</text:p>
          </table:table-cell>
          <table:table-cell office:value-type="float" office:value="2.03468">
            <text:p>2.03468</text:p>
          </table:table-cell>
          <table:table-cell office:value-type="float" office:value="242.965">
            <text:p>242.9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521">
            <text:p>37.7521</text:p>
          </table:table-cell>
          <table:table-cell office:value-type="float" office:value="1.98955">
            <text:p>1.98955</text:p>
          </table:table-cell>
          <table:table-cell office:value-type="float" office:value="243.01">
            <text:p>243.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7816">
            <text:p>37.7816</text:p>
          </table:table-cell>
          <table:table-cell office:value-type="float" office:value="1.94235">
            <text:p>1.94235</text:p>
          </table:table-cell>
          <table:table-cell office:value-type="float" office:value="243.058">
            <text:p>243.0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148">
            <text:p>37.8148</text:p>
          </table:table-cell>
          <table:table-cell office:value-type="float" office:value="1.88837">
            <text:p>1.88837</text:p>
          </table:table-cell>
          <table:table-cell office:value-type="float" office:value="243.112">
            <text:p>243.1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43">
            <text:p>37.843</text:p>
          </table:table-cell>
          <table:table-cell office:value-type="float" office:value="1.84201">
            <text:p>1.84201</text:p>
          </table:table-cell>
          <table:table-cell office:value-type="float" office:value="243.158">
            <text:p>243.1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8714">
            <text:p>37.8714</text:p>
          </table:table-cell>
          <table:table-cell office:value-type="float" office:value="1.79485">
            <text:p>1.79485</text:p>
          </table:table-cell>
          <table:table-cell office:value-type="float" office:value="243.205">
            <text:p>243.205</text:p>
          </table:table-cell>
          <table:table-cell office:value-type="float" office:value="0.897423">
            <text:p>0.8974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012">
            <text:p>37.9012</text:p>
          </table:table-cell>
          <table:table-cell office:value-type="float" office:value="1.74426">
            <text:p>1.74426</text:p>
          </table:table-cell>
          <table:table-cell office:value-type="float" office:value="243.256">
            <text:p>243.256</text:p>
          </table:table-cell>
          <table:table-cell office:value-type="float" office:value="0.872131">
            <text:p>0.8721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306">
            <text:p>37.9306</text:p>
          </table:table-cell>
          <table:table-cell office:value-type="float" office:value="1.69432">
            <text:p>1.69432</text:p>
          </table:table-cell>
          <table:table-cell office:value-type="float" office:value="243.306">
            <text:p>243.306</text:p>
          </table:table-cell>
          <table:table-cell office:value-type="float" office:value="0.84716">
            <text:p>0.847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604">
            <text:p>37.9604</text:p>
          </table:table-cell>
          <table:table-cell office:value-type="float" office:value="1.64296">
            <text:p>1.64296</text:p>
          </table:table-cell>
          <table:table-cell office:value-type="float" office:value="243.357">
            <text:p>243.357</text:p>
          </table:table-cell>
          <table:table-cell office:value-type="float" office:value="0.82148">
            <text:p>0.821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7.9932">
            <text:p>37.9932</text:p>
          </table:table-cell>
          <table:table-cell office:value-type="float" office:value="1.58586">
            <text:p>1.58586</text:p>
          </table:table-cell>
          <table:table-cell office:value-type="float" office:value="243.414">
            <text:p>243.414</text:p>
          </table:table-cell>
          <table:table-cell office:value-type="float" office:value="0.792931">
            <text:p>0.7929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257">
            <text:p>38.0257</text:p>
          </table:table-cell>
          <table:table-cell office:value-type="float" office:value="1.52867">
            <text:p>1.52867</text:p>
          </table:table-cell>
          <table:table-cell office:value-type="float" office:value="243.471">
            <text:p>243.471</text:p>
          </table:table-cell>
          <table:table-cell office:value-type="float" office:value="0.764336">
            <text:p>0.7643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556">
            <text:p>38.0556</text:p>
          </table:table-cell>
          <table:table-cell office:value-type="float" office:value="1.47531">
            <text:p>1.47531</text:p>
          </table:table-cell>
          <table:table-cell office:value-type="float" office:value="243.525">
            <text:p>243.525</text:p>
          </table:table-cell>
          <table:table-cell office:value-type="float" office:value="0.737656">
            <text:p>0.7376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089">
            <text:p>38.089</text:p>
          </table:table-cell>
          <table:table-cell office:value-type="float" office:value="1.41518">
            <text:p>1.41518</text:p>
          </table:table-cell>
          <table:table-cell office:value-type="float" office:value="243.585">
            <text:p>243.585</text:p>
          </table:table-cell>
          <table:table-cell office:value-type="float" office:value="0.707588">
            <text:p>0.7075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181">
            <text:p>38.1181</text:p>
          </table:table-cell>
          <table:table-cell office:value-type="float" office:value="1.36244">
            <text:p>1.36244</text:p>
          </table:table-cell>
          <table:table-cell office:value-type="float" office:value="243.638">
            <text:p>243.638</text:p>
          </table:table-cell>
          <table:table-cell office:value-type="float" office:value="0.681221">
            <text:p>0.6812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485">
            <text:p>38.1485</text:p>
          </table:table-cell>
          <table:table-cell office:value-type="float" office:value="1.30649">
            <text:p>1.30649</text:p>
          </table:table-cell>
          <table:table-cell office:value-type="float" office:value="243.694">
            <text:p>243.694</text:p>
          </table:table-cell>
          <table:table-cell office:value-type="float" office:value="0.653244">
            <text:p>0.6532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1776">
            <text:p>38.1776</text:p>
          </table:table-cell>
          <table:table-cell office:value-type="float" office:value="1.25275">
            <text:p>1.25275</text:p>
          </table:table-cell>
          <table:table-cell office:value-type="float" office:value="243.747">
            <text:p>243.747</text:p>
          </table:table-cell>
          <table:table-cell office:value-type="float" office:value="0.626373">
            <text:p>0.6263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085">
            <text:p>38.2085</text:p>
          </table:table-cell>
          <table:table-cell office:value-type="float" office:value="1.19513">
            <text:p>1.19513</text:p>
          </table:table-cell>
          <table:table-cell office:value-type="float" office:value="243.805">
            <text:p>243.805</text:p>
          </table:table-cell>
          <table:table-cell office:value-type="float" office:value="0.597565">
            <text:p>0.5975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375">
            <text:p>38.2375</text:p>
          </table:table-cell>
          <table:table-cell office:value-type="float" office:value="1.14064">
            <text:p>1.14064</text:p>
          </table:table-cell>
          <table:table-cell office:value-type="float" office:value="243.859">
            <text:p>243.859</text:p>
          </table:table-cell>
          <table:table-cell office:value-type="float" office:value="0.57032">
            <text:p>0.570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2729">
            <text:p>38.2729</text:p>
          </table:table-cell>
          <table:table-cell office:value-type="float" office:value="1.07338">
            <text:p>1.07338</text:p>
          </table:table-cell>
          <table:table-cell office:value-type="float" office:value="243.927">
            <text:p>243.927</text:p>
          </table:table-cell>
          <table:table-cell office:value-type="float" office:value="0.53669">
            <text:p>0.536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02">
            <text:p>38.302</text:p>
          </table:table-cell>
          <table:table-cell office:value-type="float" office:value="1.01781">
            <text:p>1.01781</text:p>
          </table:table-cell>
          <table:table-cell office:value-type="float" office:value="243.982">
            <text:p>243.982</text:p>
          </table:table-cell>
          <table:table-cell office:value-type="float" office:value="0.508904">
            <text:p>0.5089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338">
            <text:p>38.3338</text:p>
          </table:table-cell>
          <table:table-cell office:value-type="float" office:value="0.956696">
            <text:p>0.956696</text:p>
          </table:table-cell>
          <table:table-cell office:value-type="float" office:value="244.043">
            <text:p>244.043</text:p>
          </table:table-cell>
          <table:table-cell office:value-type="float" office:value="0.478348">
            <text:p>0.4783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628">
            <text:p>38.3628</text:p>
          </table:table-cell>
          <table:table-cell office:value-type="float" office:value="0.900543">
            <text:p>0.900543</text:p>
          </table:table-cell>
          <table:table-cell office:value-type="float" office:value="244.099">
            <text:p>244.099</text:p>
          </table:table-cell>
          <table:table-cell office:value-type="float" office:value="0.450272">
            <text:p>0.4502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3929">
            <text:p>38.3929</text:p>
          </table:table-cell>
          <table:table-cell office:value-type="float" office:value="0.84201">
            <text:p>0.84201</text:p>
          </table:table-cell>
          <table:table-cell office:value-type="float" office:value="244.158">
            <text:p>244.158</text:p>
          </table:table-cell>
          <table:table-cell office:value-type="float" office:value="0.421005">
            <text:p>0.4210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251">
            <text:p>38.4251</text:p>
          </table:table-cell>
          <table:table-cell office:value-type="float" office:value="0.778732">
            <text:p>0.778732</text:p>
          </table:table-cell>
          <table:table-cell office:value-type="float" office:value="244.221">
            <text:p>244.221</text:p>
          </table:table-cell>
          <table:table-cell office:value-type="float" office:value="0.389366">
            <text:p>0.3893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542">
            <text:p>38.4542</text:p>
          </table:table-cell>
          <table:table-cell office:value-type="float" office:value="0.721725">
            <text:p>0.721725</text:p>
          </table:table-cell>
          <table:table-cell office:value-type="float" office:value="244.278">
            <text:p>244.278</text:p>
          </table:table-cell>
          <table:table-cell office:value-type="float" office:value="0.360863">
            <text:p>0.3608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4853">
            <text:p>38.4853</text:p>
          </table:table-cell>
          <table:table-cell office:value-type="float" office:value="0.660324">
            <text:p>0.660324</text:p>
          </table:table-cell>
          <table:table-cell office:value-type="float" office:value="244.34">
            <text:p>244.34</text:p>
          </table:table-cell>
          <table:table-cell office:value-type="float" office:value="0.330162">
            <text:p>0.3301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15">
            <text:p>38.515</text:p>
          </table:table-cell>
          <table:table-cell office:value-type="float" office:value="0.601471">
            <text:p>0.601471</text:p>
          </table:table-cell>
          <table:table-cell office:value-type="float" office:value="244.399">
            <text:p>244.399</text:p>
          </table:table-cell>
          <table:table-cell office:value-type="float" office:value="0.300735">
            <text:p>0.3007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443">
            <text:p>38.5443</text:p>
          </table:table-cell>
          <table:table-cell office:value-type="float" office:value="0.543213">
            <text:p>0.543213</text:p>
          </table:table-cell>
          <table:table-cell office:value-type="float" office:value="244.457">
            <text:p>244.457</text:p>
          </table:table-cell>
          <table:table-cell office:value-type="float" office:value="0.271606">
            <text:p>0.2716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576">
            <text:p>38.576</text:p>
          </table:table-cell>
          <table:table-cell office:value-type="float" office:value="0.48024">
            <text:p>0.48024</text:p>
          </table:table-cell>
          <table:table-cell office:value-type="float" office:value="244.52">
            <text:p>244.52</text:p>
          </table:table-cell>
          <table:table-cell office:value-type="float" office:value="0.24012">
            <text:p>0.240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045">
            <text:p>38.6045</text:p>
          </table:table-cell>
          <table:table-cell office:value-type="float" office:value="0.42334">
            <text:p>0.42334</text:p>
          </table:table-cell>
          <table:table-cell office:value-type="float" office:value="244.577">
            <text:p>244.577</text:p>
          </table:table-cell>
          <table:table-cell office:value-type="float" office:value="0.21167">
            <text:p>0.211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336">
            <text:p>38.6336</text:p>
          </table:table-cell>
          <table:table-cell office:value-type="float" office:value="0.365479">
            <text:p>0.365479</text:p>
          </table:table-cell>
          <table:table-cell office:value-type="float" office:value="244.635">
            <text:p>244.635</text:p>
          </table:table-cell>
          <table:table-cell office:value-type="float" office:value="0.182739">
            <text:p>0.1827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666">
            <text:p>38.6666</text:p>
          </table:table-cell>
          <table:table-cell office:value-type="float" office:value="0.299561">
            <text:p>0.299561</text:p>
          </table:table-cell>
          <table:table-cell office:value-type="float" office:value="244.7">
            <text:p>244.7</text:p>
          </table:table-cell>
          <table:table-cell office:value-type="float" office:value="0.14978">
            <text:p>0.149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6962">
            <text:p>38.6962</text:p>
          </table:table-cell>
          <table:table-cell office:value-type="float" office:value="0.24054">
            <text:p>0.24054</text:p>
          </table:table-cell>
          <table:table-cell office:value-type="float" office:value="244.759">
            <text:p>244.759</text:p>
          </table:table-cell>
          <table:table-cell office:value-type="float" office:value="0.12027">
            <text:p>0.120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263">
            <text:p>38.7263</text:p>
          </table:table-cell>
          <table:table-cell office:value-type="float" office:value="0.180527">
            <text:p>0.180527</text:p>
          </table:table-cell>
          <table:table-cell office:value-type="float" office:value="244.819">
            <text:p>244.819</text:p>
          </table:table-cell>
          <table:table-cell office:value-type="float" office:value="0.0902634">
            <text:p>0.09026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555">
            <text:p>38.7555</text:p>
          </table:table-cell>
          <table:table-cell office:value-type="float" office:value="0.122681">
            <text:p>0.122681</text:p>
          </table:table-cell>
          <table:table-cell office:value-type="float" office:value="244.877">
            <text:p>244.877</text:p>
          </table:table-cell>
          <table:table-cell office:value-type="float" office:value="0.0613403">
            <text:p>0.06134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7835">
            <text:p>38.7835</text:p>
          </table:table-cell>
          <table:table-cell office:value-type="float" office:value="0.0669861">
            <text:p>0.0669861</text:p>
          </table:table-cell>
          <table:table-cell office:value-type="float" office:value="244.933">
            <text:p>244.933</text:p>
          </table:table-cell>
          <table:table-cell office:value-type="float" office:value="0.033493">
            <text:p>0.0334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168">
            <text:p>38.8168</text:p>
          </table:table-cell>
          <table:table-cell office:value-type="float" office:value="0.00125122">
            <text:p>0.00125122</text:p>
          </table:table-cell>
          <table:table-cell office:value-type="float" office:value="244.999">
            <text:p>244.999</text:p>
          </table:table-cell>
          <table:table-cell office:value-type="float" office:value="0.00062561">
            <text:p>0.000625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396">
            <text:p>38.8396</text:p>
          </table:table-cell>
          <table:table-cell office:value-type="float" office:value="-0.0439148">
            <text:p>-0.0439148</text:p>
          </table:table-cell>
          <table:table-cell office:value-type="float" office:value="245.044">
            <text:p>245.044</text:p>
          </table:table-cell>
          <table:table-cell office:value-type="float" office:value="-0.0219574">
            <text:p>-0.02195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8686">
            <text:p>38.8686</text:p>
          </table:table-cell>
          <table:table-cell office:value-type="float" office:value="-0.100739">
            <text:p>-0.100739</text:p>
          </table:table-cell>
          <table:table-cell office:value-type="float" office:value="245.101">
            <text:p>245.101</text:p>
          </table:table-cell>
          <table:table-cell office:value-type="float" office:value="-0.0503693">
            <text:p>-0.05036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012">
            <text:p>38.9012</text:p>
          </table:table-cell>
          <table:table-cell office:value-type="float" office:value="-0.164337">
            <text:p>-0.164337</text:p>
          </table:table-cell>
          <table:table-cell office:value-type="float" office:value="245.164">
            <text:p>245.164</text:p>
          </table:table-cell>
          <table:table-cell office:value-type="float" office:value="-0.0821686">
            <text:p>-0.08216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32">
            <text:p>38.932</text:p>
          </table:table-cell>
          <table:table-cell office:value-type="float" office:value="-0.22406">
            <text:p>-0.22406</text:p>
          </table:table-cell>
          <table:table-cell office:value-type="float" office:value="245.224">
            <text:p>245.224</text:p>
          </table:table-cell>
          <table:table-cell office:value-type="float" office:value="-0.11203">
            <text:p>-0.112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636">
            <text:p>38.9636</text:p>
          </table:table-cell>
          <table:table-cell office:value-type="float" office:value="-0.284866">
            <text:p>-0.284866</text:p>
          </table:table-cell>
          <table:table-cell office:value-type="float" office:value="245.285">
            <text:p>245.285</text:p>
          </table:table-cell>
          <table:table-cell office:value-type="float" office:value="-0.142433">
            <text:p>-0.1424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8.995">
            <text:p>38.995</text:p>
          </table:table-cell>
          <table:table-cell office:value-type="float" office:value="-0.34494">
            <text:p>-0.34494</text:p>
          </table:table-cell>
          <table:table-cell office:value-type="float" office:value="245.345">
            <text:p>245.345</text:p>
          </table:table-cell>
          <table:table-cell office:value-type="float" office:value="-0.17247">
            <text:p>-0.172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247">
            <text:p>39.0247</text:p>
          </table:table-cell>
          <table:table-cell office:value-type="float" office:value="-0.400986">
            <text:p>-0.400986</text:p>
          </table:table-cell>
          <table:table-cell office:value-type="float" office:value="245.401">
            <text:p>245.401</text:p>
          </table:table-cell>
          <table:table-cell office:value-type="float" office:value="-0.200493">
            <text:p>-0.2004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572">
            <text:p>39.0572</text:p>
          </table:table-cell>
          <table:table-cell office:value-type="float" office:value="-0.462021">
            <text:p>-0.462021</text:p>
          </table:table-cell>
          <table:table-cell office:value-type="float" office:value="245.462">
            <text:p>245.462</text:p>
          </table:table-cell>
          <table:table-cell office:value-type="float" office:value="-0.23101">
            <text:p>-0.231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0867">
            <text:p>39.0867</text:p>
          </table:table-cell>
          <table:table-cell office:value-type="float" office:value="-0.516724">
            <text:p>-0.516724</text:p>
          </table:table-cell>
          <table:table-cell office:value-type="float" office:value="245.517">
            <text:p>245.517</text:p>
          </table:table-cell>
          <table:table-cell office:value-type="float" office:value="-0.258362">
            <text:p>-0.2583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205">
            <text:p>39.1205</text:p>
          </table:table-cell>
          <table:table-cell office:value-type="float" office:value="-0.578674">
            <text:p>-0.578674</text:p>
          </table:table-cell>
          <table:table-cell office:value-type="float" office:value="245.579">
            <text:p>245.579</text:p>
          </table:table-cell>
          <table:table-cell office:value-type="float" office:value="-0.289337">
            <text:p>-0.2893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513">
            <text:p>39.1513</text:p>
          </table:table-cell>
          <table:table-cell office:value-type="float" office:value="-0.634659">
            <text:p>-0.634659</text:p>
          </table:table-cell>
          <table:table-cell office:value-type="float" office:value="245.635">
            <text:p>245.635</text:p>
          </table:table-cell>
          <table:table-cell office:value-type="float" office:value="-0.317329">
            <text:p>-0.3173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1808">
            <text:p>39.1808</text:p>
          </table:table-cell>
          <table:table-cell office:value-type="float" office:value="-0.687332">
            <text:p>-0.687332</text:p>
          </table:table-cell>
          <table:table-cell office:value-type="float" office:value="245.687">
            <text:p>245.687</text:p>
          </table:table-cell>
          <table:table-cell office:value-type="float" office:value="-0.343666">
            <text:p>-0.3436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143">
            <text:p>39.2143</text:p>
          </table:table-cell>
          <table:table-cell office:value-type="float" office:value="-0.746368">
            <text:p>-0.746368</text:p>
          </table:table-cell>
          <table:table-cell office:value-type="float" office:value="245.746">
            <text:p>245.746</text:p>
          </table:table-cell>
          <table:table-cell office:value-type="float" office:value="-0.373184">
            <text:p>-0.3731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483">
            <text:p>39.2483</text:p>
          </table:table-cell>
          <table:table-cell office:value-type="float" office:value="-0.80545">
            <text:p>-0.80545</text:p>
          </table:table-cell>
          <table:table-cell office:value-type="float" office:value="245.805">
            <text:p>245.805</text:p>
          </table:table-cell>
          <table:table-cell office:value-type="float" office:value="-0.402725">
            <text:p>-0.4027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2842">
            <text:p>39.2842</text:p>
          </table:table-cell>
          <table:table-cell office:value-type="float" office:value="-0.866837">
            <text:p>-0.866837</text:p>
          </table:table-cell>
          <table:table-cell office:value-type="float" office:value="245.867">
            <text:p>245.867</text:p>
          </table:table-cell>
          <table:table-cell office:value-type="float" office:value="-0.433418">
            <text:p>-0.4334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145">
            <text:p>39.3145</text:p>
          </table:table-cell>
          <table:table-cell office:value-type="float" office:value="-0.917633">
            <text:p>-0.917633</text:p>
          </table:table-cell>
          <table:table-cell office:value-type="float" office:value="245.918">
            <text:p>245.918</text:p>
          </table:table-cell>
          <table:table-cell office:value-type="float" office:value="-0.458817">
            <text:p>-0.4588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432">
            <text:p>39.3432</text:p>
          </table:table-cell>
          <table:table-cell office:value-type="float" office:value="-0.964722">
            <text:p>-0.964722</text:p>
          </table:table-cell>
          <table:table-cell office:value-type="float" office:value="245.965">
            <text:p>245.965</text:p>
          </table:table-cell>
          <table:table-cell office:value-type="float" office:value="-0.482361">
            <text:p>-0.4823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3751">
            <text:p>39.3751</text:p>
          </table:table-cell>
          <table:table-cell office:value-type="float" office:value="-1.01637">
            <text:p>-1.01637</text:p>
          </table:table-cell>
          <table:table-cell office:value-type="float" office:value="246.016">
            <text:p>246.016</text:p>
          </table:table-cell>
          <table:table-cell office:value-type="float" office:value="-0.508186">
            <text:p>-0.5081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049">
            <text:p>39.4049</text:p>
          </table:table-cell>
          <table:table-cell office:value-type="float" office:value="-1.06372">
            <text:p>-1.06372</text:p>
          </table:table-cell>
          <table:table-cell office:value-type="float" office:value="246.064">
            <text:p>246.064</text:p>
          </table:table-cell>
          <table:table-cell office:value-type="float" office:value="-0.53186">
            <text:p>-0.531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367">
            <text:p>39.4367</text:p>
          </table:table-cell>
          <table:table-cell office:value-type="float" office:value="-1.11314">
            <text:p>-1.11314</text:p>
          </table:table-cell>
          <table:table-cell office:value-type="float" office:value="246.113">
            <text:p>246.113</text:p>
          </table:table-cell>
          <table:table-cell office:value-type="float" office:value="-0.556572">
            <text:p>-0.5565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663">
            <text:p>39.4663</text:p>
          </table:table-cell>
          <table:table-cell office:value-type="float" office:value="-1.15813">
            <text:p>-1.15813</text:p>
          </table:table-cell>
          <table:table-cell office:value-type="float" office:value="246.158">
            <text:p>246.158</text:p>
          </table:table-cell>
          <table:table-cell office:value-type="float" office:value="-0.579063">
            <text:p>-0.5790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495">
            <text:p>39.495</text:p>
          </table:table-cell>
          <table:table-cell office:value-type="float" office:value="-1.2009">
            <text:p>-1.2009</text:p>
          </table:table-cell>
          <table:table-cell office:value-type="float" office:value="246.201">
            <text:p>246.201</text:p>
          </table:table-cell>
          <table:table-cell office:value-type="float" office:value="-0.600449">
            <text:p>-0.6004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289">
            <text:p>39.5289</text:p>
          </table:table-cell>
          <table:table-cell office:value-type="float" office:value="-1.25067">
            <text:p>-1.25067</text:p>
          </table:table-cell>
          <table:table-cell office:value-type="float" office:value="246.251">
            <text:p>246.251</text:p>
          </table:table-cell>
          <table:table-cell office:value-type="float" office:value="-0.625336">
            <text:p>-0.6253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575">
            <text:p>39.5575</text:p>
          </table:table-cell>
          <table:table-cell office:value-type="float" office:value="-1.29117">
            <text:p>-1.29117</text:p>
          </table:table-cell>
          <table:table-cell office:value-type="float" office:value="246.291">
            <text:p>246.291</text:p>
          </table:table-cell>
          <table:table-cell office:value-type="float" office:value="-0.645584">
            <text:p>-0.6455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5875">
            <text:p>39.5875</text:p>
          </table:table-cell>
          <table:table-cell office:value-type="float" office:value="-1.33282">
            <text:p>-1.33282</text:p>
          </table:table-cell>
          <table:table-cell office:value-type="float" office:value="246.333">
            <text:p>246.333</text:p>
          </table:table-cell>
          <table:table-cell office:value-type="float" office:value="-0.666412">
            <text:p>-0.6664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196">
            <text:p>39.6196</text:p>
          </table:table-cell>
          <table:table-cell office:value-type="float" office:value="-1.37617">
            <text:p>-1.37617</text:p>
          </table:table-cell>
          <table:table-cell office:value-type="float" office:value="246.376">
            <text:p>246.376</text:p>
          </table:table-cell>
          <table:table-cell office:value-type="float" office:value="-0.688087">
            <text:p>-0.6880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487">
            <text:p>39.6487</text:p>
          </table:table-cell>
          <table:table-cell office:value-type="float" office:value="-1.41437">
            <text:p>-1.41437</text:p>
          </table:table-cell>
          <table:table-cell office:value-type="float" office:value="246.414">
            <text:p>246.414</text:p>
          </table:table-cell>
          <table:table-cell office:value-type="float" office:value="-0.707184">
            <text:p>-0.7071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6762">
            <text:p>39.6762</text:p>
          </table:table-cell>
          <table:table-cell office:value-type="float" office:value="-1.44963">
            <text:p>-1.44963</text:p>
          </table:table-cell>
          <table:table-cell office:value-type="float" office:value="246.45">
            <text:p>246.45</text:p>
          </table:table-cell>
          <table:table-cell office:value-type="float" office:value="-0.724815">
            <text:p>-0.7248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088">
            <text:p>39.7088</text:p>
          </table:table-cell>
          <table:table-cell office:value-type="float" office:value="-1.49013">
            <text:p>-1.49013</text:p>
          </table:table-cell>
          <table:table-cell office:value-type="float" office:value="246.49">
            <text:p>246.49</text:p>
          </table:table-cell>
          <table:table-cell office:value-type="float" office:value="-0.745064">
            <text:p>-0.7450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386">
            <text:p>39.7386</text:p>
          </table:table-cell>
          <table:table-cell office:value-type="float" office:value="-1.52596">
            <text:p>-1.52596</text:p>
          </table:table-cell>
          <table:table-cell office:value-type="float" office:value="246.526">
            <text:p>246.526</text:p>
          </table:table-cell>
          <table:table-cell office:value-type="float" office:value="-0.762978">
            <text:p>-0.7629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7715">
            <text:p>39.7715</text:p>
          </table:table-cell>
          <table:table-cell office:value-type="float" office:value="-1.5643">
            <text:p>-1.5643</text:p>
          </table:table-cell>
          <table:table-cell office:value-type="float" office:value="246.564">
            <text:p>246.564</text:p>
          </table:table-cell>
          <table:table-cell office:value-type="float" office:value="-0.78215">
            <text:p>-0.782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006">
            <text:p>39.8006</text:p>
          </table:table-cell>
          <table:table-cell office:value-type="float" office:value="-1.59715">
            <text:p>-1.59715</text:p>
          </table:table-cell>
          <table:table-cell office:value-type="float" office:value="246.597">
            <text:p>246.597</text:p>
          </table:table-cell>
          <table:table-cell office:value-type="float" office:value="-0.798576">
            <text:p>-0.7985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295">
            <text:p>39.8295</text:p>
          </table:table-cell>
          <table:table-cell office:value-type="float" office:value="-1.6286">
            <text:p>-1.6286</text:p>
          </table:table-cell>
          <table:table-cell office:value-type="float" office:value="246.629">
            <text:p>246.629</text:p>
          </table:table-cell>
          <table:table-cell office:value-type="float" office:value="-0.814301">
            <text:p>-0.8143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622">
            <text:p>39.8622</text:p>
          </table:table-cell>
          <table:table-cell office:value-type="float" office:value="-1.66287">
            <text:p>-1.66287</text:p>
          </table:table-cell>
          <table:table-cell office:value-type="float" office:value="246.663">
            <text:p>246.663</text:p>
          </table:table-cell>
          <table:table-cell office:value-type="float" office:value="-0.831436">
            <text:p>-0.8314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893">
            <text:p>39.893</text:p>
          </table:table-cell>
          <table:table-cell office:value-type="float" office:value="-1.69406">
            <text:p>-1.69406</text:p>
          </table:table-cell>
          <table:table-cell office:value-type="float" office:value="246.694">
            <text:p>246.694</text:p>
          </table:table-cell>
          <table:table-cell office:value-type="float" office:value="-0.847031">
            <text:p>-0.8470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253">
            <text:p>39.9253</text:p>
          </table:table-cell>
          <table:table-cell office:value-type="float" office:value="-1.72536">
            <text:p>-1.72536</text:p>
          </table:table-cell>
          <table:table-cell office:value-type="float" office:value="246.725">
            <text:p>246.725</text:p>
          </table:table-cell>
          <table:table-cell office:value-type="float" office:value="-0.862679">
            <text:p>-0.8626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574">
            <text:p>39.9574</text:p>
          </table:table-cell>
          <table:table-cell office:value-type="float" office:value="-1.7551">
            <text:p>-1.7551</text:p>
          </table:table-cell>
          <table:table-cell office:value-type="float" office:value="246.755">
            <text:p>246.755</text:p>
          </table:table-cell>
          <table:table-cell office:value-type="float" office:value="-0.877548">
            <text:p>-0.8775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39.9887">
            <text:p>39.9887</text:p>
          </table:table-cell>
          <table:table-cell office:value-type="float" office:value="-1.78284">
            <text:p>-1.78284</text:p>
          </table:table-cell>
          <table:table-cell office:value-type="float" office:value="246.783">
            <text:p>246.783</text:p>
          </table:table-cell>
          <table:table-cell office:value-type="float" office:value="-0.891418">
            <text:p>-0.8914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184">
            <text:p>40.0184</text:p>
          </table:table-cell>
          <table:table-cell office:value-type="float" office:value="-1.80791">
            <text:p>-1.80791</text:p>
          </table:table-cell>
          <table:table-cell office:value-type="float" office:value="246.808">
            <text:p>246.8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482">
            <text:p>40.0482</text:p>
          </table:table-cell>
          <table:table-cell office:value-type="float" office:value="-1.83197">
            <text:p>-1.83197</text:p>
          </table:table-cell>
          <table:table-cell office:value-type="float" office:value="246.832">
            <text:p>246.8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0811">
            <text:p>40.0811</text:p>
          </table:table-cell>
          <table:table-cell office:value-type="float" office:value="-1.8573">
            <text:p>-1.8573</text:p>
          </table:table-cell>
          <table:table-cell office:value-type="float" office:value="246.857">
            <text:p>246.8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106">
            <text:p>40.1106</text:p>
          </table:table-cell>
          <table:table-cell office:value-type="float" office:value="-1.87872">
            <text:p>-1.87872</text:p>
          </table:table-cell>
          <table:table-cell office:value-type="float" office:value="246.879">
            <text:p>246.8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423">
            <text:p>40.1423</text:p>
          </table:table-cell>
          <table:table-cell office:value-type="float" office:value="-1.90063">
            <text:p>-1.90063</text:p>
          </table:table-cell>
          <table:table-cell office:value-type="float" office:value="246.901">
            <text:p>246.9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1711">
            <text:p>40.1711</text:p>
          </table:table-cell>
          <table:table-cell office:value-type="float" office:value="-1.91928">
            <text:p>-1.91928</text:p>
          </table:table-cell>
          <table:table-cell office:value-type="float" office:value="246.919">
            <text:p>246.9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016">
            <text:p>40.2016</text:p>
          </table:table-cell>
          <table:table-cell office:value-type="float" office:value="-1.93785">
            <text:p>-1.93785</text:p>
          </table:table-cell>
          <table:table-cell office:value-type="float" office:value="246.938">
            <text:p>246.9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346">
            <text:p>40.2346</text:p>
          </table:table-cell>
          <table:table-cell office:value-type="float" office:value="-1.95663">
            <text:p>-1.95663</text:p>
          </table:table-cell>
          <table:table-cell office:value-type="float" office:value="246.957">
            <text:p>246.9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658">
            <text:p>40.2658</text:p>
          </table:table-cell>
          <table:table-cell office:value-type="float" office:value="-1.97318">
            <text:p>-1.97318</text:p>
          </table:table-cell>
          <table:table-cell office:value-type="float" office:value="246.973">
            <text:p>246.9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2944">
            <text:p>40.2944</text:p>
          </table:table-cell>
          <table:table-cell office:value-type="float" office:value="-1.98717">
            <text:p>-1.98717</text:p>
          </table:table-cell>
          <table:table-cell office:value-type="float" office:value="246.987">
            <text:p>246.9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286">
            <text:p>40.3286</text:p>
          </table:table-cell>
          <table:table-cell office:value-type="float" office:value="-2.00253">
            <text:p>-2.00253</text:p>
          </table:table-cell>
          <table:table-cell office:value-type="float" office:value="247.003">
            <text:p>247.0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595">
            <text:p>40.3595</text:p>
          </table:table-cell>
          <table:table-cell office:value-type="float" office:value="-2.01517">
            <text:p>-2.01517</text:p>
          </table:table-cell>
          <table:table-cell office:value-type="float" office:value="247.015">
            <text:p>247.0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3921">
            <text:p>40.3921</text:p>
          </table:table-cell>
          <table:table-cell office:value-type="float" office:value="-2.02727">
            <text:p>-2.02727</text:p>
          </table:table-cell>
          <table:table-cell office:value-type="float" office:value="247.027">
            <text:p>247.0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223">
            <text:p>40.4223</text:p>
          </table:table-cell>
          <table:table-cell office:value-type="float" office:value="-2.03731">
            <text:p>-2.03731</text:p>
          </table:table-cell>
          <table:table-cell office:value-type="float" office:value="247.037">
            <text:p>247.0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511">
            <text:p>40.4511</text:p>
          </table:table-cell>
          <table:table-cell office:value-type="float" office:value="-2.04579">
            <text:p>-2.04579</text:p>
          </table:table-cell>
          <table:table-cell office:value-type="float" office:value="247.046">
            <text:p>247.0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4841">
            <text:p>40.4841</text:p>
          </table:table-cell>
          <table:table-cell office:value-type="float" office:value="-2.05431">
            <text:p>-2.05431</text:p>
          </table:table-cell>
          <table:table-cell office:value-type="float" office:value="247.054">
            <text:p>247.0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141">
            <text:p>40.5141</text:p>
          </table:table-cell>
          <table:table-cell office:value-type="float" office:value="-2.06091">
            <text:p>-2.06091</text:p>
          </table:table-cell>
          <table:table-cell office:value-type="float" office:value="247.061">
            <text:p>247.0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482">
            <text:p>40.5482</text:p>
          </table:table-cell>
          <table:table-cell office:value-type="float" office:value="-2.06711">
            <text:p>-2.06711</text:p>
          </table:table-cell>
          <table:table-cell office:value-type="float" office:value="247.067">
            <text:p>247.0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5781">
            <text:p>40.5781</text:p>
          </table:table-cell>
          <table:table-cell office:value-type="float" office:value="-2.07138">
            <text:p>-2.07138</text:p>
          </table:table-cell>
          <table:table-cell office:value-type="float" office:value="247.071">
            <text:p>247.0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078">
            <text:p>40.6078</text:p>
          </table:table-cell>
          <table:table-cell office:value-type="float" office:value="-2.07454">
            <text:p>-2.07454</text:p>
          </table:table-cell>
          <table:table-cell office:value-type="float" office:value="247.075">
            <text:p>247.0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385">
            <text:p>40.6385</text:p>
          </table:table-cell>
          <table:table-cell office:value-type="float" office:value="-2.0768">
            <text:p>-2.0768</text:p>
          </table:table-cell>
          <table:table-cell office:value-type="float" office:value="247.077">
            <text:p>247.0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713">
            <text:p>40.6713</text:p>
          </table:table-cell>
          <table:table-cell office:value-type="float" office:value="-2.07797">
            <text:p>-2.07797</text:p>
          </table:table-cell>
          <table:table-cell office:value-type="float" office:value="247.078">
            <text:p>247.0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6997">
            <text:p>40.6997</text:p>
          </table:table-cell>
          <table:table-cell office:value-type="float" office:value="-2.078">
            <text:p>-2.078</text:p>
          </table:table-cell>
          <table:table-cell office:value-type="float" office:value="247.078">
            <text:p>247.0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34">
            <text:p>40.734</text:p>
          </table:table-cell>
          <table:table-cell office:value-type="float" office:value="-2.07681">
            <text:p>-2.07681</text:p>
          </table:table-cell>
          <table:table-cell office:value-type="float" office:value="247.077">
            <text:p>247.0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631">
            <text:p>40.7631</text:p>
          </table:table-cell>
          <table:table-cell office:value-type="float" office:value="-2.0748">
            <text:p>-2.0748</text:p>
          </table:table-cell>
          <table:table-cell office:value-type="float" office:value="247.075">
            <text:p>247.0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797">
            <text:p>40.797</text:p>
          </table:table-cell>
          <table:table-cell office:value-type="float" office:value="-2.07118">
            <text:p>-2.07118</text:p>
          </table:table-cell>
          <table:table-cell office:value-type="float" office:value="247.071">
            <text:p>247.0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279">
            <text:p>40.8279</text:p>
          </table:table-cell>
          <table:table-cell office:value-type="float" office:value="-2.06686">
            <text:p>-2.06686</text:p>
          </table:table-cell>
          <table:table-cell office:value-type="float" office:value="247.067">
            <text:p>247.06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592">
            <text:p>40.8592</text:p>
          </table:table-cell>
          <table:table-cell office:value-type="float" office:value="-2.06151">
            <text:p>-2.06151</text:p>
          </table:table-cell>
          <table:table-cell office:value-type="float" office:value="247.062">
            <text:p>247.0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8914">
            <text:p>40.8914</text:p>
          </table:table-cell>
          <table:table-cell office:value-type="float" office:value="-2.05482">
            <text:p>-2.05482</text:p>
          </table:table-cell>
          <table:table-cell office:value-type="float" office:value="247.055">
            <text:p>247.0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214">
            <text:p>40.9214</text:p>
          </table:table-cell>
          <table:table-cell office:value-type="float" office:value="-2.0477">
            <text:p>-2.0477</text:p>
          </table:table-cell>
          <table:table-cell office:value-type="float" office:value="247.048">
            <text:p>247.0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522">
            <text:p>40.9522</text:p>
          </table:table-cell>
          <table:table-cell office:value-type="float" office:value="-2.03938">
            <text:p>-2.03938</text:p>
          </table:table-cell>
          <table:table-cell office:value-type="float" office:value="247.039">
            <text:p>247.03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0.9823">
            <text:p>40.9823</text:p>
          </table:table-cell>
          <table:table-cell office:value-type="float" office:value="-2.03029">
            <text:p>-2.03029</text:p>
          </table:table-cell>
          <table:table-cell office:value-type="float" office:value="247.03">
            <text:p>247.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141">
            <text:p>41.0141</text:p>
          </table:table-cell>
          <table:table-cell office:value-type="float" office:value="-2.01978">
            <text:p>-2.01978</text:p>
          </table:table-cell>
          <table:table-cell office:value-type="float" office:value="247.02">
            <text:p>247.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435">
            <text:p>41.0435</text:p>
          </table:table-cell>
          <table:table-cell office:value-type="float" office:value="-2.00909">
            <text:p>-2.00909</text:p>
          </table:table-cell>
          <table:table-cell office:value-type="float" office:value="247.009">
            <text:p>247.0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0727">
            <text:p>41.0727</text:p>
          </table:table-cell>
          <table:table-cell office:value-type="float" office:value="-1.99771">
            <text:p>-1.99771</text:p>
          </table:table-cell>
          <table:table-cell office:value-type="float" office:value="246.998">
            <text:p>246.9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027">
            <text:p>41.1027</text:p>
          </table:table-cell>
          <table:table-cell office:value-type="float" office:value="-1.98517">
            <text:p>-1.98517</text:p>
          </table:table-cell>
          <table:table-cell office:value-type="float" office:value="246.985">
            <text:p>246.9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346">
            <text:p>41.1346</text:p>
          </table:table-cell>
          <table:table-cell office:value-type="float" office:value="-1.97092">
            <text:p>-1.97092</text:p>
          </table:table-cell>
          <table:table-cell office:value-type="float" office:value="246.971">
            <text:p>246.9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649">
            <text:p>41.1649</text:p>
          </table:table-cell>
          <table:table-cell office:value-type="float" office:value="-1.95653">
            <text:p>-1.95653</text:p>
          </table:table-cell>
          <table:table-cell office:value-type="float" office:value="246.957">
            <text:p>246.9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1956">
            <text:p>41.1956</text:p>
          </table:table-cell>
          <table:table-cell office:value-type="float" office:value="-1.94113">
            <text:p>-1.94113</text:p>
          </table:table-cell>
          <table:table-cell office:value-type="float" office:value="246.941">
            <text:p>246.9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262">
            <text:p>41.2262</text:p>
          </table:table-cell>
          <table:table-cell office:value-type="float" office:value="-1.92484">
            <text:p>-1.92484</text:p>
          </table:table-cell>
          <table:table-cell office:value-type="float" office:value="246.925">
            <text:p>246.9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554">
            <text:p>41.2554</text:p>
          </table:table-cell>
          <table:table-cell office:value-type="float" office:value="-1.90858">
            <text:p>-1.90858</text:p>
          </table:table-cell>
          <table:table-cell office:value-type="float" office:value="246.909">
            <text:p>246.9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278">
            <text:p>41.278</text:p>
          </table:table-cell>
          <table:table-cell office:value-type="float" office:value="-1.89545">
            <text:p>-1.89545</text:p>
          </table:table-cell>
          <table:table-cell office:value-type="float" office:value="246.895">
            <text:p>246.8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121">
            <text:p>41.3121</text:p>
          </table:table-cell>
          <table:table-cell office:value-type="float" office:value="-1.87482">
            <text:p>-1.87482</text:p>
          </table:table-cell>
          <table:table-cell office:value-type="float" office:value="246.875">
            <text:p>246.8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443">
            <text:p>41.3443</text:p>
          </table:table-cell>
          <table:table-cell office:value-type="float" office:value="-1.85454">
            <text:p>-1.85454</text:p>
          </table:table-cell>
          <table:table-cell office:value-type="float" office:value="246.855">
            <text:p>246.85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3742">
            <text:p>41.3742</text:p>
          </table:table-cell>
          <table:table-cell office:value-type="float" office:value="-1.83498">
            <text:p>-1.83498</text:p>
          </table:table-cell>
          <table:table-cell office:value-type="float" office:value="246.835">
            <text:p>246.8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046">
            <text:p>41.4046</text:p>
          </table:table-cell>
          <table:table-cell office:value-type="float" office:value="-1.81433">
            <text:p>-1.81433</text:p>
          </table:table-cell>
          <table:table-cell office:value-type="float" office:value="246.814">
            <text:p>246.81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367">
            <text:p>41.4367</text:p>
          </table:table-cell>
          <table:table-cell office:value-type="float" office:value="-1.79167">
            <text:p>-1.79167</text:p>
          </table:table-cell>
          <table:table-cell office:value-type="float" office:value="246.792">
            <text:p>246.792</text:p>
          </table:table-cell>
          <table:table-cell office:value-type="float" office:value="-0.895836">
            <text:p>-0.8958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672">
            <text:p>41.4672</text:p>
          </table:table-cell>
          <table:table-cell office:value-type="float" office:value="-1.76952">
            <text:p>-1.76952</text:p>
          </table:table-cell>
          <table:table-cell office:value-type="float" office:value="246.77">
            <text:p>246.77</text:p>
          </table:table-cell>
          <table:table-cell office:value-type="float" office:value="-0.884758">
            <text:p>-0.8847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496">
            <text:p>41.496</text:p>
          </table:table-cell>
          <table:table-cell office:value-type="float" office:value="-1.74792">
            <text:p>-1.74792</text:p>
          </table:table-cell>
          <table:table-cell office:value-type="float" office:value="246.748">
            <text:p>246.748</text:p>
          </table:table-cell>
          <table:table-cell office:value-type="float" office:value="-0.873962">
            <text:p>-0.8739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304">
            <text:p>41.5304</text:p>
          </table:table-cell>
          <table:table-cell office:value-type="float" office:value="-1.72134">
            <text:p>-1.72134</text:p>
          </table:table-cell>
          <table:table-cell office:value-type="float" office:value="246.721">
            <text:p>246.721</text:p>
          </table:table-cell>
          <table:table-cell office:value-type="float" office:value="-0.860672">
            <text:p>-0.8606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602">
            <text:p>41.5602</text:p>
          </table:table-cell>
          <table:table-cell office:value-type="float" office:value="-1.69763">
            <text:p>-1.69763</text:p>
          </table:table-cell>
          <table:table-cell office:value-type="float" office:value="246.698">
            <text:p>246.698</text:p>
          </table:table-cell>
          <table:table-cell office:value-type="float" office:value="-0.848816">
            <text:p>-0.8488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591">
            <text:p>41.591</text:p>
          </table:table-cell>
          <table:table-cell office:value-type="float" office:value="-1.67245">
            <text:p>-1.67245</text:p>
          </table:table-cell>
          <table:table-cell office:value-type="float" office:value="246.672">
            <text:p>246.672</text:p>
          </table:table-cell>
          <table:table-cell office:value-type="float" office:value="-0.836227">
            <text:p>-0.8362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208">
            <text:p>41.6208</text:p>
          </table:table-cell>
          <table:table-cell office:value-type="float" office:value="-1.6474">
            <text:p>-1.6474</text:p>
          </table:table-cell>
          <table:table-cell office:value-type="float" office:value="246.647">
            <text:p>246.647</text:p>
          </table:table-cell>
          <table:table-cell office:value-type="float" office:value="-0.8237">
            <text:p>-0.82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412">
            <text:p>41.6412</text:p>
          </table:table-cell>
          <table:table-cell office:value-type="float" office:value="-1.62991">
            <text:p>-1.62991</text:p>
          </table:table-cell>
          <table:table-cell office:value-type="float" office:value="246.63">
            <text:p>246.63</text:p>
          </table:table-cell>
          <table:table-cell office:value-type="float" office:value="-0.814957">
            <text:p>-0.8149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6721">
            <text:p>41.6721</text:p>
          </table:table-cell>
          <table:table-cell office:value-type="float" office:value="-1.60289">
            <text:p>-1.60289</text:p>
          </table:table-cell>
          <table:table-cell office:value-type="float" office:value="246.603">
            <text:p>246.603</text:p>
          </table:table-cell>
          <table:table-cell office:value-type="float" office:value="-0.801445">
            <text:p>-0.8014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04">
            <text:p>41.704</text:p>
          </table:table-cell>
          <table:table-cell office:value-type="float" office:value="-1.57442">
            <text:p>-1.57442</text:p>
          </table:table-cell>
          <table:table-cell office:value-type="float" office:value="246.574">
            <text:p>246.574</text:p>
          </table:table-cell>
          <table:table-cell office:value-type="float" office:value="-0.787209">
            <text:p>-0.7872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378">
            <text:p>41.7378</text:p>
          </table:table-cell>
          <table:table-cell office:value-type="float" office:value="-1.54355">
            <text:p>-1.54355</text:p>
          </table:table-cell>
          <table:table-cell office:value-type="float" office:value="246.544">
            <text:p>246.544</text:p>
          </table:table-cell>
          <table:table-cell office:value-type="float" office:value="-0.771774">
            <text:p>-0.7717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7685">
            <text:p>41.7685</text:p>
          </table:table-cell>
          <table:table-cell office:value-type="float" office:value="-1.51485">
            <text:p>-1.51485</text:p>
          </table:table-cell>
          <table:table-cell office:value-type="float" office:value="246.515">
            <text:p>246.515</text:p>
          </table:table-cell>
          <table:table-cell office:value-type="float" office:value="-0.757423">
            <text:p>-0.7574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023">
            <text:p>41.8023</text:p>
          </table:table-cell>
          <table:table-cell office:value-type="float" office:value="-1.48257">
            <text:p>-1.48257</text:p>
          </table:table-cell>
          <table:table-cell office:value-type="float" office:value="246.483">
            <text:p>246.483</text:p>
          </table:table-cell>
          <table:table-cell office:value-type="float" office:value="-0.741287">
            <text:p>-0.7412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336">
            <text:p>41.8336</text:p>
          </table:table-cell>
          <table:table-cell office:value-type="float" office:value="-1.45224">
            <text:p>-1.45224</text:p>
          </table:table-cell>
          <table:table-cell office:value-type="float" office:value="246.452">
            <text:p>246.452</text:p>
          </table:table-cell>
          <table:table-cell office:value-type="float" office:value="-0.72612">
            <text:p>-0.726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641">
            <text:p>41.8641</text:p>
          </table:table-cell>
          <table:table-cell office:value-type="float" office:value="-1.42203">
            <text:p>-1.42203</text:p>
          </table:table-cell>
          <table:table-cell office:value-type="float" office:value="246.422">
            <text:p>246.422</text:p>
          </table:table-cell>
          <table:table-cell office:value-type="float" office:value="-0.711014">
            <text:p>-0.7110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8961">
            <text:p>41.8961</text:p>
          </table:table-cell>
          <table:table-cell office:value-type="float" office:value="-1.3898">
            <text:p>-1.3898</text:p>
          </table:table-cell>
          <table:table-cell office:value-type="float" office:value="246.39">
            <text:p>246.39</text:p>
          </table:table-cell>
          <table:table-cell office:value-type="float" office:value="-0.694901">
            <text:p>-0.6949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283">
            <text:p>41.9283</text:p>
          </table:table-cell>
          <table:table-cell office:value-type="float" office:value="-1.35667">
            <text:p>-1.35667</text:p>
          </table:table-cell>
          <table:table-cell office:value-type="float" office:value="246.357">
            <text:p>246.357</text:p>
          </table:table-cell>
          <table:table-cell office:value-type="float" office:value="-0.678337">
            <text:p>-0.6783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59">
            <text:p>41.959</text:p>
          </table:table-cell>
          <table:table-cell office:value-type="float" office:value="-1.32468">
            <text:p>-1.32468</text:p>
          </table:table-cell>
          <table:table-cell office:value-type="float" office:value="246.325">
            <text:p>246.325</text:p>
          </table:table-cell>
          <table:table-cell office:value-type="float" office:value="-0.662338">
            <text:p>-0.6623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1.988">
            <text:p>41.988</text:p>
          </table:table-cell>
          <table:table-cell office:value-type="float" office:value="-1.29388">
            <text:p>-1.29388</text:p>
          </table:table-cell>
          <table:table-cell office:value-type="float" office:value="246.294">
            <text:p>246.294</text:p>
          </table:table-cell>
          <table:table-cell office:value-type="float" office:value="-0.646942">
            <text:p>-0.6469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213">
            <text:p>42.0213</text:p>
          </table:table-cell>
          <table:table-cell office:value-type="float" office:value="-1.25816">
            <text:p>-1.25816</text:p>
          </table:table-cell>
          <table:table-cell office:value-type="float" office:value="246.258">
            <text:p>246.258</text:p>
          </table:table-cell>
          <table:table-cell office:value-type="float" office:value="-0.629082">
            <text:p>-0.6290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519">
            <text:p>42.0519</text:p>
          </table:table-cell>
          <table:table-cell office:value-type="float" office:value="-1.22472">
            <text:p>-1.22472</text:p>
          </table:table-cell>
          <table:table-cell office:value-type="float" office:value="246.225">
            <text:p>246.225</text:p>
          </table:table-cell>
          <table:table-cell office:value-type="float" office:value="-0.612358">
            <text:p>-0.6123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0844">
            <text:p>42.0844</text:p>
          </table:table-cell>
          <table:table-cell office:value-type="float" office:value="-1.18871">
            <text:p>-1.18871</text:p>
          </table:table-cell>
          <table:table-cell office:value-type="float" office:value="246.189">
            <text:p>246.189</text:p>
          </table:table-cell>
          <table:table-cell office:value-type="float" office:value="-0.594353">
            <text:p>-0.5943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164">
            <text:p>42.1164</text:p>
          </table:table-cell>
          <table:table-cell office:value-type="float" office:value="-1.15291">
            <text:p>-1.15291</text:p>
          </table:table-cell>
          <table:table-cell office:value-type="float" office:value="246.153">
            <text:p>246.153</text:p>
          </table:table-cell>
          <table:table-cell office:value-type="float" office:value="-0.576454">
            <text:p>-0.5764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477">
            <text:p>42.1477</text:p>
          </table:table-cell>
          <table:table-cell office:value-type="float" office:value="-1.11739">
            <text:p>-1.11739</text:p>
          </table:table-cell>
          <table:table-cell office:value-type="float" office:value="246.117">
            <text:p>246.117</text:p>
          </table:table-cell>
          <table:table-cell office:value-type="float" office:value="-0.558693">
            <text:p>-0.5586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1764">
            <text:p>42.1764</text:p>
          </table:table-cell>
          <table:table-cell office:value-type="float" office:value="-1.08435">
            <text:p>-1.08435</text:p>
          </table:table-cell>
          <table:table-cell office:value-type="float" office:value="246.084">
            <text:p>246.084</text:p>
          </table:table-cell>
          <table:table-cell office:value-type="float" office:value="-0.542175">
            <text:p>-0.5421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096">
            <text:p>42.2096</text:p>
          </table:table-cell>
          <table:table-cell office:value-type="float" office:value="-1.04572">
            <text:p>-1.04572</text:p>
          </table:table-cell>
          <table:table-cell office:value-type="float" office:value="246.046">
            <text:p>246.046</text:p>
          </table:table-cell>
          <table:table-cell office:value-type="float" office:value="-0.522858">
            <text:p>-0.5228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399">
            <text:p>42.2399</text:p>
          </table:table-cell>
          <table:table-cell office:value-type="float" office:value="-1.0101">
            <text:p>-1.0101</text:p>
          </table:table-cell>
          <table:table-cell office:value-type="float" office:value="246.01">
            <text:p>246.01</text:p>
          </table:table-cell>
          <table:table-cell office:value-type="float" office:value="-0.505051">
            <text:p>-0.5050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2705">
            <text:p>42.2705</text:p>
          </table:table-cell>
          <table:table-cell office:value-type="float" office:value="-0.973785">
            <text:p>-0.973785</text:p>
          </table:table-cell>
          <table:table-cell office:value-type="float" office:value="245.974">
            <text:p>245.974</text:p>
          </table:table-cell>
          <table:table-cell office:value-type="float" office:value="-0.486893">
            <text:p>-0.4868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">
            <text:p>42.3</text:p>
          </table:table-cell>
          <table:table-cell office:value-type="float" office:value="-0.938156">
            <text:p>-0.938156</text:p>
          </table:table-cell>
          <table:table-cell office:value-type="float" office:value="245.938">
            <text:p>245.938</text:p>
          </table:table-cell>
          <table:table-cell office:value-type="float" office:value="-0.469078">
            <text:p>-0.4690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3">
            <text:p>42.33</text:p>
          </table:table-cell>
          <table:table-cell office:value-type="float" office:value="-0.901718">
            <text:p>-0.901718</text:p>
          </table:table-cell>
          <table:table-cell office:value-type="float" office:value="245.902">
            <text:p>245.902</text:p>
          </table:table-cell>
          <table:table-cell office:value-type="float" office:value="-0.450859">
            <text:p>-0.4508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596">
            <text:p>42.3596</text:p>
          </table:table-cell>
          <table:table-cell office:value-type="float" office:value="-0.86554">
            <text:p>-0.86554</text:p>
          </table:table-cell>
          <table:table-cell office:value-type="float" office:value="245.866">
            <text:p>245.866</text:p>
          </table:table-cell>
          <table:table-cell office:value-type="float" office:value="-0.43277">
            <text:p>-0.432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3894">
            <text:p>42.3894</text:p>
          </table:table-cell>
          <table:table-cell office:value-type="float" office:value="-0.828735">
            <text:p>-0.828735</text:p>
          </table:table-cell>
          <table:table-cell office:value-type="float" office:value="245.829">
            <text:p>245.829</text:p>
          </table:table-cell>
          <table:table-cell office:value-type="float" office:value="-0.414368">
            <text:p>-0.4143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238">
            <text:p>42.4238</text:p>
          </table:table-cell>
          <table:table-cell office:value-type="float" office:value="-0.785828">
            <text:p>-0.785828</text:p>
          </table:table-cell>
          <table:table-cell office:value-type="float" office:value="245.786">
            <text:p>245.786</text:p>
          </table:table-cell>
          <table:table-cell office:value-type="float" office:value="-0.392914">
            <text:p>-0.3929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571">
            <text:p>42.4571</text:p>
          </table:table-cell>
          <table:table-cell office:value-type="float" office:value="-0.743744">
            <text:p>-0.743744</text:p>
          </table:table-cell>
          <table:table-cell office:value-type="float" office:value="245.744">
            <text:p>245.744</text:p>
          </table:table-cell>
          <table:table-cell office:value-type="float" office:value="-0.371872">
            <text:p>-0.3718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4911">
            <text:p>42.4911</text:p>
          </table:table-cell>
          <table:table-cell office:value-type="float" office:value="-0.700577">
            <text:p>-0.700577</text:p>
          </table:table-cell>
          <table:table-cell office:value-type="float" office:value="245.701">
            <text:p>245.701</text:p>
          </table:table-cell>
          <table:table-cell office:value-type="float" office:value="-0.350288">
            <text:p>-0.3502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247">
            <text:p>42.5247</text:p>
          </table:table-cell>
          <table:table-cell office:value-type="float" office:value="-0.657303">
            <text:p>-0.657303</text:p>
          </table:table-cell>
          <table:table-cell office:value-type="float" office:value="245.657">
            <text:p>245.657</text:p>
          </table:table-cell>
          <table:table-cell office:value-type="float" office:value="-0.328651">
            <text:p>-0.3286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569">
            <text:p>42.5569</text:p>
          </table:table-cell>
          <table:table-cell office:value-type="float" office:value="-0.615707">
            <text:p>-0.615707</text:p>
          </table:table-cell>
          <table:table-cell office:value-type="float" office:value="245.616">
            <text:p>245.616</text:p>
          </table:table-cell>
          <table:table-cell office:value-type="float" office:value="-0.307854">
            <text:p>-0.3078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5904">
            <text:p>42.5904</text:p>
          </table:table-cell>
          <table:table-cell office:value-type="float" office:value="-0.572052">
            <text:p>-0.572052</text:p>
          </table:table-cell>
          <table:table-cell office:value-type="float" office:value="245.572">
            <text:p>245.572</text:p>
          </table:table-cell>
          <table:table-cell office:value-type="float" office:value="-0.286026">
            <text:p>-0.2860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223">
            <text:p>42.6223</text:p>
          </table:table-cell>
          <table:table-cell office:value-type="float" office:value="-0.529953">
            <text:p>-0.529953</text:p>
          </table:table-cell>
          <table:table-cell office:value-type="float" office:value="245.53">
            <text:p>245.53</text:p>
          </table:table-cell>
          <table:table-cell office:value-type="float" office:value="-0.264977">
            <text:p>-0.2649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521">
            <text:p>42.6521</text:p>
          </table:table-cell>
          <table:table-cell office:value-type="float" office:value="-0.490616">
            <text:p>-0.490616</text:p>
          </table:table-cell>
          <table:table-cell office:value-type="float" office:value="245.491">
            <text:p>245.491</text:p>
          </table:table-cell>
          <table:table-cell office:value-type="float" office:value="-0.245308">
            <text:p>-0.2453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6872">
            <text:p>42.6872</text:p>
          </table:table-cell>
          <table:table-cell office:value-type="float" office:value="-0.443771">
            <text:p>-0.443771</text:p>
          </table:table-cell>
          <table:table-cell office:value-type="float" office:value="245.444">
            <text:p>245.444</text:p>
          </table:table-cell>
          <table:table-cell office:value-type="float" office:value="-0.221886">
            <text:p>-0.2218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177">
            <text:p>42.7177</text:p>
          </table:table-cell>
          <table:table-cell office:value-type="float" office:value="-0.402771">
            <text:p>-0.402771</text:p>
          </table:table-cell>
          <table:table-cell office:value-type="float" office:value="245.403">
            <text:p>245.403</text:p>
          </table:table-cell>
          <table:table-cell office:value-type="float" office:value="-0.201385">
            <text:p>-0.2013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489">
            <text:p>42.7489</text:p>
          </table:table-cell>
          <table:table-cell office:value-type="float" office:value="-0.360779">
            <text:p>-0.360779</text:p>
          </table:table-cell>
          <table:table-cell office:value-type="float" office:value="245.361">
            <text:p>245.361</text:p>
          </table:table-cell>
          <table:table-cell office:value-type="float" office:value="-0.180389">
            <text:p>-0.1803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7784">
            <text:p>42.7784</text:p>
          </table:table-cell>
          <table:table-cell office:value-type="float" office:value="-0.32074">
            <text:p>-0.32074</text:p>
          </table:table-cell>
          <table:table-cell office:value-type="float" office:value="245.321">
            <text:p>245.321</text:p>
          </table:table-cell>
          <table:table-cell office:value-type="float" office:value="-0.16037">
            <text:p>-0.160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083">
            <text:p>42.8083</text:p>
          </table:table-cell>
          <table:table-cell office:value-type="float" office:value="-0.279922">
            <text:p>-0.279922</text:p>
          </table:table-cell>
          <table:table-cell office:value-type="float" office:value="245.28">
            <text:p>245.28</text:p>
          </table:table-cell>
          <table:table-cell office:value-type="float" office:value="-0.139961">
            <text:p>-0.1399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373">
            <text:p>42.8373</text:p>
          </table:table-cell>
          <table:table-cell office:value-type="float" office:value="-0.240051">
            <text:p>-0.240051</text:p>
          </table:table-cell>
          <table:table-cell office:value-type="float" office:value="245.24">
            <text:p>245.24</text:p>
          </table:table-cell>
          <table:table-cell office:value-type="float" office:value="-0.120026">
            <text:p>-0.1200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676">
            <text:p>42.8676</text:p>
          </table:table-cell>
          <table:table-cell office:value-type="float" office:value="-0.198257">
            <text:p>-0.198257</text:p>
          </table:table-cell>
          <table:table-cell office:value-type="float" office:value="245.198">
            <text:p>245.198</text:p>
          </table:table-cell>
          <table:table-cell office:value-type="float" office:value="-0.0991287">
            <text:p>-0.09912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8963">
            <text:p>42.8963</text:p>
          </table:table-cell>
          <table:table-cell office:value-type="float" office:value="-0.158447">
            <text:p>-0.158447</text:p>
          </table:table-cell>
          <table:table-cell office:value-type="float" office:value="245.158">
            <text:p>245.158</text:p>
          </table:table-cell>
          <table:table-cell office:value-type="float" office:value="-0.0792236">
            <text:p>-0.07922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326">
            <text:p>42.9326</text:p>
          </table:table-cell>
          <table:table-cell office:value-type="float" office:value="-0.107712">
            <text:p>-0.107712</text:p>
          </table:table-cell>
          <table:table-cell office:value-type="float" office:value="245.108">
            <text:p>245.108</text:p>
          </table:table-cell>
          <table:table-cell office:value-type="float" office:value="-0.0538559">
            <text:p>-0.05385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646">
            <text:p>42.9646</text:p>
          </table:table-cell>
          <table:table-cell office:value-type="float" office:value="-0.0629578">
            <text:p>-0.0629578</text:p>
          </table:table-cell>
          <table:table-cell office:value-type="float" office:value="245.063">
            <text:p>245.063</text:p>
          </table:table-cell>
          <table:table-cell office:value-type="float" office:value="-0.0314789">
            <text:p>-0.03147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2.9975">
            <text:p>42.9975</text:p>
          </table:table-cell>
          <table:table-cell office:value-type="float" office:value="-0.0165405">
            <text:p>-0.0165405</text:p>
          </table:table-cell>
          <table:table-cell office:value-type="float" office:value="245.017">
            <text:p>245.017</text:p>
          </table:table-cell>
          <table:table-cell office:value-type="float" office:value="-0.00827026">
            <text:p>-0.008270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273">
            <text:p>43.0273</text:p>
          </table:table-cell>
          <table:table-cell office:value-type="float" office:value="0.0255585">
            <text:p>0.0255585</text:p>
          </table:table-cell>
          <table:table-cell office:value-type="float" office:value="244.974">
            <text:p>244.974</text:p>
          </table:table-cell>
          <table:table-cell office:value-type="float" office:value="0.0127792">
            <text:p>0.01277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594">
            <text:p>43.0594</text:p>
          </table:table-cell>
          <table:table-cell office:value-type="float" office:value="0.0712128">
            <text:p>0.0712128</text:p>
          </table:table-cell>
          <table:table-cell office:value-type="float" office:value="244.929">
            <text:p>244.929</text:p>
          </table:table-cell>
          <table:table-cell office:value-type="float" office:value="0.0356064">
            <text:p>0.03560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0905">
            <text:p>43.0905</text:p>
          </table:table-cell>
          <table:table-cell office:value-type="float" office:value="0.115463">
            <text:p>0.115463</text:p>
          </table:table-cell>
          <table:table-cell office:value-type="float" office:value="244.885">
            <text:p>244.885</text:p>
          </table:table-cell>
          <table:table-cell office:value-type="float" office:value="0.0577316">
            <text:p>0.05773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203">
            <text:p>43.1203</text:p>
          </table:table-cell>
          <table:table-cell office:value-type="float" office:value="0.158173">
            <text:p>0.158173</text:p>
          </table:table-cell>
          <table:table-cell office:value-type="float" office:value="244.842">
            <text:p>244.842</text:p>
          </table:table-cell>
          <table:table-cell office:value-type="float" office:value="0.0790863">
            <text:p>0.07908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529">
            <text:p>43.1529</text:p>
          </table:table-cell>
          <table:table-cell office:value-type="float" office:value="0.204941">
            <text:p>0.204941</text:p>
          </table:table-cell>
          <table:table-cell office:value-type="float" office:value="244.795">
            <text:p>244.795</text:p>
          </table:table-cell>
          <table:table-cell office:value-type="float" office:value="0.10247">
            <text:p>0.102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1866">
            <text:p>43.1866</text:p>
          </table:table-cell>
          <table:table-cell office:value-type="float" office:value="0.253723">
            <text:p>0.253723</text:p>
          </table:table-cell>
          <table:table-cell office:value-type="float" office:value="244.746">
            <text:p>244.746</text:p>
          </table:table-cell>
          <table:table-cell office:value-type="float" office:value="0.126862">
            <text:p>0.1268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192">
            <text:p>43.2192</text:p>
          </table:table-cell>
          <table:table-cell office:value-type="float" office:value="0.300964">
            <text:p>0.300964</text:p>
          </table:table-cell>
          <table:table-cell office:value-type="float" office:value="244.699">
            <text:p>244.699</text:p>
          </table:table-cell>
          <table:table-cell office:value-type="float" office:value="0.150482">
            <text:p>0.1504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522">
            <text:p>43.2522</text:p>
          </table:table-cell>
          <table:table-cell office:value-type="float" office:value="0.348953">
            <text:p>0.348953</text:p>
          </table:table-cell>
          <table:table-cell office:value-type="float" office:value="244.651">
            <text:p>244.651</text:p>
          </table:table-cell>
          <table:table-cell office:value-type="float" office:value="0.174477">
            <text:p>0.1744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2855">
            <text:p>43.2855</text:p>
          </table:table-cell>
          <table:table-cell office:value-type="float" office:value="0.397476">
            <text:p>0.397476</text:p>
          </table:table-cell>
          <table:table-cell office:value-type="float" office:value="244.603">
            <text:p>244.603</text:p>
          </table:table-cell>
          <table:table-cell office:value-type="float" office:value="0.198738">
            <text:p>0.1987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261">
            <text:p>43.3261</text:p>
          </table:table-cell>
          <table:table-cell office:value-type="float" office:value="0.457687">
            <text:p>0.457687</text:p>
          </table:table-cell>
          <table:table-cell office:value-type="float" office:value="244.542">
            <text:p>244.542</text:p>
          </table:table-cell>
          <table:table-cell office:value-type="float" office:value="0.228844">
            <text:p>0.2288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481">
            <text:p>43.3481</text:p>
          </table:table-cell>
          <table:table-cell office:value-type="float" office:value="0.490112">
            <text:p>0.490112</text:p>
          </table:table-cell>
          <table:table-cell office:value-type="float" office:value="244.51">
            <text:p>244.51</text:p>
          </table:table-cell>
          <table:table-cell office:value-type="float" office:value="0.245056">
            <text:p>0.2450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727">
            <text:p>43.3727</text:p>
          </table:table-cell>
          <table:table-cell office:value-type="float" office:value="0.526459">
            <text:p>0.526459</text:p>
          </table:table-cell>
          <table:table-cell office:value-type="float" office:value="244.474">
            <text:p>244.474</text:p>
          </table:table-cell>
          <table:table-cell office:value-type="float" office:value="0.263229">
            <text:p>0.2632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3954">
            <text:p>43.3954</text:p>
          </table:table-cell>
          <table:table-cell office:value-type="float" office:value="0.559937">
            <text:p>0.559937</text:p>
          </table:table-cell>
          <table:table-cell office:value-type="float" office:value="244.44">
            <text:p>244.44</text:p>
          </table:table-cell>
          <table:table-cell office:value-type="float" office:value="0.279968">
            <text:p>0.2799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173">
            <text:p>43.4173</text:p>
          </table:table-cell>
          <table:table-cell office:value-type="float" office:value="0.592468">
            <text:p>0.592468</text:p>
          </table:table-cell>
          <table:table-cell office:value-type="float" office:value="244.408">
            <text:p>244.408</text:p>
          </table:table-cell>
          <table:table-cell office:value-type="float" office:value="0.296234">
            <text:p>0.2962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507">
            <text:p>43.4507</text:p>
          </table:table-cell>
          <table:table-cell office:value-type="float" office:value="0.641724">
            <text:p>0.641724</text:p>
          </table:table-cell>
          <table:table-cell office:value-type="float" office:value="244.358">
            <text:p>244.358</text:p>
          </table:table-cell>
          <table:table-cell office:value-type="float" office:value="0.320862">
            <text:p>0.3208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4813">
            <text:p>43.4813</text:p>
          </table:table-cell>
          <table:table-cell office:value-type="float" office:value="0.687225">
            <text:p>0.687225</text:p>
          </table:table-cell>
          <table:table-cell office:value-type="float" office:value="244.313">
            <text:p>244.313</text:p>
          </table:table-cell>
          <table:table-cell office:value-type="float" office:value="0.343613">
            <text:p>0.3436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119">
            <text:p>43.5119</text:p>
          </table:table-cell>
          <table:table-cell office:value-type="float" office:value="0.732742">
            <text:p>0.732742</text:p>
          </table:table-cell>
          <table:table-cell office:value-type="float" office:value="244.267">
            <text:p>244.267</text:p>
          </table:table-cell>
          <table:table-cell office:value-type="float" office:value="0.366371">
            <text:p>0.3663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426">
            <text:p>43.5426</text:p>
          </table:table-cell>
          <table:table-cell office:value-type="float" office:value="0.778351">
            <text:p>0.778351</text:p>
          </table:table-cell>
          <table:table-cell office:value-type="float" office:value="244.222">
            <text:p>244.222</text:p>
          </table:table-cell>
          <table:table-cell office:value-type="float" office:value="0.389175">
            <text:p>0.3891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5727">
            <text:p>43.5727</text:p>
          </table:table-cell>
          <table:table-cell office:value-type="float" office:value="0.823288">
            <text:p>0.823288</text:p>
          </table:table-cell>
          <table:table-cell office:value-type="float" office:value="244.177">
            <text:p>244.177</text:p>
          </table:table-cell>
          <table:table-cell office:value-type="float" office:value="0.411644">
            <text:p>0.4116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038">
            <text:p>43.6038</text:p>
          </table:table-cell>
          <table:table-cell office:value-type="float" office:value="0.869812">
            <text:p>0.869812</text:p>
          </table:table-cell>
          <table:table-cell office:value-type="float" office:value="244.13">
            <text:p>244.13</text:p>
          </table:table-cell>
          <table:table-cell office:value-type="float" office:value="0.434906">
            <text:p>0.4349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33">
            <text:p>43.633</text:p>
          </table:table-cell>
          <table:table-cell office:value-type="float" office:value="0.913574">
            <text:p>0.913574</text:p>
          </table:table-cell>
          <table:table-cell office:value-type="float" office:value="244.086">
            <text:p>244.086</text:p>
          </table:table-cell>
          <table:table-cell office:value-type="float" office:value="0.456787">
            <text:p>0.4567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626">
            <text:p>43.6626</text:p>
          </table:table-cell>
          <table:table-cell office:value-type="float" office:value="0.957855">
            <text:p>0.957855</text:p>
          </table:table-cell>
          <table:table-cell office:value-type="float" office:value="244.042">
            <text:p>244.042</text:p>
          </table:table-cell>
          <table:table-cell office:value-type="float" office:value="0.478928">
            <text:p>0.47892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6972">
            <text:p>43.6972</text:p>
          </table:table-cell>
          <table:table-cell office:value-type="float" office:value="1.00993">
            <text:p>1.00993</text:p>
          </table:table-cell>
          <table:table-cell office:value-type="float" office:value="243.99">
            <text:p>243.99</text:p>
          </table:table-cell>
          <table:table-cell office:value-type="float" office:value="0.504967">
            <text:p>0.5049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293">
            <text:p>43.7293</text:p>
          </table:table-cell>
          <table:table-cell office:value-type="float" office:value="1.05823">
            <text:p>1.05823</text:p>
          </table:table-cell>
          <table:table-cell office:value-type="float" office:value="243.942">
            <text:p>243.942</text:p>
          </table:table-cell>
          <table:table-cell office:value-type="float" office:value="0.529114">
            <text:p>0.5291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6">
            <text:p>43.76</text:p>
          </table:table-cell>
          <table:table-cell office:value-type="float" office:value="1.10451">
            <text:p>1.10451</text:p>
          </table:table-cell>
          <table:table-cell office:value-type="float" office:value="243.895">
            <text:p>243.895</text:p>
          </table:table-cell>
          <table:table-cell office:value-type="float" office:value="0.552254">
            <text:p>0.5522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793">
            <text:p>43.793</text:p>
          </table:table-cell>
          <table:table-cell office:value-type="float" office:value="1.1544">
            <text:p>1.1544</text:p>
          </table:table-cell>
          <table:table-cell office:value-type="float" office:value="243.846">
            <text:p>243.846</text:p>
          </table:table-cell>
          <table:table-cell office:value-type="float" office:value="0.577202">
            <text:p>0.5772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241">
            <text:p>43.8241</text:p>
          </table:table-cell>
          <table:table-cell office:value-type="float" office:value="1.2014">
            <text:p>1.2014</text:p>
          </table:table-cell>
          <table:table-cell office:value-type="float" office:value="243.799">
            <text:p>243.799</text:p>
          </table:table-cell>
          <table:table-cell office:value-type="float" office:value="0.6007">
            <text:p>0.60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554">
            <text:p>43.8554</text:p>
          </table:table-cell>
          <table:table-cell office:value-type="float" office:value="1.24879">
            <text:p>1.24879</text:p>
          </table:table-cell>
          <table:table-cell office:value-type="float" office:value="243.751">
            <text:p>243.751</text:p>
          </table:table-cell>
          <table:table-cell office:value-type="float" office:value="0.624397">
            <text:p>0.6243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8915">
            <text:p>43.8915</text:p>
          </table:table-cell>
          <table:table-cell office:value-type="float" office:value="1.30351">
            <text:p>1.30351</text:p>
          </table:table-cell>
          <table:table-cell office:value-type="float" office:value="243.696">
            <text:p>243.696</text:p>
          </table:table-cell>
          <table:table-cell office:value-type="float" office:value="0.651756">
            <text:p>0.6517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122">
            <text:p>43.9122</text:p>
          </table:table-cell>
          <table:table-cell office:value-type="float" office:value="1.33504">
            <text:p>1.33504</text:p>
          </table:table-cell>
          <table:table-cell office:value-type="float" office:value="243.665">
            <text:p>243.665</text:p>
          </table:table-cell>
          <table:table-cell office:value-type="float" office:value="0.667519">
            <text:p>0.6675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42">
            <text:p>43.942</text:p>
          </table:table-cell>
          <table:table-cell office:value-type="float" office:value="1.38033">
            <text:p>1.38033</text:p>
          </table:table-cell>
          <table:table-cell office:value-type="float" office:value="243.62">
            <text:p>243.62</text:p>
          </table:table-cell>
          <table:table-cell office:value-type="float" office:value="0.690163">
            <text:p>0.6901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3.9727">
            <text:p>43.9727</text:p>
          </table:table-cell>
          <table:table-cell office:value-type="float" office:value="1.4269">
            <text:p>1.4269</text:p>
          </table:table-cell>
          <table:table-cell office:value-type="float" office:value="243.573">
            <text:p>243.573</text:p>
          </table:table-cell>
          <table:table-cell office:value-type="float" office:value="0.713448">
            <text:p>0.7134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034">
            <text:p>44.0034</text:p>
          </table:table-cell>
          <table:table-cell office:value-type="float" office:value="1.47345">
            <text:p>1.47345</text:p>
          </table:table-cell>
          <table:table-cell office:value-type="float" office:value="243.527">
            <text:p>243.527</text:p>
          </table:table-cell>
          <table:table-cell office:value-type="float" office:value="0.736725">
            <text:p>0.7367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355">
            <text:p>44.0355</text:p>
          </table:table-cell>
          <table:table-cell office:value-type="float" office:value="1.52217">
            <text:p>1.52217</text:p>
          </table:table-cell>
          <table:table-cell office:value-type="float" office:value="243.478">
            <text:p>243.478</text:p>
          </table:table-cell>
          <table:table-cell office:value-type="float" office:value="0.761086">
            <text:p>0.7610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661">
            <text:p>44.0661</text:p>
          </table:table-cell>
          <table:table-cell office:value-type="float" office:value="1.56873">
            <text:p>1.56873</text:p>
          </table:table-cell>
          <table:table-cell office:value-type="float" office:value="243.431">
            <text:p>243.431</text:p>
          </table:table-cell>
          <table:table-cell office:value-type="float" office:value="0.784363">
            <text:p>0.7843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0987">
            <text:p>44.0987</text:p>
          </table:table-cell>
          <table:table-cell office:value-type="float" office:value="1.61832">
            <text:p>1.61832</text:p>
          </table:table-cell>
          <table:table-cell office:value-type="float" office:value="243.382">
            <text:p>243.382</text:p>
          </table:table-cell>
          <table:table-cell office:value-type="float" office:value="0.809158">
            <text:p>0.8091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325">
            <text:p>44.1325</text:p>
          </table:table-cell>
          <table:table-cell office:value-type="float" office:value="1.66971">
            <text:p>1.66971</text:p>
          </table:table-cell>
          <table:table-cell office:value-type="float" office:value="243.33">
            <text:p>243.33</text:p>
          </table:table-cell>
          <table:table-cell office:value-type="float" office:value="0.834854">
            <text:p>0.8348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652">
            <text:p>44.1652</text:p>
          </table:table-cell>
          <table:table-cell office:value-type="float" office:value="1.71939">
            <text:p>1.71939</text:p>
          </table:table-cell>
          <table:table-cell office:value-type="float" office:value="243.281">
            <text:p>243.281</text:p>
          </table:table-cell>
          <table:table-cell office:value-type="float" office:value="0.859695">
            <text:p>0.8596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1994">
            <text:p>44.1994</text:p>
          </table:table-cell>
          <table:table-cell office:value-type="float" office:value="1.77141">
            <text:p>1.77141</text:p>
          </table:table-cell>
          <table:table-cell office:value-type="float" office:value="243.229">
            <text:p>243.229</text:p>
          </table:table-cell>
          <table:table-cell office:value-type="float" office:value="0.885704">
            <text:p>0.8857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312">
            <text:p>44.2312</text:p>
          </table:table-cell>
          <table:table-cell office:value-type="float" office:value="1.81964">
            <text:p>1.81964</text:p>
          </table:table-cell>
          <table:table-cell office:value-type="float" office:value="243.18">
            <text:p>243.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629">
            <text:p>44.2629</text:p>
          </table:table-cell>
          <table:table-cell office:value-type="float" office:value="1.86778">
            <text:p>1.86778</text:p>
          </table:table-cell>
          <table:table-cell office:value-type="float" office:value="243.132">
            <text:p>243.1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2986">
            <text:p>44.2986</text:p>
          </table:table-cell>
          <table:table-cell office:value-type="float" office:value="1.92191">
            <text:p>1.92191</text:p>
          </table:table-cell>
          <table:table-cell office:value-type="float" office:value="243.078">
            <text:p>243.0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33">
            <text:p>44.333</text:p>
          </table:table-cell>
          <table:table-cell office:value-type="float" office:value="1.97401">
            <text:p>1.97401</text:p>
          </table:table-cell>
          <table:table-cell office:value-type="float" office:value="243.026">
            <text:p>243.0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3683">
            <text:p>44.3683</text:p>
          </table:table-cell>
          <table:table-cell office:value-type="float" office:value="2.0273">
            <text:p>2.0273</text:p>
          </table:table-cell>
          <table:table-cell office:value-type="float" office:value="242.973">
            <text:p>242.9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004">
            <text:p>44.4004</text:p>
          </table:table-cell>
          <table:table-cell office:value-type="float" office:value="2.07571">
            <text:p>2.07571</text:p>
          </table:table-cell>
          <table:table-cell office:value-type="float" office:value="242.924">
            <text:p>242.9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304">
            <text:p>44.4304</text:p>
          </table:table-cell>
          <table:table-cell office:value-type="float" office:value="2.12093">
            <text:p>2.12093</text:p>
          </table:table-cell>
          <table:table-cell office:value-type="float" office:value="242.879">
            <text:p>242.8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608">
            <text:p>44.4608</text:p>
          </table:table-cell>
          <table:table-cell office:value-type="float" office:value="2.16669">
            <text:p>2.16669</text:p>
          </table:table-cell>
          <table:table-cell office:value-type="float" office:value="242.833">
            <text:p>242.8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4942">
            <text:p>44.4942</text:p>
          </table:table-cell>
          <table:table-cell office:value-type="float" office:value="2.21671">
            <text:p>2.21671</text:p>
          </table:table-cell>
          <table:table-cell office:value-type="float" office:value="242.783">
            <text:p>242.7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26">
            <text:p>44.526</text:p>
          </table:table-cell>
          <table:table-cell office:value-type="float" office:value="2.26422">
            <text:p>2.26422</text:p>
          </table:table-cell>
          <table:table-cell office:value-type="float" office:value="242.736">
            <text:p>242.7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569">
            <text:p>44.5569</text:p>
          </table:table-cell>
          <table:table-cell office:value-type="float" office:value="2.31009">
            <text:p>2.31009</text:p>
          </table:table-cell>
          <table:table-cell office:value-type="float" office:value="242.69">
            <text:p>242.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5921">
            <text:p>44.5921</text:p>
          </table:table-cell>
          <table:table-cell office:value-type="float" office:value="2.3624">
            <text:p>2.3624</text:p>
          </table:table-cell>
          <table:table-cell office:value-type="float" office:value="242.638">
            <text:p>242.6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216">
            <text:p>44.6216</text:p>
          </table:table-cell>
          <table:table-cell office:value-type="float" office:value="2.40596">
            <text:p>2.40596</text:p>
          </table:table-cell>
          <table:table-cell office:value-type="float" office:value="242.594">
            <text:p>242.5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546">
            <text:p>44.6546</text:p>
          </table:table-cell>
          <table:table-cell office:value-type="float" office:value="2.45464">
            <text:p>2.45464</text:p>
          </table:table-cell>
          <table:table-cell office:value-type="float" office:value="242.545">
            <text:p>242.5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6837">
            <text:p>44.6837</text:p>
          </table:table-cell>
          <table:table-cell office:value-type="float" office:value="2.49722">
            <text:p>2.49722</text:p>
          </table:table-cell>
          <table:table-cell office:value-type="float" office:value="242.503">
            <text:p>242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147">
            <text:p>44.7147</text:p>
          </table:table-cell>
          <table:table-cell office:value-type="float" office:value="2.54247">
            <text:p>2.54247</text:p>
          </table:table-cell>
          <table:table-cell office:value-type="float" office:value="242.458">
            <text:p>242.4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48">
            <text:p>44.748</text:p>
          </table:table-cell>
          <table:table-cell office:value-type="float" office:value="2.59079">
            <text:p>2.59079</text:p>
          </table:table-cell>
          <table:table-cell office:value-type="float" office:value="242.409">
            <text:p>242.4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7793">
            <text:p>44.7793</text:p>
          </table:table-cell>
          <table:table-cell office:value-type="float" office:value="2.63608">
            <text:p>2.63608</text:p>
          </table:table-cell>
          <table:table-cell office:value-type="float" office:value="242.364">
            <text:p>242.3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117">
            <text:p>44.8117</text:p>
          </table:table-cell>
          <table:table-cell office:value-type="float" office:value="2.68265">
            <text:p>2.68265</text:p>
          </table:table-cell>
          <table:table-cell office:value-type="float" office:value="242.317">
            <text:p>242.3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438">
            <text:p>44.8438</text:p>
          </table:table-cell>
          <table:table-cell office:value-type="float" office:value="2.72847">
            <text:p>2.72847</text:p>
          </table:table-cell>
          <table:table-cell office:value-type="float" office:value="242.272">
            <text:p>242.2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8784">
            <text:p>44.8784</text:p>
          </table:table-cell>
          <table:table-cell office:value-type="float" office:value="2.77771">
            <text:p>2.77771</text:p>
          </table:table-cell>
          <table:table-cell office:value-type="float" office:value="242.222">
            <text:p>242.2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121">
            <text:p>44.9121</text:p>
          </table:table-cell>
          <table:table-cell office:value-type="float" office:value="2.82516">
            <text:p>2.82516</text:p>
          </table:table-cell>
          <table:table-cell office:value-type="float" office:value="242.175">
            <text:p>242.1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431">
            <text:p>44.9431</text:p>
          </table:table-cell>
          <table:table-cell office:value-type="float" office:value="2.86835">
            <text:p>2.86835</text:p>
          </table:table-cell>
          <table:table-cell office:value-type="float" office:value="242.132">
            <text:p>242.1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4.9785">
            <text:p>44.9785</text:p>
          </table:table-cell>
          <table:table-cell office:value-type="float" office:value="2.91763">
            <text:p>2.91763</text:p>
          </table:table-cell>
          <table:table-cell office:value-type="float" office:value="242.082">
            <text:p>242.0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1">
            <text:p>45.01</text:p>
          </table:table-cell>
          <table:table-cell office:value-type="float" office:value="2.96097">
            <text:p>2.96097</text:p>
          </table:table-cell>
          <table:table-cell office:value-type="float" office:value="242.039">
            <text:p>242.0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44">
            <text:p>45.044</text:p>
          </table:table-cell>
          <table:table-cell office:value-type="float" office:value="3.00735">
            <text:p>3.00735</text:p>
          </table:table-cell>
          <table:table-cell office:value-type="float" office:value="241.993">
            <text:p>241.9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0796">
            <text:p>45.0796</text:p>
          </table:table-cell>
          <table:table-cell office:value-type="float" office:value="3.05539">
            <text:p>3.05539</text:p>
          </table:table-cell>
          <table:table-cell office:value-type="float" office:value="241.945">
            <text:p>241.9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105">
            <text:p>45.1105</text:p>
          </table:table-cell>
          <table:table-cell office:value-type="float" office:value="3.09677">
            <text:p>3.09677</text:p>
          </table:table-cell>
          <table:table-cell office:value-type="float" office:value="241.903">
            <text:p>241.9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432">
            <text:p>45.1432</text:p>
          </table:table-cell>
          <table:table-cell office:value-type="float" office:value="3.14012">
            <text:p>3.14012</text:p>
          </table:table-cell>
          <table:table-cell office:value-type="float" office:value="241.86">
            <text:p>241.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1752">
            <text:p>45.1752</text:p>
          </table:table-cell>
          <table:table-cell office:value-type="float" office:value="3.18219">
            <text:p>3.18219</text:p>
          </table:table-cell>
          <table:table-cell office:value-type="float" office:value="241.818">
            <text:p>241.8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081">
            <text:p>45.2081</text:p>
          </table:table-cell>
          <table:table-cell office:value-type="float" office:value="3.22495">
            <text:p>3.22495</text:p>
          </table:table-cell>
          <table:table-cell office:value-type="float" office:value="241.775">
            <text:p>241.7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406">
            <text:p>45.2406</text:p>
          </table:table-cell>
          <table:table-cell office:value-type="float" office:value="3.26672">
            <text:p>3.26672</text:p>
          </table:table-cell>
          <table:table-cell office:value-type="float" office:value="241.733">
            <text:p>241.7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2708">
            <text:p>45.2708</text:p>
          </table:table-cell>
          <table:table-cell office:value-type="float" office:value="3.30524">
            <text:p>3.30524</text:p>
          </table:table-cell>
          <table:table-cell office:value-type="float" office:value="241.695">
            <text:p>241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069">
            <text:p>45.3069</text:p>
          </table:table-cell>
          <table:table-cell office:value-type="float" office:value="3.35057">
            <text:p>3.35057</text:p>
          </table:table-cell>
          <table:table-cell office:value-type="float" office:value="241.649">
            <text:p>241.6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272">
            <text:p>45.3272</text:p>
          </table:table-cell>
          <table:table-cell office:value-type="float" office:value="3.37585">
            <text:p>3.37585</text:p>
          </table:table-cell>
          <table:table-cell office:value-type="float" office:value="241.624">
            <text:p>241.6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647">
            <text:p>45.3647</text:p>
          </table:table-cell>
          <table:table-cell office:value-type="float" office:value="3.42197">
            <text:p>3.42197</text:p>
          </table:table-cell>
          <table:table-cell office:value-type="float" office:value="241.578">
            <text:p>241.5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3994">
            <text:p>45.3994</text:p>
          </table:table-cell>
          <table:table-cell office:value-type="float" office:value="3.46413">
            <text:p>3.46413</text:p>
          </table:table-cell>
          <table:table-cell office:value-type="float" office:value="241.536">
            <text:p>241.5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197">
            <text:p>45.4197</text:p>
          </table:table-cell>
          <table:table-cell office:value-type="float" office:value="3.48845">
            <text:p>3.48845</text:p>
          </table:table-cell>
          <table:table-cell office:value-type="float" office:value="241.512">
            <text:p>241.5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533">
            <text:p>45.4533</text:p>
          </table:table-cell>
          <table:table-cell office:value-type="float" office:value="3.52832">
            <text:p>3.52832</text:p>
          </table:table-cell>
          <table:table-cell office:value-type="float" office:value="241.472">
            <text:p>241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4857">
            <text:p>45.4857</text:p>
          </table:table-cell>
          <table:table-cell office:value-type="float" office:value="3.5661">
            <text:p>3.5661</text:p>
          </table:table-cell>
          <table:table-cell office:value-type="float" office:value="241.434">
            <text:p>241.4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164">
            <text:p>45.5164</text:p>
          </table:table-cell>
          <table:table-cell office:value-type="float" office:value="3.60141">
            <text:p>3.60141</text:p>
          </table:table-cell>
          <table:table-cell office:value-type="float" office:value="241.399">
            <text:p>241.3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503">
            <text:p>45.5503</text:p>
          </table:table-cell>
          <table:table-cell office:value-type="float" office:value="3.63971">
            <text:p>3.63971</text:p>
          </table:table-cell>
          <table:table-cell office:value-type="float" office:value="241.36">
            <text:p>241.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5805">
            <text:p>45.5805</text:p>
          </table:table-cell>
          <table:table-cell office:value-type="float" office:value="3.67334">
            <text:p>3.67334</text:p>
          </table:table-cell>
          <table:table-cell office:value-type="float" office:value="241.327">
            <text:p>241.3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148">
            <text:p>45.6148</text:p>
          </table:table-cell>
          <table:table-cell office:value-type="float" office:value="3.71088">
            <text:p>3.71088</text:p>
          </table:table-cell>
          <table:table-cell office:value-type="float" office:value="241.289">
            <text:p>241.2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466">
            <text:p>45.6466</text:p>
          </table:table-cell>
          <table:table-cell office:value-type="float" office:value="3.74498">
            <text:p>3.74498</text:p>
          </table:table-cell>
          <table:table-cell office:value-type="float" office:value="241.255">
            <text:p>241.2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6776">
            <text:p>45.6776</text:p>
          </table:table-cell>
          <table:table-cell office:value-type="float" office:value="3.77766">
            <text:p>3.77766</text:p>
          </table:table-cell>
          <table:table-cell office:value-type="float" office:value="241.222">
            <text:p>241.2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133">
            <text:p>45.7133</text:p>
          </table:table-cell>
          <table:table-cell office:value-type="float" office:value="3.81467">
            <text:p>3.81467</text:p>
          </table:table-cell>
          <table:table-cell office:value-type="float" office:value="241.185">
            <text:p>241.1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442">
            <text:p>45.7442</text:p>
          </table:table-cell>
          <table:table-cell office:value-type="float" office:value="3.84599">
            <text:p>3.84599</text:p>
          </table:table-cell>
          <table:table-cell office:value-type="float" office:value="241.154">
            <text:p>241.1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7768">
            <text:p>45.7768</text:p>
          </table:table-cell>
          <table:table-cell office:value-type="float" office:value="3.8783">
            <text:p>3.8783</text:p>
          </table:table-cell>
          <table:table-cell office:value-type="float" office:value="241.122">
            <text:p>241.1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079">
            <text:p>45.8079</text:p>
          </table:table-cell>
          <table:table-cell office:value-type="float" office:value="3.90851">
            <text:p>3.90851</text:p>
          </table:table-cell>
          <table:table-cell office:value-type="float" office:value="241.091">
            <text:p>241.0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377">
            <text:p>45.8377</text:p>
          </table:table-cell>
          <table:table-cell office:value-type="float" office:value="3.93687">
            <text:p>3.93687</text:p>
          </table:table-cell>
          <table:table-cell office:value-type="float" office:value="241.063">
            <text:p>241.0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8709">
            <text:p>45.8709</text:p>
          </table:table-cell>
          <table:table-cell office:value-type="float" office:value="3.96777">
            <text:p>3.96777</text:p>
          </table:table-cell>
          <table:table-cell office:value-type="float" office:value="241.032">
            <text:p>241.0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007">
            <text:p>45.9007</text:p>
          </table:table-cell>
          <table:table-cell office:value-type="float" office:value="3.99486">
            <text:p>3.99486</text:p>
          </table:table-cell>
          <table:table-cell office:value-type="float" office:value="241.005">
            <text:p>241.0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361">
            <text:p>45.9361</text:p>
          </table:table-cell>
          <table:table-cell office:value-type="float" office:value="4.02611">
            <text:p>4.02611</text:p>
          </table:table-cell>
          <table:table-cell office:value-type="float" office:value="240.974">
            <text:p>240.9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665">
            <text:p>45.9665</text:p>
          </table:table-cell>
          <table:table-cell office:value-type="float" office:value="4.05225">
            <text:p>4.05225</text:p>
          </table:table-cell>
          <table:table-cell office:value-type="float" office:value="240.948">
            <text:p>240.9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5.9989">
            <text:p>45.9989</text:p>
          </table:table-cell>
          <table:table-cell office:value-type="float" office:value="4.07941">
            <text:p>4.07941</text:p>
          </table:table-cell>
          <table:table-cell office:value-type="float" office:value="240.921">
            <text:p>240.9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356">
            <text:p>46.0356</text:p>
          </table:table-cell>
          <table:table-cell office:value-type="float" office:value="4.10924">
            <text:p>4.10924</text:p>
          </table:table-cell>
          <table:table-cell office:value-type="float" office:value="240.891">
            <text:p>240.8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666">
            <text:p>46.0666</text:p>
          </table:table-cell>
          <table:table-cell office:value-type="float" office:value="4.13353">
            <text:p>4.13353</text:p>
          </table:table-cell>
          <table:table-cell office:value-type="float" office:value="240.866">
            <text:p>240.8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0989">
            <text:p>46.0989</text:p>
          </table:table-cell>
          <table:table-cell office:value-type="float" office:value="4.15814">
            <text:p>4.15814</text:p>
          </table:table-cell>
          <table:table-cell office:value-type="float" office:value="240.842">
            <text:p>240.8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307">
            <text:p>46.1307</text:p>
          </table:table-cell>
          <table:table-cell office:value-type="float" office:value="4.18149">
            <text:p>4.18149</text:p>
          </table:table-cell>
          <table:table-cell office:value-type="float" office:value="240.819">
            <text:p>240.8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623">
            <text:p>46.1623</text:p>
          </table:table-cell>
          <table:table-cell office:value-type="float" office:value="4.20389">
            <text:p>4.20389</text:p>
          </table:table-cell>
          <table:table-cell office:value-type="float" office:value="240.796">
            <text:p>240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1981">
            <text:p>46.1981</text:p>
          </table:table-cell>
          <table:table-cell office:value-type="float" office:value="4.2283">
            <text:p>4.2283</text:p>
          </table:table-cell>
          <table:table-cell office:value-type="float" office:value="240.772">
            <text:p>240.7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328">
            <text:p>46.2328</text:p>
          </table:table-cell>
          <table:table-cell office:value-type="float" office:value="4.25092">
            <text:p>4.25092</text:p>
          </table:table-cell>
          <table:table-cell office:value-type="float" office:value="240.749">
            <text:p>240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661">
            <text:p>46.2661</text:p>
          </table:table-cell>
          <table:table-cell office:value-type="float" office:value="4.27164">
            <text:p>4.27164</text:p>
          </table:table-cell>
          <table:table-cell office:value-type="float" office:value="240.728">
            <text:p>240.7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2979">
            <text:p>46.2979</text:p>
          </table:table-cell>
          <table:table-cell office:value-type="float" office:value="4.29054">
            <text:p>4.29054</text:p>
          </table:table-cell>
          <table:table-cell office:value-type="float" office:value="240.709">
            <text:p>240.7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289">
            <text:p>46.3289</text:p>
          </table:table-cell>
          <table:table-cell office:value-type="float" office:value="4.30814">
            <text:p>4.30814</text:p>
          </table:table-cell>
          <table:table-cell office:value-type="float" office:value="240.692">
            <text:p>240.6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625">
            <text:p>46.3625</text:p>
          </table:table-cell>
          <table:table-cell office:value-type="float" office:value="4.32614">
            <text:p>4.32614</text:p>
          </table:table-cell>
          <table:table-cell office:value-type="float" office:value="240.674">
            <text:p>240.6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3955">
            <text:p>46.3955</text:p>
          </table:table-cell>
          <table:table-cell office:value-type="float" office:value="4.34291">
            <text:p>4.34291</text:p>
          </table:table-cell>
          <table:table-cell office:value-type="float" office:value="240.657">
            <text:p>240.6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335">
            <text:p>46.4335</text:p>
          </table:table-cell>
          <table:table-cell office:value-type="float" office:value="4.36096">
            <text:p>4.36096</text:p>
          </table:table-cell>
          <table:table-cell office:value-type="float" office:value="240.639">
            <text:p>240.6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649">
            <text:p>46.4649</text:p>
          </table:table-cell>
          <table:table-cell office:value-type="float" office:value="4.37482">
            <text:p>4.37482</text:p>
          </table:table-cell>
          <table:table-cell office:value-type="float" office:value="240.625">
            <text:p>240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4942">
            <text:p>46.4942</text:p>
          </table:table-cell>
          <table:table-cell office:value-type="float" office:value="4.38698">
            <text:p>4.38698</text:p>
          </table:table-cell>
          <table:table-cell office:value-type="float" office:value="240.613">
            <text:p>240.6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308">
            <text:p>46.5308</text:p>
          </table:table-cell>
          <table:table-cell office:value-type="float" office:value="4.40097">
            <text:p>4.40097</text:p>
          </table:table-cell>
          <table:table-cell office:value-type="float" office:value="240.599">
            <text:p>240.5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625">
            <text:p>46.5625</text:p>
          </table:table-cell>
          <table:table-cell office:value-type="float" office:value="4.41197">
            <text:p>4.41197</text:p>
          </table:table-cell>
          <table:table-cell office:value-type="float" office:value="240.588">
            <text:p>240.5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5997">
            <text:p>46.5997</text:p>
          </table:table-cell>
          <table:table-cell office:value-type="float" office:value="4.42375">
            <text:p>4.42375</text:p>
          </table:table-cell>
          <table:table-cell office:value-type="float" office:value="240.576">
            <text:p>240.5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313">
            <text:p>46.6313</text:p>
          </table:table-cell>
          <table:table-cell office:value-type="float" office:value="4.43257">
            <text:p>4.43257</text:p>
          </table:table-cell>
          <table:table-cell office:value-type="float" office:value="240.567">
            <text:p>240.5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62">
            <text:p>46.662</text:p>
          </table:table-cell>
          <table:table-cell office:value-type="float" office:value="4.4402">
            <text:p>4.4402</text:p>
          </table:table-cell>
          <table:table-cell office:value-type="float" office:value="240.56">
            <text:p>240.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6974">
            <text:p>46.6974</text:p>
          </table:table-cell>
          <table:table-cell office:value-type="float" office:value="4.44775">
            <text:p>4.44775</text:p>
          </table:table-cell>
          <table:table-cell office:value-type="float" office:value="240.552">
            <text:p>240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277">
            <text:p>46.7277</text:p>
          </table:table-cell>
          <table:table-cell office:value-type="float" office:value="4.45331">
            <text:p>4.45331</text:p>
          </table:table-cell>
          <table:table-cell office:value-type="float" office:value="240.547">
            <text:p>240.5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611">
            <text:p>46.7611</text:p>
          </table:table-cell>
          <table:table-cell office:value-type="float" office:value="4.4583">
            <text:p>4.4583</text:p>
          </table:table-cell>
          <table:table-cell office:value-type="float" office:value="240.542">
            <text:p>240.5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794">
            <text:p>46.794</text:p>
          </table:table-cell>
          <table:table-cell office:value-type="float" office:value="4.46204">
            <text:p>4.46204</text:p>
          </table:table-cell>
          <table:table-cell office:value-type="float" office:value="240.538">
            <text:p>240.5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259">
            <text:p>46.8259</text:p>
          </table:table-cell>
          <table:table-cell office:value-type="float" office:value="4.46455">
            <text:p>4.46455</text:p>
          </table:table-cell>
          <table:table-cell office:value-type="float" office:value="240.535">
            <text:p>240.5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622">
            <text:p>46.8622</text:p>
          </table:table-cell>
          <table:table-cell office:value-type="float" office:value="4.46619">
            <text:p>4.46619</text:p>
          </table:table-cell>
          <table:table-cell office:value-type="float" office:value="240.534">
            <text:p>240.5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8932">
            <text:p>46.8932</text:p>
          </table:table-cell>
          <table:table-cell office:value-type="float" office:value="4.46643">
            <text:p>4.46643</text:p>
          </table:table-cell>
          <table:table-cell office:value-type="float" office:value="240.534">
            <text:p>240.5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265">
            <text:p>46.9265</text:p>
          </table:table-cell>
          <table:table-cell office:value-type="float" office:value="4.46558">
            <text:p>4.46558</text:p>
          </table:table-cell>
          <table:table-cell office:value-type="float" office:value="240.534">
            <text:p>240.5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567">
            <text:p>46.9567</text:p>
          </table:table-cell>
          <table:table-cell office:value-type="float" office:value="4.46376">
            <text:p>4.46376</text:p>
          </table:table-cell>
          <table:table-cell office:value-type="float" office:value="240.536">
            <text:p>240.5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6.99">
            <text:p>46.99</text:p>
          </table:table-cell>
          <table:table-cell office:value-type="float" office:value="4.46068">
            <text:p>4.46068</text:p>
          </table:table-cell>
          <table:table-cell office:value-type="float" office:value="240.539">
            <text:p>240.5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208">
            <text:p>47.0208</text:p>
          </table:table-cell>
          <table:table-cell office:value-type="float" office:value="4.4567">
            <text:p>4.4567</text:p>
          </table:table-cell>
          <table:table-cell office:value-type="float" office:value="240.543">
            <text:p>240.5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514">
            <text:p>47.0514</text:p>
          </table:table-cell>
          <table:table-cell office:value-type="float" office:value="4.45175">
            <text:p>4.45175</text:p>
          </table:table-cell>
          <table:table-cell office:value-type="float" office:value="240.548">
            <text:p>240.5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0844">
            <text:p>47.0844</text:p>
          </table:table-cell>
          <table:table-cell office:value-type="float" office:value="4.44531">
            <text:p>4.44531</text:p>
          </table:table-cell>
          <table:table-cell office:value-type="float" office:value="240.555">
            <text:p>240.5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149">
            <text:p>47.1149</text:p>
          </table:table-cell>
          <table:table-cell office:value-type="float" office:value="4.43826">
            <text:p>4.43826</text:p>
          </table:table-cell>
          <table:table-cell office:value-type="float" office:value="240.562">
            <text:p>240.5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472">
            <text:p>47.1472</text:p>
          </table:table-cell>
          <table:table-cell office:value-type="float" office:value="4.42976">
            <text:p>4.42976</text:p>
          </table:table-cell>
          <table:table-cell office:value-type="float" office:value="240.57">
            <text:p>240.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1787">
            <text:p>47.1787</text:p>
          </table:table-cell>
          <table:table-cell office:value-type="float" office:value="4.42041">
            <text:p>4.42041</text:p>
          </table:table-cell>
          <table:table-cell office:value-type="float" office:value="240.58">
            <text:p>240.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09">
            <text:p>47.209</text:p>
          </table:table-cell>
          <table:table-cell office:value-type="float" office:value="4.41034">
            <text:p>4.41034</text:p>
          </table:table-cell>
          <table:table-cell office:value-type="float" office:value="240.59">
            <text:p>240.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413">
            <text:p>47.2413</text:p>
          </table:table-cell>
          <table:table-cell office:value-type="float" office:value="4.39856">
            <text:p>4.39856</text:p>
          </table:table-cell>
          <table:table-cell office:value-type="float" office:value="240.601">
            <text:p>240.6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2706">
            <text:p>47.2706</text:p>
          </table:table-cell>
          <table:table-cell office:value-type="float" office:value="4.38695">
            <text:p>4.38695</text:p>
          </table:table-cell>
          <table:table-cell office:value-type="float" office:value="240.613">
            <text:p>240.6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044">
            <text:p>47.3044</text:p>
          </table:table-cell>
          <table:table-cell office:value-type="float" office:value="4.37231">
            <text:p>4.37231</text:p>
          </table:table-cell>
          <table:table-cell office:value-type="float" office:value="240.628">
            <text:p>240.6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363">
            <text:p>47.3363</text:p>
          </table:table-cell>
          <table:table-cell office:value-type="float" office:value="4.35733">
            <text:p>4.35733</text:p>
          </table:table-cell>
          <table:table-cell office:value-type="float" office:value="240.643">
            <text:p>240.6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58">
            <text:p>47.358</text:p>
          </table:table-cell>
          <table:table-cell office:value-type="float" office:value="4.34656">
            <text:p>4.34656</text:p>
          </table:table-cell>
          <table:table-cell office:value-type="float" office:value="240.653">
            <text:p>240.6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3781">
            <text:p>47.3781</text:p>
          </table:table-cell>
          <table:table-cell office:value-type="float" office:value="4.33611">
            <text:p>4.33611</text:p>
          </table:table-cell>
          <table:table-cell office:value-type="float" office:value="240.664">
            <text:p>240.6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102">
            <text:p>47.4102</text:p>
          </table:table-cell>
          <table:table-cell office:value-type="float" office:value="4.31859">
            <text:p>4.31859</text:p>
          </table:table-cell>
          <table:table-cell office:value-type="float" office:value="240.681">
            <text:p>240.6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417">
            <text:p>47.4417</text:p>
          </table:table-cell>
          <table:table-cell office:value-type="float" office:value="4.30045">
            <text:p>4.30045</text:p>
          </table:table-cell>
          <table:table-cell office:value-type="float" office:value="240.7">
            <text:p>240.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4759">
            <text:p>47.4759</text:p>
          </table:table-cell>
          <table:table-cell office:value-type="float" office:value="4.27942">
            <text:p>4.27942</text:p>
          </table:table-cell>
          <table:table-cell office:value-type="float" office:value="240.721">
            <text:p>240.7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076">
            <text:p>47.5076</text:p>
          </table:table-cell>
          <table:table-cell office:value-type="float" office:value="4.25897">
            <text:p>4.25897</text:p>
          </table:table-cell>
          <table:table-cell office:value-type="float" office:value="240.741">
            <text:p>240.7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365">
            <text:p>47.5365</text:p>
          </table:table-cell>
          <table:table-cell office:value-type="float" office:value="4.23936">
            <text:p>4.23936</text:p>
          </table:table-cell>
          <table:table-cell office:value-type="float" office:value="240.761">
            <text:p>240.7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5705">
            <text:p>47.5705</text:p>
          </table:table-cell>
          <table:table-cell office:value-type="float" office:value="4.21509">
            <text:p>4.21509</text:p>
          </table:table-cell>
          <table:table-cell office:value-type="float" office:value="240.785">
            <text:p>240.7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008">
            <text:p>47.6008</text:p>
          </table:table-cell>
          <table:table-cell office:value-type="float" office:value="4.19254">
            <text:p>4.19254</text:p>
          </table:table-cell>
          <table:table-cell office:value-type="float" office:value="240.807">
            <text:p>240.8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317">
            <text:p>47.6317</text:p>
          </table:table-cell>
          <table:table-cell office:value-type="float" office:value="4.16853">
            <text:p>4.16853</text:p>
          </table:table-cell>
          <table:table-cell office:value-type="float" office:value="240.831">
            <text:p>240.8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617">
            <text:p>47.6617</text:p>
          </table:table-cell>
          <table:table-cell office:value-type="float" office:value="4.14438">
            <text:p>4.14438</text:p>
          </table:table-cell>
          <table:table-cell office:value-type="float" office:value="240.856">
            <text:p>240.8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6911">
            <text:p>47.6911</text:p>
          </table:table-cell>
          <table:table-cell office:value-type="float" office:value="4.11981">
            <text:p>4.11981</text:p>
          </table:table-cell>
          <table:table-cell office:value-type="float" office:value="240.88">
            <text:p>240.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263">
            <text:p>47.7263</text:p>
          </table:table-cell>
          <table:table-cell office:value-type="float" office:value="4.08922">
            <text:p>4.08922</text:p>
          </table:table-cell>
          <table:table-cell office:value-type="float" office:value="240.911">
            <text:p>240.9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613">
            <text:p>47.7613</text:p>
          </table:table-cell>
          <table:table-cell office:value-type="float" office:value="4.05763">
            <text:p>4.05763</text:p>
          </table:table-cell>
          <table:table-cell office:value-type="float" office:value="240.942">
            <text:p>240.9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7945">
            <text:p>47.7945</text:p>
          </table:table-cell>
          <table:table-cell office:value-type="float" office:value="4.02657">
            <text:p>4.02657</text:p>
          </table:table-cell>
          <table:table-cell office:value-type="float" office:value="240.973">
            <text:p>240.9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274">
            <text:p>47.8274</text:p>
          </table:table-cell>
          <table:table-cell office:value-type="float" office:value="3.99458">
            <text:p>3.99458</text:p>
          </table:table-cell>
          <table:table-cell office:value-type="float" office:value="241.005">
            <text:p>241.0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609">
            <text:p>47.8609</text:p>
          </table:table-cell>
          <table:table-cell office:value-type="float" office:value="3.96109">
            <text:p>3.96109</text:p>
          </table:table-cell>
          <table:table-cell office:value-type="float" office:value="241.039">
            <text:p>241.0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8913">
            <text:p>47.8913</text:p>
          </table:table-cell>
          <table:table-cell office:value-type="float" office:value="3.92975">
            <text:p>3.92975</text:p>
          </table:table-cell>
          <table:table-cell office:value-type="float" office:value="241.07">
            <text:p>241.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263">
            <text:p>47.9263</text:p>
          </table:table-cell>
          <table:table-cell office:value-type="float" office:value="3.89256">
            <text:p>3.89256</text:p>
          </table:table-cell>
          <table:table-cell office:value-type="float" office:value="241.107">
            <text:p>241.1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614">
            <text:p>47.9614</text:p>
          </table:table-cell>
          <table:table-cell office:value-type="float" office:value="3.85413">
            <text:p>3.85413</text:p>
          </table:table-cell>
          <table:table-cell office:value-type="float" office:value="241.146">
            <text:p>241.1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7.9956">
            <text:p>47.9956</text:p>
          </table:table-cell>
          <table:table-cell office:value-type="float" office:value="3.81557">
            <text:p>3.81557</text:p>
          </table:table-cell>
          <table:table-cell office:value-type="float" office:value="241.184">
            <text:p>241.1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275">
            <text:p>48.0275</text:p>
          </table:table-cell>
          <table:table-cell office:value-type="float" office:value="3.77869">
            <text:p>3.77869</text:p>
          </table:table-cell>
          <table:table-cell office:value-type="float" office:value="241.221">
            <text:p>241.2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59">
            <text:p>48.059</text:p>
          </table:table-cell>
          <table:table-cell office:value-type="float" office:value="3.74139">
            <text:p>3.74139</text:p>
          </table:table-cell>
          <table:table-cell office:value-type="float" office:value="241.259">
            <text:p>241.2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0912">
            <text:p>48.0912</text:p>
          </table:table-cell>
          <table:table-cell office:value-type="float" office:value="3.70239">
            <text:p>3.70239</text:p>
          </table:table-cell>
          <table:table-cell office:value-type="float" office:value="241.298">
            <text:p>241.2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226">
            <text:p>48.1226</text:p>
          </table:table-cell>
          <table:table-cell office:value-type="float" office:value="3.66342">
            <text:p>3.66342</text:p>
          </table:table-cell>
          <table:table-cell office:value-type="float" office:value="241.337">
            <text:p>241.3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536">
            <text:p>48.1536</text:p>
          </table:table-cell>
          <table:table-cell office:value-type="float" office:value="3.62408">
            <text:p>3.62408</text:p>
          </table:table-cell>
          <table:table-cell office:value-type="float" office:value="241.376">
            <text:p>241.3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1828">
            <text:p>48.1828</text:p>
          </table:table-cell>
          <table:table-cell office:value-type="float" office:value="3.5863">
            <text:p>3.5863</text:p>
          </table:table-cell>
          <table:table-cell office:value-type="float" office:value="241.414">
            <text:p>241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196">
            <text:p>48.2196</text:p>
          </table:table-cell>
          <table:table-cell office:value-type="float" office:value="3.53761">
            <text:p>3.53761</text:p>
          </table:table-cell>
          <table:table-cell office:value-type="float" office:value="241.462">
            <text:p>241.4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514">
            <text:p>48.2514</text:p>
          </table:table-cell>
          <table:table-cell office:value-type="float" office:value="3.49463">
            <text:p>3.49463</text:p>
          </table:table-cell>
          <table:table-cell office:value-type="float" office:value="241.505">
            <text:p>241.5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2823">
            <text:p>48.2823</text:p>
          </table:table-cell>
          <table:table-cell office:value-type="float" office:value="3.45215">
            <text:p>3.45215</text:p>
          </table:table-cell>
          <table:table-cell office:value-type="float" office:value="241.548">
            <text:p>241.5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156">
            <text:p>48.3156</text:p>
          </table:table-cell>
          <table:table-cell office:value-type="float" office:value="3.4055">
            <text:p>3.4055</text:p>
          </table:table-cell>
          <table:table-cell office:value-type="float" office:value="241.594">
            <text:p>241.5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454">
            <text:p>48.3454</text:p>
          </table:table-cell>
          <table:table-cell office:value-type="float" office:value="3.36293">
            <text:p>3.36293</text:p>
          </table:table-cell>
          <table:table-cell office:value-type="float" office:value="241.637">
            <text:p>241.6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3763">
            <text:p>48.3763</text:p>
          </table:table-cell>
          <table:table-cell office:value-type="float" office:value="3.31818">
            <text:p>3.31818</text:p>
          </table:table-cell>
          <table:table-cell office:value-type="float" office:value="241.682">
            <text:p>241.6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064">
            <text:p>48.4064</text:p>
          </table:table-cell>
          <table:table-cell office:value-type="float" office:value="3.27368">
            <text:p>3.27368</text:p>
          </table:table-cell>
          <table:table-cell office:value-type="float" office:value="241.726">
            <text:p>241.7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4">
            <text:p>48.44</text:p>
          </table:table-cell>
          <table:table-cell office:value-type="float" office:value="3.22321">
            <text:p>3.22321</text:p>
          </table:table-cell>
          <table:table-cell office:value-type="float" office:value="241.777">
            <text:p>241.7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4724">
            <text:p>48.4724</text:p>
          </table:table-cell>
          <table:table-cell office:value-type="float" office:value="3.17392">
            <text:p>3.17392</text:p>
          </table:table-cell>
          <table:table-cell office:value-type="float" office:value="241.826">
            <text:p>241.8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038">
            <text:p>48.5038</text:p>
          </table:table-cell>
          <table:table-cell office:value-type="float" office:value="3.12523">
            <text:p>3.12523</text:p>
          </table:table-cell>
          <table:table-cell office:value-type="float" office:value="241.875">
            <text:p>241.8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349">
            <text:p>48.5349</text:p>
          </table:table-cell>
          <table:table-cell office:value-type="float" office:value="3.07639">
            <text:p>3.07639</text:p>
          </table:table-cell>
          <table:table-cell office:value-type="float" office:value="241.924">
            <text:p>241.9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658">
            <text:p>48.5658</text:p>
          </table:table-cell>
          <table:table-cell office:value-type="float" office:value="3.02704">
            <text:p>3.02704</text:p>
          </table:table-cell>
          <table:table-cell office:value-type="float" office:value="241.973">
            <text:p>241.9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5987">
            <text:p>48.5987</text:p>
          </table:table-cell>
          <table:table-cell office:value-type="float" office:value="2.97382">
            <text:p>2.97382</text:p>
          </table:table-cell>
          <table:table-cell office:value-type="float" office:value="242.026">
            <text:p>242.0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289">
            <text:p>48.6289</text:p>
          </table:table-cell>
          <table:table-cell office:value-type="float" office:value="2.92433">
            <text:p>2.92433</text:p>
          </table:table-cell>
          <table:table-cell office:value-type="float" office:value="242.076">
            <text:p>242.0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631">
            <text:p>48.6631</text:p>
          </table:table-cell>
          <table:table-cell office:value-type="float" office:value="2.86755">
            <text:p>2.86755</text:p>
          </table:table-cell>
          <table:table-cell office:value-type="float" office:value="242.132">
            <text:p>242.1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6932">
            <text:p>48.6932</text:p>
          </table:table-cell>
          <table:table-cell office:value-type="float" office:value="2.81674">
            <text:p>2.81674</text:p>
          </table:table-cell>
          <table:table-cell office:value-type="float" office:value="242.183">
            <text:p>242.1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267">
            <text:p>48.7267</text:p>
          </table:table-cell>
          <table:table-cell office:value-type="float" office:value="2.75977">
            <text:p>2.75977</text:p>
          </table:table-cell>
          <table:table-cell office:value-type="float" office:value="242.24">
            <text:p>242.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585">
            <text:p>48.7585</text:p>
          </table:table-cell>
          <table:table-cell office:value-type="float" office:value="2.70485">
            <text:p>2.70485</text:p>
          </table:table-cell>
          <table:table-cell office:value-type="float" office:value="242.295">
            <text:p>242.2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7906">
            <text:p>48.7906</text:p>
          </table:table-cell>
          <table:table-cell office:value-type="float" office:value="2.64861">
            <text:p>2.64861</text:p>
          </table:table-cell>
          <table:table-cell office:value-type="float" office:value="242.351">
            <text:p>242.3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233">
            <text:p>48.8233</text:p>
          </table:table-cell>
          <table:table-cell office:value-type="float" office:value="2.59081">
            <text:p>2.59081</text:p>
          </table:table-cell>
          <table:table-cell office:value-type="float" office:value="242.409">
            <text:p>242.4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546">
            <text:p>48.8546</text:p>
          </table:table-cell>
          <table:table-cell office:value-type="float" office:value="2.53487">
            <text:p>2.53487</text:p>
          </table:table-cell>
          <table:table-cell office:value-type="float" office:value="242.465">
            <text:p>242.4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8842">
            <text:p>48.8842</text:p>
          </table:table-cell>
          <table:table-cell office:value-type="float" office:value="2.48137">
            <text:p>2.48137</text:p>
          </table:table-cell>
          <table:table-cell office:value-type="float" office:value="242.519">
            <text:p>242.5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165">
            <text:p>48.9165</text:p>
          </table:table-cell>
          <table:table-cell office:value-type="float" office:value="2.42256">
            <text:p>2.42256</text:p>
          </table:table-cell>
          <table:table-cell office:value-type="float" office:value="242.577">
            <text:p>242.5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451">
            <text:p>48.9451</text:p>
          </table:table-cell>
          <table:table-cell office:value-type="float" office:value="2.36978">
            <text:p>2.36978</text:p>
          </table:table-cell>
          <table:table-cell office:value-type="float" office:value="242.63">
            <text:p>242.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8.979">
            <text:p>48.979</text:p>
          </table:table-cell>
          <table:table-cell office:value-type="float" office:value="2.30656">
            <text:p>2.30656</text:p>
          </table:table-cell>
          <table:table-cell office:value-type="float" office:value="242.693">
            <text:p>242.6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102">
            <text:p>49.0102</text:p>
          </table:table-cell>
          <table:table-cell office:value-type="float" office:value="2.24785">
            <text:p>2.24785</text:p>
          </table:table-cell>
          <table:table-cell office:value-type="float" office:value="242.752">
            <text:p>242.7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45">
            <text:p>49.045</text:p>
          </table:table-cell>
          <table:table-cell office:value-type="float" office:value="2.18173">
            <text:p>2.18173</text:p>
          </table:table-cell>
          <table:table-cell office:value-type="float" office:value="242.818">
            <text:p>242.8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0746">
            <text:p>49.0746</text:p>
          </table:table-cell>
          <table:table-cell office:value-type="float" office:value="2.12498">
            <text:p>2.12498</text:p>
          </table:table-cell>
          <table:table-cell office:value-type="float" office:value="242.875">
            <text:p>242.8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054">
            <text:p>49.1054</text:p>
          </table:table-cell>
          <table:table-cell office:value-type="float" office:value="2.06538">
            <text:p>2.06538</text:p>
          </table:table-cell>
          <table:table-cell office:value-type="float" office:value="242.935">
            <text:p>242.9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373">
            <text:p>49.1373</text:p>
          </table:table-cell>
          <table:table-cell office:value-type="float" office:value="2.0033">
            <text:p>2.0033</text:p>
          </table:table-cell>
          <table:table-cell office:value-type="float" office:value="242.997">
            <text:p>242.9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69">
            <text:p>49.169</text:p>
          </table:table-cell>
          <table:table-cell office:value-type="float" office:value="1.94096">
            <text:p>1.94096</text:p>
          </table:table-cell>
          <table:table-cell office:value-type="float" office:value="243.059">
            <text:p>243.0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1985">
            <text:p>49.1985</text:p>
          </table:table-cell>
          <table:table-cell office:value-type="float" office:value="1.88255">
            <text:p>1.88255</text:p>
          </table:table-cell>
          <table:table-cell office:value-type="float" office:value="243.117">
            <text:p>243.1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191">
            <text:p>49.2191</text:p>
          </table:table-cell>
          <table:table-cell office:value-type="float" office:value="1.84154">
            <text:p>1.84154</text:p>
          </table:table-cell>
          <table:table-cell office:value-type="float" office:value="243.158">
            <text:p>243.1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521">
            <text:p>49.2521</text:p>
          </table:table-cell>
          <table:table-cell office:value-type="float" office:value="1.77518">
            <text:p>1.77518</text:p>
          </table:table-cell>
          <table:table-cell office:value-type="float" office:value="243.225">
            <text:p>243.225</text:p>
          </table:table-cell>
          <table:table-cell office:value-type="float" office:value="0.887589">
            <text:p>0.8875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2846">
            <text:p>49.2846</text:p>
          </table:table-cell>
          <table:table-cell office:value-type="float" office:value="1.70947">
            <text:p>1.70947</text:p>
          </table:table-cell>
          <table:table-cell office:value-type="float" office:value="243.291">
            <text:p>243.291</text:p>
          </table:table-cell>
          <table:table-cell office:value-type="float" office:value="0.854736">
            <text:p>0.8547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05">
            <text:p>49.305</text:p>
          </table:table-cell>
          <table:table-cell office:value-type="float" office:value="1.66786">
            <text:p>1.66786</text:p>
          </table:table-cell>
          <table:table-cell office:value-type="float" office:value="243.332">
            <text:p>243.332</text:p>
          </table:table-cell>
          <table:table-cell office:value-type="float" office:value="0.833931">
            <text:p>0.8339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385">
            <text:p>49.3385</text:p>
          </table:table-cell>
          <table:table-cell office:value-type="float" office:value="1.59912">
            <text:p>1.59912</text:p>
          </table:table-cell>
          <table:table-cell office:value-type="float" office:value="243.401">
            <text:p>243.401</text:p>
          </table:table-cell>
          <table:table-cell office:value-type="float" office:value="0.799561">
            <text:p>0.7995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3847">
            <text:p>49.3847</text:p>
          </table:table-cell>
          <table:table-cell office:value-type="float" office:value="1.50291">
            <text:p>1.50291</text:p>
          </table:table-cell>
          <table:table-cell office:value-type="float" office:value="243.497">
            <text:p>243.497</text:p>
          </table:table-cell>
          <table:table-cell office:value-type="float" office:value="0.751457">
            <text:p>0.7514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185">
            <text:p>49.4185</text:p>
          </table:table-cell>
          <table:table-cell office:value-type="float" office:value="1.4325">
            <text:p>1.4325</text:p>
          </table:table-cell>
          <table:table-cell office:value-type="float" office:value="243.568">
            <text:p>243.568</text:p>
          </table:table-cell>
          <table:table-cell office:value-type="float" office:value="0.716248">
            <text:p>0.7162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505">
            <text:p>49.4505</text:p>
          </table:table-cell>
          <table:table-cell office:value-type="float" office:value="1.36555">
            <text:p>1.36555</text:p>
          </table:table-cell>
          <table:table-cell office:value-type="float" office:value="243.634">
            <text:p>243.634</text:p>
          </table:table-cell>
          <table:table-cell office:value-type="float" office:value="0.682777">
            <text:p>0.6827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484">
            <text:p>49.484</text:p>
          </table:table-cell>
          <table:table-cell office:value-type="float" office:value="1.29482">
            <text:p>1.29482</text:p>
          </table:table-cell>
          <table:table-cell office:value-type="float" office:value="243.705">
            <text:p>243.705</text:p>
          </table:table-cell>
          <table:table-cell office:value-type="float" office:value="0.647408">
            <text:p>0.6474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136">
            <text:p>49.5136</text:p>
          </table:table-cell>
          <table:table-cell office:value-type="float" office:value="1.23198">
            <text:p>1.23198</text:p>
          </table:table-cell>
          <table:table-cell office:value-type="float" office:value="243.768">
            <text:p>243.768</text:p>
          </table:table-cell>
          <table:table-cell office:value-type="float" office:value="0.61599">
            <text:p>0.615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479">
            <text:p>49.5479</text:p>
          </table:table-cell>
          <table:table-cell office:value-type="float" office:value="1.15849">
            <text:p>1.15849</text:p>
          </table:table-cell>
          <table:table-cell office:value-type="float" office:value="243.842">
            <text:p>243.842</text:p>
          </table:table-cell>
          <table:table-cell office:value-type="float" office:value="0.579247">
            <text:p>0.5792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5802">
            <text:p>49.5802</text:p>
          </table:table-cell>
          <table:table-cell office:value-type="float" office:value="1.08916">
            <text:p>1.08916</text:p>
          </table:table-cell>
          <table:table-cell office:value-type="float" office:value="243.911">
            <text:p>243.911</text:p>
          </table:table-cell>
          <table:table-cell office:value-type="float" office:value="0.544579">
            <text:p>0.5445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148">
            <text:p>49.6148</text:p>
          </table:table-cell>
          <table:table-cell office:value-type="float" office:value="1.0144">
            <text:p>1.0144</text:p>
          </table:table-cell>
          <table:table-cell office:value-type="float" office:value="243.986">
            <text:p>243.986</text:p>
          </table:table-cell>
          <table:table-cell office:value-type="float" office:value="0.507202">
            <text:p>0.5072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476">
            <text:p>49.6476</text:p>
          </table:table-cell>
          <table:table-cell office:value-type="float" office:value="0.943146">
            <text:p>0.943146</text:p>
          </table:table-cell>
          <table:table-cell office:value-type="float" office:value="244.057">
            <text:p>244.057</text:p>
          </table:table-cell>
          <table:table-cell office:value-type="float" office:value="0.471573">
            <text:p>0.4715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6783">
            <text:p>49.6783</text:p>
          </table:table-cell>
          <table:table-cell office:value-type="float" office:value="0.87645">
            <text:p>0.87645</text:p>
          </table:table-cell>
          <table:table-cell office:value-type="float" office:value="244.124">
            <text:p>244.124</text:p>
          </table:table-cell>
          <table:table-cell office:value-type="float" office:value="0.438225">
            <text:p>0.4382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123">
            <text:p>49.7123</text:p>
          </table:table-cell>
          <table:table-cell office:value-type="float" office:value="0.801895">
            <text:p>0.801895</text:p>
          </table:table-cell>
          <table:table-cell office:value-type="float" office:value="244.198">
            <text:p>244.198</text:p>
          </table:table-cell>
          <table:table-cell office:value-type="float" office:value="0.400948">
            <text:p>0.4009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434">
            <text:p>49.7434</text:p>
          </table:table-cell>
          <table:table-cell office:value-type="float" office:value="0.733734">
            <text:p>0.733734</text:p>
          </table:table-cell>
          <table:table-cell office:value-type="float" office:value="244.266">
            <text:p>244.266</text:p>
          </table:table-cell>
          <table:table-cell office:value-type="float" office:value="0.366867">
            <text:p>0.3668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7746">
            <text:p>49.7746</text:p>
          </table:table-cell>
          <table:table-cell office:value-type="float" office:value="0.665024">
            <text:p>0.665024</text:p>
          </table:table-cell>
          <table:table-cell office:value-type="float" office:value="244.335">
            <text:p>244.335</text:p>
          </table:table-cell>
          <table:table-cell office:value-type="float" office:value="0.332512">
            <text:p>0.3325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08">
            <text:p>49.808</text:p>
          </table:table-cell>
          <table:table-cell office:value-type="float" office:value="0.591476">
            <text:p>0.591476</text:p>
          </table:table-cell>
          <table:table-cell office:value-type="float" office:value="244.409">
            <text:p>244.409</text:p>
          </table:table-cell>
          <table:table-cell office:value-type="float" office:value="0.295738">
            <text:p>0.2957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384">
            <text:p>49.8384</text:p>
          </table:table-cell>
          <table:table-cell office:value-type="float" office:value="0.524292">
            <text:p>0.524292</text:p>
          </table:table-cell>
          <table:table-cell office:value-type="float" office:value="244.476">
            <text:p>244.476</text:p>
          </table:table-cell>
          <table:table-cell office:value-type="float" office:value="0.262146">
            <text:p>0.2621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8743">
            <text:p>49.8743</text:p>
          </table:table-cell>
          <table:table-cell office:value-type="float" office:value="0.444916">
            <text:p>0.444916</text:p>
          </table:table-cell>
          <table:table-cell office:value-type="float" office:value="244.555">
            <text:p>244.555</text:p>
          </table:table-cell>
          <table:table-cell office:value-type="float" office:value="0.222458">
            <text:p>0.2224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052">
            <text:p>49.9052</text:p>
          </table:table-cell>
          <table:table-cell office:value-type="float" office:value="0.376678">
            <text:p>0.376678</text:p>
          </table:table-cell>
          <table:table-cell office:value-type="float" office:value="244.623">
            <text:p>244.623</text:p>
          </table:table-cell>
          <table:table-cell office:value-type="float" office:value="0.188339">
            <text:p>0.1883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402">
            <text:p>49.9402</text:p>
          </table:table-cell>
          <table:table-cell office:value-type="float" office:value="0.299286">
            <text:p>0.299286</text:p>
          </table:table-cell>
          <table:table-cell office:value-type="float" office:value="244.701">
            <text:p>244.701</text:p>
          </table:table-cell>
          <table:table-cell office:value-type="float" office:value="0.149643">
            <text:p>0.1496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49.9706">
            <text:p>49.9706</text:p>
          </table:table-cell>
          <table:table-cell office:value-type="float" office:value="0.232513">
            <text:p>0.232513</text:p>
          </table:table-cell>
          <table:table-cell office:value-type="float" office:value="244.767">
            <text:p>244.767</text:p>
          </table:table-cell>
          <table:table-cell office:value-type="float" office:value="0.116257">
            <text:p>0.1162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019">
            <text:p>50.0019</text:p>
          </table:table-cell>
          <table:table-cell office:value-type="float" office:value="0.163513">
            <text:p>0.163513</text:p>
          </table:table-cell>
          <table:table-cell office:value-type="float" office:value="244.836">
            <text:p>244.836</text:p>
          </table:table-cell>
          <table:table-cell office:value-type="float" office:value="0.0817566">
            <text:p>0.08175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368">
            <text:p>50.0368</text:p>
          </table:table-cell>
          <table:table-cell office:value-type="float" office:value="0.0867462">
            <text:p>0.0867462</text:p>
          </table:table-cell>
          <table:table-cell office:value-type="float" office:value="244.913">
            <text:p>244.913</text:p>
          </table:table-cell>
          <table:table-cell office:value-type="float" office:value="0.0433731">
            <text:p>0.04337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0684">
            <text:p>50.0684</text:p>
          </table:table-cell>
          <table:table-cell office:value-type="float" office:value="0.0177155">
            <text:p>0.0177155</text:p>
          </table:table-cell>
          <table:table-cell office:value-type="float" office:value="244.982">
            <text:p>244.982</text:p>
          </table:table-cell>
          <table:table-cell office:value-type="float" office:value="0.00885773">
            <text:p>0.008857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014">
            <text:p>50.1014</text:p>
          </table:table-cell>
          <table:table-cell office:value-type="float" office:value="-0.0541077">
            <text:p>-0.0541077</text:p>
          </table:table-cell>
          <table:table-cell office:value-type="float" office:value="245.054">
            <text:p>245.054</text:p>
          </table:table-cell>
          <table:table-cell office:value-type="float" office:value="-0.0270538">
            <text:p>-0.02705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327">
            <text:p>50.1327</text:p>
          </table:table-cell>
          <table:table-cell office:value-type="float" office:value="-0.121689">
            <text:p>-0.121689</text:p>
          </table:table-cell>
          <table:table-cell office:value-type="float" office:value="245.122">
            <text:p>245.122</text:p>
          </table:table-cell>
          <table:table-cell office:value-type="float" office:value="-0.0608444">
            <text:p>-0.06084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632">
            <text:p>50.1632</text:p>
          </table:table-cell>
          <table:table-cell office:value-type="float" office:value="-0.187424">
            <text:p>-0.187424</text:p>
          </table:table-cell>
          <table:table-cell office:value-type="float" office:value="245.187">
            <text:p>245.187</text:p>
          </table:table-cell>
          <table:table-cell office:value-type="float" office:value="-0.0937119">
            <text:p>-0.09371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1965">
            <text:p>50.1965</text:p>
          </table:table-cell>
          <table:table-cell office:value-type="float" office:value="-0.258591">
            <text:p>-0.258591</text:p>
          </table:table-cell>
          <table:table-cell office:value-type="float" office:value="245.259">
            <text:p>245.259</text:p>
          </table:table-cell>
          <table:table-cell office:value-type="float" office:value="-0.129295">
            <text:p>-0.1292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26">
            <text:p>50.226</text:p>
          </table:table-cell>
          <table:table-cell office:value-type="float" office:value="-0.321075">
            <text:p>-0.321075</text:p>
          </table:table-cell>
          <table:table-cell office:value-type="float" office:value="245.321">
            <text:p>245.321</text:p>
          </table:table-cell>
          <table:table-cell office:value-type="float" office:value="-0.160538">
            <text:p>-0.1605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594">
            <text:p>50.2594</text:p>
          </table:table-cell>
          <table:table-cell office:value-type="float" office:value="-0.391342">
            <text:p>-0.391342</text:p>
          </table:table-cell>
          <table:table-cell office:value-type="float" office:value="245.391">
            <text:p>245.391</text:p>
          </table:table-cell>
          <table:table-cell office:value-type="float" office:value="-0.195671">
            <text:p>-0.1956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2898">
            <text:p>50.2898</text:p>
          </table:table-cell>
          <table:table-cell office:value-type="float" office:value="-0.454605">
            <text:p>-0.454605</text:p>
          </table:table-cell>
          <table:table-cell office:value-type="float" office:value="245.455">
            <text:p>245.455</text:p>
          </table:table-cell>
          <table:table-cell office:value-type="float" office:value="-0.227303">
            <text:p>-0.2273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236">
            <text:p>50.3236</text:p>
          </table:table-cell>
          <table:table-cell office:value-type="float" office:value="-0.524551">
            <text:p>-0.524551</text:p>
          </table:table-cell>
          <table:table-cell office:value-type="float" office:value="245.525">
            <text:p>245.525</text:p>
          </table:table-cell>
          <table:table-cell office:value-type="float" office:value="-0.262276">
            <text:p>-0.2622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533">
            <text:p>50.3533</text:p>
          </table:table-cell>
          <table:table-cell office:value-type="float" office:value="-0.585022">
            <text:p>-0.585022</text:p>
          </table:table-cell>
          <table:table-cell office:value-type="float" office:value="245.585">
            <text:p>245.585</text:p>
          </table:table-cell>
          <table:table-cell office:value-type="float" office:value="-0.292511">
            <text:p>-0.2925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3835">
            <text:p>50.3835</text:p>
          </table:table-cell>
          <table:table-cell office:value-type="float" office:value="-0.645996">
            <text:p>-0.645996</text:p>
          </table:table-cell>
          <table:table-cell office:value-type="float" office:value="245.646">
            <text:p>245.646</text:p>
          </table:table-cell>
          <table:table-cell office:value-type="float" office:value="-0.322998">
            <text:p>-0.3229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173">
            <text:p>50.4173</text:p>
          </table:table-cell>
          <table:table-cell office:value-type="float" office:value="-0.713211">
            <text:p>-0.713211</text:p>
          </table:table-cell>
          <table:table-cell office:value-type="float" office:value="245.713">
            <text:p>245.713</text:p>
          </table:table-cell>
          <table:table-cell office:value-type="float" office:value="-0.356606">
            <text:p>-0.3566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491">
            <text:p>50.4491</text:p>
          </table:table-cell>
          <table:table-cell office:value-type="float" office:value="-0.77565">
            <text:p>-0.77565</text:p>
          </table:table-cell>
          <table:table-cell office:value-type="float" office:value="245.776">
            <text:p>245.776</text:p>
          </table:table-cell>
          <table:table-cell office:value-type="float" office:value="-0.387825">
            <text:p>-0.3878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4824">
            <text:p>50.4824</text:p>
          </table:table-cell>
          <table:table-cell office:value-type="float" office:value="-0.840195">
            <text:p>-0.840195</text:p>
          </table:table-cell>
          <table:table-cell office:value-type="float" office:value="245.84">
            <text:p>245.84</text:p>
          </table:table-cell>
          <table:table-cell office:value-type="float" office:value="-0.420097">
            <text:p>-0.4200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13">
            <text:p>50.513</text:p>
          </table:table-cell>
          <table:table-cell office:value-type="float" office:value="-0.898499">
            <text:p>-0.898499</text:p>
          </table:table-cell>
          <table:table-cell office:value-type="float" office:value="245.898">
            <text:p>245.898</text:p>
          </table:table-cell>
          <table:table-cell office:value-type="float" office:value="-0.449249">
            <text:p>-0.4492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451">
            <text:p>50.5451</text:p>
          </table:table-cell>
          <table:table-cell office:value-type="float" office:value="-0.958557">
            <text:p>-0.958557</text:p>
          </table:table-cell>
          <table:table-cell office:value-type="float" office:value="245.959">
            <text:p>245.959</text:p>
          </table:table-cell>
          <table:table-cell office:value-type="float" office:value="-0.479279">
            <text:p>-0.4792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5753">
            <text:p>50.5753</text:p>
          </table:table-cell>
          <table:table-cell office:value-type="float" office:value="-1.01428">
            <text:p>-1.01428</text:p>
          </table:table-cell>
          <table:table-cell office:value-type="float" office:value="246.014">
            <text:p>246.014</text:p>
          </table:table-cell>
          <table:table-cell office:value-type="float" office:value="-0.507141">
            <text:p>-0.5071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068">
            <text:p>50.6068</text:p>
          </table:table-cell>
          <table:table-cell office:value-type="float" office:value="-1.07114">
            <text:p>-1.07114</text:p>
          </table:table-cell>
          <table:table-cell office:value-type="float" office:value="246.071">
            <text:p>246.071</text:p>
          </table:table-cell>
          <table:table-cell office:value-type="float" office:value="-0.535568">
            <text:p>-0.5355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421">
            <text:p>50.6421</text:p>
          </table:table-cell>
          <table:table-cell office:value-type="float" office:value="-1.13368">
            <text:p>-1.13368</text:p>
          </table:table-cell>
          <table:table-cell office:value-type="float" office:value="246.134">
            <text:p>246.134</text:p>
          </table:table-cell>
          <table:table-cell office:value-type="float" office:value="-0.566841">
            <text:p>-0.5668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674">
            <text:p>50.674</text:p>
          </table:table-cell>
          <table:table-cell office:value-type="float" office:value="-1.18916">
            <text:p>-1.18916</text:p>
          </table:table-cell>
          <table:table-cell office:value-type="float" office:value="246.189">
            <text:p>246.189</text:p>
          </table:table-cell>
          <table:table-cell office:value-type="float" office:value="-0.594582">
            <text:p>-0.5945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088">
            <text:p>50.7088</text:p>
          </table:table-cell>
          <table:table-cell office:value-type="float" office:value="-1.24823">
            <text:p>-1.24823</text:p>
          </table:table-cell>
          <table:table-cell office:value-type="float" office:value="246.248">
            <text:p>246.248</text:p>
          </table:table-cell>
          <table:table-cell office:value-type="float" office:value="-0.624115">
            <text:p>-0.6241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394">
            <text:p>50.7394</text:p>
          </table:table-cell>
          <table:table-cell office:value-type="float" office:value="-1.29903">
            <text:p>-1.29903</text:p>
          </table:table-cell>
          <table:table-cell office:value-type="float" office:value="246.299">
            <text:p>246.299</text:p>
          </table:table-cell>
          <table:table-cell office:value-type="float" office:value="-0.649513">
            <text:p>-0.6495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7718">
            <text:p>50.7718</text:p>
          </table:table-cell>
          <table:table-cell office:value-type="float" office:value="-1.35141">
            <text:p>-1.35141</text:p>
          </table:table-cell>
          <table:table-cell office:value-type="float" office:value="246.351">
            <text:p>246.351</text:p>
          </table:table-cell>
          <table:table-cell office:value-type="float" office:value="-0.675705">
            <text:p>-0.6757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029">
            <text:p>50.8029</text:p>
          </table:table-cell>
          <table:table-cell office:value-type="float" office:value="-1.40056">
            <text:p>-1.40056</text:p>
          </table:table-cell>
          <table:table-cell office:value-type="float" office:value="246.401">
            <text:p>246.401</text:p>
          </table:table-cell>
          <table:table-cell office:value-type="float" office:value="-0.700279">
            <text:p>-0.7002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322">
            <text:p>50.8322</text:p>
          </table:table-cell>
          <table:table-cell office:value-type="float" office:value="-1.44585">
            <text:p>-1.44585</text:p>
          </table:table-cell>
          <table:table-cell office:value-type="float" office:value="246.446">
            <text:p>246.446</text:p>
          </table:table-cell>
          <table:table-cell office:value-type="float" office:value="-0.722923">
            <text:p>-0.7229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672">
            <text:p>50.8672</text:p>
          </table:table-cell>
          <table:table-cell office:value-type="float" office:value="-1.49829">
            <text:p>-1.49829</text:p>
          </table:table-cell>
          <table:table-cell office:value-type="float" office:value="246.498">
            <text:p>246.498</text:p>
          </table:table-cell>
          <table:table-cell office:value-type="float" office:value="-0.749146">
            <text:p>-0.7491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8977">
            <text:p>50.8977</text:p>
          </table:table-cell>
          <table:table-cell office:value-type="float" office:value="-1.54276">
            <text:p>-1.54276</text:p>
          </table:table-cell>
          <table:table-cell office:value-type="float" office:value="246.543">
            <text:p>246.543</text:p>
          </table:table-cell>
          <table:table-cell office:value-type="float" office:value="-0.771378">
            <text:p>-0.7713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317">
            <text:p>50.9317</text:p>
          </table:table-cell>
          <table:table-cell office:value-type="float" office:value="-1.59084">
            <text:p>-1.59084</text:p>
          </table:table-cell>
          <table:table-cell office:value-type="float" office:value="246.591">
            <text:p>246.591</text:p>
          </table:table-cell>
          <table:table-cell office:value-type="float" office:value="-0.795418">
            <text:p>-0.7954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626">
            <text:p>50.9626</text:p>
          </table:table-cell>
          <table:table-cell office:value-type="float" office:value="-1.63321">
            <text:p>-1.63321</text:p>
          </table:table-cell>
          <table:table-cell office:value-type="float" office:value="246.633">
            <text:p>246.633</text:p>
          </table:table-cell>
          <table:table-cell office:value-type="float" office:value="-0.816605">
            <text:p>-0.8166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0.9936">
            <text:p>50.9936</text:p>
          </table:table-cell>
          <table:table-cell office:value-type="float" office:value="-1.6745">
            <text:p>-1.6745</text:p>
          </table:table-cell>
          <table:table-cell office:value-type="float" office:value="246.674">
            <text:p>246.674</text:p>
          </table:table-cell>
          <table:table-cell office:value-type="float" office:value="-0.83725">
            <text:p>-0.837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28">
            <text:p>51.028</text:p>
          </table:table-cell>
          <table:table-cell office:value-type="float" office:value="-1.71867">
            <text:p>-1.71867</text:p>
          </table:table-cell>
          <table:table-cell office:value-type="float" office:value="246.719">
            <text:p>246.719</text:p>
          </table:table-cell>
          <table:table-cell office:value-type="float" office:value="-0.859337">
            <text:p>-0.8593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588">
            <text:p>51.0588</text:p>
          </table:table-cell>
          <table:table-cell office:value-type="float" office:value="-1.75685">
            <text:p>-1.75685</text:p>
          </table:table-cell>
          <table:table-cell office:value-type="float" office:value="246.757">
            <text:p>246.757</text:p>
          </table:table-cell>
          <table:table-cell office:value-type="float" office:value="-0.878426">
            <text:p>-0.8784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0913">
            <text:p>51.0913</text:p>
          </table:table-cell>
          <table:table-cell office:value-type="float" office:value="-1.79585">
            <text:p>-1.79585</text:p>
          </table:table-cell>
          <table:table-cell office:value-type="float" office:value="246.796">
            <text:p>246.796</text:p>
          </table:table-cell>
          <table:table-cell office:value-type="float" office:value="-0.897926">
            <text:p>-0.8979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223">
            <text:p>51.1223</text:p>
          </table:table-cell>
          <table:table-cell office:value-type="float" office:value="-1.8316">
            <text:p>-1.8316</text:p>
          </table:table-cell>
          <table:table-cell office:value-type="float" office:value="246.832">
            <text:p>246.8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56">
            <text:p>51.156</text:p>
          </table:table-cell>
          <table:table-cell office:value-type="float" office:value="-1.86877">
            <text:p>-1.86877</text:p>
          </table:table-cell>
          <table:table-cell office:value-type="float" office:value="246.869">
            <text:p>246.86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1869">
            <text:p>51.1869</text:p>
          </table:table-cell>
          <table:table-cell office:value-type="float" office:value="-1.9016">
            <text:p>-1.9016</text:p>
          </table:table-cell>
          <table:table-cell office:value-type="float" office:value="246.902">
            <text:p>246.9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174">
            <text:p>51.2174</text:p>
          </table:table-cell>
          <table:table-cell office:value-type="float" office:value="-1.9326">
            <text:p>-1.9326</text:p>
          </table:table-cell>
          <table:table-cell office:value-type="float" office:value="246.933">
            <text:p>246.9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516">
            <text:p>51.2516</text:p>
          </table:table-cell>
          <table:table-cell office:value-type="float" office:value="-1.9659">
            <text:p>-1.9659</text:p>
          </table:table-cell>
          <table:table-cell office:value-type="float" office:value="246.966">
            <text:p>246.9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2829">
            <text:p>51.2829</text:p>
          </table:table-cell>
          <table:table-cell office:value-type="float" office:value="-1.99492">
            <text:p>-1.99492</text:p>
          </table:table-cell>
          <table:table-cell office:value-type="float" office:value="246.995">
            <text:p>246.9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159">
            <text:p>51.3159</text:p>
          </table:table-cell>
          <table:table-cell office:value-type="float" office:value="-2.024">
            <text:p>-2.024</text:p>
          </table:table-cell>
          <table:table-cell office:value-type="float" office:value="247.024">
            <text:p>247.0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495">
            <text:p>51.3495</text:p>
          </table:table-cell>
          <table:table-cell office:value-type="float" office:value="-2.05196">
            <text:p>-2.05196</text:p>
          </table:table-cell>
          <table:table-cell office:value-type="float" office:value="247.052">
            <text:p>247.0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3792">
            <text:p>51.3792</text:p>
          </table:table-cell>
          <table:table-cell office:value-type="float" office:value="-2.07542">
            <text:p>-2.07542</text:p>
          </table:table-cell>
          <table:table-cell office:value-type="float" office:value="247.075">
            <text:p>247.07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001">
            <text:p>51.4001</text:p>
          </table:table-cell>
          <table:table-cell office:value-type="float" office:value="-2.09116">
            <text:p>-2.09116</text:p>
          </table:table-cell>
          <table:table-cell office:value-type="float" office:value="247.091">
            <text:p>247.0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361">
            <text:p>51.4361</text:p>
          </table:table-cell>
          <table:table-cell office:value-type="float" office:value="-2.11687">
            <text:p>-2.11687</text:p>
          </table:table-cell>
          <table:table-cell office:value-type="float" office:value="247.117">
            <text:p>247.1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657">
            <text:p>51.4657</text:p>
          </table:table-cell>
          <table:table-cell office:value-type="float" office:value="-2.13666">
            <text:p>-2.13666</text:p>
          </table:table-cell>
          <table:table-cell office:value-type="float" office:value="247.137">
            <text:p>247.1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4994">
            <text:p>51.4994</text:p>
          </table:table-cell>
          <table:table-cell office:value-type="float" office:value="-2.15764">
            <text:p>-2.15764</text:p>
          </table:table-cell>
          <table:table-cell office:value-type="float" office:value="247.158">
            <text:p>247.1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326">
            <text:p>51.5326</text:p>
          </table:table-cell>
          <table:table-cell office:value-type="float" office:value="-2.17683">
            <text:p>-2.17683</text:p>
          </table:table-cell>
          <table:table-cell office:value-type="float" office:value="247.177">
            <text:p>247.1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639">
            <text:p>51.5639</text:p>
          </table:table-cell>
          <table:table-cell office:value-type="float" office:value="-2.19362">
            <text:p>-2.19362</text:p>
          </table:table-cell>
          <table:table-cell office:value-type="float" office:value="247.194">
            <text:p>247.1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5971">
            <text:p>51.5971</text:p>
          </table:table-cell>
          <table:table-cell office:value-type="float" office:value="-2.2099">
            <text:p>-2.2099</text:p>
          </table:table-cell>
          <table:table-cell office:value-type="float" office:value="247.21">
            <text:p>247.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28">
            <text:p>51.628</text:p>
          </table:table-cell>
          <table:table-cell office:value-type="float" office:value="-2.22362">
            <text:p>-2.22362</text:p>
          </table:table-cell>
          <table:table-cell office:value-type="float" office:value="247.224">
            <text:p>247.2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6">
            <text:p>51.66</text:p>
          </table:table-cell>
          <table:table-cell office:value-type="float" office:value="-2.23657">
            <text:p>-2.23657</text:p>
          </table:table-cell>
          <table:table-cell office:value-type="float" office:value="247.237">
            <text:p>247.2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6909">
            <text:p>51.6909</text:p>
          </table:table-cell>
          <table:table-cell office:value-type="float" office:value="-2.24773">
            <text:p>-2.24773</text:p>
          </table:table-cell>
          <table:table-cell office:value-type="float" office:value="247.248">
            <text:p>247.2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202">
            <text:p>51.7202</text:p>
          </table:table-cell>
          <table:table-cell office:value-type="float" office:value="-2.25717">
            <text:p>-2.25717</text:p>
          </table:table-cell>
          <table:table-cell office:value-type="float" office:value="247.257">
            <text:p>247.2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404">
            <text:p>51.7404</text:p>
          </table:table-cell>
          <table:table-cell office:value-type="float" office:value="-2.26305">
            <text:p>-2.26305</text:p>
          </table:table-cell>
          <table:table-cell office:value-type="float" office:value="247.263">
            <text:p>247.2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7697">
            <text:p>51.7697</text:p>
          </table:table-cell>
          <table:table-cell office:value-type="float" office:value="-2.27055">
            <text:p>-2.27055</text:p>
          </table:table-cell>
          <table:table-cell office:value-type="float" office:value="247.271">
            <text:p>247.27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005">
            <text:p>51.8005</text:p>
          </table:table-cell>
          <table:table-cell office:value-type="float" office:value="-2.27725">
            <text:p>-2.27725</text:p>
          </table:table-cell>
          <table:table-cell office:value-type="float" office:value="247.277">
            <text:p>247.2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343">
            <text:p>51.8343</text:p>
          </table:table-cell>
          <table:table-cell office:value-type="float" office:value="-2.28325">
            <text:p>-2.28325</text:p>
          </table:table-cell>
          <table:table-cell office:value-type="float" office:value="247.283">
            <text:p>247.2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644">
            <text:p>51.8644</text:p>
          </table:table-cell>
          <table:table-cell office:value-type="float" office:value="-2.28737">
            <text:p>-2.28737</text:p>
          </table:table-cell>
          <table:table-cell office:value-type="float" office:value="247.287">
            <text:p>247.2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8974">
            <text:p>51.8974</text:p>
          </table:table-cell>
          <table:table-cell office:value-type="float" office:value="-2.29056">
            <text:p>-2.29056</text:p>
          </table:table-cell>
          <table:table-cell office:value-type="float" office:value="247.291">
            <text:p>247.2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298">
            <text:p>51.9298</text:p>
          </table:table-cell>
          <table:table-cell office:value-type="float" office:value="-2.29239">
            <text:p>-2.29239</text:p>
          </table:table-cell>
          <table:table-cell office:value-type="float" office:value="247.292">
            <text:p>247.2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602">
            <text:p>51.9602</text:p>
          </table:table-cell>
          <table:table-cell office:value-type="float" office:value="-2.29297">
            <text:p>-2.29297</text:p>
          </table:table-cell>
          <table:table-cell office:value-type="float" office:value="247.293">
            <text:p>247.2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1.9956">
            <text:p>51.9956</text:p>
          </table:table-cell>
          <table:table-cell office:value-type="float" office:value="-2.29219">
            <text:p>-2.29219</text:p>
          </table:table-cell>
          <table:table-cell office:value-type="float" office:value="247.292">
            <text:p>247.2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282">
            <text:p>52.0282</text:p>
          </table:table-cell>
          <table:table-cell office:value-type="float" office:value="-2.29019">
            <text:p>-2.29019</text:p>
          </table:table-cell>
          <table:table-cell office:value-type="float" office:value="247.29">
            <text:p>247.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642">
            <text:p>52.0642</text:p>
          </table:table-cell>
          <table:table-cell office:value-type="float" office:value="-2.28653">
            <text:p>-2.28653</text:p>
          </table:table-cell>
          <table:table-cell office:value-type="float" office:value="247.287">
            <text:p>247.2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0966">
            <text:p>52.0966</text:p>
          </table:table-cell>
          <table:table-cell office:value-type="float" office:value="-2.28194">
            <text:p>-2.28194</text:p>
          </table:table-cell>
          <table:table-cell office:value-type="float" office:value="247.282">
            <text:p>247.2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291">
            <text:p>52.1291</text:p>
          </table:table-cell>
          <table:table-cell office:value-type="float" office:value="-2.27606">
            <text:p>-2.27606</text:p>
          </table:table-cell>
          <table:table-cell office:value-type="float" office:value="247.276">
            <text:p>247.2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656">
            <text:p>52.1656</text:p>
          </table:table-cell>
          <table:table-cell office:value-type="float" office:value="-2.26816">
            <text:p>-2.26816</text:p>
          </table:table-cell>
          <table:table-cell office:value-type="float" office:value="247.268">
            <text:p>247.26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1977">
            <text:p>52.1977</text:p>
          </table:table-cell>
          <table:table-cell office:value-type="float" office:value="-2.25998">
            <text:p>-2.25998</text:p>
          </table:table-cell>
          <table:table-cell office:value-type="float" office:value="247.26">
            <text:p>247.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32">
            <text:p>52.232</text:p>
          </table:table-cell>
          <table:table-cell office:value-type="float" office:value="-2.24997">
            <text:p>-2.24997</text:p>
          </table:table-cell>
          <table:table-cell office:value-type="float" office:value="247.25">
            <text:p>247.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641">
            <text:p>52.2641</text:p>
          </table:table-cell>
          <table:table-cell office:value-type="float" office:value="-2.23953">
            <text:p>-2.23953</text:p>
          </table:table-cell>
          <table:table-cell office:value-type="float" office:value="247.24">
            <text:p>247.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2937">
            <text:p>52.2937</text:p>
          </table:table-cell>
          <table:table-cell office:value-type="float" office:value="-2.22899">
            <text:p>-2.22899</text:p>
          </table:table-cell>
          <table:table-cell office:value-type="float" office:value="247.229">
            <text:p>247.2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268">
            <text:p>52.3268</text:p>
          </table:table-cell>
          <table:table-cell office:value-type="float" office:value="-2.21597">
            <text:p>-2.21597</text:p>
          </table:table-cell>
          <table:table-cell office:value-type="float" office:value="247.216">
            <text:p>247.21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571">
            <text:p>52.3571</text:p>
          </table:table-cell>
          <table:table-cell office:value-type="float" office:value="-2.20322">
            <text:p>-2.20322</text:p>
          </table:table-cell>
          <table:table-cell office:value-type="float" office:value="247.203">
            <text:p>247.2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3882">
            <text:p>52.3882</text:p>
          </table:table-cell>
          <table:table-cell office:value-type="float" office:value="-2.18915">
            <text:p>-2.18915</text:p>
          </table:table-cell>
          <table:table-cell office:value-type="float" office:value="247.189">
            <text:p>247.1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214">
            <text:p>52.4214</text:p>
          </table:table-cell>
          <table:table-cell office:value-type="float" office:value="-2.17303">
            <text:p>-2.17303</text:p>
          </table:table-cell>
          <table:table-cell office:value-type="float" office:value="247.173">
            <text:p>247.1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517">
            <text:p>52.4517</text:p>
          </table:table-cell>
          <table:table-cell office:value-type="float" office:value="-2.15746">
            <text:p>-2.15746</text:p>
          </table:table-cell>
          <table:table-cell office:value-type="float" office:value="247.157">
            <text:p>247.15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4824">
            <text:p>52.4824</text:p>
          </table:table-cell>
          <table:table-cell office:value-type="float" office:value="-2.14075">
            <text:p>-2.14075</text:p>
          </table:table-cell>
          <table:table-cell office:value-type="float" office:value="247.141">
            <text:p>247.1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18">
            <text:p>52.518</text:p>
          </table:table-cell>
          <table:table-cell office:value-type="float" office:value="-2.12025">
            <text:p>-2.12025</text:p>
          </table:table-cell>
          <table:table-cell office:value-type="float" office:value="247.12">
            <text:p>247.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487">
            <text:p>52.5487</text:p>
          </table:table-cell>
          <table:table-cell office:value-type="float" office:value="-2.10173">
            <text:p>-2.10173</text:p>
          </table:table-cell>
          <table:table-cell office:value-type="float" office:value="247.102">
            <text:p>247.1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58">
            <text:p>52.58</text:p>
          </table:table-cell>
          <table:table-cell office:value-type="float" office:value="-2.08186">
            <text:p>-2.08186</text:p>
          </table:table-cell>
          <table:table-cell office:value-type="float" office:value="247.082">
            <text:p>247.0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11">
            <text:p>52.611</text:p>
          </table:table-cell>
          <table:table-cell office:value-type="float" office:value="-2.06148">
            <text:p>-2.06148</text:p>
          </table:table-cell>
          <table:table-cell office:value-type="float" office:value="247.061">
            <text:p>247.0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408">
            <text:p>52.6408</text:p>
          </table:table-cell>
          <table:table-cell office:value-type="float" office:value="-2.04111">
            <text:p>-2.04111</text:p>
          </table:table-cell>
          <table:table-cell office:value-type="float" office:value="247.041">
            <text:p>247.0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675">
            <text:p>52.675</text:p>
          </table:table-cell>
          <table:table-cell office:value-type="float" office:value="-2.01669">
            <text:p>-2.01669</text:p>
          </table:table-cell>
          <table:table-cell office:value-type="float" office:value="247.017">
            <text:p>247.0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077">
            <text:p>52.7077</text:p>
          </table:table-cell>
          <table:table-cell office:value-type="float" office:value="-1.99257">
            <text:p>-1.99257</text:p>
          </table:table-cell>
          <table:table-cell office:value-type="float" office:value="246.993">
            <text:p>246.9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378">
            <text:p>52.7378</text:p>
          </table:table-cell>
          <table:table-cell office:value-type="float" office:value="-1.96956">
            <text:p>-1.96956</text:p>
          </table:table-cell>
          <table:table-cell office:value-type="float" office:value="246.97">
            <text:p>246.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7727">
            <text:p>52.7727</text:p>
          </table:table-cell>
          <table:table-cell office:value-type="float" office:value="-1.94199">
            <text:p>-1.94199</text:p>
          </table:table-cell>
          <table:table-cell office:value-type="float" office:value="246.942">
            <text:p>246.9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026">
            <text:p>52.8026</text:p>
          </table:table-cell>
          <table:table-cell office:value-type="float" office:value="-1.91769">
            <text:p>-1.91769</text:p>
          </table:table-cell>
          <table:table-cell office:value-type="float" office:value="246.918">
            <text:p>246.9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327">
            <text:p>52.8327</text:p>
          </table:table-cell>
          <table:table-cell office:value-type="float" office:value="-1.89252">
            <text:p>-1.89252</text:p>
          </table:table-cell>
          <table:table-cell office:value-type="float" office:value="246.893">
            <text:p>246.8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654">
            <text:p>52.8654</text:p>
          </table:table-cell>
          <table:table-cell office:value-type="float" office:value="-1.8644">
            <text:p>-1.8644</text:p>
          </table:table-cell>
          <table:table-cell office:value-type="float" office:value="246.864">
            <text:p>246.8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8958">
            <text:p>52.8958</text:p>
          </table:table-cell>
          <table:table-cell office:value-type="float" office:value="-1.83762">
            <text:p>-1.83762</text:p>
          </table:table-cell>
          <table:table-cell office:value-type="float" office:value="246.838">
            <text:p>246.8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254">
            <text:p>52.9254</text:p>
          </table:table-cell>
          <table:table-cell office:value-type="float" office:value="-1.81084">
            <text:p>-1.81084</text:p>
          </table:table-cell>
          <table:table-cell office:value-type="float" office:value="246.811">
            <text:p>246.8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59">
            <text:p>52.959</text:p>
          </table:table-cell>
          <table:table-cell office:value-type="float" office:value="-1.77982">
            <text:p>-1.77982</text:p>
          </table:table-cell>
          <table:table-cell office:value-type="float" office:value="246.78">
            <text:p>246.78</text:p>
          </table:table-cell>
          <table:table-cell office:value-type="float" office:value="-0.889908">
            <text:p>-0.8899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2.9832">
            <text:p>52.9832</text:p>
          </table:table-cell>
          <table:table-cell office:value-type="float" office:value="-1.75687">
            <text:p>-1.75687</text:p>
          </table:table-cell>
          <table:table-cell office:value-type="float" office:value="246.757">
            <text:p>246.757</text:p>
          </table:table-cell>
          <table:table-cell office:value-type="float" office:value="-0.878433">
            <text:p>-0.8784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152">
            <text:p>53.0152</text:p>
          </table:table-cell>
          <table:table-cell office:value-type="float" office:value="-1.72607">
            <text:p>-1.72607</text:p>
          </table:table-cell>
          <table:table-cell office:value-type="float" office:value="246.726">
            <text:p>246.726</text:p>
          </table:table-cell>
          <table:table-cell office:value-type="float" office:value="-0.863037">
            <text:p>-0.8630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465">
            <text:p>53.0465</text:p>
          </table:table-cell>
          <table:table-cell office:value-type="float" office:value="-1.69531">
            <text:p>-1.69531</text:p>
          </table:table-cell>
          <table:table-cell office:value-type="float" office:value="246.695">
            <text:p>246.695</text:p>
          </table:table-cell>
          <table:table-cell office:value-type="float" office:value="-0.847656">
            <text:p>-0.8476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0801">
            <text:p>53.0801</text:p>
          </table:table-cell>
          <table:table-cell office:value-type="float" office:value="-1.66161">
            <text:p>-1.66161</text:p>
          </table:table-cell>
          <table:table-cell office:value-type="float" office:value="246.662">
            <text:p>246.662</text:p>
          </table:table-cell>
          <table:table-cell office:value-type="float" office:value="-0.830803">
            <text:p>-0.8308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116">
            <text:p>53.1116</text:p>
          </table:table-cell>
          <table:table-cell office:value-type="float" office:value="-1.62939">
            <text:p>-1.62939</text:p>
          </table:table-cell>
          <table:table-cell office:value-type="float" office:value="246.629">
            <text:p>246.629</text:p>
          </table:table-cell>
          <table:table-cell office:value-type="float" office:value="-0.814697">
            <text:p>-0.8146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427">
            <text:p>53.1427</text:p>
          </table:table-cell>
          <table:table-cell office:value-type="float" office:value="-1.59711">
            <text:p>-1.59711</text:p>
          </table:table-cell>
          <table:table-cell office:value-type="float" office:value="246.597">
            <text:p>246.597</text:p>
          </table:table-cell>
          <table:table-cell office:value-type="float" office:value="-0.798553">
            <text:p>-0.7985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1726">
            <text:p>53.1726</text:p>
          </table:table-cell>
          <table:table-cell office:value-type="float" office:value="-1.56546">
            <text:p>-1.56546</text:p>
          </table:table-cell>
          <table:table-cell office:value-type="float" office:value="246.565">
            <text:p>246.565</text:p>
          </table:table-cell>
          <table:table-cell office:value-type="float" office:value="-0.78273">
            <text:p>-0.782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031">
            <text:p>53.2031</text:p>
          </table:table-cell>
          <table:table-cell office:value-type="float" office:value="-1.53265">
            <text:p>-1.53265</text:p>
          </table:table-cell>
          <table:table-cell office:value-type="float" office:value="246.533">
            <text:p>246.533</text:p>
          </table:table-cell>
          <table:table-cell office:value-type="float" office:value="-0.766327">
            <text:p>-0.7663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327">
            <text:p>53.2327</text:p>
          </table:table-cell>
          <table:table-cell office:value-type="float" office:value="-1.5004">
            <text:p>-1.5004</text:p>
          </table:table-cell>
          <table:table-cell office:value-type="float" office:value="246.5">
            <text:p>246.5</text:p>
          </table:table-cell>
          <table:table-cell office:value-type="float" office:value="-0.750198">
            <text:p>-0.7501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624">
            <text:p>53.2624</text:p>
          </table:table-cell>
          <table:table-cell office:value-type="float" office:value="-1.46751">
            <text:p>-1.46751</text:p>
          </table:table-cell>
          <table:table-cell office:value-type="float" office:value="246.468">
            <text:p>246.468</text:p>
          </table:table-cell>
          <table:table-cell office:value-type="float" office:value="-0.733757">
            <text:p>-0.7337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2997">
            <text:p>53.2997</text:p>
          </table:table-cell>
          <table:table-cell office:value-type="float" office:value="-1.42545">
            <text:p>-1.42545</text:p>
          </table:table-cell>
          <table:table-cell office:value-type="float" office:value="246.425">
            <text:p>246.425</text:p>
          </table:table-cell>
          <table:table-cell office:value-type="float" office:value="-0.712723">
            <text:p>-0.7127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315">
            <text:p>53.3315</text:p>
          </table:table-cell>
          <table:table-cell office:value-type="float" office:value="-1.38911">
            <text:p>-1.38911</text:p>
          </table:table-cell>
          <table:table-cell office:value-type="float" office:value="246.389">
            <text:p>246.389</text:p>
          </table:table-cell>
          <table:table-cell office:value-type="float" office:value="-0.694557">
            <text:p>-0.6945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622">
            <text:p>53.3622</text:p>
          </table:table-cell>
          <table:table-cell office:value-type="float" office:value="-1.35364">
            <text:p>-1.35364</text:p>
          </table:table-cell>
          <table:table-cell office:value-type="float" office:value="246.354">
            <text:p>246.354</text:p>
          </table:table-cell>
          <table:table-cell office:value-type="float" office:value="-0.676819">
            <text:p>-0.6768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3925">
            <text:p>53.3925</text:p>
          </table:table-cell>
          <table:table-cell office:value-type="float" office:value="-1.31799">
            <text:p>-1.31799</text:p>
          </table:table-cell>
          <table:table-cell office:value-type="float" office:value="246.318">
            <text:p>246.318</text:p>
          </table:table-cell>
          <table:table-cell office:value-type="float" office:value="-0.658997">
            <text:p>-0.6589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27">
            <text:p>53.427</text:p>
          </table:table-cell>
          <table:table-cell office:value-type="float" office:value="-1.27693">
            <text:p>-1.27693</text:p>
          </table:table-cell>
          <table:table-cell office:value-type="float" office:value="246.277">
            <text:p>246.277</text:p>
          </table:table-cell>
          <table:table-cell office:value-type="float" office:value="-0.638466">
            <text:p>-0.6384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604">
            <text:p>53.4604</text:p>
          </table:table-cell>
          <table:table-cell office:value-type="float" office:value="-1.23672">
            <text:p>-1.23672</text:p>
          </table:table-cell>
          <table:table-cell office:value-type="float" office:value="246.237">
            <text:p>246.237</text:p>
          </table:table-cell>
          <table:table-cell office:value-type="float" office:value="-0.618362">
            <text:p>-0.6183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4899">
            <text:p>53.4899</text:p>
          </table:table-cell>
          <table:table-cell office:value-type="float" office:value="-1.20084">
            <text:p>-1.20084</text:p>
          </table:table-cell>
          <table:table-cell office:value-type="float" office:value="246.201">
            <text:p>246.201</text:p>
          </table:table-cell>
          <table:table-cell office:value-type="float" office:value="-0.600418">
            <text:p>-0.6004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204">
            <text:p>53.5204</text:p>
          </table:table-cell>
          <table:table-cell office:value-type="float" office:value="-1.16341">
            <text:p>-1.16341</text:p>
          </table:table-cell>
          <table:table-cell office:value-type="float" office:value="246.163">
            <text:p>246.163</text:p>
          </table:table-cell>
          <table:table-cell office:value-type="float" office:value="-0.581703">
            <text:p>-0.5817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406">
            <text:p>53.5406</text:p>
          </table:table-cell>
          <table:table-cell office:value-type="float" office:value="-1.13823">
            <text:p>-1.13823</text:p>
          </table:table-cell>
          <table:table-cell office:value-type="float" office:value="246.138">
            <text:p>246.138</text:p>
          </table:table-cell>
          <table:table-cell office:value-type="float" office:value="-0.569115">
            <text:p>-0.5691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5735">
            <text:p>53.5735</text:p>
          </table:table-cell>
          <table:table-cell office:value-type="float" office:value="-1.09711">
            <text:p>-1.09711</text:p>
          </table:table-cell>
          <table:table-cell office:value-type="float" office:value="246.097">
            <text:p>246.097</text:p>
          </table:table-cell>
          <table:table-cell office:value-type="float" office:value="-0.548553">
            <text:p>-0.5485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04">
            <text:p>53.604</text:p>
          </table:table-cell>
          <table:table-cell office:value-type="float" office:value="-1.05847">
            <text:p>-1.05847</text:p>
          </table:table-cell>
          <table:table-cell office:value-type="float" office:value="246.058">
            <text:p>246.058</text:p>
          </table:table-cell>
          <table:table-cell office:value-type="float" office:value="-0.529236">
            <text:p>-0.5292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361">
            <text:p>53.6361</text:p>
          </table:table-cell>
          <table:table-cell office:value-type="float" office:value="-1.01749">
            <text:p>-1.01749</text:p>
          </table:table-cell>
          <table:table-cell office:value-type="float" office:value="246.017">
            <text:p>246.017</text:p>
          </table:table-cell>
          <table:table-cell office:value-type="float" office:value="-0.508743">
            <text:p>-0.5087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66">
            <text:p>53.666</text:p>
          </table:table-cell>
          <table:table-cell office:value-type="float" office:value="-0.978928">
            <text:p>-0.978928</text:p>
          </table:table-cell>
          <table:table-cell office:value-type="float" office:value="245.979">
            <text:p>245.979</text:p>
          </table:table-cell>
          <table:table-cell office:value-type="float" office:value="-0.489464">
            <text:p>-0.4894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6971">
            <text:p>53.6971</text:p>
          </table:table-cell>
          <table:table-cell office:value-type="float" office:value="-0.938629">
            <text:p>-0.938629</text:p>
          </table:table-cell>
          <table:table-cell office:value-type="float" office:value="245.939">
            <text:p>245.939</text:p>
          </table:table-cell>
          <table:table-cell office:value-type="float" office:value="-0.469315">
            <text:p>-0.4693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279">
            <text:p>53.7279</text:p>
          </table:table-cell>
          <table:table-cell office:value-type="float" office:value="-0.898224">
            <text:p>-0.898224</text:p>
          </table:table-cell>
          <table:table-cell office:value-type="float" office:value="245.898">
            <text:p>245.898</text:p>
          </table:table-cell>
          <table:table-cell office:value-type="float" office:value="-0.449112">
            <text:p>-0.4491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61">
            <text:p>53.761</text:p>
          </table:table-cell>
          <table:table-cell office:value-type="float" office:value="-0.854462">
            <text:p>-0.854462</text:p>
          </table:table-cell>
          <table:table-cell office:value-type="float" office:value="245.854">
            <text:p>245.854</text:p>
          </table:table-cell>
          <table:table-cell office:value-type="float" office:value="-0.427231">
            <text:p>-0.4272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7914">
            <text:p>53.7914</text:p>
          </table:table-cell>
          <table:table-cell office:value-type="float" office:value="-0.814011">
            <text:p>-0.814011</text:p>
          </table:table-cell>
          <table:table-cell office:value-type="float" office:value="245.814">
            <text:p>245.814</text:p>
          </table:table-cell>
          <table:table-cell office:value-type="float" office:value="-0.407005">
            <text:p>-0.4070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233">
            <text:p>53.8233</text:p>
          </table:table-cell>
          <table:table-cell office:value-type="float" office:value="-0.771042">
            <text:p>-0.771042</text:p>
          </table:table-cell>
          <table:table-cell office:value-type="float" office:value="245.771">
            <text:p>245.771</text:p>
          </table:table-cell>
          <table:table-cell office:value-type="float" office:value="-0.385521">
            <text:p>-0.3855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581">
            <text:p>53.8581</text:p>
          </table:table-cell>
          <table:table-cell office:value-type="float" office:value="-0.723938">
            <text:p>-0.723938</text:p>
          </table:table-cell>
          <table:table-cell office:value-type="float" office:value="245.724">
            <text:p>245.724</text:p>
          </table:table-cell>
          <table:table-cell office:value-type="float" office:value="-0.361969">
            <text:p>-0.3619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8931">
            <text:p>53.8931</text:p>
          </table:table-cell>
          <table:table-cell office:value-type="float" office:value="-0.676315">
            <text:p>-0.676315</text:p>
          </table:table-cell>
          <table:table-cell office:value-type="float" office:value="245.676">
            <text:p>245.676</text:p>
          </table:table-cell>
          <table:table-cell office:value-type="float" office:value="-0.338158">
            <text:p>-0.3381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265">
            <text:p>53.9265</text:p>
          </table:table-cell>
          <table:table-cell office:value-type="float" office:value="-0.630432">
            <text:p>-0.630432</text:p>
          </table:table-cell>
          <table:table-cell office:value-type="float" office:value="245.63">
            <text:p>245.63</text:p>
          </table:table-cell>
          <table:table-cell office:value-type="float" office:value="-0.315216">
            <text:p>-0.3152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618">
            <text:p>53.9618</text:p>
          </table:table-cell>
          <table:table-cell office:value-type="float" office:value="-0.581467">
            <text:p>-0.581467</text:p>
          </table:table-cell>
          <table:table-cell office:value-type="float" office:value="245.581">
            <text:p>245.581</text:p>
          </table:table-cell>
          <table:table-cell office:value-type="float" office:value="-0.290733">
            <text:p>-0.2907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3.9959">
            <text:p>53.9959</text:p>
          </table:table-cell>
          <table:table-cell office:value-type="float" office:value="-0.534027">
            <text:p>-0.534027</text:p>
          </table:table-cell>
          <table:table-cell office:value-type="float" office:value="245.534">
            <text:p>245.534</text:p>
          </table:table-cell>
          <table:table-cell office:value-type="float" office:value="-0.267014">
            <text:p>-0.2670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296">
            <text:p>54.0296</text:p>
          </table:table-cell>
          <table:table-cell office:value-type="float" office:value="-0.486816">
            <text:p>-0.486816</text:p>
          </table:table-cell>
          <table:table-cell office:value-type="float" office:value="245.487">
            <text:p>245.487</text:p>
          </table:table-cell>
          <table:table-cell office:value-type="float" office:value="-0.243408">
            <text:p>-0.2434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642">
            <text:p>54.0642</text:p>
          </table:table-cell>
          <table:table-cell office:value-type="float" office:value="-0.438034">
            <text:p>-0.438034</text:p>
          </table:table-cell>
          <table:table-cell office:value-type="float" office:value="245.438">
            <text:p>245.438</text:p>
          </table:table-cell>
          <table:table-cell office:value-type="float" office:value="-0.219017">
            <text:p>-0.2190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0979">
            <text:p>54.0979</text:p>
          </table:table-cell>
          <table:table-cell office:value-type="float" office:value="-0.390167">
            <text:p>-0.390167</text:p>
          </table:table-cell>
          <table:table-cell office:value-type="float" office:value="245.39">
            <text:p>245.39</text:p>
          </table:table-cell>
          <table:table-cell office:value-type="float" office:value="-0.195084">
            <text:p>-0.1950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31">
            <text:p>54.131</text:p>
          </table:table-cell>
          <table:table-cell office:value-type="float" office:value="-0.343109">
            <text:p>-0.343109</text:p>
          </table:table-cell>
          <table:table-cell office:value-type="float" office:value="245.343">
            <text:p>245.343</text:p>
          </table:table-cell>
          <table:table-cell office:value-type="float" office:value="-0.171555">
            <text:p>-0.1715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653">
            <text:p>54.1653</text:p>
          </table:table-cell>
          <table:table-cell office:value-type="float" office:value="-0.293793">
            <text:p>-0.293793</text:p>
          </table:table-cell>
          <table:table-cell office:value-type="float" office:value="245.294">
            <text:p>245.294</text:p>
          </table:table-cell>
          <table:table-cell office:value-type="float" office:value="-0.146896">
            <text:p>-0.1468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197">
            <text:p>54.197</text:p>
          </table:table-cell>
          <table:table-cell office:value-type="float" office:value="-0.248199">
            <text:p>-0.248199</text:p>
          </table:table-cell>
          <table:table-cell office:value-type="float" office:value="245.248">
            <text:p>245.248</text:p>
          </table:table-cell>
          <table:table-cell office:value-type="float" office:value="-0.1241">
            <text:p>-0.12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301">
            <text:p>54.2301</text:p>
          </table:table-cell>
          <table:table-cell office:value-type="float" office:value="-0.200211">
            <text:p>-0.200211</text:p>
          </table:table-cell>
          <table:table-cell office:value-type="float" office:value="245.2">
            <text:p>245.2</text:p>
          </table:table-cell>
          <table:table-cell office:value-type="float" office:value="-0.100105">
            <text:p>-0.1001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62">
            <text:p>54.262</text:p>
          </table:table-cell>
          <table:table-cell office:value-type="float" office:value="-0.1539">
            <text:p>-0.1539</text:p>
          </table:table-cell>
          <table:table-cell office:value-type="float" office:value="245.154">
            <text:p>245.154</text:p>
          </table:table-cell>
          <table:table-cell office:value-type="float" office:value="-0.0769501">
            <text:p>-0.07695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2942">
            <text:p>54.2942</text:p>
          </table:table-cell>
          <table:table-cell office:value-type="float" office:value="-0.10704">
            <text:p>-0.10704</text:p>
          </table:table-cell>
          <table:table-cell office:value-type="float" office:value="245.107">
            <text:p>245.107</text:p>
          </table:table-cell>
          <table:table-cell office:value-type="float" office:value="-0.0535202">
            <text:p>-0.05352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274">
            <text:p>54.3274</text:p>
          </table:table-cell>
          <table:table-cell office:value-type="float" office:value="-0.0583038">
            <text:p>-0.0583038</text:p>
          </table:table-cell>
          <table:table-cell office:value-type="float" office:value="245.058">
            <text:p>245.058</text:p>
          </table:table-cell>
          <table:table-cell office:value-type="float" office:value="-0.0291519">
            <text:p>-0.02915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625">
            <text:p>54.3625</text:p>
          </table:table-cell>
          <table:table-cell office:value-type="float" office:value="-0.00665283">
            <text:p>-0.00665283</text:p>
          </table:table-cell>
          <table:table-cell office:value-type="float" office:value="245.007">
            <text:p>245.007</text:p>
          </table:table-cell>
          <table:table-cell office:value-type="float" office:value="-0.00332642">
            <text:p>-0.003326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3961">
            <text:p>54.3961</text:p>
          </table:table-cell>
          <table:table-cell office:value-type="float" office:value="0.0430908">
            <text:p>0.0430908</text:p>
          </table:table-cell>
          <table:table-cell office:value-type="float" office:value="244.957">
            <text:p>244.957</text:p>
          </table:table-cell>
          <table:table-cell office:value-type="float" office:value="0.0215454">
            <text:p>0.02154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292">
            <text:p>54.4292</text:p>
          </table:table-cell>
          <table:table-cell office:value-type="float" office:value="0.0923462">
            <text:p>0.0923462</text:p>
          </table:table-cell>
          <table:table-cell office:value-type="float" office:value="244.908">
            <text:p>244.908</text:p>
          </table:table-cell>
          <table:table-cell office:value-type="float" office:value="0.0461731">
            <text:p>0.04617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64">
            <text:p>54.464</text:p>
          </table:table-cell>
          <table:table-cell office:value-type="float" office:value="0.144043">
            <text:p>0.144043</text:p>
          </table:table-cell>
          <table:table-cell office:value-type="float" office:value="244.856">
            <text:p>244.856</text:p>
          </table:table-cell>
          <table:table-cell office:value-type="float" office:value="0.0720215">
            <text:p>0.07202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4956">
            <text:p>54.4956</text:p>
          </table:table-cell>
          <table:table-cell office:value-type="float" office:value="0.191269">
            <text:p>0.191269</text:p>
          </table:table-cell>
          <table:table-cell office:value-type="float" office:value="244.809">
            <text:p>244.809</text:p>
          </table:table-cell>
          <table:table-cell office:value-type="float" office:value="0.0956345">
            <text:p>0.09563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289">
            <text:p>54.5289</text:p>
          </table:table-cell>
          <table:table-cell office:value-type="float" office:value="0.241211">
            <text:p>0.241211</text:p>
          </table:table-cell>
          <table:table-cell office:value-type="float" office:value="244.759">
            <text:p>244.759</text:p>
          </table:table-cell>
          <table:table-cell office:value-type="float" office:value="0.120605">
            <text:p>0.1206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632">
            <text:p>54.5632</text:p>
          </table:table-cell>
          <table:table-cell office:value-type="float" office:value="0.292831">
            <text:p>0.292831</text:p>
          </table:table-cell>
          <table:table-cell office:value-type="float" office:value="244.707">
            <text:p>244.707</text:p>
          </table:table-cell>
          <table:table-cell office:value-type="float" office:value="0.146416">
            <text:p>0.1464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5959">
            <text:p>54.5959</text:p>
          </table:table-cell>
          <table:table-cell office:value-type="float" office:value="0.342072">
            <text:p>0.342072</text:p>
          </table:table-cell>
          <table:table-cell office:value-type="float" office:value="244.658">
            <text:p>244.658</text:p>
          </table:table-cell>
          <table:table-cell office:value-type="float" office:value="0.171036">
            <text:p>0.1710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284">
            <text:p>54.6284</text:p>
          </table:table-cell>
          <table:table-cell office:value-type="float" office:value="0.391327">
            <text:p>0.391327</text:p>
          </table:table-cell>
          <table:table-cell office:value-type="float" office:value="244.609">
            <text:p>244.609</text:p>
          </table:table-cell>
          <table:table-cell office:value-type="float" office:value="0.195663">
            <text:p>0.1956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487">
            <text:p>54.6487</text:p>
          </table:table-cell>
          <table:table-cell office:value-type="float" office:value="0.422134">
            <text:p>0.422134</text:p>
          </table:table-cell>
          <table:table-cell office:value-type="float" office:value="244.578">
            <text:p>244.578</text:p>
          </table:table-cell>
          <table:table-cell office:value-type="float" office:value="0.211067">
            <text:p>0.2110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6825">
            <text:p>54.6825</text:p>
          </table:table-cell>
          <table:table-cell office:value-type="float" office:value="0.473343">
            <text:p>0.473343</text:p>
          </table:table-cell>
          <table:table-cell office:value-type="float" office:value="244.527">
            <text:p>244.527</text:p>
          </table:table-cell>
          <table:table-cell office:value-type="float" office:value="0.236671">
            <text:p>0.2366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135">
            <text:p>54.7135</text:p>
          </table:table-cell>
          <table:table-cell office:value-type="float" office:value="0.520477">
            <text:p>0.520477</text:p>
          </table:table-cell>
          <table:table-cell office:value-type="float" office:value="244.48">
            <text:p>244.48</text:p>
          </table:table-cell>
          <table:table-cell office:value-type="float" office:value="0.260239">
            <text:p>0.2602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489">
            <text:p>54.7489</text:p>
          </table:table-cell>
          <table:table-cell office:value-type="float" office:value="0.574448">
            <text:p>0.574448</text:p>
          </table:table-cell>
          <table:table-cell office:value-type="float" office:value="244.426">
            <text:p>244.426</text:p>
          </table:table-cell>
          <table:table-cell office:value-type="float" office:value="0.287224">
            <text:p>0.28722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7798">
            <text:p>54.7798</text:p>
          </table:table-cell>
          <table:table-cell office:value-type="float" office:value="0.62175">
            <text:p>0.62175</text:p>
          </table:table-cell>
          <table:table-cell office:value-type="float" office:value="244.378">
            <text:p>244.378</text:p>
          </table:table-cell>
          <table:table-cell office:value-type="float" office:value="0.310875">
            <text:p>0.3108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152">
            <text:p>54.8152</text:p>
          </table:table-cell>
          <table:table-cell office:value-type="float" office:value="0.675995">
            <text:p>0.675995</text:p>
          </table:table-cell>
          <table:table-cell office:value-type="float" office:value="244.324">
            <text:p>244.324</text:p>
          </table:table-cell>
          <table:table-cell office:value-type="float" office:value="0.337997">
            <text:p>0.3379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466">
            <text:p>54.8466</text:p>
          </table:table-cell>
          <table:table-cell office:value-type="float" office:value="0.724304">
            <text:p>0.724304</text:p>
          </table:table-cell>
          <table:table-cell office:value-type="float" office:value="244.276">
            <text:p>244.276</text:p>
          </table:table-cell>
          <table:table-cell office:value-type="float" office:value="0.362152">
            <text:p>0.3621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672">
            <text:p>54.8672</text:p>
          </table:table-cell>
          <table:table-cell office:value-type="float" office:value="0.756027">
            <text:p>0.756027</text:p>
          </table:table-cell>
          <table:table-cell office:value-type="float" office:value="244.244">
            <text:p>244.244</text:p>
          </table:table-cell>
          <table:table-cell office:value-type="float" office:value="0.378014">
            <text:p>0.3780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8978">
            <text:p>54.8978</text:p>
          </table:table-cell>
          <table:table-cell office:value-type="float" office:value="0.803116">
            <text:p>0.803116</text:p>
          </table:table-cell>
          <table:table-cell office:value-type="float" office:value="244.197">
            <text:p>244.197</text:p>
          </table:table-cell>
          <table:table-cell office:value-type="float" office:value="0.401558">
            <text:p>0.4015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333">
            <text:p>54.9333</text:p>
          </table:table-cell>
          <table:table-cell office:value-type="float" office:value="0.857819">
            <text:p>0.857819</text:p>
          </table:table-cell>
          <table:table-cell office:value-type="float" office:value="244.142">
            <text:p>244.142</text:p>
          </table:table-cell>
          <table:table-cell office:value-type="float" office:value="0.428909">
            <text:p>0.4289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4.9649">
            <text:p>54.9649</text:p>
          </table:table-cell>
          <table:table-cell office:value-type="float" office:value="0.906708">
            <text:p>0.906708</text:p>
          </table:table-cell>
          <table:table-cell office:value-type="float" office:value="244.093">
            <text:p>244.093</text:p>
          </table:table-cell>
          <table:table-cell office:value-type="float" office:value="0.453354">
            <text:p>0.4533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009">
            <text:p>55.0009</text:p>
          </table:table-cell>
          <table:table-cell office:value-type="float" office:value="0.962341">
            <text:p>0.962341</text:p>
          </table:table-cell>
          <table:table-cell office:value-type="float" office:value="244.038">
            <text:p>244.038</text:p>
          </table:table-cell>
          <table:table-cell office:value-type="float" office:value="0.481171">
            <text:p>0.4811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345">
            <text:p>55.0345</text:p>
          </table:table-cell>
          <table:table-cell office:value-type="float" office:value="1.01439">
            <text:p>1.01439</text:p>
          </table:table-cell>
          <table:table-cell office:value-type="float" office:value="243.986">
            <text:p>243.986</text:p>
          </table:table-cell>
          <table:table-cell office:value-type="float" office:value="0.507195">
            <text:p>0.5071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068">
            <text:p>55.068</text:p>
          </table:table-cell>
          <table:table-cell office:value-type="float" office:value="1.06631">
            <text:p>1.06631</text:p>
          </table:table-cell>
          <table:table-cell office:value-type="float" office:value="243.934">
            <text:p>243.934</text:p>
          </table:table-cell>
          <table:table-cell office:value-type="float" office:value="0.533157">
            <text:p>0.5331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023">
            <text:p>55.1023</text:p>
          </table:table-cell>
          <table:table-cell office:value-type="float" office:value="1.11954">
            <text:p>1.11954</text:p>
          </table:table-cell>
          <table:table-cell office:value-type="float" office:value="243.88">
            <text:p>243.88</text:p>
          </table:table-cell>
          <table:table-cell office:value-type="float" office:value="0.559769">
            <text:p>0.5597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352">
            <text:p>55.1352</text:p>
          </table:table-cell>
          <table:table-cell office:value-type="float" office:value="1.17041">
            <text:p>1.17041</text:p>
          </table:table-cell>
          <table:table-cell office:value-type="float" office:value="243.83">
            <text:p>243.83</text:p>
          </table:table-cell>
          <table:table-cell office:value-type="float" office:value="0.585205">
            <text:p>0.5852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683">
            <text:p>55.1683</text:p>
          </table:table-cell>
          <table:table-cell office:value-type="float" office:value="1.22192">
            <text:p>1.22192</text:p>
          </table:table-cell>
          <table:table-cell office:value-type="float" office:value="243.778">
            <text:p>243.778</text:p>
          </table:table-cell>
          <table:table-cell office:value-type="float" office:value="0.610962">
            <text:p>0.6109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1991">
            <text:p>55.1991</text:p>
          </table:table-cell>
          <table:table-cell office:value-type="float" office:value="1.26976">
            <text:p>1.26976</text:p>
          </table:table-cell>
          <table:table-cell office:value-type="float" office:value="243.73">
            <text:p>243.73</text:p>
          </table:table-cell>
          <table:table-cell office:value-type="float" office:value="0.63488">
            <text:p>0.634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292">
            <text:p>55.2292</text:p>
          </table:table-cell>
          <table:table-cell office:value-type="float" office:value="1.31645">
            <text:p>1.31645</text:p>
          </table:table-cell>
          <table:table-cell office:value-type="float" office:value="243.684">
            <text:p>243.684</text:p>
          </table:table-cell>
          <table:table-cell office:value-type="float" office:value="0.658226">
            <text:p>0.6582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496">
            <text:p>55.2496</text:p>
          </table:table-cell>
          <table:table-cell office:value-type="float" office:value="1.34831">
            <text:p>1.34831</text:p>
          </table:table-cell>
          <table:table-cell office:value-type="float" office:value="243.652">
            <text:p>243.652</text:p>
          </table:table-cell>
          <table:table-cell office:value-type="float" office:value="0.674156">
            <text:p>0.6741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2818">
            <text:p>55.2818</text:p>
          </table:table-cell>
          <table:table-cell office:value-type="float" office:value="1.39836">
            <text:p>1.39836</text:p>
          </table:table-cell>
          <table:table-cell office:value-type="float" office:value="243.602">
            <text:p>243.602</text:p>
          </table:table-cell>
          <table:table-cell office:value-type="float" office:value="0.699181">
            <text:p>0.6991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136">
            <text:p>55.3136</text:p>
          </table:table-cell>
          <table:table-cell office:value-type="float" office:value="1.44786">
            <text:p>1.44786</text:p>
          </table:table-cell>
          <table:table-cell office:value-type="float" office:value="243.552">
            <text:p>243.552</text:p>
          </table:table-cell>
          <table:table-cell office:value-type="float" office:value="0.72393">
            <text:p>0.723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491">
            <text:p>55.3491</text:p>
          </table:table-cell>
          <table:table-cell office:value-type="float" office:value="1.50322">
            <text:p>1.50322</text:p>
          </table:table-cell>
          <table:table-cell office:value-type="float" office:value="243.497">
            <text:p>243.497</text:p>
          </table:table-cell>
          <table:table-cell office:value-type="float" office:value="0.75161">
            <text:p>0.751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381">
            <text:p>55.381</text:p>
          </table:table-cell>
          <table:table-cell office:value-type="float" office:value="1.55278">
            <text:p>1.55278</text:p>
          </table:table-cell>
          <table:table-cell office:value-type="float" office:value="243.447">
            <text:p>243.447</text:p>
          </table:table-cell>
          <table:table-cell office:value-type="float" office:value="0.77639">
            <text:p>0.776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147">
            <text:p>55.4147</text:p>
          </table:table-cell>
          <table:table-cell office:value-type="float" office:value="1.6053">
            <text:p>1.6053</text:p>
          </table:table-cell>
          <table:table-cell office:value-type="float" office:value="243.395">
            <text:p>243.395</text:p>
          </table:table-cell>
          <table:table-cell office:value-type="float" office:value="0.80265">
            <text:p>0.802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496">
            <text:p>55.4496</text:p>
          </table:table-cell>
          <table:table-cell office:value-type="float" office:value="1.65958">
            <text:p>1.65958</text:p>
          </table:table-cell>
          <table:table-cell office:value-type="float" office:value="243.34">
            <text:p>243.34</text:p>
          </table:table-cell>
          <table:table-cell office:value-type="float" office:value="0.829788">
            <text:p>0.8297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4844">
            <text:p>55.4844</text:p>
          </table:table-cell>
          <table:table-cell office:value-type="float" office:value="1.71368">
            <text:p>1.71368</text:p>
          </table:table-cell>
          <table:table-cell office:value-type="float" office:value="243.286">
            <text:p>243.286</text:p>
          </table:table-cell>
          <table:table-cell office:value-type="float" office:value="0.856842">
            <text:p>0.8568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158">
            <text:p>55.5158</text:p>
          </table:table-cell>
          <table:table-cell office:value-type="float" office:value="1.76248">
            <text:p>1.76248</text:p>
          </table:table-cell>
          <table:table-cell office:value-type="float" office:value="243.238">
            <text:p>243.238</text:p>
          </table:table-cell>
          <table:table-cell office:value-type="float" office:value="0.881241">
            <text:p>0.8812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462">
            <text:p>55.5462</text:p>
          </table:table-cell>
          <table:table-cell office:value-type="float" office:value="1.80956">
            <text:p>1.80956</text:p>
          </table:table-cell>
          <table:table-cell office:value-type="float" office:value="243.19">
            <text:p>243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5812">
            <text:p>55.5812</text:p>
          </table:table-cell>
          <table:table-cell office:value-type="float" office:value="1.86397">
            <text:p>1.86397</text:p>
          </table:table-cell>
          <table:table-cell office:value-type="float" office:value="243.136">
            <text:p>243.1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126">
            <text:p>55.6126</text:p>
          </table:table-cell>
          <table:table-cell office:value-type="float" office:value="1.91263">
            <text:p>1.91263</text:p>
          </table:table-cell>
          <table:table-cell office:value-type="float" office:value="243.087">
            <text:p>243.0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441">
            <text:p>55.6441</text:p>
          </table:table-cell>
          <table:table-cell office:value-type="float" office:value="1.96126">
            <text:p>1.96126</text:p>
          </table:table-cell>
          <table:table-cell office:value-type="float" office:value="243.039">
            <text:p>243.0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6788">
            <text:p>55.6788</text:p>
          </table:table-cell>
          <table:table-cell office:value-type="float" office:value="2.01494">
            <text:p>2.01494</text:p>
          </table:table-cell>
          <table:table-cell office:value-type="float" office:value="242.985">
            <text:p>242.9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121">
            <text:p>55.7121</text:p>
          </table:table-cell>
          <table:table-cell office:value-type="float" office:value="2.06631">
            <text:p>2.06631</text:p>
          </table:table-cell>
          <table:table-cell office:value-type="float" office:value="242.934">
            <text:p>242.9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44">
            <text:p>55.744</text:p>
          </table:table-cell>
          <table:table-cell office:value-type="float" office:value="2.11545">
            <text:p>2.11545</text:p>
          </table:table-cell>
          <table:table-cell office:value-type="float" office:value="242.885">
            <text:p>242.8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7789">
            <text:p>55.7789</text:p>
          </table:table-cell>
          <table:table-cell office:value-type="float" office:value="2.16898">
            <text:p>2.16898</text:p>
          </table:table-cell>
          <table:table-cell office:value-type="float" office:value="242.831">
            <text:p>242.8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113">
            <text:p>55.8113</text:p>
          </table:table-cell>
          <table:table-cell office:value-type="float" office:value="2.21858">
            <text:p>2.21858</text:p>
          </table:table-cell>
          <table:table-cell office:value-type="float" office:value="242.781">
            <text:p>242.7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462">
            <text:p>55.8462</text:p>
          </table:table-cell>
          <table:table-cell office:value-type="float" office:value="2.27187">
            <text:p>2.27187</text:p>
          </table:table-cell>
          <table:table-cell office:value-type="float" office:value="242.728">
            <text:p>242.7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8787">
            <text:p>55.8787</text:p>
          </table:table-cell>
          <table:table-cell office:value-type="float" office:value="2.32123">
            <text:p>2.32123</text:p>
          </table:table-cell>
          <table:table-cell office:value-type="float" office:value="242.679">
            <text:p>242.6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099">
            <text:p>55.9099</text:p>
          </table:table-cell>
          <table:table-cell office:value-type="float" office:value="2.36852">
            <text:p>2.36852</text:p>
          </table:table-cell>
          <table:table-cell office:value-type="float" office:value="242.631">
            <text:p>242.6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447">
            <text:p>55.9447</text:p>
          </table:table-cell>
          <table:table-cell office:value-type="float" office:value="2.4212">
            <text:p>2.4212</text:p>
          </table:table-cell>
          <table:table-cell office:value-type="float" office:value="242.579">
            <text:p>242.5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5.9766">
            <text:p>55.9766</text:p>
          </table:table-cell>
          <table:table-cell office:value-type="float" office:value="2.4691">
            <text:p>2.4691</text:p>
          </table:table-cell>
          <table:table-cell office:value-type="float" office:value="242.531">
            <text:p>242.5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097">
            <text:p>56.0097</text:p>
          </table:table-cell>
          <table:table-cell office:value-type="float" office:value="2.5188">
            <text:p>2.5188</text:p>
          </table:table-cell>
          <table:table-cell office:value-type="float" office:value="242.481">
            <text:p>242.4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446">
            <text:p>56.0446</text:p>
          </table:table-cell>
          <table:table-cell office:value-type="float" office:value="2.5708">
            <text:p>2.5708</text:p>
          </table:table-cell>
          <table:table-cell office:value-type="float" office:value="242.429">
            <text:p>242.4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0783">
            <text:p>56.0783</text:p>
          </table:table-cell>
          <table:table-cell office:value-type="float" office:value="2.62077">
            <text:p>2.62077</text:p>
          </table:table-cell>
          <table:table-cell office:value-type="float" office:value="242.379">
            <text:p>242.3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127">
            <text:p>56.1127</text:p>
          </table:table-cell>
          <table:table-cell office:value-type="float" office:value="2.67157">
            <text:p>2.67157</text:p>
          </table:table-cell>
          <table:table-cell office:value-type="float" office:value="242.328">
            <text:p>242.3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454">
            <text:p>56.1454</text:p>
          </table:table-cell>
          <table:table-cell office:value-type="float" office:value="2.71947">
            <text:p>2.71947</text:p>
          </table:table-cell>
          <table:table-cell office:value-type="float" office:value="242.281">
            <text:p>242.2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1761">
            <text:p>56.1761</text:p>
          </table:table-cell>
          <table:table-cell office:value-type="float" office:value="2.76424">
            <text:p>2.76424</text:p>
          </table:table-cell>
          <table:table-cell office:value-type="float" office:value="242.236">
            <text:p>242.2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08">
            <text:p>56.208</text:p>
          </table:table-cell>
          <table:table-cell office:value-type="float" office:value="2.81039">
            <text:p>2.81039</text:p>
          </table:table-cell>
          <table:table-cell office:value-type="float" office:value="242.19">
            <text:p>242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43">
            <text:p>56.243</text:p>
          </table:table-cell>
          <table:table-cell office:value-type="float" office:value="2.86082">
            <text:p>2.86082</text:p>
          </table:table-cell>
          <table:table-cell office:value-type="float" office:value="242.139">
            <text:p>242.1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275">
            <text:p>56.275</text:p>
          </table:table-cell>
          <table:table-cell office:value-type="float" office:value="2.90642">
            <text:p>2.90642</text:p>
          </table:table-cell>
          <table:table-cell office:value-type="float" office:value="242.094">
            <text:p>242.0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094">
            <text:p>56.3094</text:p>
          </table:table-cell>
          <table:table-cell office:value-type="float" office:value="2.95518">
            <text:p>2.95518</text:p>
          </table:table-cell>
          <table:table-cell office:value-type="float" office:value="242.045">
            <text:p>242.0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426">
            <text:p>56.3426</text:p>
          </table:table-cell>
          <table:table-cell office:value-type="float" office:value="3.00182">
            <text:p>3.00182</text:p>
          </table:table-cell>
          <table:table-cell office:value-type="float" office:value="241.998">
            <text:p>241.9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3758">
            <text:p>56.3758</text:p>
          </table:table-cell>
          <table:table-cell office:value-type="float" office:value="3.04813">
            <text:p>3.04813</text:p>
          </table:table-cell>
          <table:table-cell office:value-type="float" office:value="241.952">
            <text:p>241.9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102">
            <text:p>56.4102</text:p>
          </table:table-cell>
          <table:table-cell office:value-type="float" office:value="3.09561">
            <text:p>3.09561</text:p>
          </table:table-cell>
          <table:table-cell office:value-type="float" office:value="241.904">
            <text:p>241.9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406">
            <text:p>56.4406</text:p>
          </table:table-cell>
          <table:table-cell office:value-type="float" office:value="3.13725">
            <text:p>3.13725</text:p>
          </table:table-cell>
          <table:table-cell office:value-type="float" office:value="241.863">
            <text:p>241.8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4787">
            <text:p>56.4787</text:p>
          </table:table-cell>
          <table:table-cell office:value-type="float" office:value="3.18901">
            <text:p>3.18901</text:p>
          </table:table-cell>
          <table:table-cell office:value-type="float" office:value="241.811">
            <text:p>241.8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116">
            <text:p>56.5116</text:p>
          </table:table-cell>
          <table:table-cell office:value-type="float" office:value="3.23312">
            <text:p>3.23312</text:p>
          </table:table-cell>
          <table:table-cell office:value-type="float" office:value="241.767">
            <text:p>241.7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463">
            <text:p>56.5463</text:p>
          </table:table-cell>
          <table:table-cell office:value-type="float" office:value="3.27921">
            <text:p>3.27921</text:p>
          </table:table-cell>
          <table:table-cell office:value-type="float" office:value="241.721">
            <text:p>241.7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5795">
            <text:p>56.5795</text:p>
          </table:table-cell>
          <table:table-cell office:value-type="float" office:value="3.32277">
            <text:p>3.32277</text:p>
          </table:table-cell>
          <table:table-cell office:value-type="float" office:value="241.677">
            <text:p>241.6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132">
            <text:p>56.6132</text:p>
          </table:table-cell>
          <table:table-cell office:value-type="float" office:value="3.36652">
            <text:p>3.36652</text:p>
          </table:table-cell>
          <table:table-cell office:value-type="float" office:value="241.633">
            <text:p>241.6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471">
            <text:p>56.6471</text:p>
          </table:table-cell>
          <table:table-cell office:value-type="float" office:value="3.41003">
            <text:p>3.41003</text:p>
          </table:table-cell>
          <table:table-cell office:value-type="float" office:value="241.59">
            <text:p>241.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787">
            <text:p>56.6787</text:p>
          </table:table-cell>
          <table:table-cell office:value-type="float" office:value="3.44997">
            <text:p>3.44997</text:p>
          </table:table-cell>
          <table:table-cell office:value-type="float" office:value="241.55">
            <text:p>241.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6991">
            <text:p>56.6991</text:p>
          </table:table-cell>
          <table:table-cell office:value-type="float" office:value="3.47548">
            <text:p>3.47548</text:p>
          </table:table-cell>
          <table:table-cell office:value-type="float" office:value="241.525">
            <text:p>241.5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334">
            <text:p>56.7334</text:p>
          </table:table-cell>
          <table:table-cell office:value-type="float" office:value="3.51813">
            <text:p>3.51813</text:p>
          </table:table-cell>
          <table:table-cell office:value-type="float" office:value="241.482">
            <text:p>241.4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7694">
            <text:p>56.7694</text:p>
          </table:table-cell>
          <table:table-cell office:value-type="float" office:value="3.56218">
            <text:p>3.56218</text:p>
          </table:table-cell>
          <table:table-cell office:value-type="float" office:value="241.438">
            <text:p>241.4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026">
            <text:p>56.8026</text:p>
          </table:table-cell>
          <table:table-cell office:value-type="float" office:value="3.60204">
            <text:p>3.60204</text:p>
          </table:table-cell>
          <table:table-cell office:value-type="float" office:value="241.398">
            <text:p>241.3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36">
            <text:p>56.836</text:p>
          </table:table-cell>
          <table:table-cell office:value-type="float" office:value="3.64174">
            <text:p>3.64174</text:p>
          </table:table-cell>
          <table:table-cell office:value-type="float" office:value="241.358">
            <text:p>241.3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8692">
            <text:p>56.8692</text:p>
          </table:table-cell>
          <table:table-cell office:value-type="float" office:value="3.6805">
            <text:p>3.6805</text:p>
          </table:table-cell>
          <table:table-cell office:value-type="float" office:value="241.32">
            <text:p>241.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03">
            <text:p>56.903</text:p>
          </table:table-cell>
          <table:table-cell office:value-type="float" office:value="3.7193">
            <text:p>3.7193</text:p>
          </table:table-cell>
          <table:table-cell office:value-type="float" office:value="241.281">
            <text:p>241.2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434">
            <text:p>56.9434</text:p>
          </table:table-cell>
          <table:table-cell office:value-type="float" office:value="3.76486">
            <text:p>3.76486</text:p>
          </table:table-cell>
          <table:table-cell office:value-type="float" office:value="241.235">
            <text:p>241.2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6.9752">
            <text:p>56.9752</text:p>
          </table:table-cell>
          <table:table-cell office:value-type="float" office:value="3.8">
            <text:p>3.8</text:p>
          </table:table-cell>
          <table:table-cell office:value-type="float" office:value="241.2">
            <text:p>241.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098">
            <text:p>57.0098</text:p>
          </table:table-cell>
          <table:table-cell office:value-type="float" office:value="3.83765">
            <text:p>3.83765</text:p>
          </table:table-cell>
          <table:table-cell office:value-type="float" office:value="241.162">
            <text:p>241.16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432">
            <text:p>57.0432</text:p>
          </table:table-cell>
          <table:table-cell office:value-type="float" office:value="3.87314">
            <text:p>3.87314</text:p>
          </table:table-cell>
          <table:table-cell office:value-type="float" office:value="241.127">
            <text:p>241.1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758">
            <text:p>57.0758</text:p>
          </table:table-cell>
          <table:table-cell office:value-type="float" office:value="3.90718">
            <text:p>3.90718</text:p>
          </table:table-cell>
          <table:table-cell office:value-type="float" office:value="241.093">
            <text:p>241.0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0963">
            <text:p>57.0963</text:p>
          </table:table-cell>
          <table:table-cell office:value-type="float" office:value="3.92827">
            <text:p>3.92827</text:p>
          </table:table-cell>
          <table:table-cell office:value-type="float" office:value="241.072">
            <text:p>241.0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302">
            <text:p>57.1302</text:p>
          </table:table-cell>
          <table:table-cell office:value-type="float" office:value="3.9626">
            <text:p>3.9626</text:p>
          </table:table-cell>
          <table:table-cell office:value-type="float" office:value="241.037">
            <text:p>241.0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1637">
            <text:p>57.1637</text:p>
          </table:table-cell>
          <table:table-cell office:value-type="float" office:value="3.99556">
            <text:p>3.99556</text:p>
          </table:table-cell>
          <table:table-cell office:value-type="float" office:value="241.004">
            <text:p>241.0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002">
            <text:p>57.2002</text:p>
          </table:table-cell>
          <table:table-cell office:value-type="float" office:value="4.03081">
            <text:p>4.03081</text:p>
          </table:table-cell>
          <table:table-cell office:value-type="float" office:value="240.969">
            <text:p>240.9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328">
            <text:p>57.2328</text:p>
          </table:table-cell>
          <table:table-cell office:value-type="float" office:value="4.06137">
            <text:p>4.06137</text:p>
          </table:table-cell>
          <table:table-cell office:value-type="float" office:value="240.939">
            <text:p>240.9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268">
            <text:p>57.268</text:p>
          </table:table-cell>
          <table:table-cell office:value-type="float" office:value="4.09363">
            <text:p>4.09363</text:p>
          </table:table-cell>
          <table:table-cell office:value-type="float" office:value="240.906">
            <text:p>240.9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039">
            <text:p>57.3039</text:p>
          </table:table-cell>
          <table:table-cell office:value-type="float" office:value="4.12547">
            <text:p>4.12547</text:p>
          </table:table-cell>
          <table:table-cell office:value-type="float" office:value="240.875">
            <text:p>240.8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412">
            <text:p>57.3412</text:p>
          </table:table-cell>
          <table:table-cell office:value-type="float" office:value="4.15765">
            <text:p>4.15765</text:p>
          </table:table-cell>
          <table:table-cell office:value-type="float" office:value="240.842">
            <text:p>240.8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3747">
            <text:p>57.3747</text:p>
          </table:table-cell>
          <table:table-cell office:value-type="float" office:value="4.18564">
            <text:p>4.18564</text:p>
          </table:table-cell>
          <table:table-cell office:value-type="float" office:value="240.814">
            <text:p>240.8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091">
            <text:p>57.4091</text:p>
          </table:table-cell>
          <table:table-cell office:value-type="float" office:value="4.21355">
            <text:p>4.21355</text:p>
          </table:table-cell>
          <table:table-cell office:value-type="float" office:value="240.786">
            <text:p>240.7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293">
            <text:p>57.4293</text:p>
          </table:table-cell>
          <table:table-cell office:value-type="float" office:value="4.22943">
            <text:p>4.22943</text:p>
          </table:table-cell>
          <table:table-cell office:value-type="float" office:value="240.771">
            <text:p>240.7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643">
            <text:p>57.4643</text:p>
          </table:table-cell>
          <table:table-cell office:value-type="float" office:value="4.25626">
            <text:p>4.25626</text:p>
          </table:table-cell>
          <table:table-cell office:value-type="float" office:value="240.744">
            <text:p>240.7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4843">
            <text:p>57.4843</text:p>
          </table:table-cell>
          <table:table-cell office:value-type="float" office:value="4.27124">
            <text:p>4.27124</text:p>
          </table:table-cell>
          <table:table-cell office:value-type="float" office:value="240.729">
            <text:p>240.7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05">
            <text:p>57.505</text:p>
          </table:table-cell>
          <table:table-cell office:value-type="float" office:value="4.28633">
            <text:p>4.28633</text:p>
          </table:table-cell>
          <table:table-cell office:value-type="float" office:value="240.714">
            <text:p>240.7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416">
            <text:p>57.5416</text:p>
          </table:table-cell>
          <table:table-cell office:value-type="float" office:value="4.31219">
            <text:p>4.31219</text:p>
          </table:table-cell>
          <table:table-cell office:value-type="float" office:value="240.688">
            <text:p>240.6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747">
            <text:p>57.5747</text:p>
          </table:table-cell>
          <table:table-cell office:value-type="float" office:value="4.33459">
            <text:p>4.33459</text:p>
          </table:table-cell>
          <table:table-cell office:value-type="float" office:value="240.665">
            <text:p>240.6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596">
            <text:p>57.596</text:p>
          </table:table-cell>
          <table:table-cell office:value-type="float" office:value="4.34851">
            <text:p>4.34851</text:p>
          </table:table-cell>
          <table:table-cell office:value-type="float" office:value="240.651">
            <text:p>240.6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278">
            <text:p>57.6278</text:p>
          </table:table-cell>
          <table:table-cell office:value-type="float" office:value="4.36856">
            <text:p>4.36856</text:p>
          </table:table-cell>
          <table:table-cell office:value-type="float" office:value="240.631">
            <text:p>240.63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649">
            <text:p>57.6649</text:p>
          </table:table-cell>
          <table:table-cell office:value-type="float" office:value="4.39087">
            <text:p>4.39087</text:p>
          </table:table-cell>
          <table:table-cell office:value-type="float" office:value="240.609">
            <text:p>240.6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6972">
            <text:p>57.6972</text:p>
          </table:table-cell>
          <table:table-cell office:value-type="float" office:value="4.40924">
            <text:p>4.40924</text:p>
          </table:table-cell>
          <table:table-cell office:value-type="float" office:value="240.591">
            <text:p>240.5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378">
            <text:p>57.7378</text:p>
          </table:table-cell>
          <table:table-cell office:value-type="float" office:value="4.43106">
            <text:p>4.43106</text:p>
          </table:table-cell>
          <table:table-cell office:value-type="float" office:value="240.569">
            <text:p>240.5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7724">
            <text:p>57.7724</text:p>
          </table:table-cell>
          <table:table-cell office:value-type="float" office:value="4.44844">
            <text:p>4.44844</text:p>
          </table:table-cell>
          <table:table-cell office:value-type="float" office:value="240.552">
            <text:p>240.5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076">
            <text:p>57.8076</text:p>
          </table:table-cell>
          <table:table-cell office:value-type="float" office:value="4.46498">
            <text:p>4.46498</text:p>
          </table:table-cell>
          <table:table-cell office:value-type="float" office:value="240.535">
            <text:p>240.5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409">
            <text:p>57.8409</text:p>
          </table:table-cell>
          <table:table-cell office:value-type="float" office:value="4.47951">
            <text:p>4.47951</text:p>
          </table:table-cell>
          <table:table-cell office:value-type="float" office:value="240.52">
            <text:p>240.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8737">
            <text:p>57.8737</text:p>
          </table:table-cell>
          <table:table-cell office:value-type="float" office:value="4.4928">
            <text:p>4.4928</text:p>
          </table:table-cell>
          <table:table-cell office:value-type="float" office:value="240.507">
            <text:p>240.5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098">
            <text:p>57.9098</text:p>
          </table:table-cell>
          <table:table-cell office:value-type="float" office:value="4.50623">
            <text:p>4.50623</text:p>
          </table:table-cell>
          <table:table-cell office:value-type="float" office:value="240.494">
            <text:p>240.4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418">
            <text:p>57.9418</text:p>
          </table:table-cell>
          <table:table-cell office:value-type="float" office:value="4.51706">
            <text:p>4.51706</text:p>
          </table:table-cell>
          <table:table-cell office:value-type="float" office:value="240.483">
            <text:p>240.4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7.9779">
            <text:p>57.9779</text:p>
          </table:table-cell>
          <table:table-cell office:value-type="float" office:value="4.52806">
            <text:p>4.52806</text:p>
          </table:table-cell>
          <table:table-cell office:value-type="float" office:value="240.472">
            <text:p>240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11">
            <text:p>58.011</text:p>
          </table:table-cell>
          <table:table-cell office:value-type="float" office:value="4.53694">
            <text:p>4.53694</text:p>
          </table:table-cell>
          <table:table-cell office:value-type="float" office:value="240.463">
            <text:p>240.4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45">
            <text:p>58.045</text:p>
          </table:table-cell>
          <table:table-cell office:value-type="float" office:value="4.54491">
            <text:p>4.54491</text:p>
          </table:table-cell>
          <table:table-cell office:value-type="float" office:value="240.455">
            <text:p>240.4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08">
            <text:p>58.08</text:p>
          </table:table-cell>
          <table:table-cell office:value-type="float" office:value="4.55188">
            <text:p>4.55188</text:p>
          </table:table-cell>
          <table:table-cell office:value-type="float" office:value="240.448">
            <text:p>240.4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147">
            <text:p>58.1147</text:p>
          </table:table-cell>
          <table:table-cell office:value-type="float" office:value="4.55753">
            <text:p>4.55753</text:p>
          </table:table-cell>
          <table:table-cell office:value-type="float" office:value="240.442">
            <text:p>240.4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514">
            <text:p>58.1514</text:p>
          </table:table-cell>
          <table:table-cell office:value-type="float" office:value="4.56213">
            <text:p>4.56213</text:p>
          </table:table-cell>
          <table:table-cell office:value-type="float" office:value="240.438">
            <text:p>240.4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1858">
            <text:p>58.1858</text:p>
          </table:table-cell>
          <table:table-cell office:value-type="float" office:value="4.56519">
            <text:p>4.56519</text:p>
          </table:table-cell>
          <table:table-cell office:value-type="float" office:value="240.435">
            <text:p>240.4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23">
            <text:p>58.223</text:p>
          </table:table-cell>
          <table:table-cell office:value-type="float" office:value="4.56699">
            <text:p>4.56699</text:p>
          </table:table-cell>
          <table:table-cell office:value-type="float" office:value="240.433">
            <text:p>240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556">
            <text:p>58.2556</text:p>
          </table:table-cell>
          <table:table-cell office:value-type="float" office:value="4.56741">
            <text:p>4.56741</text:p>
          </table:table-cell>
          <table:table-cell office:value-type="float" office:value="240.433">
            <text:p>240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2873">
            <text:p>58.2873</text:p>
          </table:table-cell>
          <table:table-cell office:value-type="float" office:value="4.56667">
            <text:p>4.56667</text:p>
          </table:table-cell>
          <table:table-cell office:value-type="float" office:value="240.433">
            <text:p>240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075">
            <text:p>58.3075</text:p>
          </table:table-cell>
          <table:table-cell office:value-type="float" office:value="4.56561">
            <text:p>4.56561</text:p>
          </table:table-cell>
          <table:table-cell office:value-type="float" office:value="240.434">
            <text:p>240.4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402">
            <text:p>58.3402</text:p>
          </table:table-cell>
          <table:table-cell office:value-type="float" office:value="4.56296">
            <text:p>4.56296</text:p>
          </table:table-cell>
          <table:table-cell office:value-type="float" office:value="240.437">
            <text:p>240.4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727">
            <text:p>58.3727</text:p>
          </table:table-cell>
          <table:table-cell office:value-type="float" office:value="4.55917">
            <text:p>4.55917</text:p>
          </table:table-cell>
          <table:table-cell office:value-type="float" office:value="240.441">
            <text:p>240.4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3927">
            <text:p>58.3927</text:p>
          </table:table-cell>
          <table:table-cell office:value-type="float" office:value="4.55621">
            <text:p>4.55621</text:p>
          </table:table-cell>
          <table:table-cell office:value-type="float" office:value="240.444">
            <text:p>240.4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245">
            <text:p>58.4245</text:p>
          </table:table-cell>
          <table:table-cell office:value-type="float" office:value="4.55064">
            <text:p>4.55064</text:p>
          </table:table-cell>
          <table:table-cell office:value-type="float" office:value="240.449">
            <text:p>240.4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593">
            <text:p>58.4593</text:p>
          </table:table-cell>
          <table:table-cell office:value-type="float" office:value="4.54327">
            <text:p>4.54327</text:p>
          </table:table-cell>
          <table:table-cell office:value-type="float" office:value="240.457">
            <text:p>240.4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4915">
            <text:p>58.4915</text:p>
          </table:table-cell>
          <table:table-cell office:value-type="float" office:value="4.53525">
            <text:p>4.53525</text:p>
          </table:table-cell>
          <table:table-cell office:value-type="float" office:value="240.465">
            <text:p>240.4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242">
            <text:p>58.5242</text:p>
          </table:table-cell>
          <table:table-cell office:value-type="float" office:value="4.52596">
            <text:p>4.52596</text:p>
          </table:table-cell>
          <table:table-cell office:value-type="float" office:value="240.474">
            <text:p>240.4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595">
            <text:p>58.5595</text:p>
          </table:table-cell>
          <table:table-cell office:value-type="float" office:value="4.51459">
            <text:p>4.51459</text:p>
          </table:table-cell>
          <table:table-cell office:value-type="float" office:value="240.485">
            <text:p>240.4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5925">
            <text:p>58.5925</text:p>
          </table:table-cell>
          <table:table-cell office:value-type="float" office:value="4.50275">
            <text:p>4.50275</text:p>
          </table:table-cell>
          <table:table-cell office:value-type="float" office:value="240.497">
            <text:p>240.4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28">
            <text:p>58.628</text:p>
          </table:table-cell>
          <table:table-cell office:value-type="float" office:value="4.48859">
            <text:p>4.48859</text:p>
          </table:table-cell>
          <table:table-cell office:value-type="float" office:value="240.511">
            <text:p>240.5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636">
            <text:p>58.6636</text:p>
          </table:table-cell>
          <table:table-cell office:value-type="float" office:value="4.47301">
            <text:p>4.47301</text:p>
          </table:table-cell>
          <table:table-cell office:value-type="float" office:value="240.527">
            <text:p>240.5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6953">
            <text:p>58.6953</text:p>
          </table:table-cell>
          <table:table-cell office:value-type="float" office:value="4.45796">
            <text:p>4.45796</text:p>
          </table:table-cell>
          <table:table-cell office:value-type="float" office:value="240.542">
            <text:p>240.5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328">
            <text:p>58.7328</text:p>
          </table:table-cell>
          <table:table-cell office:value-type="float" office:value="4.43869">
            <text:p>4.43869</text:p>
          </table:table-cell>
          <table:table-cell office:value-type="float" office:value="240.561">
            <text:p>240.5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7659">
            <text:p>58.7659</text:p>
          </table:table-cell>
          <table:table-cell office:value-type="float" office:value="4.42044">
            <text:p>4.42044</text:p>
          </table:table-cell>
          <table:table-cell office:value-type="float" office:value="240.58">
            <text:p>240.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026">
            <text:p>58.8026</text:p>
          </table:table-cell>
          <table:table-cell office:value-type="float" office:value="4.39885">
            <text:p>4.39885</text:p>
          </table:table-cell>
          <table:table-cell office:value-type="float" office:value="240.601">
            <text:p>240.6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373">
            <text:p>58.8373</text:p>
          </table:table-cell>
          <table:table-cell office:value-type="float" office:value="4.37706">
            <text:p>4.37706</text:p>
          </table:table-cell>
          <table:table-cell office:value-type="float" office:value="240.623">
            <text:p>240.6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8709">
            <text:p>58.8709</text:p>
          </table:table-cell>
          <table:table-cell office:value-type="float" office:value="4.35477">
            <text:p>4.35477</text:p>
          </table:table-cell>
          <table:table-cell office:value-type="float" office:value="240.645">
            <text:p>240.6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055">
            <text:p>58.9055</text:p>
          </table:table-cell>
          <table:table-cell office:value-type="float" office:value="4.33046">
            <text:p>4.33046</text:p>
          </table:table-cell>
          <table:table-cell office:value-type="float" office:value="240.67">
            <text:p>240.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382">
            <text:p>58.9382</text:p>
          </table:table-cell>
          <table:table-cell office:value-type="float" office:value="4.3063">
            <text:p>4.3063</text:p>
          </table:table-cell>
          <table:table-cell office:value-type="float" office:value="240.694">
            <text:p>240.6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8.9731">
            <text:p>58.9731</text:p>
          </table:table-cell>
          <table:table-cell office:value-type="float" office:value="4.27931">
            <text:p>4.27931</text:p>
          </table:table-cell>
          <table:table-cell office:value-type="float" office:value="240.721">
            <text:p>240.7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076">
            <text:p>59.0076</text:p>
          </table:table-cell>
          <table:table-cell office:value-type="float" office:value="4.25136">
            <text:p>4.25136</text:p>
          </table:table-cell>
          <table:table-cell office:value-type="float" office:value="240.749">
            <text:p>240.7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445">
            <text:p>59.0445</text:p>
          </table:table-cell>
          <table:table-cell office:value-type="float" office:value="4.22009">
            <text:p>4.22009</text:p>
          </table:table-cell>
          <table:table-cell office:value-type="float" office:value="240.78">
            <text:p>240.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0768">
            <text:p>59.0768</text:p>
          </table:table-cell>
          <table:table-cell office:value-type="float" office:value="4.19154">
            <text:p>4.19154</text:p>
          </table:table-cell>
          <table:table-cell office:value-type="float" office:value="240.808">
            <text:p>240.8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11">
            <text:p>59.111</text:p>
          </table:table-cell>
          <table:table-cell office:value-type="float" office:value="4.16019">
            <text:p>4.16019</text:p>
          </table:table-cell>
          <table:table-cell office:value-type="float" office:value="240.84">
            <text:p>240.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328">
            <text:p>59.1328</text:p>
          </table:table-cell>
          <table:table-cell office:value-type="float" office:value="4.13953">
            <text:p>4.13953</text:p>
          </table:table-cell>
          <table:table-cell office:value-type="float" office:value="240.86">
            <text:p>240.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1671">
            <text:p>59.1671</text:p>
          </table:table-cell>
          <table:table-cell office:value-type="float" office:value="4.10616">
            <text:p>4.10616</text:p>
          </table:table-cell>
          <table:table-cell office:value-type="float" office:value="240.894">
            <text:p>240.8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027">
            <text:p>59.2027</text:p>
          </table:table-cell>
          <table:table-cell office:value-type="float" office:value="4.07039">
            <text:p>4.07039</text:p>
          </table:table-cell>
          <table:table-cell office:value-type="float" office:value="240.93">
            <text:p>240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383">
            <text:p>59.2383</text:p>
          </table:table-cell>
          <table:table-cell office:value-type="float" office:value="4.03314">
            <text:p>4.03314</text:p>
          </table:table-cell>
          <table:table-cell office:value-type="float" office:value="240.967">
            <text:p>240.9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2721">
            <text:p>59.2721</text:p>
          </table:table-cell>
          <table:table-cell office:value-type="float" office:value="3.99677">
            <text:p>3.99677</text:p>
          </table:table-cell>
          <table:table-cell office:value-type="float" office:value="241.003">
            <text:p>241.0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07">
            <text:p>59.307</text:p>
          </table:table-cell>
          <table:table-cell office:value-type="float" office:value="3.95811">
            <text:p>3.95811</text:p>
          </table:table-cell>
          <table:table-cell office:value-type="float" office:value="241.042">
            <text:p>241.0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398">
            <text:p>59.3398</text:p>
          </table:table-cell>
          <table:table-cell office:value-type="float" office:value="3.92072">
            <text:p>3.92072</text:p>
          </table:table-cell>
          <table:table-cell office:value-type="float" office:value="241.079">
            <text:p>241.0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624">
            <text:p>59.3624</text:p>
          </table:table-cell>
          <table:table-cell office:value-type="float" office:value="3.89418">
            <text:p>3.89418</text:p>
          </table:table-cell>
          <table:table-cell office:value-type="float" office:value="241.106">
            <text:p>241.1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394">
            <text:p>59.394</text:p>
          </table:table-cell>
          <table:table-cell office:value-type="float" office:value="3.85654">
            <text:p>3.85654</text:p>
          </table:table-cell>
          <table:table-cell office:value-type="float" office:value="241.143">
            <text:p>241.1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28">
            <text:p>59.428</text:p>
          </table:table-cell>
          <table:table-cell office:value-type="float" office:value="3.81491">
            <text:p>3.81491</text:p>
          </table:table-cell>
          <table:table-cell office:value-type="float" office:value="241.185">
            <text:p>241.1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624">
            <text:p>59.4624</text:p>
          </table:table-cell>
          <table:table-cell office:value-type="float" office:value="3.77173">
            <text:p>3.77173</text:p>
          </table:table-cell>
          <table:table-cell office:value-type="float" office:value="241.228">
            <text:p>241.2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4951">
            <text:p>59.4951</text:p>
          </table:table-cell>
          <table:table-cell office:value-type="float" office:value="3.72964">
            <text:p>3.72964</text:p>
          </table:table-cell>
          <table:table-cell office:value-type="float" office:value="241.27">
            <text:p>241.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194">
            <text:p>59.5194</text:p>
          </table:table-cell>
          <table:table-cell office:value-type="float" office:value="3.69777">
            <text:p>3.69777</text:p>
          </table:table-cell>
          <table:table-cell office:value-type="float" office:value="241.302">
            <text:p>241.3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395">
            <text:p>59.5395</text:p>
          </table:table-cell>
          <table:table-cell office:value-type="float" office:value="3.67093">
            <text:p>3.67093</text:p>
          </table:table-cell>
          <table:table-cell office:value-type="float" office:value="241.329">
            <text:p>241.3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575">
            <text:p>59.575</text:p>
          </table:table-cell>
          <table:table-cell office:value-type="float" office:value="3.62283">
            <text:p>3.62283</text:p>
          </table:table-cell>
          <table:table-cell office:value-type="float" office:value="241.377">
            <text:p>241.3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064">
            <text:p>59.6064</text:p>
          </table:table-cell>
          <table:table-cell office:value-type="float" office:value="3.57956">
            <text:p>3.57956</text:p>
          </table:table-cell>
          <table:table-cell office:value-type="float" office:value="241.42">
            <text:p>241.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388">
            <text:p>59.6388</text:p>
          </table:table-cell>
          <table:table-cell office:value-type="float" office:value="3.53378">
            <text:p>3.53378</text:p>
          </table:table-cell>
          <table:table-cell office:value-type="float" office:value="241.466">
            <text:p>241.4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6711">
            <text:p>59.6711</text:p>
          </table:table-cell>
          <table:table-cell office:value-type="float" office:value="3.48746">
            <text:p>3.48746</text:p>
          </table:table-cell>
          <table:table-cell office:value-type="float" office:value="241.513">
            <text:p>241.5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041">
            <text:p>59.7041</text:p>
          </table:table-cell>
          <table:table-cell office:value-type="float" office:value="3.43909">
            <text:p>3.43909</text:p>
          </table:table-cell>
          <table:table-cell office:value-type="float" office:value="241.561">
            <text:p>241.5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359">
            <text:p>59.7359</text:p>
          </table:table-cell>
          <table:table-cell office:value-type="float" office:value="3.39168">
            <text:p>3.39168</text:p>
          </table:table-cell>
          <table:table-cell office:value-type="float" office:value="241.608">
            <text:p>241.6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773">
            <text:p>59.773</text:p>
          </table:table-cell>
          <table:table-cell office:value-type="float" office:value="3.33542">
            <text:p>3.33542</text:p>
          </table:table-cell>
          <table:table-cell office:value-type="float" office:value="241.665">
            <text:p>241.6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048">
            <text:p>59.8048</text:p>
          </table:table-cell>
          <table:table-cell office:value-type="float" office:value="3.28615">
            <text:p>3.28615</text:p>
          </table:table-cell>
          <table:table-cell office:value-type="float" office:value="241.714">
            <text:p>241.7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424">
            <text:p>59.8424</text:p>
          </table:table-cell>
          <table:table-cell office:value-type="float" office:value="3.22707">
            <text:p>3.22707</text:p>
          </table:table-cell>
          <table:table-cell office:value-type="float" office:value="241.773">
            <text:p>241.7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8745">
            <text:p>59.8745</text:p>
          </table:table-cell>
          <table:table-cell office:value-type="float" office:value="3.17583">
            <text:p>3.17583</text:p>
          </table:table-cell>
          <table:table-cell office:value-type="float" office:value="241.824">
            <text:p>241.8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066">
            <text:p>59.9066</text:p>
          </table:table-cell>
          <table:table-cell office:value-type="float" office:value="3.1237">
            <text:p>3.1237</text:p>
          </table:table-cell>
          <table:table-cell office:value-type="float" office:value="241.876">
            <text:p>241.8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444">
            <text:p>59.9444</text:p>
          </table:table-cell>
          <table:table-cell office:value-type="float" office:value="3.06122">
            <text:p>3.06122</text:p>
          </table:table-cell>
          <table:table-cell office:value-type="float" office:value="241.939">
            <text:p>241.9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59.9788">
            <text:p>59.9788</text:p>
          </table:table-cell>
          <table:table-cell office:value-type="float" office:value="3.00365">
            <text:p>3.00365</text:p>
          </table:table-cell>
          <table:table-cell office:value-type="float" office:value="241.996">
            <text:p>241.9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158">
            <text:p>60.0158</text:p>
          </table:table-cell>
          <table:table-cell office:value-type="float" office:value="2.94073">
            <text:p>2.94073</text:p>
          </table:table-cell>
          <table:table-cell office:value-type="float" office:value="242.059">
            <text:p>242.0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507">
            <text:p>60.0507</text:p>
          </table:table-cell>
          <table:table-cell office:value-type="float" office:value="2.88046">
            <text:p>2.88046</text:p>
          </table:table-cell>
          <table:table-cell office:value-type="float" office:value="242.12">
            <text:p>242.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0846">
            <text:p>60.0846</text:p>
          </table:table-cell>
          <table:table-cell office:value-type="float" office:value="2.82117">
            <text:p>2.82117</text:p>
          </table:table-cell>
          <table:table-cell office:value-type="float" office:value="242.179">
            <text:p>242.1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203">
            <text:p>60.1203</text:p>
          </table:table-cell>
          <table:table-cell office:value-type="float" office:value="2.75801">
            <text:p>2.75801</text:p>
          </table:table-cell>
          <table:table-cell office:value-type="float" office:value="242.242">
            <text:p>242.2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551">
            <text:p>60.1551</text:p>
          </table:table-cell>
          <table:table-cell office:value-type="float" office:value="2.69548">
            <text:p>2.69548</text:p>
          </table:table-cell>
          <table:table-cell office:value-type="float" office:value="242.305">
            <text:p>242.3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1925">
            <text:p>60.1925</text:p>
          </table:table-cell>
          <table:table-cell office:value-type="float" office:value="2.62744">
            <text:p>2.62744</text:p>
          </table:table-cell>
          <table:table-cell office:value-type="float" office:value="242.373">
            <text:p>242.3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274">
            <text:p>60.2274</text:p>
          </table:table-cell>
          <table:table-cell office:value-type="float" office:value="2.563">
            <text:p>2.563</text:p>
          </table:table-cell>
          <table:table-cell office:value-type="float" office:value="242.437">
            <text:p>242.4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617">
            <text:p>60.2617</text:p>
          </table:table-cell>
          <table:table-cell office:value-type="float" office:value="2.49928">
            <text:p>2.49928</text:p>
          </table:table-cell>
          <table:table-cell office:value-type="float" office:value="242.501">
            <text:p>242.5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296">
            <text:p>60.296</text:p>
          </table:table-cell>
          <table:table-cell office:value-type="float" office:value="2.43462">
            <text:p>2.43462</text:p>
          </table:table-cell>
          <table:table-cell office:value-type="float" office:value="242.565">
            <text:p>242.5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287">
            <text:p>60.3287</text:p>
          </table:table-cell>
          <table:table-cell office:value-type="float" office:value="2.37238">
            <text:p>2.37238</text:p>
          </table:table-cell>
          <table:table-cell office:value-type="float" office:value="242.628">
            <text:p>242.6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609">
            <text:p>60.3609</text:p>
          </table:table-cell>
          <table:table-cell office:value-type="float" office:value="2.31044">
            <text:p>2.31044</text:p>
          </table:table-cell>
          <table:table-cell office:value-type="float" office:value="242.69">
            <text:p>242.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3966">
            <text:p>60.3966</text:p>
          </table:table-cell>
          <table:table-cell office:value-type="float" office:value="2.24107">
            <text:p>2.24107</text:p>
          </table:table-cell>
          <table:table-cell office:value-type="float" office:value="242.759">
            <text:p>242.7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304">
            <text:p>60.4304</text:p>
          </table:table-cell>
          <table:table-cell office:value-type="float" office:value="2.17506">
            <text:p>2.17506</text:p>
          </table:table-cell>
          <table:table-cell office:value-type="float" office:value="242.825">
            <text:p>242.8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4669">
            <text:p>60.4669</text:p>
          </table:table-cell>
          <table:table-cell office:value-type="float" office:value="2.10271">
            <text:p>2.10271</text:p>
          </table:table-cell>
          <table:table-cell office:value-type="float" office:value="242.897">
            <text:p>242.8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007">
            <text:p>60.5007</text:p>
          </table:table-cell>
          <table:table-cell office:value-type="float" office:value="2.03522">
            <text:p>2.03522</text:p>
          </table:table-cell>
          <table:table-cell office:value-type="float" office:value="242.965">
            <text:p>242.9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402">
            <text:p>60.5402</text:p>
          </table:table-cell>
          <table:table-cell office:value-type="float" office:value="1.95532">
            <text:p>1.95532</text:p>
          </table:table-cell>
          <table:table-cell office:value-type="float" office:value="243.045">
            <text:p>243.0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5752">
            <text:p>60.5752</text:p>
          </table:table-cell>
          <table:table-cell office:value-type="float" office:value="1.88419">
            <text:p>1.88419</text:p>
          </table:table-cell>
          <table:table-cell office:value-type="float" office:value="243.116">
            <text:p>243.1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127">
            <text:p>60.6127</text:p>
          </table:table-cell>
          <table:table-cell office:value-type="float" office:value="1.80688">
            <text:p>1.80688</text:p>
          </table:table-cell>
          <table:table-cell office:value-type="float" office:value="243.193">
            <text:p>243.1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461">
            <text:p>60.6461</text:p>
          </table:table-cell>
          <table:table-cell office:value-type="float" office:value="1.73755">
            <text:p>1.73755</text:p>
          </table:table-cell>
          <table:table-cell office:value-type="float" office:value="243.262">
            <text:p>243.262</text:p>
          </table:table-cell>
          <table:table-cell office:value-type="float" office:value="0.868774">
            <text:p>0.8687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787">
            <text:p>60.6787</text:p>
          </table:table-cell>
          <table:table-cell office:value-type="float" office:value="1.66971">
            <text:p>1.66971</text:p>
          </table:table-cell>
          <table:table-cell office:value-type="float" office:value="243.33">
            <text:p>243.33</text:p>
          </table:table-cell>
          <table:table-cell office:value-type="float" office:value="0.834854">
            <text:p>0.8348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6989">
            <text:p>60.6989</text:p>
          </table:table-cell>
          <table:table-cell office:value-type="float" office:value="1.62733">
            <text:p>1.62733</text:p>
          </table:table-cell>
          <table:table-cell office:value-type="float" office:value="243.373">
            <text:p>243.373</text:p>
          </table:table-cell>
          <table:table-cell office:value-type="float" office:value="0.813667">
            <text:p>0.81366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352">
            <text:p>60.7352</text:p>
          </table:table-cell>
          <table:table-cell office:value-type="float" office:value="1.55054">
            <text:p>1.55054</text:p>
          </table:table-cell>
          <table:table-cell office:value-type="float" office:value="243.449">
            <text:p>243.449</text:p>
          </table:table-cell>
          <table:table-cell office:value-type="float" office:value="0.775269">
            <text:p>0.7752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7715">
            <text:p>60.7715</text:p>
          </table:table-cell>
          <table:table-cell office:value-type="float" office:value="1.47314">
            <text:p>1.47314</text:p>
          </table:table-cell>
          <table:table-cell office:value-type="float" office:value="243.527">
            <text:p>243.527</text:p>
          </table:table-cell>
          <table:table-cell office:value-type="float" office:value="0.736572">
            <text:p>0.7365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062">
            <text:p>60.8062</text:p>
          </table:table-cell>
          <table:table-cell office:value-type="float" office:value="1.3988">
            <text:p>1.3988</text:p>
          </table:table-cell>
          <table:table-cell office:value-type="float" office:value="243.601">
            <text:p>243.601</text:p>
          </table:table-cell>
          <table:table-cell office:value-type="float" office:value="0.699402">
            <text:p>0.6994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403">
            <text:p>60.8403</text:p>
          </table:table-cell>
          <table:table-cell office:value-type="float" office:value="1.3251">
            <text:p>1.3251</text:p>
          </table:table-cell>
          <table:table-cell office:value-type="float" office:value="243.675">
            <text:p>243.675</text:p>
          </table:table-cell>
          <table:table-cell office:value-type="float" office:value="0.662552">
            <text:p>0.6625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604">
            <text:p>60.8604</text:p>
          </table:table-cell>
          <table:table-cell office:value-type="float" office:value="1.28139">
            <text:p>1.28139</text:p>
          </table:table-cell>
          <table:table-cell office:value-type="float" office:value="243.719">
            <text:p>243.719</text:p>
          </table:table-cell>
          <table:table-cell office:value-type="float" office:value="0.640694">
            <text:p>0.6406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8958">
            <text:p>60.8958</text:p>
          </table:table-cell>
          <table:table-cell office:value-type="float" office:value="1.20418">
            <text:p>1.20418</text:p>
          </table:table-cell>
          <table:table-cell office:value-type="float" office:value="243.796">
            <text:p>243.796</text:p>
          </table:table-cell>
          <table:table-cell office:value-type="float" office:value="0.602089">
            <text:p>0.6020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303">
            <text:p>60.9303</text:p>
          </table:table-cell>
          <table:table-cell office:value-type="float" office:value="1.12866">
            <text:p>1.12866</text:p>
          </table:table-cell>
          <table:table-cell office:value-type="float" office:value="243.871">
            <text:p>243.871</text:p>
          </table:table-cell>
          <table:table-cell office:value-type="float" office:value="0.564331">
            <text:p>0.5643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516">
            <text:p>60.9516</text:p>
          </table:table-cell>
          <table:table-cell office:value-type="float" office:value="1.08156">
            <text:p>1.08156</text:p>
          </table:table-cell>
          <table:table-cell office:value-type="float" office:value="243.918">
            <text:p>243.918</text:p>
          </table:table-cell>
          <table:table-cell office:value-type="float" office:value="0.540779">
            <text:p>0.5407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0.9854">
            <text:p>60.9854</text:p>
          </table:table-cell>
          <table:table-cell office:value-type="float" office:value="1.00703">
            <text:p>1.00703</text:p>
          </table:table-cell>
          <table:table-cell office:value-type="float" office:value="243.993">
            <text:p>243.993</text:p>
          </table:table-cell>
          <table:table-cell office:value-type="float" office:value="0.503517">
            <text:p>0.5035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215">
            <text:p>61.0215</text:p>
          </table:table-cell>
          <table:table-cell office:value-type="float" office:value="0.926727">
            <text:p>0.926727</text:p>
          </table:table-cell>
          <table:table-cell office:value-type="float" office:value="244.073">
            <text:p>244.073</text:p>
          </table:table-cell>
          <table:table-cell office:value-type="float" office:value="0.463364">
            <text:p>0.4633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586">
            <text:p>61.0586</text:p>
          </table:table-cell>
          <table:table-cell office:value-type="float" office:value="0.843689">
            <text:p>0.843689</text:p>
          </table:table-cell>
          <table:table-cell office:value-type="float" office:value="244.156">
            <text:p>244.156</text:p>
          </table:table-cell>
          <table:table-cell office:value-type="float" office:value="0.421844">
            <text:p>0.4218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0935">
            <text:p>61.0935</text:p>
          </table:table-cell>
          <table:table-cell office:value-type="float" office:value="0.765381">
            <text:p>0.765381</text:p>
          </table:table-cell>
          <table:table-cell office:value-type="float" office:value="244.235">
            <text:p>244.235</text:p>
          </table:table-cell>
          <table:table-cell office:value-type="float" office:value="0.38269">
            <text:p>0.382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309">
            <text:p>61.1309</text:p>
          </table:table-cell>
          <table:table-cell office:value-type="float" office:value="0.681381">
            <text:p>0.681381</text:p>
          </table:table-cell>
          <table:table-cell office:value-type="float" office:value="244.319">
            <text:p>244.319</text:p>
          </table:table-cell>
          <table:table-cell office:value-type="float" office:value="0.340691">
            <text:p>0.3406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1641">
            <text:p>61.1641</text:p>
          </table:table-cell>
          <table:table-cell office:value-type="float" office:value="0.606445">
            <text:p>0.606445</text:p>
          </table:table-cell>
          <table:table-cell office:value-type="float" office:value="244.394">
            <text:p>244.394</text:p>
          </table:table-cell>
          <table:table-cell office:value-type="float" office:value="0.303223">
            <text:p>0.3032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016">
            <text:p>61.2016</text:p>
          </table:table-cell>
          <table:table-cell office:value-type="float" office:value="0.521759">
            <text:p>0.521759</text:p>
          </table:table-cell>
          <table:table-cell office:value-type="float" office:value="244.478">
            <text:p>244.478</text:p>
          </table:table-cell>
          <table:table-cell office:value-type="float" office:value="0.26088">
            <text:p>0.260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371">
            <text:p>61.2371</text:p>
          </table:table-cell>
          <table:table-cell office:value-type="float" office:value="0.441467">
            <text:p>0.441467</text:p>
          </table:table-cell>
          <table:table-cell office:value-type="float" office:value="244.559">
            <text:p>244.559</text:p>
          </table:table-cell>
          <table:table-cell office:value-type="float" office:value="0.220734">
            <text:p>0.22073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2725">
            <text:p>61.2725</text:p>
          </table:table-cell>
          <table:table-cell office:value-type="float" office:value="0.361435">
            <text:p>0.361435</text:p>
          </table:table-cell>
          <table:table-cell office:value-type="float" office:value="244.639">
            <text:p>244.639</text:p>
          </table:table-cell>
          <table:table-cell office:value-type="float" office:value="0.180717">
            <text:p>0.1807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067">
            <text:p>61.3067</text:p>
          </table:table-cell>
          <table:table-cell office:value-type="float" office:value="0.284103">
            <text:p>0.284103</text:p>
          </table:table-cell>
          <table:table-cell office:value-type="float" office:value="244.716">
            <text:p>244.716</text:p>
          </table:table-cell>
          <table:table-cell office:value-type="float" office:value="0.142052">
            <text:p>0.1420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388">
            <text:p>61.3388</text:p>
          </table:table-cell>
          <table:table-cell office:value-type="float" office:value="0.211472">
            <text:p>0.211472</text:p>
          </table:table-cell>
          <table:table-cell office:value-type="float" office:value="244.789">
            <text:p>244.789</text:p>
          </table:table-cell>
          <table:table-cell office:value-type="float" office:value="0.105736">
            <text:p>0.1057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3743">
            <text:p>61.3743</text:p>
          </table:table-cell>
          <table:table-cell office:value-type="float" office:value="0.131348">
            <text:p>0.131348</text:p>
          </table:table-cell>
          <table:table-cell office:value-type="float" office:value="244.869">
            <text:p>244.869</text:p>
          </table:table-cell>
          <table:table-cell office:value-type="float" office:value="0.0656738">
            <text:p>0.065673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069">
            <text:p>61.4069</text:p>
          </table:table-cell>
          <table:table-cell office:value-type="float" office:value="0.0581512">
            <text:p>0.0581512</text:p>
          </table:table-cell>
          <table:table-cell office:value-type="float" office:value="244.942">
            <text:p>244.942</text:p>
          </table:table-cell>
          <table:table-cell office:value-type="float" office:value="0.0290756">
            <text:p>0.02907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415">
            <text:p>61.4415</text:p>
          </table:table-cell>
          <table:table-cell office:value-type="float" office:value="-0.0194397">
            <text:p>-0.0194397</text:p>
          </table:table-cell>
          <table:table-cell office:value-type="float" office:value="245.019">
            <text:p>245.019</text:p>
          </table:table-cell>
          <table:table-cell office:value-type="float" office:value="-0.00971985">
            <text:p>-0.009719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4761">
            <text:p>61.4761</text:p>
          </table:table-cell>
          <table:table-cell office:value-type="float" office:value="-0.0965729">
            <text:p>-0.0965729</text:p>
          </table:table-cell>
          <table:table-cell office:value-type="float" office:value="245.097">
            <text:p>245.097</text:p>
          </table:table-cell>
          <table:table-cell office:value-type="float" office:value="-0.0482864">
            <text:p>-0.04828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076">
            <text:p>61.5076</text:p>
          </table:table-cell>
          <table:table-cell office:value-type="float" office:value="-0.166504">
            <text:p>-0.166504</text:p>
          </table:table-cell>
          <table:table-cell office:value-type="float" office:value="245.167">
            <text:p>245.167</text:p>
          </table:table-cell>
          <table:table-cell office:value-type="float" office:value="-0.083252">
            <text:p>-0.0832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492">
            <text:p>61.5492</text:p>
          </table:table-cell>
          <table:table-cell office:value-type="float" office:value="-0.258362">
            <text:p>-0.258362</text:p>
          </table:table-cell>
          <table:table-cell office:value-type="float" office:value="245.258">
            <text:p>245.258</text:p>
          </table:table-cell>
          <table:table-cell office:value-type="float" office:value="-0.129181">
            <text:p>-0.1291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5849">
            <text:p>61.5849</text:p>
          </table:table-cell>
          <table:table-cell office:value-type="float" office:value="-0.336182">
            <text:p>-0.336182</text:p>
          </table:table-cell>
          <table:table-cell office:value-type="float" office:value="245.336">
            <text:p>245.336</text:p>
          </table:table-cell>
          <table:table-cell office:value-type="float" office:value="-0.168091">
            <text:p>-0.1680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167">
            <text:p>61.6167</text:p>
          </table:table-cell>
          <table:table-cell office:value-type="float" office:value="-0.405212">
            <text:p>-0.405212</text:p>
          </table:table-cell>
          <table:table-cell office:value-type="float" office:value="245.405">
            <text:p>245.405</text:p>
          </table:table-cell>
          <table:table-cell office:value-type="float" office:value="-0.202606">
            <text:p>-0.2026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532">
            <text:p>61.6532</text:p>
          </table:table-cell>
          <table:table-cell office:value-type="float" office:value="-0.483459">
            <text:p>-0.483459</text:p>
          </table:table-cell>
          <table:table-cell office:value-type="float" office:value="245.483">
            <text:p>245.483</text:p>
          </table:table-cell>
          <table:table-cell office:value-type="float" office:value="-0.24173">
            <text:p>-0.241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6848">
            <text:p>61.6848</text:p>
          </table:table-cell>
          <table:table-cell office:value-type="float" office:value="-0.550568">
            <text:p>-0.550568</text:p>
          </table:table-cell>
          <table:table-cell office:value-type="float" office:value="245.551">
            <text:p>245.551</text:p>
          </table:table-cell>
          <table:table-cell office:value-type="float" office:value="-0.275284">
            <text:p>-0.2752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055">
            <text:p>61.7055</text:p>
          </table:table-cell>
          <table:table-cell office:value-type="float" office:value="-0.594315">
            <text:p>-0.594315</text:p>
          </table:table-cell>
          <table:table-cell office:value-type="float" office:value="245.594">
            <text:p>245.594</text:p>
          </table:table-cell>
          <table:table-cell office:value-type="float" office:value="-0.297157">
            <text:p>-0.2971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399">
            <text:p>61.7399</text:p>
          </table:table-cell>
          <table:table-cell office:value-type="float" office:value="-0.666031">
            <text:p>-0.666031</text:p>
          </table:table-cell>
          <table:table-cell office:value-type="float" office:value="245.666">
            <text:p>245.666</text:p>
          </table:table-cell>
          <table:table-cell office:value-type="float" office:value="-0.333015">
            <text:p>-0.3330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7746">
            <text:p>61.7746</text:p>
          </table:table-cell>
          <table:table-cell office:value-type="float" office:value="-0.73732">
            <text:p>-0.73732</text:p>
          </table:table-cell>
          <table:table-cell office:value-type="float" office:value="245.737">
            <text:p>245.737</text:p>
          </table:table-cell>
          <table:table-cell office:value-type="float" office:value="-0.36866">
            <text:p>-0.368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089">
            <text:p>61.8089</text:p>
          </table:table-cell>
          <table:table-cell office:value-type="float" office:value="-0.80751">
            <text:p>-0.80751</text:p>
          </table:table-cell>
          <table:table-cell office:value-type="float" office:value="245.808">
            <text:p>245.808</text:p>
          </table:table-cell>
          <table:table-cell office:value-type="float" office:value="-0.403755">
            <text:p>-0.4037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438">
            <text:p>61.8438</text:p>
          </table:table-cell>
          <table:table-cell office:value-type="float" office:value="-0.877258">
            <text:p>-0.877258</text:p>
          </table:table-cell>
          <table:table-cell office:value-type="float" office:value="245.877">
            <text:p>245.877</text:p>
          </table:table-cell>
          <table:table-cell office:value-type="float" office:value="-0.438629">
            <text:p>-0.4386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8808">
            <text:p>61.8808</text:p>
          </table:table-cell>
          <table:table-cell office:value-type="float" office:value="-0.949905">
            <text:p>-0.949905</text:p>
          </table:table-cell>
          <table:table-cell office:value-type="float" office:value="245.95">
            <text:p>245.95</text:p>
          </table:table-cell>
          <table:table-cell office:value-type="float" office:value="-0.474953">
            <text:p>-0.4749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151">
            <text:p>61.9151</text:p>
          </table:table-cell>
          <table:table-cell office:value-type="float" office:value="-1.01605">
            <text:p>-1.01605</text:p>
          </table:table-cell>
          <table:table-cell office:value-type="float" office:value="246.016">
            <text:p>246.016</text:p>
          </table:table-cell>
          <table:table-cell office:value-type="float" office:value="-0.508026">
            <text:p>-0.5080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497">
            <text:p>61.9497</text:p>
          </table:table-cell>
          <table:table-cell office:value-type="float" office:value="-1.08165">
            <text:p>-1.08165</text:p>
          </table:table-cell>
          <table:table-cell office:value-type="float" office:value="246.082">
            <text:p>246.082</text:p>
          </table:table-cell>
          <table:table-cell office:value-type="float" office:value="-0.540825">
            <text:p>-0.5408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1.9832">
            <text:p>61.9832</text:p>
          </table:table-cell>
          <table:table-cell office:value-type="float" office:value="-1.14383">
            <text:p>-1.14383</text:p>
          </table:table-cell>
          <table:table-cell office:value-type="float" office:value="246.144">
            <text:p>246.144</text:p>
          </table:table-cell>
          <table:table-cell office:value-type="float" office:value="-0.571915">
            <text:p>-0.5719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198">
            <text:p>62.0198</text:p>
          </table:table-cell>
          <table:table-cell office:value-type="float" office:value="-1.21024">
            <text:p>-1.21024</text:p>
          </table:table-cell>
          <table:table-cell office:value-type="float" office:value="246.21">
            <text:p>246.21</text:p>
          </table:table-cell>
          <table:table-cell office:value-type="float" office:value="-0.605118">
            <text:p>-0.6051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545">
            <text:p>62.0545</text:p>
          </table:table-cell>
          <table:table-cell office:value-type="float" office:value="-1.27173">
            <text:p>-1.27173</text:p>
          </table:table-cell>
          <table:table-cell office:value-type="float" office:value="246.272">
            <text:p>246.272</text:p>
          </table:table-cell>
          <table:table-cell office:value-type="float" office:value="-0.635864">
            <text:p>-0.6358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0905">
            <text:p>62.0905</text:p>
          </table:table-cell>
          <table:table-cell office:value-type="float" office:value="-1.33424">
            <text:p>-1.33424</text:p>
          </table:table-cell>
          <table:table-cell office:value-type="float" office:value="246.334">
            <text:p>246.334</text:p>
          </table:table-cell>
          <table:table-cell office:value-type="float" office:value="-0.667122">
            <text:p>-0.66712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118">
            <text:p>62.1118</text:p>
          </table:table-cell>
          <table:table-cell office:value-type="float" office:value="-1.37036">
            <text:p>-1.37036</text:p>
          </table:table-cell>
          <table:table-cell office:value-type="float" office:value="246.37">
            <text:p>246.37</text:p>
          </table:table-cell>
          <table:table-cell office:value-type="float" office:value="-0.685181">
            <text:p>-0.6851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463">
            <text:p>62.1463</text:p>
          </table:table-cell>
          <table:table-cell office:value-type="float" office:value="-1.4277">
            <text:p>-1.4277</text:p>
          </table:table-cell>
          <table:table-cell office:value-type="float" office:value="246.428">
            <text:p>246.428</text:p>
          </table:table-cell>
          <table:table-cell office:value-type="float" office:value="-0.713852">
            <text:p>-0.7138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183">
            <text:p>62.183</text:p>
          </table:table-cell>
          <table:table-cell office:value-type="float" office:value="-1.48709">
            <text:p>-1.48709</text:p>
          </table:table-cell>
          <table:table-cell office:value-type="float" office:value="246.487">
            <text:p>246.487</text:p>
          </table:table-cell>
          <table:table-cell office:value-type="float" office:value="-0.743546">
            <text:p>-0.7435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193">
            <text:p>62.2193</text:p>
          </table:table-cell>
          <table:table-cell office:value-type="float" office:value="-1.54414">
            <text:p>-1.54414</text:p>
          </table:table-cell>
          <table:table-cell office:value-type="float" office:value="246.544">
            <text:p>246.544</text:p>
          </table:table-cell>
          <table:table-cell office:value-type="float" office:value="-0.772072">
            <text:p>-0.7720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552">
            <text:p>62.2552</text:p>
          </table:table-cell>
          <table:table-cell office:value-type="float" office:value="-1.59872">
            <text:p>-1.59872</text:p>
          </table:table-cell>
          <table:table-cell office:value-type="float" office:value="246.599">
            <text:p>246.599</text:p>
          </table:table-cell>
          <table:table-cell office:value-type="float" office:value="-0.799362">
            <text:p>-0.7993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2901">
            <text:p>62.2901</text:p>
          </table:table-cell>
          <table:table-cell office:value-type="float" office:value="-1.65021">
            <text:p>-1.65021</text:p>
          </table:table-cell>
          <table:table-cell office:value-type="float" office:value="246.65">
            <text:p>246.65</text:p>
          </table:table-cell>
          <table:table-cell office:value-type="float" office:value="-0.825104">
            <text:p>-0.8251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23">
            <text:p>62.323</text:p>
          </table:table-cell>
          <table:table-cell office:value-type="float" office:value="-1.69713">
            <text:p>-1.69713</text:p>
          </table:table-cell>
          <table:table-cell office:value-type="float" office:value="246.697">
            <text:p>246.697</text:p>
          </table:table-cell>
          <table:table-cell office:value-type="float" office:value="-0.848564">
            <text:p>-0.8485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434">
            <text:p>62.3434</text:p>
          </table:table-cell>
          <table:table-cell office:value-type="float" office:value="-1.72556">
            <text:p>-1.72556</text:p>
          </table:table-cell>
          <table:table-cell office:value-type="float" office:value="246.726">
            <text:p>246.726</text:p>
          </table:table-cell>
          <table:table-cell office:value-type="float" office:value="-0.862778">
            <text:p>-0.8627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3774">
            <text:p>62.3774</text:p>
          </table:table-cell>
          <table:table-cell office:value-type="float" office:value="-1.77168">
            <text:p>-1.77168</text:p>
          </table:table-cell>
          <table:table-cell office:value-type="float" office:value="246.772">
            <text:p>246.772</text:p>
          </table:table-cell>
          <table:table-cell office:value-type="float" office:value="-0.885841">
            <text:p>-0.8858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151">
            <text:p>62.4151</text:p>
          </table:table-cell>
          <table:table-cell office:value-type="float" office:value="-1.82079">
            <text:p>-1.82079</text:p>
          </table:table-cell>
          <table:table-cell office:value-type="float" office:value="246.821">
            <text:p>246.8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487">
            <text:p>62.4487</text:p>
          </table:table-cell>
          <table:table-cell office:value-type="float" office:value="-1.86298">
            <text:p>-1.86298</text:p>
          </table:table-cell>
          <table:table-cell office:value-type="float" office:value="246.863">
            <text:p>246.8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4824">
            <text:p>62.4824</text:p>
          </table:table-cell>
          <table:table-cell office:value-type="float" office:value="-1.90358">
            <text:p>-1.90358</text:p>
          </table:table-cell>
          <table:table-cell office:value-type="float" office:value="246.904">
            <text:p>246.90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038">
            <text:p>62.5038</text:p>
          </table:table-cell>
          <table:table-cell office:value-type="float" office:value="-1.92867">
            <text:p>-1.92867</text:p>
          </table:table-cell>
          <table:table-cell office:value-type="float" office:value="246.929">
            <text:p>246.9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408">
            <text:p>62.5408</text:p>
          </table:table-cell>
          <table:table-cell office:value-type="float" office:value="-1.97026">
            <text:p>-1.97026</text:p>
          </table:table-cell>
          <table:table-cell office:value-type="float" office:value="246.97">
            <text:p>246.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5775">
            <text:p>62.5775</text:p>
          </table:table-cell>
          <table:table-cell office:value-type="float" office:value="-2.00961">
            <text:p>-2.00961</text:p>
          </table:table-cell>
          <table:table-cell office:value-type="float" office:value="247.01">
            <text:p>247.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116">
            <text:p>62.6116</text:p>
          </table:table-cell>
          <table:table-cell office:value-type="float" office:value="-2.0444">
            <text:p>-2.0444</text:p>
          </table:table-cell>
          <table:table-cell office:value-type="float" office:value="247.044">
            <text:p>247.0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485">
            <text:p>62.6485</text:p>
          </table:table-cell>
          <table:table-cell office:value-type="float" office:value="-2.08022">
            <text:p>-2.08022</text:p>
          </table:table-cell>
          <table:table-cell office:value-type="float" office:value="247.08">
            <text:p>247.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6848">
            <text:p>62.6848</text:p>
          </table:table-cell>
          <table:table-cell office:value-type="float" office:value="-2.11349">
            <text:p>-2.11349</text:p>
          </table:table-cell>
          <table:table-cell office:value-type="float" office:value="247.113">
            <text:p>247.11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172">
            <text:p>62.7172</text:p>
          </table:table-cell>
          <table:table-cell office:value-type="float" office:value="-2.14157">
            <text:p>-2.14157</text:p>
          </table:table-cell>
          <table:table-cell office:value-type="float" office:value="247.142">
            <text:p>247.1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375">
            <text:p>62.7375</text:p>
          </table:table-cell>
          <table:table-cell office:value-type="float" office:value="-2.15845">
            <text:p>-2.15845</text:p>
          </table:table-cell>
          <table:table-cell office:value-type="float" office:value="247.158">
            <text:p>247.1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7695">
            <text:p>62.7695</text:p>
          </table:table-cell>
          <table:table-cell office:value-type="float" office:value="-2.18373">
            <text:p>-2.18373</text:p>
          </table:table-cell>
          <table:table-cell office:value-type="float" office:value="247.184">
            <text:p>247.1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056">
            <text:p>62.8056</text:p>
          </table:table-cell>
          <table:table-cell office:value-type="float" office:value="-2.21049">
            <text:p>-2.21049</text:p>
          </table:table-cell>
          <table:table-cell office:value-type="float" office:value="247.21">
            <text:p>247.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386">
            <text:p>62.8386</text:p>
          </table:table-cell>
          <table:table-cell office:value-type="float" office:value="-2.23338">
            <text:p>-2.23338</text:p>
          </table:table-cell>
          <table:table-cell office:value-type="float" office:value="247.233">
            <text:p>247.2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8772">
            <text:p>62.8772</text:p>
          </table:table-cell>
          <table:table-cell office:value-type="float" office:value="-2.25821">
            <text:p>-2.25821</text:p>
          </table:table-cell>
          <table:table-cell office:value-type="float" office:value="247.258">
            <text:p>247.25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109">
            <text:p>62.9109</text:p>
          </table:table-cell>
          <table:table-cell office:value-type="float" office:value="-2.27806">
            <text:p>-2.27806</text:p>
          </table:table-cell>
          <table:table-cell office:value-type="float" office:value="247.278">
            <text:p>247.2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42">
            <text:p>62.942</text:p>
          </table:table-cell>
          <table:table-cell office:value-type="float" office:value="-2.29506">
            <text:p>-2.29506</text:p>
          </table:table-cell>
          <table:table-cell office:value-type="float" office:value="247.295">
            <text:p>247.2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621">
            <text:p>62.9621</text:p>
          </table:table-cell>
          <table:table-cell office:value-type="float" office:value="-2.30536">
            <text:p>-2.30536</text:p>
          </table:table-cell>
          <table:table-cell office:value-type="float" office:value="247.305">
            <text:p>247.3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2.9965">
            <text:p>62.9965</text:p>
          </table:table-cell>
          <table:table-cell office:value-type="float" office:value="-2.32161">
            <text:p>-2.32161</text:p>
          </table:table-cell>
          <table:table-cell office:value-type="float" office:value="247.322">
            <text:p>247.3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305">
            <text:p>63.0305</text:p>
          </table:table-cell>
          <table:table-cell office:value-type="float" office:value="-2.33604">
            <text:p>-2.33604</text:p>
          </table:table-cell>
          <table:table-cell office:value-type="float" office:value="247.336">
            <text:p>247.3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65">
            <text:p>63.065</text:p>
          </table:table-cell>
          <table:table-cell office:value-type="float" office:value="-2.34909">
            <text:p>-2.34909</text:p>
          </table:table-cell>
          <table:table-cell office:value-type="float" office:value="247.349">
            <text:p>247.34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0989">
            <text:p>63.0989</text:p>
          </table:table-cell>
          <table:table-cell office:value-type="float" office:value="-2.36043">
            <text:p>-2.36043</text:p>
          </table:table-cell>
          <table:table-cell office:value-type="float" office:value="247.36">
            <text:p>247.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192">
            <text:p>63.1192</text:p>
          </table:table-cell>
          <table:table-cell office:value-type="float" office:value="-2.36649">
            <text:p>-2.36649</text:p>
          </table:table-cell>
          <table:table-cell office:value-type="float" office:value="247.366">
            <text:p>247.3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539">
            <text:p>63.1539</text:p>
          </table:table-cell>
          <table:table-cell office:value-type="float" office:value="-2.37552">
            <text:p>-2.37552</text:p>
          </table:table-cell>
          <table:table-cell office:value-type="float" office:value="247.376">
            <text:p>247.3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1884">
            <text:p>63.1884</text:p>
          </table:table-cell>
          <table:table-cell office:value-type="float" office:value="-2.38297">
            <text:p>-2.38297</text:p>
          </table:table-cell>
          <table:table-cell office:value-type="float" office:value="247.383">
            <text:p>247.3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214">
            <text:p>63.2214</text:p>
          </table:table-cell>
          <table:table-cell office:value-type="float" office:value="-2.38863">
            <text:p>-2.38863</text:p>
          </table:table-cell>
          <table:table-cell office:value-type="float" office:value="247.389">
            <text:p>247.3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522">
            <text:p>63.2522</text:p>
          </table:table-cell>
          <table:table-cell office:value-type="float" office:value="-2.39261">
            <text:p>-2.39261</text:p>
          </table:table-cell>
          <table:table-cell office:value-type="float" office:value="247.393">
            <text:p>247.3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2895">
            <text:p>63.2895</text:p>
          </table:table-cell>
          <table:table-cell office:value-type="float" office:value="-2.39581">
            <text:p>-2.39581</text:p>
          </table:table-cell>
          <table:table-cell office:value-type="float" office:value="247.396">
            <text:p>247.3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205">
            <text:p>63.3205</text:p>
          </table:table-cell>
          <table:table-cell office:value-type="float" office:value="-2.39713">
            <text:p>-2.39713</text:p>
          </table:table-cell>
          <table:table-cell office:value-type="float" office:value="247.397">
            <text:p>247.3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551">
            <text:p>63.3551</text:p>
          </table:table-cell>
          <table:table-cell office:value-type="float" office:value="-2.39723">
            <text:p>-2.39723</text:p>
          </table:table-cell>
          <table:table-cell office:value-type="float" office:value="247.397">
            <text:p>247.39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3866">
            <text:p>63.3866</text:p>
          </table:table-cell>
          <table:table-cell office:value-type="float" office:value="-2.39607">
            <text:p>-2.39607</text:p>
          </table:table-cell>
          <table:table-cell office:value-type="float" office:value="247.396">
            <text:p>247.3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182">
            <text:p>63.4182</text:p>
          </table:table-cell>
          <table:table-cell office:value-type="float" office:value="-2.39368">
            <text:p>-2.39368</text:p>
          </table:table-cell>
          <table:table-cell office:value-type="float" office:value="247.394">
            <text:p>247.3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525">
            <text:p>63.4525</text:p>
          </table:table-cell>
          <table:table-cell office:value-type="float" office:value="-2.38976">
            <text:p>-2.38976</text:p>
          </table:table-cell>
          <table:table-cell office:value-type="float" office:value="247.39">
            <text:p>247.3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4846">
            <text:p>63.4846</text:p>
          </table:table-cell>
          <table:table-cell office:value-type="float" office:value="-2.38483">
            <text:p>-2.38483</text:p>
          </table:table-cell>
          <table:table-cell office:value-type="float" office:value="247.385">
            <text:p>247.3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186">
            <text:p>63.5186</text:p>
          </table:table-cell>
          <table:table-cell office:value-type="float" office:value="-2.37828">
            <text:p>-2.37828</text:p>
          </table:table-cell>
          <table:table-cell office:value-type="float" office:value="247.378">
            <text:p>247.3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529">
            <text:p>63.5529</text:p>
          </table:table-cell>
          <table:table-cell office:value-type="float" office:value="-2.37035">
            <text:p>-2.37035</text:p>
          </table:table-cell>
          <table:table-cell office:value-type="float" office:value="247.37">
            <text:p>247.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5887">
            <text:p>63.5887</text:p>
          </table:table-cell>
          <table:table-cell office:value-type="float" office:value="-2.36075">
            <text:p>-2.36075</text:p>
          </table:table-cell>
          <table:table-cell office:value-type="float" office:value="247.361">
            <text:p>247.3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095">
            <text:p>63.6095</text:p>
          </table:table-cell>
          <table:table-cell office:value-type="float" office:value="-2.35448">
            <text:p>-2.35448</text:p>
          </table:table-cell>
          <table:table-cell office:value-type="float" office:value="247.354">
            <text:p>247.3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425">
            <text:p>63.6425</text:p>
          </table:table-cell>
          <table:table-cell office:value-type="float" office:value="-2.34363">
            <text:p>-2.34363</text:p>
          </table:table-cell>
          <table:table-cell office:value-type="float" office:value="247.344">
            <text:p>247.3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6781">
            <text:p>63.6781</text:p>
          </table:table-cell>
          <table:table-cell office:value-type="float" office:value="-2.3306">
            <text:p>-2.3306</text:p>
          </table:table-cell>
          <table:table-cell office:value-type="float" office:value="247.331">
            <text:p>247.3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116">
            <text:p>63.7116</text:p>
          </table:table-cell>
          <table:table-cell office:value-type="float" office:value="-2.31711">
            <text:p>-2.31711</text:p>
          </table:table-cell>
          <table:table-cell office:value-type="float" office:value="247.317">
            <text:p>247.31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442">
            <text:p>63.7442</text:p>
          </table:table-cell>
          <table:table-cell office:value-type="float" office:value="-2.30278">
            <text:p>-2.30278</text:p>
          </table:table-cell>
          <table:table-cell office:value-type="float" office:value="247.303">
            <text:p>247.30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7797">
            <text:p>63.7797</text:p>
          </table:table-cell>
          <table:table-cell office:value-type="float" office:value="-2.28613">
            <text:p>-2.28613</text:p>
          </table:table-cell>
          <table:table-cell office:value-type="float" office:value="247.286">
            <text:p>247.2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126">
            <text:p>63.8126</text:p>
          </table:table-cell>
          <table:table-cell office:value-type="float" office:value="-2.26956">
            <text:p>-2.26956</text:p>
          </table:table-cell>
          <table:table-cell office:value-type="float" office:value="247.27">
            <text:p>247.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479">
            <text:p>63.8479</text:p>
          </table:table-cell>
          <table:table-cell office:value-type="float" office:value="-2.25066">
            <text:p>-2.25066</text:p>
          </table:table-cell>
          <table:table-cell office:value-type="float" office:value="247.251">
            <text:p>247.2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8817">
            <text:p>63.8817</text:p>
          </table:table-cell>
          <table:table-cell office:value-type="float" office:value="-2.23135">
            <text:p>-2.23135</text:p>
          </table:table-cell>
          <table:table-cell office:value-type="float" office:value="247.231">
            <text:p>247.23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158">
            <text:p>63.9158</text:p>
          </table:table-cell>
          <table:table-cell office:value-type="float" office:value="-2.21086">
            <text:p>-2.21086</text:p>
          </table:table-cell>
          <table:table-cell office:value-type="float" office:value="247.211">
            <text:p>247.2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526">
            <text:p>63.9526</text:p>
          </table:table-cell>
          <table:table-cell office:value-type="float" office:value="-2.18748">
            <text:p>-2.18748</text:p>
          </table:table-cell>
          <table:table-cell office:value-type="float" office:value="247.187">
            <text:p>247.1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3.9861">
            <text:p>63.9861</text:p>
          </table:table-cell>
          <table:table-cell office:value-type="float" office:value="-2.1653">
            <text:p>-2.1653</text:p>
          </table:table-cell>
          <table:table-cell office:value-type="float" office:value="247.165">
            <text:p>247.1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201">
            <text:p>64.0201</text:p>
          </table:table-cell>
          <table:table-cell office:value-type="float" office:value="-2.14163">
            <text:p>-2.14163</text:p>
          </table:table-cell>
          <table:table-cell office:value-type="float" office:value="247.142">
            <text:p>247.14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534">
            <text:p>64.0534</text:p>
          </table:table-cell>
          <table:table-cell office:value-type="float" office:value="-2.11758">
            <text:p>-2.11758</text:p>
          </table:table-cell>
          <table:table-cell office:value-type="float" office:value="247.118">
            <text:p>247.11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0858">
            <text:p>64.0858</text:p>
          </table:table-cell>
          <table:table-cell office:value-type="float" office:value="-2.09329">
            <text:p>-2.09329</text:p>
          </table:table-cell>
          <table:table-cell office:value-type="float" office:value="247.093">
            <text:p>247.0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084">
            <text:p>64.1084</text:p>
          </table:table-cell>
          <table:table-cell office:value-type="float" office:value="-2.07582">
            <text:p>-2.07582</text:p>
          </table:table-cell>
          <table:table-cell office:value-type="float" office:value="247.076">
            <text:p>247.0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457">
            <text:p>64.1457</text:p>
          </table:table-cell>
          <table:table-cell office:value-type="float" office:value="-2.04611">
            <text:p>-2.04611</text:p>
          </table:table-cell>
          <table:table-cell office:value-type="float" office:value="247.046">
            <text:p>247.0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178">
            <text:p>64.178</text:p>
          </table:table-cell>
          <table:table-cell office:value-type="float" office:value="-2.01956">
            <text:p>-2.01956</text:p>
          </table:table-cell>
          <table:table-cell office:value-type="float" office:value="247.02">
            <text:p>247.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097">
            <text:p>64.2097</text:p>
          </table:table-cell>
          <table:table-cell office:value-type="float" office:value="-1.99278">
            <text:p>-1.99278</text:p>
          </table:table-cell>
          <table:table-cell office:value-type="float" office:value="246.993">
            <text:p>246.9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445">
            <text:p>64.2445</text:p>
          </table:table-cell>
          <table:table-cell office:value-type="float" office:value="-1.96239">
            <text:p>-1.96239</text:p>
          </table:table-cell>
          <table:table-cell office:value-type="float" office:value="246.962">
            <text:p>246.9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2763">
            <text:p>64.2763</text:p>
          </table:table-cell>
          <table:table-cell office:value-type="float" office:value="-1.93398">
            <text:p>-1.93398</text:p>
          </table:table-cell>
          <table:table-cell office:value-type="float" office:value="246.934">
            <text:p>246.9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08">
            <text:p>64.308</text:p>
          </table:table-cell>
          <table:table-cell office:value-type="float" office:value="-1.90491">
            <text:p>-1.90491</text:p>
          </table:table-cell>
          <table:table-cell office:value-type="float" office:value="246.905">
            <text:p>246.9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413">
            <text:p>64.3413</text:p>
          </table:table-cell>
          <table:table-cell office:value-type="float" office:value="-1.87347">
            <text:p>-1.87347</text:p>
          </table:table-cell>
          <table:table-cell office:value-type="float" office:value="246.873">
            <text:p>246.8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3761">
            <text:p>64.3761</text:p>
          </table:table-cell>
          <table:table-cell office:value-type="float" office:value="-1.83992">
            <text:p>-1.83992</text:p>
          </table:table-cell>
          <table:table-cell office:value-type="float" office:value="246.84">
            <text:p>246.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079">
            <text:p>64.4079</text:p>
          </table:table-cell>
          <table:table-cell office:value-type="float" office:value="-1.80853">
            <text:p>-1.80853</text:p>
          </table:table-cell>
          <table:table-cell office:value-type="float" office:value="246.809">
            <text:p>246.8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431">
            <text:p>64.4431</text:p>
          </table:table-cell>
          <table:table-cell office:value-type="float" office:value="-1.7731">
            <text:p>-1.7731</text:p>
          </table:table-cell>
          <table:table-cell office:value-type="float" office:value="246.773">
            <text:p>246.773</text:p>
          </table:table-cell>
          <table:table-cell office:value-type="float" office:value="-0.886551">
            <text:p>-0.8865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4765">
            <text:p>64.4765</text:p>
          </table:table-cell>
          <table:table-cell office:value-type="float" office:value="-1.73866">
            <text:p>-1.73866</text:p>
          </table:table-cell>
          <table:table-cell office:value-type="float" office:value="246.739">
            <text:p>246.739</text:p>
          </table:table-cell>
          <table:table-cell office:value-type="float" office:value="-0.869331">
            <text:p>-0.8693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1">
            <text:p>64.51</text:p>
          </table:table-cell>
          <table:table-cell office:value-type="float" office:value="-1.70357">
            <text:p>-1.70357</text:p>
          </table:table-cell>
          <table:table-cell office:value-type="float" office:value="246.704">
            <text:p>246.704</text:p>
          </table:table-cell>
          <table:table-cell office:value-type="float" office:value="-0.851784">
            <text:p>-0.8517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426">
            <text:p>64.5426</text:p>
          </table:table-cell>
          <table:table-cell office:value-type="float" office:value="-1.66873">
            <text:p>-1.66873</text:p>
          </table:table-cell>
          <table:table-cell office:value-type="float" office:value="246.669">
            <text:p>246.669</text:p>
          </table:table-cell>
          <table:table-cell office:value-type="float" office:value="-0.834366">
            <text:p>-0.8343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5736">
            <text:p>64.5736</text:p>
          </table:table-cell>
          <table:table-cell office:value-type="float" office:value="-1.63504">
            <text:p>-1.63504</text:p>
          </table:table-cell>
          <table:table-cell office:value-type="float" office:value="246.635">
            <text:p>246.635</text:p>
          </table:table-cell>
          <table:table-cell office:value-type="float" office:value="-0.81752">
            <text:p>-0.817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075">
            <text:p>64.6075</text:p>
          </table:table-cell>
          <table:table-cell office:value-type="float" office:value="-1.59764">
            <text:p>-1.59764</text:p>
          </table:table-cell>
          <table:table-cell office:value-type="float" office:value="246.598">
            <text:p>246.598</text:p>
          </table:table-cell>
          <table:table-cell office:value-type="float" office:value="-0.79882">
            <text:p>-0.798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388">
            <text:p>64.6388</text:p>
          </table:table-cell>
          <table:table-cell office:value-type="float" office:value="-1.56248">
            <text:p>-1.56248</text:p>
          </table:table-cell>
          <table:table-cell office:value-type="float" office:value="246.562">
            <text:p>246.562</text:p>
          </table:table-cell>
          <table:table-cell office:value-type="float" office:value="-0.781242">
            <text:p>-0.7812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6715">
            <text:p>64.6715</text:p>
          </table:table-cell>
          <table:table-cell office:value-type="float" office:value="-1.5251">
            <text:p>-1.5251</text:p>
          </table:table-cell>
          <table:table-cell office:value-type="float" office:value="246.525">
            <text:p>246.525</text:p>
          </table:table-cell>
          <table:table-cell office:value-type="float" office:value="-0.76255">
            <text:p>-0.762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024">
            <text:p>64.7024</text:p>
          </table:table-cell>
          <table:table-cell office:value-type="float" office:value="-1.48941">
            <text:p>-1.48941</text:p>
          </table:table-cell>
          <table:table-cell office:value-type="float" office:value="246.489">
            <text:p>246.489</text:p>
          </table:table-cell>
          <table:table-cell office:value-type="float" office:value="-0.744705">
            <text:p>-0.7447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387">
            <text:p>64.7387</text:p>
          </table:table-cell>
          <table:table-cell office:value-type="float" office:value="-1.44675">
            <text:p>-1.44675</text:p>
          </table:table-cell>
          <table:table-cell office:value-type="float" office:value="246.447">
            <text:p>246.447</text:p>
          </table:table-cell>
          <table:table-cell office:value-type="float" office:value="-0.723373">
            <text:p>-0.7233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7697">
            <text:p>64.7697</text:p>
          </table:table-cell>
          <table:table-cell office:value-type="float" office:value="-1.40993">
            <text:p>-1.40993</text:p>
          </table:table-cell>
          <table:table-cell office:value-type="float" office:value="246.41">
            <text:p>246.41</text:p>
          </table:table-cell>
          <table:table-cell office:value-type="float" office:value="-0.704964">
            <text:p>-0.7049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026">
            <text:p>64.8026</text:p>
          </table:table-cell>
          <table:table-cell office:value-type="float" office:value="-1.37027">
            <text:p>-1.37027</text:p>
          </table:table-cell>
          <table:table-cell office:value-type="float" office:value="246.37">
            <text:p>246.37</text:p>
          </table:table-cell>
          <table:table-cell office:value-type="float" office:value="-0.685135">
            <text:p>-0.6851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335">
            <text:p>64.8335</text:p>
          </table:table-cell>
          <table:table-cell office:value-type="float" office:value="-1.33264">
            <text:p>-1.33264</text:p>
          </table:table-cell>
          <table:table-cell office:value-type="float" office:value="246.333">
            <text:p>246.333</text:p>
          </table:table-cell>
          <table:table-cell office:value-type="float" office:value="-0.666321">
            <text:p>-0.6663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651">
            <text:p>64.8651</text:p>
          </table:table-cell>
          <table:table-cell office:value-type="float" office:value="-1.29347">
            <text:p>-1.29347</text:p>
          </table:table-cell>
          <table:table-cell office:value-type="float" office:value="246.293">
            <text:p>246.293</text:p>
          </table:table-cell>
          <table:table-cell office:value-type="float" office:value="-0.646736">
            <text:p>-0.6467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896">
            <text:p>64.896</text:p>
          </table:table-cell>
          <table:table-cell office:value-type="float" office:value="-1.255">
            <text:p>-1.255</text:p>
          </table:table-cell>
          <table:table-cell office:value-type="float" office:value="246.255">
            <text:p>246.255</text:p>
          </table:table-cell>
          <table:table-cell office:value-type="float" office:value="-0.627502">
            <text:p>-0.6275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289">
            <text:p>64.9289</text:p>
          </table:table-cell>
          <table:table-cell office:value-type="float" office:value="-1.2135">
            <text:p>-1.2135</text:p>
          </table:table-cell>
          <table:table-cell office:value-type="float" office:value="246.214">
            <text:p>246.214</text:p>
          </table:table-cell>
          <table:table-cell office:value-type="float" office:value="-0.60675">
            <text:p>-0.606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623">
            <text:p>64.9623</text:p>
          </table:table-cell>
          <table:table-cell office:value-type="float" office:value="-1.17091">
            <text:p>-1.17091</text:p>
          </table:table-cell>
          <table:table-cell office:value-type="float" office:value="246.171">
            <text:p>246.171</text:p>
          </table:table-cell>
          <table:table-cell office:value-type="float" office:value="-0.585457">
            <text:p>-0.5854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4.9978">
            <text:p>64.9978</text:p>
          </table:table-cell>
          <table:table-cell office:value-type="float" office:value="-1.12509">
            <text:p>-1.12509</text:p>
          </table:table-cell>
          <table:table-cell office:value-type="float" office:value="246.125">
            <text:p>246.125</text:p>
          </table:table-cell>
          <table:table-cell office:value-type="float" office:value="-0.562546">
            <text:p>-0.5625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313">
            <text:p>65.0313</text:p>
          </table:table-cell>
          <table:table-cell office:value-type="float" office:value="-1.08148">
            <text:p>-1.08148</text:p>
          </table:table-cell>
          <table:table-cell office:value-type="float" office:value="246.081">
            <text:p>246.081</text:p>
          </table:table-cell>
          <table:table-cell office:value-type="float" office:value="-0.540741">
            <text:p>-0.5407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0691">
            <text:p>65.0691</text:p>
          </table:table-cell>
          <table:table-cell office:value-type="float" office:value="-1.03159">
            <text:p>-1.03159</text:p>
          </table:table-cell>
          <table:table-cell office:value-type="float" office:value="246.032">
            <text:p>246.032</text:p>
          </table:table-cell>
          <table:table-cell office:value-type="float" office:value="-0.515793">
            <text:p>-0.5157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042">
            <text:p>65.1042</text:p>
          </table:table-cell>
          <table:table-cell office:value-type="float" office:value="-0.984924">
            <text:p>-0.984924</text:p>
          </table:table-cell>
          <table:table-cell office:value-type="float" office:value="245.985">
            <text:p>245.985</text:p>
          </table:table-cell>
          <table:table-cell office:value-type="float" office:value="-0.492462">
            <text:p>-0.4924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378">
            <text:p>65.1378</text:p>
          </table:table-cell>
          <table:table-cell office:value-type="float" office:value="-0.939911">
            <text:p>-0.939911</text:p>
          </table:table-cell>
          <table:table-cell office:value-type="float" office:value="245.94">
            <text:p>245.94</text:p>
          </table:table-cell>
          <table:table-cell office:value-type="float" office:value="-0.469955">
            <text:p>-0.4699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1704">
            <text:p>65.1704</text:p>
          </table:table-cell>
          <table:table-cell office:value-type="float" office:value="-0.895828">
            <text:p>-0.895828</text:p>
          </table:table-cell>
          <table:table-cell office:value-type="float" office:value="245.896">
            <text:p>245.896</text:p>
          </table:table-cell>
          <table:table-cell office:value-type="float" office:value="-0.447914">
            <text:p>-0.4479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053">
            <text:p>65.2053</text:p>
          </table:table-cell>
          <table:table-cell office:value-type="float" office:value="-0.848251">
            <text:p>-0.848251</text:p>
          </table:table-cell>
          <table:table-cell office:value-type="float" office:value="245.848">
            <text:p>245.848</text:p>
          </table:table-cell>
          <table:table-cell office:value-type="float" office:value="-0.424126">
            <text:p>-0.4241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4">
            <text:p>65.24</text:p>
          </table:table-cell>
          <table:table-cell office:value-type="float" office:value="-0.800537">
            <text:p>-0.800537</text:p>
          </table:table-cell>
          <table:table-cell office:value-type="float" office:value="245.801">
            <text:p>245.801</text:p>
          </table:table-cell>
          <table:table-cell office:value-type="float" office:value="-0.400269">
            <text:p>-0.4002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272">
            <text:p>65.272</text:p>
          </table:table-cell>
          <table:table-cell office:value-type="float" office:value="-0.756271">
            <text:p>-0.756271</text:p>
          </table:table-cell>
          <table:table-cell office:value-type="float" office:value="245.756">
            <text:p>245.756</text:p>
          </table:table-cell>
          <table:table-cell office:value-type="float" office:value="-0.378136">
            <text:p>-0.3781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045">
            <text:p>65.3045</text:p>
          </table:table-cell>
          <table:table-cell office:value-type="float" office:value="-0.710999">
            <text:p>-0.710999</text:p>
          </table:table-cell>
          <table:table-cell office:value-type="float" office:value="245.711">
            <text:p>245.711</text:p>
          </table:table-cell>
          <table:table-cell office:value-type="float" office:value="-0.355499">
            <text:p>-0.3554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389">
            <text:p>65.3389</text:p>
          </table:table-cell>
          <table:table-cell office:value-type="float" office:value="-0.662704">
            <text:p>-0.662704</text:p>
          </table:table-cell>
          <table:table-cell office:value-type="float" office:value="245.663">
            <text:p>245.663</text:p>
          </table:table-cell>
          <table:table-cell office:value-type="float" office:value="-0.331352">
            <text:p>-0.3313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3728">
            <text:p>65.3728</text:p>
          </table:table-cell>
          <table:table-cell office:value-type="float" office:value="-0.614777">
            <text:p>-0.614777</text:p>
          </table:table-cell>
          <table:table-cell office:value-type="float" office:value="245.615">
            <text:p>245.615</text:p>
          </table:table-cell>
          <table:table-cell office:value-type="float" office:value="-0.307388">
            <text:p>-0.3073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079">
            <text:p>65.4079</text:p>
          </table:table-cell>
          <table:table-cell office:value-type="float" office:value="-0.564774">
            <text:p>-0.564774</text:p>
          </table:table-cell>
          <table:table-cell office:value-type="float" office:value="245.565">
            <text:p>245.565</text:p>
          </table:table-cell>
          <table:table-cell office:value-type="float" office:value="-0.282387">
            <text:p>-0.2823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406">
            <text:p>65.4406</text:p>
          </table:table-cell>
          <table:table-cell office:value-type="float" office:value="-0.518021">
            <text:p>-0.518021</text:p>
          </table:table-cell>
          <table:table-cell office:value-type="float" office:value="245.518">
            <text:p>245.518</text:p>
          </table:table-cell>
          <table:table-cell office:value-type="float" office:value="-0.25901">
            <text:p>-0.259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4729">
            <text:p>65.4729</text:p>
          </table:table-cell>
          <table:table-cell office:value-type="float" office:value="-0.471649">
            <text:p>-0.471649</text:p>
          </table:table-cell>
          <table:table-cell office:value-type="float" office:value="245.472">
            <text:p>245.472</text:p>
          </table:table-cell>
          <table:table-cell office:value-type="float" office:value="-0.235825">
            <text:p>-0.2358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043">
            <text:p>65.5043</text:p>
          </table:table-cell>
          <table:table-cell office:value-type="float" office:value="-0.4263">
            <text:p>-0.4263</text:p>
          </table:table-cell>
          <table:table-cell office:value-type="float" office:value="245.426">
            <text:p>245.426</text:p>
          </table:table-cell>
          <table:table-cell office:value-type="float" office:value="-0.21315">
            <text:p>-0.213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398">
            <text:p>65.5398</text:p>
          </table:table-cell>
          <table:table-cell office:value-type="float" office:value="-0.374664">
            <text:p>-0.374664</text:p>
          </table:table-cell>
          <table:table-cell office:value-type="float" office:value="245.375">
            <text:p>245.375</text:p>
          </table:table-cell>
          <table:table-cell office:value-type="float" office:value="-0.187332">
            <text:p>-0.1873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728">
            <text:p>65.5728</text:p>
          </table:table-cell>
          <table:table-cell office:value-type="float" office:value="-0.32637">
            <text:p>-0.32637</text:p>
          </table:table-cell>
          <table:table-cell office:value-type="float" office:value="245.326">
            <text:p>245.326</text:p>
          </table:table-cell>
          <table:table-cell office:value-type="float" office:value="-0.163185">
            <text:p>-0.1631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5948">
            <text:p>65.5948</text:p>
          </table:table-cell>
          <table:table-cell office:value-type="float" office:value="-0.294144">
            <text:p>-0.294144</text:p>
          </table:table-cell>
          <table:table-cell office:value-type="float" office:value="245.294">
            <text:p>245.294</text:p>
          </table:table-cell>
          <table:table-cell office:value-type="float" office:value="-0.147072">
            <text:p>-0.1470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325">
            <text:p>65.6325</text:p>
          </table:table-cell>
          <table:table-cell office:value-type="float" office:value="-0.23851">
            <text:p>-0.23851</text:p>
          </table:table-cell>
          <table:table-cell office:value-type="float" office:value="245.239">
            <text:p>245.239</text:p>
          </table:table-cell>
          <table:table-cell office:value-type="float" office:value="-0.119255">
            <text:p>-0.1192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638">
            <text:p>65.6638</text:p>
          </table:table-cell>
          <table:table-cell office:value-type="float" office:value="-0.19223">
            <text:p>-0.19223</text:p>
          </table:table-cell>
          <table:table-cell office:value-type="float" office:value="245.192">
            <text:p>245.192</text:p>
          </table:table-cell>
          <table:table-cell office:value-type="float" office:value="-0.0961151">
            <text:p>-0.09611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6949">
            <text:p>65.6949</text:p>
          </table:table-cell>
          <table:table-cell office:value-type="float" office:value="-0.146164">
            <text:p>-0.146164</text:p>
          </table:table-cell>
          <table:table-cell office:value-type="float" office:value="245.146">
            <text:p>245.146</text:p>
          </table:table-cell>
          <table:table-cell office:value-type="float" office:value="-0.073082">
            <text:p>-0.0730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31">
            <text:p>65.731</text:p>
          </table:table-cell>
          <table:table-cell office:value-type="float" office:value="-0.0921173">
            <text:p>-0.0921173</text:p>
          </table:table-cell>
          <table:table-cell office:value-type="float" office:value="245.092">
            <text:p>245.092</text:p>
          </table:table-cell>
          <table:table-cell office:value-type="float" office:value="-0.0460587">
            <text:p>-0.04605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619">
            <text:p>65.7619</text:p>
          </table:table-cell>
          <table:table-cell office:value-type="float" office:value="-0.0459747">
            <text:p>-0.0459747</text:p>
          </table:table-cell>
          <table:table-cell office:value-type="float" office:value="245.046">
            <text:p>245.046</text:p>
          </table:table-cell>
          <table:table-cell office:value-type="float" office:value="-0.0229874">
            <text:p>-0.02298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794">
            <text:p>65.794</text:p>
          </table:table-cell>
          <table:table-cell office:value-type="float" office:value="0.00233459">
            <text:p>0.00233459</text:p>
          </table:table-cell>
          <table:table-cell office:value-type="float" office:value="244.998">
            <text:p>244.998</text:p>
          </table:table-cell>
          <table:table-cell office:value-type="float" office:value="0.0011673">
            <text:p>0.00116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149">
            <text:p>65.8149</text:p>
          </table:table-cell>
          <table:table-cell office:value-type="float" office:value="0.0338593">
            <text:p>0.0338593</text:p>
          </table:table-cell>
          <table:table-cell office:value-type="float" office:value="244.966">
            <text:p>244.966</text:p>
          </table:table-cell>
          <table:table-cell office:value-type="float" office:value="0.0169296">
            <text:p>0.01692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47">
            <text:p>65.847</text:p>
          </table:table-cell>
          <table:table-cell office:value-type="float" office:value="0.0824127">
            <text:p>0.0824127</text:p>
          </table:table-cell>
          <table:table-cell office:value-type="float" office:value="244.918">
            <text:p>244.918</text:p>
          </table:table-cell>
          <table:table-cell office:value-type="float" office:value="0.0412064">
            <text:p>0.04120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8817">
            <text:p>65.8817</text:p>
          </table:table-cell>
          <table:table-cell office:value-type="float" office:value="0.134949">
            <text:p>0.134949</text:p>
          </table:table-cell>
          <table:table-cell office:value-type="float" office:value="244.865">
            <text:p>244.865</text:p>
          </table:table-cell>
          <table:table-cell office:value-type="float" office:value="0.0674744">
            <text:p>0.06747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165">
            <text:p>65.9165</text:p>
          </table:table-cell>
          <table:table-cell office:value-type="float" office:value="0.187851">
            <text:p>0.187851</text:p>
          </table:table-cell>
          <table:table-cell office:value-type="float" office:value="244.812">
            <text:p>244.812</text:p>
          </table:table-cell>
          <table:table-cell office:value-type="float" office:value="0.0939255">
            <text:p>0.09392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506">
            <text:p>65.9506</text:p>
          </table:table-cell>
          <table:table-cell office:value-type="float" office:value="0.239899">
            <text:p>0.239899</text:p>
          </table:table-cell>
          <table:table-cell office:value-type="float" office:value="244.76">
            <text:p>244.76</text:p>
          </table:table-cell>
          <table:table-cell office:value-type="float" office:value="0.119949">
            <text:p>0.1199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5.9901">
            <text:p>65.9901</text:p>
          </table:table-cell>
          <table:table-cell office:value-type="float" office:value="0.300461">
            <text:p>0.300461</text:p>
          </table:table-cell>
          <table:table-cell office:value-type="float" office:value="244.7">
            <text:p>244.7</text:p>
          </table:table-cell>
          <table:table-cell office:value-type="float" office:value="0.15023">
            <text:p>0.150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232">
            <text:p>66.0232</text:p>
          </table:table-cell>
          <table:table-cell office:value-type="float" office:value="0.351181">
            <text:p>0.351181</text:p>
          </table:table-cell>
          <table:table-cell office:value-type="float" office:value="244.649">
            <text:p>244.649</text:p>
          </table:table-cell>
          <table:table-cell office:value-type="float" office:value="0.175591">
            <text:p>0.1755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587">
            <text:p>66.0587</text:p>
          </table:table-cell>
          <table:table-cell office:value-type="float" office:value="0.405991">
            <text:p>0.405991</text:p>
          </table:table-cell>
          <table:table-cell office:value-type="float" office:value="244.594">
            <text:p>244.594</text:p>
          </table:table-cell>
          <table:table-cell office:value-type="float" office:value="0.202995">
            <text:p>0.2029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0918">
            <text:p>66.0918</text:p>
          </table:table-cell>
          <table:table-cell office:value-type="float" office:value="0.457077">
            <text:p>0.457077</text:p>
          </table:table-cell>
          <table:table-cell office:value-type="float" office:value="244.543">
            <text:p>244.543</text:p>
          </table:table-cell>
          <table:table-cell office:value-type="float" office:value="0.228539">
            <text:p>0.2285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23">
            <text:p>66.123</text:p>
          </table:table-cell>
          <table:table-cell office:value-type="float" office:value="0.505249">
            <text:p>0.505249</text:p>
          </table:table-cell>
          <table:table-cell office:value-type="float" office:value="244.495">
            <text:p>244.495</text:p>
          </table:table-cell>
          <table:table-cell office:value-type="float" office:value="0.252625">
            <text:p>0.2526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592">
            <text:p>66.1592</text:p>
          </table:table-cell>
          <table:table-cell office:value-type="float" office:value="0.561218">
            <text:p>0.561218</text:p>
          </table:table-cell>
          <table:table-cell office:value-type="float" office:value="244.439">
            <text:p>244.439</text:p>
          </table:table-cell>
          <table:table-cell office:value-type="float" office:value="0.280609">
            <text:p>0.2806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1942">
            <text:p>66.1942</text:p>
          </table:table-cell>
          <table:table-cell office:value-type="float" office:value="0.615555">
            <text:p>0.615555</text:p>
          </table:table-cell>
          <table:table-cell office:value-type="float" office:value="244.384">
            <text:p>244.384</text:p>
          </table:table-cell>
          <table:table-cell office:value-type="float" office:value="0.307777">
            <text:p>0.3077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303">
            <text:p>66.2303</text:p>
          </table:table-cell>
          <table:table-cell office:value-type="float" office:value="0.671799">
            <text:p>0.671799</text:p>
          </table:table-cell>
          <table:table-cell office:value-type="float" office:value="244.328">
            <text:p>244.328</text:p>
          </table:table-cell>
          <table:table-cell office:value-type="float" office:value="0.335899">
            <text:p>0.3358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621">
            <text:p>66.2621</text:p>
          </table:table-cell>
          <table:table-cell office:value-type="float" office:value="0.721313">
            <text:p>0.721313</text:p>
          </table:table-cell>
          <table:table-cell office:value-type="float" office:value="244.279">
            <text:p>244.279</text:p>
          </table:table-cell>
          <table:table-cell office:value-type="float" office:value="0.360657">
            <text:p>0.3606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295">
            <text:p>66.295</text:p>
          </table:table-cell>
          <table:table-cell office:value-type="float" office:value="0.772583">
            <text:p>0.772583</text:p>
          </table:table-cell>
          <table:table-cell office:value-type="float" office:value="244.227">
            <text:p>244.227</text:p>
          </table:table-cell>
          <table:table-cell office:value-type="float" office:value="0.386292">
            <text:p>0.3862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154">
            <text:p>66.3154</text:p>
          </table:table-cell>
          <table:table-cell office:value-type="float" office:value="0.804565">
            <text:p>0.804565</text:p>
          </table:table-cell>
          <table:table-cell office:value-type="float" office:value="244.195">
            <text:p>244.195</text:p>
          </table:table-cell>
          <table:table-cell office:value-type="float" office:value="0.402283">
            <text:p>0.4022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487">
            <text:p>66.3487</text:p>
          </table:table-cell>
          <table:table-cell office:value-type="float" office:value="0.856735">
            <text:p>0.856735</text:p>
          </table:table-cell>
          <table:table-cell office:value-type="float" office:value="244.143">
            <text:p>244.143</text:p>
          </table:table-cell>
          <table:table-cell office:value-type="float" office:value="0.428368">
            <text:p>0.4283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3847">
            <text:p>66.3847</text:p>
          </table:table-cell>
          <table:table-cell office:value-type="float" office:value="0.913208">
            <text:p>0.913208</text:p>
          </table:table-cell>
          <table:table-cell office:value-type="float" office:value="244.087">
            <text:p>244.087</text:p>
          </table:table-cell>
          <table:table-cell office:value-type="float" office:value="0.456604">
            <text:p>0.4566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176">
            <text:p>66.4176</text:p>
          </table:table-cell>
          <table:table-cell office:value-type="float" office:value="0.964767">
            <text:p>0.964767</text:p>
          </table:table-cell>
          <table:table-cell office:value-type="float" office:value="244.035">
            <text:p>244.035</text:p>
          </table:table-cell>
          <table:table-cell office:value-type="float" office:value="0.482384">
            <text:p>0.48238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565">
            <text:p>66.4565</text:p>
          </table:table-cell>
          <table:table-cell office:value-type="float" office:value="1.02588">
            <text:p>1.02588</text:p>
          </table:table-cell>
          <table:table-cell office:value-type="float" office:value="243.974">
            <text:p>243.974</text:p>
          </table:table-cell>
          <table:table-cell office:value-type="float" office:value="0.512939">
            <text:p>0.5129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4917">
            <text:p>66.4917</text:p>
          </table:table-cell>
          <table:table-cell office:value-type="float" office:value="1.08119">
            <text:p>1.08119</text:p>
          </table:table-cell>
          <table:table-cell office:value-type="float" office:value="243.919">
            <text:p>243.919</text:p>
          </table:table-cell>
          <table:table-cell office:value-type="float" office:value="0.540596">
            <text:p>0.5405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232">
            <text:p>66.5232</text:p>
          </table:table-cell>
          <table:table-cell office:value-type="float" office:value="1.13089">
            <text:p>1.13089</text:p>
          </table:table-cell>
          <table:table-cell office:value-type="float" office:value="243.869">
            <text:p>243.869</text:p>
          </table:table-cell>
          <table:table-cell office:value-type="float" office:value="0.565445">
            <text:p>0.5654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591">
            <text:p>66.5591</text:p>
          </table:table-cell>
          <table:table-cell office:value-type="float" office:value="1.18733">
            <text:p>1.18733</text:p>
          </table:table-cell>
          <table:table-cell office:value-type="float" office:value="243.813">
            <text:p>243.813</text:p>
          </table:table-cell>
          <table:table-cell office:value-type="float" office:value="0.593666">
            <text:p>0.5936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5949">
            <text:p>66.5949</text:p>
          </table:table-cell>
          <table:table-cell office:value-type="float" office:value="1.24385">
            <text:p>1.24385</text:p>
          </table:table-cell>
          <table:table-cell office:value-type="float" office:value="243.756">
            <text:p>243.756</text:p>
          </table:table-cell>
          <table:table-cell office:value-type="float" office:value="0.621925">
            <text:p>0.6219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307">
            <text:p>66.6307</text:p>
          </table:table-cell>
          <table:table-cell office:value-type="float" office:value="1.30029">
            <text:p>1.30029</text:p>
          </table:table-cell>
          <table:table-cell office:value-type="float" office:value="243.7">
            <text:p>243.7</text:p>
          </table:table-cell>
          <table:table-cell office:value-type="float" office:value="0.650146">
            <text:p>0.6501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621">
            <text:p>66.6621</text:p>
          </table:table-cell>
          <table:table-cell office:value-type="float" office:value="1.34967">
            <text:p>1.34967</text:p>
          </table:table-cell>
          <table:table-cell office:value-type="float" office:value="243.65">
            <text:p>243.65</text:p>
          </table:table-cell>
          <table:table-cell office:value-type="float" office:value="0.674835">
            <text:p>0.67483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6975">
            <text:p>66.6975</text:p>
          </table:table-cell>
          <table:table-cell office:value-type="float" office:value="1.40564">
            <text:p>1.40564</text:p>
          </table:table-cell>
          <table:table-cell office:value-type="float" office:value="243.594">
            <text:p>243.594</text:p>
          </table:table-cell>
          <table:table-cell office:value-type="float" office:value="0.70282">
            <text:p>0.7028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29">
            <text:p>66.729</text:p>
          </table:table-cell>
          <table:table-cell office:value-type="float" office:value="1.45535">
            <text:p>1.45535</text:p>
          </table:table-cell>
          <table:table-cell office:value-type="float" office:value="243.545">
            <text:p>243.545</text:p>
          </table:table-cell>
          <table:table-cell office:value-type="float" office:value="0.727676">
            <text:p>0.7276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607">
            <text:p>66.7607</text:p>
          </table:table-cell>
          <table:table-cell office:value-type="float" office:value="1.50523">
            <text:p>1.50523</text:p>
          </table:table-cell>
          <table:table-cell office:value-type="float" office:value="243.495">
            <text:p>243.495</text:p>
          </table:table-cell>
          <table:table-cell office:value-type="float" office:value="0.752617">
            <text:p>0.7526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7959">
            <text:p>66.7959</text:p>
          </table:table-cell>
          <table:table-cell office:value-type="float" office:value="1.56065">
            <text:p>1.56065</text:p>
          </table:table-cell>
          <table:table-cell office:value-type="float" office:value="243.439">
            <text:p>243.439</text:p>
          </table:table-cell>
          <table:table-cell office:value-type="float" office:value="0.780327">
            <text:p>0.7803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287">
            <text:p>66.8287</text:p>
          </table:table-cell>
          <table:table-cell office:value-type="float" office:value="1.61249">
            <text:p>1.61249</text:p>
          </table:table-cell>
          <table:table-cell office:value-type="float" office:value="243.388">
            <text:p>243.388</text:p>
          </table:table-cell>
          <table:table-cell office:value-type="float" office:value="0.806244">
            <text:p>0.8062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62">
            <text:p>66.862</text:p>
          </table:table-cell>
          <table:table-cell office:value-type="float" office:value="1.66498">
            <text:p>1.66498</text:p>
          </table:table-cell>
          <table:table-cell office:value-type="float" office:value="243.335">
            <text:p>243.335</text:p>
          </table:table-cell>
          <table:table-cell office:value-type="float" office:value="0.832489">
            <text:p>0.8324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8935">
            <text:p>66.8935</text:p>
          </table:table-cell>
          <table:table-cell office:value-type="float" office:value="1.71449">
            <text:p>1.71449</text:p>
          </table:table-cell>
          <table:table-cell office:value-type="float" office:value="243.286">
            <text:p>243.286</text:p>
          </table:table-cell>
          <table:table-cell office:value-type="float" office:value="0.857246">
            <text:p>0.8572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245">
            <text:p>66.9245</text:p>
          </table:table-cell>
          <table:table-cell office:value-type="float" office:value="1.76326">
            <text:p>1.76326</text:p>
          </table:table-cell>
          <table:table-cell office:value-type="float" office:value="243.237">
            <text:p>243.237</text:p>
          </table:table-cell>
          <table:table-cell office:value-type="float" office:value="0.88163">
            <text:p>0.881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598">
            <text:p>66.9598</text:p>
          </table:table-cell>
          <table:table-cell office:value-type="float" office:value="1.81879">
            <text:p>1.81879</text:p>
          </table:table-cell>
          <table:table-cell office:value-type="float" office:value="243.181">
            <text:p>243.1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6.9923">
            <text:p>66.9923</text:p>
          </table:table-cell>
          <table:table-cell office:value-type="float" office:value="1.86983">
            <text:p>1.86983</text:p>
          </table:table-cell>
          <table:table-cell office:value-type="float" office:value="243.13">
            <text:p>243.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234">
            <text:p>67.0234</text:p>
          </table:table-cell>
          <table:table-cell office:value-type="float" office:value="1.91867">
            <text:p>1.91867</text:p>
          </table:table-cell>
          <table:table-cell office:value-type="float" office:value="243.081">
            <text:p>243.0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594">
            <text:p>67.0594</text:p>
          </table:table-cell>
          <table:table-cell office:value-type="float" office:value="1.97493">
            <text:p>1.97493</text:p>
          </table:table-cell>
          <table:table-cell office:value-type="float" office:value="243.025">
            <text:p>243.0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0919">
            <text:p>67.0919</text:p>
          </table:table-cell>
          <table:table-cell office:value-type="float" office:value="2.02582">
            <text:p>2.02582</text:p>
          </table:table-cell>
          <table:table-cell office:value-type="float" office:value="242.974">
            <text:p>242.9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27">
            <text:p>67.127</text:p>
          </table:table-cell>
          <table:table-cell office:value-type="float" office:value="2.0806">
            <text:p>2.0806</text:p>
          </table:table-cell>
          <table:table-cell office:value-type="float" office:value="242.919">
            <text:p>242.9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598">
            <text:p>67.1598</text:p>
          </table:table-cell>
          <table:table-cell office:value-type="float" office:value="2.13167">
            <text:p>2.13167</text:p>
          </table:table-cell>
          <table:table-cell office:value-type="float" office:value="242.868">
            <text:p>242.8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1929">
            <text:p>67.1929</text:p>
          </table:table-cell>
          <table:table-cell office:value-type="float" office:value="2.18307">
            <text:p>2.18307</text:p>
          </table:table-cell>
          <table:table-cell office:value-type="float" office:value="242.817">
            <text:p>242.8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27">
            <text:p>67.227</text:p>
          </table:table-cell>
          <table:table-cell office:value-type="float" office:value="2.23595">
            <text:p>2.23595</text:p>
          </table:table-cell>
          <table:table-cell office:value-type="float" office:value="242.764">
            <text:p>242.7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583">
            <text:p>67.2583</text:p>
          </table:table-cell>
          <table:table-cell office:value-type="float" office:value="2.28421">
            <text:p>2.28421</text:p>
          </table:table-cell>
          <table:table-cell office:value-type="float" office:value="242.716">
            <text:p>242.7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2943">
            <text:p>67.2943</text:p>
          </table:table-cell>
          <table:table-cell office:value-type="float" office:value="2.33957">
            <text:p>2.33957</text:p>
          </table:table-cell>
          <table:table-cell office:value-type="float" office:value="242.66">
            <text:p>242.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249">
            <text:p>67.3249</text:p>
          </table:table-cell>
          <table:table-cell office:value-type="float" office:value="2.38649">
            <text:p>2.38649</text:p>
          </table:table-cell>
          <table:table-cell office:value-type="float" office:value="242.614">
            <text:p>242.6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584">
            <text:p>67.3584</text:p>
          </table:table-cell>
          <table:table-cell office:value-type="float" office:value="2.43747">
            <text:p>2.43747</text:p>
          </table:table-cell>
          <table:table-cell office:value-type="float" office:value="242.563">
            <text:p>242.5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3897">
            <text:p>67.3897</text:p>
          </table:table-cell>
          <table:table-cell office:value-type="float" office:value="2.4852">
            <text:p>2.4852</text:p>
          </table:table-cell>
          <table:table-cell office:value-type="float" office:value="242.515">
            <text:p>242.5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211">
            <text:p>67.4211</text:p>
          </table:table-cell>
          <table:table-cell office:value-type="float" office:value="2.53255">
            <text:p>2.53255</text:p>
          </table:table-cell>
          <table:table-cell office:value-type="float" office:value="242.467">
            <text:p>242.4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565">
            <text:p>67.4565</text:p>
          </table:table-cell>
          <table:table-cell office:value-type="float" office:value="2.58588">
            <text:p>2.58588</text:p>
          </table:table-cell>
          <table:table-cell office:value-type="float" office:value="242.414">
            <text:p>242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4878">
            <text:p>67.4878</text:p>
          </table:table-cell>
          <table:table-cell office:value-type="float" office:value="2.63284">
            <text:p>2.63284</text:p>
          </table:table-cell>
          <table:table-cell office:value-type="float" office:value="242.367">
            <text:p>242.3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189">
            <text:p>67.5189</text:p>
          </table:table-cell>
          <table:table-cell office:value-type="float" office:value="2.67918">
            <text:p>2.67918</text:p>
          </table:table-cell>
          <table:table-cell office:value-type="float" office:value="242.321">
            <text:p>242.3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542">
            <text:p>67.5542</text:p>
          </table:table-cell>
          <table:table-cell office:value-type="float" office:value="2.73143">
            <text:p>2.73143</text:p>
          </table:table-cell>
          <table:table-cell office:value-type="float" office:value="242.269">
            <text:p>242.2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5852">
            <text:p>67.5852</text:p>
          </table:table-cell>
          <table:table-cell office:value-type="float" office:value="2.7771">
            <text:p>2.7771</text:p>
          </table:table-cell>
          <table:table-cell office:value-type="float" office:value="242.223">
            <text:p>242.2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231">
            <text:p>67.6231</text:p>
          </table:table-cell>
          <table:table-cell office:value-type="float" office:value="2.83263">
            <text:p>2.83263</text:p>
          </table:table-cell>
          <table:table-cell office:value-type="float" office:value="242.167">
            <text:p>242.1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576">
            <text:p>67.6576</text:p>
          </table:table-cell>
          <table:table-cell office:value-type="float" office:value="2.8826">
            <text:p>2.8826</text:p>
          </table:table-cell>
          <table:table-cell office:value-type="float" office:value="242.117">
            <text:p>242.11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6906">
            <text:p>67.6906</text:p>
          </table:table-cell>
          <table:table-cell office:value-type="float" office:value="2.93025">
            <text:p>2.93025</text:p>
          </table:table-cell>
          <table:table-cell office:value-type="float" office:value="242.07">
            <text:p>242.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224">
            <text:p>67.7224</text:p>
          </table:table-cell>
          <table:table-cell office:value-type="float" office:value="2.97568">
            <text:p>2.97568</text:p>
          </table:table-cell>
          <table:table-cell office:value-type="float" office:value="242.024">
            <text:p>242.0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556">
            <text:p>67.7556</text:p>
          </table:table-cell>
          <table:table-cell office:value-type="float" office:value="3.02272">
            <text:p>3.02272</text:p>
          </table:table-cell>
          <table:table-cell office:value-type="float" office:value="241.977">
            <text:p>241.9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7879">
            <text:p>67.7879</text:p>
          </table:table-cell>
          <table:table-cell office:value-type="float" office:value="3.06815">
            <text:p>3.06815</text:p>
          </table:table-cell>
          <table:table-cell office:value-type="float" office:value="241.932">
            <text:p>241.9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185">
            <text:p>67.8185</text:p>
          </table:table-cell>
          <table:table-cell office:value-type="float" office:value="3.11078">
            <text:p>3.11078</text:p>
          </table:table-cell>
          <table:table-cell office:value-type="float" office:value="241.889">
            <text:p>241.8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537">
            <text:p>67.8537</text:p>
          </table:table-cell>
          <table:table-cell office:value-type="float" office:value="3.1595">
            <text:p>3.1595</text:p>
          </table:table-cell>
          <table:table-cell office:value-type="float" office:value="241.84">
            <text:p>241.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8861">
            <text:p>67.8861</text:p>
          </table:table-cell>
          <table:table-cell office:value-type="float" office:value="3.20395">
            <text:p>3.20395</text:p>
          </table:table-cell>
          <table:table-cell office:value-type="float" office:value="241.796">
            <text:p>241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189">
            <text:p>67.9189</text:p>
          </table:table-cell>
          <table:table-cell office:value-type="float" office:value="3.24829">
            <text:p>3.24829</text:p>
          </table:table-cell>
          <table:table-cell office:value-type="float" office:value="241.752">
            <text:p>241.7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538">
            <text:p>67.9538</text:p>
          </table:table-cell>
          <table:table-cell office:value-type="float" office:value="3.29515">
            <text:p>3.29515</text:p>
          </table:table-cell>
          <table:table-cell office:value-type="float" office:value="241.705">
            <text:p>241.7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7.9898">
            <text:p>67.9898</text:p>
          </table:table-cell>
          <table:table-cell office:value-type="float" office:value="3.3429">
            <text:p>3.3429</text:p>
          </table:table-cell>
          <table:table-cell office:value-type="float" office:value="241.657">
            <text:p>241.6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255">
            <text:p>68.0255</text:p>
          </table:table-cell>
          <table:table-cell office:value-type="float" office:value="3.38968">
            <text:p>3.38968</text:p>
          </table:table-cell>
          <table:table-cell office:value-type="float" office:value="241.61">
            <text:p>241.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593">
            <text:p>68.0593</text:p>
          </table:table-cell>
          <table:table-cell office:value-type="float" office:value="3.43324">
            <text:p>3.43324</text:p>
          </table:table-cell>
          <table:table-cell office:value-type="float" office:value="241.567">
            <text:p>241.5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0932">
            <text:p>68.0932</text:p>
          </table:table-cell>
          <table:table-cell office:value-type="float" office:value="3.47643">
            <text:p>3.47643</text:p>
          </table:table-cell>
          <table:table-cell office:value-type="float" office:value="241.524">
            <text:p>241.5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285">
            <text:p>68.1285</text:p>
          </table:table-cell>
          <table:table-cell office:value-type="float" office:value="3.52081">
            <text:p>3.52081</text:p>
          </table:table-cell>
          <table:table-cell office:value-type="float" office:value="241.479">
            <text:p>241.4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63">
            <text:p>68.163</text:p>
          </table:table-cell>
          <table:table-cell office:value-type="float" office:value="3.56363">
            <text:p>3.56363</text:p>
          </table:table-cell>
          <table:table-cell office:value-type="float" office:value="241.436">
            <text:p>241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1978">
            <text:p>68.1978</text:p>
          </table:table-cell>
          <table:table-cell office:value-type="float" office:value="3.60628">
            <text:p>3.60628</text:p>
          </table:table-cell>
          <table:table-cell office:value-type="float" office:value="241.394">
            <text:p>241.3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309">
            <text:p>68.2309</text:p>
          </table:table-cell>
          <table:table-cell office:value-type="float" office:value="3.64606">
            <text:p>3.64606</text:p>
          </table:table-cell>
          <table:table-cell office:value-type="float" office:value="241.354">
            <text:p>241.3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516">
            <text:p>68.2516</text:p>
          </table:table-cell>
          <table:table-cell office:value-type="float" office:value="3.6707">
            <text:p>3.6707</text:p>
          </table:table-cell>
          <table:table-cell office:value-type="float" office:value="241.329">
            <text:p>241.3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284">
            <text:p>68.284</text:p>
          </table:table-cell>
          <table:table-cell office:value-type="float" office:value="3.70891">
            <text:p>3.70891</text:p>
          </table:table-cell>
          <table:table-cell office:value-type="float" office:value="241.291">
            <text:p>241.2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178">
            <text:p>68.3178</text:p>
          </table:table-cell>
          <table:table-cell office:value-type="float" office:value="3.74794">
            <text:p>3.74794</text:p>
          </table:table-cell>
          <table:table-cell office:value-type="float" office:value="241.252">
            <text:p>241.2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543">
            <text:p>68.3543</text:p>
          </table:table-cell>
          <table:table-cell office:value-type="float" office:value="3.78938">
            <text:p>3.78938</text:p>
          </table:table-cell>
          <table:table-cell office:value-type="float" office:value="241.211">
            <text:p>241.2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3862">
            <text:p>68.3862</text:p>
          </table:table-cell>
          <table:table-cell office:value-type="float" office:value="3.82489">
            <text:p>3.82489</text:p>
          </table:table-cell>
          <table:table-cell office:value-type="float" office:value="241.175">
            <text:p>241.17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2">
            <text:p>68.42</text:p>
          </table:table-cell>
          <table:table-cell office:value-type="float" office:value="3.86186">
            <text:p>3.86186</text:p>
          </table:table-cell>
          <table:table-cell office:value-type="float" office:value="241.138">
            <text:p>241.1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525">
            <text:p>68.4525</text:p>
          </table:table-cell>
          <table:table-cell office:value-type="float" office:value="3.89664">
            <text:p>3.89664</text:p>
          </table:table-cell>
          <table:table-cell office:value-type="float" office:value="241.103">
            <text:p>241.1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4836">
            <text:p>68.4836</text:p>
          </table:table-cell>
          <table:table-cell office:value-type="float" office:value="3.92947">
            <text:p>3.92947</text:p>
          </table:table-cell>
          <table:table-cell office:value-type="float" office:value="241.071">
            <text:p>241.0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166">
            <text:p>68.5166</text:p>
          </table:table-cell>
          <table:table-cell office:value-type="float" office:value="3.96349">
            <text:p>3.96349</text:p>
          </table:table-cell>
          <table:table-cell office:value-type="float" office:value="241.037">
            <text:p>241.0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511">
            <text:p>68.5511</text:p>
          </table:table-cell>
          <table:table-cell office:value-type="float" office:value="3.99838">
            <text:p>3.99838</text:p>
          </table:table-cell>
          <table:table-cell office:value-type="float" office:value="241.002">
            <text:p>241.0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5831">
            <text:p>68.5831</text:p>
          </table:table-cell>
          <table:table-cell office:value-type="float" office:value="4.02997">
            <text:p>4.02997</text:p>
          </table:table-cell>
          <table:table-cell office:value-type="float" office:value="240.97">
            <text:p>240.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169">
            <text:p>68.6169</text:p>
          </table:table-cell>
          <table:table-cell office:value-type="float" office:value="4.06252">
            <text:p>4.06252</text:p>
          </table:table-cell>
          <table:table-cell office:value-type="float" office:value="240.937">
            <text:p>240.9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491">
            <text:p>68.6491</text:p>
          </table:table-cell>
          <table:table-cell office:value-type="float" office:value="4.09291">
            <text:p>4.09291</text:p>
          </table:table-cell>
          <table:table-cell office:value-type="float" office:value="240.907">
            <text:p>240.9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6824">
            <text:p>68.6824</text:p>
          </table:table-cell>
          <table:table-cell office:value-type="float" office:value="4.12344">
            <text:p>4.12344</text:p>
          </table:table-cell>
          <table:table-cell office:value-type="float" office:value="240.877">
            <text:p>240.8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149">
            <text:p>68.7149</text:p>
          </table:table-cell>
          <table:table-cell office:value-type="float" office:value="4.15256">
            <text:p>4.15256</text:p>
          </table:table-cell>
          <table:table-cell office:value-type="float" office:value="240.847">
            <text:p>240.8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462">
            <text:p>68.7462</text:p>
          </table:table-cell>
          <table:table-cell office:value-type="float" office:value="4.17976">
            <text:p>4.17976</text:p>
          </table:table-cell>
          <table:table-cell office:value-type="float" office:value="240.82">
            <text:p>240.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7815">
            <text:p>68.7815</text:p>
          </table:table-cell>
          <table:table-cell office:value-type="float" office:value="4.20959">
            <text:p>4.20959</text:p>
          </table:table-cell>
          <table:table-cell office:value-type="float" office:value="240.79">
            <text:p>240.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155">
            <text:p>68.8155</text:p>
          </table:table-cell>
          <table:table-cell office:value-type="float" office:value="4.23738">
            <text:p>4.23738</text:p>
          </table:table-cell>
          <table:table-cell office:value-type="float" office:value="240.763">
            <text:p>240.7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506">
            <text:p>68.8506</text:p>
          </table:table-cell>
          <table:table-cell office:value-type="float" office:value="4.26503">
            <text:p>4.26503</text:p>
          </table:table-cell>
          <table:table-cell office:value-type="float" office:value="240.735">
            <text:p>240.7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8822">
            <text:p>68.8822</text:p>
          </table:table-cell>
          <table:table-cell office:value-type="float" office:value="4.28923">
            <text:p>4.28923</text:p>
          </table:table-cell>
          <table:table-cell office:value-type="float" office:value="240.711">
            <text:p>240.7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14">
            <text:p>68.914</text:p>
          </table:table-cell>
          <table:table-cell office:value-type="float" office:value="4.31268">
            <text:p>4.31268</text:p>
          </table:table-cell>
          <table:table-cell office:value-type="float" office:value="240.687">
            <text:p>240.6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518">
            <text:p>68.9518</text:p>
          </table:table-cell>
          <table:table-cell office:value-type="float" office:value="4.33958">
            <text:p>4.33958</text:p>
          </table:table-cell>
          <table:table-cell office:value-type="float" office:value="240.66">
            <text:p>240.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8.9851">
            <text:p>68.9851</text:p>
          </table:table-cell>
          <table:table-cell office:value-type="float" office:value="4.36217">
            <text:p>4.36217</text:p>
          </table:table-cell>
          <table:table-cell office:value-type="float" office:value="240.638">
            <text:p>240.6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214">
            <text:p>69.0214</text:p>
          </table:table-cell>
          <table:table-cell office:value-type="float" office:value="4.38582">
            <text:p>4.38582</text:p>
          </table:table-cell>
          <table:table-cell office:value-type="float" office:value="240.614">
            <text:p>240.6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541">
            <text:p>69.0541</text:p>
          </table:table-cell>
          <table:table-cell office:value-type="float" office:value="4.40611">
            <text:p>4.40611</text:p>
          </table:table-cell>
          <table:table-cell office:value-type="float" office:value="240.594">
            <text:p>240.5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0893">
            <text:p>69.0893</text:p>
          </table:table-cell>
          <table:table-cell office:value-type="float" office:value="4.42683">
            <text:p>4.42683</text:p>
          </table:table-cell>
          <table:table-cell office:value-type="float" office:value="240.573">
            <text:p>240.5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227">
            <text:p>69.1227</text:p>
          </table:table-cell>
          <table:table-cell office:value-type="float" office:value="4.44551">
            <text:p>4.44551</text:p>
          </table:table-cell>
          <table:table-cell office:value-type="float" office:value="240.554">
            <text:p>240.5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568">
            <text:p>69.1568</text:p>
          </table:table-cell>
          <table:table-cell office:value-type="float" office:value="4.46352">
            <text:p>4.46352</text:p>
          </table:table-cell>
          <table:table-cell office:value-type="float" office:value="240.536">
            <text:p>240.5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1928">
            <text:p>69.1928</text:p>
          </table:table-cell>
          <table:table-cell office:value-type="float" office:value="4.48135">
            <text:p>4.48135</text:p>
          </table:table-cell>
          <table:table-cell office:value-type="float" office:value="240.519">
            <text:p>240.5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263">
            <text:p>69.2263</text:p>
          </table:table-cell>
          <table:table-cell office:value-type="float" office:value="4.49687">
            <text:p>4.49687</text:p>
          </table:table-cell>
          <table:table-cell office:value-type="float" office:value="240.503">
            <text:p>240.5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2657">
            <text:p>69.2657</text:p>
          </table:table-cell>
          <table:table-cell office:value-type="float" office:value="4.51369">
            <text:p>4.51369</text:p>
          </table:table-cell>
          <table:table-cell office:value-type="float" office:value="240.486">
            <text:p>240.4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012">
            <text:p>69.3012</text:p>
          </table:table-cell>
          <table:table-cell office:value-type="float" office:value="4.52762">
            <text:p>4.52762</text:p>
          </table:table-cell>
          <table:table-cell office:value-type="float" office:value="240.472">
            <text:p>240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344">
            <text:p>69.3344</text:p>
          </table:table-cell>
          <table:table-cell office:value-type="float" office:value="4.53952">
            <text:p>4.53952</text:p>
          </table:table-cell>
          <table:table-cell office:value-type="float" office:value="240.46">
            <text:p>240.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56">
            <text:p>69.356</text:p>
          </table:table-cell>
          <table:table-cell office:value-type="float" office:value="4.54665">
            <text:p>4.54665</text:p>
          </table:table-cell>
          <table:table-cell office:value-type="float" office:value="240.453">
            <text:p>240.4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3892">
            <text:p>69.3892</text:p>
          </table:table-cell>
          <table:table-cell office:value-type="float" office:value="4.5567">
            <text:p>4.5567</text:p>
          </table:table-cell>
          <table:table-cell office:value-type="float" office:value="240.443">
            <text:p>240.44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263">
            <text:p>69.4263</text:p>
          </table:table-cell>
          <table:table-cell office:value-type="float" office:value="4.56659">
            <text:p>4.56659</text:p>
          </table:table-cell>
          <table:table-cell office:value-type="float" office:value="240.433">
            <text:p>240.4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585">
            <text:p>69.4585</text:p>
          </table:table-cell>
          <table:table-cell office:value-type="float" office:value="4.57408">
            <text:p>4.57408</text:p>
          </table:table-cell>
          <table:table-cell office:value-type="float" office:value="240.426">
            <text:p>240.4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4914">
            <text:p>69.4914</text:p>
          </table:table-cell>
          <table:table-cell office:value-type="float" office:value="4.58057">
            <text:p>4.58057</text:p>
          </table:table-cell>
          <table:table-cell office:value-type="float" office:value="240.419">
            <text:p>240.4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279">
            <text:p>69.5279</text:p>
          </table:table-cell>
          <table:table-cell office:value-type="float" office:value="4.58647">
            <text:p>4.58647</text:p>
          </table:table-cell>
          <table:table-cell office:value-type="float" office:value="240.414">
            <text:p>240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641">
            <text:p>69.5641</text:p>
          </table:table-cell>
          <table:table-cell office:value-type="float" office:value="4.59094">
            <text:p>4.59094</text:p>
          </table:table-cell>
          <table:table-cell office:value-type="float" office:value="240.409">
            <text:p>240.4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5977">
            <text:p>69.5977</text:p>
          </table:table-cell>
          <table:table-cell office:value-type="float" office:value="4.59381">
            <text:p>4.59381</text:p>
          </table:table-cell>
          <table:table-cell office:value-type="float" office:value="240.406">
            <text:p>240.4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33">
            <text:p>69.633</text:p>
          </table:table-cell>
          <table:table-cell office:value-type="float" office:value="4.59554">
            <text:p>4.59554</text:p>
          </table:table-cell>
          <table:table-cell office:value-type="float" office:value="240.404">
            <text:p>240.4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563">
            <text:p>69.6563</text:p>
          </table:table-cell>
          <table:table-cell office:value-type="float" office:value="4.59592">
            <text:p>4.59592</text:p>
          </table:table-cell>
          <table:table-cell office:value-type="float" office:value="240.404">
            <text:p>240.4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776">
            <text:p>69.6776</text:p>
          </table:table-cell>
          <table:table-cell office:value-type="float" office:value="4.59579">
            <text:p>4.59579</text:p>
          </table:table-cell>
          <table:table-cell office:value-type="float" office:value="240.404">
            <text:p>240.4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6977">
            <text:p>69.6977</text:p>
          </table:table-cell>
          <table:table-cell office:value-type="float" office:value="4.59518">
            <text:p>4.59518</text:p>
          </table:table-cell>
          <table:table-cell office:value-type="float" office:value="240.405">
            <text:p>240.4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317">
            <text:p>69.7317</text:p>
          </table:table-cell>
          <table:table-cell office:value-type="float" office:value="4.5932">
            <text:p>4.5932</text:p>
          </table:table-cell>
          <table:table-cell office:value-type="float" office:value="240.407">
            <text:p>240.4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674">
            <text:p>69.7674</text:p>
          </table:table-cell>
          <table:table-cell office:value-type="float" office:value="4.58977">
            <text:p>4.58977</text:p>
          </table:table-cell>
          <table:table-cell office:value-type="float" office:value="240.41">
            <text:p>240.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7993">
            <text:p>69.7993</text:p>
          </table:table-cell>
          <table:table-cell office:value-type="float" office:value="4.58557">
            <text:p>4.58557</text:p>
          </table:table-cell>
          <table:table-cell office:value-type="float" office:value="240.414">
            <text:p>240.41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343">
            <text:p>69.8343</text:p>
          </table:table-cell>
          <table:table-cell office:value-type="float" office:value="4.57961">
            <text:p>4.57961</text:p>
          </table:table-cell>
          <table:table-cell office:value-type="float" office:value="240.42">
            <text:p>240.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868">
            <text:p>69.868</text:p>
          </table:table-cell>
          <table:table-cell office:value-type="float" office:value="4.57256">
            <text:p>4.57256</text:p>
          </table:table-cell>
          <table:table-cell office:value-type="float" office:value="240.427">
            <text:p>240.4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025">
            <text:p>69.9025</text:p>
          </table:table-cell>
          <table:table-cell office:value-type="float" office:value="4.5641">
            <text:p>4.5641</text:p>
          </table:table-cell>
          <table:table-cell office:value-type="float" office:value="240.436">
            <text:p>240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401">
            <text:p>69.9401</text:p>
          </table:table-cell>
          <table:table-cell office:value-type="float" office:value="4.55336">
            <text:p>4.55336</text:p>
          </table:table-cell>
          <table:table-cell office:value-type="float" office:value="240.447">
            <text:p>240.4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69.9756">
            <text:p>69.9756</text:p>
          </table:table-cell>
          <table:table-cell office:value-type="float" office:value="4.54182">
            <text:p>4.54182</text:p>
          </table:table-cell>
          <table:table-cell office:value-type="float" office:value="240.458">
            <text:p>240.4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135">
            <text:p>70.0135</text:p>
          </table:table-cell>
          <table:table-cell office:value-type="float" office:value="4.52802">
            <text:p>4.52802</text:p>
          </table:table-cell>
          <table:table-cell office:value-type="float" office:value="240.472">
            <text:p>240.4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468">
            <text:p>70.0468</text:p>
          </table:table-cell>
          <table:table-cell office:value-type="float" office:value="4.51454">
            <text:p>4.51454</text:p>
          </table:table-cell>
          <table:table-cell office:value-type="float" office:value="240.485">
            <text:p>240.4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0798">
            <text:p>70.0798</text:p>
          </table:table-cell>
          <table:table-cell office:value-type="float" office:value="4.50005">
            <text:p>4.50005</text:p>
          </table:table-cell>
          <table:table-cell office:value-type="float" office:value="240.5">
            <text:p>240.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118">
            <text:p>70.118</text:p>
          </table:table-cell>
          <table:table-cell office:value-type="float" office:value="4.4818">
            <text:p>4.4818</text:p>
          </table:table-cell>
          <table:table-cell office:value-type="float" office:value="240.518">
            <text:p>240.5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1511">
            <text:p>70.1511</text:p>
          </table:table-cell>
          <table:table-cell office:value-type="float" office:value="4.46474">
            <text:p>4.46474</text:p>
          </table:table-cell>
          <table:table-cell office:value-type="float" office:value="240.535">
            <text:p>240.5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1891">
            <text:p>70.1891</text:p>
          </table:table-cell>
          <table:table-cell office:value-type="float" office:value="4.44365">
            <text:p>4.44365</text:p>
          </table:table-cell>
          <table:table-cell office:value-type="float" office:value="240.556">
            <text:p>240.5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2225">
            <text:p>70.2225</text:p>
          </table:table-cell>
          <table:table-cell office:value-type="float" office:value="4.42383">
            <text:p>4.42383</text:p>
          </table:table-cell>
          <table:table-cell office:value-type="float" office:value="240.576">
            <text:p>240.5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2571">
            <text:p>70.2571</text:p>
          </table:table-cell>
          <table:table-cell office:value-type="float" office:value="4.40201">
            <text:p>4.40201</text:p>
          </table:table-cell>
          <table:table-cell office:value-type="float" office:value="240.598">
            <text:p>240.5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291">
            <text:p>70.291</text:p>
          </table:table-cell>
          <table:table-cell office:value-type="float" office:value="4.37946">
            <text:p>4.37946</text:p>
          </table:table-cell>
          <table:table-cell office:value-type="float" office:value="240.621">
            <text:p>240.6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3242">
            <text:p>70.3242</text:p>
          </table:table-cell>
          <table:table-cell office:value-type="float" office:value="4.35614">
            <text:p>4.35614</text:p>
          </table:table-cell>
          <table:table-cell office:value-type="float" office:value="240.644">
            <text:p>240.6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3567">
            <text:p>70.3567</text:p>
          </table:table-cell>
          <table:table-cell office:value-type="float" office:value="4.33231">
            <text:p>4.33231</text:p>
          </table:table-cell>
          <table:table-cell office:value-type="float" office:value="240.668">
            <text:p>240.6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3925">
            <text:p>70.3925</text:p>
          </table:table-cell>
          <table:table-cell office:value-type="float" office:value="4.30458">
            <text:p>4.30458</text:p>
          </table:table-cell>
          <table:table-cell office:value-type="float" office:value="240.695">
            <text:p>240.6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4258">
            <text:p>70.4258</text:p>
          </table:table-cell>
          <table:table-cell office:value-type="float" office:value="4.27773">
            <text:p>4.27773</text:p>
          </table:table-cell>
          <table:table-cell office:value-type="float" office:value="240.722">
            <text:p>240.7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4602">
            <text:p>70.4602</text:p>
          </table:table-cell>
          <table:table-cell office:value-type="float" office:value="4.24881">
            <text:p>4.24881</text:p>
          </table:table-cell>
          <table:table-cell office:value-type="float" office:value="240.751">
            <text:p>240.7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4923">
            <text:p>70.4923</text:p>
          </table:table-cell>
          <table:table-cell office:value-type="float" office:value="4.22072">
            <text:p>4.22072</text:p>
          </table:table-cell>
          <table:table-cell office:value-type="float" office:value="240.779">
            <text:p>240.77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524">
            <text:p>70.524</text:p>
          </table:table-cell>
          <table:table-cell office:value-type="float" office:value="4.19199">
            <text:p>4.19199</text:p>
          </table:table-cell>
          <table:table-cell office:value-type="float" office:value="240.808">
            <text:p>240.8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5567">
            <text:p>70.5567</text:p>
          </table:table-cell>
          <table:table-cell office:value-type="float" office:value="4.1613">
            <text:p>4.1613</text:p>
          </table:table-cell>
          <table:table-cell office:value-type="float" office:value="240.839">
            <text:p>240.8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5869">
            <text:p>70.5869</text:p>
          </table:table-cell>
          <table:table-cell office:value-type="float" office:value="4.13196">
            <text:p>4.13196</text:p>
          </table:table-cell>
          <table:table-cell office:value-type="float" office:value="240.868">
            <text:p>240.8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6071">
            <text:p>70.6071</text:p>
          </table:table-cell>
          <table:table-cell office:value-type="float" office:value="4.11186">
            <text:p>4.11186</text:p>
          </table:table-cell>
          <table:table-cell office:value-type="float" office:value="240.888">
            <text:p>240.88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648">
            <text:p>70.648</text:p>
          </table:table-cell>
          <table:table-cell office:value-type="float" office:value="4.06987">
            <text:p>4.06987</text:p>
          </table:table-cell>
          <table:table-cell office:value-type="float" office:value="240.93">
            <text:p>240.9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681">
            <text:p>70.681</text:p>
          </table:table-cell>
          <table:table-cell office:value-type="float" office:value="4.03487">
            <text:p>4.03487</text:p>
          </table:table-cell>
          <table:table-cell office:value-type="float" office:value="240.965">
            <text:p>240.9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7119">
            <text:p>70.7119</text:p>
          </table:table-cell>
          <table:table-cell office:value-type="float" office:value="4.00122">
            <text:p>4.00122</text:p>
          </table:table-cell>
          <table:table-cell office:value-type="float" office:value="240.999">
            <text:p>240.9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749">
            <text:p>70.749</text:p>
          </table:table-cell>
          <table:table-cell office:value-type="float" office:value="3.95953">
            <text:p>3.95953</text:p>
          </table:table-cell>
          <table:table-cell office:value-type="float" office:value="241.04">
            <text:p>241.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783">
            <text:p>70.783</text:p>
          </table:table-cell>
          <table:table-cell office:value-type="float" office:value="3.92032">
            <text:p>3.92032</text:p>
          </table:table-cell>
          <table:table-cell office:value-type="float" office:value="241.08">
            <text:p>241.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8166">
            <text:p>70.8166</text:p>
          </table:table-cell>
          <table:table-cell office:value-type="float" office:value="3.88054">
            <text:p>3.88054</text:p>
          </table:table-cell>
          <table:table-cell office:value-type="float" office:value="241.119">
            <text:p>241.1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8499">
            <text:p>70.8499</text:p>
          </table:table-cell>
          <table:table-cell office:value-type="float" office:value="3.83992">
            <text:p>3.83992</text:p>
          </table:table-cell>
          <table:table-cell office:value-type="float" office:value="241.16">
            <text:p>241.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8831">
            <text:p>70.8831</text:p>
          </table:table-cell>
          <table:table-cell office:value-type="float" office:value="3.79846">
            <text:p>3.79846</text:p>
          </table:table-cell>
          <table:table-cell office:value-type="float" office:value="241.202">
            <text:p>241.2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9184">
            <text:p>70.9184</text:p>
          </table:table-cell>
          <table:table-cell office:value-type="float" office:value="3.75348">
            <text:p>3.75348</text:p>
          </table:table-cell>
          <table:table-cell office:value-type="float" office:value="241.247">
            <text:p>241.24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951">
            <text:p>70.951</text:p>
          </table:table-cell>
          <table:table-cell office:value-type="float" office:value="3.71091">
            <text:p>3.71091</text:p>
          </table:table-cell>
          <table:table-cell office:value-type="float" office:value="241.289">
            <text:p>241.2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0.9865">
            <text:p>70.9865</text:p>
          </table:table-cell>
          <table:table-cell office:value-type="float" office:value="3.66348">
            <text:p>3.66348</text:p>
          </table:table-cell>
          <table:table-cell office:value-type="float" office:value="241.337">
            <text:p>241.3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0172">
            <text:p>71.0172</text:p>
          </table:table-cell>
          <table:table-cell office:value-type="float" office:value="3.62169">
            <text:p>3.62169</text:p>
          </table:table-cell>
          <table:table-cell office:value-type="float" office:value="241.378">
            <text:p>241.3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0514">
            <text:p>71.0514</text:p>
          </table:table-cell>
          <table:table-cell office:value-type="float" office:value="3.5741">
            <text:p>3.5741</text:p>
          </table:table-cell>
          <table:table-cell office:value-type="float" office:value="241.426">
            <text:p>241.4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0829">
            <text:p>71.0829</text:p>
          </table:table-cell>
          <table:table-cell office:value-type="float" office:value="3.52943">
            <text:p>3.52943</text:p>
          </table:table-cell>
          <table:table-cell office:value-type="float" office:value="241.471">
            <text:p>241.4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1165">
            <text:p>71.1165</text:p>
          </table:table-cell>
          <table:table-cell office:value-type="float" office:value="3.48088">
            <text:p>3.48088</text:p>
          </table:table-cell>
          <table:table-cell office:value-type="float" office:value="241.519">
            <text:p>241.5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1486">
            <text:p>71.1486</text:p>
          </table:table-cell>
          <table:table-cell office:value-type="float" office:value="3.43365">
            <text:p>3.43365</text:p>
          </table:table-cell>
          <table:table-cell office:value-type="float" office:value="241.566">
            <text:p>241.5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182">
            <text:p>71.182</text:p>
          </table:table-cell>
          <table:table-cell office:value-type="float" office:value="3.3837">
            <text:p>3.3837</text:p>
          </table:table-cell>
          <table:table-cell office:value-type="float" office:value="241.616">
            <text:p>241.6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2137">
            <text:p>71.2137</text:p>
          </table:table-cell>
          <table:table-cell office:value-type="float" office:value="3.33553">
            <text:p>3.33553</text:p>
          </table:table-cell>
          <table:table-cell office:value-type="float" office:value="241.664">
            <text:p>241.6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2519">
            <text:p>71.2519</text:p>
          </table:table-cell>
          <table:table-cell office:value-type="float" office:value="3.27623">
            <text:p>3.27623</text:p>
          </table:table-cell>
          <table:table-cell office:value-type="float" office:value="241.724">
            <text:p>241.7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2859">
            <text:p>71.2859</text:p>
          </table:table-cell>
          <table:table-cell office:value-type="float" office:value="3.22263">
            <text:p>3.22263</text:p>
          </table:table-cell>
          <table:table-cell office:value-type="float" office:value="241.777">
            <text:p>241.7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3203">
            <text:p>71.3203</text:p>
          </table:table-cell>
          <table:table-cell office:value-type="float" office:value="3.1675">
            <text:p>3.1675</text:p>
          </table:table-cell>
          <table:table-cell office:value-type="float" office:value="241.833">
            <text:p>241.8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3511">
            <text:p>71.3511</text:p>
          </table:table-cell>
          <table:table-cell office:value-type="float" office:value="3.11757">
            <text:p>3.11757</text:p>
          </table:table-cell>
          <table:table-cell office:value-type="float" office:value="241.882">
            <text:p>241.8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4002">
            <text:p>71.4002</text:p>
          </table:table-cell>
          <table:table-cell office:value-type="float" office:value="3.03592">
            <text:p>3.03592</text:p>
          </table:table-cell>
          <table:table-cell office:value-type="float" office:value="241.964">
            <text:p>241.9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4311">
            <text:p>71.4311</text:p>
          </table:table-cell>
          <table:table-cell office:value-type="float" office:value="2.98401">
            <text:p>2.98401</text:p>
          </table:table-cell>
          <table:table-cell office:value-type="float" office:value="242.016">
            <text:p>242.0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4663">
            <text:p>71.4663</text:p>
          </table:table-cell>
          <table:table-cell office:value-type="float" office:value="2.92407">
            <text:p>2.92407</text:p>
          </table:table-cell>
          <table:table-cell office:value-type="float" office:value="242.076">
            <text:p>242.0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501">
            <text:p>71.501</text:p>
          </table:table-cell>
          <table:table-cell office:value-type="float" office:value="2.86414">
            <text:p>2.86414</text:p>
          </table:table-cell>
          <table:table-cell office:value-type="float" office:value="242.136">
            <text:p>242.1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5318">
            <text:p>71.5318</text:p>
          </table:table-cell>
          <table:table-cell office:value-type="float" office:value="2.81023">
            <text:p>2.81023</text:p>
          </table:table-cell>
          <table:table-cell office:value-type="float" office:value="242.19">
            <text:p>242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5656">
            <text:p>71.5656</text:p>
          </table:table-cell>
          <table:table-cell office:value-type="float" office:value="2.75043">
            <text:p>2.75043</text:p>
          </table:table-cell>
          <table:table-cell office:value-type="float" office:value="242.25">
            <text:p>242.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5984">
            <text:p>71.5984</text:p>
          </table:table-cell>
          <table:table-cell office:value-type="float" office:value="2.69174">
            <text:p>2.69174</text:p>
          </table:table-cell>
          <table:table-cell office:value-type="float" office:value="242.308">
            <text:p>242.3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6286">
            <text:p>71.6286</text:p>
          </table:table-cell>
          <table:table-cell office:value-type="float" office:value="2.63713">
            <text:p>2.63713</text:p>
          </table:table-cell>
          <table:table-cell office:value-type="float" office:value="242.363">
            <text:p>242.3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6637">
            <text:p>71.6637</text:p>
          </table:table-cell>
          <table:table-cell office:value-type="float" office:value="2.57298">
            <text:p>2.57298</text:p>
          </table:table-cell>
          <table:table-cell office:value-type="float" office:value="242.427">
            <text:p>242.4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7019">
            <text:p>71.7019</text:p>
          </table:table-cell>
          <table:table-cell office:value-type="float" office:value="2.50211">
            <text:p>2.50211</text:p>
          </table:table-cell>
          <table:table-cell office:value-type="float" office:value="242.498">
            <text:p>242.4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7387">
            <text:p>71.7387</text:p>
          </table:table-cell>
          <table:table-cell office:value-type="float" office:value="2.43297">
            <text:p>2.43297</text:p>
          </table:table-cell>
          <table:table-cell office:value-type="float" office:value="242.567">
            <text:p>242.5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7697">
            <text:p>71.7697</text:p>
          </table:table-cell>
          <table:table-cell office:value-type="float" office:value="2.37439">
            <text:p>2.37439</text:p>
          </table:table-cell>
          <table:table-cell office:value-type="float" office:value="242.626">
            <text:p>242.62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006">
            <text:p>71.8006</text:p>
          </table:table-cell>
          <table:table-cell office:value-type="float" office:value="2.31551">
            <text:p>2.31551</text:p>
          </table:table-cell>
          <table:table-cell office:value-type="float" office:value="242.684">
            <text:p>242.6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361">
            <text:p>71.8361</text:p>
          </table:table-cell>
          <table:table-cell office:value-type="float" office:value="2.24686">
            <text:p>2.24686</text:p>
          </table:table-cell>
          <table:table-cell office:value-type="float" office:value="242.753">
            <text:p>242.7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663">
            <text:p>71.8663</text:p>
          </table:table-cell>
          <table:table-cell office:value-type="float" office:value="2.1881">
            <text:p>2.1881</text:p>
          </table:table-cell>
          <table:table-cell office:value-type="float" office:value="242.812">
            <text:p>242.8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8997">
            <text:p>71.8997</text:p>
          </table:table-cell>
          <table:table-cell office:value-type="float" office:value="2.12242">
            <text:p>2.12242</text:p>
          </table:table-cell>
          <table:table-cell office:value-type="float" office:value="242.878">
            <text:p>242.8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9318">
            <text:p>71.9318</text:p>
          </table:table-cell>
          <table:table-cell office:value-type="float" office:value="2.05878">
            <text:p>2.05878</text:p>
          </table:table-cell>
          <table:table-cell office:value-type="float" office:value="242.941">
            <text:p>242.9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9634">
            <text:p>71.9634</text:p>
          </table:table-cell>
          <table:table-cell office:value-type="float" office:value="1.99553">
            <text:p>1.99553</text:p>
          </table:table-cell>
          <table:table-cell office:value-type="float" office:value="243.004">
            <text:p>243.0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1.9981">
            <text:p>71.9981</text:p>
          </table:table-cell>
          <table:table-cell office:value-type="float" office:value="1.92551">
            <text:p>1.92551</text:p>
          </table:table-cell>
          <table:table-cell office:value-type="float" office:value="243.074">
            <text:p>243.0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0295">
            <text:p>72.0295</text:p>
          </table:table-cell>
          <table:table-cell office:value-type="float" office:value="1.86183">
            <text:p>1.86183</text:p>
          </table:table-cell>
          <table:table-cell office:value-type="float" office:value="243.138">
            <text:p>243.1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0628">
            <text:p>72.0628</text:p>
          </table:table-cell>
          <table:table-cell office:value-type="float" office:value="1.79372">
            <text:p>1.79372</text:p>
          </table:table-cell>
          <table:table-cell office:value-type="float" office:value="243.206">
            <text:p>243.206</text:p>
          </table:table-cell>
          <table:table-cell office:value-type="float" office:value="0.896858">
            <text:p>0.8968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0952">
            <text:p>72.0952</text:p>
          </table:table-cell>
          <table:table-cell office:value-type="float" office:value="1.72679">
            <text:p>1.72679</text:p>
          </table:table-cell>
          <table:table-cell office:value-type="float" office:value="243.273">
            <text:p>243.273</text:p>
          </table:table-cell>
          <table:table-cell office:value-type="float" office:value="0.863396">
            <text:p>0.86339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1285">
            <text:p>72.1285</text:p>
          </table:table-cell>
          <table:table-cell office:value-type="float" office:value="1.65761">
            <text:p>1.65761</text:p>
          </table:table-cell>
          <table:table-cell office:value-type="float" office:value="243.342">
            <text:p>243.342</text:p>
          </table:table-cell>
          <table:table-cell office:value-type="float" office:value="0.828804">
            <text:p>0.8288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1609">
            <text:p>72.1609</text:p>
          </table:table-cell>
          <table:table-cell office:value-type="float" office:value="1.5898">
            <text:p>1.5898</text:p>
          </table:table-cell>
          <table:table-cell office:value-type="float" office:value="243.41">
            <text:p>243.41</text:p>
          </table:table-cell>
          <table:table-cell office:value-type="float" office:value="0.794899">
            <text:p>0.7948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1925">
            <text:p>72.1925</text:p>
          </table:table-cell>
          <table:table-cell office:value-type="float" office:value="1.52338">
            <text:p>1.52338</text:p>
          </table:table-cell>
          <table:table-cell office:value-type="float" office:value="243.477">
            <text:p>243.477</text:p>
          </table:table-cell>
          <table:table-cell office:value-type="float" office:value="0.761688">
            <text:p>0.7616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2296">
            <text:p>72.2296</text:p>
          </table:table-cell>
          <table:table-cell office:value-type="float" office:value="1.44461">
            <text:p>1.44461</text:p>
          </table:table-cell>
          <table:table-cell office:value-type="float" office:value="243.555">
            <text:p>243.555</text:p>
          </table:table-cell>
          <table:table-cell office:value-type="float" office:value="0.722305">
            <text:p>0.7223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2611">
            <text:p>72.2611</text:p>
          </table:table-cell>
          <table:table-cell office:value-type="float" office:value="1.37724">
            <text:p>1.37724</text:p>
          </table:table-cell>
          <table:table-cell office:value-type="float" office:value="243.623">
            <text:p>243.623</text:p>
          </table:table-cell>
          <table:table-cell office:value-type="float" office:value="0.688622">
            <text:p>0.68862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2971">
            <text:p>72.2971</text:p>
          </table:table-cell>
          <table:table-cell office:value-type="float" office:value="1.29987">
            <text:p>1.29987</text:p>
          </table:table-cell>
          <table:table-cell office:value-type="float" office:value="243.7">
            <text:p>243.7</text:p>
          </table:table-cell>
          <table:table-cell office:value-type="float" office:value="0.649933">
            <text:p>0.6499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3288">
            <text:p>72.3288</text:p>
          </table:table-cell>
          <table:table-cell office:value-type="float" office:value="1.23145">
            <text:p>1.23145</text:p>
          </table:table-cell>
          <table:table-cell office:value-type="float" office:value="243.769">
            <text:p>243.769</text:p>
          </table:table-cell>
          <table:table-cell office:value-type="float" office:value="0.615723">
            <text:p>0.6157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3626">
            <text:p>72.3626</text:p>
          </table:table-cell>
          <table:table-cell office:value-type="float" office:value="1.15776">
            <text:p>1.15776</text:p>
          </table:table-cell>
          <table:table-cell office:value-type="float" office:value="243.842">
            <text:p>243.842</text:p>
          </table:table-cell>
          <table:table-cell office:value-type="float" office:value="0.57888">
            <text:p>0.578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3941">
            <text:p>72.3941</text:p>
          </table:table-cell>
          <table:table-cell office:value-type="float" office:value="1.089">
            <text:p>1.089</text:p>
          </table:table-cell>
          <table:table-cell office:value-type="float" office:value="243.911">
            <text:p>243.911</text:p>
          </table:table-cell>
          <table:table-cell office:value-type="float" office:value="0.544502">
            <text:p>0.5445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4259">
            <text:p>72.4259</text:p>
          </table:table-cell>
          <table:table-cell office:value-type="float" office:value="1.01935">
            <text:p>1.01935</text:p>
          </table:table-cell>
          <table:table-cell office:value-type="float" office:value="243.981">
            <text:p>243.981</text:p>
          </table:table-cell>
          <table:table-cell office:value-type="float" office:value="0.509674">
            <text:p>0.5096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4627">
            <text:p>72.4627</text:p>
          </table:table-cell>
          <table:table-cell office:value-type="float" office:value="0.937866">
            <text:p>0.937866</text:p>
          </table:table-cell>
          <table:table-cell office:value-type="float" office:value="244.062">
            <text:p>244.062</text:p>
          </table:table-cell>
          <table:table-cell office:value-type="float" office:value="0.468933">
            <text:p>0.4689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4985">
            <text:p>72.4985</text:p>
          </table:table-cell>
          <table:table-cell office:value-type="float" office:value="0.858627">
            <text:p>0.858627</text:p>
          </table:table-cell>
          <table:table-cell office:value-type="float" office:value="244.141">
            <text:p>244.141</text:p>
          </table:table-cell>
          <table:table-cell office:value-type="float" office:value="0.429314">
            <text:p>0.4293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532">
            <text:p>72.532</text:p>
          </table:table-cell>
          <table:table-cell office:value-type="float" office:value="0.78418">
            <text:p>0.78418</text:p>
          </table:table-cell>
          <table:table-cell office:value-type="float" office:value="244.216">
            <text:p>244.216</text:p>
          </table:table-cell>
          <table:table-cell office:value-type="float" office:value="0.39209">
            <text:p>0.392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5664">
            <text:p>72.5664</text:p>
          </table:table-cell>
          <table:table-cell office:value-type="float" office:value="0.707291">
            <text:p>0.707291</text:p>
          </table:table-cell>
          <table:table-cell office:value-type="float" office:value="244.293">
            <text:p>244.293</text:p>
          </table:table-cell>
          <table:table-cell office:value-type="float" office:value="0.353645">
            <text:p>0.3536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5987">
            <text:p>72.5987</text:p>
          </table:table-cell>
          <table:table-cell office:value-type="float" office:value="0.635025">
            <text:p>0.635025</text:p>
          </table:table-cell>
          <table:table-cell office:value-type="float" office:value="244.365">
            <text:p>244.365</text:p>
          </table:table-cell>
          <table:table-cell office:value-type="float" office:value="0.317513">
            <text:p>0.3175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6319">
            <text:p>72.6319</text:p>
          </table:table-cell>
          <table:table-cell office:value-type="float" office:value="0.560654">
            <text:p>0.560654</text:p>
          </table:table-cell>
          <table:table-cell office:value-type="float" office:value="244.439">
            <text:p>244.439</text:p>
          </table:table-cell>
          <table:table-cell office:value-type="float" office:value="0.280327">
            <text:p>0.28032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6628">
            <text:p>72.6628</text:p>
          </table:table-cell>
          <table:table-cell office:value-type="float" office:value="0.491501">
            <text:p>0.491501</text:p>
          </table:table-cell>
          <table:table-cell office:value-type="float" office:value="244.508">
            <text:p>244.508</text:p>
          </table:table-cell>
          <table:table-cell office:value-type="float" office:value="0.24575">
            <text:p>0.245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6834">
            <text:p>72.6834</text:p>
          </table:table-cell>
          <table:table-cell office:value-type="float" office:value="0.445114">
            <text:p>0.445114</text:p>
          </table:table-cell>
          <table:table-cell office:value-type="float" office:value="244.555">
            <text:p>244.555</text:p>
          </table:table-cell>
          <table:table-cell office:value-type="float" office:value="0.222557">
            <text:p>0.2225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7144">
            <text:p>72.7144</text:p>
          </table:table-cell>
          <table:table-cell office:value-type="float" office:value="0.375732">
            <text:p>0.375732</text:p>
          </table:table-cell>
          <table:table-cell office:value-type="float" office:value="244.624">
            <text:p>244.624</text:p>
          </table:table-cell>
          <table:table-cell office:value-type="float" office:value="0.187866">
            <text:p>0.1878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7468">
            <text:p>72.7468</text:p>
          </table:table-cell>
          <table:table-cell office:value-type="float" office:value="0.303177">
            <text:p>0.303177</text:p>
          </table:table-cell>
          <table:table-cell office:value-type="float" office:value="244.697">
            <text:p>244.697</text:p>
          </table:table-cell>
          <table:table-cell office:value-type="float" office:value="0.151588">
            <text:p>0.15158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7826">
            <text:p>72.7826</text:p>
          </table:table-cell>
          <table:table-cell office:value-type="float" office:value="0.222794">
            <text:p>0.222794</text:p>
          </table:table-cell>
          <table:table-cell office:value-type="float" office:value="244.777">
            <text:p>244.777</text:p>
          </table:table-cell>
          <table:table-cell office:value-type="float" office:value="0.111397">
            <text:p>0.1113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8154">
            <text:p>72.8154</text:p>
          </table:table-cell>
          <table:table-cell office:value-type="float" office:value="0.149567">
            <text:p>0.149567</text:p>
          </table:table-cell>
          <table:table-cell office:value-type="float" office:value="244.85">
            <text:p>244.85</text:p>
          </table:table-cell>
          <table:table-cell office:value-type="float" office:value="0.0747833">
            <text:p>0.07478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8492">
            <text:p>72.8492</text:p>
          </table:table-cell>
          <table:table-cell office:value-type="float" office:value="0.0743103">
            <text:p>0.0743103</text:p>
          </table:table-cell>
          <table:table-cell office:value-type="float" office:value="244.926">
            <text:p>244.926</text:p>
          </table:table-cell>
          <table:table-cell office:value-type="float" office:value="0.0371552">
            <text:p>0.03715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8847">
            <text:p>72.8847</text:p>
          </table:table-cell>
          <table:table-cell office:value-type="float" office:value="-0.00445557">
            <text:p>-0.00445557</text:p>
          </table:table-cell>
          <table:table-cell office:value-type="float" office:value="245.004">
            <text:p>245.004</text:p>
          </table:table-cell>
          <table:table-cell office:value-type="float" office:value="-0.00222778">
            <text:p>-0.002227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919">
            <text:p>72.919</text:p>
          </table:table-cell>
          <table:table-cell office:value-type="float" office:value="-0.0803528">
            <text:p>-0.0803528</text:p>
          </table:table-cell>
          <table:table-cell office:value-type="float" office:value="245.08">
            <text:p>245.08</text:p>
          </table:table-cell>
          <table:table-cell office:value-type="float" office:value="-0.0401764">
            <text:p>-0.04017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9533">
            <text:p>72.9533</text:p>
          </table:table-cell>
          <table:table-cell office:value-type="float" office:value="-0.155701">
            <text:p>-0.155701</text:p>
          </table:table-cell>
          <table:table-cell office:value-type="float" office:value="245.156">
            <text:p>245.156</text:p>
          </table:table-cell>
          <table:table-cell office:value-type="float" office:value="-0.0778503">
            <text:p>-0.07785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2.9741">
            <text:p>72.9741</text:p>
          </table:table-cell>
          <table:table-cell office:value-type="float" office:value="-0.201111">
            <text:p>-0.201111</text:p>
          </table:table-cell>
          <table:table-cell office:value-type="float" office:value="245.201">
            <text:p>245.201</text:p>
          </table:table-cell>
          <table:table-cell office:value-type="float" office:value="-0.100555">
            <text:p>-0.1005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0121">
            <text:p>73.0121</text:p>
          </table:table-cell>
          <table:table-cell office:value-type="float" office:value="-0.283722">
            <text:p>-0.283722</text:p>
          </table:table-cell>
          <table:table-cell office:value-type="float" office:value="245.284">
            <text:p>245.284</text:p>
          </table:table-cell>
          <table:table-cell office:value-type="float" office:value="-0.141861">
            <text:p>-0.1418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0454">
            <text:p>73.0454</text:p>
          </table:table-cell>
          <table:table-cell office:value-type="float" office:value="-0.355515">
            <text:p>-0.355515</text:p>
          </table:table-cell>
          <table:table-cell office:value-type="float" office:value="245.356">
            <text:p>245.356</text:p>
          </table:table-cell>
          <table:table-cell office:value-type="float" office:value="-0.177757">
            <text:p>-0.1777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0784">
            <text:p>73.0784</text:p>
          </table:table-cell>
          <table:table-cell office:value-type="float" office:value="-0.425766">
            <text:p>-0.425766</text:p>
          </table:table-cell>
          <table:table-cell office:value-type="float" office:value="245.426">
            <text:p>245.426</text:p>
          </table:table-cell>
          <table:table-cell office:value-type="float" office:value="-0.212883">
            <text:p>-0.2128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1145">
            <text:p>73.1145</text:p>
          </table:table-cell>
          <table:table-cell office:value-type="float" office:value="-0.502014">
            <text:p>-0.502014</text:p>
          </table:table-cell>
          <table:table-cell office:value-type="float" office:value="245.502">
            <text:p>245.502</text:p>
          </table:table-cell>
          <table:table-cell office:value-type="float" office:value="-0.251007">
            <text:p>-0.2510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1491">
            <text:p>73.1491</text:p>
          </table:table-cell>
          <table:table-cell office:value-type="float" office:value="-0.574326">
            <text:p>-0.574326</text:p>
          </table:table-cell>
          <table:table-cell office:value-type="float" office:value="245.574">
            <text:p>245.574</text:p>
          </table:table-cell>
          <table:table-cell office:value-type="float" office:value="-0.287163">
            <text:p>-0.2871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1849">
            <text:p>73.1849</text:p>
          </table:table-cell>
          <table:table-cell office:value-type="float" office:value="-0.648041">
            <text:p>-0.648041</text:p>
          </table:table-cell>
          <table:table-cell office:value-type="float" office:value="245.648">
            <text:p>245.648</text:p>
          </table:table-cell>
          <table:table-cell office:value-type="float" office:value="-0.32402">
            <text:p>-0.324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2187">
            <text:p>73.2187</text:p>
          </table:table-cell>
          <table:table-cell office:value-type="float" office:value="-0.716873">
            <text:p>-0.716873</text:p>
          </table:table-cell>
          <table:table-cell office:value-type="float" office:value="245.717">
            <text:p>245.717</text:p>
          </table:table-cell>
          <table:table-cell office:value-type="float" office:value="-0.358437">
            <text:p>-0.3584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256">
            <text:p>73.256</text:p>
          </table:table-cell>
          <table:table-cell office:value-type="float" office:value="-0.791382">
            <text:p>-0.791382</text:p>
          </table:table-cell>
          <table:table-cell office:value-type="float" office:value="245.791">
            <text:p>245.791</text:p>
          </table:table-cell>
          <table:table-cell office:value-type="float" office:value="-0.395691">
            <text:p>-0.3956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2892">
            <text:p>73.2892</text:p>
          </table:table-cell>
          <table:table-cell office:value-type="float" office:value="-0.856888">
            <text:p>-0.856888</text:p>
          </table:table-cell>
          <table:table-cell office:value-type="float" office:value="245.857">
            <text:p>245.857</text:p>
          </table:table-cell>
          <table:table-cell office:value-type="float" office:value="-0.428444">
            <text:p>-0.4284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3272">
            <text:p>73.3272</text:p>
          </table:table-cell>
          <table:table-cell office:value-type="float" office:value="-0.930527">
            <text:p>-0.930527</text:p>
          </table:table-cell>
          <table:table-cell office:value-type="float" office:value="245.931">
            <text:p>245.931</text:p>
          </table:table-cell>
          <table:table-cell office:value-type="float" office:value="-0.465263">
            <text:p>-0.4652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3598">
            <text:p>73.3598</text:p>
          </table:table-cell>
          <table:table-cell office:value-type="float" office:value="-0.992477">
            <text:p>-0.992477</text:p>
          </table:table-cell>
          <table:table-cell office:value-type="float" office:value="245.992">
            <text:p>245.992</text:p>
          </table:table-cell>
          <table:table-cell office:value-type="float" office:value="-0.496239">
            <text:p>-0.49623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3933">
            <text:p>73.3933</text:p>
          </table:table-cell>
          <table:table-cell office:value-type="float" office:value="-1.05502">
            <text:p>-1.05502</text:p>
          </table:table-cell>
          <table:table-cell office:value-type="float" office:value="246.055">
            <text:p>246.055</text:p>
          </table:table-cell>
          <table:table-cell office:value-type="float" office:value="-0.527512">
            <text:p>-0.5275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427">
            <text:p>73.427</text:p>
          </table:table-cell>
          <table:table-cell office:value-type="float" office:value="-1.11674">
            <text:p>-1.11674</text:p>
          </table:table-cell>
          <table:table-cell office:value-type="float" office:value="246.117">
            <text:p>246.117</text:p>
          </table:table-cell>
          <table:table-cell office:value-type="float" office:value="-0.558372">
            <text:p>-0.5583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4579">
            <text:p>73.4579</text:p>
          </table:table-cell>
          <table:table-cell office:value-type="float" office:value="-1.17206">
            <text:p>-1.17206</text:p>
          </table:table-cell>
          <table:table-cell office:value-type="float" office:value="246.172">
            <text:p>246.172</text:p>
          </table:table-cell>
          <table:table-cell office:value-type="float" office:value="-0.586029">
            <text:p>-0.5860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4948">
            <text:p>73.4948</text:p>
          </table:table-cell>
          <table:table-cell office:value-type="float" office:value="-1.23691">
            <text:p>-1.23691</text:p>
          </table:table-cell>
          <table:table-cell office:value-type="float" office:value="246.237">
            <text:p>246.237</text:p>
          </table:table-cell>
          <table:table-cell office:value-type="float" office:value="-0.618454">
            <text:p>-0.6184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5263">
            <text:p>73.5263</text:p>
          </table:table-cell>
          <table:table-cell office:value-type="float" office:value="-1.29097">
            <text:p>-1.29097</text:p>
          </table:table-cell>
          <table:table-cell office:value-type="float" office:value="246.291">
            <text:p>246.291</text:p>
          </table:table-cell>
          <table:table-cell office:value-type="float" office:value="-0.645485">
            <text:p>-0.6454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5634">
            <text:p>73.5634</text:p>
          </table:table-cell>
          <table:table-cell office:value-type="float" office:value="-1.35304">
            <text:p>-1.35304</text:p>
          </table:table-cell>
          <table:table-cell office:value-type="float" office:value="246.353">
            <text:p>246.353</text:p>
          </table:table-cell>
          <table:table-cell office:value-type="float" office:value="-0.676521">
            <text:p>-0.6765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5949">
            <text:p>73.5949</text:p>
          </table:table-cell>
          <table:table-cell office:value-type="float" office:value="-1.40422">
            <text:p>-1.40422</text:p>
          </table:table-cell>
          <table:table-cell office:value-type="float" office:value="246.404">
            <text:p>246.404</text:p>
          </table:table-cell>
          <table:table-cell office:value-type="float" office:value="-0.70211">
            <text:p>-0.702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6272">
            <text:p>73.6272</text:p>
          </table:table-cell>
          <table:table-cell office:value-type="float" office:value="-1.45557">
            <text:p>-1.45557</text:p>
          </table:table-cell>
          <table:table-cell office:value-type="float" office:value="246.456">
            <text:p>246.456</text:p>
          </table:table-cell>
          <table:table-cell office:value-type="float" office:value="-0.727783">
            <text:p>-0.7277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6614">
            <text:p>73.6614</text:p>
          </table:table-cell>
          <table:table-cell office:value-type="float" office:value="-1.50844">
            <text:p>-1.50844</text:p>
          </table:table-cell>
          <table:table-cell office:value-type="float" office:value="246.508">
            <text:p>246.508</text:p>
          </table:table-cell>
          <table:table-cell office:value-type="float" office:value="-0.754219">
            <text:p>-0.7542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6935">
            <text:p>73.6935</text:p>
          </table:table-cell>
          <table:table-cell office:value-type="float" office:value="-1.55663">
            <text:p>-1.55663</text:p>
          </table:table-cell>
          <table:table-cell office:value-type="float" office:value="246.557">
            <text:p>246.557</text:p>
          </table:table-cell>
          <table:table-cell office:value-type="float" office:value="-0.778313">
            <text:p>-0.7783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7165">
            <text:p>73.7165</text:p>
          </table:table-cell>
          <table:table-cell office:value-type="float" office:value="-1.59053">
            <text:p>-1.59053</text:p>
          </table:table-cell>
          <table:table-cell office:value-type="float" office:value="246.591">
            <text:p>246.591</text:p>
          </table:table-cell>
          <table:table-cell office:value-type="float" office:value="-0.795265">
            <text:p>-0.7952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7514">
            <text:p>73.7514</text:p>
          </table:table-cell>
          <table:table-cell office:value-type="float" office:value="-1.64037">
            <text:p>-1.64037</text:p>
          </table:table-cell>
          <table:table-cell office:value-type="float" office:value="246.64">
            <text:p>246.64</text:p>
          </table:table-cell>
          <table:table-cell office:value-type="float" office:value="-0.820183">
            <text:p>-0.8201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7818">
            <text:p>73.7818</text:p>
          </table:table-cell>
          <table:table-cell office:value-type="float" office:value="-1.68222">
            <text:p>-1.68222</text:p>
          </table:table-cell>
          <table:table-cell office:value-type="float" office:value="246.682">
            <text:p>246.682</text:p>
          </table:table-cell>
          <table:table-cell office:value-type="float" office:value="-0.84111">
            <text:p>-0.841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8165">
            <text:p>73.8165</text:p>
          </table:table-cell>
          <table:table-cell office:value-type="float" office:value="-1.72874">
            <text:p>-1.72874</text:p>
          </table:table-cell>
          <table:table-cell office:value-type="float" office:value="246.729">
            <text:p>246.729</text:p>
          </table:table-cell>
          <table:table-cell office:value-type="float" office:value="-0.864372">
            <text:p>-0.8643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8476">
            <text:p>73.8476</text:p>
          </table:table-cell>
          <table:table-cell office:value-type="float" office:value="-1.7688">
            <text:p>-1.7688</text:p>
          </table:table-cell>
          <table:table-cell office:value-type="float" office:value="246.769">
            <text:p>246.769</text:p>
          </table:table-cell>
          <table:table-cell office:value-type="float" office:value="-0.884399">
            <text:p>-0.8843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8795">
            <text:p>73.8795</text:p>
          </table:table-cell>
          <table:table-cell office:value-type="float" office:value="-1.80861">
            <text:p>-1.80861</text:p>
          </table:table-cell>
          <table:table-cell office:value-type="float" office:value="246.809">
            <text:p>246.8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8996">
            <text:p>73.8996</text:p>
          </table:table-cell>
          <table:table-cell office:value-type="float" office:value="-1.83292">
            <text:p>-1.83292</text:p>
          </table:table-cell>
          <table:table-cell office:value-type="float" office:value="246.833">
            <text:p>246.8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9362">
            <text:p>73.9362</text:p>
          </table:table-cell>
          <table:table-cell office:value-type="float" office:value="-1.87584">
            <text:p>-1.87584</text:p>
          </table:table-cell>
          <table:table-cell office:value-type="float" office:value="246.876">
            <text:p>246.8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3.9712">
            <text:p>73.9712</text:p>
          </table:table-cell>
          <table:table-cell office:value-type="float" office:value="-1.91496">
            <text:p>-1.91496</text:p>
          </table:table-cell>
          <table:table-cell office:value-type="float" office:value="246.915">
            <text:p>246.91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0045">
            <text:p>74.0045</text:p>
          </table:table-cell>
          <table:table-cell office:value-type="float" office:value="-1.95068">
            <text:p>-1.95068</text:p>
          </table:table-cell>
          <table:table-cell office:value-type="float" office:value="246.951">
            <text:p>246.95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036">
            <text:p>74.036</text:p>
          </table:table-cell>
          <table:table-cell office:value-type="float" office:value="-1.98288">
            <text:p>-1.98288</text:p>
          </table:table-cell>
          <table:table-cell office:value-type="float" office:value="246.983">
            <text:p>246.9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0583">
            <text:p>74.0583</text:p>
          </table:table-cell>
          <table:table-cell office:value-type="float" office:value="-2.00484">
            <text:p>-2.00484</text:p>
          </table:table-cell>
          <table:table-cell office:value-type="float" office:value="247.005">
            <text:p>247.0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0928">
            <text:p>74.0928</text:p>
          </table:table-cell>
          <table:table-cell office:value-type="float" office:value="-2.03748">
            <text:p>-2.03748</text:p>
          </table:table-cell>
          <table:table-cell office:value-type="float" office:value="247.037">
            <text:p>247.0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1297">
            <text:p>74.1297</text:p>
          </table:table-cell>
          <table:table-cell office:value-type="float" office:value="-2.07043">
            <text:p>-2.07043</text:p>
          </table:table-cell>
          <table:table-cell office:value-type="float" office:value="247.07">
            <text:p>247.0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1618">
            <text:p>74.1618</text:p>
          </table:table-cell>
          <table:table-cell office:value-type="float" office:value="-2.0975">
            <text:p>-2.0975</text:p>
          </table:table-cell>
          <table:table-cell office:value-type="float" office:value="247.098">
            <text:p>247.09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1997">
            <text:p>74.1997</text:p>
          </table:table-cell>
          <table:table-cell office:value-type="float" office:value="-2.12747">
            <text:p>-2.12747</text:p>
          </table:table-cell>
          <table:table-cell office:value-type="float" office:value="247.127">
            <text:p>247.1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2345">
            <text:p>74.2345</text:p>
          </table:table-cell>
          <table:table-cell office:value-type="float" office:value="-2.15338">
            <text:p>-2.15338</text:p>
          </table:table-cell>
          <table:table-cell office:value-type="float" office:value="247.153">
            <text:p>247.1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2669">
            <text:p>74.2669</text:p>
          </table:table-cell>
          <table:table-cell office:value-type="float" office:value="-2.1759">
            <text:p>-2.1759</text:p>
          </table:table-cell>
          <table:table-cell office:value-type="float" office:value="247.176">
            <text:p>247.17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2879">
            <text:p>74.2879</text:p>
          </table:table-cell>
          <table:table-cell office:value-type="float" office:value="-2.18965">
            <text:p>-2.18965</text:p>
          </table:table-cell>
          <table:table-cell office:value-type="float" office:value="247.19">
            <text:p>247.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3206">
            <text:p>74.3206</text:p>
          </table:table-cell>
          <table:table-cell office:value-type="float" office:value="-2.20987">
            <text:p>-2.20987</text:p>
          </table:table-cell>
          <table:table-cell office:value-type="float" office:value="247.21">
            <text:p>247.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3509">
            <text:p>74.3509</text:p>
          </table:table-cell>
          <table:table-cell office:value-type="float" office:value="-2.22729">
            <text:p>-2.22729</text:p>
          </table:table-cell>
          <table:table-cell office:value-type="float" office:value="247.227">
            <text:p>247.2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3869">
            <text:p>74.3869</text:p>
          </table:table-cell>
          <table:table-cell office:value-type="float" office:value="-2.24626">
            <text:p>-2.24626</text:p>
          </table:table-cell>
          <table:table-cell office:value-type="float" office:value="247.246">
            <text:p>247.24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4204">
            <text:p>74.4204</text:p>
          </table:table-cell>
          <table:table-cell office:value-type="float" office:value="-2.26228">
            <text:p>-2.26228</text:p>
          </table:table-cell>
          <table:table-cell office:value-type="float" office:value="247.262">
            <text:p>247.2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4562">
            <text:p>74.4562</text:p>
          </table:table-cell>
          <table:table-cell office:value-type="float" office:value="-2.27773">
            <text:p>-2.27773</text:p>
          </table:table-cell>
          <table:table-cell office:value-type="float" office:value="247.278">
            <text:p>247.2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4881">
            <text:p>74.4881</text:p>
          </table:table-cell>
          <table:table-cell office:value-type="float" office:value="-2.29001">
            <text:p>-2.29001</text:p>
          </table:table-cell>
          <table:table-cell office:value-type="float" office:value="247.29">
            <text:p>247.2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524">
            <text:p>74.524</text:p>
          </table:table-cell>
          <table:table-cell office:value-type="float" office:value="-2.30225">
            <text:p>-2.30225</text:p>
          </table:table-cell>
          <table:table-cell office:value-type="float" office:value="247.302">
            <text:p>247.3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5581">
            <text:p>74.5581</text:p>
          </table:table-cell>
          <table:table-cell office:value-type="float" office:value="-2.31226">
            <text:p>-2.31226</text:p>
          </table:table-cell>
          <table:table-cell office:value-type="float" office:value="247.312">
            <text:p>247.3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5937">
            <text:p>74.5937</text:p>
          </table:table-cell>
          <table:table-cell office:value-type="float" office:value="-2.32109">
            <text:p>-2.32109</text:p>
          </table:table-cell>
          <table:table-cell office:value-type="float" office:value="247.321">
            <text:p>247.3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6283">
            <text:p>74.6283</text:p>
          </table:table-cell>
          <table:table-cell office:value-type="float" office:value="-2.32811">
            <text:p>-2.32811</text:p>
          </table:table-cell>
          <table:table-cell office:value-type="float" office:value="247.328">
            <text:p>247.32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6611">
            <text:p>74.6611</text:p>
          </table:table-cell>
          <table:table-cell office:value-type="float" office:value="-2.33331">
            <text:p>-2.33331</text:p>
          </table:table-cell>
          <table:table-cell office:value-type="float" office:value="247.333">
            <text:p>247.33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6975">
            <text:p>74.6975</text:p>
          </table:table-cell>
          <table:table-cell office:value-type="float" office:value="-2.33739">
            <text:p>-2.33739</text:p>
          </table:table-cell>
          <table:table-cell office:value-type="float" office:value="247.337">
            <text:p>247.3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7298">
            <text:p>74.7298</text:p>
          </table:table-cell>
          <table:table-cell office:value-type="float" office:value="-2.33961">
            <text:p>-2.33961</text:p>
          </table:table-cell>
          <table:table-cell office:value-type="float" office:value="247.34">
            <text:p>247.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7666">
            <text:p>74.7666</text:p>
          </table:table-cell>
          <table:table-cell office:value-type="float" office:value="-2.34053">
            <text:p>-2.34053</text:p>
          </table:table-cell>
          <table:table-cell office:value-type="float" office:value="247.341">
            <text:p>247.34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7992">
            <text:p>74.7992</text:p>
          </table:table-cell>
          <table:table-cell office:value-type="float" office:value="-2.34001">
            <text:p>-2.34001</text:p>
          </table:table-cell>
          <table:table-cell office:value-type="float" office:value="247.34">
            <text:p>247.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8346">
            <text:p>74.8346</text:p>
          </table:table-cell>
          <table:table-cell office:value-type="float" office:value="-2.33804">
            <text:p>-2.33804</text:p>
          </table:table-cell>
          <table:table-cell office:value-type="float" office:value="247.338">
            <text:p>247.3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8673">
            <text:p>74.8673</text:p>
          </table:table-cell>
          <table:table-cell office:value-type="float" office:value="-2.33484">
            <text:p>-2.33484</text:p>
          </table:table-cell>
          <table:table-cell office:value-type="float" office:value="247.335">
            <text:p>247.3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8896">
            <text:p>74.8896</text:p>
          </table:table-cell>
          <table:table-cell office:value-type="float" office:value="-2.33188">
            <text:p>-2.33188</text:p>
          </table:table-cell>
          <table:table-cell office:value-type="float" office:value="247.332">
            <text:p>247.3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9251">
            <text:p>74.9251</text:p>
          </table:table-cell>
          <table:table-cell office:value-type="float" office:value="-2.32605">
            <text:p>-2.32605</text:p>
          </table:table-cell>
          <table:table-cell office:value-type="float" office:value="247.326">
            <text:p>247.3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9564">
            <text:p>74.9564</text:p>
          </table:table-cell>
          <table:table-cell office:value-type="float" office:value="-2.31975">
            <text:p>-2.31975</text:p>
          </table:table-cell>
          <table:table-cell office:value-type="float" office:value="247.32">
            <text:p>247.3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4.99">
            <text:p>74.99</text:p>
          </table:table-cell>
          <table:table-cell office:value-type="float" office:value="-2.31177">
            <text:p>-2.31177</text:p>
          </table:table-cell>
          <table:table-cell office:value-type="float" office:value="247.312">
            <text:p>247.3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0255">
            <text:p>75.0255</text:p>
          </table:table-cell>
          <table:table-cell office:value-type="float" office:value="-2.30186">
            <text:p>-2.30186</text:p>
          </table:table-cell>
          <table:table-cell office:value-type="float" office:value="247.302">
            <text:p>247.3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0568">
            <text:p>75.0568</text:p>
          </table:table-cell>
          <table:table-cell office:value-type="float" office:value="-2.29204">
            <text:p>-2.29204</text:p>
          </table:table-cell>
          <table:table-cell office:value-type="float" office:value="247.292">
            <text:p>247.2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0946">
            <text:p>75.0946</text:p>
          </table:table-cell>
          <table:table-cell office:value-type="float" office:value="-2.27873">
            <text:p>-2.27873</text:p>
          </table:table-cell>
          <table:table-cell office:value-type="float" office:value="247.279">
            <text:p>247.27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1303">
            <text:p>75.1303</text:p>
          </table:table-cell>
          <table:table-cell office:value-type="float" office:value="-2.26485">
            <text:p>-2.26485</text:p>
          </table:table-cell>
          <table:table-cell office:value-type="float" office:value="247.265">
            <text:p>247.2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1661">
            <text:p>75.1661</text:p>
          </table:table-cell>
          <table:table-cell office:value-type="float" office:value="-2.24954">
            <text:p>-2.24954</text:p>
          </table:table-cell>
          <table:table-cell office:value-type="float" office:value="247.25">
            <text:p>247.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1967">
            <text:p>75.1967</text:p>
          </table:table-cell>
          <table:table-cell office:value-type="float" office:value="-2.23552">
            <text:p>-2.23552</text:p>
          </table:table-cell>
          <table:table-cell office:value-type="float" office:value="247.236">
            <text:p>247.23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2312">
            <text:p>75.2312</text:p>
          </table:table-cell>
          <table:table-cell office:value-type="float" office:value="-2.21854">
            <text:p>-2.21854</text:p>
          </table:table-cell>
          <table:table-cell office:value-type="float" office:value="247.219">
            <text:p>247.21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2633">
            <text:p>75.2633</text:p>
          </table:table-cell>
          <table:table-cell office:value-type="float" office:value="-2.20171">
            <text:p>-2.20171</text:p>
          </table:table-cell>
          <table:table-cell office:value-type="float" office:value="247.202">
            <text:p>247.20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2952">
            <text:p>75.2952</text:p>
          </table:table-cell>
          <table:table-cell office:value-type="float" office:value="-2.18394">
            <text:p>-2.18394</text:p>
          </table:table-cell>
          <table:table-cell office:value-type="float" office:value="247.184">
            <text:p>247.18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3285">
            <text:p>75.3285</text:p>
          </table:table-cell>
          <table:table-cell office:value-type="float" office:value="-2.16447">
            <text:p>-2.16447</text:p>
          </table:table-cell>
          <table:table-cell office:value-type="float" office:value="247.164">
            <text:p>247.1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3617">
            <text:p>75.3617</text:p>
          </table:table-cell>
          <table:table-cell office:value-type="float" office:value="-2.14395">
            <text:p>-2.14395</text:p>
          </table:table-cell>
          <table:table-cell office:value-type="float" office:value="247.144">
            <text:p>247.14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3925">
            <text:p>75.3925</text:p>
          </table:table-cell>
          <table:table-cell office:value-type="float" office:value="-2.12408">
            <text:p>-2.12408</text:p>
          </table:table-cell>
          <table:table-cell office:value-type="float" office:value="247.124">
            <text:p>247.1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4135">
            <text:p>75.4135</text:p>
          </table:table-cell>
          <table:table-cell office:value-type="float" office:value="-2.11003">
            <text:p>-2.11003</text:p>
          </table:table-cell>
          <table:table-cell office:value-type="float" office:value="247.11">
            <text:p>247.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4471">
            <text:p>75.4471</text:p>
          </table:table-cell>
          <table:table-cell office:value-type="float" office:value="-2.08685">
            <text:p>-2.08685</text:p>
          </table:table-cell>
          <table:table-cell office:value-type="float" office:value="247.087">
            <text:p>247.08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4826">
            <text:p>75.4826</text:p>
          </table:table-cell>
          <table:table-cell office:value-type="float" office:value="-2.06122">
            <text:p>-2.06122</text:p>
          </table:table-cell>
          <table:table-cell office:value-type="float" office:value="247.061">
            <text:p>247.0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5147">
            <text:p>75.5147</text:p>
          </table:table-cell>
          <table:table-cell office:value-type="float" office:value="-2.03719">
            <text:p>-2.03719</text:p>
          </table:table-cell>
          <table:table-cell office:value-type="float" office:value="247.037">
            <text:p>247.0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5498">
            <text:p>75.5498</text:p>
          </table:table-cell>
          <table:table-cell office:value-type="float" office:value="-2.00995">
            <text:p>-2.00995</text:p>
          </table:table-cell>
          <table:table-cell office:value-type="float" office:value="247.01">
            <text:p>247.0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5891">
            <text:p>75.5891</text:p>
          </table:table-cell>
          <table:table-cell office:value-type="float" office:value="-1.97816">
            <text:p>-1.97816</text:p>
          </table:table-cell>
          <table:table-cell office:value-type="float" office:value="246.978">
            <text:p>246.9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6225">
            <text:p>75.6225</text:p>
          </table:table-cell>
          <table:table-cell office:value-type="float" office:value="-1.95036">
            <text:p>-1.95036</text:p>
          </table:table-cell>
          <table:table-cell office:value-type="float" office:value="246.95">
            <text:p>246.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6552">
            <text:p>75.6552</text:p>
          </table:table-cell>
          <table:table-cell office:value-type="float" office:value="-1.92221">
            <text:p>-1.92221</text:p>
          </table:table-cell>
          <table:table-cell office:value-type="float" office:value="246.922">
            <text:p>246.92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6866">
            <text:p>75.6866</text:p>
          </table:table-cell>
          <table:table-cell office:value-type="float" office:value="-1.89455">
            <text:p>-1.89455</text:p>
          </table:table-cell>
          <table:table-cell office:value-type="float" office:value="246.895">
            <text:p>246.8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7219">
            <text:p>75.7219</text:p>
          </table:table-cell>
          <table:table-cell office:value-type="float" office:value="-1.86249">
            <text:p>-1.86249</text:p>
          </table:table-cell>
          <table:table-cell office:value-type="float" office:value="246.862">
            <text:p>246.86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7426">
            <text:p>75.7426</text:p>
          </table:table-cell>
          <table:table-cell office:value-type="float" office:value="-1.84334">
            <text:p>-1.84334</text:p>
          </table:table-cell>
          <table:table-cell office:value-type="float" office:value="246.843">
            <text:p>246.84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7796">
            <text:p>75.7796</text:p>
          </table:table-cell>
          <table:table-cell office:value-type="float" office:value="-1.80829">
            <text:p>-1.80829</text:p>
          </table:table-cell>
          <table:table-cell office:value-type="float" office:value="246.808">
            <text:p>246.8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8105">
            <text:p>75.8105</text:p>
          </table:table-cell>
          <table:table-cell office:value-type="float" office:value="-1.77827">
            <text:p>-1.77827</text:p>
          </table:table-cell>
          <table:table-cell office:value-type="float" office:value="246.778">
            <text:p>246.778</text:p>
          </table:table-cell>
          <table:table-cell office:value-type="float" office:value="-0.889137">
            <text:p>-0.8891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8443">
            <text:p>75.8443</text:p>
          </table:table-cell>
          <table:table-cell office:value-type="float" office:value="-1.74483">
            <text:p>-1.74483</text:p>
          </table:table-cell>
          <table:table-cell office:value-type="float" office:value="246.745">
            <text:p>246.745</text:p>
          </table:table-cell>
          <table:table-cell office:value-type="float" office:value="-0.872414">
            <text:p>-0.8724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8783">
            <text:p>75.8783</text:p>
          </table:table-cell>
          <table:table-cell office:value-type="float" office:value="-1.71036">
            <text:p>-1.71036</text:p>
          </table:table-cell>
          <table:table-cell office:value-type="float" office:value="246.71">
            <text:p>246.71</text:p>
          </table:table-cell>
          <table:table-cell office:value-type="float" office:value="-0.855179">
            <text:p>-0.8551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9112">
            <text:p>75.9112</text:p>
          </table:table-cell>
          <table:table-cell office:value-type="float" office:value="-1.67633">
            <text:p>-1.67633</text:p>
          </table:table-cell>
          <table:table-cell office:value-type="float" office:value="246.676">
            <text:p>246.676</text:p>
          </table:table-cell>
          <table:table-cell office:value-type="float" office:value="-0.838165">
            <text:p>-0.8381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9482">
            <text:p>75.9482</text:p>
          </table:table-cell>
          <table:table-cell office:value-type="float" office:value="-1.63745">
            <text:p>-1.63745</text:p>
          </table:table-cell>
          <table:table-cell office:value-type="float" office:value="246.637">
            <text:p>246.637</text:p>
          </table:table-cell>
          <table:table-cell office:value-type="float" office:value="-0.818726">
            <text:p>-0.8187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5.9805">
            <text:p>75.9805</text:p>
          </table:table-cell>
          <table:table-cell office:value-type="float" office:value="-1.60271">
            <text:p>-1.60271</text:p>
          </table:table-cell>
          <table:table-cell office:value-type="float" office:value="246.603">
            <text:p>246.603</text:p>
          </table:table-cell>
          <table:table-cell office:value-type="float" office:value="-0.801353">
            <text:p>-0.8013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0117">
            <text:p>76.0117</text:p>
          </table:table-cell>
          <table:table-cell office:value-type="float" office:value="-1.56871">
            <text:p>-1.56871</text:p>
          </table:table-cell>
          <table:table-cell office:value-type="float" office:value="246.569">
            <text:p>246.569</text:p>
          </table:table-cell>
          <table:table-cell office:value-type="float" office:value="-0.784355">
            <text:p>-0.7843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0443">
            <text:p>76.0443</text:p>
          </table:table-cell>
          <table:table-cell office:value-type="float" office:value="-1.53241">
            <text:p>-1.53241</text:p>
          </table:table-cell>
          <table:table-cell office:value-type="float" office:value="246.532">
            <text:p>246.532</text:p>
          </table:table-cell>
          <table:table-cell office:value-type="float" office:value="-0.766205">
            <text:p>-0.7662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0774">
            <text:p>76.0774</text:p>
          </table:table-cell>
          <table:table-cell office:value-type="float" office:value="-1.49515">
            <text:p>-1.49515</text:p>
          </table:table-cell>
          <table:table-cell office:value-type="float" office:value="246.495">
            <text:p>246.495</text:p>
          </table:table-cell>
          <table:table-cell office:value-type="float" office:value="-0.747574">
            <text:p>-0.7475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1102">
            <text:p>76.1102</text:p>
          </table:table-cell>
          <table:table-cell office:value-type="float" office:value="-1.45764">
            <text:p>-1.45764</text:p>
          </table:table-cell>
          <table:table-cell office:value-type="float" office:value="246.458">
            <text:p>246.458</text:p>
          </table:table-cell>
          <table:table-cell office:value-type="float" office:value="-0.728821">
            <text:p>-0.7288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1418">
            <text:p>76.1418</text:p>
          </table:table-cell>
          <table:table-cell office:value-type="float" office:value="-1.4209">
            <text:p>-1.4209</text:p>
          </table:table-cell>
          <table:table-cell office:value-type="float" office:value="246.421">
            <text:p>246.421</text:p>
          </table:table-cell>
          <table:table-cell office:value-type="float" office:value="-0.710449">
            <text:p>-0.7104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1748">
            <text:p>76.1748</text:p>
          </table:table-cell>
          <table:table-cell office:value-type="float" office:value="-1.38213">
            <text:p>-1.38213</text:p>
          </table:table-cell>
          <table:table-cell office:value-type="float" office:value="246.382">
            <text:p>246.382</text:p>
          </table:table-cell>
          <table:table-cell office:value-type="float" office:value="-0.691063">
            <text:p>-0.6910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2063">
            <text:p>76.2063</text:p>
          </table:table-cell>
          <table:table-cell office:value-type="float" office:value="-1.3445">
            <text:p>-1.3445</text:p>
          </table:table-cell>
          <table:table-cell office:value-type="float" office:value="246.344">
            <text:p>246.344</text:p>
          </table:table-cell>
          <table:table-cell office:value-type="float" office:value="-0.672249">
            <text:p>-0.6722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2386">
            <text:p>76.2386</text:p>
          </table:table-cell>
          <table:table-cell office:value-type="float" office:value="-1.30551">
            <text:p>-1.30551</text:p>
          </table:table-cell>
          <table:table-cell office:value-type="float" office:value="246.306">
            <text:p>246.306</text:p>
          </table:table-cell>
          <table:table-cell office:value-type="float" office:value="-0.652756">
            <text:p>-0.6527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273">
            <text:p>76.273</text:p>
          </table:table-cell>
          <table:table-cell office:value-type="float" office:value="-1.26334">
            <text:p>-1.26334</text:p>
          </table:table-cell>
          <table:table-cell office:value-type="float" office:value="246.263">
            <text:p>246.263</text:p>
          </table:table-cell>
          <table:table-cell office:value-type="float" office:value="-0.631668">
            <text:p>-0.6316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2967">
            <text:p>76.2967</text:p>
          </table:table-cell>
          <table:table-cell office:value-type="float" office:value="-1.23401">
            <text:p>-1.23401</text:p>
          </table:table-cell>
          <table:table-cell office:value-type="float" office:value="246.234">
            <text:p>246.234</text:p>
          </table:table-cell>
          <table:table-cell office:value-type="float" office:value="-0.617004">
            <text:p>-0.61700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3283">
            <text:p>76.3283</text:p>
          </table:table-cell>
          <table:table-cell office:value-type="float" office:value="-1.19463">
            <text:p>-1.19463</text:p>
          </table:table-cell>
          <table:table-cell office:value-type="float" office:value="246.195">
            <text:p>246.195</text:p>
          </table:table-cell>
          <table:table-cell office:value-type="float" office:value="-0.597313">
            <text:p>-0.5973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3604">
            <text:p>76.3604</text:p>
          </table:table-cell>
          <table:table-cell office:value-type="float" office:value="-1.15413">
            <text:p>-1.15413</text:p>
          </table:table-cell>
          <table:table-cell office:value-type="float" office:value="246.154">
            <text:p>246.154</text:p>
          </table:table-cell>
          <table:table-cell office:value-type="float" office:value="-0.577065">
            <text:p>-0.5770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3929">
            <text:p>76.3929</text:p>
          </table:table-cell>
          <table:table-cell office:value-type="float" office:value="-1.11269">
            <text:p>-1.11269</text:p>
          </table:table-cell>
          <table:table-cell office:value-type="float" office:value="246.113">
            <text:p>246.113</text:p>
          </table:table-cell>
          <table:table-cell office:value-type="float" office:value="-0.556343">
            <text:p>-0.55634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4268">
            <text:p>76.4268</text:p>
          </table:table-cell>
          <table:table-cell office:value-type="float" office:value="-1.069">
            <text:p>-1.069</text:p>
          </table:table-cell>
          <table:table-cell office:value-type="float" office:value="246.069">
            <text:p>246.069</text:p>
          </table:table-cell>
          <table:table-cell office:value-type="float" office:value="-0.5345">
            <text:p>-0.53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4613">
            <text:p>76.4613</text:p>
          </table:table-cell>
          <table:table-cell office:value-type="float" office:value="-1.02411">
            <text:p>-1.02411</text:p>
          </table:table-cell>
          <table:table-cell office:value-type="float" office:value="246.024">
            <text:p>246.024</text:p>
          </table:table-cell>
          <table:table-cell office:value-type="float" office:value="-0.512054">
            <text:p>-0.5120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4946">
            <text:p>76.4946</text:p>
          </table:table-cell>
          <table:table-cell office:value-type="float" office:value="-0.980225">
            <text:p>-0.980225</text:p>
          </table:table-cell>
          <table:table-cell office:value-type="float" office:value="245.98">
            <text:p>245.98</text:p>
          </table:table-cell>
          <table:table-cell office:value-type="float" office:value="-0.490112">
            <text:p>-0.4901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5306">
            <text:p>76.5306</text:p>
          </table:table-cell>
          <table:table-cell office:value-type="float" office:value="-0.932449">
            <text:p>-0.932449</text:p>
          </table:table-cell>
          <table:table-cell office:value-type="float" office:value="245.932">
            <text:p>245.932</text:p>
          </table:table-cell>
          <table:table-cell office:value-type="float" office:value="-0.466225">
            <text:p>-0.4662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5508">
            <text:p>76.5508</text:p>
          </table:table-cell>
          <table:table-cell office:value-type="float" office:value="-0.905472">
            <text:p>-0.905472</text:p>
          </table:table-cell>
          <table:table-cell office:value-type="float" office:value="245.905">
            <text:p>245.905</text:p>
          </table:table-cell>
          <table:table-cell office:value-type="float" office:value="-0.452736">
            <text:p>-0.4527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5847">
            <text:p>76.5847</text:p>
          </table:table-cell>
          <table:table-cell office:value-type="float" office:value="-0.85965">
            <text:p>-0.85965</text:p>
          </table:table-cell>
          <table:table-cell office:value-type="float" office:value="245.86">
            <text:p>245.86</text:p>
          </table:table-cell>
          <table:table-cell office:value-type="float" office:value="-0.429825">
            <text:p>-0.4298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6183">
            <text:p>76.6183</text:p>
          </table:table-cell>
          <table:table-cell office:value-type="float" office:value="-0.814148">
            <text:p>-0.814148</text:p>
          </table:table-cell>
          <table:table-cell office:value-type="float" office:value="245.814">
            <text:p>245.814</text:p>
          </table:table-cell>
          <table:table-cell office:value-type="float" office:value="-0.407074">
            <text:p>-0.4070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6523">
            <text:p>76.6523</text:p>
          </table:table-cell>
          <table:table-cell office:value-type="float" office:value="-0.767517">
            <text:p>-0.767517</text:p>
          </table:table-cell>
          <table:table-cell office:value-type="float" office:value="245.768">
            <text:p>245.768</text:p>
          </table:table-cell>
          <table:table-cell office:value-type="float" office:value="-0.383759">
            <text:p>-0.3837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6864">
            <text:p>76.6864</text:p>
          </table:table-cell>
          <table:table-cell office:value-type="float" office:value="-0.720459">
            <text:p>-0.720459</text:p>
          </table:table-cell>
          <table:table-cell office:value-type="float" office:value="245.72">
            <text:p>245.72</text:p>
          </table:table-cell>
          <table:table-cell office:value-type="float" office:value="-0.360229">
            <text:p>-0.3602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7188">
            <text:p>76.7188</text:p>
          </table:table-cell>
          <table:table-cell office:value-type="float" office:value="-0.675491">
            <text:p>-0.675491</text:p>
          </table:table-cell>
          <table:table-cell office:value-type="float" office:value="245.675">
            <text:p>245.675</text:p>
          </table:table-cell>
          <table:table-cell office:value-type="float" office:value="-0.337746">
            <text:p>-0.3377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7538">
            <text:p>76.7538</text:p>
          </table:table-cell>
          <table:table-cell office:value-type="float" office:value="-0.626465">
            <text:p>-0.626465</text:p>
          </table:table-cell>
          <table:table-cell office:value-type="float" office:value="245.626">
            <text:p>245.626</text:p>
          </table:table-cell>
          <table:table-cell office:value-type="float" office:value="-0.313232">
            <text:p>-0.3132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7882">
            <text:p>76.7882</text:p>
          </table:table-cell>
          <table:table-cell office:value-type="float" office:value="-0.577881">
            <text:p>-0.577881</text:p>
          </table:table-cell>
          <table:table-cell office:value-type="float" office:value="245.578">
            <text:p>245.578</text:p>
          </table:table-cell>
          <table:table-cell office:value-type="float" office:value="-0.28894">
            <text:p>-0.288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8228">
            <text:p>76.8228</text:p>
          </table:table-cell>
          <table:table-cell office:value-type="float" office:value="-0.528763">
            <text:p>-0.528763</text:p>
          </table:table-cell>
          <table:table-cell office:value-type="float" office:value="245.529">
            <text:p>245.529</text:p>
          </table:table-cell>
          <table:table-cell office:value-type="float" office:value="-0.264381">
            <text:p>-0.2643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8541">
            <text:p>76.8541</text:p>
          </table:table-cell>
          <table:table-cell office:value-type="float" office:value="-0.484222">
            <text:p>-0.484222</text:p>
          </table:table-cell>
          <table:table-cell office:value-type="float" office:value="245.484">
            <text:p>245.484</text:p>
          </table:table-cell>
          <table:table-cell office:value-type="float" office:value="-0.242111">
            <text:p>-0.2421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8745">
            <text:p>76.8745</text:p>
          </table:table-cell>
          <table:table-cell office:value-type="float" office:value="-0.454941">
            <text:p>-0.454941</text:p>
          </table:table-cell>
          <table:table-cell office:value-type="float" office:value="245.455">
            <text:p>245.455</text:p>
          </table:table-cell>
          <table:table-cell office:value-type="float" office:value="-0.22747">
            <text:p>-0.227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9098">
            <text:p>76.9098</text:p>
          </table:table-cell>
          <table:table-cell office:value-type="float" office:value="-0.404083">
            <text:p>-0.404083</text:p>
          </table:table-cell>
          <table:table-cell office:value-type="float" office:value="245.404">
            <text:p>245.404</text:p>
          </table:table-cell>
          <table:table-cell office:value-type="float" office:value="-0.202042">
            <text:p>-0.20204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9468">
            <text:p>76.9468</text:p>
          </table:table-cell>
          <table:table-cell office:value-type="float" office:value="-0.350433">
            <text:p>-0.350433</text:p>
          </table:table-cell>
          <table:table-cell office:value-type="float" office:value="245.35">
            <text:p>245.35</text:p>
          </table:table-cell>
          <table:table-cell office:value-type="float" office:value="-0.175217">
            <text:p>-0.1752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6.9779">
            <text:p>76.9779</text:p>
          </table:table-cell>
          <table:table-cell office:value-type="float" office:value="-0.305222">
            <text:p>-0.305222</text:p>
          </table:table-cell>
          <table:table-cell office:value-type="float" office:value="245.305">
            <text:p>245.305</text:p>
          </table:table-cell>
          <table:table-cell office:value-type="float" office:value="-0.152611">
            <text:p>-0.1526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0149">
            <text:p>77.0149</text:p>
          </table:table-cell>
          <table:table-cell office:value-type="float" office:value="-0.251038">
            <text:p>-0.251038</text:p>
          </table:table-cell>
          <table:table-cell office:value-type="float" office:value="245.251">
            <text:p>245.251</text:p>
          </table:table-cell>
          <table:table-cell office:value-type="float" office:value="-0.125519">
            <text:p>-0.1255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0476">
            <text:p>77.0476</text:p>
          </table:table-cell>
          <table:table-cell office:value-type="float" office:value="-0.202728">
            <text:p>-0.202728</text:p>
          </table:table-cell>
          <table:table-cell office:value-type="float" office:value="245.203">
            <text:p>245.203</text:p>
          </table:table-cell>
          <table:table-cell office:value-type="float" office:value="-0.101364">
            <text:p>-0.1013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083">
            <text:p>77.083</text:p>
          </table:table-cell>
          <table:table-cell office:value-type="float" office:value="-0.15036">
            <text:p>-0.15036</text:p>
          </table:table-cell>
          <table:table-cell office:value-type="float" office:value="245.15">
            <text:p>245.15</text:p>
          </table:table-cell>
          <table:table-cell office:value-type="float" office:value="-0.0751801">
            <text:p>-0.07518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1151">
            <text:p>77.1151</text:p>
          </table:table-cell>
          <table:table-cell office:value-type="float" office:value="-0.102753">
            <text:p>-0.102753</text:p>
          </table:table-cell>
          <table:table-cell office:value-type="float" office:value="245.103">
            <text:p>245.103</text:p>
          </table:table-cell>
          <table:table-cell office:value-type="float" office:value="-0.0513763">
            <text:p>-0.05137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1461">
            <text:p>77.1461</text:p>
          </table:table-cell>
          <table:table-cell office:value-type="float" office:value="-0.0564117">
            <text:p>-0.0564117</text:p>
          </table:table-cell>
          <table:table-cell office:value-type="float" office:value="245.056">
            <text:p>245.056</text:p>
          </table:table-cell>
          <table:table-cell office:value-type="float" office:value="-0.0282059">
            <text:p>-0.02820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1784">
            <text:p>77.1784</text:p>
          </table:table-cell>
          <table:table-cell office:value-type="float" office:value="-0.00810242">
            <text:p>-0.00810242</text:p>
          </table:table-cell>
          <table:table-cell office:value-type="float" office:value="245.008">
            <text:p>245.008</text:p>
          </table:table-cell>
          <table:table-cell office:value-type="float" office:value="-0.00405121">
            <text:p>-0.004051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2099">
            <text:p>77.2099</text:p>
          </table:table-cell>
          <table:table-cell office:value-type="float" office:value="0.039093">
            <text:p>0.039093</text:p>
          </table:table-cell>
          <table:table-cell office:value-type="float" office:value="244.961">
            <text:p>244.961</text:p>
          </table:table-cell>
          <table:table-cell office:value-type="float" office:value="0.0195465">
            <text:p>0.01954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2427">
            <text:p>77.2427</text:p>
          </table:table-cell>
          <table:table-cell office:value-type="float" office:value="0.0886688">
            <text:p>0.0886688</text:p>
          </table:table-cell>
          <table:table-cell office:value-type="float" office:value="244.911">
            <text:p>244.911</text:p>
          </table:table-cell>
          <table:table-cell office:value-type="float" office:value="0.0443344">
            <text:p>0.04433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2795">
            <text:p>77.2795</text:p>
          </table:table-cell>
          <table:table-cell office:value-type="float" office:value="0.144409">
            <text:p>0.144409</text:p>
          </table:table-cell>
          <table:table-cell office:value-type="float" office:value="244.856">
            <text:p>244.856</text:p>
          </table:table-cell>
          <table:table-cell office:value-type="float" office:value="0.0722046">
            <text:p>0.07220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3174">
            <text:p>77.3174</text:p>
          </table:table-cell>
          <table:table-cell office:value-type="float" office:value="0.201889">
            <text:p>0.201889</text:p>
          </table:table-cell>
          <table:table-cell office:value-type="float" office:value="244.798">
            <text:p>244.798</text:p>
          </table:table-cell>
          <table:table-cell office:value-type="float" office:value="0.100945">
            <text:p>0.1009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3556">
            <text:p>77.3556</text:p>
          </table:table-cell>
          <table:table-cell office:value-type="float" office:value="0.260147">
            <text:p>0.260147</text:p>
          </table:table-cell>
          <table:table-cell office:value-type="float" office:value="244.74">
            <text:p>244.74</text:p>
          </table:table-cell>
          <table:table-cell office:value-type="float" office:value="0.130074">
            <text:p>0.1300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3923">
            <text:p>77.3923</text:p>
          </table:table-cell>
          <table:table-cell office:value-type="float" office:value="0.316483">
            <text:p>0.316483</text:p>
          </table:table-cell>
          <table:table-cell office:value-type="float" office:value="244.684">
            <text:p>244.684</text:p>
          </table:table-cell>
          <table:table-cell office:value-type="float" office:value="0.158241">
            <text:p>0.1582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4286">
            <text:p>77.4286</text:p>
          </table:table-cell>
          <table:table-cell office:value-type="float" office:value="0.372101">
            <text:p>0.372101</text:p>
          </table:table-cell>
          <table:table-cell office:value-type="float" office:value="244.628">
            <text:p>244.628</text:p>
          </table:table-cell>
          <table:table-cell office:value-type="float" office:value="0.18605">
            <text:p>0.186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4644">
            <text:p>77.4644</text:p>
          </table:table-cell>
          <table:table-cell office:value-type="float" office:value="0.427216">
            <text:p>0.427216</text:p>
          </table:table-cell>
          <table:table-cell office:value-type="float" office:value="244.573">
            <text:p>244.573</text:p>
          </table:table-cell>
          <table:table-cell office:value-type="float" office:value="0.213608">
            <text:p>0.2136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4973">
            <text:p>77.4973</text:p>
          </table:table-cell>
          <table:table-cell office:value-type="float" office:value="0.477951">
            <text:p>0.477951</text:p>
          </table:table-cell>
          <table:table-cell office:value-type="float" office:value="244.522">
            <text:p>244.522</text:p>
          </table:table-cell>
          <table:table-cell office:value-type="float" office:value="0.238976">
            <text:p>0.2389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5295">
            <text:p>77.5295</text:p>
          </table:table-cell>
          <table:table-cell office:value-type="float" office:value="0.52774">
            <text:p>0.52774</text:p>
          </table:table-cell>
          <table:table-cell office:value-type="float" office:value="244.472">
            <text:p>244.472</text:p>
          </table:table-cell>
          <table:table-cell office:value-type="float" office:value="0.26387">
            <text:p>0.263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5653">
            <text:p>77.5653</text:p>
          </table:table-cell>
          <table:table-cell office:value-type="float" office:value="0.583237">
            <text:p>0.583237</text:p>
          </table:table-cell>
          <table:table-cell office:value-type="float" office:value="244.417">
            <text:p>244.417</text:p>
          </table:table-cell>
          <table:table-cell office:value-type="float" office:value="0.291618">
            <text:p>0.2916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5994">
            <text:p>77.5994</text:p>
          </table:table-cell>
          <table:table-cell office:value-type="float" office:value="0.636154">
            <text:p>0.636154</text:p>
          </table:table-cell>
          <table:table-cell office:value-type="float" office:value="244.364">
            <text:p>244.364</text:p>
          </table:table-cell>
          <table:table-cell office:value-type="float" office:value="0.318077">
            <text:p>0.31807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6357">
            <text:p>77.6357</text:p>
          </table:table-cell>
          <table:table-cell office:value-type="float" office:value="0.692596">
            <text:p>0.692596</text:p>
          </table:table-cell>
          <table:table-cell office:value-type="float" office:value="244.307">
            <text:p>244.307</text:p>
          </table:table-cell>
          <table:table-cell office:value-type="float" office:value="0.346298">
            <text:p>0.3462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6706">
            <text:p>77.6706</text:p>
          </table:table-cell>
          <table:table-cell office:value-type="float" office:value="0.74704">
            <text:p>0.74704</text:p>
          </table:table-cell>
          <table:table-cell office:value-type="float" office:value="244.253">
            <text:p>244.253</text:p>
          </table:table-cell>
          <table:table-cell office:value-type="float" office:value="0.37352">
            <text:p>0.373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7066">
            <text:p>77.7066</text:p>
          </table:table-cell>
          <table:table-cell office:value-type="float" office:value="0.803299">
            <text:p>0.803299</text:p>
          </table:table-cell>
          <table:table-cell office:value-type="float" office:value="244.197">
            <text:p>244.197</text:p>
          </table:table-cell>
          <table:table-cell office:value-type="float" office:value="0.401649">
            <text:p>0.4016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7423">
            <text:p>77.7423</text:p>
          </table:table-cell>
          <table:table-cell office:value-type="float" office:value="0.859222">
            <text:p>0.859222</text:p>
          </table:table-cell>
          <table:table-cell office:value-type="float" office:value="244.141">
            <text:p>244.141</text:p>
          </table:table-cell>
          <table:table-cell office:value-type="float" office:value="0.429611">
            <text:p>0.4296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7664">
            <text:p>77.7664</text:p>
          </table:table-cell>
          <table:table-cell office:value-type="float" office:value="0.89711">
            <text:p>0.89711</text:p>
          </table:table-cell>
          <table:table-cell office:value-type="float" office:value="244.103">
            <text:p>244.103</text:p>
          </table:table-cell>
          <table:table-cell office:value-type="float" office:value="0.448555">
            <text:p>0.4485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8">
            <text:p>77.8</text:p>
          </table:table-cell>
          <table:table-cell office:value-type="float" office:value="0.949799">
            <text:p>0.949799</text:p>
          </table:table-cell>
          <table:table-cell office:value-type="float" office:value="244.05">
            <text:p>244.05</text:p>
          </table:table-cell>
          <table:table-cell office:value-type="float" office:value="0.474899">
            <text:p>0.4748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8348">
            <text:p>77.8348</text:p>
          </table:table-cell>
          <table:table-cell office:value-type="float" office:value="1.00439">
            <text:p>1.00439</text:p>
          </table:table-cell>
          <table:table-cell office:value-type="float" office:value="243.996">
            <text:p>243.996</text:p>
          </table:table-cell>
          <table:table-cell office:value-type="float" office:value="0.502197">
            <text:p>0.5021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8661">
            <text:p>77.8661</text:p>
          </table:table-cell>
          <table:table-cell office:value-type="float" office:value="1.05354">
            <text:p>1.05354</text:p>
          </table:table-cell>
          <table:table-cell office:value-type="float" office:value="243.946">
            <text:p>243.946</text:p>
          </table:table-cell>
          <table:table-cell office:value-type="float" office:value="0.526772">
            <text:p>0.5267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8993">
            <text:p>77.8993</text:p>
          </table:table-cell>
          <table:table-cell office:value-type="float" office:value="1.10568">
            <text:p>1.10568</text:p>
          </table:table-cell>
          <table:table-cell office:value-type="float" office:value="243.894">
            <text:p>243.894</text:p>
          </table:table-cell>
          <table:table-cell office:value-type="float" office:value="0.552841">
            <text:p>0.55284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92">
            <text:p>77.92</text:p>
          </table:table-cell>
          <table:table-cell office:value-type="float" office:value="1.13841">
            <text:p>1.13841</text:p>
          </table:table-cell>
          <table:table-cell office:value-type="float" office:value="243.862">
            <text:p>243.862</text:p>
          </table:table-cell>
          <table:table-cell office:value-type="float" office:value="0.569206">
            <text:p>0.56920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9543">
            <text:p>77.9543</text:p>
          </table:table-cell>
          <table:table-cell office:value-type="float" office:value="1.19241">
            <text:p>1.19241</text:p>
          </table:table-cell>
          <table:table-cell office:value-type="float" office:value="243.808">
            <text:p>243.808</text:p>
          </table:table-cell>
          <table:table-cell office:value-type="float" office:value="0.596207">
            <text:p>0.5962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7.9864">
            <text:p>77.9864</text:p>
          </table:table-cell>
          <table:table-cell office:value-type="float" office:value="1.24306">
            <text:p>1.24306</text:p>
          </table:table-cell>
          <table:table-cell office:value-type="float" office:value="243.757">
            <text:p>243.757</text:p>
          </table:table-cell>
          <table:table-cell office:value-type="float" office:value="0.621529">
            <text:p>0.6215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0196">
            <text:p>78.0196</text:p>
          </table:table-cell>
          <table:table-cell office:value-type="float" office:value="1.2953">
            <text:p>1.2953</text:p>
          </table:table-cell>
          <table:table-cell office:value-type="float" office:value="243.705">
            <text:p>243.705</text:p>
          </table:table-cell>
          <table:table-cell office:value-type="float" office:value="0.647652">
            <text:p>0.64765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0508">
            <text:p>78.0508</text:p>
          </table:table-cell>
          <table:table-cell office:value-type="float" office:value="1.34444">
            <text:p>1.34444</text:p>
          </table:table-cell>
          <table:table-cell office:value-type="float" office:value="243.656">
            <text:p>243.656</text:p>
          </table:table-cell>
          <table:table-cell office:value-type="float" office:value="0.672218">
            <text:p>0.6722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0823">
            <text:p>78.0823</text:p>
          </table:table-cell>
          <table:table-cell office:value-type="float" office:value="1.39421">
            <text:p>1.39421</text:p>
          </table:table-cell>
          <table:table-cell office:value-type="float" office:value="243.606">
            <text:p>243.606</text:p>
          </table:table-cell>
          <table:table-cell office:value-type="float" office:value="0.697105">
            <text:p>0.6971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1185">
            <text:p>78.1185</text:p>
          </table:table-cell>
          <table:table-cell office:value-type="float" office:value="1.45132">
            <text:p>1.45132</text:p>
          </table:table-cell>
          <table:table-cell office:value-type="float" office:value="243.549">
            <text:p>243.549</text:p>
          </table:table-cell>
          <table:table-cell office:value-type="float" office:value="0.725662">
            <text:p>0.7256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1513">
            <text:p>78.1513</text:p>
          </table:table-cell>
          <table:table-cell office:value-type="float" office:value="1.50311">
            <text:p>1.50311</text:p>
          </table:table-cell>
          <table:table-cell office:value-type="float" office:value="243.497">
            <text:p>243.497</text:p>
          </table:table-cell>
          <table:table-cell office:value-type="float" office:value="0.751556">
            <text:p>0.7515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1844">
            <text:p>78.1844</text:p>
          </table:table-cell>
          <table:table-cell office:value-type="float" office:value="1.55542">
            <text:p>1.55542</text:p>
          </table:table-cell>
          <table:table-cell office:value-type="float" office:value="243.445">
            <text:p>243.445</text:p>
          </table:table-cell>
          <table:table-cell office:value-type="float" office:value="0.77771">
            <text:p>0.777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2058">
            <text:p>78.2058</text:p>
          </table:table-cell>
          <table:table-cell office:value-type="float" office:value="1.58923">
            <text:p>1.58923</text:p>
          </table:table-cell>
          <table:table-cell office:value-type="float" office:value="243.411">
            <text:p>243.411</text:p>
          </table:table-cell>
          <table:table-cell office:value-type="float" office:value="0.794617">
            <text:p>0.7946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2411">
            <text:p>78.2411</text:p>
          </table:table-cell>
          <table:table-cell office:value-type="float" office:value="1.64497">
            <text:p>1.64497</text:p>
          </table:table-cell>
          <table:table-cell office:value-type="float" office:value="243.355">
            <text:p>243.355</text:p>
          </table:table-cell>
          <table:table-cell office:value-type="float" office:value="0.822487">
            <text:p>0.8224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276">
            <text:p>78.276</text:p>
          </table:table-cell>
          <table:table-cell office:value-type="float" office:value="1.69997">
            <text:p>1.69997</text:p>
          </table:table-cell>
          <table:table-cell office:value-type="float" office:value="243.3">
            <text:p>243.3</text:p>
          </table:table-cell>
          <table:table-cell office:value-type="float" office:value="0.849983">
            <text:p>0.8499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3124">
            <text:p>78.3124</text:p>
          </table:table-cell>
          <table:table-cell office:value-type="float" office:value="1.75745">
            <text:p>1.75745</text:p>
          </table:table-cell>
          <table:table-cell office:value-type="float" office:value="243.243">
            <text:p>243.243</text:p>
          </table:table-cell>
          <table:table-cell office:value-type="float" office:value="0.878723">
            <text:p>0.8787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3479">
            <text:p>78.3479</text:p>
          </table:table-cell>
          <table:table-cell office:value-type="float" office:value="1.81343">
            <text:p>1.81343</text:p>
          </table:table-cell>
          <table:table-cell office:value-type="float" office:value="243.187">
            <text:p>243.1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3885">
            <text:p>78.3885</text:p>
          </table:table-cell>
          <table:table-cell office:value-type="float" office:value="1.87749">
            <text:p>1.87749</text:p>
          </table:table-cell>
          <table:table-cell office:value-type="float" office:value="243.123">
            <text:p>243.12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4225">
            <text:p>78.4225</text:p>
          </table:table-cell>
          <table:table-cell office:value-type="float" office:value="1.93082">
            <text:p>1.93082</text:p>
          </table:table-cell>
          <table:table-cell office:value-type="float" office:value="243.069">
            <text:p>243.0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4568">
            <text:p>78.4568</text:p>
          </table:table-cell>
          <table:table-cell office:value-type="float" office:value="1.98477">
            <text:p>1.98477</text:p>
          </table:table-cell>
          <table:table-cell office:value-type="float" office:value="243.015">
            <text:p>243.0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4934">
            <text:p>78.4934</text:p>
          </table:table-cell>
          <table:table-cell office:value-type="float" office:value="2.04214">
            <text:p>2.04214</text:p>
          </table:table-cell>
          <table:table-cell office:value-type="float" office:value="242.958">
            <text:p>242.9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5285">
            <text:p>78.5285</text:p>
          </table:table-cell>
          <table:table-cell office:value-type="float" office:value="2.09691">
            <text:p>2.09691</text:p>
          </table:table-cell>
          <table:table-cell office:value-type="float" office:value="242.903">
            <text:p>242.90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5603">
            <text:p>78.5603</text:p>
          </table:table-cell>
          <table:table-cell office:value-type="float" office:value="2.14658">
            <text:p>2.14658</text:p>
          </table:table-cell>
          <table:table-cell office:value-type="float" office:value="242.853">
            <text:p>242.8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5973">
            <text:p>78.5973</text:p>
          </table:table-cell>
          <table:table-cell office:value-type="float" office:value="2.20416">
            <text:p>2.20416</text:p>
          </table:table-cell>
          <table:table-cell office:value-type="float" office:value="242.796">
            <text:p>242.7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6307">
            <text:p>78.6307</text:p>
          </table:table-cell>
          <table:table-cell office:value-type="float" office:value="2.25598">
            <text:p>2.25598</text:p>
          </table:table-cell>
          <table:table-cell office:value-type="float" office:value="242.744">
            <text:p>242.7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6697">
            <text:p>78.6697</text:p>
          </table:table-cell>
          <table:table-cell office:value-type="float" office:value="2.31642">
            <text:p>2.31642</text:p>
          </table:table-cell>
          <table:table-cell office:value-type="float" office:value="242.684">
            <text:p>242.6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045">
            <text:p>78.7045</text:p>
          </table:table-cell>
          <table:table-cell office:value-type="float" office:value="2.3701">
            <text:p>2.3701</text:p>
          </table:table-cell>
          <table:table-cell office:value-type="float" office:value="242.63">
            <text:p>242.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391">
            <text:p>78.7391</text:p>
          </table:table-cell>
          <table:table-cell office:value-type="float" office:value="2.42323">
            <text:p>2.42323</text:p>
          </table:table-cell>
          <table:table-cell office:value-type="float" office:value="242.577">
            <text:p>242.5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596">
            <text:p>78.7596</text:p>
          </table:table-cell>
          <table:table-cell office:value-type="float" office:value="2.45459">
            <text:p>2.45459</text:p>
          </table:table-cell>
          <table:table-cell office:value-type="float" office:value="242.545">
            <text:p>242.5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7952">
            <text:p>78.7952</text:p>
          </table:table-cell>
          <table:table-cell office:value-type="float" office:value="2.50894">
            <text:p>2.50894</text:p>
          </table:table-cell>
          <table:table-cell office:value-type="float" office:value="242.491">
            <text:p>242.4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8283">
            <text:p>78.8283</text:p>
          </table:table-cell>
          <table:table-cell office:value-type="float" office:value="2.5591">
            <text:p>2.5591</text:p>
          </table:table-cell>
          <table:table-cell office:value-type="float" office:value="242.441">
            <text:p>242.44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8499">
            <text:p>78.8499</text:p>
          </table:table-cell>
          <table:table-cell office:value-type="float" office:value="2.59181">
            <text:p>2.59181</text:p>
          </table:table-cell>
          <table:table-cell office:value-type="float" office:value="242.408">
            <text:p>242.4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8896">
            <text:p>78.8896</text:p>
          </table:table-cell>
          <table:table-cell office:value-type="float" office:value="2.6516">
            <text:p>2.6516</text:p>
          </table:table-cell>
          <table:table-cell office:value-type="float" office:value="242.348">
            <text:p>242.34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9287">
            <text:p>78.9287</text:p>
          </table:table-cell>
          <table:table-cell office:value-type="float" office:value="2.71011">
            <text:p>2.71011</text:p>
          </table:table-cell>
          <table:table-cell office:value-type="float" office:value="242.29">
            <text:p>242.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9633">
            <text:p>78.9633</text:p>
          </table:table-cell>
          <table:table-cell office:value-type="float" office:value="2.76152">
            <text:p>2.76152</text:p>
          </table:table-cell>
          <table:table-cell office:value-type="float" office:value="242.238">
            <text:p>242.2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8.9964">
            <text:p>78.9964</text:p>
          </table:table-cell>
          <table:table-cell office:value-type="float" office:value="2.81033">
            <text:p>2.81033</text:p>
          </table:table-cell>
          <table:table-cell office:value-type="float" office:value="242.19">
            <text:p>242.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0334">
            <text:p>79.0334</text:p>
          </table:table-cell>
          <table:table-cell office:value-type="float" office:value="2.86462">
            <text:p>2.86462</text:p>
          </table:table-cell>
          <table:table-cell office:value-type="float" office:value="242.135">
            <text:p>242.13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0673">
            <text:p>79.0673</text:p>
          </table:table-cell>
          <table:table-cell office:value-type="float" office:value="2.91382">
            <text:p>2.91382</text:p>
          </table:table-cell>
          <table:table-cell office:value-type="float" office:value="242.086">
            <text:p>242.0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1033">
            <text:p>79.1033</text:p>
          </table:table-cell>
          <table:table-cell office:value-type="float" office:value="2.96584">
            <text:p>2.96584</text:p>
          </table:table-cell>
          <table:table-cell office:value-type="float" office:value="242.034">
            <text:p>242.0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1352">
            <text:p>79.1352</text:p>
          </table:table-cell>
          <table:table-cell office:value-type="float" office:value="3.01149">
            <text:p>3.01149</text:p>
          </table:table-cell>
          <table:table-cell office:value-type="float" office:value="241.989">
            <text:p>241.9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1709">
            <text:p>79.1709</text:p>
          </table:table-cell>
          <table:table-cell office:value-type="float" office:value="3.06223">
            <text:p>3.06223</text:p>
          </table:table-cell>
          <table:table-cell office:value-type="float" office:value="241.938">
            <text:p>241.9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2032">
            <text:p>79.2032</text:p>
          </table:table-cell>
          <table:table-cell office:value-type="float" office:value="3.10768">
            <text:p>3.10768</text:p>
          </table:table-cell>
          <table:table-cell office:value-type="float" office:value="241.892">
            <text:p>241.8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2408">
            <text:p>79.2408</text:p>
          </table:table-cell>
          <table:table-cell office:value-type="float" office:value="3.16008">
            <text:p>3.16008</text:p>
          </table:table-cell>
          <table:table-cell office:value-type="float" office:value="241.84">
            <text:p>241.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2753">
            <text:p>79.2753</text:p>
          </table:table-cell>
          <table:table-cell office:value-type="float" office:value="3.20781">
            <text:p>3.20781</text:p>
          </table:table-cell>
          <table:table-cell office:value-type="float" office:value="241.792">
            <text:p>241.7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3099">
            <text:p>79.3099</text:p>
          </table:table-cell>
          <table:table-cell office:value-type="float" office:value="3.25508">
            <text:p>3.25508</text:p>
          </table:table-cell>
          <table:table-cell office:value-type="float" office:value="241.745">
            <text:p>241.7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3456">
            <text:p>79.3456</text:p>
          </table:table-cell>
          <table:table-cell office:value-type="float" office:value="3.30327">
            <text:p>3.30327</text:p>
          </table:table-cell>
          <table:table-cell office:value-type="float" office:value="241.697">
            <text:p>241.6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3776">
            <text:p>79.3776</text:p>
          </table:table-cell>
          <table:table-cell office:value-type="float" office:value="3.34601">
            <text:p>3.34601</text:p>
          </table:table-cell>
          <table:table-cell office:value-type="float" office:value="241.654">
            <text:p>241.6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4129">
            <text:p>79.4129</text:p>
          </table:table-cell>
          <table:table-cell office:value-type="float" office:value="3.39268">
            <text:p>3.39268</text:p>
          </table:table-cell>
          <table:table-cell office:value-type="float" office:value="241.607">
            <text:p>241.6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4462">
            <text:p>79.4462</text:p>
          </table:table-cell>
          <table:table-cell office:value-type="float" office:value="3.43625">
            <text:p>3.43625</text:p>
          </table:table-cell>
          <table:table-cell office:value-type="float" office:value="241.564">
            <text:p>241.5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4871">
            <text:p>79.4871</text:p>
          </table:table-cell>
          <table:table-cell office:value-type="float" office:value="3.48911">
            <text:p>3.48911</text:p>
          </table:table-cell>
          <table:table-cell office:value-type="float" office:value="241.511">
            <text:p>241.5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5208">
            <text:p>79.5208</text:p>
          </table:table-cell>
          <table:table-cell office:value-type="float" office:value="3.53197">
            <text:p>3.53197</text:p>
          </table:table-cell>
          <table:table-cell office:value-type="float" office:value="241.468">
            <text:p>241.4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5554">
            <text:p>79.5554</text:p>
          </table:table-cell>
          <table:table-cell office:value-type="float" office:value="3.57532">
            <text:p>3.57532</text:p>
          </table:table-cell>
          <table:table-cell office:value-type="float" office:value="241.425">
            <text:p>241.4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5757">
            <text:p>79.5757</text:p>
          </table:table-cell>
          <table:table-cell office:value-type="float" office:value="3.60045">
            <text:p>3.60045</text:p>
          </table:table-cell>
          <table:table-cell office:value-type="float" office:value="241.4">
            <text:p>241.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6092">
            <text:p>79.6092</text:p>
          </table:table-cell>
          <table:table-cell office:value-type="float" office:value="3.64148">
            <text:p>3.64148</text:p>
          </table:table-cell>
          <table:table-cell office:value-type="float" office:value="241.359">
            <text:p>241.35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6414">
            <text:p>79.6414</text:p>
          </table:table-cell>
          <table:table-cell office:value-type="float" office:value="3.68037">
            <text:p>3.68037</text:p>
          </table:table-cell>
          <table:table-cell office:value-type="float" office:value="241.32">
            <text:p>241.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6801">
            <text:p>79.6801</text:p>
          </table:table-cell>
          <table:table-cell office:value-type="float" office:value="3.72644">
            <text:p>3.72644</text:p>
          </table:table-cell>
          <table:table-cell office:value-type="float" office:value="241.274">
            <text:p>241.27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7137">
            <text:p>79.7137</text:p>
          </table:table-cell>
          <table:table-cell office:value-type="float" office:value="3.76572">
            <text:p>3.76572</text:p>
          </table:table-cell>
          <table:table-cell office:value-type="float" office:value="241.234">
            <text:p>241.2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748">
            <text:p>79.748</text:p>
          </table:table-cell>
          <table:table-cell office:value-type="float" office:value="3.80511">
            <text:p>3.80511</text:p>
          </table:table-cell>
          <table:table-cell office:value-type="float" office:value="241.195">
            <text:p>241.19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7876">
            <text:p>79.7876</text:p>
          </table:table-cell>
          <table:table-cell office:value-type="float" office:value="3.84975">
            <text:p>3.84975</text:p>
          </table:table-cell>
          <table:table-cell office:value-type="float" office:value="241.15">
            <text:p>241.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826">
            <text:p>79.826</text:p>
          </table:table-cell>
          <table:table-cell office:value-type="float" office:value="3.89201">
            <text:p>3.89201</text:p>
          </table:table-cell>
          <table:table-cell office:value-type="float" office:value="241.108">
            <text:p>241.1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8597">
            <text:p>79.8597</text:p>
          </table:table-cell>
          <table:table-cell office:value-type="float" office:value="3.9285">
            <text:p>3.9285</text:p>
          </table:table-cell>
          <table:table-cell office:value-type="float" office:value="241.072">
            <text:p>241.0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8919">
            <text:p>79.8919</text:p>
          </table:table-cell>
          <table:table-cell office:value-type="float" office:value="3.96262">
            <text:p>3.96262</text:p>
          </table:table-cell>
          <table:table-cell office:value-type="float" office:value="241.037">
            <text:p>241.0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9135">
            <text:p>79.9135</text:p>
          </table:table-cell>
          <table:table-cell office:value-type="float" office:value="3.98509">
            <text:p>3.98509</text:p>
          </table:table-cell>
          <table:table-cell office:value-type="float" office:value="241.015">
            <text:p>241.0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9466">
            <text:p>79.9466</text:p>
          </table:table-cell>
          <table:table-cell office:value-type="float" office:value="4.01897">
            <text:p>4.01897</text:p>
          </table:table-cell>
          <table:table-cell office:value-type="float" office:value="240.981">
            <text:p>240.9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79.9828">
            <text:p>79.9828</text:p>
          </table:table-cell>
          <table:table-cell office:value-type="float" office:value="4.0551">
            <text:p>4.0551</text:p>
          </table:table-cell>
          <table:table-cell office:value-type="float" office:value="240.945">
            <text:p>240.9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0028">
            <text:p>80.0028</text:p>
          </table:table-cell>
          <table:table-cell office:value-type="float" office:value="4.07486">
            <text:p>4.07486</text:p>
          </table:table-cell>
          <table:table-cell office:value-type="float" office:value="240.925">
            <text:p>240.9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0238">
            <text:p>80.0238</text:p>
          </table:table-cell>
          <table:table-cell office:value-type="float" office:value="4.09511">
            <text:p>4.09511</text:p>
          </table:table-cell>
          <table:table-cell office:value-type="float" office:value="240.905">
            <text:p>240.9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0604">
            <text:p>80.0604</text:p>
          </table:table-cell>
          <table:table-cell office:value-type="float" office:value="4.12982">
            <text:p>4.12982</text:p>
          </table:table-cell>
          <table:table-cell office:value-type="float" office:value="240.87">
            <text:p>240.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0821">
            <text:p>80.0821</text:p>
          </table:table-cell>
          <table:table-cell office:value-type="float" office:value="4.14996">
            <text:p>4.14996</text:p>
          </table:table-cell>
          <table:table-cell office:value-type="float" office:value="240.85">
            <text:p>240.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1203">
            <text:p>80.1203</text:p>
          </table:table-cell>
          <table:table-cell office:value-type="float" office:value="4.18457">
            <text:p>4.18457</text:p>
          </table:table-cell>
          <table:table-cell office:value-type="float" office:value="240.815">
            <text:p>240.81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1588">
            <text:p>80.1588</text:p>
          </table:table-cell>
          <table:table-cell office:value-type="float" office:value="4.21826">
            <text:p>4.21826</text:p>
          </table:table-cell>
          <table:table-cell office:value-type="float" office:value="240.782">
            <text:p>240.78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1933">
            <text:p>80.1933</text:p>
          </table:table-cell>
          <table:table-cell office:value-type="float" office:value="4.24759">
            <text:p>4.24759</text:p>
          </table:table-cell>
          <table:table-cell office:value-type="float" office:value="240.752">
            <text:p>240.75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2299">
            <text:p>80.2299</text:p>
          </table:table-cell>
          <table:table-cell office:value-type="float" office:value="4.27768">
            <text:p>4.27768</text:p>
          </table:table-cell>
          <table:table-cell office:value-type="float" office:value="240.722">
            <text:p>240.7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2621">
            <text:p>80.2621</text:p>
          </table:table-cell>
          <table:table-cell office:value-type="float" office:value="4.30316">
            <text:p>4.30316</text:p>
          </table:table-cell>
          <table:table-cell office:value-type="float" office:value="240.697">
            <text:p>240.69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2989">
            <text:p>80.2989</text:p>
          </table:table-cell>
          <table:table-cell office:value-type="float" office:value="4.33139">
            <text:p>4.33139</text:p>
          </table:table-cell>
          <table:table-cell office:value-type="float" office:value="240.669">
            <text:p>240.66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3324">
            <text:p>80.3324</text:p>
          </table:table-cell>
          <table:table-cell office:value-type="float" office:value="4.35602">
            <text:p>4.35602</text:p>
          </table:table-cell>
          <table:table-cell office:value-type="float" office:value="240.644">
            <text:p>240.6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3675">
            <text:p>80.3675</text:p>
          </table:table-cell>
          <table:table-cell office:value-type="float" office:value="4.38092">
            <text:p>4.38092</text:p>
          </table:table-cell>
          <table:table-cell office:value-type="float" office:value="240.619">
            <text:p>240.6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4051">
            <text:p>80.4051</text:p>
          </table:table-cell>
          <table:table-cell office:value-type="float" office:value="4.40642">
            <text:p>4.40642</text:p>
          </table:table-cell>
          <table:table-cell office:value-type="float" office:value="240.594">
            <text:p>240.5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4375">
            <text:p>80.4375</text:p>
          </table:table-cell>
          <table:table-cell office:value-type="float" office:value="4.42735">
            <text:p>4.42735</text:p>
          </table:table-cell>
          <table:table-cell office:value-type="float" office:value="240.573">
            <text:p>240.57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4759">
            <text:p>80.4759</text:p>
          </table:table-cell>
          <table:table-cell office:value-type="float" office:value="4.451">
            <text:p>4.451</text:p>
          </table:table-cell>
          <table:table-cell office:value-type="float" office:value="240.549">
            <text:p>240.5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5104">
            <text:p>80.5104</text:p>
          </table:table-cell>
          <table:table-cell office:value-type="float" office:value="4.47124">
            <text:p>4.47124</text:p>
          </table:table-cell>
          <table:table-cell office:value-type="float" office:value="240.529">
            <text:p>240.5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5437">
            <text:p>80.5437</text:p>
          </table:table-cell>
          <table:table-cell office:value-type="float" office:value="4.48962">
            <text:p>4.48962</text:p>
          </table:table-cell>
          <table:table-cell office:value-type="float" office:value="240.51">
            <text:p>240.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5789">
            <text:p>80.5789</text:p>
          </table:table-cell>
          <table:table-cell office:value-type="float" office:value="4.50807">
            <text:p>4.50807</text:p>
          </table:table-cell>
          <table:table-cell office:value-type="float" office:value="240.492">
            <text:p>240.4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612">
            <text:p>80.612</text:p>
          </table:table-cell>
          <table:table-cell office:value-type="float" office:value="4.52429">
            <text:p>4.52429</text:p>
          </table:table-cell>
          <table:table-cell office:value-type="float" office:value="240.476">
            <text:p>240.4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6464">
            <text:p>80.6464</text:p>
          </table:table-cell>
          <table:table-cell office:value-type="float" office:value="4.5401">
            <text:p>4.5401</text:p>
          </table:table-cell>
          <table:table-cell office:value-type="float" office:value="240.46">
            <text:p>240.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6788">
            <text:p>80.6788</text:p>
          </table:table-cell>
          <table:table-cell office:value-type="float" office:value="4.55394">
            <text:p>4.55394</text:p>
          </table:table-cell>
          <table:table-cell office:value-type="float" office:value="240.446">
            <text:p>240.4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7099">
            <text:p>80.7099</text:p>
          </table:table-cell>
          <table:table-cell office:value-type="float" office:value="4.56619">
            <text:p>4.56619</text:p>
          </table:table-cell>
          <table:table-cell office:value-type="float" office:value="240.434">
            <text:p>240.4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7449">
            <text:p>80.7449</text:p>
          </table:table-cell>
          <table:table-cell office:value-type="float" office:value="4.57892">
            <text:p>4.57892</text:p>
          </table:table-cell>
          <table:table-cell office:value-type="float" office:value="240.421">
            <text:p>240.4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776">
            <text:p>80.776</text:p>
          </table:table-cell>
          <table:table-cell office:value-type="float" office:value="4.58922">
            <text:p>4.58922</text:p>
          </table:table-cell>
          <table:table-cell office:value-type="float" office:value="240.411">
            <text:p>240.4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8124">
            <text:p>80.8124</text:p>
          </table:table-cell>
          <table:table-cell office:value-type="float" office:value="4.60001">
            <text:p>4.60001</text:p>
          </table:table-cell>
          <table:table-cell office:value-type="float" office:value="240.4">
            <text:p>240.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8469">
            <text:p>80.8469</text:p>
          </table:table-cell>
          <table:table-cell office:value-type="float" office:value="4.60898">
            <text:p>4.60898</text:p>
          </table:table-cell>
          <table:table-cell office:value-type="float" office:value="240.391">
            <text:p>240.3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8805">
            <text:p>80.8805</text:p>
          </table:table-cell>
          <table:table-cell office:value-type="float" office:value="4.6165">
            <text:p>4.6165</text:p>
          </table:table-cell>
          <table:table-cell office:value-type="float" office:value="240.383">
            <text:p>240.3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9185">
            <text:p>80.9185</text:p>
          </table:table-cell>
          <table:table-cell office:value-type="float" office:value="4.6236">
            <text:p>4.6236</text:p>
          </table:table-cell>
          <table:table-cell office:value-type="float" office:value="240.376">
            <text:p>240.3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9514">
            <text:p>80.9514</text:p>
          </table:table-cell>
          <table:table-cell office:value-type="float" office:value="4.62854">
            <text:p>4.62854</text:p>
          </table:table-cell>
          <table:table-cell office:value-type="float" office:value="240.371">
            <text:p>240.3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0.9887">
            <text:p>80.9887</text:p>
          </table:table-cell>
          <table:table-cell office:value-type="float" office:value="4.63278">
            <text:p>4.63278</text:p>
          </table:table-cell>
          <table:table-cell office:value-type="float" office:value="240.367">
            <text:p>240.36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0236">
            <text:p>81.0236</text:p>
          </table:table-cell>
          <table:table-cell office:value-type="float" office:value="4.63533">
            <text:p>4.63533</text:p>
          </table:table-cell>
          <table:table-cell office:value-type="float" office:value="240.365">
            <text:p>240.3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0598">
            <text:p>81.0598</text:p>
          </table:table-cell>
          <table:table-cell office:value-type="float" office:value="4.6366">
            <text:p>4.6366</text:p>
          </table:table-cell>
          <table:table-cell office:value-type="float" office:value="240.363">
            <text:p>240.3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0935">
            <text:p>81.0935</text:p>
          </table:table-cell>
          <table:table-cell office:value-type="float" office:value="4.63644">
            <text:p>4.63644</text:p>
          </table:table-cell>
          <table:table-cell office:value-type="float" office:value="240.364">
            <text:p>240.3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1265">
            <text:p>81.1265</text:p>
          </table:table-cell>
          <table:table-cell office:value-type="float" office:value="4.63518">
            <text:p>4.63518</text:p>
          </table:table-cell>
          <table:table-cell office:value-type="float" office:value="240.365">
            <text:p>240.3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1625">
            <text:p>81.1625</text:p>
          </table:table-cell>
          <table:table-cell office:value-type="float" office:value="4.63235">
            <text:p>4.63235</text:p>
          </table:table-cell>
          <table:table-cell office:value-type="float" office:value="240.368">
            <text:p>240.3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1964">
            <text:p>81.1964</text:p>
          </table:table-cell>
          <table:table-cell office:value-type="float" office:value="4.62843">
            <text:p>4.62843</text:p>
          </table:table-cell>
          <table:table-cell office:value-type="float" office:value="240.372">
            <text:p>240.3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2329">
            <text:p>81.2329</text:p>
          </table:table-cell>
          <table:table-cell office:value-type="float" office:value="4.62279">
            <text:p>4.62279</text:p>
          </table:table-cell>
          <table:table-cell office:value-type="float" office:value="240.377">
            <text:p>240.3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2668">
            <text:p>81.2668</text:p>
          </table:table-cell>
          <table:table-cell office:value-type="float" office:value="4.61624">
            <text:p>4.61624</text:p>
          </table:table-cell>
          <table:table-cell office:value-type="float" office:value="240.384">
            <text:p>240.38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3011">
            <text:p>81.3011</text:p>
          </table:table-cell>
          <table:table-cell office:value-type="float" office:value="4.60828">
            <text:p>4.60828</text:p>
          </table:table-cell>
          <table:table-cell office:value-type="float" office:value="240.392">
            <text:p>240.3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3383">
            <text:p>81.3383</text:p>
          </table:table-cell>
          <table:table-cell office:value-type="float" office:value="4.59818">
            <text:p>4.59818</text:p>
          </table:table-cell>
          <table:table-cell office:value-type="float" office:value="240.402">
            <text:p>240.40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3717">
            <text:p>81.3717</text:p>
          </table:table-cell>
          <table:table-cell office:value-type="float" office:value="4.58784">
            <text:p>4.58784</text:p>
          </table:table-cell>
          <table:table-cell office:value-type="float" office:value="240.412">
            <text:p>240.4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4096">
            <text:p>81.4096</text:p>
          </table:table-cell>
          <table:table-cell office:value-type="float" office:value="4.57454">
            <text:p>4.57454</text:p>
          </table:table-cell>
          <table:table-cell office:value-type="float" office:value="240.425">
            <text:p>240.4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4443">
            <text:p>81.4443</text:p>
          </table:table-cell>
          <table:table-cell office:value-type="float" office:value="4.56093">
            <text:p>4.56093</text:p>
          </table:table-cell>
          <table:table-cell office:value-type="float" office:value="240.439">
            <text:p>240.43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4801">
            <text:p>81.4801</text:p>
          </table:table-cell>
          <table:table-cell office:value-type="float" office:value="4.54556">
            <text:p>4.54556</text:p>
          </table:table-cell>
          <table:table-cell office:value-type="float" office:value="240.454">
            <text:p>240.45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5147">
            <text:p>81.5147</text:p>
          </table:table-cell>
          <table:table-cell office:value-type="float" office:value="4.52928">
            <text:p>4.52928</text:p>
          </table:table-cell>
          <table:table-cell office:value-type="float" office:value="240.471">
            <text:p>240.47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5504">
            <text:p>81.5504</text:p>
          </table:table-cell>
          <table:table-cell office:value-type="float" office:value="4.51111">
            <text:p>4.51111</text:p>
          </table:table-cell>
          <table:table-cell office:value-type="float" office:value="240.489">
            <text:p>240.48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5732">
            <text:p>81.5732</text:p>
          </table:table-cell>
          <table:table-cell office:value-type="float" office:value="4.49876">
            <text:p>4.49876</text:p>
          </table:table-cell>
          <table:table-cell office:value-type="float" office:value="240.501">
            <text:p>240.50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6088">
            <text:p>81.6088</text:p>
          </table:table-cell>
          <table:table-cell office:value-type="float" office:value="4.47835">
            <text:p>4.47835</text:p>
          </table:table-cell>
          <table:table-cell office:value-type="float" office:value="240.522">
            <text:p>240.52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6446">
            <text:p>81.6446</text:p>
          </table:table-cell>
          <table:table-cell office:value-type="float" office:value="4.4565">
            <text:p>4.4565</text:p>
          </table:table-cell>
          <table:table-cell office:value-type="float" office:value="240.544">
            <text:p>240.5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6776">
            <text:p>81.6776</text:p>
          </table:table-cell>
          <table:table-cell office:value-type="float" office:value="4.4351">
            <text:p>4.4351</text:p>
          </table:table-cell>
          <table:table-cell office:value-type="float" office:value="240.565">
            <text:p>240.56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7093">
            <text:p>81.7093</text:p>
          </table:table-cell>
          <table:table-cell office:value-type="float" office:value="4.4135">
            <text:p>4.4135</text:p>
          </table:table-cell>
          <table:table-cell office:value-type="float" office:value="240.587">
            <text:p>240.5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7415">
            <text:p>81.7415</text:p>
          </table:table-cell>
          <table:table-cell office:value-type="float" office:value="4.39034">
            <text:p>4.39034</text:p>
          </table:table-cell>
          <table:table-cell office:value-type="float" office:value="240.61">
            <text:p>240.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7744">
            <text:p>81.7744</text:p>
          </table:table-cell>
          <table:table-cell office:value-type="float" office:value="4.36559">
            <text:p>4.36559</text:p>
          </table:table-cell>
          <table:table-cell office:value-type="float" office:value="240.634">
            <text:p>240.6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8326">
            <text:p>81.8326</text:p>
          </table:table-cell>
          <table:table-cell office:value-type="float" office:value="4.31851">
            <text:p>4.31851</text:p>
          </table:table-cell>
          <table:table-cell office:value-type="float" office:value="240.681">
            <text:p>240.6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8695">
            <text:p>81.8695</text:p>
          </table:table-cell>
          <table:table-cell office:value-type="float" office:value="4.28706">
            <text:p>4.28706</text:p>
          </table:table-cell>
          <table:table-cell office:value-type="float" office:value="240.713">
            <text:p>240.71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9065">
            <text:p>81.9065</text:p>
          </table:table-cell>
          <table:table-cell office:value-type="float" office:value="4.2542">
            <text:p>4.2542</text:p>
          </table:table-cell>
          <table:table-cell office:value-type="float" office:value="240.746">
            <text:p>240.7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9411">
            <text:p>81.9411</text:p>
          </table:table-cell>
          <table:table-cell office:value-type="float" office:value="4.22223">
            <text:p>4.22223</text:p>
          </table:table-cell>
          <table:table-cell office:value-type="float" office:value="240.778">
            <text:p>240.7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1.9756">
            <text:p>81.9756</text:p>
          </table:table-cell>
          <table:table-cell office:value-type="float" office:value="4.18925">
            <text:p>4.18925</text:p>
          </table:table-cell>
          <table:table-cell office:value-type="float" office:value="240.811">
            <text:p>240.81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009">
            <text:p>82.009</text:p>
          </table:table-cell>
          <table:table-cell office:value-type="float" office:value="4.15604">
            <text:p>4.15604</text:p>
          </table:table-cell>
          <table:table-cell office:value-type="float" office:value="240.844">
            <text:p>240.84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0453">
            <text:p>82.0453</text:p>
          </table:table-cell>
          <table:table-cell office:value-type="float" office:value="4.11879">
            <text:p>4.11879</text:p>
          </table:table-cell>
          <table:table-cell office:value-type="float" office:value="240.881">
            <text:p>240.88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0804">
            <text:p>82.0804</text:p>
          </table:table-cell>
          <table:table-cell office:value-type="float" office:value="4.08136">
            <text:p>4.08136</text:p>
          </table:table-cell>
          <table:table-cell office:value-type="float" office:value="240.919">
            <text:p>240.9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1158">
            <text:p>82.1158</text:p>
          </table:table-cell>
          <table:table-cell office:value-type="float" office:value="4.04247">
            <text:p>4.04247</text:p>
          </table:table-cell>
          <table:table-cell office:value-type="float" office:value="240.958">
            <text:p>240.9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1481">
            <text:p>82.1481</text:p>
          </table:table-cell>
          <table:table-cell office:value-type="float" office:value="4.00595">
            <text:p>4.00595</text:p>
          </table:table-cell>
          <table:table-cell office:value-type="float" office:value="240.994">
            <text:p>240.99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1853">
            <text:p>82.1853</text:p>
          </table:table-cell>
          <table:table-cell office:value-type="float" office:value="3.96255">
            <text:p>3.96255</text:p>
          </table:table-cell>
          <table:table-cell office:value-type="float" office:value="241.037">
            <text:p>241.03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2205">
            <text:p>82.2205</text:p>
          </table:table-cell>
          <table:table-cell office:value-type="float" office:value="3.92035">
            <text:p>3.92035</text:p>
          </table:table-cell>
          <table:table-cell office:value-type="float" office:value="241.08">
            <text:p>241.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2534">
            <text:p>82.2534</text:p>
          </table:table-cell>
          <table:table-cell office:value-type="float" office:value="3.87996">
            <text:p>3.87996</text:p>
          </table:table-cell>
          <table:table-cell office:value-type="float" office:value="241.12">
            <text:p>241.1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2876">
            <text:p>82.2876</text:p>
          </table:table-cell>
          <table:table-cell office:value-type="float" office:value="3.83678">
            <text:p>3.83678</text:p>
          </table:table-cell>
          <table:table-cell office:value-type="float" office:value="241.163">
            <text:p>241.1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3195">
            <text:p>82.3195</text:p>
          </table:table-cell>
          <table:table-cell office:value-type="float" office:value="3.79561">
            <text:p>3.79561</text:p>
          </table:table-cell>
          <table:table-cell office:value-type="float" office:value="241.204">
            <text:p>241.20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3531">
            <text:p>82.3531</text:p>
          </table:table-cell>
          <table:table-cell office:value-type="float" office:value="3.7513">
            <text:p>3.7513</text:p>
          </table:table-cell>
          <table:table-cell office:value-type="float" office:value="241.249">
            <text:p>241.24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3855">
            <text:p>82.3855</text:p>
          </table:table-cell>
          <table:table-cell office:value-type="float" office:value="3.70769">
            <text:p>3.70769</text:p>
          </table:table-cell>
          <table:table-cell office:value-type="float" office:value="241.292">
            <text:p>241.29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4198">
            <text:p>82.4198</text:p>
          </table:table-cell>
          <table:table-cell office:value-type="float" office:value="3.66049">
            <text:p>3.66049</text:p>
          </table:table-cell>
          <table:table-cell office:value-type="float" office:value="241.34">
            <text:p>241.3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4525">
            <text:p>82.4525</text:p>
          </table:table-cell>
          <table:table-cell office:value-type="float" office:value="3.61453">
            <text:p>3.61453</text:p>
          </table:table-cell>
          <table:table-cell office:value-type="float" office:value="241.385">
            <text:p>241.38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4879">
            <text:p>82.4879</text:p>
          </table:table-cell>
          <table:table-cell office:value-type="float" office:value="3.56374">
            <text:p>3.56374</text:p>
          </table:table-cell>
          <table:table-cell office:value-type="float" office:value="241.436">
            <text:p>241.4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5228">
            <text:p>82.5228</text:p>
          </table:table-cell>
          <table:table-cell office:value-type="float" office:value="3.51262">
            <text:p>3.51262</text:p>
          </table:table-cell>
          <table:table-cell office:value-type="float" office:value="241.487">
            <text:p>241.48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5594">
            <text:p>82.5594</text:p>
          </table:table-cell>
          <table:table-cell office:value-type="float" office:value="3.45795">
            <text:p>3.45795</text:p>
          </table:table-cell>
          <table:table-cell office:value-type="float" office:value="241.542">
            <text:p>241.54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5945">
            <text:p>82.5945</text:p>
          </table:table-cell>
          <table:table-cell office:value-type="float" office:value="3.40442">
            <text:p>3.40442</text:p>
          </table:table-cell>
          <table:table-cell office:value-type="float" office:value="241.596">
            <text:p>241.59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6269">
            <text:p>82.6269</text:p>
          </table:table-cell>
          <table:table-cell office:value-type="float" office:value="3.35428">
            <text:p>3.35428</text:p>
          </table:table-cell>
          <table:table-cell office:value-type="float" office:value="241.646">
            <text:p>241.6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6605">
            <text:p>82.6605</text:p>
          </table:table-cell>
          <table:table-cell office:value-type="float" office:value="3.30144">
            <text:p>3.30144</text:p>
          </table:table-cell>
          <table:table-cell office:value-type="float" office:value="241.699">
            <text:p>241.6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6935">
            <text:p>82.6935</text:p>
          </table:table-cell>
          <table:table-cell office:value-type="float" office:value="3.24864">
            <text:p>3.24864</text:p>
          </table:table-cell>
          <table:table-cell office:value-type="float" office:value="241.751">
            <text:p>241.75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7273">
            <text:p>82.7273</text:p>
          </table:table-cell>
          <table:table-cell office:value-type="float" office:value="3.19376">
            <text:p>3.19376</text:p>
          </table:table-cell>
          <table:table-cell office:value-type="float" office:value="241.806">
            <text:p>241.80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7586">
            <text:p>82.7586</text:p>
          </table:table-cell>
          <table:table-cell office:value-type="float" office:value="3.14227">
            <text:p>3.14227</text:p>
          </table:table-cell>
          <table:table-cell office:value-type="float" office:value="241.858">
            <text:p>241.85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7963">
            <text:p>82.7963</text:p>
          </table:table-cell>
          <table:table-cell office:value-type="float" office:value="3.07901">
            <text:p>3.07901</text:p>
          </table:table-cell>
          <table:table-cell office:value-type="float" office:value="241.921">
            <text:p>241.9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8164">
            <text:p>82.8164</text:p>
          </table:table-cell>
          <table:table-cell office:value-type="float" office:value="3.045">
            <text:p>3.045</text:p>
          </table:table-cell>
          <table:table-cell office:value-type="float" office:value="241.955">
            <text:p>241.95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8369">
            <text:p>82.8369</text:p>
          </table:table-cell>
          <table:table-cell office:value-type="float" office:value="3.00981">
            <text:p>3.00981</text:p>
          </table:table-cell>
          <table:table-cell office:value-type="float" office:value="241.99">
            <text:p>241.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8733">
            <text:p>82.8733</text:p>
          </table:table-cell>
          <table:table-cell office:value-type="float" office:value="2.94704">
            <text:p>2.94704</text:p>
          </table:table-cell>
          <table:table-cell office:value-type="float" office:value="242.053">
            <text:p>242.05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8993">
            <text:p>82.8993</text:p>
          </table:table-cell>
          <table:table-cell office:value-type="float" office:value="2.90135">
            <text:p>2.90135</text:p>
          </table:table-cell>
          <table:table-cell office:value-type="float" office:value="242.099">
            <text:p>242.09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9323">
            <text:p>82.9323</text:p>
          </table:table-cell>
          <table:table-cell office:value-type="float" office:value="2.84288">
            <text:p>2.84288</text:p>
          </table:table-cell>
          <table:table-cell office:value-type="float" office:value="242.157">
            <text:p>242.1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2.9661">
            <text:p>82.9661</text:p>
          </table:table-cell>
          <table:table-cell office:value-type="float" office:value="2.78239">
            <text:p>2.78239</text:p>
          </table:table-cell>
          <table:table-cell office:value-type="float" office:value="242.218">
            <text:p>242.21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0007">
            <text:p>83.0007</text:p>
          </table:table-cell>
          <table:table-cell office:value-type="float" office:value="2.71968">
            <text:p>2.71968</text:p>
          </table:table-cell>
          <table:table-cell office:value-type="float" office:value="242.28">
            <text:p>242.2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036">
            <text:p>83.036</text:p>
          </table:table-cell>
          <table:table-cell office:value-type="float" office:value="2.65494">
            <text:p>2.65494</text:p>
          </table:table-cell>
          <table:table-cell office:value-type="float" office:value="242.345">
            <text:p>242.34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0697">
            <text:p>83.0697</text:p>
          </table:table-cell>
          <table:table-cell office:value-type="float" office:value="2.59235">
            <text:p>2.59235</text:p>
          </table:table-cell>
          <table:table-cell office:value-type="float" office:value="242.408">
            <text:p>242.40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1009">
            <text:p>83.1009</text:p>
          </table:table-cell>
          <table:table-cell office:value-type="float" office:value="2.53389">
            <text:p>2.53389</text:p>
          </table:table-cell>
          <table:table-cell office:value-type="float" office:value="242.466">
            <text:p>242.4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1376">
            <text:p>83.1376</text:p>
          </table:table-cell>
          <table:table-cell office:value-type="float" office:value="2.46405">
            <text:p>2.46405</text:p>
          </table:table-cell>
          <table:table-cell office:value-type="float" office:value="242.536">
            <text:p>242.53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17">
            <text:p>83.17</text:p>
          </table:table-cell>
          <table:table-cell office:value-type="float" office:value="2.40213">
            <text:p>2.40213</text:p>
          </table:table-cell>
          <table:table-cell office:value-type="float" office:value="242.598">
            <text:p>242.59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2036">
            <text:p>83.2036</text:p>
          </table:table-cell>
          <table:table-cell office:value-type="float" office:value="2.3369">
            <text:p>2.3369</text:p>
          </table:table-cell>
          <table:table-cell office:value-type="float" office:value="242.663">
            <text:p>242.66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2365">
            <text:p>83.2365</text:p>
          </table:table-cell>
          <table:table-cell office:value-type="float" office:value="2.27251">
            <text:p>2.27251</text:p>
          </table:table-cell>
          <table:table-cell office:value-type="float" office:value="242.727">
            <text:p>242.72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257">
            <text:p>83.257</text:p>
          </table:table-cell>
          <table:table-cell office:value-type="float" office:value="2.23212">
            <text:p>2.23212</text:p>
          </table:table-cell>
          <table:table-cell office:value-type="float" office:value="242.768">
            <text:p>242.76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2924">
            <text:p>83.2924</text:p>
          </table:table-cell>
          <table:table-cell office:value-type="float" office:value="2.16185">
            <text:p>2.16185</text:p>
          </table:table-cell>
          <table:table-cell office:value-type="float" office:value="242.838">
            <text:p>242.83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328">
            <text:p>83.328</text:p>
          </table:table-cell>
          <table:table-cell office:value-type="float" office:value="2.0905">
            <text:p>2.0905</text:p>
          </table:table-cell>
          <table:table-cell office:value-type="float" office:value="242.91">
            <text:p>242.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362">
            <text:p>83.362</text:p>
          </table:table-cell>
          <table:table-cell office:value-type="float" office:value="2.02187">
            <text:p>2.02187</text:p>
          </table:table-cell>
          <table:table-cell office:value-type="float" office:value="242.978">
            <text:p>242.9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3951">
            <text:p>83.3951</text:p>
          </table:table-cell>
          <table:table-cell office:value-type="float" office:value="1.95447">
            <text:p>1.95447</text:p>
          </table:table-cell>
          <table:table-cell office:value-type="float" office:value="243.046">
            <text:p>243.04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4315">
            <text:p>83.4315</text:p>
          </table:table-cell>
          <table:table-cell office:value-type="float" office:value="1.87938">
            <text:p>1.87938</text:p>
          </table:table-cell>
          <table:table-cell office:value-type="float" office:value="243.121">
            <text:p>243.1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4657">
            <text:p>83.4657</text:p>
          </table:table-cell>
          <table:table-cell office:value-type="float" office:value="1.80861">
            <text:p>1.80861</text:p>
          </table:table-cell>
          <table:table-cell office:value-type="float" office:value="243.191">
            <text:p>243.19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5008">
            <text:p>83.5008</text:p>
          </table:table-cell>
          <table:table-cell office:value-type="float" office:value="1.73521">
            <text:p>1.73521</text:p>
          </table:table-cell>
          <table:table-cell office:value-type="float" office:value="243.265">
            <text:p>243.265</text:p>
          </table:table-cell>
          <table:table-cell office:value-type="float" office:value="0.867607">
            <text:p>0.8676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5334">
            <text:p>83.5334</text:p>
          </table:table-cell>
          <table:table-cell office:value-type="float" office:value="1.66661">
            <text:p>1.66661</text:p>
          </table:table-cell>
          <table:table-cell office:value-type="float" office:value="243.333">
            <text:p>243.333</text:p>
          </table:table-cell>
          <table:table-cell office:value-type="float" office:value="0.833305">
            <text:p>0.8333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5654">
            <text:p>83.5654</text:p>
          </table:table-cell>
          <table:table-cell office:value-type="float" office:value="1.59872">
            <text:p>1.59872</text:p>
          </table:table-cell>
          <table:table-cell office:value-type="float" office:value="243.401">
            <text:p>243.401</text:p>
          </table:table-cell>
          <table:table-cell office:value-type="float" office:value="0.799362">
            <text:p>0.7993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5855">
            <text:p>83.5855</text:p>
          </table:table-cell>
          <table:table-cell office:value-type="float" office:value="1.55598">
            <text:p>1.55598</text:p>
          </table:table-cell>
          <table:table-cell office:value-type="float" office:value="243.444">
            <text:p>243.444</text:p>
          </table:table-cell>
          <table:table-cell office:value-type="float" office:value="0.777992">
            <text:p>0.77799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6193">
            <text:p>83.6193</text:p>
          </table:table-cell>
          <table:table-cell office:value-type="float" office:value="1.48354">
            <text:p>1.48354</text:p>
          </table:table-cell>
          <table:table-cell office:value-type="float" office:value="243.516">
            <text:p>243.516</text:p>
          </table:table-cell>
          <table:table-cell office:value-type="float" office:value="0.741768">
            <text:p>0.74176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6587">
            <text:p>83.6587</text:p>
          </table:table-cell>
          <table:table-cell office:value-type="float" office:value="1.39833">
            <text:p>1.39833</text:p>
          </table:table-cell>
          <table:table-cell office:value-type="float" office:value="243.602">
            <text:p>243.602</text:p>
          </table:table-cell>
          <table:table-cell office:value-type="float" office:value="0.699165">
            <text:p>0.6991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6936">
            <text:p>83.6936</text:p>
          </table:table-cell>
          <table:table-cell office:value-type="float" office:value="1.32243">
            <text:p>1.32243</text:p>
          </table:table-cell>
          <table:table-cell office:value-type="float" office:value="243.678">
            <text:p>243.678</text:p>
          </table:table-cell>
          <table:table-cell office:value-type="float" office:value="0.661217">
            <text:p>0.6612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7312">
            <text:p>83.7312</text:p>
          </table:table-cell>
          <table:table-cell office:value-type="float" office:value="1.24004">
            <text:p>1.24004</text:p>
          </table:table-cell>
          <table:table-cell office:value-type="float" office:value="243.76">
            <text:p>243.76</text:p>
          </table:table-cell>
          <table:table-cell office:value-type="float" office:value="0.620018">
            <text:p>0.6200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7647">
            <text:p>83.7647</text:p>
          </table:table-cell>
          <table:table-cell office:value-type="float" office:value="1.16635">
            <text:p>1.16635</text:p>
          </table:table-cell>
          <table:table-cell office:value-type="float" office:value="243.834">
            <text:p>243.834</text:p>
          </table:table-cell>
          <table:table-cell office:value-type="float" office:value="0.583176">
            <text:p>0.58317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7997">
            <text:p>83.7997</text:p>
          </table:table-cell>
          <table:table-cell office:value-type="float" office:value="1.08911">
            <text:p>1.08911</text:p>
          </table:table-cell>
          <table:table-cell office:value-type="float" office:value="243.911">
            <text:p>243.911</text:p>
          </table:table-cell>
          <table:table-cell office:value-type="float" office:value="0.544556">
            <text:p>0.5445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8393">
            <text:p>83.8393</text:p>
          </table:table-cell>
          <table:table-cell office:value-type="float" office:value="1.0007">
            <text:p>1.0007</text:p>
          </table:table-cell>
          <table:table-cell office:value-type="float" office:value="243.999">
            <text:p>243.999</text:p>
          </table:table-cell>
          <table:table-cell office:value-type="float" office:value="0.500351">
            <text:p>0.5003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8755">
            <text:p>83.8755</text:p>
          </table:table-cell>
          <table:table-cell office:value-type="float" office:value="0.919861">
            <text:p>0.919861</text:p>
          </table:table-cell>
          <table:table-cell office:value-type="float" office:value="244.08">
            <text:p>244.08</text:p>
          </table:table-cell>
          <table:table-cell office:value-type="float" office:value="0.45993">
            <text:p>0.4599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9103">
            <text:p>83.9103</text:p>
          </table:table-cell>
          <table:table-cell office:value-type="float" office:value="0.841507">
            <text:p>0.841507</text:p>
          </table:table-cell>
          <table:table-cell office:value-type="float" office:value="244.158">
            <text:p>244.158</text:p>
          </table:table-cell>
          <table:table-cell office:value-type="float" office:value="0.420753">
            <text:p>0.4207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9442">
            <text:p>83.9442</text:p>
          </table:table-cell>
          <table:table-cell office:value-type="float" office:value="0.765228">
            <text:p>0.765228</text:p>
          </table:table-cell>
          <table:table-cell office:value-type="float" office:value="244.235">
            <text:p>244.235</text:p>
          </table:table-cell>
          <table:table-cell office:value-type="float" office:value="0.382614">
            <text:p>0.3826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3.98">
            <text:p>83.98</text:p>
          </table:table-cell>
          <table:table-cell office:value-type="float" office:value="0.684052">
            <text:p>0.684052</text:p>
          </table:table-cell>
          <table:table-cell office:value-type="float" office:value="244.316">
            <text:p>244.316</text:p>
          </table:table-cell>
          <table:table-cell office:value-type="float" office:value="0.342026">
            <text:p>0.3420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0157">
            <text:p>84.0157</text:p>
          </table:table-cell>
          <table:table-cell office:value-type="float" office:value="0.60318">
            <text:p>0.60318</text:p>
          </table:table-cell>
          <table:table-cell office:value-type="float" office:value="244.397">
            <text:p>244.397</text:p>
          </table:table-cell>
          <table:table-cell office:value-type="float" office:value="0.30159">
            <text:p>0.301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0493">
            <text:p>84.0493</text:p>
          </table:table-cell>
          <table:table-cell office:value-type="float" office:value="0.526703">
            <text:p>0.526703</text:p>
          </table:table-cell>
          <table:table-cell office:value-type="float" office:value="244.473">
            <text:p>244.473</text:p>
          </table:table-cell>
          <table:table-cell office:value-type="float" office:value="0.263351">
            <text:p>0.26335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0854">
            <text:p>84.0854</text:p>
          </table:table-cell>
          <table:table-cell office:value-type="float" office:value="0.444748">
            <text:p>0.444748</text:p>
          </table:table-cell>
          <table:table-cell office:value-type="float" office:value="244.555">
            <text:p>244.555</text:p>
          </table:table-cell>
          <table:table-cell office:value-type="float" office:value="0.222374">
            <text:p>0.2223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1178">
            <text:p>84.1178</text:p>
          </table:table-cell>
          <table:table-cell office:value-type="float" office:value="0.371201">
            <text:p>0.371201</text:p>
          </table:table-cell>
          <table:table-cell office:value-type="float" office:value="244.629">
            <text:p>244.629</text:p>
          </table:table-cell>
          <table:table-cell office:value-type="float" office:value="0.1856">
            <text:p>0.18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1379">
            <text:p>84.1379</text:p>
          </table:table-cell>
          <table:table-cell office:value-type="float" office:value="0.325272">
            <text:p>0.325272</text:p>
          </table:table-cell>
          <table:table-cell office:value-type="float" office:value="244.675">
            <text:p>244.675</text:p>
          </table:table-cell>
          <table:table-cell office:value-type="float" office:value="0.162636">
            <text:p>0.1626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1719">
            <text:p>84.1719</text:p>
          </table:table-cell>
          <table:table-cell office:value-type="float" office:value="0.248138">
            <text:p>0.248138</text:p>
          </table:table-cell>
          <table:table-cell office:value-type="float" office:value="244.752">
            <text:p>244.752</text:p>
          </table:table-cell>
          <table:table-cell office:value-type="float" office:value="0.124069">
            <text:p>0.1240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2073">
            <text:p>84.2073</text:p>
          </table:table-cell>
          <table:table-cell office:value-type="float" office:value="0.167725">
            <text:p>0.167725</text:p>
          </table:table-cell>
          <table:table-cell office:value-type="float" office:value="244.832">
            <text:p>244.832</text:p>
          </table:table-cell>
          <table:table-cell office:value-type="float" office:value="0.0838623">
            <text:p>0.08386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24">
            <text:p>84.24</text:p>
          </table:table-cell>
          <table:table-cell office:value-type="float" office:value="0.0938263">
            <text:p>0.0938263</text:p>
          </table:table-cell>
          <table:table-cell office:value-type="float" office:value="244.906">
            <text:p>244.906</text:p>
          </table:table-cell>
          <table:table-cell office:value-type="float" office:value="0.0469131">
            <text:p>0.04691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2758">
            <text:p>84.2758</text:p>
          </table:table-cell>
          <table:table-cell office:value-type="float" office:value="0.0128479">
            <text:p>0.0128479</text:p>
          </table:table-cell>
          <table:table-cell office:value-type="float" office:value="244.987">
            <text:p>244.987</text:p>
          </table:table-cell>
          <table:table-cell office:value-type="float" office:value="0.00642395">
            <text:p>0.0064239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3089">
            <text:p>84.3089</text:p>
          </table:table-cell>
          <table:table-cell office:value-type="float" office:value="-0.0614014">
            <text:p>-0.0614014</text:p>
          </table:table-cell>
          <table:table-cell office:value-type="float" office:value="245.061">
            <text:p>245.061</text:p>
          </table:table-cell>
          <table:table-cell office:value-type="float" office:value="-0.0307007">
            <text:p>-0.03070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3421">
            <text:p>84.3421</text:p>
          </table:table-cell>
          <table:table-cell office:value-type="float" office:value="-0.135498">
            <text:p>-0.135498</text:p>
          </table:table-cell>
          <table:table-cell office:value-type="float" office:value="245.135">
            <text:p>245.135</text:p>
          </table:table-cell>
          <table:table-cell office:value-type="float" office:value="-0.067749">
            <text:p>-0.06774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3794">
            <text:p>84.3794</text:p>
          </table:table-cell>
          <table:table-cell office:value-type="float" office:value="-0.218567">
            <text:p>-0.218567</text:p>
          </table:table-cell>
          <table:table-cell office:value-type="float" office:value="245.219">
            <text:p>245.219</text:p>
          </table:table-cell>
          <table:table-cell office:value-type="float" office:value="-0.109283">
            <text:p>-0.10928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4118">
            <text:p>84.4118</text:p>
          </table:table-cell>
          <table:table-cell office:value-type="float" office:value="-0.289963">
            <text:p>-0.289963</text:p>
          </table:table-cell>
          <table:table-cell office:value-type="float" office:value="245.29">
            <text:p>245.29</text:p>
          </table:table-cell>
          <table:table-cell office:value-type="float" office:value="-0.144981">
            <text:p>-0.1449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4322">
            <text:p>84.4322</text:p>
          </table:table-cell>
          <table:table-cell office:value-type="float" office:value="-0.334793">
            <text:p>-0.334793</text:p>
          </table:table-cell>
          <table:table-cell office:value-type="float" office:value="245.335">
            <text:p>245.335</text:p>
          </table:table-cell>
          <table:table-cell office:value-type="float" office:value="-0.167397">
            <text:p>-0.1673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4662">
            <text:p>84.4662</text:p>
          </table:table-cell>
          <table:table-cell office:value-type="float" office:value="-0.408646">
            <text:p>-0.408646</text:p>
          </table:table-cell>
          <table:table-cell office:value-type="float" office:value="245.409">
            <text:p>245.409</text:p>
          </table:table-cell>
          <table:table-cell office:value-type="float" office:value="-0.204323">
            <text:p>-0.2043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5025">
            <text:p>84.5025</text:p>
          </table:table-cell>
          <table:table-cell office:value-type="float" office:value="-0.487259">
            <text:p>-0.487259</text:p>
          </table:table-cell>
          <table:table-cell office:value-type="float" office:value="245.487">
            <text:p>245.487</text:p>
          </table:table-cell>
          <table:table-cell office:value-type="float" office:value="-0.243629">
            <text:p>-0.2436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5351">
            <text:p>84.5351</text:p>
          </table:table-cell>
          <table:table-cell office:value-type="float" office:value="-0.556671">
            <text:p>-0.556671</text:p>
          </table:table-cell>
          <table:table-cell office:value-type="float" office:value="245.557">
            <text:p>245.557</text:p>
          </table:table-cell>
          <table:table-cell office:value-type="float" office:value="-0.278336">
            <text:p>-0.2783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5699">
            <text:p>84.5699</text:p>
          </table:table-cell>
          <table:table-cell office:value-type="float" office:value="-0.630157">
            <text:p>-0.630157</text:p>
          </table:table-cell>
          <table:table-cell office:value-type="float" office:value="245.63">
            <text:p>245.63</text:p>
          </table:table-cell>
          <table:table-cell office:value-type="float" office:value="-0.315079">
            <text:p>-0.31507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5903">
            <text:p>84.5903</text:p>
          </table:table-cell>
          <table:table-cell office:value-type="float" office:value="-0.672836">
            <text:p>-0.672836</text:p>
          </table:table-cell>
          <table:table-cell office:value-type="float" office:value="245.673">
            <text:p>245.673</text:p>
          </table:table-cell>
          <table:table-cell office:value-type="float" office:value="-0.336418">
            <text:p>-0.3364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627">
            <text:p>84.627</text:p>
          </table:table-cell>
          <table:table-cell office:value-type="float" office:value="-0.748672">
            <text:p>-0.748672</text:p>
          </table:table-cell>
          <table:table-cell office:value-type="float" office:value="245.749">
            <text:p>245.749</text:p>
          </table:table-cell>
          <table:table-cell office:value-type="float" office:value="-0.374336">
            <text:p>-0.3743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6643">
            <text:p>84.6643</text:p>
          </table:table-cell>
          <table:table-cell office:value-type="float" office:value="-0.824707">
            <text:p>-0.824707</text:p>
          </table:table-cell>
          <table:table-cell office:value-type="float" office:value="245.825">
            <text:p>245.825</text:p>
          </table:table-cell>
          <table:table-cell office:value-type="float" office:value="-0.412354">
            <text:p>-0.4123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6979">
            <text:p>84.6979</text:p>
          </table:table-cell>
          <table:table-cell office:value-type="float" office:value="-0.891998">
            <text:p>-0.891998</text:p>
          </table:table-cell>
          <table:table-cell office:value-type="float" office:value="245.892">
            <text:p>245.892</text:p>
          </table:table-cell>
          <table:table-cell office:value-type="float" office:value="-0.445999">
            <text:p>-0.44599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7335">
            <text:p>84.7335</text:p>
          </table:table-cell>
          <table:table-cell office:value-type="float" office:value="-0.962173">
            <text:p>-0.962173</text:p>
          </table:table-cell>
          <table:table-cell office:value-type="float" office:value="245.962">
            <text:p>245.962</text:p>
          </table:table-cell>
          <table:table-cell office:value-type="float" office:value="-0.481087">
            <text:p>-0.48108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7679">
            <text:p>84.7679</text:p>
          </table:table-cell>
          <table:table-cell office:value-type="float" office:value="-1.02879">
            <text:p>-1.02879</text:p>
          </table:table-cell>
          <table:table-cell office:value-type="float" office:value="246.029">
            <text:p>246.029</text:p>
          </table:table-cell>
          <table:table-cell office:value-type="float" office:value="-0.514397">
            <text:p>-0.51439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8047">
            <text:p>84.8047</text:p>
          </table:table-cell>
          <table:table-cell office:value-type="float" office:value="-1.09848">
            <text:p>-1.09848</text:p>
          </table:table-cell>
          <table:table-cell office:value-type="float" office:value="246.098">
            <text:p>246.098</text:p>
          </table:table-cell>
          <table:table-cell office:value-type="float" office:value="-0.54924">
            <text:p>-0.5492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8385">
            <text:p>84.8385</text:p>
          </table:table-cell>
          <table:table-cell office:value-type="float" office:value="-1.16142">
            <text:p>-1.16142</text:p>
          </table:table-cell>
          <table:table-cell office:value-type="float" office:value="246.161">
            <text:p>246.161</text:p>
          </table:table-cell>
          <table:table-cell office:value-type="float" office:value="-0.580711">
            <text:p>-0.5807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8769">
            <text:p>84.8769</text:p>
          </table:table-cell>
          <table:table-cell office:value-type="float" office:value="-1.23131">
            <text:p>-1.23131</text:p>
          </table:table-cell>
          <table:table-cell office:value-type="float" office:value="246.231">
            <text:p>246.231</text:p>
          </table:table-cell>
          <table:table-cell office:value-type="float" office:value="-0.615654">
            <text:p>-0.61565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9117">
            <text:p>84.9117</text:p>
          </table:table-cell>
          <table:table-cell office:value-type="float" office:value="-1.293">
            <text:p>-1.293</text:p>
          </table:table-cell>
          <table:table-cell office:value-type="float" office:value="246.293">
            <text:p>246.293</text:p>
          </table:table-cell>
          <table:table-cell office:value-type="float" office:value="-0.6465">
            <text:p>-0.646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9473">
            <text:p>84.9473</text:p>
          </table:table-cell>
          <table:table-cell office:value-type="float" office:value="-1.35478">
            <text:p>-1.35478</text:p>
          </table:table-cell>
          <table:table-cell office:value-type="float" office:value="246.355">
            <text:p>246.355</text:p>
          </table:table-cell>
          <table:table-cell office:value-type="float" office:value="-0.677391">
            <text:p>-0.6773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4.982">
            <text:p>84.982</text:p>
          </table:table-cell>
          <table:table-cell office:value-type="float" office:value="-1.41331">
            <text:p>-1.41331</text:p>
          </table:table-cell>
          <table:table-cell office:value-type="float" office:value="246.413">
            <text:p>246.413</text:p>
          </table:table-cell>
          <table:table-cell office:value-type="float" office:value="-0.706657">
            <text:p>-0.70665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0177">
            <text:p>85.0177</text:p>
          </table:table-cell>
          <table:table-cell office:value-type="float" office:value="-1.47206">
            <text:p>-1.47206</text:p>
          </table:table-cell>
          <table:table-cell office:value-type="float" office:value="246.472">
            <text:p>246.472</text:p>
          </table:table-cell>
          <table:table-cell office:value-type="float" office:value="-0.736031">
            <text:p>-0.73603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0537">
            <text:p>85.0537</text:p>
          </table:table-cell>
          <table:table-cell office:value-type="float" office:value="-1.52966">
            <text:p>-1.52966</text:p>
          </table:table-cell>
          <table:table-cell office:value-type="float" office:value="246.53">
            <text:p>246.53</text:p>
          </table:table-cell>
          <table:table-cell office:value-type="float" office:value="-0.764832">
            <text:p>-0.76483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0921">
            <text:p>85.0921</text:p>
          </table:table-cell>
          <table:table-cell office:value-type="float" office:value="-1.58923">
            <text:p>-1.58923</text:p>
          </table:table-cell>
          <table:table-cell office:value-type="float" office:value="246.589">
            <text:p>246.589</text:p>
          </table:table-cell>
          <table:table-cell office:value-type="float" office:value="-0.794617">
            <text:p>-0.79461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1269">
            <text:p>85.1269</text:p>
          </table:table-cell>
          <table:table-cell office:value-type="float" office:value="-1.64157">
            <text:p>-1.64157</text:p>
          </table:table-cell>
          <table:table-cell office:value-type="float" office:value="246.642">
            <text:p>246.642</text:p>
          </table:table-cell>
          <table:table-cell office:value-type="float" office:value="-0.820786">
            <text:p>-0.8207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1615">
            <text:p>85.1615</text:p>
          </table:table-cell>
          <table:table-cell office:value-type="float" office:value="-1.69171">
            <text:p>-1.69171</text:p>
          </table:table-cell>
          <table:table-cell office:value-type="float" office:value="246.692">
            <text:p>246.692</text:p>
          </table:table-cell>
          <table:table-cell office:value-type="float" office:value="-0.845856">
            <text:p>-0.8458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1821">
            <text:p>85.1821</text:p>
          </table:table-cell>
          <table:table-cell office:value-type="float" office:value="-1.72092">
            <text:p>-1.72092</text:p>
          </table:table-cell>
          <table:table-cell office:value-type="float" office:value="246.721">
            <text:p>246.721</text:p>
          </table:table-cell>
          <table:table-cell office:value-type="float" office:value="-0.860458">
            <text:p>-0.8604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2196">
            <text:p>85.2196</text:p>
          </table:table-cell>
          <table:table-cell office:value-type="float" office:value="-1.7724">
            <text:p>-1.7724</text:p>
          </table:table-cell>
          <table:table-cell office:value-type="float" office:value="246.772">
            <text:p>246.772</text:p>
          </table:table-cell>
          <table:table-cell office:value-type="float" office:value="-0.8862">
            <text:p>-0.88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2566">
            <text:p>85.2566</text:p>
          </table:table-cell>
          <table:table-cell office:value-type="float" office:value="-1.82144">
            <text:p>-1.82144</text:p>
          </table:table-cell>
          <table:table-cell office:value-type="float" office:value="246.821">
            <text:p>246.82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2916">
            <text:p>85.2916</text:p>
          </table:table-cell>
          <table:table-cell office:value-type="float" office:value="-1.86584">
            <text:p>-1.86584</text:p>
          </table:table-cell>
          <table:table-cell office:value-type="float" office:value="246.866">
            <text:p>246.86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3282">
            <text:p>85.3282</text:p>
          </table:table-cell>
          <table:table-cell office:value-type="float" office:value="-1.91042">
            <text:p>-1.91042</text:p>
          </table:table-cell>
          <table:table-cell office:value-type="float" office:value="246.91">
            <text:p>246.9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3642">
            <text:p>85.3642</text:p>
          </table:table-cell>
          <table:table-cell office:value-type="float" office:value="-1.95248">
            <text:p>-1.95248</text:p>
          </table:table-cell>
          <table:table-cell office:value-type="float" office:value="246.952">
            <text:p>246.95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4021">
            <text:p>85.4021</text:p>
          </table:table-cell>
          <table:table-cell office:value-type="float" office:value="-1.9948">
            <text:p>-1.9948</text:p>
          </table:table-cell>
          <table:table-cell office:value-type="float" office:value="246.995">
            <text:p>246.99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4386">
            <text:p>85.4386</text:p>
          </table:table-cell>
          <table:table-cell office:value-type="float" office:value="-2.03351">
            <text:p>-2.03351</text:p>
          </table:table-cell>
          <table:table-cell office:value-type="float" office:value="247.034">
            <text:p>247.0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4771">
            <text:p>85.4771</text:p>
          </table:table-cell>
          <table:table-cell office:value-type="float" office:value="-2.07236">
            <text:p>-2.07236</text:p>
          </table:table-cell>
          <table:table-cell office:value-type="float" office:value="247.072">
            <text:p>247.07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5111">
            <text:p>85.5111</text:p>
          </table:table-cell>
          <table:table-cell office:value-type="float" office:value="-2.10481">
            <text:p>-2.10481</text:p>
          </table:table-cell>
          <table:table-cell office:value-type="float" office:value="247.105">
            <text:p>247.1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5467">
            <text:p>85.5467</text:p>
          </table:table-cell>
          <table:table-cell office:value-type="float" office:value="-2.13693">
            <text:p>-2.13693</text:p>
          </table:table-cell>
          <table:table-cell office:value-type="float" office:value="247.137">
            <text:p>247.1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5667">
            <text:p>85.5667</text:p>
          </table:table-cell>
          <table:table-cell office:value-type="float" office:value="-2.15431">
            <text:p>-2.15431</text:p>
          </table:table-cell>
          <table:table-cell office:value-type="float" office:value="247.154">
            <text:p>247.1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6004">
            <text:p>85.6004</text:p>
          </table:table-cell>
          <table:table-cell office:value-type="float" office:value="-2.18208">
            <text:p>-2.18208</text:p>
          </table:table-cell>
          <table:table-cell office:value-type="float" office:value="247.182">
            <text:p>247.18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6375">
            <text:p>85.6375</text:p>
          </table:table-cell>
          <table:table-cell office:value-type="float" office:value="-2.21071">
            <text:p>-2.21071</text:p>
          </table:table-cell>
          <table:table-cell office:value-type="float" office:value="247.211">
            <text:p>247.2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6739">
            <text:p>85.6739</text:p>
          </table:table-cell>
          <table:table-cell office:value-type="float" office:value="-2.23694">
            <text:p>-2.23694</text:p>
          </table:table-cell>
          <table:table-cell office:value-type="float" office:value="247.237">
            <text:p>247.23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7081">
            <text:p>85.7081</text:p>
          </table:table-cell>
          <table:table-cell office:value-type="float" office:value="-2.25986">
            <text:p>-2.25986</text:p>
          </table:table-cell>
          <table:table-cell office:value-type="float" office:value="247.26">
            <text:p>247.2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7297">
            <text:p>85.7297</text:p>
          </table:table-cell>
          <table:table-cell office:value-type="float" office:value="-2.27351">
            <text:p>-2.27351</text:p>
          </table:table-cell>
          <table:table-cell office:value-type="float" office:value="247.274">
            <text:p>247.27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7649">
            <text:p>85.7649</text:p>
          </table:table-cell>
          <table:table-cell office:value-type="float" office:value="-2.29439">
            <text:p>-2.29439</text:p>
          </table:table-cell>
          <table:table-cell office:value-type="float" office:value="247.294">
            <text:p>247.2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797">
            <text:p>85.797</text:p>
          </table:table-cell>
          <table:table-cell office:value-type="float" office:value="-2.3118">
            <text:p>-2.3118</text:p>
          </table:table-cell>
          <table:table-cell office:value-type="float" office:value="247.312">
            <text:p>247.3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8448">
            <text:p>85.8448</text:p>
          </table:table-cell>
          <table:table-cell office:value-type="float" office:value="-2.33514">
            <text:p>-2.33514</text:p>
          </table:table-cell>
          <table:table-cell office:value-type="float" office:value="247.335">
            <text:p>247.33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8855">
            <text:p>85.8855</text:p>
          </table:table-cell>
          <table:table-cell office:value-type="float" office:value="-2.35252">
            <text:p>-2.35252</text:p>
          </table:table-cell>
          <table:table-cell office:value-type="float" office:value="247.353">
            <text:p>247.3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9087">
            <text:p>85.9087</text:p>
          </table:table-cell>
          <table:table-cell office:value-type="float" office:value="-2.36139">
            <text:p>-2.36139</text:p>
          </table:table-cell>
          <table:table-cell office:value-type="float" office:value="247.361">
            <text:p>247.36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9424">
            <text:p>85.9424</text:p>
          </table:table-cell>
          <table:table-cell office:value-type="float" office:value="-2.37292">
            <text:p>-2.37292</text:p>
          </table:table-cell>
          <table:table-cell office:value-type="float" office:value="247.373">
            <text:p>247.37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5.9761">
            <text:p>85.9761</text:p>
          </table:table-cell>
          <table:table-cell office:value-type="float" office:value="-2.38295">
            <text:p>-2.38295</text:p>
          </table:table-cell>
          <table:table-cell office:value-type="float" office:value="247.383">
            <text:p>247.38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0134">
            <text:p>86.0134</text:p>
          </table:table-cell>
          <table:table-cell office:value-type="float" office:value="-2.39232">
            <text:p>-2.39232</text:p>
          </table:table-cell>
          <table:table-cell office:value-type="float" office:value="247.392">
            <text:p>247.39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0461">
            <text:p>86.0461</text:p>
          </table:table-cell>
          <table:table-cell office:value-type="float" office:value="-2.39903">
            <text:p>-2.39903</text:p>
          </table:table-cell>
          <table:table-cell office:value-type="float" office:value="247.399">
            <text:p>247.39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0829">
            <text:p>86.0829</text:p>
          </table:table-cell>
          <table:table-cell office:value-type="float" office:value="-2.40498">
            <text:p>-2.40498</text:p>
          </table:table-cell>
          <table:table-cell office:value-type="float" office:value="247.405">
            <text:p>247.4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1172">
            <text:p>86.1172</text:p>
          </table:table-cell>
          <table:table-cell office:value-type="float" office:value="-2.40894">
            <text:p>-2.40894</text:p>
          </table:table-cell>
          <table:table-cell office:value-type="float" office:value="247.409">
            <text:p>247.4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1535">
            <text:p>86.1535</text:p>
          </table:table-cell>
          <table:table-cell office:value-type="float" office:value="-2.41147">
            <text:p>-2.41147</text:p>
          </table:table-cell>
          <table:table-cell office:value-type="float" office:value="247.411">
            <text:p>247.4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1859">
            <text:p>86.1859</text:p>
          </table:table-cell>
          <table:table-cell office:value-type="float" office:value="-2.41231">
            <text:p>-2.41231</text:p>
          </table:table-cell>
          <table:table-cell office:value-type="float" office:value="247.412">
            <text:p>247.4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2252">
            <text:p>86.2252</text:p>
          </table:table-cell>
          <table:table-cell office:value-type="float" office:value="-2.41159">
            <text:p>-2.41159</text:p>
          </table:table-cell>
          <table:table-cell office:value-type="float" office:value="247.412">
            <text:p>247.4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2634">
            <text:p>86.2634</text:p>
          </table:table-cell>
          <table:table-cell office:value-type="float" office:value="-2.40904">
            <text:p>-2.40904</text:p>
          </table:table-cell>
          <table:table-cell office:value-type="float" office:value="247.409">
            <text:p>247.40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2982">
            <text:p>86.2982</text:p>
          </table:table-cell>
          <table:table-cell office:value-type="float" office:value="-2.40529">
            <text:p>-2.40529</text:p>
          </table:table-cell>
          <table:table-cell office:value-type="float" office:value="247.405">
            <text:p>247.4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3323">
            <text:p>86.3323</text:p>
          </table:table-cell>
          <table:table-cell office:value-type="float" office:value="-2.40022">
            <text:p>-2.40022</text:p>
          </table:table-cell>
          <table:table-cell office:value-type="float" office:value="247.4">
            <text:p>247.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3662">
            <text:p>86.3662</text:p>
          </table:table-cell>
          <table:table-cell office:value-type="float" office:value="-2.39383">
            <text:p>-2.39383</text:p>
          </table:table-cell>
          <table:table-cell office:value-type="float" office:value="247.394">
            <text:p>247.39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4025">
            <text:p>86.4025</text:p>
          </table:table-cell>
          <table:table-cell office:value-type="float" office:value="-2.38557">
            <text:p>-2.38557</text:p>
          </table:table-cell>
          <table:table-cell office:value-type="float" office:value="247.386">
            <text:p>247.38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4356">
            <text:p>86.4356</text:p>
          </table:table-cell>
          <table:table-cell office:value-type="float" office:value="-2.37674">
            <text:p>-2.37674</text:p>
          </table:table-cell>
          <table:table-cell office:value-type="float" office:value="247.377">
            <text:p>247.37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4721">
            <text:p>86.4721</text:p>
          </table:table-cell>
          <table:table-cell office:value-type="float" office:value="-2.36548">
            <text:p>-2.36548</text:p>
          </table:table-cell>
          <table:table-cell office:value-type="float" office:value="247.365">
            <text:p>247.3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506">
            <text:p>86.506</text:p>
          </table:table-cell>
          <table:table-cell office:value-type="float" office:value="-2.35382">
            <text:p>-2.35382</text:p>
          </table:table-cell>
          <table:table-cell office:value-type="float" office:value="247.354">
            <text:p>247.35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5418">
            <text:p>86.5418</text:p>
          </table:table-cell>
          <table:table-cell office:value-type="float" office:value="-2.34015">
            <text:p>-2.34015</text:p>
          </table:table-cell>
          <table:table-cell office:value-type="float" office:value="247.34">
            <text:p>247.3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5792">
            <text:p>86.5792</text:p>
          </table:table-cell>
          <table:table-cell office:value-type="float" office:value="-2.32455">
            <text:p>-2.32455</text:p>
          </table:table-cell>
          <table:table-cell office:value-type="float" office:value="247.325">
            <text:p>247.32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6153">
            <text:p>86.6153</text:p>
          </table:table-cell>
          <table:table-cell office:value-type="float" office:value="-2.30801">
            <text:p>-2.30801</text:p>
          </table:table-cell>
          <table:table-cell office:value-type="float" office:value="247.308">
            <text:p>247.30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6536">
            <text:p>86.6536</text:p>
          </table:table-cell>
          <table:table-cell office:value-type="float" office:value="-2.28906">
            <text:p>-2.28906</text:p>
          </table:table-cell>
          <table:table-cell office:value-type="float" office:value="247.289">
            <text:p>247.289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6898">
            <text:p>86.6898</text:p>
          </table:table-cell>
          <table:table-cell office:value-type="float" office:value="-2.26985">
            <text:p>-2.26985</text:p>
          </table:table-cell>
          <table:table-cell office:value-type="float" office:value="247.27">
            <text:p>247.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7279">
            <text:p>86.7279</text:p>
          </table:table-cell>
          <table:table-cell office:value-type="float" office:value="-2.24821">
            <text:p>-2.24821</text:p>
          </table:table-cell>
          <table:table-cell office:value-type="float" office:value="247.248">
            <text:p>247.24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7636">
            <text:p>86.7636</text:p>
          </table:table-cell>
          <table:table-cell office:value-type="float" office:value="-2.22675">
            <text:p>-2.22675</text:p>
          </table:table-cell>
          <table:table-cell office:value-type="float" office:value="247.227">
            <text:p>247.227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7986">
            <text:p>86.7986</text:p>
          </table:table-cell>
          <table:table-cell office:value-type="float" office:value="-2.20464">
            <text:p>-2.20464</text:p>
          </table:table-cell>
          <table:table-cell office:value-type="float" office:value="247.205">
            <text:p>247.20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8385">
            <text:p>86.8385</text:p>
          </table:table-cell>
          <table:table-cell office:value-type="float" office:value="-2.17802">
            <text:p>-2.17802</text:p>
          </table:table-cell>
          <table:table-cell office:value-type="float" office:value="247.178">
            <text:p>247.17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8587">
            <text:p>86.8587</text:p>
          </table:table-cell>
          <table:table-cell office:value-type="float" office:value="-2.16394">
            <text:p>-2.16394</text:p>
          </table:table-cell>
          <table:table-cell office:value-type="float" office:value="247.164">
            <text:p>247.16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8944">
            <text:p>86.8944</text:p>
          </table:table-cell>
          <table:table-cell office:value-type="float" office:value="-2.1384">
            <text:p>-2.1384</text:p>
          </table:table-cell>
          <table:table-cell office:value-type="float" office:value="247.138">
            <text:p>247.138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9314">
            <text:p>86.9314</text:p>
          </table:table-cell>
          <table:table-cell office:value-type="float" office:value="-2.1107">
            <text:p>-2.1107</text:p>
          </table:table-cell>
          <table:table-cell office:value-type="float" office:value="247.111">
            <text:p>247.111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6.9644">
            <text:p>86.9644</text:p>
          </table:table-cell>
          <table:table-cell office:value-type="float" office:value="-2.0851">
            <text:p>-2.0851</text:p>
          </table:table-cell>
          <table:table-cell office:value-type="float" office:value="247.085">
            <text:p>247.08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004">
            <text:p>87.004</text:p>
          </table:table-cell>
          <table:table-cell office:value-type="float" office:value="-2.05316">
            <text:p>-2.05316</text:p>
          </table:table-cell>
          <table:table-cell office:value-type="float" office:value="247.053">
            <text:p>247.05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0387">
            <text:p>87.0387</text:p>
          </table:table-cell>
          <table:table-cell office:value-type="float" office:value="-2.02423">
            <text:p>-2.02423</text:p>
          </table:table-cell>
          <table:table-cell office:value-type="float" office:value="247.024">
            <text:p>247.024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0746">
            <text:p>87.0746</text:p>
          </table:table-cell>
          <table:table-cell office:value-type="float" office:value="-1.9933">
            <text:p>-1.9933</text:p>
          </table:table-cell>
          <table:table-cell office:value-type="float" office:value="246.993">
            <text:p>246.9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1086">
            <text:p>87.1086</text:p>
          </table:table-cell>
          <table:table-cell office:value-type="float" office:value="-1.96321">
            <text:p>-1.96321</text:p>
          </table:table-cell>
          <table:table-cell office:value-type="float" office:value="246.963">
            <text:p>246.96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1451">
            <text:p>87.1451</text:p>
          </table:table-cell>
          <table:table-cell office:value-type="float" office:value="-1.92998">
            <text:p>-1.92998</text:p>
          </table:table-cell>
          <table:table-cell office:value-type="float" office:value="246.93">
            <text:p>246.93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1808">
            <text:p>87.1808</text:p>
          </table:table-cell>
          <table:table-cell office:value-type="float" office:value="-1.89648">
            <text:p>-1.89648</text:p>
          </table:table-cell>
          <table:table-cell office:value-type="float" office:value="246.896">
            <text:p>246.896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2133">
            <text:p>87.2133</text:p>
          </table:table-cell>
          <table:table-cell office:value-type="float" office:value="-1.86526">
            <text:p>-1.86526</text:p>
          </table:table-cell>
          <table:table-cell office:value-type="float" office:value="246.865">
            <text:p>246.86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2338">
            <text:p>87.2338</text:p>
          </table:table-cell>
          <table:table-cell office:value-type="float" office:value="-1.84525">
            <text:p>-1.84525</text:p>
          </table:table-cell>
          <table:table-cell office:value-type="float" office:value="246.845">
            <text:p>246.845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2672">
            <text:p>87.2672</text:p>
          </table:table-cell>
          <table:table-cell office:value-type="float" office:value="-1.81198">
            <text:p>-1.81198</text:p>
          </table:table-cell>
          <table:table-cell office:value-type="float" office:value="246.812">
            <text:p>246.812</text:p>
          </table:table-cell>
          <table:table-cell office:value-type="float" office:value="-0.9">
            <text:p>-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3006">
            <text:p>87.3006</text:p>
          </table:table-cell>
          <table:table-cell office:value-type="float" office:value="-1.77809">
            <text:p>-1.77809</text:p>
          </table:table-cell>
          <table:table-cell office:value-type="float" office:value="246.778">
            <text:p>246.778</text:p>
          </table:table-cell>
          <table:table-cell office:value-type="float" office:value="-0.889046">
            <text:p>-0.8890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3368">
            <text:p>87.3368</text:p>
          </table:table-cell>
          <table:table-cell office:value-type="float" office:value="-1.74051">
            <text:p>-1.74051</text:p>
          </table:table-cell>
          <table:table-cell office:value-type="float" office:value="246.741">
            <text:p>246.741</text:p>
          </table:table-cell>
          <table:table-cell office:value-type="float" office:value="-0.870255">
            <text:p>-0.87025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3748">
            <text:p>87.3748</text:p>
          </table:table-cell>
          <table:table-cell office:value-type="float" office:value="-1.70003">
            <text:p>-1.70003</text:p>
          </table:table-cell>
          <table:table-cell office:value-type="float" office:value="246.7">
            <text:p>246.7</text:p>
          </table:table-cell>
          <table:table-cell office:value-type="float" office:value="-0.850014">
            <text:p>-0.8500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4107">
            <text:p>87.4107</text:p>
          </table:table-cell>
          <table:table-cell office:value-type="float" office:value="-1.66115">
            <text:p>-1.66115</text:p>
          </table:table-cell>
          <table:table-cell office:value-type="float" office:value="246.661">
            <text:p>246.661</text:p>
          </table:table-cell>
          <table:table-cell office:value-type="float" office:value="-0.830574">
            <text:p>-0.83057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4458">
            <text:p>87.4458</text:p>
          </table:table-cell>
          <table:table-cell office:value-type="float" office:value="-1.62236">
            <text:p>-1.62236</text:p>
          </table:table-cell>
          <table:table-cell office:value-type="float" office:value="246.622">
            <text:p>246.622</text:p>
          </table:table-cell>
          <table:table-cell office:value-type="float" office:value="-0.81118">
            <text:p>-0.811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4802">
            <text:p>87.4802</text:p>
          </table:table-cell>
          <table:table-cell office:value-type="float" office:value="-1.58377">
            <text:p>-1.58377</text:p>
          </table:table-cell>
          <table:table-cell office:value-type="float" office:value="246.584">
            <text:p>246.584</text:p>
          </table:table-cell>
          <table:table-cell office:value-type="float" office:value="-0.791885">
            <text:p>-0.79188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5147">
            <text:p>87.5147</text:p>
          </table:table-cell>
          <table:table-cell office:value-type="float" office:value="-1.54442">
            <text:p>-1.54442</text:p>
          </table:table-cell>
          <table:table-cell office:value-type="float" office:value="246.544">
            <text:p>246.544</text:p>
          </table:table-cell>
          <table:table-cell office:value-type="float" office:value="-0.772209">
            <text:p>-0.7722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5489">
            <text:p>87.5489</text:p>
          </table:table-cell>
          <table:table-cell office:value-type="float" office:value="-1.50482">
            <text:p>-1.50482</text:p>
          </table:table-cell>
          <table:table-cell office:value-type="float" office:value="246.505">
            <text:p>246.505</text:p>
          </table:table-cell>
          <table:table-cell office:value-type="float" office:value="-0.752411">
            <text:p>-0.7524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586">
            <text:p>87.586</text:p>
          </table:table-cell>
          <table:table-cell office:value-type="float" office:value="-1.46106">
            <text:p>-1.46106</text:p>
          </table:table-cell>
          <table:table-cell office:value-type="float" office:value="246.461">
            <text:p>246.461</text:p>
          </table:table-cell>
          <table:table-cell office:value-type="float" office:value="-0.73053">
            <text:p>-0.7305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6209">
            <text:p>87.6209</text:p>
          </table:table-cell>
          <table:table-cell office:value-type="float" office:value="-1.41939">
            <text:p>-1.41939</text:p>
          </table:table-cell>
          <table:table-cell office:value-type="float" office:value="246.419">
            <text:p>246.419</text:p>
          </table:table-cell>
          <table:table-cell office:value-type="float" office:value="-0.709694">
            <text:p>-0.70969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6584">
            <text:p>87.6584</text:p>
          </table:table-cell>
          <table:table-cell office:value-type="float" office:value="-1.37386">
            <text:p>-1.37386</text:p>
          </table:table-cell>
          <table:table-cell office:value-type="float" office:value="246.374">
            <text:p>246.374</text:p>
          </table:table-cell>
          <table:table-cell office:value-type="float" office:value="-0.686928">
            <text:p>-0.68692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695">
            <text:p>87.695</text:p>
          </table:table-cell>
          <table:table-cell office:value-type="float" office:value="-1.32878">
            <text:p>-1.32878</text:p>
          </table:table-cell>
          <table:table-cell office:value-type="float" office:value="246.329">
            <text:p>246.329</text:p>
          </table:table-cell>
          <table:table-cell office:value-type="float" office:value="-0.664391">
            <text:p>-0.6643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7282">
            <text:p>87.7282</text:p>
          </table:table-cell>
          <table:table-cell office:value-type="float" office:value="-1.28758">
            <text:p>-1.28758</text:p>
          </table:table-cell>
          <table:table-cell office:value-type="float" office:value="246.288">
            <text:p>246.288</text:p>
          </table:table-cell>
          <table:table-cell office:value-type="float" office:value="-0.643791">
            <text:p>-0.6437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763">
            <text:p>87.763</text:p>
          </table:table-cell>
          <table:table-cell office:value-type="float" office:value="-1.24373">
            <text:p>-1.24373</text:p>
          </table:table-cell>
          <table:table-cell office:value-type="float" office:value="246.244">
            <text:p>246.244</text:p>
          </table:table-cell>
          <table:table-cell office:value-type="float" office:value="-0.621864">
            <text:p>-0.62186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799">
            <text:p>87.799</text:p>
          </table:table-cell>
          <table:table-cell office:value-type="float" office:value="-1.19785">
            <text:p>-1.19785</text:p>
          </table:table-cell>
          <table:table-cell office:value-type="float" office:value="246.198">
            <text:p>246.198</text:p>
          </table:table-cell>
          <table:table-cell office:value-type="float" office:value="-0.598923">
            <text:p>-0.59892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8355">
            <text:p>87.8355</text:p>
          </table:table-cell>
          <table:table-cell office:value-type="float" office:value="-1.15082">
            <text:p>-1.15082</text:p>
          </table:table-cell>
          <table:table-cell office:value-type="float" office:value="246.151">
            <text:p>246.151</text:p>
          </table:table-cell>
          <table:table-cell office:value-type="float" office:value="-0.575409">
            <text:p>-0.57540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8687">
            <text:p>87.8687</text:p>
          </table:table-cell>
          <table:table-cell office:value-type="float" office:value="-1.10765">
            <text:p>-1.10765</text:p>
          </table:table-cell>
          <table:table-cell office:value-type="float" office:value="246.108">
            <text:p>246.108</text:p>
          </table:table-cell>
          <table:table-cell office:value-type="float" office:value="-0.553825">
            <text:p>-0.55382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924">
            <text:p>87.924</text:p>
          </table:table-cell>
          <table:table-cell office:value-type="float" office:value="-1.03424">
            <text:p>-1.03424</text:p>
          </table:table-cell>
          <table:table-cell office:value-type="float" office:value="246.034">
            <text:p>246.034</text:p>
          </table:table-cell>
          <table:table-cell office:value-type="float" office:value="-0.51712">
            <text:p>-0.5171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9627">
            <text:p>87.9627</text:p>
          </table:table-cell>
          <table:table-cell office:value-type="float" office:value="-0.982544">
            <text:p>-0.982544</text:p>
          </table:table-cell>
          <table:table-cell office:value-type="float" office:value="245.983">
            <text:p>245.983</text:p>
          </table:table-cell>
          <table:table-cell office:value-type="float" office:value="-0.491272">
            <text:p>-0.4912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7.9986">
            <text:p>87.9986</text:p>
          </table:table-cell>
          <table:table-cell office:value-type="float" office:value="-0.934036">
            <text:p>-0.934036</text:p>
          </table:table-cell>
          <table:table-cell office:value-type="float" office:value="245.934">
            <text:p>245.934</text:p>
          </table:table-cell>
          <table:table-cell office:value-type="float" office:value="-0.467018">
            <text:p>-0.46701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0339">
            <text:p>88.0339</text:p>
          </table:table-cell>
          <table:table-cell office:value-type="float" office:value="-0.886032">
            <text:p>-0.886032</text:p>
          </table:table-cell>
          <table:table-cell office:value-type="float" office:value="245.886">
            <text:p>245.886</text:p>
          </table:table-cell>
          <table:table-cell office:value-type="float" office:value="-0.443016">
            <text:p>-0.44301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0685">
            <text:p>88.0685</text:p>
          </table:table-cell>
          <table:table-cell office:value-type="float" office:value="-0.838577">
            <text:p>-0.838577</text:p>
          </table:table-cell>
          <table:table-cell office:value-type="float" office:value="245.839">
            <text:p>245.839</text:p>
          </table:table-cell>
          <table:table-cell office:value-type="float" office:value="-0.419289">
            <text:p>-0.41928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1031">
            <text:p>88.1031</text:p>
          </table:table-cell>
          <table:table-cell office:value-type="float" office:value="-0.790741">
            <text:p>-0.790741</text:p>
          </table:table-cell>
          <table:table-cell office:value-type="float" office:value="245.791">
            <text:p>245.791</text:p>
          </table:table-cell>
          <table:table-cell office:value-type="float" office:value="-0.39537">
            <text:p>-0.3953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1372">
            <text:p>88.1372</text:p>
          </table:table-cell>
          <table:table-cell office:value-type="float" office:value="-0.743225">
            <text:p>-0.743225</text:p>
          </table:table-cell>
          <table:table-cell office:value-type="float" office:value="245.743">
            <text:p>245.743</text:p>
          </table:table-cell>
          <table:table-cell office:value-type="float" office:value="-0.371613">
            <text:p>-0.3716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1703">
            <text:p>88.1703</text:p>
          </table:table-cell>
          <table:table-cell office:value-type="float" office:value="-0.69696">
            <text:p>-0.69696</text:p>
          </table:table-cell>
          <table:table-cell office:value-type="float" office:value="245.697">
            <text:p>245.697</text:p>
          </table:table-cell>
          <table:table-cell office:value-type="float" office:value="-0.34848">
            <text:p>-0.348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2049">
            <text:p>88.2049</text:p>
          </table:table-cell>
          <table:table-cell office:value-type="float" office:value="-0.648026">
            <text:p>-0.648026</text:p>
          </table:table-cell>
          <table:table-cell office:value-type="float" office:value="245.648">
            <text:p>245.648</text:p>
          </table:table-cell>
          <table:table-cell office:value-type="float" office:value="-0.324013">
            <text:p>-0.32401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2483">
            <text:p>88.2483</text:p>
          </table:table-cell>
          <table:table-cell office:value-type="float" office:value="-0.586227">
            <text:p>-0.586227</text:p>
          </table:table-cell>
          <table:table-cell office:value-type="float" office:value="245.586">
            <text:p>245.586</text:p>
          </table:table-cell>
          <table:table-cell office:value-type="float" office:value="-0.293114">
            <text:p>-0.29311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2852">
            <text:p>88.2852</text:p>
          </table:table-cell>
          <table:table-cell office:value-type="float" office:value="-0.533325">
            <text:p>-0.533325</text:p>
          </table:table-cell>
          <table:table-cell office:value-type="float" office:value="245.533">
            <text:p>245.533</text:p>
          </table:table-cell>
          <table:table-cell office:value-type="float" office:value="-0.266663">
            <text:p>-0.26666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323">
            <text:p>88.323</text:p>
          </table:table-cell>
          <table:table-cell office:value-type="float" office:value="-0.478653">
            <text:p>-0.478653</text:p>
          </table:table-cell>
          <table:table-cell office:value-type="float" office:value="245.479">
            <text:p>245.479</text:p>
          </table:table-cell>
          <table:table-cell office:value-type="float" office:value="-0.239326">
            <text:p>-0.23932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3568">
            <text:p>88.3568</text:p>
          </table:table-cell>
          <table:table-cell office:value-type="float" office:value="-0.429657">
            <text:p>-0.429657</text:p>
          </table:table-cell>
          <table:table-cell office:value-type="float" office:value="245.43">
            <text:p>245.43</text:p>
          </table:table-cell>
          <table:table-cell office:value-type="float" office:value="-0.214828">
            <text:p>-0.21482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378">
            <text:p>88.378</text:p>
          </table:table-cell>
          <table:table-cell office:value-type="float" office:value="-0.398666">
            <text:p>-0.398666</text:p>
          </table:table-cell>
          <table:table-cell office:value-type="float" office:value="245.399">
            <text:p>245.399</text:p>
          </table:table-cell>
          <table:table-cell office:value-type="float" office:value="-0.199333">
            <text:p>-0.19933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4129">
            <text:p>88.4129</text:p>
          </table:table-cell>
          <table:table-cell office:value-type="float" office:value="-0.347672">
            <text:p>-0.347672</text:p>
          </table:table-cell>
          <table:table-cell office:value-type="float" office:value="245.348">
            <text:p>245.348</text:p>
          </table:table-cell>
          <table:table-cell office:value-type="float" office:value="-0.173836">
            <text:p>-0.17383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4334">
            <text:p>88.4334</text:p>
          </table:table-cell>
          <table:table-cell office:value-type="float" office:value="-0.31749">
            <text:p>-0.31749</text:p>
          </table:table-cell>
          <table:table-cell office:value-type="float" office:value="245.317">
            <text:p>245.317</text:p>
          </table:table-cell>
          <table:table-cell office:value-type="float" office:value="-0.158745">
            <text:p>-0.1587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4703">
            <text:p>88.4703</text:p>
          </table:table-cell>
          <table:table-cell office:value-type="float" office:value="-0.263016">
            <text:p>-0.263016</text:p>
          </table:table-cell>
          <table:table-cell office:value-type="float" office:value="245.263">
            <text:p>245.263</text:p>
          </table:table-cell>
          <table:table-cell office:value-type="float" office:value="-0.131508">
            <text:p>-0.13150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5059">
            <text:p>88.5059</text:p>
          </table:table-cell>
          <table:table-cell office:value-type="float" office:value="-0.210205">
            <text:p>-0.210205</text:p>
          </table:table-cell>
          <table:table-cell office:value-type="float" office:value="245.21">
            <text:p>245.21</text:p>
          </table:table-cell>
          <table:table-cell office:value-type="float" office:value="-0.105103">
            <text:p>-0.10510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5279">
            <text:p>88.5279</text:p>
          </table:table-cell>
          <table:table-cell office:value-type="float" office:value="-0.177475">
            <text:p>-0.177475</text:p>
          </table:table-cell>
          <table:table-cell office:value-type="float" office:value="245.177">
            <text:p>245.177</text:p>
          </table:table-cell>
          <table:table-cell office:value-type="float" office:value="-0.0887375">
            <text:p>-0.088737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5657">
            <text:p>88.5657</text:p>
          </table:table-cell>
          <table:table-cell office:value-type="float" office:value="-0.12088">
            <text:p>-0.12088</text:p>
          </table:table-cell>
          <table:table-cell office:value-type="float" office:value="245.121">
            <text:p>245.121</text:p>
          </table:table-cell>
          <table:table-cell office:value-type="float" office:value="-0.0604401">
            <text:p>-0.060440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6016">
            <text:p>88.6016</text:p>
          </table:table-cell>
          <table:table-cell office:value-type="float" office:value="-0.0670319">
            <text:p>-0.0670319</text:p>
          </table:table-cell>
          <table:table-cell office:value-type="float" office:value="245.067">
            <text:p>245.067</text:p>
          </table:table-cell>
          <table:table-cell office:value-type="float" office:value="-0.0335159">
            <text:p>-0.03351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6372">
            <text:p>88.6372</text:p>
          </table:table-cell>
          <table:table-cell office:value-type="float" office:value="-0.0133972">
            <text:p>-0.0133972</text:p>
          </table:table-cell>
          <table:table-cell office:value-type="float" office:value="245.013">
            <text:p>245.013</text:p>
          </table:table-cell>
          <table:table-cell office:value-type="float" office:value="-0.00669861">
            <text:p>-0.006698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6729">
            <text:p>88.6729</text:p>
          </table:table-cell>
          <table:table-cell office:value-type="float" office:value="0.0405731">
            <text:p>0.0405731</text:p>
          </table:table-cell>
          <table:table-cell office:value-type="float" office:value="244.959">
            <text:p>244.959</text:p>
          </table:table-cell>
          <table:table-cell office:value-type="float" office:value="0.0202866">
            <text:p>0.020286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7101">
            <text:p>88.7101</text:p>
          </table:table-cell>
          <table:table-cell office:value-type="float" office:value="0.0970459">
            <text:p>0.0970459</text:p>
          </table:table-cell>
          <table:table-cell office:value-type="float" office:value="244.903">
            <text:p>244.903</text:p>
          </table:table-cell>
          <table:table-cell office:value-type="float" office:value="0.0485229">
            <text:p>0.048522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7437">
            <text:p>88.7437</text:p>
          </table:table-cell>
          <table:table-cell office:value-type="float" office:value="0.148254">
            <text:p>0.148254</text:p>
          </table:table-cell>
          <table:table-cell office:value-type="float" office:value="244.852">
            <text:p>244.852</text:p>
          </table:table-cell>
          <table:table-cell office:value-type="float" office:value="0.0741272">
            <text:p>0.074127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7793">
            <text:p>88.7793</text:p>
          </table:table-cell>
          <table:table-cell office:value-type="float" office:value="0.202621">
            <text:p>0.202621</text:p>
          </table:table-cell>
          <table:table-cell office:value-type="float" office:value="244.797">
            <text:p>244.797</text:p>
          </table:table-cell>
          <table:table-cell office:value-type="float" office:value="0.101311">
            <text:p>0.1013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8169">
            <text:p>88.8169</text:p>
          </table:table-cell>
          <table:table-cell office:value-type="float" office:value="0.260239">
            <text:p>0.260239</text:p>
          </table:table-cell>
          <table:table-cell office:value-type="float" office:value="244.74">
            <text:p>244.74</text:p>
          </table:table-cell>
          <table:table-cell office:value-type="float" office:value="0.130119">
            <text:p>0.1301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8524">
            <text:p>88.8524</text:p>
          </table:table-cell>
          <table:table-cell office:value-type="float" office:value="0.314941">
            <text:p>0.314941</text:p>
          </table:table-cell>
          <table:table-cell office:value-type="float" office:value="244.685">
            <text:p>244.685</text:p>
          </table:table-cell>
          <table:table-cell office:value-type="float" office:value="0.157471">
            <text:p>0.15747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8883">
            <text:p>88.8883</text:p>
          </table:table-cell>
          <table:table-cell office:value-type="float" office:value="0.370316">
            <text:p>0.370316</text:p>
          </table:table-cell>
          <table:table-cell office:value-type="float" office:value="244.63">
            <text:p>244.63</text:p>
          </table:table-cell>
          <table:table-cell office:value-type="float" office:value="0.185158">
            <text:p>0.18515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9084">
            <text:p>88.9084</text:p>
          </table:table-cell>
          <table:table-cell office:value-type="float" office:value="0.401382">
            <text:p>0.401382</text:p>
          </table:table-cell>
          <table:table-cell office:value-type="float" office:value="244.599">
            <text:p>244.599</text:p>
          </table:table-cell>
          <table:table-cell office:value-type="float" office:value="0.200691">
            <text:p>0.20069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9428">
            <text:p>88.9428</text:p>
          </table:table-cell>
          <table:table-cell office:value-type="float" office:value="0.454712">
            <text:p>0.454712</text:p>
          </table:table-cell>
          <table:table-cell office:value-type="float" office:value="244.545">
            <text:p>244.545</text:p>
          </table:table-cell>
          <table:table-cell office:value-type="float" office:value="0.227356">
            <text:p>0.2273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8.9789">
            <text:p>88.9789</text:p>
          </table:table-cell>
          <table:table-cell office:value-type="float" office:value="0.510696">
            <text:p>0.510696</text:p>
          </table:table-cell>
          <table:table-cell office:value-type="float" office:value="244.489">
            <text:p>244.489</text:p>
          </table:table-cell>
          <table:table-cell office:value-type="float" office:value="0.255348">
            <text:p>0.2553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0128">
            <text:p>89.0128</text:p>
          </table:table-cell>
          <table:table-cell office:value-type="float" office:value="0.563492">
            <text:p>0.563492</text:p>
          </table:table-cell>
          <table:table-cell office:value-type="float" office:value="244.437">
            <text:p>244.437</text:p>
          </table:table-cell>
          <table:table-cell office:value-type="float" office:value="0.281746">
            <text:p>0.28174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0493">
            <text:p>89.0493</text:p>
          </table:table-cell>
          <table:table-cell office:value-type="float" office:value="0.620422">
            <text:p>0.620422</text:p>
          </table:table-cell>
          <table:table-cell office:value-type="float" office:value="244.38">
            <text:p>244.38</text:p>
          </table:table-cell>
          <table:table-cell office:value-type="float" office:value="0.310211">
            <text:p>0.31021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0865">
            <text:p>89.0865</text:p>
          </table:table-cell>
          <table:table-cell office:value-type="float" office:value="0.678513">
            <text:p>0.678513</text:p>
          </table:table-cell>
          <table:table-cell office:value-type="float" office:value="244.321">
            <text:p>244.321</text:p>
          </table:table-cell>
          <table:table-cell office:value-type="float" office:value="0.339256">
            <text:p>0.33925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1205">
            <text:p>89.1205</text:p>
          </table:table-cell>
          <table:table-cell office:value-type="float" office:value="0.731689">
            <text:p>0.731689</text:p>
          </table:table-cell>
          <table:table-cell office:value-type="float" office:value="244.268">
            <text:p>244.268</text:p>
          </table:table-cell>
          <table:table-cell office:value-type="float" office:value="0.365845">
            <text:p>0.36584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1587">
            <text:p>89.1587</text:p>
          </table:table-cell>
          <table:table-cell office:value-type="float" office:value="0.791641">
            <text:p>0.791641</text:p>
          </table:table-cell>
          <table:table-cell office:value-type="float" office:value="244.208">
            <text:p>244.208</text:p>
          </table:table-cell>
          <table:table-cell office:value-type="float" office:value="0.395821">
            <text:p>0.39582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1919">
            <text:p>89.1919</text:p>
          </table:table-cell>
          <table:table-cell office:value-type="float" office:value="0.843796">
            <text:p>0.843796</text:p>
          </table:table-cell>
          <table:table-cell office:value-type="float" office:value="244.156">
            <text:p>244.156</text:p>
          </table:table-cell>
          <table:table-cell office:value-type="float" office:value="0.421898">
            <text:p>0.42189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2272">
            <text:p>89.2272</text:p>
          </table:table-cell>
          <table:table-cell office:value-type="float" office:value="0.899231">
            <text:p>0.899231</text:p>
          </table:table-cell>
          <table:table-cell office:value-type="float" office:value="244.101">
            <text:p>244.101</text:p>
          </table:table-cell>
          <table:table-cell office:value-type="float" office:value="0.449615">
            <text:p>0.44961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2629">
            <text:p>89.2629</text:p>
          </table:table-cell>
          <table:table-cell office:value-type="float" office:value="0.95546">
            <text:p>0.95546</text:p>
          </table:table-cell>
          <table:table-cell office:value-type="float" office:value="244.045">
            <text:p>244.045</text:p>
          </table:table-cell>
          <table:table-cell office:value-type="float" office:value="0.47773">
            <text:p>0.47773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2998">
            <text:p>89.2998</text:p>
          </table:table-cell>
          <table:table-cell office:value-type="float" office:value="1.01369">
            <text:p>1.01369</text:p>
          </table:table-cell>
          <table:table-cell office:value-type="float" office:value="243.986">
            <text:p>243.986</text:p>
          </table:table-cell>
          <table:table-cell office:value-type="float" office:value="0.506844">
            <text:p>0.506844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335">
            <text:p>89.335</text:p>
          </table:table-cell>
          <table:table-cell office:value-type="float" office:value="1.06912">
            <text:p>1.06912</text:p>
          </table:table-cell>
          <table:table-cell office:value-type="float" office:value="243.931">
            <text:p>243.931</text:p>
          </table:table-cell>
          <table:table-cell office:value-type="float" office:value="0.534561">
            <text:p>0.53456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3559">
            <text:p>89.3559</text:p>
          </table:table-cell>
          <table:table-cell office:value-type="float" office:value="1.1022">
            <text:p>1.1022</text:p>
          </table:table-cell>
          <table:table-cell office:value-type="float" office:value="243.898">
            <text:p>243.898</text:p>
          </table:table-cell>
          <table:table-cell office:value-type="float" office:value="0.551102">
            <text:p>0.55110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3893">
            <text:p>89.3893</text:p>
          </table:table-cell>
          <table:table-cell office:value-type="float" office:value="1.15494">
            <text:p>1.15494</text:p>
          </table:table-cell>
          <table:table-cell office:value-type="float" office:value="243.845">
            <text:p>243.845</text:p>
          </table:table-cell>
          <table:table-cell office:value-type="float" office:value="0.577469">
            <text:p>0.5774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4233">
            <text:p>89.4233</text:p>
          </table:table-cell>
          <table:table-cell office:value-type="float" office:value="1.20857">
            <text:p>1.20857</text:p>
          </table:table-cell>
          <table:table-cell office:value-type="float" office:value="243.791">
            <text:p>243.791</text:p>
          </table:table-cell>
          <table:table-cell office:value-type="float" office:value="0.604286">
            <text:p>0.604286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4593">
            <text:p>89.4593</text:p>
          </table:table-cell>
          <table:table-cell office:value-type="float" office:value="1.26552">
            <text:p>1.26552</text:p>
          </table:table-cell>
          <table:table-cell office:value-type="float" office:value="243.734">
            <text:p>243.734</text:p>
          </table:table-cell>
          <table:table-cell office:value-type="float" office:value="0.632759">
            <text:p>0.63275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4946">
            <text:p>89.4946</text:p>
          </table:table-cell>
          <table:table-cell office:value-type="float" office:value="1.32138">
            <text:p>1.32138</text:p>
          </table:table-cell>
          <table:table-cell office:value-type="float" office:value="243.679">
            <text:p>243.679</text:p>
          </table:table-cell>
          <table:table-cell office:value-type="float" office:value="0.66069">
            <text:p>0.6606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5309">
            <text:p>89.5309</text:p>
          </table:table-cell>
          <table:table-cell office:value-type="float" office:value="1.37881">
            <text:p>1.37881</text:p>
          </table:table-cell>
          <table:table-cell office:value-type="float" office:value="243.621">
            <text:p>243.621</text:p>
          </table:table-cell>
          <table:table-cell office:value-type="float" office:value="0.689407">
            <text:p>0.68940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5649">
            <text:p>89.5649</text:p>
          </table:table-cell>
          <table:table-cell office:value-type="float" office:value="1.43256">
            <text:p>1.43256</text:p>
          </table:table-cell>
          <table:table-cell office:value-type="float" office:value="243.567">
            <text:p>243.567</text:p>
          </table:table-cell>
          <table:table-cell office:value-type="float" office:value="0.716278">
            <text:p>0.71627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6032">
            <text:p>89.6032</text:p>
          </table:table-cell>
          <table:table-cell office:value-type="float" office:value="1.49324">
            <text:p>1.49324</text:p>
          </table:table-cell>
          <table:table-cell office:value-type="float" office:value="243.507">
            <text:p>243.507</text:p>
          </table:table-cell>
          <table:table-cell office:value-type="float" office:value="0.74662">
            <text:p>0.74662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6366">
            <text:p>89.6366</text:p>
          </table:table-cell>
          <table:table-cell office:value-type="float" office:value="1.5461">
            <text:p>1.5461</text:p>
          </table:table-cell>
          <table:table-cell office:value-type="float" office:value="243.454">
            <text:p>243.454</text:p>
          </table:table-cell>
          <table:table-cell office:value-type="float" office:value="0.773048">
            <text:p>0.773048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6706">
            <text:p>89.6706</text:p>
          </table:table-cell>
          <table:table-cell office:value-type="float" office:value="1.59976">
            <text:p>1.59976</text:p>
          </table:table-cell>
          <table:table-cell office:value-type="float" office:value="243.4">
            <text:p>243.4</text:p>
          </table:table-cell>
          <table:table-cell office:value-type="float" office:value="0.799881">
            <text:p>0.799881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7059">
            <text:p>89.7059</text:p>
          </table:table-cell>
          <table:table-cell office:value-type="float" office:value="1.65561">
            <text:p>1.65561</text:p>
          </table:table-cell>
          <table:table-cell office:value-type="float" office:value="243.344">
            <text:p>243.344</text:p>
          </table:table-cell>
          <table:table-cell office:value-type="float" office:value="0.827805">
            <text:p>0.827805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739">
            <text:p>89.739</text:p>
          </table:table-cell>
          <table:table-cell office:value-type="float" office:value="1.70804">
            <text:p>1.70804</text:p>
          </table:table-cell>
          <table:table-cell office:value-type="float" office:value="243.292">
            <text:p>243.292</text:p>
          </table:table-cell>
          <table:table-cell office:value-type="float" office:value="0.854019">
            <text:p>0.85401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7749">
            <text:p>89.7749</text:p>
          </table:table-cell>
          <table:table-cell office:value-type="float" office:value="1.76469">
            <text:p>1.76469</text:p>
          </table:table-cell>
          <table:table-cell office:value-type="float" office:value="243.235">
            <text:p>243.235</text:p>
          </table:table-cell>
          <table:table-cell office:value-type="float" office:value="0.882347">
            <text:p>0.882347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8081">
            <text:p>89.8081</text:p>
          </table:table-cell>
          <table:table-cell office:value-type="float" office:value="1.817">
            <text:p>1.817</text:p>
          </table:table-cell>
          <table:table-cell office:value-type="float" office:value="243.183">
            <text:p>243.18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8401">
            <text:p>89.8401</text:p>
          </table:table-cell>
          <table:table-cell office:value-type="float" office:value="1.86742">
            <text:p>1.86742</text:p>
          </table:table-cell>
          <table:table-cell office:value-type="float" office:value="243.133">
            <text:p>243.133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8763">
            <text:p>89.8763</text:p>
          </table:table-cell>
          <table:table-cell office:value-type="float" office:value="1.9245">
            <text:p>1.9245</text:p>
          </table:table-cell>
          <table:table-cell office:value-type="float" office:value="243.076">
            <text:p>243.07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909">
            <text:p>89.909</text:p>
          </table:table-cell>
          <table:table-cell office:value-type="float" office:value="1.97581">
            <text:p>1.97581</text:p>
          </table:table-cell>
          <table:table-cell office:value-type="float" office:value="243.024">
            <text:p>243.02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9329">
            <text:p>89.9329</text:p>
          </table:table-cell>
          <table:table-cell office:value-type="float" office:value="2.0135">
            <text:p>2.0135</text:p>
          </table:table-cell>
          <table:table-cell office:value-type="float" office:value="242.986">
            <text:p>242.98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89.9695">
            <text:p>89.9695</text:p>
          </table:table-cell>
          <table:table-cell office:value-type="float" office:value="2.07089">
            <text:p>2.07089</text:p>
          </table:table-cell>
          <table:table-cell office:value-type="float" office:value="242.929">
            <text:p>242.92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0028">
            <text:p>90.0028</text:p>
          </table:table-cell>
          <table:table-cell office:value-type="float" office:value="2.12309">
            <text:p>2.12309</text:p>
          </table:table-cell>
          <table:table-cell office:value-type="float" office:value="242.877">
            <text:p>242.87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0396">
            <text:p>90.0396</text:p>
          </table:table-cell>
          <table:table-cell office:value-type="float" office:value="2.18068">
            <text:p>2.18068</text:p>
          </table:table-cell>
          <table:table-cell office:value-type="float" office:value="242.819">
            <text:p>242.81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0753">
            <text:p>90.0753</text:p>
          </table:table-cell>
          <table:table-cell office:value-type="float" office:value="2.23622">
            <text:p>2.23622</text:p>
          </table:table-cell>
          <table:table-cell office:value-type="float" office:value="242.764">
            <text:p>242.764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0959">
            <text:p>90.0959</text:p>
          </table:table-cell>
          <table:table-cell office:value-type="float" office:value="2.26808">
            <text:p>2.26808</text:p>
          </table:table-cell>
          <table:table-cell office:value-type="float" office:value="242.732">
            <text:p>242.73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1305">
            <text:p>90.1305</text:p>
          </table:table-cell>
          <table:table-cell office:value-type="float" office:value="2.32178">
            <text:p>2.32178</text:p>
          </table:table-cell>
          <table:table-cell office:value-type="float" office:value="242.678">
            <text:p>242.678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1649">
            <text:p>90.1649</text:p>
          </table:table-cell>
          <table:table-cell office:value-type="float" office:value="2.37483">
            <text:p>2.37483</text:p>
          </table:table-cell>
          <table:table-cell office:value-type="float" office:value="242.625">
            <text:p>242.62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1998">
            <text:p>90.1998</text:p>
          </table:table-cell>
          <table:table-cell office:value-type="float" office:value="2.42845">
            <text:p>2.42845</text:p>
          </table:table-cell>
          <table:table-cell office:value-type="float" office:value="242.572">
            <text:p>242.572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2326">
            <text:p>90.2326</text:p>
          </table:table-cell>
          <table:table-cell office:value-type="float" office:value="2.47881">
            <text:p>2.47881</text:p>
          </table:table-cell>
          <table:table-cell office:value-type="float" office:value="242.521">
            <text:p>242.52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2691">
            <text:p>90.2691</text:p>
          </table:table-cell>
          <table:table-cell office:value-type="float" office:value="2.53435">
            <text:p>2.53435</text:p>
          </table:table-cell>
          <table:table-cell office:value-type="float" office:value="242.466">
            <text:p>242.46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3022">
            <text:p>90.3022</text:p>
          </table:table-cell>
          <table:table-cell office:value-type="float" office:value="2.58444">
            <text:p>2.58444</text:p>
          </table:table-cell>
          <table:table-cell office:value-type="float" office:value="242.416">
            <text:p>242.41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3385">
            <text:p>90.3385</text:p>
          </table:table-cell>
          <table:table-cell office:value-type="float" office:value="2.63937">
            <text:p>2.63937</text:p>
          </table:table-cell>
          <table:table-cell office:value-type="float" office:value="242.361">
            <text:p>242.361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3729">
            <text:p>90.3729</text:p>
          </table:table-cell>
          <table:table-cell office:value-type="float" office:value="2.69086">
            <text:p>2.69086</text:p>
          </table:table-cell>
          <table:table-cell office:value-type="float" office:value="242.309">
            <text:p>242.309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4081">
            <text:p>90.4081</text:p>
          </table:table-cell>
          <table:table-cell office:value-type="float" office:value="2.74327">
            <text:p>2.74327</text:p>
          </table:table-cell>
          <table:table-cell office:value-type="float" office:value="242.257">
            <text:p>242.25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4419">
            <text:p>90.4419</text:p>
          </table:table-cell>
          <table:table-cell office:value-type="float" office:value="2.79344">
            <text:p>2.79344</text:p>
          </table:table-cell>
          <table:table-cell office:value-type="float" office:value="242.207">
            <text:p>242.207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4763">
            <text:p>90.4763</text:p>
          </table:table-cell>
          <table:table-cell office:value-type="float" office:value="2.84406">
            <text:p>2.84406</text:p>
          </table:table-cell>
          <table:table-cell office:value-type="float" office:value="242.156">
            <text:p>242.156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float" office:value="90.5111">
            <text:p>90.5111</text:p>
          </table:table-cell>
          <table:table-cell office:value-type="float" office:value="2.89485">
            <text:p>2.89485</text:p>
          </table:table-cell>
          <table:table-cell office:value-type="float" office:value="242.105">
            <text:p>242.105</text:p>
          </table:table-cell>
          <table:table-cell office:value-type="float" office:value="0.9">
            <text:p>0.9</text:p>
          </table:table-cell>
          <table:table-cell office:value-type="float" office:value="245">
            <text:p>24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4">11/04/2023</text:date>, <text:time>21:07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04T21:07:35.73</dc:date>
    <dc:creator>Thorsten Kuypers</dc:creator>
    <meta:document-statistic meta:table-count="1" meta:cell-count="14054" meta:object-count="1"/>
    <meta:generator>OpenOffice/4.1.13$Win32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9cm" svg:height="16.313cm" xlink:href=".." xlink:type="simple" chart:class="chart:line" chart:style-name="ch1">
        <chart:legend chart:legend-position="end" svg:x="24.329cm" svg:y="7.582cm" style:legend-expansion="high" chart:style-name="ch2"/>
        <chart:plot-area chart:style-name="ch3" table:cell-range-address="Tabelle1.A10:Tabelle1.A2818 Tabelle1.C10:Tabelle1.C2818 Tabelle1.E10:Tabelle1.E2818" chart:data-source-has-labels="both" svg:x="0.987cm" svg:y="1.439cm" svg:width="22.268cm" svg:height="14.128cm">
          <chartooo:coordinate-region svg:x="1.794cm" svg:y="1.652cm" svg:width="20.941cm" svg:height="12.818cm"/>
          <chart:axis chart:dimension="x" chart:name="primary-x" chart:style-name="ch4" chartooo:axis-type="auto">
            <chartooo:date-scale/>
            <chart:categories table:cell-range-address="Tabelle1.A11:Tabelle1.A28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11:Tabelle1.C2818" chart:label-cell-address="Tabelle1.C10:Tabelle1.C10" chart:class="chart:line">
            <chart:data-point chart:repeated="2808"/>
          </chart:series>
          <chart:series chart:style-name="ch7" chart:values-cell-range-address="Tabelle1.E11:Tabelle1.E2818" chart:label-cell-address="Tabelle1.E10:Tabelle1.E10" chart:class="chart:line">
            <chart:data-point chart:repeated="28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Tabelle1.C10:Tabelle1.C10</svg:desc>
                </draw:g>
              </table:table-cell>
              <table:table-cell office:value-type="string">
                <text:p>setpoint</text:p>
                <draw:g>
                  <svg:desc>Tabelle1.E10:Tabelle1.E10</svg:desc>
                </draw:g>
              </table:table-cell>
            </table:table-row>
          </table:table-header-rows>
          <table:table-rows>
            <table:table-row>
              <table:table-cell office:value-type="float" office:value="0.0353699">
                <text:p>0</text:p>
                <draw:g>
                  <svg:desc>Tabelle1.A11:Tabelle1.A2818</svg:desc>
                </draw:g>
              </table:table-cell>
              <table:table-cell office:value-type="float" office:value="178.71">
                <text:p>178.71</text:p>
                <draw:g>
                  <svg:desc>Tabelle1.C11:Tabelle1.C2818</svg:desc>
                </draw:g>
              </table:table-cell>
              <table:table-cell office:value-type="float" office:value="245">
                <text:p>245</text:p>
                <draw:g>
                  <svg:desc>Tabelle1.E11:Tabelle1.E2818</svg:desc>
                </draw:g>
              </table:table-cell>
            </table:table-row>
            <table:table-row>
              <table:table-cell office:value-type="float" office:value="0.0659485">
                <text:p>0</text:p>
              </table:table-cell>
              <table:table-cell office:value-type="float" office:value="178.702">
                <text:p>178.7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01685">
                <text:p>0</text:p>
              </table:table-cell>
              <table:table-cell office:value-type="float" office:value="178.691">
                <text:p>178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32355">
                <text:p>0</text:p>
              </table:table-cell>
              <table:table-cell office:value-type="float" office:value="178.683">
                <text:p>178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66016">
                <text:p>0</text:p>
              </table:table-cell>
              <table:table-cell office:value-type="float" office:value="178.673">
                <text:p>178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198151">
                <text:p>0</text:p>
              </table:table-cell>
              <table:table-cell office:value-type="float" office:value="178.664">
                <text:p>178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31293">
                <text:p>0</text:p>
              </table:table-cell>
              <table:table-cell office:value-type="float" office:value="178.654">
                <text:p>178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6181">
                <text:p>0</text:p>
              </table:table-cell>
              <table:table-cell office:value-type="float" office:value="178.646">
                <text:p>178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292542">
                <text:p>0</text:p>
              </table:table-cell>
              <table:table-cell office:value-type="float" office:value="178.637">
                <text:p>178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22235">
                <text:p>0</text:p>
              </table:table-cell>
              <table:table-cell office:value-type="float" office:value="178.629">
                <text:p>178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52112">
                <text:p>0</text:p>
              </table:table-cell>
              <table:table-cell office:value-type="float" office:value="178.62">
                <text:p>178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81561">
                <text:p>0</text:p>
              </table:table-cell>
              <table:table-cell office:value-type="float" office:value="178.612">
                <text:p>178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13269">
                <text:p>0</text:p>
              </table:table-cell>
              <table:table-cell office:value-type="float" office:value="178.603">
                <text:p>178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42413">
                <text:p>0</text:p>
              </table:table-cell>
              <table:table-cell office:value-type="float" office:value="178.595">
                <text:p>178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75525">
                <text:p>0</text:p>
              </table:table-cell>
              <table:table-cell office:value-type="float" office:value="178.585">
                <text:p>178.5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06714">
                <text:p>0</text:p>
              </table:table-cell>
              <table:table-cell office:value-type="float" office:value="178.577">
                <text:p>178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37445">
                <text:p>0</text:p>
              </table:table-cell>
              <table:table-cell office:value-type="float" office:value="178.568">
                <text:p>178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67047">
                <text:p>0</text:p>
              </table:table-cell>
              <table:table-cell office:value-type="float" office:value="178.56">
                <text:p>178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97137">
                <text:p>0</text:p>
              </table:table-cell>
              <table:table-cell office:value-type="float" office:value="178.552">
                <text:p>178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27472">
                <text:p>0</text:p>
              </table:table-cell>
              <table:table-cell office:value-type="float" office:value="178.543">
                <text:p>178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57288">
                <text:p>0</text:p>
              </table:table-cell>
              <table:table-cell office:value-type="float" office:value="178.535">
                <text:p>178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686462">
                <text:p>0</text:p>
              </table:table-cell>
              <table:table-cell office:value-type="float" office:value="178.528">
                <text:p>178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19727">
                <text:p>0</text:p>
              </table:table-cell>
              <table:table-cell office:value-type="float" office:value="178.519">
                <text:p>178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5119">
                <text:p>0</text:p>
              </table:table-cell>
              <table:table-cell office:value-type="float" office:value="178.511">
                <text:p>178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83081">
                <text:p>0</text:p>
              </table:table-cell>
              <table:table-cell office:value-type="float" office:value="178.503">
                <text:p>178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18878">
                <text:p>0</text:p>
              </table:table-cell>
              <table:table-cell office:value-type="float" office:value="178.494">
                <text:p>178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53271">
                <text:p>0</text:p>
              </table:table-cell>
              <table:table-cell office:value-type="float" office:value="178.486">
                <text:p>178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83606">
                <text:p>0</text:p>
              </table:table-cell>
              <table:table-cell office:value-type="float" office:value="178.479">
                <text:p>178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13818">
                <text:p>0</text:p>
              </table:table-cell>
              <table:table-cell office:value-type="float" office:value="178.472">
                <text:p>178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47571">
                <text:p>0</text:p>
              </table:table-cell>
              <table:table-cell office:value-type="float" office:value="178.465">
                <text:p>178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7757">
                <text:p>0</text:p>
              </table:table-cell>
              <table:table-cell office:value-type="float" office:value="178.459">
                <text:p>178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0879">
                <text:p/>
              </table:table-cell>
              <table:table-cell office:value-type="float" office:value="178.453">
                <text:p>178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3967">
                <text:p/>
              </table:table-cell>
              <table:table-cell office:value-type="float" office:value="178.447">
                <text:p>178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7425">
                <text:p/>
              </table:table-cell>
              <table:table-cell office:value-type="float" office:value="178.442">
                <text:p>178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0526">
                <text:p/>
              </table:table-cell>
              <table:table-cell office:value-type="float" office:value="178.437">
                <text:p>178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3898">
                <text:p/>
              </table:table-cell>
              <table:table-cell office:value-type="float" office:value="178.432">
                <text:p>178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17267">
                <text:p/>
              </table:table-cell>
              <table:table-cell office:value-type="float" office:value="178.427">
                <text:p>178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0352">
                <text:p/>
              </table:table-cell>
              <table:table-cell office:value-type="float" office:value="178.424">
                <text:p>178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3651">
                <text:p/>
              </table:table-cell>
              <table:table-cell office:value-type="float" office:value="178.42">
                <text:p>178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681">
                <text:p/>
              </table:table-cell>
              <table:table-cell office:value-type="float" office:value="178.418">
                <text:p>178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9752">
                <text:p/>
              </table:table-cell>
              <table:table-cell office:value-type="float" office:value="178.416">
                <text:p>178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2913">
                <text:p/>
              </table:table-cell>
              <table:table-cell office:value-type="float" office:value="178.414">
                <text:p>178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5864">
                <text:p/>
              </table:table-cell>
              <table:table-cell office:value-type="float" office:value="178.413">
                <text:p>178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8876">
                <text:p/>
              </table:table-cell>
              <table:table-cell office:value-type="float" office:value="178.412">
                <text:p>178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1873">
                <text:p/>
              </table:table-cell>
              <table:table-cell office:value-type="float" office:value="178.412">
                <text:p>178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5535">
                <text:p/>
              </table:table-cell>
              <table:table-cell office:value-type="float" office:value="178.413">
                <text:p>178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8587">
                <text:p/>
              </table:table-cell>
              <table:table-cell office:value-type="float" office:value="178.414">
                <text:p>178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1828">
                <text:p/>
              </table:table-cell>
              <table:table-cell office:value-type="float" office:value="178.416">
                <text:p>178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4907">
                <text:p/>
              </table:table-cell>
              <table:table-cell office:value-type="float" office:value="178.418">
                <text:p>178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8041">
                <text:p/>
              </table:table-cell>
              <table:table-cell office:value-type="float" office:value="178.421">
                <text:p>178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1044">
                <text:p/>
              </table:table-cell>
              <table:table-cell office:value-type="float" office:value="178.424">
                <text:p>178.4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3165">
                <text:p/>
              </table:table-cell>
              <table:table-cell office:value-type="float" office:value="178.427">
                <text:p>178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6553">
                <text:p/>
              </table:table-cell>
              <table:table-cell office:value-type="float" office:value="178.432">
                <text:p>178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8951">
                <text:p/>
              </table:table-cell>
              <table:table-cell office:value-type="float" office:value="178.437">
                <text:p>178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2339">
                <text:p/>
              </table:table-cell>
              <table:table-cell office:value-type="float" office:value="178.443">
                <text:p>178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5705">
                <text:p/>
              </table:table-cell>
              <table:table-cell office:value-type="float" office:value="178.45">
                <text:p>178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8891">
                <text:p/>
              </table:table-cell>
              <table:table-cell office:value-type="float" office:value="178.458">
                <text:p>178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2196">
                <text:p/>
              </table:table-cell>
              <table:table-cell office:value-type="float" office:value="178.467">
                <text:p>178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5385">
                <text:p/>
              </table:table-cell>
              <table:table-cell office:value-type="float" office:value="178.476">
                <text:p>178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88831">
                <text:p/>
              </table:table-cell>
              <table:table-cell office:value-type="float" office:value="178.487">
                <text:p>178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1806">
                <text:p/>
              </table:table-cell>
              <table:table-cell office:value-type="float" office:value="178.497">
                <text:p>178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5209">
                <text:p/>
              </table:table-cell>
              <table:table-cell office:value-type="float" office:value="178.509">
                <text:p>178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8471">
                <text:p/>
              </table:table-cell>
              <table:table-cell office:value-type="float" office:value="178.522">
                <text:p>178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1706">
                <text:p/>
              </table:table-cell>
              <table:table-cell office:value-type="float" office:value="178.535">
                <text:p>178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5005">
                <text:p/>
              </table:table-cell>
              <table:table-cell office:value-type="float" office:value="178.55">
                <text:p>178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8496">
                <text:p/>
              </table:table-cell>
              <table:table-cell office:value-type="float" office:value="178.566">
                <text:p>178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1972">
                <text:p/>
              </table:table-cell>
              <table:table-cell office:value-type="float" office:value="178.583">
                <text:p>178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5228">
                <text:p/>
              </table:table-cell>
              <table:table-cell office:value-type="float" office:value="178.6">
                <text:p>178.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8347">
                <text:p/>
              </table:table-cell>
              <table:table-cell office:value-type="float" office:value="178.617">
                <text:p>178.6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1637">
                <text:p/>
              </table:table-cell>
              <table:table-cell office:value-type="float" office:value="178.635">
                <text:p>178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4695">
                <text:p/>
              </table:table-cell>
              <table:table-cell office:value-type="float" office:value="178.653">
                <text:p>178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7734">
                <text:p/>
              </table:table-cell>
              <table:table-cell office:value-type="float" office:value="178.672">
                <text:p>178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0679">
                <text:p/>
              </table:table-cell>
              <table:table-cell office:value-type="float" office:value="178.691">
                <text:p>178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3688">
                <text:p/>
              </table:table-cell>
              <table:table-cell office:value-type="float" office:value="178.711">
                <text:p>178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36649">
                <text:p/>
              </table:table-cell>
              <table:table-cell office:value-type="float" office:value="178.731">
                <text:p>178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014">
                <text:p/>
              </table:table-cell>
              <table:table-cell office:value-type="float" office:value="178.756">
                <text:p>178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3344">
                <text:p/>
              </table:table-cell>
              <table:table-cell office:value-type="float" office:value="178.78">
                <text:p>178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6558">
                <text:p/>
              </table:table-cell>
              <table:table-cell office:value-type="float" office:value="178.804">
                <text:p>178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9722">
                <text:p/>
              </table:table-cell>
              <table:table-cell office:value-type="float" office:value="178.829">
                <text:p>178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2795">
                <text:p/>
              </table:table-cell>
              <table:table-cell office:value-type="float" office:value="178.854">
                <text:p>178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5719">
                <text:p/>
              </table:table-cell>
              <table:table-cell office:value-type="float" office:value="178.879">
                <text:p>178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8792">
                <text:p/>
              </table:table-cell>
              <table:table-cell office:value-type="float" office:value="178.906">
                <text:p>178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1725">
                <text:p/>
              </table:table-cell>
              <table:table-cell office:value-type="float" office:value="178.932">
                <text:p>178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4804">
                <text:p/>
              </table:table-cell>
              <table:table-cell office:value-type="float" office:value="178.96">
                <text:p>178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7859">
                <text:p/>
              </table:table-cell>
              <table:table-cell office:value-type="float" office:value="178.988">
                <text:p>178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1432">
                <text:p/>
              </table:table-cell>
              <table:table-cell office:value-type="float" office:value="179.023">
                <text:p>179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5211">
                <text:p/>
              </table:table-cell>
              <table:table-cell office:value-type="float" office:value="179.06">
                <text:p>179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8442">
                <text:p/>
              </table:table-cell>
              <table:table-cell office:value-type="float" office:value="179.093">
                <text:p>179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187">
                <text:p/>
              </table:table-cell>
              <table:table-cell office:value-type="float" office:value="179.129">
                <text:p>179.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5159">
                <text:p/>
              </table:table-cell>
              <table:table-cell office:value-type="float" office:value="179.164">
                <text:p>179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88196">
                <text:p/>
              </table:table-cell>
              <table:table-cell office:value-type="float" office:value="179.197">
                <text:p>179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1422">
                <text:p/>
              </table:table-cell>
              <table:table-cell office:value-type="float" office:value="179.234">
                <text:p>179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4876">
                <text:p/>
              </table:table-cell>
              <table:table-cell office:value-type="float" office:value="179.273">
                <text:p>179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7955">
                <text:p/>
              </table:table-cell>
              <table:table-cell office:value-type="float" office:value="179.309">
                <text:p>179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1019">
                <text:p/>
              </table:table-cell>
              <table:table-cell office:value-type="float" office:value="179.346">
                <text:p>179.3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4089">
                <text:p/>
              </table:table-cell>
              <table:table-cell office:value-type="float" office:value="179.383">
                <text:p>179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7062">
                <text:p/>
              </table:table-cell>
              <table:table-cell office:value-type="float" office:value="179.42">
                <text:p>179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0541">
                <text:p/>
              </table:table-cell>
              <table:table-cell office:value-type="float" office:value="179.464">
                <text:p>179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3596">
                <text:p/>
              </table:table-cell>
              <table:table-cell office:value-type="float" office:value="179.503">
                <text:p>179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6864">
                <text:p/>
              </table:table-cell>
              <table:table-cell office:value-type="float" office:value="179.546">
                <text:p>179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0392">
                <text:p/>
              </table:table-cell>
              <table:table-cell office:value-type="float" office:value="179.593">
                <text:p>179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3639">
                <text:p/>
              </table:table-cell>
              <table:table-cell office:value-type="float" office:value="179.638">
                <text:p>179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6773">
                <text:p/>
              </table:table-cell>
              <table:table-cell office:value-type="float" office:value="179.681">
                <text:p>179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9773">
                <text:p/>
              </table:table-cell>
              <table:table-cell office:value-type="float" office:value="179.723">
                <text:p>179.7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2831">
                <text:p/>
              </table:table-cell>
              <table:table-cell office:value-type="float" office:value="179.767">
                <text:p>179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5831">
                <text:p/>
              </table:table-cell>
              <table:table-cell office:value-type="float" office:value="179.81">
                <text:p>179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38834">
                <text:p/>
              </table:table-cell>
              <table:table-cell office:value-type="float" office:value="179.854">
                <text:p>179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209">
                <text:p/>
              </table:table-cell>
              <table:table-cell office:value-type="float" office:value="179.903">
                <text:p>179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549">
                <text:p/>
              </table:table-cell>
              <table:table-cell office:value-type="float" office:value="179.954">
                <text:p>179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8743">
                <text:p/>
              </table:table-cell>
              <table:table-cell office:value-type="float" office:value="180.004">
                <text:p>180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1926">
                <text:p/>
              </table:table-cell>
              <table:table-cell office:value-type="float" office:value="180.054">
                <text:p>180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5014">
                <text:p/>
              </table:table-cell>
              <table:table-cell office:value-type="float" office:value="180.102">
                <text:p>180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8353">
                <text:p/>
              </table:table-cell>
              <table:table-cell office:value-type="float" office:value="180.156">
                <text:p>180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1386">
                <text:p/>
              </table:table-cell>
              <table:table-cell office:value-type="float" office:value="180.205">
                <text:p>180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4481">
                <text:p/>
              </table:table-cell>
              <table:table-cell office:value-type="float" office:value="180.256">
                <text:p>180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7972">
                <text:p/>
              </table:table-cell>
              <table:table-cell office:value-type="float" office:value="180.314">
                <text:p>180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1182">
                <text:p/>
              </table:table-cell>
              <table:table-cell office:value-type="float" office:value="180.368">
                <text:p>180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428">
                <text:p/>
              </table:table-cell>
              <table:table-cell office:value-type="float" office:value="180.42">
                <text:p>180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7368">
                <text:p/>
              </table:table-cell>
              <table:table-cell office:value-type="float" office:value="180.473">
                <text:p>180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038">
                <text:p/>
              </table:table-cell>
              <table:table-cell office:value-type="float" office:value="180.526">
                <text:p>180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3554">
                <text:p/>
              </table:table-cell>
              <table:table-cell office:value-type="float" office:value="180.582">
                <text:p>180.5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6664">
                <text:p/>
              </table:table-cell>
              <table:table-cell office:value-type="float" office:value="180.637">
                <text:p>180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9798">
                <text:p/>
              </table:table-cell>
              <table:table-cell office:value-type="float" office:value="180.693">
                <text:p>180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3185">
                <text:p/>
              </table:table-cell>
              <table:table-cell office:value-type="float" office:value="180.755">
                <text:p>180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6271">
                <text:p/>
              </table:table-cell>
              <table:table-cell office:value-type="float" office:value="180.811">
                <text:p>180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9509">
                <text:p/>
              </table:table-cell>
              <table:table-cell office:value-type="float" office:value="180.871">
                <text:p>180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2597">
                <text:p/>
              </table:table-cell>
              <table:table-cell office:value-type="float" office:value="180.929">
                <text:p>180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5734">
                <text:p/>
              </table:table-cell>
              <table:table-cell office:value-type="float" office:value="180.988">
                <text:p>180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08881">
                <text:p/>
              </table:table-cell>
              <table:table-cell office:value-type="float" office:value="181.048">
                <text:p>181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1847">
                <text:p/>
              </table:table-cell>
              <table:table-cell office:value-type="float" office:value="181.105">
                <text:p>181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5036">
                <text:p/>
              </table:table-cell>
              <table:table-cell office:value-type="float" office:value="181.167">
                <text:p>181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7975">
                <text:p/>
              </table:table-cell>
              <table:table-cell office:value-type="float" office:value="181.224">
                <text:p>181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1002">
                <text:p/>
              </table:table-cell>
              <table:table-cell office:value-type="float" office:value="181.284">
                <text:p>181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4384">
                <text:p/>
              </table:table-cell>
              <table:table-cell office:value-type="float" office:value="181.351">
                <text:p>181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7466">
                <text:p/>
              </table:table-cell>
              <table:table-cell office:value-type="float" office:value="181.413">
                <text:p>181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0524">
                <text:p/>
              </table:table-cell>
              <table:table-cell office:value-type="float" office:value="181.474">
                <text:p>181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2608">
                <text:p/>
              </table:table-cell>
              <table:table-cell office:value-type="float" office:value="181.517">
                <text:p>181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5678">
                <text:p/>
              </table:table-cell>
              <table:table-cell office:value-type="float" office:value="181.58">
                <text:p>181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8748">
                <text:p/>
              </table:table-cell>
              <table:table-cell office:value-type="float" office:value="181.643">
                <text:p>181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1638">
                <text:p/>
              </table:table-cell>
              <table:table-cell office:value-type="float" office:value="181.703">
                <text:p>181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4754">
                <text:p/>
              </table:table-cell>
              <table:table-cell office:value-type="float" office:value="181.768">
                <text:p>181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7632">
                <text:p/>
              </table:table-cell>
              <table:table-cell office:value-type="float" office:value="181.828">
                <text:p>181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0641">
                <text:p/>
              </table:table-cell>
              <table:table-cell office:value-type="float" office:value="181.892">
                <text:p>181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4007">
                <text:p/>
              </table:table-cell>
              <table:table-cell office:value-type="float" office:value="181.964">
                <text:p>181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7211">
                <text:p/>
              </table:table-cell>
              <table:table-cell office:value-type="float" office:value="182.032">
                <text:p>182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0681">
                <text:p/>
              </table:table-cell>
              <table:table-cell office:value-type="float" office:value="182.108">
                <text:p>182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4297">
                <text:p/>
              </table:table-cell>
              <table:table-cell office:value-type="float" office:value="182.186">
                <text:p>182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67426">
                <text:p/>
              </table:table-cell>
              <table:table-cell office:value-type="float" office:value="182.255">
                <text:p>182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048">
                <text:p/>
              </table:table-cell>
              <table:table-cell office:value-type="float" office:value="182.322">
                <text:p>182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3495">
                <text:p/>
              </table:table-cell>
              <table:table-cell office:value-type="float" office:value="182.389">
                <text:p>182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6569">
                <text:p/>
              </table:table-cell>
              <table:table-cell office:value-type="float" office:value="182.457">
                <text:p>182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9507">
                <text:p/>
              </table:table-cell>
              <table:table-cell office:value-type="float" office:value="182.523">
                <text:p>182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2959">
                <text:p/>
              </table:table-cell>
              <table:table-cell office:value-type="float" office:value="182.601">
                <text:p>182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663">
                <text:p/>
              </table:table-cell>
              <table:table-cell office:value-type="float" office:value="182.684">
                <text:p>182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9734">
                <text:p/>
              </table:table-cell>
              <table:table-cell office:value-type="float" office:value="182.755">
                <text:p>182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2786">
                <text:p/>
              </table:table-cell>
              <table:table-cell office:value-type="float" office:value="182.825">
                <text:p>182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5917">
                <text:p/>
              </table:table-cell>
              <table:table-cell office:value-type="float" office:value="182.897">
                <text:p>182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9286">
                <text:p/>
              </table:table-cell>
              <table:table-cell office:value-type="float" office:value="182.975">
                <text:p>182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2298">
                <text:p>10</text:p>
              </table:table-cell>
              <table:table-cell office:value-type="float" office:value="183.046">
                <text:p>183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5316">
                <text:p>10</text:p>
              </table:table-cell>
              <table:table-cell office:value-type="float" office:value="183.116">
                <text:p>183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08667">
                <text:p>10</text:p>
              </table:table-cell>
              <table:table-cell office:value-type="float" office:value="183.195">
                <text:p>183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2137">
                <text:p>10</text:p>
              </table:table-cell>
              <table:table-cell office:value-type="float" office:value="183.277">
                <text:p>183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5399">
                <text:p>10</text:p>
              </table:table-cell>
              <table:table-cell office:value-type="float" office:value="183.354">
                <text:p>183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8839">
                <text:p>10</text:p>
              </table:table-cell>
              <table:table-cell office:value-type="float" office:value="183.436">
                <text:p>183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2012">
                <text:p>10</text:p>
              </table:table-cell>
              <table:table-cell office:value-type="float" office:value="183.512">
                <text:p>183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5186">
                <text:p>10</text:p>
              </table:table-cell>
              <table:table-cell office:value-type="float" office:value="183.589">
                <text:p>183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8506">
                <text:p>10</text:p>
              </table:table-cell>
              <table:table-cell office:value-type="float" office:value="183.669">
                <text:p>183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1805">
                <text:p>10</text:p>
              </table:table-cell>
              <table:table-cell office:value-type="float" office:value="183.749">
                <text:p>183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5016">
                <text:p>10</text:p>
              </table:table-cell>
              <table:table-cell office:value-type="float" office:value="183.827">
                <text:p>183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8174">
                <text:p>10</text:p>
              </table:table-cell>
              <table:table-cell office:value-type="float" office:value="183.905">
                <text:p>183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1403">
                <text:p>10</text:p>
              </table:table-cell>
              <table:table-cell office:value-type="float" office:value="183.984">
                <text:p>183.9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4598">
                <text:p>10</text:p>
              </table:table-cell>
              <table:table-cell office:value-type="float" office:value="184.063">
                <text:p>184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7617">
                <text:p>10</text:p>
              </table:table-cell>
              <table:table-cell office:value-type="float" office:value="184.137">
                <text:p>184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1007">
                <text:p>10</text:p>
              </table:table-cell>
              <table:table-cell office:value-type="float" office:value="184.221">
                <text:p>184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4263">
                <text:p>10</text:p>
              </table:table-cell>
              <table:table-cell office:value-type="float" office:value="184.303">
                <text:p>184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5752">
                <text:p>10</text:p>
              </table:table-cell>
              <table:table-cell office:value-type="float" office:value="184.384">
                <text:p>184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0812">
                <text:p>10</text:p>
              </table:table-cell>
              <table:table-cell office:value-type="float" office:value="184.467">
                <text:p>184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3983">
                <text:p>10</text:p>
              </table:table-cell>
              <table:table-cell office:value-type="float" office:value="184.546">
                <text:p>184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731">
                <text:p>10</text:p>
              </table:table-cell>
              <table:table-cell office:value-type="float" office:value="184.63">
                <text:p>184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0569">
                <text:p>10</text:p>
              </table:table-cell>
              <table:table-cell office:value-type="float" office:value="184.713">
                <text:p>184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3688">
                <text:p>10</text:p>
              </table:table-cell>
              <table:table-cell office:value-type="float" office:value="184.792">
                <text:p>184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7139">
                <text:p>10</text:p>
              </table:table-cell>
              <table:table-cell office:value-type="float" office:value="184.88">
                <text:p>184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0182">
                <text:p>10</text:p>
              </table:table-cell>
              <table:table-cell office:value-type="float" office:value="184.958">
                <text:p>184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3151">
                <text:p>10</text:p>
              </table:table-cell>
              <table:table-cell office:value-type="float" office:value="185.034">
                <text:p>185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6148">
                <text:p>10</text:p>
              </table:table-cell>
              <table:table-cell office:value-type="float" office:value="185.111">
                <text:p>185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9368">
                <text:p>10</text:p>
              </table:table-cell>
              <table:table-cell office:value-type="float" office:value="185.194">
                <text:p>185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2545">
                <text:p>10</text:p>
              </table:table-cell>
              <table:table-cell office:value-type="float" office:value="185.276">
                <text:p>185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5575">
                <text:p>10</text:p>
              </table:table-cell>
              <table:table-cell office:value-type="float" office:value="185.354">
                <text:p>185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8914">
                <text:p>10</text:p>
              </table:table-cell>
              <table:table-cell office:value-type="float" office:value="185.441">
                <text:p>185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2069">
                <text:p>10</text:p>
              </table:table-cell>
              <table:table-cell office:value-type="float" office:value="185.523">
                <text:p>185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5237">
                <text:p>10</text:p>
              </table:table-cell>
              <table:table-cell office:value-type="float" office:value="185.606">
                <text:p>185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8319">
                <text:p>10</text:p>
              </table:table-cell>
              <table:table-cell office:value-type="float" office:value="185.687">
                <text:p>185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1523">
                <text:p>10</text:p>
              </table:table-cell>
              <table:table-cell office:value-type="float" office:value="185.771">
                <text:p>185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4627">
                <text:p>10</text:p>
              </table:table-cell>
              <table:table-cell office:value-type="float" office:value="185.852">
                <text:p>185.8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767">
                <text:p>10</text:p>
              </table:table-cell>
              <table:table-cell office:value-type="float" office:value="185.932">
                <text:p>185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0978">
                <text:p>10</text:p>
              </table:table-cell>
              <table:table-cell office:value-type="float" office:value="186.02">
                <text:p>186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4167">
                <text:p>10</text:p>
              </table:table-cell>
              <table:table-cell office:value-type="float" office:value="186.104">
                <text:p>186.1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27206">
                <text:p>10</text:p>
              </table:table-cell>
              <table:table-cell office:value-type="float" office:value="186.185">
                <text:p>186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0591">
                <text:p>10</text:p>
              </table:table-cell>
              <table:table-cell office:value-type="float" office:value="186.275">
                <text:p>186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3627">
                <text:p>10</text:p>
              </table:table-cell>
              <table:table-cell office:value-type="float" office:value="186.355">
                <text:p>186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6792">
                <text:p>10</text:p>
              </table:table-cell>
              <table:table-cell office:value-type="float" office:value="186.44">
                <text:p>186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9963">
                <text:p>10</text:p>
              </table:table-cell>
              <table:table-cell office:value-type="float" office:value="186.525">
                <text:p>186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3115">
                <text:p>10</text:p>
              </table:table-cell>
              <table:table-cell office:value-type="float" office:value="186.609">
                <text:p>186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6231">
                <text:p>10</text:p>
              </table:table-cell>
              <table:table-cell office:value-type="float" office:value="186.692">
                <text:p>186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9268">
                <text:p>10</text:p>
              </table:table-cell>
              <table:table-cell office:value-type="float" office:value="186.774">
                <text:p>186.7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2518">
                <text:p>10</text:p>
              </table:table-cell>
              <table:table-cell office:value-type="float" office:value="186.861">
                <text:p>186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5661">
                <text:p>10</text:p>
              </table:table-cell>
              <table:table-cell office:value-type="float" office:value="186.946">
                <text:p>186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8542">
                <text:p>10</text:p>
              </table:table-cell>
              <table:table-cell office:value-type="float" office:value="187.024">
                <text:p>187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1871">
                <text:p>10</text:p>
              </table:table-cell>
              <table:table-cell office:value-type="float" office:value="187.114">
                <text:p>187.1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503">
                <text:p>10</text:p>
              </table:table-cell>
              <table:table-cell office:value-type="float" office:value="187.199">
                <text:p>187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8951">
                <text:p>10</text:p>
              </table:table-cell>
              <table:table-cell office:value-type="float" office:value="187.306">
                <text:p>187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2519">
                <text:p>10</text:p>
              </table:table-cell>
              <table:table-cell office:value-type="float" office:value="187.403">
                <text:p>187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5494">
                <text:p>10</text:p>
              </table:table-cell>
              <table:table-cell office:value-type="float" office:value="187.484">
                <text:p>187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8641">
                <text:p>10</text:p>
              </table:table-cell>
              <table:table-cell office:value-type="float" office:value="187.569">
                <text:p>187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1863">
                <text:p>10</text:p>
              </table:table-cell>
              <table:table-cell office:value-type="float" office:value="187.657">
                <text:p>187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4958">
                <text:p>10</text:p>
              </table:table-cell>
              <table:table-cell office:value-type="float" office:value="187.742">
                <text:p>187.7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88895">
                <text:p>10</text:p>
              </table:table-cell>
              <table:table-cell office:value-type="float" office:value="187.849">
                <text:p>187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2111">
                <text:p>10</text:p>
              </table:table-cell>
              <table:table-cell office:value-type="float" office:value="187.938">
                <text:p>187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5047">
                <text:p>10</text:p>
              </table:table-cell>
              <table:table-cell office:value-type="float" office:value="188.018">
                <text:p>188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8376">
                <text:p>10</text:p>
              </table:table-cell>
              <table:table-cell office:value-type="float" office:value="188.109">
                <text:p>188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1495">
                <text:p>10</text:p>
              </table:table-cell>
              <table:table-cell office:value-type="float" office:value="188.195">
                <text:p>188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4977">
                <text:p>10</text:p>
              </table:table-cell>
              <table:table-cell office:value-type="float" office:value="188.291">
                <text:p>188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7941">
                <text:p>10</text:p>
              </table:table-cell>
              <table:table-cell office:value-type="float" office:value="188.372">
                <text:p>188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0883">
                <text:p>10</text:p>
              </table:table-cell>
              <table:table-cell office:value-type="float" office:value="188.453">
                <text:p>188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5289">
                <text:p>10</text:p>
              </table:table-cell>
              <table:table-cell office:value-type="float" office:value="188.575">
                <text:p>188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8399">
                <text:p>10</text:p>
              </table:table-cell>
              <table:table-cell office:value-type="float" office:value="188.661">
                <text:p>188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1381">
                <text:p>10</text:p>
              </table:table-cell>
              <table:table-cell office:value-type="float" office:value="188.744">
                <text:p>188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4869">
                <text:p>10</text:p>
              </table:table-cell>
              <table:table-cell office:value-type="float" office:value="188.84">
                <text:p>188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8149">
                <text:p>10</text:p>
              </table:table-cell>
              <table:table-cell office:value-type="float" office:value="188.931">
                <text:p>188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1531">
                <text:p>10</text:p>
              </table:table-cell>
              <table:table-cell office:value-type="float" office:value="189.025">
                <text:p>189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4656">
                <text:p>10</text:p>
              </table:table-cell>
              <table:table-cell office:value-type="float" office:value="189.111">
                <text:p>189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38043">
                <text:p>10</text:p>
              </table:table-cell>
              <table:table-cell office:value-type="float" office:value="189.205">
                <text:p>189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1388">
                <text:p>10</text:p>
              </table:table-cell>
              <table:table-cell office:value-type="float" office:value="189.298">
                <text:p>189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451">
                <text:p>10</text:p>
              </table:table-cell>
              <table:table-cell office:value-type="float" office:value="189.385">
                <text:p>189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7717">
                <text:p>10</text:p>
              </table:table-cell>
              <table:table-cell office:value-type="float" office:value="189.474">
                <text:p>189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1044">
                <text:p>10</text:p>
              </table:table-cell>
              <table:table-cell office:value-type="float" office:value="189.567">
                <text:p>189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4523">
                <text:p>10</text:p>
              </table:table-cell>
              <table:table-cell office:value-type="float" office:value="189.664">
                <text:p>189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7681">
                <text:p>10</text:p>
              </table:table-cell>
              <table:table-cell office:value-type="float" office:value="189.752">
                <text:p>189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0992">
                <text:p>10</text:p>
              </table:table-cell>
              <table:table-cell office:value-type="float" office:value="189.844">
                <text:p>189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4078">
                <text:p>10</text:p>
              </table:table-cell>
              <table:table-cell office:value-type="float" office:value="189.93">
                <text:p>189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7078">
                <text:p>10</text:p>
              </table:table-cell>
              <table:table-cell office:value-type="float" office:value="190.014">
                <text:p>190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0172">
                <text:p>10</text:p>
              </table:table-cell>
              <table:table-cell office:value-type="float" office:value="190.1">
                <text:p>190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3306">
                <text:p>10</text:p>
              </table:table-cell>
              <table:table-cell office:value-type="float" office:value="190.188">
                <text:p>190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6364">
                <text:p>10</text:p>
              </table:table-cell>
              <table:table-cell office:value-type="float" office:value="190.274">
                <text:p>190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9227">
                <text:p>10</text:p>
              </table:table-cell>
              <table:table-cell office:value-type="float" office:value="190.354">
                <text:p>190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2849">
                <text:p>10</text:p>
              </table:table-cell>
              <table:table-cell office:value-type="float" office:value="190.455">
                <text:p>190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62">
                <text:p>10</text:p>
              </table:table-cell>
              <table:table-cell office:value-type="float" office:value="190.549">
                <text:p>190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8949">
                <text:p>10</text:p>
              </table:table-cell>
              <table:table-cell office:value-type="float" office:value="190.641">
                <text:p>190.6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2386">
                <text:p>10</text:p>
              </table:table-cell>
              <table:table-cell office:value-type="float" office:value="190.722">
                <text:p>190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5731">
                <text:p>10</text:p>
              </table:table-cell>
              <table:table-cell office:value-type="float" office:value="190.816">
                <text:p>190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8947">
                <text:p>10</text:p>
              </table:table-cell>
              <table:table-cell office:value-type="float" office:value="190.906">
                <text:p>190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199">
                <text:p>10</text:p>
              </table:table-cell>
              <table:table-cell office:value-type="float" office:value="190.992">
                <text:p>190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5325">
                <text:p>10</text:p>
              </table:table-cell>
              <table:table-cell office:value-type="float" office:value="191.085">
                <text:p>191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8408">
                <text:p>10</text:p>
              </table:table-cell>
              <table:table-cell office:value-type="float" office:value="191.172">
                <text:p>191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1609">
                <text:p>10</text:p>
              </table:table-cell>
              <table:table-cell office:value-type="float" office:value="191.262">
                <text:p>191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4847">
                <text:p>10</text:p>
              </table:table-cell>
              <table:table-cell office:value-type="float" office:value="191.353">
                <text:p>191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7999">
                <text:p>10</text:p>
              </table:table-cell>
              <table:table-cell office:value-type="float" office:value="191.441">
                <text:p>191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1405">
                <text:p>10</text:p>
              </table:table-cell>
              <table:table-cell office:value-type="float" office:value="191.537">
                <text:p>191.5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4442">
                <text:p>10</text:p>
              </table:table-cell>
              <table:table-cell office:value-type="float" office:value="191.622">
                <text:p>191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7646">
                <text:p>10</text:p>
              </table:table-cell>
              <table:table-cell office:value-type="float" office:value="191.712">
                <text:p>191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0634">
                <text:p>10</text:p>
              </table:table-cell>
              <table:table-cell office:value-type="float" office:value="191.796">
                <text:p>191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3737">
                <text:p>10</text:p>
              </table:table-cell>
              <table:table-cell office:value-type="float" office:value="191.884">
                <text:p>191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6627">
                <text:p>10</text:p>
              </table:table-cell>
              <table:table-cell office:value-type="float" office:value="191.965">
                <text:p>191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39758">
                <text:p>10</text:p>
              </table:table-cell>
              <table:table-cell office:value-type="float" office:value="192.053">
                <text:p>192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2831">
                <text:p>10</text:p>
              </table:table-cell>
              <table:table-cell office:value-type="float" office:value="192.14">
                <text:p>192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5844">
                <text:p>10</text:p>
              </table:table-cell>
              <table:table-cell office:value-type="float" office:value="192.224">
                <text:p>192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8804">
                <text:p>10</text:p>
              </table:table-cell>
              <table:table-cell office:value-type="float" office:value="192.308">
                <text:p>192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1819">
                <text:p>10</text:p>
              </table:table-cell>
              <table:table-cell office:value-type="float" office:value="192.393">
                <text:p>192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481">
                <text:p>10</text:p>
              </table:table-cell>
              <table:table-cell office:value-type="float" office:value="192.477">
                <text:p>192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7825">
                <text:p>10</text:p>
              </table:table-cell>
              <table:table-cell office:value-type="float" office:value="192.562">
                <text:p>192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0794">
                <text:p>10</text:p>
              </table:table-cell>
              <table:table-cell office:value-type="float" office:value="192.645">
                <text:p>192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4609">
                <text:p>10</text:p>
              </table:table-cell>
              <table:table-cell office:value-type="float" office:value="192.753">
                <text:p>192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7862">
                <text:p>10</text:p>
              </table:table-cell>
              <table:table-cell office:value-type="float" office:value="192.845">
                <text:p>192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1317">
                <text:p>10</text:p>
              </table:table-cell>
              <table:table-cell office:value-type="float" office:value="192.942">
                <text:p>192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4332">
                <text:p>10</text:p>
              </table:table-cell>
              <table:table-cell office:value-type="float" office:value="193.027">
                <text:p>193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7243">
                <text:p>10</text:p>
              </table:table-cell>
              <table:table-cell office:value-type="float" office:value="193.109">
                <text:p>193.1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0688">
                <text:p>10</text:p>
              </table:table-cell>
              <table:table-cell office:value-type="float" office:value="193.206">
                <text:p>193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3771">
                <text:p>10</text:p>
              </table:table-cell>
              <table:table-cell office:value-type="float" office:value="193.293">
                <text:p>193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86771">
                <text:p>10</text:p>
              </table:table-cell>
              <table:table-cell office:value-type="float" office:value="193.378">
                <text:p>193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0173">
                <text:p>10</text:p>
              </table:table-cell>
              <table:table-cell office:value-type="float" office:value="193.474">
                <text:p>193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3283">
                <text:p>10</text:p>
              </table:table-cell>
              <table:table-cell office:value-type="float" office:value="193.561">
                <text:p>193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6164">
                <text:p>10</text:p>
              </table:table-cell>
              <table:table-cell office:value-type="float" office:value="193.642">
                <text:p>193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9139">
                <text:p>10</text:p>
              </table:table-cell>
              <table:table-cell office:value-type="float" office:value="193.726">
                <text:p>193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2313">
                <text:p>10</text:p>
              </table:table-cell>
              <table:table-cell office:value-type="float" office:value="193.816">
                <text:p>193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5902">
                <text:p>10</text:p>
              </table:table-cell>
              <table:table-cell office:value-type="float" office:value="193.917">
                <text:p>193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8896">
                <text:p>10</text:p>
              </table:table-cell>
              <table:table-cell office:value-type="float" office:value="194.001">
                <text:p>194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2192">
                <text:p>10</text:p>
              </table:table-cell>
              <table:table-cell office:value-type="float" office:value="194.094">
                <text:p>194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5192">
                <text:p>10</text:p>
              </table:table-cell>
              <table:table-cell office:value-type="float" office:value="194.179">
                <text:p>194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8192">
                <text:p>10</text:p>
              </table:table-cell>
              <table:table-cell office:value-type="float" office:value="194.263">
                <text:p>194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1262">
                <text:p>10</text:p>
              </table:table-cell>
              <table:table-cell office:value-type="float" office:value="194.35">
                <text:p>194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4252">
                <text:p>10</text:p>
              </table:table-cell>
              <table:table-cell office:value-type="float" office:value="194.434">
                <text:p>194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7731">
                <text:p>10</text:p>
              </table:table-cell>
              <table:table-cell office:value-type="float" office:value="194.532">
                <text:p>194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0765">
                <text:p>10</text:p>
              </table:table-cell>
              <table:table-cell office:value-type="float" office:value="194.618">
                <text:p>194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378">
                <text:p>10</text:p>
              </table:table-cell>
              <table:table-cell office:value-type="float" office:value="194.703">
                <text:p>194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6685">
                <text:p>10</text:p>
              </table:table-cell>
              <table:table-cell office:value-type="float" office:value="194.784">
                <text:p>194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39725">
                <text:p>10</text:p>
              </table:table-cell>
              <table:table-cell office:value-type="float" office:value="194.87">
                <text:p>194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2642">
                <text:p>10</text:p>
              </table:table-cell>
              <table:table-cell office:value-type="float" office:value="194.952">
                <text:p>194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592">
                <text:p>10</text:p>
              </table:table-cell>
              <table:table-cell office:value-type="float" office:value="195.044">
                <text:p>195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899">
                <text:p>10</text:p>
              </table:table-cell>
              <table:table-cell office:value-type="float" office:value="195.131">
                <text:p>195.1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2078">
                <text:p>10</text:p>
              </table:table-cell>
              <table:table-cell office:value-type="float" office:value="195.218">
                <text:p>195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5222">
                <text:p>10</text:p>
              </table:table-cell>
              <table:table-cell office:value-type="float" office:value="195.306">
                <text:p>195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8386">
                <text:p>10</text:p>
              </table:table-cell>
              <table:table-cell office:value-type="float" office:value="195.395">
                <text:p>195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1325">
                <text:p>10</text:p>
              </table:table-cell>
              <table:table-cell office:value-type="float" office:value="195.478">
                <text:p>195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4328">
                <text:p>10</text:p>
              </table:table-cell>
              <table:table-cell office:value-type="float" office:value="195.563">
                <text:p>195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7307">
                <text:p>10</text:p>
              </table:table-cell>
              <table:table-cell office:value-type="float" office:value="195.647">
                <text:p>195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0364">
                <text:p>10</text:p>
              </table:table-cell>
              <table:table-cell office:value-type="float" office:value="195.733">
                <text:p>195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3273">
                <text:p>10</text:p>
              </table:table-cell>
              <table:table-cell office:value-type="float" office:value="195.814">
                <text:p>195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655">
                <text:p>10</text:p>
              </table:table-cell>
              <table:table-cell office:value-type="float" office:value="195.907">
                <text:p>195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0173">
                <text:p>10</text:p>
              </table:table-cell>
              <table:table-cell office:value-type="float" office:value="196.009">
                <text:p>196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3377">
                <text:p>10</text:p>
              </table:table-cell>
              <table:table-cell office:value-type="float" office:value="196.099">
                <text:p>196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86743">
                <text:p>10</text:p>
              </table:table-cell>
              <table:table-cell office:value-type="float" office:value="196.194">
                <text:p>196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0134">
                <text:p>10</text:p>
              </table:table-cell>
              <table:table-cell office:value-type="float" office:value="196.289">
                <text:p>196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3127">
                <text:p>10</text:p>
              </table:table-cell>
              <table:table-cell office:value-type="float" office:value="196.373">
                <text:p>196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6106">
                <text:p>10</text:p>
              </table:table-cell>
              <table:table-cell office:value-type="float" office:value="196.457">
                <text:p>196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917">
                <text:p>10</text:p>
              </table:table-cell>
              <table:table-cell office:value-type="float" office:value="196.543">
                <text:p>196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215">
                <text:p>10</text:p>
              </table:table-cell>
              <table:table-cell office:value-type="float" office:value="196.627">
                <text:p>196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503">
                <text:p>10</text:p>
              </table:table-cell>
              <table:table-cell office:value-type="float" office:value="196.708">
                <text:p>196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835">
                <text:p>10</text:p>
              </table:table-cell>
              <table:table-cell office:value-type="float" office:value="196.801">
                <text:p>196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036">
                <text:p>10</text:p>
              </table:table-cell>
              <table:table-cell office:value-type="float" office:value="196.858">
                <text:p>196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355">
                <text:p>10</text:p>
              </table:table-cell>
              <table:table-cell office:value-type="float" office:value="196.948">
                <text:p>196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665">
                <text:p>10</text:p>
              </table:table-cell>
              <table:table-cell office:value-type="float" office:value="197.034">
                <text:p>197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986">
                <text:p>10</text:p>
              </table:table-cell>
              <table:table-cell office:value-type="float" office:value="197.125">
                <text:p>197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285">
                <text:p>10</text:p>
              </table:table-cell>
              <table:table-cell office:value-type="float" office:value="197.209">
                <text:p>197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587">
                <text:p>10</text:p>
              </table:table-cell>
              <table:table-cell office:value-type="float" office:value="197.293">
                <text:p>197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885">
                <text:p>10</text:p>
              </table:table-cell>
              <table:table-cell office:value-type="float" office:value="197.377">
                <text:p>197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176">
                <text:p>10</text:p>
              </table:table-cell>
              <table:table-cell office:value-type="float" office:value="197.459">
                <text:p>197.4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484">
                <text:p>10</text:p>
              </table:table-cell>
              <table:table-cell office:value-type="float" office:value="197.546">
                <text:p>197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805">
                <text:p>10</text:p>
              </table:table-cell>
              <table:table-cell office:value-type="float" office:value="197.635">
                <text:p>197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127">
                <text:p>10</text:p>
              </table:table-cell>
              <table:table-cell office:value-type="float" office:value="197.726">
                <text:p>197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44">
                <text:p>10</text:p>
              </table:table-cell>
              <table:table-cell office:value-type="float" office:value="197.814">
                <text:p>197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4749">
                <text:p>10</text:p>
              </table:table-cell>
              <table:table-cell office:value-type="float" office:value="197.901">
                <text:p>197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04">
                <text:p>10</text:p>
              </table:table-cell>
              <table:table-cell office:value-type="float" office:value="197.982">
                <text:p>197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352">
                <text:p>10</text:p>
              </table:table-cell>
              <table:table-cell office:value-type="float" office:value="198.07">
                <text:p>198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677">
                <text:p>10</text:p>
              </table:table-cell>
              <table:table-cell office:value-type="float" office:value="198.161">
                <text:p>198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034">
                <text:p>10</text:p>
              </table:table-cell>
              <table:table-cell office:value-type="float" office:value="198.261">
                <text:p>198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342">
                <text:p>10</text:p>
              </table:table-cell>
              <table:table-cell office:value-type="float" office:value="198.348">
                <text:p>198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655">
                <text:p>10</text:p>
              </table:table-cell>
              <table:table-cell office:value-type="float" office:value="198.436">
                <text:p>198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985">
                <text:p>10</text:p>
              </table:table-cell>
              <table:table-cell office:value-type="float" office:value="198.528">
                <text:p>198.5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326">
                <text:p>10</text:p>
              </table:table-cell>
              <table:table-cell office:value-type="float" office:value="198.624">
                <text:p>198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645">
                <text:p>10</text:p>
              </table:table-cell>
              <table:table-cell office:value-type="float" office:value="198.713">
                <text:p>198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95">
                <text:p>10</text:p>
              </table:table-cell>
              <table:table-cell office:value-type="float" office:value="198.799">
                <text:p>198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265">
                <text:p>10</text:p>
              </table:table-cell>
              <table:table-cell office:value-type="float" office:value="198.888">
                <text:p>198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625">
                <text:p>10</text:p>
              </table:table-cell>
              <table:table-cell office:value-type="float" office:value="198.989">
                <text:p>198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957">
                <text:p>10</text:p>
              </table:table-cell>
              <table:table-cell office:value-type="float" office:value="199.082">
                <text:p>199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185">
                <text:p>10</text:p>
              </table:table-cell>
              <table:table-cell office:value-type="float" office:value="199.146">
                <text:p>199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545">
                <text:p>10</text:p>
              </table:table-cell>
              <table:table-cell office:value-type="float" office:value="199.247">
                <text:p>199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9841">
                <text:p>10</text:p>
              </table:table-cell>
              <table:table-cell office:value-type="float" office:value="199.33">
                <text:p>199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152">
                <text:p>10</text:p>
              </table:table-cell>
              <table:table-cell office:value-type="float" office:value="199.417">
                <text:p>199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448">
                <text:p>10</text:p>
              </table:table-cell>
              <table:table-cell office:value-type="float" office:value="199.5">
                <text:p>199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764">
                <text:p>10</text:p>
              </table:table-cell>
              <table:table-cell office:value-type="float" office:value="199.588">
                <text:p>199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059">
                <text:p>10</text:p>
              </table:table-cell>
              <table:table-cell office:value-type="float" office:value="199.671">
                <text:p>199.6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354">
                <text:p>10</text:p>
              </table:table-cell>
              <table:table-cell office:value-type="float" office:value="199.754">
                <text:p>199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686">
                <text:p>10</text:p>
              </table:table-cell>
              <table:table-cell office:value-type="float" office:value="199.847">
                <text:p>199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01">
                <text:p>10</text:p>
              </table:table-cell>
              <table:table-cell office:value-type="float" office:value="199.938">
                <text:p>199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315">
                <text:p>10</text:p>
              </table:table-cell>
              <table:table-cell office:value-type="float" office:value="200.023">
                <text:p>200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659">
                <text:p>10</text:p>
              </table:table-cell>
              <table:table-cell office:value-type="float" office:value="200.119">
                <text:p>200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961">
                <text:p>10</text:p>
              </table:table-cell>
              <table:table-cell office:value-type="float" office:value="200.204">
                <text:p>200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288">
                <text:p>10</text:p>
              </table:table-cell>
              <table:table-cell office:value-type="float" office:value="200.296">
                <text:p>200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609">
                <text:p>10</text:p>
              </table:table-cell>
              <table:table-cell office:value-type="float" office:value="200.386">
                <text:p>200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922">
                <text:p>10</text:p>
              </table:table-cell>
              <table:table-cell office:value-type="float" office:value="200.474">
                <text:p>200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246">
                <text:p>10</text:p>
              </table:table-cell>
              <table:table-cell office:value-type="float" office:value="200.564">
                <text:p>200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557">
                <text:p>10</text:p>
              </table:table-cell>
              <table:table-cell office:value-type="float" office:value="200.652">
                <text:p>200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4887">
                <text:p>10</text:p>
              </table:table-cell>
              <table:table-cell office:value-type="float" office:value="200.744">
                <text:p>200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197">
                <text:p>10</text:p>
              </table:table-cell>
              <table:table-cell office:value-type="float" office:value="200.831">
                <text:p>200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489">
                <text:p>10</text:p>
              </table:table-cell>
              <table:table-cell office:value-type="float" office:value="200.912">
                <text:p>200.9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825">
                <text:p>10</text:p>
              </table:table-cell>
              <table:table-cell office:value-type="float" office:value="201.007">
                <text:p>201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118">
                <text:p>10</text:p>
              </table:table-cell>
              <table:table-cell office:value-type="float" office:value="201.089">
                <text:p>201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438">
                <text:p>10</text:p>
              </table:table-cell>
              <table:table-cell office:value-type="float" office:value="201.178">
                <text:p>201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74">
                <text:p>10</text:p>
              </table:table-cell>
              <table:table-cell office:value-type="float" office:value="201.263">
                <text:p>201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956">
                <text:p>10</text:p>
              </table:table-cell>
              <table:table-cell office:value-type="float" office:value="201.324">
                <text:p>201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31">
                <text:p>10</text:p>
              </table:table-cell>
              <table:table-cell office:value-type="float" office:value="201.423">
                <text:p>201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631">
                <text:p>10</text:p>
              </table:table-cell>
              <table:table-cell office:value-type="float" office:value="201.513">
                <text:p>201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96">
                <text:p>10</text:p>
              </table:table-cell>
              <table:table-cell office:value-type="float" office:value="201.605">
                <text:p>201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275">
                <text:p>10</text:p>
              </table:table-cell>
              <table:table-cell office:value-type="float" office:value="201.693">
                <text:p>201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583">
                <text:p>10</text:p>
              </table:table-cell>
              <table:table-cell office:value-type="float" office:value="201.78">
                <text:p>201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928">
                <text:p>10</text:p>
              </table:table-cell>
              <table:table-cell office:value-type="float" office:value="201.876">
                <text:p>201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24">
                <text:p>10</text:p>
              </table:table-cell>
              <table:table-cell office:value-type="float" office:value="201.964">
                <text:p>201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573">
                <text:p>10</text:p>
              </table:table-cell>
              <table:table-cell office:value-type="float" office:value="202.057">
                <text:p>202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891">
                <text:p>10</text:p>
              </table:table-cell>
              <table:table-cell office:value-type="float" office:value="202.146">
                <text:p>202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211">
                <text:p>10</text:p>
              </table:table-cell>
              <table:table-cell office:value-type="float" office:value="202.236">
                <text:p>202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515">
                <text:p>10</text:p>
              </table:table-cell>
              <table:table-cell office:value-type="float" office:value="202.321">
                <text:p>202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0826">
                <text:p>10</text:p>
              </table:table-cell>
              <table:table-cell office:value-type="float" office:value="202.408">
                <text:p>202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122">
                <text:p>10</text:p>
              </table:table-cell>
              <table:table-cell office:value-type="float" office:value="202.491">
                <text:p>202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505">
                <text:p>10</text:p>
              </table:table-cell>
              <table:table-cell office:value-type="float" office:value="202.599">
                <text:p>202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809">
                <text:p>10</text:p>
              </table:table-cell>
              <table:table-cell office:value-type="float" office:value="202.684">
                <text:p>202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157">
                <text:p>10</text:p>
              </table:table-cell>
              <table:table-cell office:value-type="float" office:value="202.781">
                <text:p>202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457">
                <text:p>10</text:p>
              </table:table-cell>
              <table:table-cell office:value-type="float" office:value="202.865">
                <text:p>202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758">
                <text:p>10</text:p>
              </table:table-cell>
              <table:table-cell office:value-type="float" office:value="202.95">
                <text:p>202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081">
                <text:p>10</text:p>
              </table:table-cell>
              <table:table-cell office:value-type="float" office:value="203.041">
                <text:p>203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388">
                <text:p>10</text:p>
              </table:table-cell>
              <table:table-cell office:value-type="float" office:value="203.127">
                <text:p>203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681">
                <text:p>10</text:p>
              </table:table-cell>
              <table:table-cell office:value-type="float" office:value="203.209">
                <text:p>203.2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006">
                <text:p>10</text:p>
              </table:table-cell>
              <table:table-cell office:value-type="float" office:value="203.3">
                <text:p>203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321">
                <text:p>10</text:p>
              </table:table-cell>
              <table:table-cell office:value-type="float" office:value="203.388">
                <text:p>203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65">
                <text:p>10</text:p>
              </table:table-cell>
              <table:table-cell office:value-type="float" office:value="203.481">
                <text:p>203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4974">
                <text:p>10</text:p>
              </table:table-cell>
              <table:table-cell office:value-type="float" office:value="203.572">
                <text:p>203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308">
                <text:p>10</text:p>
              </table:table-cell>
              <table:table-cell office:value-type="float" office:value="203.665">
                <text:p>203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52">
                <text:p>10</text:p>
              </table:table-cell>
              <table:table-cell office:value-type="float" office:value="203.725">
                <text:p>203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812">
                <text:p>10</text:p>
              </table:table-cell>
              <table:table-cell office:value-type="float" office:value="203.807">
                <text:p>203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136">
                <text:p>10</text:p>
              </table:table-cell>
              <table:table-cell office:value-type="float" office:value="203.898">
                <text:p>203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458">
                <text:p>10</text:p>
              </table:table-cell>
              <table:table-cell office:value-type="float" office:value="203.988">
                <text:p>203.9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776">
                <text:p>10</text:p>
              </table:table-cell>
              <table:table-cell office:value-type="float" office:value="204.078">
                <text:p>204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084">
                <text:p>10</text:p>
              </table:table-cell>
              <table:table-cell office:value-type="float" office:value="204.164">
                <text:p>204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399">
                <text:p>10</text:p>
              </table:table-cell>
              <table:table-cell office:value-type="float" office:value="204.253">
                <text:p>204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76">
                <text:p>10</text:p>
              </table:table-cell>
              <table:table-cell office:value-type="float" office:value="204.354">
                <text:p>204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066">
                <text:p>10</text:p>
              </table:table-cell>
              <table:table-cell office:value-type="float" office:value="204.44">
                <text:p>204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366">
                <text:p>10</text:p>
              </table:table-cell>
              <table:table-cell office:value-type="float" office:value="204.524">
                <text:p>204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68">
                <text:p>10</text:p>
              </table:table-cell>
              <table:table-cell office:value-type="float" office:value="204.612">
                <text:p>204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985">
                <text:p>10</text:p>
              </table:table-cell>
              <table:table-cell office:value-type="float" office:value="204.698">
                <text:p>204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311">
                <text:p>10</text:p>
              </table:table-cell>
              <table:table-cell office:value-type="float" office:value="204.79">
                <text:p>204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674">
                <text:p>10</text:p>
              </table:table-cell>
              <table:table-cell office:value-type="float" office:value="204.892">
                <text:p>20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9974">
                <text:p>10</text:p>
              </table:table-cell>
              <table:table-cell office:value-type="float" office:value="204.976">
                <text:p>204.9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305">
                <text:p>10</text:p>
              </table:table-cell>
              <table:table-cell office:value-type="float" office:value="205.07">
                <text:p>205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596">
                <text:p>10</text:p>
              </table:table-cell>
              <table:table-cell office:value-type="float" office:value="205.151">
                <text:p>205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907">
                <text:p>10</text:p>
              </table:table-cell>
              <table:table-cell office:value-type="float" office:value="205.239">
                <text:p>205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222">
                <text:p>10</text:p>
              </table:table-cell>
              <table:table-cell office:value-type="float" office:value="205.328">
                <text:p>205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529">
                <text:p>10</text:p>
              </table:table-cell>
              <table:table-cell office:value-type="float" office:value="205.414">
                <text:p>205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853">
                <text:p>10</text:p>
              </table:table-cell>
              <table:table-cell office:value-type="float" office:value="205.505">
                <text:p>205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165">
                <text:p>10</text:p>
              </table:table-cell>
              <table:table-cell office:value-type="float" office:value="205.593">
                <text:p>205.5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457">
                <text:p>10</text:p>
              </table:table-cell>
              <table:table-cell office:value-type="float" office:value="205.675">
                <text:p>205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798">
                <text:p>10</text:p>
              </table:table-cell>
              <table:table-cell office:value-type="float" office:value="205.771">
                <text:p>205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088">
                <text:p>10</text:p>
              </table:table-cell>
              <table:table-cell office:value-type="float" office:value="205.853">
                <text:p>205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394">
                <text:p>10</text:p>
              </table:table-cell>
              <table:table-cell office:value-type="float" office:value="205.939">
                <text:p>205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71">
                <text:p>10</text:p>
              </table:table-cell>
              <table:table-cell office:value-type="float" office:value="206.028">
                <text:p>206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007">
                <text:p>10</text:p>
              </table:table-cell>
              <table:table-cell office:value-type="float" office:value="206.112">
                <text:p>206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341">
                <text:p>10</text:p>
              </table:table-cell>
              <table:table-cell office:value-type="float" office:value="206.206">
                <text:p>206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65">
                <text:p>10</text:p>
              </table:table-cell>
              <table:table-cell office:value-type="float" office:value="206.294">
                <text:p>206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953">
                <text:p>10</text:p>
              </table:table-cell>
              <table:table-cell office:value-type="float" office:value="206.379">
                <text:p>206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278">
                <text:p>10</text:p>
              </table:table-cell>
              <table:table-cell office:value-type="float" office:value="206.471">
                <text:p>206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567">
                <text:p>10</text:p>
              </table:table-cell>
              <table:table-cell office:value-type="float" office:value="206.552">
                <text:p>206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5899">
                <text:p>10</text:p>
              </table:table-cell>
              <table:table-cell office:value-type="float" office:value="206.646">
                <text:p>206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234">
                <text:p>10</text:p>
              </table:table-cell>
              <table:table-cell office:value-type="float" office:value="206.741">
                <text:p>206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526">
                <text:p>10</text:p>
              </table:table-cell>
              <table:table-cell office:value-type="float" office:value="206.823">
                <text:p>206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842">
                <text:p>10</text:p>
              </table:table-cell>
              <table:table-cell office:value-type="float" office:value="206.913">
                <text:p>206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139">
                <text:p>10</text:p>
              </table:table-cell>
              <table:table-cell office:value-type="float" office:value="206.997">
                <text:p>206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436">
                <text:p>10</text:p>
              </table:table-cell>
              <table:table-cell office:value-type="float" office:value="207.08">
                <text:p>207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774">
                <text:p>10</text:p>
              </table:table-cell>
              <table:table-cell office:value-type="float" office:value="207.176">
                <text:p>207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093">
                <text:p>10</text:p>
              </table:table-cell>
              <table:table-cell office:value-type="float" office:value="207.266">
                <text:p>207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418">
                <text:p>10</text:p>
              </table:table-cell>
              <table:table-cell office:value-type="float" office:value="207.358">
                <text:p>207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721">
                <text:p>10</text:p>
              </table:table-cell>
              <table:table-cell office:value-type="float" office:value="207.444">
                <text:p>207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023">
                <text:p>10</text:p>
              </table:table-cell>
              <table:table-cell office:value-type="float" office:value="207.529">
                <text:p>207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341">
                <text:p>10</text:p>
              </table:table-cell>
              <table:table-cell office:value-type="float" office:value="207.619">
                <text:p>207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643">
                <text:p>10</text:p>
              </table:table-cell>
              <table:table-cell office:value-type="float" office:value="207.705">
                <text:p>207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9965">
                <text:p>10</text:p>
              </table:table-cell>
              <table:table-cell office:value-type="float" office:value="207.796">
                <text:p>207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277">
                <text:p>10</text:p>
              </table:table-cell>
              <table:table-cell office:value-type="float" office:value="207.884">
                <text:p>207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561">
                <text:p>10</text:p>
              </table:table-cell>
              <table:table-cell office:value-type="float" office:value="207.965">
                <text:p>207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934">
                <text:p>10</text:p>
              </table:table-cell>
              <table:table-cell office:value-type="float" office:value="208.071">
                <text:p>208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225">
                <text:p>10</text:p>
              </table:table-cell>
              <table:table-cell office:value-type="float" office:value="208.153">
                <text:p>208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548">
                <text:p>10</text:p>
              </table:table-cell>
              <table:table-cell office:value-type="float" office:value="208.245">
                <text:p>208.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861">
                <text:p>10</text:p>
              </table:table-cell>
              <table:table-cell office:value-type="float" office:value="208.333">
                <text:p>208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21">
                <text:p>10</text:p>
              </table:table-cell>
              <table:table-cell office:value-type="float" office:value="208.433">
                <text:p>208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53">
                <text:p>10</text:p>
              </table:table-cell>
              <table:table-cell office:value-type="float" office:value="208.523">
                <text:p>208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872">
                <text:p>10</text:p>
              </table:table-cell>
              <table:table-cell office:value-type="float" office:value="208.62">
                <text:p>208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157">
                <text:p>10</text:p>
              </table:table-cell>
              <table:table-cell office:value-type="float" office:value="208.701">
                <text:p>208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488">
                <text:p>10</text:p>
              </table:table-cell>
              <table:table-cell office:value-type="float" office:value="208.795">
                <text:p>208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778">
                <text:p>10</text:p>
              </table:table-cell>
              <table:table-cell office:value-type="float" office:value="208.877">
                <text:p>208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07">
                <text:p>10</text:p>
              </table:table-cell>
              <table:table-cell office:value-type="float" office:value="208.96">
                <text:p>208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395">
                <text:p>10</text:p>
              </table:table-cell>
              <table:table-cell office:value-type="float" office:value="209.053">
                <text:p>209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713">
                <text:p>10</text:p>
              </table:table-cell>
              <table:table-cell office:value-type="float" office:value="209.143">
                <text:p>209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008">
                <text:p>10</text:p>
              </table:table-cell>
              <table:table-cell office:value-type="float" office:value="209.227">
                <text:p>209.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345">
                <text:p>10</text:p>
              </table:table-cell>
              <table:table-cell office:value-type="float" office:value="209.323">
                <text:p>209.3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65">
                <text:p>10</text:p>
              </table:table-cell>
              <table:table-cell office:value-type="float" office:value="209.41">
                <text:p>209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5984">
                <text:p>10</text:p>
              </table:table-cell>
              <table:table-cell office:value-type="float" office:value="209.505">
                <text:p>209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301">
                <text:p>10</text:p>
              </table:table-cell>
              <table:table-cell office:value-type="float" office:value="209.595">
                <text:p>209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618">
                <text:p>10</text:p>
              </table:table-cell>
              <table:table-cell office:value-type="float" office:value="209.685">
                <text:p>209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945">
                <text:p>10</text:p>
              </table:table-cell>
              <table:table-cell office:value-type="float" office:value="209.778">
                <text:p>209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265">
                <text:p>10</text:p>
              </table:table-cell>
              <table:table-cell office:value-type="float" office:value="209.869">
                <text:p>209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644">
                <text:p>10</text:p>
              </table:table-cell>
              <table:table-cell office:value-type="float" office:value="209.978">
                <text:p>209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951">
                <text:p>10</text:p>
              </table:table-cell>
              <table:table-cell office:value-type="float" office:value="210.065">
                <text:p>210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24">
                <text:p>10</text:p>
              </table:table-cell>
              <table:table-cell office:value-type="float" office:value="210.147">
                <text:p>210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553">
                <text:p>10</text:p>
              </table:table-cell>
              <table:table-cell office:value-type="float" office:value="210.236">
                <text:p>210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888">
                <text:p>10</text:p>
              </table:table-cell>
              <table:table-cell office:value-type="float" office:value="210.332">
                <text:p>210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229">
                <text:p>10</text:p>
              </table:table-cell>
              <table:table-cell office:value-type="float" office:value="210.43">
                <text:p>210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607">
                <text:p>10</text:p>
              </table:table-cell>
              <table:table-cell office:value-type="float" office:value="210.538">
                <text:p>210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948">
                <text:p>10</text:p>
              </table:table-cell>
              <table:table-cell office:value-type="float" office:value="210.635">
                <text:p>210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263">
                <text:p>20</text:p>
              </table:table-cell>
              <table:table-cell office:value-type="float" office:value="210.725">
                <text:p>210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556">
                <text:p>20</text:p>
              </table:table-cell>
              <table:table-cell office:value-type="float" office:value="210.809">
                <text:p>210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0842">
                <text:p>20</text:p>
              </table:table-cell>
              <table:table-cell office:value-type="float" office:value="210.89">
                <text:p>210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134">
                <text:p>20</text:p>
              </table:table-cell>
              <table:table-cell office:value-type="float" office:value="210.974">
                <text:p>210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422">
                <text:p>20</text:p>
              </table:table-cell>
              <table:table-cell office:value-type="float" office:value="211.056">
                <text:p>211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757">
                <text:p>20</text:p>
              </table:table-cell>
              <table:table-cell office:value-type="float" office:value="211.152">
                <text:p>211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053">
                <text:p>20</text:p>
              </table:table-cell>
              <table:table-cell office:value-type="float" office:value="211.236">
                <text:p>211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373">
                <text:p>20</text:p>
              </table:table-cell>
              <table:table-cell office:value-type="float" office:value="211.328">
                <text:p>211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674">
                <text:p>20</text:p>
              </table:table-cell>
              <table:table-cell office:value-type="float" office:value="211.414">
                <text:p>211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971">
                <text:p>20</text:p>
              </table:table-cell>
              <table:table-cell office:value-type="float" office:value="211.499">
                <text:p>211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288">
                <text:p>20</text:p>
              </table:table-cell>
              <table:table-cell office:value-type="float" office:value="211.59">
                <text:p>211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594">
                <text:p>20</text:p>
              </table:table-cell>
              <table:table-cell office:value-type="float" office:value="211.677">
                <text:p>211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894">
                <text:p>20</text:p>
              </table:table-cell>
              <table:table-cell office:value-type="float" office:value="211.763">
                <text:p>211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222">
                <text:p>20</text:p>
              </table:table-cell>
              <table:table-cell office:value-type="float" office:value="211.857">
                <text:p>211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52">
                <text:p>20</text:p>
              </table:table-cell>
              <table:table-cell office:value-type="float" office:value="211.943">
                <text:p>211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838">
                <text:p>20</text:p>
              </table:table-cell>
              <table:table-cell office:value-type="float" office:value="212.034">
                <text:p>212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158">
                <text:p>20</text:p>
              </table:table-cell>
              <table:table-cell office:value-type="float" office:value="212.126">
                <text:p>212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459">
                <text:p>20</text:p>
              </table:table-cell>
              <table:table-cell office:value-type="float" office:value="212.212">
                <text:p>212.2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738">
                <text:p>20</text:p>
              </table:table-cell>
              <table:table-cell office:value-type="float" office:value="212.292">
                <text:p>212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061">
                <text:p>20</text:p>
              </table:table-cell>
              <table:table-cell office:value-type="float" office:value="212.385">
                <text:p>212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354">
                <text:p>20</text:p>
              </table:table-cell>
              <table:table-cell office:value-type="float" office:value="212.469">
                <text:p>212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67">
                <text:p>20</text:p>
              </table:table-cell>
              <table:table-cell office:value-type="float" office:value="212.56">
                <text:p>212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969">
                <text:p>20</text:p>
              </table:table-cell>
              <table:table-cell office:value-type="float" office:value="212.645">
                <text:p>212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271">
                <text:p>20</text:p>
              </table:table-cell>
              <table:table-cell office:value-type="float" office:value="212.732">
                <text:p>212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598">
                <text:p>20</text:p>
              </table:table-cell>
              <table:table-cell office:value-type="float" office:value="212.826">
                <text:p>212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904">
                <text:p>20</text:p>
              </table:table-cell>
              <table:table-cell office:value-type="float" office:value="212.914">
                <text:p>212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198">
                <text:p>20</text:p>
              </table:table-cell>
              <table:table-cell office:value-type="float" office:value="212.999">
                <text:p>212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518">
                <text:p>20</text:p>
              </table:table-cell>
              <table:table-cell office:value-type="float" office:value="213.091">
                <text:p>213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814">
                <text:p>20</text:p>
              </table:table-cell>
              <table:table-cell office:value-type="float" office:value="213.176">
                <text:p>213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106">
                <text:p>20</text:p>
              </table:table-cell>
              <table:table-cell office:value-type="float" office:value="213.26">
                <text:p>213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425">
                <text:p>20</text:p>
              </table:table-cell>
              <table:table-cell office:value-type="float" office:value="213.352">
                <text:p>213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9742">
                <text:p>20</text:p>
              </table:table-cell>
              <table:table-cell office:value-type="float" office:value="213.443">
                <text:p>213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064">
                <text:p>20</text:p>
              </table:table-cell>
              <table:table-cell office:value-type="float" office:value="213.536">
                <text:p>213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373">
                <text:p>20</text:p>
              </table:table-cell>
              <table:table-cell office:value-type="float" office:value="213.625">
                <text:p>213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658">
                <text:p>20</text:p>
              </table:table-cell>
              <table:table-cell office:value-type="float" office:value="213.707">
                <text:p>213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007">
                <text:p>20</text:p>
              </table:table-cell>
              <table:table-cell office:value-type="float" office:value="213.808">
                <text:p>213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311">
                <text:p>20</text:p>
              </table:table-cell>
              <table:table-cell office:value-type="float" office:value="213.895">
                <text:p>213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69">
                <text:p>20</text:p>
              </table:table-cell>
              <table:table-cell office:value-type="float" office:value="214.005">
                <text:p>214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002">
                <text:p>20</text:p>
              </table:table-cell>
              <table:table-cell office:value-type="float" office:value="214.095">
                <text:p>214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299">
                <text:p>20</text:p>
              </table:table-cell>
              <table:table-cell office:value-type="float" office:value="214.18">
                <text:p>214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626">
                <text:p>20</text:p>
              </table:table-cell>
              <table:table-cell office:value-type="float" office:value="214.275">
                <text:p>214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935">
                <text:p>20</text:p>
              </table:table-cell>
              <table:table-cell office:value-type="float" office:value="214.364">
                <text:p>214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234">
                <text:p>20</text:p>
              </table:table-cell>
              <table:table-cell office:value-type="float" office:value="214.45">
                <text:p>214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575">
                <text:p>20</text:p>
              </table:table-cell>
              <table:table-cell office:value-type="float" office:value="214.549">
                <text:p>214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88">
                <text:p>20</text:p>
              </table:table-cell>
              <table:table-cell office:value-type="float" office:value="214.637">
                <text:p>214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201">
                <text:p>20</text:p>
              </table:table-cell>
              <table:table-cell office:value-type="float" office:value="214.73">
                <text:p>214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508">
                <text:p>20</text:p>
              </table:table-cell>
              <table:table-cell office:value-type="float" office:value="214.819">
                <text:p>214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808">
                <text:p>20</text:p>
              </table:table-cell>
              <table:table-cell office:value-type="float" office:value="214.905">
                <text:p>214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105">
                <text:p>20</text:p>
              </table:table-cell>
              <table:table-cell office:value-type="float" office:value="214.991">
                <text:p>214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437">
                <text:p>20</text:p>
              </table:table-cell>
              <table:table-cell office:value-type="float" office:value="215.087">
                <text:p>215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5747">
                <text:p>20</text:p>
              </table:table-cell>
              <table:table-cell office:value-type="float" office:value="215.177">
                <text:p>215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06">
                <text:p>20</text:p>
              </table:table-cell>
              <table:table-cell office:value-type="float" office:value="215.267">
                <text:p>215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37">
                <text:p>20</text:p>
              </table:table-cell>
              <table:table-cell office:value-type="float" office:value="215.357">
                <text:p>215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215.441">
                <text:p>215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958">
                <text:p>20</text:p>
              </table:table-cell>
              <table:table-cell office:value-type="float" office:value="215.527">
                <text:p>215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245">
                <text:p>20</text:p>
              </table:table-cell>
              <table:table-cell office:value-type="float" office:value="215.61">
                <text:p>215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656">
                <text:p>20</text:p>
              </table:table-cell>
              <table:table-cell office:value-type="float" office:value="215.73">
                <text:p>215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954">
                <text:p>20</text:p>
              </table:table-cell>
              <table:table-cell office:value-type="float" office:value="215.816">
                <text:p>215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299">
                <text:p>20</text:p>
              </table:table-cell>
              <table:table-cell office:value-type="float" office:value="215.916">
                <text:p>215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636">
                <text:p>20</text:p>
              </table:table-cell>
              <table:table-cell office:value-type="float" office:value="216.014">
                <text:p>216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95">
                <text:p>20</text:p>
              </table:table-cell>
              <table:table-cell office:value-type="float" office:value="216.105">
                <text:p>216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284">
                <text:p>20</text:p>
              </table:table-cell>
              <table:table-cell office:value-type="float" office:value="216.202">
                <text:p>216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599">
                <text:p>20</text:p>
              </table:table-cell>
              <table:table-cell office:value-type="float" office:value="216.293">
                <text:p>216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9803">
                <text:p>20</text:p>
              </table:table-cell>
              <table:table-cell office:value-type="float" office:value="216.352">
                <text:p>216.3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173">
                <text:p>20</text:p>
              </table:table-cell>
              <table:table-cell office:value-type="float" office:value="216.46">
                <text:p>216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465">
                <text:p>20</text:p>
              </table:table-cell>
              <table:table-cell office:value-type="float" office:value="216.545">
                <text:p>216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76">
                <text:p>20</text:p>
              </table:table-cell>
              <table:table-cell office:value-type="float" office:value="216.631">
                <text:p>216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089">
                <text:p>20</text:p>
              </table:table-cell>
              <table:table-cell office:value-type="float" office:value="216.726">
                <text:p>216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42">
                <text:p>20</text:p>
              </table:table-cell>
              <table:table-cell office:value-type="float" office:value="216.822">
                <text:p>216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72">
                <text:p>20</text:p>
              </table:table-cell>
              <table:table-cell office:value-type="float" office:value="216.91">
                <text:p>216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057">
                <text:p>20</text:p>
              </table:table-cell>
              <table:table-cell office:value-type="float" office:value="217.007">
                <text:p>217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373">
                <text:p>20</text:p>
              </table:table-cell>
              <table:table-cell office:value-type="float" office:value="217.099">
                <text:p>217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703">
                <text:p>20</text:p>
              </table:table-cell>
              <table:table-cell office:value-type="float" office:value="217.195">
                <text:p>217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013">
                <text:p>20</text:p>
              </table:table-cell>
              <table:table-cell office:value-type="float" office:value="217.286">
                <text:p>217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358">
                <text:p>20</text:p>
              </table:table-cell>
              <table:table-cell office:value-type="float" office:value="217.386">
                <text:p>217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667">
                <text:p>20</text:p>
              </table:table-cell>
              <table:table-cell office:value-type="float" office:value="217.476">
                <text:p>217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997">
                <text:p>20</text:p>
              </table:table-cell>
              <table:table-cell office:value-type="float" office:value="217.572">
                <text:p>217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308">
                <text:p>20</text:p>
              </table:table-cell>
              <table:table-cell office:value-type="float" office:value="217.662">
                <text:p>217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604">
                <text:p>20</text:p>
              </table:table-cell>
              <table:table-cell office:value-type="float" office:value="217.749">
                <text:p>217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493">
                <text:p>20</text:p>
              </table:table-cell>
              <table:table-cell office:value-type="float" office:value="217.843">
                <text:p>217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221">
                <text:p>20</text:p>
              </table:table-cell>
              <table:table-cell office:value-type="float" office:value="217.928">
                <text:p>217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528">
                <text:p>20</text:p>
              </table:table-cell>
              <table:table-cell office:value-type="float" office:value="218.017">
                <text:p>218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835">
                <text:p>20</text:p>
              </table:table-cell>
              <table:table-cell office:value-type="float" office:value="218.107">
                <text:p>218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145">
                <text:p>20</text:p>
              </table:table-cell>
              <table:table-cell office:value-type="float" office:value="218.197">
                <text:p>218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435">
                <text:p>20</text:p>
              </table:table-cell>
              <table:table-cell office:value-type="float" office:value="218.282">
                <text:p>218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765">
                <text:p>20</text:p>
              </table:table-cell>
              <table:table-cell office:value-type="float" office:value="218.378">
                <text:p>218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055">
                <text:p>20</text:p>
              </table:table-cell>
              <table:table-cell office:value-type="float" office:value="218.463">
                <text:p>218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365">
                <text:p>20</text:p>
              </table:table-cell>
              <table:table-cell office:value-type="float" office:value="218.553">
                <text:p>218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66">
                <text:p>20</text:p>
              </table:table-cell>
              <table:table-cell office:value-type="float" office:value="218.639">
                <text:p>218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976">
                <text:p>20</text:p>
              </table:table-cell>
              <table:table-cell office:value-type="float" office:value="218.731">
                <text:p>218.7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267">
                <text:p>20</text:p>
              </table:table-cell>
              <table:table-cell office:value-type="float" office:value="218.816">
                <text:p>218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578">
                <text:p>20</text:p>
              </table:table-cell>
              <table:table-cell office:value-type="float" office:value="218.907">
                <text:p>218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941">
                <text:p>20</text:p>
              </table:table-cell>
              <table:table-cell office:value-type="float" office:value="219.013">
                <text:p>219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254">
                <text:p>20</text:p>
              </table:table-cell>
              <table:table-cell office:value-type="float" office:value="219.104">
                <text:p>219.1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56">
                <text:p>20</text:p>
              </table:table-cell>
              <table:table-cell office:value-type="float" office:value="219.194">
                <text:p>219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892">
                <text:p>20</text:p>
              </table:table-cell>
              <table:table-cell office:value-type="float" office:value="219.291">
                <text:p>219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186">
                <text:p>20</text:p>
              </table:table-cell>
              <table:table-cell office:value-type="float" office:value="219.376">
                <text:p>219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491">
                <text:p>20</text:p>
              </table:table-cell>
              <table:table-cell office:value-type="float" office:value="219.465">
                <text:p>219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823">
                <text:p>20</text:p>
              </table:table-cell>
              <table:table-cell office:value-type="float" office:value="219.562">
                <text:p>219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12">
                <text:p>20</text:p>
              </table:table-cell>
              <table:table-cell office:value-type="float" office:value="219.649">
                <text:p>219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405">
                <text:p>20</text:p>
              </table:table-cell>
              <table:table-cell office:value-type="float" office:value="219.732">
                <text:p>219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1761">
                <text:p>20</text:p>
              </table:table-cell>
              <table:table-cell office:value-type="float" office:value="219.836">
                <text:p>219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058">
                <text:p>20</text:p>
              </table:table-cell>
              <table:table-cell office:value-type="float" office:value="219.923">
                <text:p>219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399">
                <text:p>20</text:p>
              </table:table-cell>
              <table:table-cell office:value-type="float" office:value="220.023">
                <text:p>220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702">
                <text:p>20</text:p>
              </table:table-cell>
              <table:table-cell office:value-type="float" office:value="220.112">
                <text:p>220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995">
                <text:p>20</text:p>
              </table:table-cell>
              <table:table-cell office:value-type="float" office:value="220.197">
                <text:p>220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333">
                <text:p>20</text:p>
              </table:table-cell>
              <table:table-cell office:value-type="float" office:value="220.296">
                <text:p>220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645">
                <text:p>20</text:p>
              </table:table-cell>
              <table:table-cell office:value-type="float" office:value="220.387">
                <text:p>220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938">
                <text:p>20</text:p>
              </table:table-cell>
              <table:table-cell office:value-type="float" office:value="220.473">
                <text:p>220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287">
                <text:p>20</text:p>
              </table:table-cell>
              <table:table-cell office:value-type="float" office:value="220.575">
                <text:p>220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588">
                <text:p>20</text:p>
              </table:table-cell>
              <table:table-cell office:value-type="float" office:value="220.663">
                <text:p>220.6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898">
                <text:p>20</text:p>
              </table:table-cell>
              <table:table-cell office:value-type="float" office:value="220.754">
                <text:p>220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272">
                <text:p>20</text:p>
              </table:table-cell>
              <table:table-cell office:value-type="float" office:value="220.863">
                <text:p>220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57">
                <text:p>20</text:p>
              </table:table-cell>
              <table:table-cell office:value-type="float" office:value="220.951">
                <text:p>220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5898">
                <text:p>20</text:p>
              </table:table-cell>
              <table:table-cell office:value-type="float" office:value="221.047">
                <text:p>221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197">
                <text:p>20</text:p>
              </table:table-cell>
              <table:table-cell office:value-type="float" office:value="221.134">
                <text:p>221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507">
                <text:p>20</text:p>
              </table:table-cell>
              <table:table-cell office:value-type="float" office:value="221.225">
                <text:p>221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811">
                <text:p>20</text:p>
              </table:table-cell>
              <table:table-cell office:value-type="float" office:value="221.314">
                <text:p>221.3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105">
                <text:p>20</text:p>
              </table:table-cell>
              <table:table-cell office:value-type="float" office:value="221.4">
                <text:p>221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392">
                <text:p>20</text:p>
              </table:table-cell>
              <table:table-cell office:value-type="float" office:value="221.484">
                <text:p>221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711">
                <text:p>20</text:p>
              </table:table-cell>
              <table:table-cell office:value-type="float" office:value="221.578">
                <text:p>221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033">
                <text:p>20</text:p>
              </table:table-cell>
              <table:table-cell office:value-type="float" office:value="221.672">
                <text:p>221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352">
                <text:p>20</text:p>
              </table:table-cell>
              <table:table-cell office:value-type="float" office:value="221.765">
                <text:p>221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667">
                <text:p>20</text:p>
              </table:table-cell>
              <table:table-cell office:value-type="float" office:value="221.858">
                <text:p>221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976">
                <text:p>20</text:p>
              </table:table-cell>
              <table:table-cell office:value-type="float" office:value="221.948">
                <text:p>221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289">
                <text:p>20</text:p>
              </table:table-cell>
              <table:table-cell office:value-type="float" office:value="222.04">
                <text:p>222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595">
                <text:p>20</text:p>
              </table:table-cell>
              <table:table-cell office:value-type="float" office:value="222.129">
                <text:p>222.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9917">
                <text:p>20</text:p>
              </table:table-cell>
              <table:table-cell office:value-type="float" office:value="222.224">
                <text:p>222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12">
                <text:p>20</text:p>
              </table:table-cell>
              <table:table-cell office:value-type="float" office:value="222.283">
                <text:p>222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453">
                <text:p>20</text:p>
              </table:table-cell>
              <table:table-cell office:value-type="float" office:value="222.381">
                <text:p>222.3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0772">
                <text:p>20</text:p>
              </table:table-cell>
              <table:table-cell office:value-type="float" office:value="222.474">
                <text:p>222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071">
                <text:p>20</text:p>
              </table:table-cell>
              <table:table-cell office:value-type="float" office:value="222.562">
                <text:p>222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354">
                <text:p>20</text:p>
              </table:table-cell>
              <table:table-cell office:value-type="float" office:value="222.645">
                <text:p>222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675">
                <text:p>20</text:p>
              </table:table-cell>
              <table:table-cell office:value-type="float" office:value="222.739">
                <text:p>222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966">
                <text:p>20</text:p>
              </table:table-cell>
              <table:table-cell office:value-type="float" office:value="222.824">
                <text:p>222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261">
                <text:p>20</text:p>
              </table:table-cell>
              <table:table-cell office:value-type="float" office:value="222.911">
                <text:p>222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598">
                <text:p>20</text:p>
              </table:table-cell>
              <table:table-cell office:value-type="float" office:value="223.009">
                <text:p>223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901">
                <text:p>20</text:p>
              </table:table-cell>
              <table:table-cell office:value-type="float" office:value="223.098">
                <text:p>223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214">
                <text:p>20</text:p>
              </table:table-cell>
              <table:table-cell office:value-type="float" office:value="223.19">
                <text:p>223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511">
                <text:p>20</text:p>
              </table:table-cell>
              <table:table-cell office:value-type="float" office:value="223.277">
                <text:p>223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806">
                <text:p>20</text:p>
              </table:table-cell>
              <table:table-cell office:value-type="float" office:value="223.363">
                <text:p>223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115">
                <text:p>20</text:p>
              </table:table-cell>
              <table:table-cell office:value-type="float" office:value="223.454">
                <text:p>223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404">
                <text:p>20</text:p>
              </table:table-cell>
              <table:table-cell office:value-type="float" office:value="223.539">
                <text:p>223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4734">
                <text:p>20</text:p>
              </table:table-cell>
              <table:table-cell office:value-type="float" office:value="223.635">
                <text:p>223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027">
                <text:p>20</text:p>
              </table:table-cell>
              <table:table-cell office:value-type="float" office:value="223.721">
                <text:p>223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345">
                <text:p>20</text:p>
              </table:table-cell>
              <table:table-cell office:value-type="float" office:value="223.814">
                <text:p>223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658">
                <text:p>20</text:p>
              </table:table-cell>
              <table:table-cell office:value-type="float" office:value="223.906">
                <text:p>223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97">
                <text:p>20</text:p>
              </table:table-cell>
              <table:table-cell office:value-type="float" office:value="223.998">
                <text:p>223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259">
                <text:p>20</text:p>
              </table:table-cell>
              <table:table-cell office:value-type="float" office:value="224.083">
                <text:p>224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555">
                <text:p>20</text:p>
              </table:table-cell>
              <table:table-cell office:value-type="float" office:value="224.169">
                <text:p>224.1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846">
                <text:p>20</text:p>
              </table:table-cell>
              <table:table-cell office:value-type="float" office:value="224.254">
                <text:p>224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162">
                <text:p>20</text:p>
              </table:table-cell>
              <table:table-cell office:value-type="float" office:value="224.347">
                <text:p>224.3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466">
                <text:p>20</text:p>
              </table:table-cell>
              <table:table-cell office:value-type="float" office:value="224.436">
                <text:p>224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755">
                <text:p>20</text:p>
              </table:table-cell>
              <table:table-cell office:value-type="float" office:value="224.521">
                <text:p>224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087">
                <text:p>20</text:p>
              </table:table-cell>
              <table:table-cell office:value-type="float" office:value="224.619">
                <text:p>224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387">
                <text:p>20</text:p>
              </table:table-cell>
              <table:table-cell office:value-type="float" office:value="224.706">
                <text:p>224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678">
                <text:p>20</text:p>
              </table:table-cell>
              <table:table-cell office:value-type="float" office:value="224.792">
                <text:p>224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006">
                <text:p>20</text:p>
              </table:table-cell>
              <table:table-cell office:value-type="float" office:value="224.888">
                <text:p>22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292">
                <text:p>20</text:p>
              </table:table-cell>
              <table:table-cell office:value-type="float" office:value="224.972">
                <text:p>224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615">
                <text:p>20</text:p>
              </table:table-cell>
              <table:table-cell office:value-type="float" office:value="225.067">
                <text:p>22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9921">
                <text:p>20</text:p>
              </table:table-cell>
              <table:table-cell office:value-type="float" office:value="225.156">
                <text:p>225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221">
                <text:p>20</text:p>
              </table:table-cell>
              <table:table-cell office:value-type="float" office:value="225.244">
                <text:p>225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552">
                <text:p>20</text:p>
              </table:table-cell>
              <table:table-cell office:value-type="float" office:value="225.341">
                <text:p>225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846">
                <text:p>20</text:p>
              </table:table-cell>
              <table:table-cell office:value-type="float" office:value="225.427">
                <text:p>225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159">
                <text:p>20</text:p>
              </table:table-cell>
              <table:table-cell office:value-type="float" office:value="225.52">
                <text:p>225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451">
                <text:p>20</text:p>
              </table:table-cell>
              <table:table-cell office:value-type="float" office:value="225.605">
                <text:p>225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738">
                <text:p>20</text:p>
              </table:table-cell>
              <table:table-cell office:value-type="float" office:value="225.689">
                <text:p>225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061">
                <text:p>20</text:p>
              </table:table-cell>
              <table:table-cell office:value-type="float" office:value="225.784">
                <text:p>225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357">
                <text:p>20</text:p>
              </table:table-cell>
              <table:table-cell office:value-type="float" office:value="225.871">
                <text:p>225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648">
                <text:p>20</text:p>
              </table:table-cell>
              <table:table-cell office:value-type="float" office:value="225.956">
                <text:p>225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967">
                <text:p>20</text:p>
              </table:table-cell>
              <table:table-cell office:value-type="float" office:value="226.049">
                <text:p>226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276">
                <text:p>20</text:p>
              </table:table-cell>
              <table:table-cell office:value-type="float" office:value="226.14">
                <text:p>226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587">
                <text:p>20</text:p>
              </table:table-cell>
              <table:table-cell office:value-type="float" office:value="226.231">
                <text:p>226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882">
                <text:p>20</text:p>
              </table:table-cell>
              <table:table-cell office:value-type="float" office:value="226.318">
                <text:p>226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201">
                <text:p>20</text:p>
              </table:table-cell>
              <table:table-cell office:value-type="float" office:value="226.411">
                <text:p>226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511">
                <text:p>20</text:p>
              </table:table-cell>
              <table:table-cell office:value-type="float" office:value="226.502">
                <text:p>226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827">
                <text:p>20</text:p>
              </table:table-cell>
              <table:table-cell office:value-type="float" office:value="226.595">
                <text:p>226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154">
                <text:p>20</text:p>
              </table:table-cell>
              <table:table-cell office:value-type="float" office:value="226.69">
                <text:p>226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452">
                <text:p>20</text:p>
              </table:table-cell>
              <table:table-cell office:value-type="float" office:value="226.778">
                <text:p>226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774">
                <text:p>20</text:p>
              </table:table-cell>
              <table:table-cell office:value-type="float" office:value="226.872">
                <text:p>226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081">
                <text:p>20</text:p>
              </table:table-cell>
              <table:table-cell office:value-type="float" office:value="226.962">
                <text:p>226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38">
                <text:p>20</text:p>
              </table:table-cell>
              <table:table-cell office:value-type="float" office:value="227.05">
                <text:p>227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707">
                <text:p>20</text:p>
              </table:table-cell>
              <table:table-cell office:value-type="float" office:value="227.145">
                <text:p>227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008">
                <text:p>20</text:p>
              </table:table-cell>
              <table:table-cell office:value-type="float" office:value="227.233">
                <text:p>227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306">
                <text:p>20</text:p>
              </table:table-cell>
              <table:table-cell office:value-type="float" office:value="227.321">
                <text:p>227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61">
                <text:p>20</text:p>
              </table:table-cell>
              <table:table-cell office:value-type="float" office:value="227.41">
                <text:p>227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95">
                <text:p>20</text:p>
              </table:table-cell>
              <table:table-cell office:value-type="float" office:value="227.509">
                <text:p>227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28">
                <text:p>20</text:p>
              </table:table-cell>
              <table:table-cell office:value-type="float" office:value="227.606">
                <text:p>227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612">
                <text:p>20</text:p>
              </table:table-cell>
              <table:table-cell office:value-type="float" office:value="227.703">
                <text:p>227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908">
                <text:p>20</text:p>
              </table:table-cell>
              <table:table-cell office:value-type="float" office:value="227.79">
                <text:p>227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196">
                <text:p>20</text:p>
              </table:table-cell>
              <table:table-cell office:value-type="float" office:value="227.874">
                <text:p>227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631">
                <text:p>20</text:p>
              </table:table-cell>
              <table:table-cell office:value-type="float" office:value="228.002">
                <text:p>228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951">
                <text:p>20</text:p>
              </table:table-cell>
              <table:table-cell office:value-type="float" office:value="228.096">
                <text:p>228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318">
                <text:p>20</text:p>
              </table:table-cell>
              <table:table-cell office:value-type="float" office:value="228.203">
                <text:p>228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688">
                <text:p>20</text:p>
              </table:table-cell>
              <table:table-cell office:value-type="float" office:value="228.312">
                <text:p>228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031">
                <text:p>20</text:p>
              </table:table-cell>
              <table:table-cell office:value-type="float" office:value="228.412">
                <text:p>228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336">
                <text:p>20</text:p>
              </table:table-cell>
              <table:table-cell office:value-type="float" office:value="228.501">
                <text:p>228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688">
                <text:p>20</text:p>
              </table:table-cell>
              <table:table-cell office:value-type="float" office:value="228.604">
                <text:p>228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994">
                <text:p>20</text:p>
              </table:table-cell>
              <table:table-cell office:value-type="float" office:value="228.694">
                <text:p>228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298">
                <text:p>20</text:p>
              </table:table-cell>
              <table:table-cell office:value-type="float" office:value="228.783">
                <text:p>228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594">
                <text:p>20</text:p>
              </table:table-cell>
              <table:table-cell office:value-type="float" office:value="228.869">
                <text:p>228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909">
                <text:p>20</text:p>
              </table:table-cell>
              <table:table-cell office:value-type="float" office:value="228.961">
                <text:p>228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194">
                <text:p>20</text:p>
              </table:table-cell>
              <table:table-cell office:value-type="float" office:value="229.044">
                <text:p>229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531">
                <text:p>20</text:p>
              </table:table-cell>
              <table:table-cell office:value-type="float" office:value="229.143">
                <text:p>229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3846">
                <text:p>20</text:p>
              </table:table-cell>
              <table:table-cell office:value-type="float" office:value="229.235">
                <text:p>229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185">
                <text:p>20</text:p>
              </table:table-cell>
              <table:table-cell office:value-type="float" office:value="229.334">
                <text:p>229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536">
                <text:p>20</text:p>
              </table:table-cell>
              <table:table-cell office:value-type="float" office:value="229.436">
                <text:p>229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846">
                <text:p>20</text:p>
              </table:table-cell>
              <table:table-cell office:value-type="float" office:value="229.527">
                <text:p>229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141">
                <text:p>20</text:p>
              </table:table-cell>
              <table:table-cell office:value-type="float" office:value="229.613">
                <text:p>229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465">
                <text:p>20</text:p>
              </table:table-cell>
              <table:table-cell office:value-type="float" office:value="229.708">
                <text:p>229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764">
                <text:p>20</text:p>
              </table:table-cell>
              <table:table-cell office:value-type="float" office:value="229.795">
                <text:p>229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049">
                <text:p>20</text:p>
              </table:table-cell>
              <table:table-cell office:value-type="float" office:value="229.878">
                <text:p>229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35">
                <text:p>20</text:p>
              </table:table-cell>
              <table:table-cell office:value-type="float" office:value="229.966">
                <text:p>229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636">
                <text:p>20</text:p>
              </table:table-cell>
              <table:table-cell office:value-type="float" office:value="230.05">
                <text:p>230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916">
                <text:p>20</text:p>
              </table:table-cell>
              <table:table-cell office:value-type="float" office:value="230.131">
                <text:p>230.1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254">
                <text:p>20</text:p>
              </table:table-cell>
              <table:table-cell office:value-type="float" office:value="230.23">
                <text:p>230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556">
                <text:p>20</text:p>
              </table:table-cell>
              <table:table-cell office:value-type="float" office:value="230.318">
                <text:p>230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889">
                <text:p>20</text:p>
              </table:table-cell>
              <table:table-cell office:value-type="float" office:value="230.415">
                <text:p>230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207">
                <text:p>20</text:p>
              </table:table-cell>
              <table:table-cell office:value-type="float" office:value="230.508">
                <text:p>230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512">
                <text:p>20</text:p>
              </table:table-cell>
              <table:table-cell office:value-type="float" office:value="230.597">
                <text:p>230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813">
                <text:p>20</text:p>
              </table:table-cell>
              <table:table-cell office:value-type="float" office:value="230.684">
                <text:p>230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142">
                <text:p>20</text:p>
              </table:table-cell>
              <table:table-cell office:value-type="float" office:value="230.78">
                <text:p>230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443">
                <text:p>20</text:p>
              </table:table-cell>
              <table:table-cell office:value-type="float" office:value="230.868">
                <text:p>230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781">
                <text:p>20</text:p>
              </table:table-cell>
              <table:table-cell office:value-type="float" office:value="230.967">
                <text:p>230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108">
                <text:p>20</text:p>
              </table:table-cell>
              <table:table-cell office:value-type="float" office:value="231.062">
                <text:p>231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515">
                <text:p>20</text:p>
              </table:table-cell>
              <table:table-cell office:value-type="float" office:value="231.181">
                <text:p>231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864">
                <text:p>20</text:p>
              </table:table-cell>
              <table:table-cell office:value-type="float" office:value="231.282">
                <text:p>231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167">
                <text:p>20</text:p>
              </table:table-cell>
              <table:table-cell office:value-type="float" office:value="231.371">
                <text:p>231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482">
                <text:p>20</text:p>
              </table:table-cell>
              <table:table-cell office:value-type="float" office:value="231.462">
                <text:p>231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793">
                <text:p>20</text:p>
              </table:table-cell>
              <table:table-cell office:value-type="float" office:value="231.553">
                <text:p>231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131">
                <text:p>20</text:p>
              </table:table-cell>
              <table:table-cell office:value-type="float" office:value="231.651">
                <text:p>231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43">
                <text:p>20</text:p>
              </table:table-cell>
              <table:table-cell office:value-type="float" office:value="231.738">
                <text:p>231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2775">
                <text:p>20</text:p>
              </table:table-cell>
              <table:table-cell office:value-type="float" office:value="231.839">
                <text:p>231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117">
                <text:p>20</text:p>
              </table:table-cell>
              <table:table-cell office:value-type="float" office:value="231.939">
                <text:p>231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417">
                <text:p>20</text:p>
              </table:table-cell>
              <table:table-cell office:value-type="float" office:value="232.026">
                <text:p>232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729">
                <text:p>20</text:p>
              </table:table-cell>
              <table:table-cell office:value-type="float" office:value="232.116">
                <text:p>232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933">
                <text:p>20</text:p>
              </table:table-cell>
              <table:table-cell office:value-type="float" office:value="232.176">
                <text:p>232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228">
                <text:p>20</text:p>
              </table:table-cell>
              <table:table-cell office:value-type="float" office:value="232.261">
                <text:p>232.2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542">
                <text:p>20</text:p>
              </table:table-cell>
              <table:table-cell office:value-type="float" office:value="232.353">
                <text:p>232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844">
                <text:p>20</text:p>
              </table:table-cell>
              <table:table-cell office:value-type="float" office:value="232.44">
                <text:p>232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138">
                <text:p>20</text:p>
              </table:table-cell>
              <table:table-cell office:value-type="float" office:value="232.526">
                <text:p>232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424">
                <text:p>20</text:p>
              </table:table-cell>
              <table:table-cell office:value-type="float" office:value="232.609">
                <text:p>232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726">
                <text:p>20</text:p>
              </table:table-cell>
              <table:table-cell office:value-type="float" office:value="232.696">
                <text:p>232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048">
                <text:p>20</text:p>
              </table:table-cell>
              <table:table-cell office:value-type="float" office:value="232.79">
                <text:p>232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35">
                <text:p>20</text:p>
              </table:table-cell>
              <table:table-cell office:value-type="float" office:value="232.877">
                <text:p>23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667">
                <text:p>20</text:p>
              </table:table-cell>
              <table:table-cell office:value-type="float" office:value="232.969">
                <text:p>232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98">
                <text:p>20</text:p>
              </table:table-cell>
              <table:table-cell office:value-type="float" office:value="233.06">
                <text:p>233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279">
                <text:p>20</text:p>
              </table:table-cell>
              <table:table-cell office:value-type="float" office:value="233.147">
                <text:p>233.1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583">
                <text:p>20</text:p>
              </table:table-cell>
              <table:table-cell office:value-type="float" office:value="233.235">
                <text:p>233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908">
                <text:p>20</text:p>
              </table:table-cell>
              <table:table-cell office:value-type="float" office:value="233.329">
                <text:p>233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203">
                <text:p>20</text:p>
              </table:table-cell>
              <table:table-cell office:value-type="float" office:value="233.415">
                <text:p>233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507">
                <text:p>20</text:p>
              </table:table-cell>
              <table:table-cell office:value-type="float" office:value="233.503">
                <text:p>233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855">
                <text:p>20</text:p>
              </table:table-cell>
              <table:table-cell office:value-type="float" office:value="233.604">
                <text:p>233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157">
                <text:p>20</text:p>
              </table:table-cell>
              <table:table-cell office:value-type="float" office:value="233.692">
                <text:p>233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482">
                <text:p>20</text:p>
              </table:table-cell>
              <table:table-cell office:value-type="float" office:value="233.785">
                <text:p>233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982">
                <text:p>20</text:p>
              </table:table-cell>
              <table:table-cell office:value-type="float" office:value="233.883">
                <text:p>233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143">
                <text:p>20</text:p>
              </table:table-cell>
              <table:table-cell office:value-type="float" office:value="233.977">
                <text:p>233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512">
                <text:p>20</text:p>
              </table:table-cell>
              <table:table-cell office:value-type="float" office:value="234.084">
                <text:p>234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852">
                <text:p>20</text:p>
              </table:table-cell>
              <table:table-cell office:value-type="float" office:value="234.182">
                <text:p>234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194">
                <text:p>20</text:p>
              </table:table-cell>
              <table:table-cell office:value-type="float" office:value="234.281">
                <text:p>234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499">
                <text:p>20</text:p>
              </table:table-cell>
              <table:table-cell office:value-type="float" office:value="234.37">
                <text:p>234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827">
                <text:p>20</text:p>
              </table:table-cell>
              <table:table-cell office:value-type="float" office:value="234.465">
                <text:p>234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137">
                <text:p>20</text:p>
              </table:table-cell>
              <table:table-cell office:value-type="float" office:value="234.554">
                <text:p>234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43">
                <text:p>20</text:p>
              </table:table-cell>
              <table:table-cell office:value-type="float" office:value="234.639">
                <text:p>234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731">
                <text:p>20</text:p>
              </table:table-cell>
              <table:table-cell office:value-type="float" office:value="234.726">
                <text:p>234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044">
                <text:p>20</text:p>
              </table:table-cell>
              <table:table-cell office:value-type="float" office:value="234.816">
                <text:p>234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34">
                <text:p>20</text:p>
              </table:table-cell>
              <table:table-cell office:value-type="float" office:value="234.902">
                <text:p>234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63">
                <text:p>20</text:p>
              </table:table-cell>
              <table:table-cell office:value-type="float" office:value="234.985">
                <text:p>234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924">
                <text:p>20</text:p>
              </table:table-cell>
              <table:table-cell office:value-type="float" office:value="235.07">
                <text:p>235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253">
                <text:p>20</text:p>
              </table:table-cell>
              <table:table-cell office:value-type="float" office:value="235.165">
                <text:p>235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549">
                <text:p>20</text:p>
              </table:table-cell>
              <table:table-cell office:value-type="float" office:value="235.251">
                <text:p>235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4836">
                <text:p>20</text:p>
              </table:table-cell>
              <table:table-cell office:value-type="float" office:value="235.333">
                <text:p>235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132">
                <text:p>20</text:p>
              </table:table-cell>
              <table:table-cell office:value-type="float" office:value="235.419">
                <text:p>235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443">
                <text:p>20</text:p>
              </table:table-cell>
              <table:table-cell office:value-type="float" office:value="235.509">
                <text:p>235.5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791">
                <text:p>20</text:p>
              </table:table-cell>
              <table:table-cell office:value-type="float" office:value="235.609">
                <text:p>235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085">
                <text:p>20</text:p>
              </table:table-cell>
              <table:table-cell office:value-type="float" office:value="235.694">
                <text:p>235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386">
                <text:p>20</text:p>
              </table:table-cell>
              <table:table-cell office:value-type="float" office:value="235.781">
                <text:p>235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701">
                <text:p>20</text:p>
              </table:table-cell>
              <table:table-cell office:value-type="float" office:value="235.871">
                <text:p>235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02">
                <text:p>20</text:p>
              </table:table-cell>
              <table:table-cell office:value-type="float" office:value="235.963">
                <text:p>235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311">
                <text:p>20</text:p>
              </table:table-cell>
              <table:table-cell office:value-type="float" office:value="236.047">
                <text:p>236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622">
                <text:p>20</text:p>
              </table:table-cell>
              <table:table-cell office:value-type="float" office:value="236.136">
                <text:p>236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945">
                <text:p>20</text:p>
              </table:table-cell>
              <table:table-cell office:value-type="float" office:value="236.23">
                <text:p>236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245">
                <text:p>20</text:p>
              </table:table-cell>
              <table:table-cell office:value-type="float" office:value="236.316">
                <text:p>236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573">
                <text:p>20</text:p>
              </table:table-cell>
              <table:table-cell office:value-type="float" office:value="236.41">
                <text:p>236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885">
                <text:p>20</text:p>
              </table:table-cell>
              <table:table-cell office:value-type="float" office:value="236.5">
                <text:p>236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198">
                <text:p>20</text:p>
              </table:table-cell>
              <table:table-cell office:value-type="float" office:value="236.59">
                <text:p>236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511">
                <text:p>20</text:p>
              </table:table-cell>
              <table:table-cell office:value-type="float" office:value="236.68">
                <text:p>236.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713">
                <text:p>20</text:p>
              </table:table-cell>
              <table:table-cell office:value-type="float" office:value="236.738">
                <text:p>236.7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022">
                <text:p>20</text:p>
              </table:table-cell>
              <table:table-cell office:value-type="float" office:value="236.827">
                <text:p>236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332">
                <text:p>20</text:p>
              </table:table-cell>
              <table:table-cell office:value-type="float" office:value="236.916">
                <text:p>236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647">
                <text:p>20</text:p>
              </table:table-cell>
              <table:table-cell office:value-type="float" office:value="237.007">
                <text:p>237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0978">
                <text:p>20</text:p>
              </table:table-cell>
              <table:table-cell office:value-type="float" office:value="237.102">
                <text:p>237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286">
                <text:p>20</text:p>
              </table:table-cell>
              <table:table-cell office:value-type="float" office:value="237.19">
                <text:p>237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578">
                <text:p>20</text:p>
              </table:table-cell>
              <table:table-cell office:value-type="float" office:value="237.274">
                <text:p>237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889">
                <text:p>20</text:p>
              </table:table-cell>
              <table:table-cell office:value-type="float" office:value="237.363">
                <text:p>237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24">
                <text:p>20</text:p>
              </table:table-cell>
              <table:table-cell office:value-type="float" office:value="237.464">
                <text:p>237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555">
                <text:p>20</text:p>
              </table:table-cell>
              <table:table-cell office:value-type="float" office:value="237.554">
                <text:p>237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904">
                <text:p>20</text:p>
              </table:table-cell>
              <table:table-cell office:value-type="float" office:value="237.655">
                <text:p>237.6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227">
                <text:p>20</text:p>
              </table:table-cell>
              <table:table-cell office:value-type="float" office:value="237.747">
                <text:p>237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546">
                <text:p>20</text:p>
              </table:table-cell>
              <table:table-cell office:value-type="float" office:value="237.838">
                <text:p>237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861">
                <text:p>20</text:p>
              </table:table-cell>
              <table:table-cell office:value-type="float" office:value="237.929">
                <text:p>237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178">
                <text:p>20</text:p>
              </table:table-cell>
              <table:table-cell office:value-type="float" office:value="238.02">
                <text:p>238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505">
                <text:p>20</text:p>
              </table:table-cell>
              <table:table-cell office:value-type="float" office:value="238.113">
                <text:p>238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8">
                <text:p>20</text:p>
              </table:table-cell>
              <table:table-cell office:value-type="float" office:value="238.198">
                <text:p>238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135">
                <text:p>20</text:p>
              </table:table-cell>
              <table:table-cell office:value-type="float" office:value="238.293">
                <text:p>238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455">
                <text:p>20</text:p>
              </table:table-cell>
              <table:table-cell office:value-type="float" office:value="238.385">
                <text:p>238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742">
                <text:p>20</text:p>
              </table:table-cell>
              <table:table-cell office:value-type="float" office:value="238.467">
                <text:p>238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5946">
                <text:p>20</text:p>
              </table:table-cell>
              <table:table-cell office:value-type="float" office:value="238.526">
                <text:p>238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267">
                <text:p>20</text:p>
              </table:table-cell>
              <table:table-cell office:value-type="float" office:value="238.618">
                <text:p>238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584">
                <text:p>20</text:p>
              </table:table-cell>
              <table:table-cell office:value-type="float" office:value="238.708">
                <text:p>238.7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884">
                <text:p>20</text:p>
              </table:table-cell>
              <table:table-cell office:value-type="float" office:value="238.794">
                <text:p>238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184">
                <text:p>20</text:p>
              </table:table-cell>
              <table:table-cell office:value-type="float" office:value="238.879">
                <text:p>238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474">
                <text:p>20</text:p>
              </table:table-cell>
              <table:table-cell office:value-type="float" office:value="238.962">
                <text:p>238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78">
                <text:p>20</text:p>
              </table:table-cell>
              <table:table-cell office:value-type="float" office:value="239.05">
                <text:p>239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137">
                <text:p>20</text:p>
              </table:table-cell>
              <table:table-cell office:value-type="float" office:value="239.152">
                <text:p>239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454">
                <text:p>20</text:p>
              </table:table-cell>
              <table:table-cell office:value-type="float" office:value="239.242">
                <text:p>239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8">
                <text:p>20</text:p>
              </table:table-cell>
              <table:table-cell office:value-type="float" office:value="239.341">
                <text:p>239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118">
                <text:p>20</text:p>
              </table:table-cell>
              <table:table-cell office:value-type="float" office:value="239.432">
                <text:p>239.4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467">
                <text:p>20</text:p>
              </table:table-cell>
              <table:table-cell office:value-type="float" office:value="239.531">
                <text:p>239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785">
                <text:p>20</text:p>
              </table:table-cell>
              <table:table-cell office:value-type="float" office:value="239.622">
                <text:p>239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091">
                <text:p>30</text:p>
              </table:table-cell>
              <table:table-cell office:value-type="float" office:value="239.709">
                <text:p>239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393">
                <text:p>30</text:p>
              </table:table-cell>
              <table:table-cell office:value-type="float" office:value="239.795">
                <text:p>239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768">
                <text:p>30</text:p>
              </table:table-cell>
              <table:table-cell office:value-type="float" office:value="239.902">
                <text:p>239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101">
                <text:p>30</text:p>
              </table:table-cell>
              <table:table-cell office:value-type="float" office:value="239.997">
                <text:p>239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432">
                <text:p>30</text:p>
              </table:table-cell>
              <table:table-cell office:value-type="float" office:value="240.091">
                <text:p>240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1742">
                <text:p>30</text:p>
              </table:table-cell>
              <table:table-cell office:value-type="float" office:value="240.179">
                <text:p>240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066">
                <text:p>30</text:p>
              </table:table-cell>
              <table:table-cell office:value-type="float" office:value="240.272">
                <text:p>240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368">
                <text:p>30</text:p>
              </table:table-cell>
              <table:table-cell office:value-type="float" office:value="240.358">
                <text:p>240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674">
                <text:p>30</text:p>
              </table:table-cell>
              <table:table-cell office:value-type="float" office:value="240.445">
                <text:p>240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971">
                <text:p>30</text:p>
              </table:table-cell>
              <table:table-cell office:value-type="float" office:value="240.529">
                <text:p>240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285">
                <text:p>30</text:p>
              </table:table-cell>
              <table:table-cell office:value-type="float" office:value="240.618">
                <text:p>240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589">
                <text:p>30</text:p>
              </table:table-cell>
              <table:table-cell office:value-type="float" office:value="240.704">
                <text:p>240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924">
                <text:p>30</text:p>
              </table:table-cell>
              <table:table-cell office:value-type="float" office:value="240.8">
                <text:p>240.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228">
                <text:p>30</text:p>
              </table:table-cell>
              <table:table-cell office:value-type="float" office:value="240.886">
                <text:p>240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557">
                <text:p>30</text:p>
              </table:table-cell>
              <table:table-cell office:value-type="float" office:value="240.979">
                <text:p>240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887">
                <text:p>30</text:p>
              </table:table-cell>
              <table:table-cell office:value-type="float" office:value="241.073">
                <text:p>241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196">
                <text:p>30</text:p>
              </table:table-cell>
              <table:table-cell office:value-type="float" office:value="241.161">
                <text:p>241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509">
                <text:p>30</text:p>
              </table:table-cell>
              <table:table-cell office:value-type="float" office:value="241.249">
                <text:p>241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826">
                <text:p>30</text:p>
              </table:table-cell>
              <table:table-cell office:value-type="float" office:value="241.339">
                <text:p>241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122">
                <text:p>30</text:p>
              </table:table-cell>
              <table:table-cell office:value-type="float" office:value="241.423">
                <text:p>241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449">
                <text:p>30</text:p>
              </table:table-cell>
              <table:table-cell office:value-type="float" office:value="241.516">
                <text:p>241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674">
                <text:p>30</text:p>
              </table:table-cell>
              <table:table-cell office:value-type="float" office:value="241.598">
                <text:p>241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094">
                <text:p>30</text:p>
              </table:table-cell>
              <table:table-cell office:value-type="float" office:value="241.699">
                <text:p>241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411">
                <text:p>30</text:p>
              </table:table-cell>
              <table:table-cell office:value-type="float" office:value="241.788">
                <text:p>241.7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71">
                <text:p>30</text:p>
              </table:table-cell>
              <table:table-cell office:value-type="float" office:value="241.873">
                <text:p>241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023">
                <text:p>30</text:p>
              </table:table-cell>
              <table:table-cell office:value-type="float" office:value="241.962">
                <text:p>241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343">
                <text:p>30</text:p>
              </table:table-cell>
              <table:table-cell office:value-type="float" office:value="242.052">
                <text:p>242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634">
                <text:p>30</text:p>
              </table:table-cell>
              <table:table-cell office:value-type="float" office:value="242.134">
                <text:p>242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928">
                <text:p>30</text:p>
              </table:table-cell>
              <table:table-cell office:value-type="float" office:value="242.217">
                <text:p>242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232">
                <text:p>30</text:p>
              </table:table-cell>
              <table:table-cell office:value-type="float" office:value="242.303">
                <text:p>242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527">
                <text:p>30</text:p>
              </table:table-cell>
              <table:table-cell office:value-type="float" office:value="242.387">
                <text:p>242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822">
                <text:p>30</text:p>
              </table:table-cell>
              <table:table-cell office:value-type="float" office:value="242.47">
                <text:p>242.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113">
                <text:p>30</text:p>
              </table:table-cell>
              <table:table-cell office:value-type="float" office:value="242.552">
                <text:p>242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448">
                <text:p>30</text:p>
              </table:table-cell>
              <table:table-cell office:value-type="float" office:value="242.647">
                <text:p>242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766">
                <text:p>30</text:p>
              </table:table-cell>
              <table:table-cell office:value-type="float" office:value="242.737">
                <text:p>242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072">
                <text:p>30</text:p>
              </table:table-cell>
              <table:table-cell office:value-type="float" office:value="242.823">
                <text:p>242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414">
                <text:p>30</text:p>
              </table:table-cell>
              <table:table-cell office:value-type="float" office:value="242.919">
                <text:p>242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707">
                <text:p>30</text:p>
              </table:table-cell>
              <table:table-cell office:value-type="float" office:value="243.002">
                <text:p>243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021">
                <text:p>30</text:p>
              </table:table-cell>
              <table:table-cell office:value-type="float" office:value="243.091">
                <text:p>243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323">
                <text:p>30</text:p>
              </table:table-cell>
              <table:table-cell office:value-type="float" office:value="243.176">
                <text:p>243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632">
                <text:p>30</text:p>
              </table:table-cell>
              <table:table-cell office:value-type="float" office:value="243.263">
                <text:p>243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2935">
                <text:p>30</text:p>
              </table:table-cell>
              <table:table-cell office:value-type="float" office:value="243.348">
                <text:p>243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261">
                <text:p>30</text:p>
              </table:table-cell>
              <table:table-cell office:value-type="float" office:value="243.44">
                <text:p>243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611">
                <text:p>30</text:p>
              </table:table-cell>
              <table:table-cell office:value-type="float" office:value="243.538">
                <text:p>243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932">
                <text:p>30</text:p>
              </table:table-cell>
              <table:table-cell office:value-type="float" office:value="243.629">
                <text:p>243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228">
                <text:p>30</text:p>
              </table:table-cell>
              <table:table-cell office:value-type="float" office:value="243.712">
                <text:p>243.7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564">
                <text:p>30</text:p>
              </table:table-cell>
              <table:table-cell office:value-type="float" office:value="243.807">
                <text:p>243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881">
                <text:p>30</text:p>
              </table:table-cell>
              <table:table-cell office:value-type="float" office:value="243.896">
                <text:p>243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205">
                <text:p>30</text:p>
              </table:table-cell>
              <table:table-cell office:value-type="float" office:value="243.987">
                <text:p>243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5">
                <text:p>30</text:p>
              </table:table-cell>
              <table:table-cell office:value-type="float" office:value="244.07">
                <text:p>244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842">
                <text:p>30</text:p>
              </table:table-cell>
              <table:table-cell office:value-type="float" office:value="244.166">
                <text:p>244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14">
                <text:p>30</text:p>
              </table:table-cell>
              <table:table-cell office:value-type="float" office:value="244.25">
                <text:p>244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459">
                <text:p>30</text:p>
              </table:table-cell>
              <table:table-cell office:value-type="float" office:value="244.339">
                <text:p>244.3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758">
                <text:p>30</text:p>
              </table:table-cell>
              <table:table-cell office:value-type="float" office:value="244.423">
                <text:p>244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1">
                <text:p>30</text:p>
              </table:table-cell>
              <table:table-cell office:value-type="float" office:value="244.518">
                <text:p>244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409">
                <text:p>30</text:p>
              </table:table-cell>
              <table:table-cell office:value-type="float" office:value="244.605">
                <text:p>244.6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762">
                <text:p>30</text:p>
              </table:table-cell>
              <table:table-cell office:value-type="float" office:value="244.703">
                <text:p>244.7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053">
                <text:p>30</text:p>
              </table:table-cell>
              <table:table-cell office:value-type="float" office:value="244.784">
                <text:p>244.7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418">
                <text:p>30</text:p>
              </table:table-cell>
              <table:table-cell office:value-type="float" office:value="244.885">
                <text:p>24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744">
                <text:p>30</text:p>
              </table:table-cell>
              <table:table-cell office:value-type="float" office:value="244.975">
                <text:p>244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115">
                <text:p>30</text:p>
              </table:table-cell>
              <table:table-cell office:value-type="float" office:value="245.077">
                <text:p>245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442">
                <text:p>30</text:p>
              </table:table-cell>
              <table:table-cell office:value-type="float" office:value="245.166">
                <text:p>245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9737">
                <text:p>30</text:p>
              </table:table-cell>
              <table:table-cell office:value-type="float" office:value="245.246">
                <text:p>245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049">
                <text:p>30</text:p>
              </table:table-cell>
              <table:table-cell office:value-type="float" office:value="245.331">
                <text:p>245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373">
                <text:p>30</text:p>
              </table:table-cell>
              <table:table-cell office:value-type="float" office:value="245.418">
                <text:p>245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684">
                <text:p>30</text:p>
              </table:table-cell>
              <table:table-cell office:value-type="float" office:value="245.501">
                <text:p>245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043">
                <text:p>30</text:p>
              </table:table-cell>
              <table:table-cell office:value-type="float" office:value="245.596">
                <text:p>245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371">
                <text:p>30</text:p>
              </table:table-cell>
              <table:table-cell office:value-type="float" office:value="245.682">
                <text:p>245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663">
                <text:p>30</text:p>
              </table:table-cell>
              <table:table-cell office:value-type="float" office:value="245.759">
                <text:p>245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45.846">
                <text:p>245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289">
                <text:p>30</text:p>
              </table:table-cell>
              <table:table-cell office:value-type="float" office:value="245.919">
                <text:p>245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614">
                <text:p>30</text:p>
              </table:table-cell>
              <table:table-cell office:value-type="float" office:value="246.002">
                <text:p>246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909">
                <text:p>30</text:p>
              </table:table-cell>
              <table:table-cell office:value-type="float" office:value="246.075">
                <text:p>246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205">
                <text:p>30</text:p>
              </table:table-cell>
              <table:table-cell office:value-type="float" office:value="246.148">
                <text:p>246.1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503">
                <text:p>30</text:p>
              </table:table-cell>
              <table:table-cell office:value-type="float" office:value="246.221">
                <text:p>246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858">
                <text:p>30</text:p>
              </table:table-cell>
              <table:table-cell office:value-type="float" office:value="246.307">
                <text:p>246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181">
                <text:p>30</text:p>
              </table:table-cell>
              <table:table-cell office:value-type="float" office:value="246.384">
                <text:p>246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495">
                <text:p>30</text:p>
              </table:table-cell>
              <table:table-cell office:value-type="float" office:value="246.457">
                <text:p>246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825">
                <text:p>30</text:p>
              </table:table-cell>
              <table:table-cell office:value-type="float" office:value="246.532">
                <text:p>246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136">
                <text:p>30</text:p>
              </table:table-cell>
              <table:table-cell office:value-type="float" office:value="246.603">
                <text:p>246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496">
                <text:p>30</text:p>
              </table:table-cell>
              <table:table-cell office:value-type="float" office:value="246.682">
                <text:p>246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5804">
                <text:p>30</text:p>
              </table:table-cell>
              <table:table-cell office:value-type="float" office:value="246.749">
                <text:p>246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134">
                <text:p>30</text:p>
              </table:table-cell>
              <table:table-cell office:value-type="float" office:value="246.819">
                <text:p>246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446">
                <text:p>30</text:p>
              </table:table-cell>
              <table:table-cell office:value-type="float" office:value="246.884">
                <text:p>246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744">
                <text:p>30</text:p>
              </table:table-cell>
              <table:table-cell office:value-type="float" office:value="246.945">
                <text:p>246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115">
                <text:p>30</text:p>
              </table:table-cell>
              <table:table-cell office:value-type="float" office:value="247.019">
                <text:p>247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414">
                <text:p>30</text:p>
              </table:table-cell>
              <table:table-cell office:value-type="float" office:value="247.078">
                <text:p>247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74">
                <text:p>30</text:p>
              </table:table-cell>
              <table:table-cell office:value-type="float" office:value="247.14">
                <text:p>247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056">
                <text:p>30</text:p>
              </table:table-cell>
              <table:table-cell office:value-type="float" office:value="247.198">
                <text:p>247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364">
                <text:p>30</text:p>
              </table:table-cell>
              <table:table-cell office:value-type="float" office:value="247.254">
                <text:p>247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709">
                <text:p>30</text:p>
              </table:table-cell>
              <table:table-cell office:value-type="float" office:value="247.315">
                <text:p>247.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004">
                <text:p>30</text:p>
              </table:table-cell>
              <table:table-cell office:value-type="float" office:value="247.365">
                <text:p>247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328">
                <text:p>30</text:p>
              </table:table-cell>
              <table:table-cell office:value-type="float" office:value="247.419">
                <text:p>247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626">
                <text:p>30</text:p>
              </table:table-cell>
              <table:table-cell office:value-type="float" office:value="247.467">
                <text:p>247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921">
                <text:p>30</text:p>
              </table:table-cell>
              <table:table-cell office:value-type="float" office:value="247.514">
                <text:p>247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282">
                <text:p>30</text:p>
              </table:table-cell>
              <table:table-cell office:value-type="float" office:value="247.568">
                <text:p>247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587">
                <text:p>30</text:p>
              </table:table-cell>
              <table:table-cell office:value-type="float" office:value="247.613">
                <text:p>247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0928">
                <text:p>30</text:p>
              </table:table-cell>
              <table:table-cell office:value-type="float" office:value="247.661">
                <text:p>247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219">
                <text:p>30</text:p>
              </table:table-cell>
              <table:table-cell office:value-type="float" office:value="247.701">
                <text:p>247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534">
                <text:p>30</text:p>
              </table:table-cell>
              <table:table-cell office:value-type="float" office:value="247.743">
                <text:p>247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88">
                <text:p>30</text:p>
              </table:table-cell>
              <table:table-cell office:value-type="float" office:value="247.786">
                <text:p>247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193">
                <text:p>30</text:p>
              </table:table-cell>
              <table:table-cell office:value-type="float" office:value="247.825">
                <text:p>247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525">
                <text:p>30</text:p>
              </table:table-cell>
              <table:table-cell office:value-type="float" office:value="247.863">
                <text:p>247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828">
                <text:p>30</text:p>
              </table:table-cell>
              <table:table-cell office:value-type="float" office:value="247.897">
                <text:p>247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123">
                <text:p>30</text:p>
              </table:table-cell>
              <table:table-cell office:value-type="float" office:value="247.928">
                <text:p>247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435">
                <text:p>30</text:p>
              </table:table-cell>
              <table:table-cell office:value-type="float" office:value="247.96">
                <text:p>247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732">
                <text:p>30</text:p>
              </table:table-cell>
              <table:table-cell office:value-type="float" office:value="247.989">
                <text:p>247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077">
                <text:p>30</text:p>
              </table:table-cell>
              <table:table-cell office:value-type="float" office:value="248.021">
                <text:p>248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375">
                <text:p>30</text:p>
              </table:table-cell>
              <table:table-cell office:value-type="float" office:value="248.047">
                <text:p>248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4721">
                <text:p>30</text:p>
              </table:table-cell>
              <table:table-cell office:value-type="float" office:value="248.076">
                <text:p>248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022">
                <text:p>30</text:p>
              </table:table-cell>
              <table:table-cell office:value-type="float" office:value="248.099">
                <text:p>248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363">
                <text:p>30</text:p>
              </table:table-cell>
              <table:table-cell office:value-type="float" office:value="248.124">
                <text:p>248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673">
                <text:p>30</text:p>
              </table:table-cell>
              <table:table-cell office:value-type="float" office:value="248.145">
                <text:p>248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969">
                <text:p>30</text:p>
              </table:table-cell>
              <table:table-cell office:value-type="float" office:value="248.164">
                <text:p>248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249">
                <text:p>30</text:p>
              </table:table-cell>
              <table:table-cell office:value-type="float" office:value="248.181">
                <text:p>248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576">
                <text:p>30</text:p>
              </table:table-cell>
              <table:table-cell office:value-type="float" office:value="248.199">
                <text:p>248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877">
                <text:p>30</text:p>
              </table:table-cell>
              <table:table-cell office:value-type="float" office:value="248.214">
                <text:p>248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203">
                <text:p>30</text:p>
              </table:table-cell>
              <table:table-cell office:value-type="float" office:value="248.23">
                <text:p>248.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498">
                <text:p>30</text:p>
              </table:table-cell>
              <table:table-cell office:value-type="float" office:value="248.242">
                <text:p>248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821">
                <text:p>30</text:p>
              </table:table-cell>
              <table:table-cell office:value-type="float" office:value="248.254">
                <text:p>248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133">
                <text:p>30</text:p>
              </table:table-cell>
              <table:table-cell office:value-type="float" office:value="248.265">
                <text:p>248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451">
                <text:p>30</text:p>
              </table:table-cell>
              <table:table-cell office:value-type="float" office:value="248.274">
                <text:p>248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758">
                <text:p>30</text:p>
              </table:table-cell>
              <table:table-cell office:value-type="float" office:value="248.282">
                <text:p>248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057">
                <text:p>30</text:p>
              </table:table-cell>
              <table:table-cell office:value-type="float" office:value="248.288">
                <text:p>248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405">
                <text:p>30</text:p>
              </table:table-cell>
              <table:table-cell office:value-type="float" office:value="248.294">
                <text:p>248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9726">
                <text:p>30</text:p>
              </table:table-cell>
              <table:table-cell office:value-type="float" office:value="248.299">
                <text:p>248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045">
                <text:p>30</text:p>
              </table:table-cell>
              <table:table-cell office:value-type="float" office:value="248.302">
                <text:p>248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378">
                <text:p>30</text:p>
              </table:table-cell>
              <table:table-cell office:value-type="float" office:value="248.303">
                <text:p>248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666">
                <text:p>30</text:p>
              </table:table-cell>
              <table:table-cell office:value-type="float" office:value="248.304">
                <text:p>248.3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964">
                <text:p>30</text:p>
              </table:table-cell>
              <table:table-cell office:value-type="float" office:value="248.303">
                <text:p>248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319">
                <text:p>30</text:p>
              </table:table-cell>
              <table:table-cell office:value-type="float" office:value="248.301">
                <text:p>248.3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649">
                <text:p>30</text:p>
              </table:table-cell>
              <table:table-cell office:value-type="float" office:value="248.297">
                <text:p>248.2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96">
                <text:p>30</text:p>
              </table:table-cell>
              <table:table-cell office:value-type="float" office:value="248.293">
                <text:p>248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273">
                <text:p>30</text:p>
              </table:table-cell>
              <table:table-cell office:value-type="float" office:value="248.288">
                <text:p>248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567">
                <text:p>30</text:p>
              </table:table-cell>
              <table:table-cell office:value-type="float" office:value="248.282">
                <text:p>248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849">
                <text:p>30</text:p>
              </table:table-cell>
              <table:table-cell office:value-type="float" office:value="248.275">
                <text:p>248.2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142">
                <text:p>30</text:p>
              </table:table-cell>
              <table:table-cell office:value-type="float" office:value="248.268">
                <text:p>248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429">
                <text:p>30</text:p>
              </table:table-cell>
              <table:table-cell office:value-type="float" office:value="248.259">
                <text:p>248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727">
                <text:p>30</text:p>
              </table:table-cell>
              <table:table-cell office:value-type="float" office:value="248.25">
                <text:p>248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004">
                <text:p>30</text:p>
              </table:table-cell>
              <table:table-cell office:value-type="float" office:value="248.24">
                <text:p>248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315">
                <text:p>30</text:p>
              </table:table-cell>
              <table:table-cell office:value-type="float" office:value="248.228">
                <text:p>248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651">
                <text:p>30</text:p>
              </table:table-cell>
              <table:table-cell office:value-type="float" office:value="248.214">
                <text:p>248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495">
                <text:p>30</text:p>
              </table:table-cell>
              <table:table-cell office:value-type="float" office:value="248.201">
                <text:p>248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237">
                <text:p>30</text:p>
              </table:table-cell>
              <table:table-cell office:value-type="float" office:value="248.188">
                <text:p>248.1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569">
                <text:p>30</text:p>
              </table:table-cell>
              <table:table-cell office:value-type="float" office:value="248.171">
                <text:p>248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852">
                <text:p>30</text:p>
              </table:table-cell>
              <table:table-cell office:value-type="float" office:value="248.157">
                <text:p>248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144">
                <text:p>30</text:p>
              </table:table-cell>
              <table:table-cell office:value-type="float" office:value="248.141">
                <text:p>248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44">
                <text:p>30</text:p>
              </table:table-cell>
              <table:table-cell office:value-type="float" office:value="248.124">
                <text:p>248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723">
                <text:p>30</text:p>
              </table:table-cell>
              <table:table-cell office:value-type="float" office:value="248.107">
                <text:p>248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022">
                <text:p>30</text:p>
              </table:table-cell>
              <table:table-cell office:value-type="float" office:value="248.089">
                <text:p>248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307">
                <text:p>30</text:p>
              </table:table-cell>
              <table:table-cell office:value-type="float" office:value="248.07">
                <text:p>248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6">
                <text:p>30</text:p>
              </table:table-cell>
              <table:table-cell office:value-type="float" office:value="248.051">
                <text:p>248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95">
                <text:p>30</text:p>
              </table:table-cell>
              <table:table-cell office:value-type="float" office:value="248.027">
                <text:p>248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271">
                <text:p>30</text:p>
              </table:table-cell>
              <table:table-cell office:value-type="float" office:value="248.004">
                <text:p>248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573">
                <text:p>30</text:p>
              </table:table-cell>
              <table:table-cell office:value-type="float" office:value="247.982">
                <text:p>247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8936">
                <text:p>30</text:p>
              </table:table-cell>
              <table:table-cell office:value-type="float" office:value="247.954">
                <text:p>247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239">
                <text:p>30</text:p>
              </table:table-cell>
              <table:table-cell office:value-type="float" office:value="247.931">
                <text:p>247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585">
                <text:p>30</text:p>
              </table:table-cell>
              <table:table-cell office:value-type="float" office:value="247.903">
                <text:p>247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89">
                <text:p>30</text:p>
              </table:table-cell>
              <table:table-cell office:value-type="float" office:value="247.878">
                <text:p>247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21">
                <text:p>30</text:p>
              </table:table-cell>
              <table:table-cell office:value-type="float" office:value="247.851">
                <text:p>247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537">
                <text:p>30</text:p>
              </table:table-cell>
              <table:table-cell office:value-type="float" office:value="247.823">
                <text:p>247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857">
                <text:p>30</text:p>
              </table:table-cell>
              <table:table-cell office:value-type="float" office:value="247.795">
                <text:p>247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158">
                <text:p>30</text:p>
              </table:table-cell>
              <table:table-cell office:value-type="float" office:value="247.768">
                <text:p>247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468">
                <text:p>30</text:p>
              </table:table-cell>
              <table:table-cell office:value-type="float" office:value="247.74">
                <text:p>247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784">
                <text:p>30</text:p>
              </table:table-cell>
              <table:table-cell office:value-type="float" office:value="247.711">
                <text:p>247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072">
                <text:p>30</text:p>
              </table:table-cell>
              <table:table-cell office:value-type="float" office:value="247.684">
                <text:p>247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386">
                <text:p>30</text:p>
              </table:table-cell>
              <table:table-cell office:value-type="float" office:value="247.654">
                <text:p>247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721">
                <text:p>30</text:p>
              </table:table-cell>
              <table:table-cell office:value-type="float" office:value="247.621">
                <text:p>247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048">
                <text:p>30</text:p>
              </table:table-cell>
              <table:table-cell office:value-type="float" office:value="247.589">
                <text:p>247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376">
                <text:p>30</text:p>
              </table:table-cell>
              <table:table-cell office:value-type="float" office:value="247.555">
                <text:p>247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694">
                <text:p>30</text:p>
              </table:table-cell>
              <table:table-cell office:value-type="float" office:value="247.523">
                <text:p>247.5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001">
                <text:p>30</text:p>
              </table:table-cell>
              <table:table-cell office:value-type="float" office:value="247.491">
                <text:p>247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343">
                <text:p>30</text:p>
              </table:table-cell>
              <table:table-cell office:value-type="float" office:value="247.455">
                <text:p>247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4674">
                <text:p>30</text:p>
              </table:table-cell>
              <table:table-cell office:value-type="float" office:value="247.42">
                <text:p>247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47.385">
                <text:p>247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327">
                <text:p>30</text:p>
              </table:table-cell>
              <table:table-cell office:value-type="float" office:value="247.35">
                <text:p>247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637">
                <text:p>30</text:p>
              </table:table-cell>
              <table:table-cell office:value-type="float" office:value="247.316">
                <text:p>247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988">
                <text:p>30</text:p>
              </table:table-cell>
              <table:table-cell office:value-type="float" office:value="247.277">
                <text:p>247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292">
                <text:p>30</text:p>
              </table:table-cell>
              <table:table-cell office:value-type="float" office:value="247.243">
                <text:p>247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652">
                <text:p>30</text:p>
              </table:table-cell>
              <table:table-cell office:value-type="float" office:value="247.202">
                <text:p>247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964">
                <text:p>30</text:p>
              </table:table-cell>
              <table:table-cell office:value-type="float" office:value="247.166">
                <text:p>247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276">
                <text:p>30</text:p>
              </table:table-cell>
              <table:table-cell office:value-type="float" office:value="247.13">
                <text:p>247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621">
                <text:p>30</text:p>
              </table:table-cell>
              <table:table-cell office:value-type="float" office:value="247.09">
                <text:p>247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964">
                <text:p>30</text:p>
              </table:table-cell>
              <table:table-cell office:value-type="float" office:value="247.05">
                <text:p>247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308">
                <text:p>30</text:p>
              </table:table-cell>
              <table:table-cell office:value-type="float" office:value="247.01">
                <text:p>247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619">
                <text:p>30</text:p>
              </table:table-cell>
              <table:table-cell office:value-type="float" office:value="246.973">
                <text:p>246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8947">
                <text:p>30</text:p>
              </table:table-cell>
              <table:table-cell office:value-type="float" office:value="246.934">
                <text:p>246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254">
                <text:p>30</text:p>
              </table:table-cell>
              <table:table-cell office:value-type="float" office:value="246.897">
                <text:p>246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551">
                <text:p>30</text:p>
              </table:table-cell>
              <table:table-cell office:value-type="float" office:value="246.861">
                <text:p>246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886">
                <text:p>30</text:p>
              </table:table-cell>
              <table:table-cell office:value-type="float" office:value="246.82">
                <text:p>246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188">
                <text:p>30</text:p>
              </table:table-cell>
              <table:table-cell office:value-type="float" office:value="246.783">
                <text:p>246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511">
                <text:p>30</text:p>
              </table:table-cell>
              <table:table-cell office:value-type="float" office:value="246.743">
                <text:p>246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86">
                <text:p>30</text:p>
              </table:table-cell>
              <table:table-cell office:value-type="float" office:value="246.7">
                <text:p>246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164">
                <text:p>30</text:p>
              </table:table-cell>
              <table:table-cell office:value-type="float" office:value="246.662">
                <text:p>246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606">
                <text:p>30</text:p>
              </table:table-cell>
              <table:table-cell office:value-type="float" office:value="246.607">
                <text:p>246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93">
                <text:p>30</text:p>
              </table:table-cell>
              <table:table-cell office:value-type="float" office:value="246.566">
                <text:p>246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222">
                <text:p>30</text:p>
              </table:table-cell>
              <table:table-cell office:value-type="float" office:value="246.529">
                <text:p>246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542">
                <text:p>30</text:p>
              </table:table-cell>
              <table:table-cell office:value-type="float" office:value="246.489">
                <text:p>246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846">
                <text:p>30</text:p>
              </table:table-cell>
              <table:table-cell office:value-type="float" office:value="246.451">
                <text:p>246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169">
                <text:p>30</text:p>
              </table:table-cell>
              <table:table-cell office:value-type="float" office:value="246.409">
                <text:p>246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472">
                <text:p>30</text:p>
              </table:table-cell>
              <table:table-cell office:value-type="float" office:value="246.371">
                <text:p>246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765">
                <text:p>30</text:p>
              </table:table-cell>
              <table:table-cell office:value-type="float" office:value="246.333">
                <text:p>246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093">
                <text:p>30</text:p>
              </table:table-cell>
              <table:table-cell office:value-type="float" office:value="246.291">
                <text:p>246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382">
                <text:p>30</text:p>
              </table:table-cell>
              <table:table-cell office:value-type="float" office:value="246.254">
                <text:p>246.2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682">
                <text:p>30</text:p>
              </table:table-cell>
              <table:table-cell office:value-type="float" office:value="246.215">
                <text:p>246.2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4998">
                <text:p>30</text:p>
              </table:table-cell>
              <table:table-cell office:value-type="float" office:value="246.174">
                <text:p>246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293">
                <text:p>30</text:p>
              </table:table-cell>
              <table:table-cell office:value-type="float" office:value="246.136">
                <text:p>246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617">
                <text:p>30</text:p>
              </table:table-cell>
              <table:table-cell office:value-type="float" office:value="246.094">
                <text:p>246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915">
                <text:p>30</text:p>
              </table:table-cell>
              <table:table-cell office:value-type="float" office:value="246.055">
                <text:p>246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211">
                <text:p>30</text:p>
              </table:table-cell>
              <table:table-cell office:value-type="float" office:value="246.017">
                <text:p>246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544">
                <text:p>30</text:p>
              </table:table-cell>
              <table:table-cell office:value-type="float" office:value="245.973">
                <text:p>245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823">
                <text:p>30</text:p>
              </table:table-cell>
              <table:table-cell office:value-type="float" office:value="245.937">
                <text:p>245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242">
                <text:p>30</text:p>
              </table:table-cell>
              <table:table-cell office:value-type="float" office:value="245.882">
                <text:p>245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577">
                <text:p>30</text:p>
              </table:table-cell>
              <table:table-cell office:value-type="float" office:value="245.838">
                <text:p>245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89">
                <text:p>30</text:p>
              </table:table-cell>
              <table:table-cell office:value-type="float" office:value="245.797">
                <text:p>245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187">
                <text:p>30</text:p>
              </table:table-cell>
              <table:table-cell office:value-type="float" office:value="245.758">
                <text:p>245.7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486">
                <text:p>30</text:p>
              </table:table-cell>
              <table:table-cell office:value-type="float" office:value="245.718">
                <text:p>245.7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815">
                <text:p>30</text:p>
              </table:table-cell>
              <table:table-cell office:value-type="float" office:value="245.675">
                <text:p>245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109">
                <text:p>30</text:p>
              </table:table-cell>
              <table:table-cell office:value-type="float" office:value="245.636">
                <text:p>245.6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422">
                <text:p>30</text:p>
              </table:table-cell>
              <table:table-cell office:value-type="float" office:value="245.595">
                <text:p>245.5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9725">
                <text:p>30</text:p>
              </table:table-cell>
              <table:table-cell office:value-type="float" office:value="245.555">
                <text:p>245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368">
                <text:p>30</text:p>
              </table:table-cell>
              <table:table-cell office:value-type="float" office:value="245.469">
                <text:p>245.4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959">
                <text:p>30</text:p>
              </table:table-cell>
              <table:table-cell office:value-type="float" office:value="245.39">
                <text:p>245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297">
                <text:p>30</text:p>
              </table:table-cell>
              <table:table-cell office:value-type="float" office:value="245.346">
                <text:p>245.3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581">
                <text:p>30</text:p>
              </table:table-cell>
              <table:table-cell office:value-type="float" office:value="245.308">
                <text:p>245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868">
                <text:p>30</text:p>
              </table:table-cell>
              <table:table-cell office:value-type="float" office:value="245.271">
                <text:p>245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215">
                <text:p>30</text:p>
              </table:table-cell>
              <table:table-cell office:value-type="float" office:value="245.225">
                <text:p>245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534">
                <text:p>30</text:p>
              </table:table-cell>
              <table:table-cell office:value-type="float" office:value="245.183">
                <text:p>245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856">
                <text:p>30</text:p>
              </table:table-cell>
              <table:table-cell office:value-type="float" office:value="245.14">
                <text:p>245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151">
                <text:p>30</text:p>
              </table:table-cell>
              <table:table-cell office:value-type="float" office:value="245.101">
                <text:p>245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475">
                <text:p>30</text:p>
              </table:table-cell>
              <table:table-cell office:value-type="float" office:value="245.059">
                <text:p>245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783">
                <text:p>30</text:p>
              </table:table-cell>
              <table:table-cell office:value-type="float" office:value="245.018">
                <text:p>245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073">
                <text:p>30</text:p>
              </table:table-cell>
              <table:table-cell office:value-type="float" office:value="244.98">
                <text:p>244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403">
                <text:p>30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707">
                <text:p>30</text:p>
              </table:table-cell>
              <table:table-cell office:value-type="float" office:value="244.897">
                <text:p>244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4999">
                <text:p>30</text:p>
              </table:table-cell>
              <table:table-cell office:value-type="float" office:value="244.858">
                <text:p>244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346">
                <text:p>30</text:p>
              </table:table-cell>
              <table:table-cell office:value-type="float" office:value="244.813">
                <text:p>244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644">
                <text:p>30</text:p>
              </table:table-cell>
              <table:table-cell office:value-type="float" office:value="244.773">
                <text:p>244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992">
                <text:p>30</text:p>
              </table:table-cell>
              <table:table-cell office:value-type="float" office:value="244.728">
                <text:p>244.7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287">
                <text:p>30</text:p>
              </table:table-cell>
              <table:table-cell office:value-type="float" office:value="244.689">
                <text:p>244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585">
                <text:p>30</text:p>
              </table:table-cell>
              <table:table-cell office:value-type="float" office:value="244.65">
                <text:p>244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917">
                <text:p>30</text:p>
              </table:table-cell>
              <table:table-cell office:value-type="float" office:value="244.606">
                <text:p>244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225">
                <text:p>30</text:p>
              </table:table-cell>
              <table:table-cell office:value-type="float" office:value="244.566">
                <text:p>244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536">
                <text:p>30</text:p>
              </table:table-cell>
              <table:table-cell office:value-type="float" office:value="244.525">
                <text:p>244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83">
                <text:p>30</text:p>
              </table:table-cell>
              <table:table-cell office:value-type="float" office:value="244.487">
                <text:p>244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153">
                <text:p>30</text:p>
              </table:table-cell>
              <table:table-cell office:value-type="float" office:value="244.445">
                <text:p>244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485">
                <text:p>30</text:p>
              </table:table-cell>
              <table:table-cell office:value-type="float" office:value="244.402">
                <text:p>244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779">
                <text:p>30</text:p>
              </table:table-cell>
              <table:table-cell office:value-type="float" office:value="244.363">
                <text:p>244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112">
                <text:p>30</text:p>
              </table:table-cell>
              <table:table-cell office:value-type="float" office:value="244.32">
                <text:p>244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413">
                <text:p>30</text:p>
              </table:table-cell>
              <table:table-cell office:value-type="float" office:value="244.281">
                <text:p>244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9727">
                <text:p>30</text:p>
              </table:table-cell>
              <table:table-cell office:value-type="float" office:value="244.24">
                <text:p>244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061">
                <text:p>30</text:p>
              </table:table-cell>
              <table:table-cell office:value-type="float" office:value="244.197">
                <text:p>244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376">
                <text:p>30</text:p>
              </table:table-cell>
              <table:table-cell office:value-type="float" office:value="244.156">
                <text:p>244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694">
                <text:p>30</text:p>
              </table:table-cell>
              <table:table-cell office:value-type="float" office:value="244.115">
                <text:p>244.1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001">
                <text:p>30</text:p>
              </table:table-cell>
              <table:table-cell office:value-type="float" office:value="244.076">
                <text:p>244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284">
                <text:p>30</text:p>
              </table:table-cell>
              <table:table-cell office:value-type="float" office:value="244.039">
                <text:p>244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644">
                <text:p>30</text:p>
              </table:table-cell>
              <table:table-cell office:value-type="float" office:value="243.993">
                <text:p>243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845">
                <text:p>30</text:p>
              </table:table-cell>
              <table:table-cell office:value-type="float" office:value="243.967">
                <text:p>243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201">
                <text:p>30</text:p>
              </table:table-cell>
              <table:table-cell office:value-type="float" office:value="243.921">
                <text:p>243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478">
                <text:p>30</text:p>
              </table:table-cell>
              <table:table-cell office:value-type="float" office:value="243.886">
                <text:p>243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769">
                <text:p>30</text:p>
              </table:table-cell>
              <table:table-cell office:value-type="float" office:value="243.849">
                <text:p>243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084">
                <text:p>30</text:p>
              </table:table-cell>
              <table:table-cell office:value-type="float" office:value="243.809">
                <text:p>243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377">
                <text:p>30</text:p>
              </table:table-cell>
              <table:table-cell office:value-type="float" office:value="243.771">
                <text:p>243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7">
                <text:p>30</text:p>
              </table:table-cell>
              <table:table-cell office:value-type="float" office:value="243.73">
                <text:p>243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007">
                <text:p>30</text:p>
              </table:table-cell>
              <table:table-cell office:value-type="float" office:value="243.691">
                <text:p>243.6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287">
                <text:p>30</text:p>
              </table:table-cell>
              <table:table-cell office:value-type="float" office:value="243.656">
                <text:p>243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607">
                <text:p>30</text:p>
              </table:table-cell>
              <table:table-cell office:value-type="float" office:value="243.616">
                <text:p>243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4895">
                <text:p>30</text:p>
              </table:table-cell>
              <table:table-cell office:value-type="float" office:value="243.579">
                <text:p>243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197">
                <text:p>30</text:p>
              </table:table-cell>
              <table:table-cell office:value-type="float" office:value="243.541">
                <text:p>243.5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528">
                <text:p>30</text:p>
              </table:table-cell>
              <table:table-cell office:value-type="float" office:value="243.5">
                <text:p>24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818">
                <text:p>30</text:p>
              </table:table-cell>
              <table:table-cell office:value-type="float" office:value="243.464">
                <text:p>243.4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141">
                <text:p>30</text:p>
              </table:table-cell>
              <table:table-cell office:value-type="float" office:value="243.423">
                <text:p>243.4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46">
                <text:p>30</text:p>
              </table:table-cell>
              <table:table-cell office:value-type="float" office:value="243.384">
                <text:p>243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772">
                <text:p>30</text:p>
              </table:table-cell>
              <table:table-cell office:value-type="float" office:value="243.345">
                <text:p>243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097">
                <text:p>30</text:p>
              </table:table-cell>
              <table:table-cell office:value-type="float" office:value="243.305">
                <text:p>243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397">
                <text:p>30</text:p>
              </table:table-cell>
              <table:table-cell office:value-type="float" office:value="243.268">
                <text:p>243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687">
                <text:p>30</text:p>
              </table:table-cell>
              <table:table-cell office:value-type="float" office:value="243.232">
                <text:p>243.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034">
                <text:p>30</text:p>
              </table:table-cell>
              <table:table-cell office:value-type="float" office:value="243.19">
                <text:p>243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352">
                <text:p>30</text:p>
              </table:table-cell>
              <table:table-cell office:value-type="float" office:value="243.152">
                <text:p>243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672">
                <text:p>30</text:p>
              </table:table-cell>
              <table:table-cell office:value-type="float" office:value="243.113">
                <text:p>243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973">
                <text:p>30</text:p>
              </table:table-cell>
              <table:table-cell office:value-type="float" office:value="243.077">
                <text:p>243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27">
                <text:p>30</text:p>
              </table:table-cell>
              <table:table-cell office:value-type="float" office:value="243.041">
                <text:p>243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618">
                <text:p>30</text:p>
              </table:table-cell>
              <table:table-cell office:value-type="float" office:value="243">
                <text:p>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9922">
                <text:p>30</text:p>
              </table:table-cell>
              <table:table-cell office:value-type="float" office:value="242.964">
                <text:p>242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262">
                <text:p>30</text:p>
              </table:table-cell>
              <table:table-cell office:value-type="float" office:value="242.924">
                <text:p>242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553">
                <text:p>30</text:p>
              </table:table-cell>
              <table:table-cell office:value-type="float" office:value="242.89">
                <text:p>242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843">
                <text:p>30</text:p>
              </table:table-cell>
              <table:table-cell office:value-type="float" office:value="242.857">
                <text:p>242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183">
                <text:p>30</text:p>
              </table:table-cell>
              <table:table-cell office:value-type="float" office:value="242.817">
                <text:p>242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494">
                <text:p>30</text:p>
              </table:table-cell>
              <table:table-cell office:value-type="float" office:value="242.782">
                <text:p>242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819">
                <text:p>30</text:p>
              </table:table-cell>
              <table:table-cell office:value-type="float" office:value="242.745">
                <text:p>242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141">
                <text:p>30</text:p>
              </table:table-cell>
              <table:table-cell office:value-type="float" office:value="242.709">
                <text:p>242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439">
                <text:p>30</text:p>
              </table:table-cell>
              <table:table-cell office:value-type="float" office:value="242.676">
                <text:p>242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745">
                <text:p>30</text:p>
              </table:table-cell>
              <table:table-cell office:value-type="float" office:value="242.642">
                <text:p>242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059">
                <text:p>30</text:p>
              </table:table-cell>
              <table:table-cell office:value-type="float" office:value="242.608">
                <text:p>242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346">
                <text:p>30</text:p>
              </table:table-cell>
              <table:table-cell office:value-type="float" office:value="242.577">
                <text:p>242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648">
                <text:p>30</text:p>
              </table:table-cell>
              <table:table-cell office:value-type="float" office:value="242.545">
                <text:p>242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937">
                <text:p>30</text:p>
              </table:table-cell>
              <table:table-cell office:value-type="float" office:value="242.514">
                <text:p>242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236">
                <text:p>30</text:p>
              </table:table-cell>
              <table:table-cell office:value-type="float" office:value="242.483">
                <text:p>242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588">
                <text:p>30</text:p>
              </table:table-cell>
              <table:table-cell office:value-type="float" office:value="242.446">
                <text:p>242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4903">
                <text:p>30</text:p>
              </table:table-cell>
              <table:table-cell office:value-type="float" office:value="242.414">
                <text:p>242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254">
                <text:p>30</text:p>
              </table:table-cell>
              <table:table-cell office:value-type="float" office:value="242.379">
                <text:p>242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556">
                <text:p>30</text:p>
              </table:table-cell>
              <table:table-cell office:value-type="float" office:value="242.349">
                <text:p>242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855">
                <text:p>30</text:p>
              </table:table-cell>
              <table:table-cell office:value-type="float" office:value="242.319">
                <text:p>242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204">
                <text:p>30</text:p>
              </table:table-cell>
              <table:table-cell office:value-type="float" office:value="242.286">
                <text:p>242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513">
                <text:p>30</text:p>
              </table:table-cell>
              <table:table-cell office:value-type="float" office:value="242.256">
                <text:p>242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811">
                <text:p>30</text:p>
              </table:table-cell>
              <table:table-cell office:value-type="float" office:value="242.228">
                <text:p>242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117">
                <text:p>30</text:p>
              </table:table-cell>
              <table:table-cell office:value-type="float" office:value="242.2">
                <text:p>242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409">
                <text:p>30</text:p>
              </table:table-cell>
              <table:table-cell office:value-type="float" office:value="242.174">
                <text:p>242.1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713">
                <text:p>30</text:p>
              </table:table-cell>
              <table:table-cell office:value-type="float" office:value="242.146">
                <text:p>242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039">
                <text:p>30</text:p>
              </table:table-cell>
              <table:table-cell office:value-type="float" office:value="242.118">
                <text:p>242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332">
                <text:p>30</text:p>
              </table:table-cell>
              <table:table-cell office:value-type="float" office:value="242.092">
                <text:p>242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617">
                <text:p>30</text:p>
              </table:table-cell>
              <table:table-cell office:value-type="float" office:value="242.068">
                <text:p>242.0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953">
                <text:p>30</text:p>
              </table:table-cell>
              <table:table-cell office:value-type="float" office:value="242.04">
                <text:p>242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261">
                <text:p>30</text:p>
              </table:table-cell>
              <table:table-cell office:value-type="float" office:value="242.015">
                <text:p>242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567">
                <text:p>30</text:p>
              </table:table-cell>
              <table:table-cell office:value-type="float" office:value="241.991">
                <text:p>241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9923">
                <text:p>30</text:p>
              </table:table-cell>
              <table:table-cell office:value-type="float" office:value="241.963">
                <text:p>241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22">
                <text:p>40</text:p>
              </table:table-cell>
              <table:table-cell office:value-type="float" office:value="241.94">
                <text:p>241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534">
                <text:p>40</text:p>
              </table:table-cell>
              <table:table-cell office:value-type="float" office:value="241.917">
                <text:p>241.9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881">
                <text:p>40</text:p>
              </table:table-cell>
              <table:table-cell office:value-type="float" office:value="241.892">
                <text:p>241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205">
                <text:p>40</text:p>
              </table:table-cell>
              <table:table-cell office:value-type="float" office:value="241.869">
                <text:p>241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53">
                <text:p>40</text:p>
              </table:table-cell>
              <table:table-cell office:value-type="float" office:value="241.847">
                <text:p>241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848">
                <text:p>40</text:p>
              </table:table-cell>
              <table:table-cell office:value-type="float" office:value="241.826">
                <text:p>241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195">
                <text:p>40</text:p>
              </table:table-cell>
              <table:table-cell office:value-type="float" office:value="241.804">
                <text:p>241.8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537">
                <text:p>40</text:p>
              </table:table-cell>
              <table:table-cell office:value-type="float" office:value="241.783">
                <text:p>241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831">
                <text:p>40</text:p>
              </table:table-cell>
              <table:table-cell office:value-type="float" office:value="241.765">
                <text:p>241.7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116">
                <text:p>40</text:p>
              </table:table-cell>
              <table:table-cell office:value-type="float" office:value="241.749">
                <text:p>241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424">
                <text:p>40</text:p>
              </table:table-cell>
              <table:table-cell office:value-type="float" office:value="241.732">
                <text:p>241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3722">
                <text:p>40</text:p>
              </table:table-cell>
              <table:table-cell office:value-type="float" office:value="241.716">
                <text:p>241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016">
                <text:p>40</text:p>
              </table:table-cell>
              <table:table-cell office:value-type="float" office:value="241.701">
                <text:p>241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338">
                <text:p>40</text:p>
              </table:table-cell>
              <table:table-cell office:value-type="float" office:value="241.685">
                <text:p>241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622">
                <text:p>40</text:p>
              </table:table-cell>
              <table:table-cell office:value-type="float" office:value="241.672">
                <text:p>241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95">
                <text:p>40</text:p>
              </table:table-cell>
              <table:table-cell office:value-type="float" office:value="241.657">
                <text:p>241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268">
                <text:p>40</text:p>
              </table:table-cell>
              <table:table-cell office:value-type="float" office:value="241.644">
                <text:p>241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569">
                <text:p>40</text:p>
              </table:table-cell>
              <table:table-cell office:value-type="float" office:value="241.632">
                <text:p>241.6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893">
                <text:p>40</text:p>
              </table:table-cell>
              <table:table-cell office:value-type="float" office:value="241.62">
                <text:p>241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202">
                <text:p>40</text:p>
              </table:table-cell>
              <table:table-cell office:value-type="float" office:value="241.609">
                <text:p>241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588">
                <text:p>40</text:p>
              </table:table-cell>
              <table:table-cell office:value-type="float" office:value="241.597">
                <text:p>241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907">
                <text:p>40</text:p>
              </table:table-cell>
              <table:table-cell office:value-type="float" office:value="241.588">
                <text:p>241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197">
                <text:p>40</text:p>
              </table:table-cell>
              <table:table-cell office:value-type="float" office:value="241.581">
                <text:p>241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491">
                <text:p>40</text:p>
              </table:table-cell>
              <table:table-cell office:value-type="float" office:value="241.574">
                <text:p>241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807">
                <text:p>40</text:p>
              </table:table-cell>
              <table:table-cell office:value-type="float" office:value="241.567">
                <text:p>241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12">
                <text:p>40</text:p>
              </table:table-cell>
              <table:table-cell office:value-type="float" office:value="241.561">
                <text:p>241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419">
                <text:p>40</text:p>
              </table:table-cell>
              <table:table-cell office:value-type="float" office:value="241.556">
                <text:p>241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727">
                <text:p>40</text:p>
              </table:table-cell>
              <table:table-cell office:value-type="float" office:value="241.552">
                <text:p>241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072">
                <text:p>40</text:p>
              </table:table-cell>
              <table:table-cell office:value-type="float" office:value="241.549">
                <text:p>241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405">
                <text:p>40</text:p>
              </table:table-cell>
              <table:table-cell office:value-type="float" office:value="241.547">
                <text:p>241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9696">
                <text:p>40</text:p>
              </table:table-cell>
              <table:table-cell office:value-type="float" office:value="241.546">
                <text:p>241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045">
                <text:p>40</text:p>
              </table:table-cell>
              <table:table-cell office:value-type="float" office:value="241.545">
                <text:p>241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359">
                <text:p>40</text:p>
              </table:table-cell>
              <table:table-cell office:value-type="float" office:value="241.546">
                <text:p>241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663">
                <text:p>40</text:p>
              </table:table-cell>
              <table:table-cell office:value-type="float" office:value="241.547">
                <text:p>241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97">
                <text:p>40</text:p>
              </table:table-cell>
              <table:table-cell office:value-type="float" office:value="241.55">
                <text:p>241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286">
                <text:p>40</text:p>
              </table:table-cell>
              <table:table-cell office:value-type="float" office:value="241.553">
                <text:p>241.5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58">
                <text:p>40</text:p>
              </table:table-cell>
              <table:table-cell office:value-type="float" office:value="241.558">
                <text:p>241.5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898">
                <text:p>40</text:p>
              </table:table-cell>
              <table:table-cell office:value-type="float" office:value="241.563">
                <text:p>241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207">
                <text:p>40</text:p>
              </table:table-cell>
              <table:table-cell office:value-type="float" office:value="241.569">
                <text:p>241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498">
                <text:p>40</text:p>
              </table:table-cell>
              <table:table-cell office:value-type="float" office:value="241.576">
                <text:p>241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786">
                <text:p>40</text:p>
              </table:table-cell>
              <table:table-cell office:value-type="float" office:value="241.583">
                <text:p>241.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088">
                <text:p>40</text:p>
              </table:table-cell>
              <table:table-cell office:value-type="float" office:value="241.592">
                <text:p>241.5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407">
                <text:p>40</text:p>
              </table:table-cell>
              <table:table-cell office:value-type="float" office:value="241.602">
                <text:p>241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694">
                <text:p>40</text:p>
              </table:table-cell>
              <table:table-cell office:value-type="float" office:value="241.612">
                <text:p>241.6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017">
                <text:p>40</text:p>
              </table:table-cell>
              <table:table-cell office:value-type="float" office:value="241.624">
                <text:p>241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33">
                <text:p>40</text:p>
              </table:table-cell>
              <table:table-cell office:value-type="float" office:value="241.637">
                <text:p>241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626">
                <text:p>40</text:p>
              </table:table-cell>
              <table:table-cell office:value-type="float" office:value="241.65">
                <text:p>241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961">
                <text:p>40</text:p>
              </table:table-cell>
              <table:table-cell office:value-type="float" office:value="241.666">
                <text:p>241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252">
                <text:p>40</text:p>
              </table:table-cell>
              <table:table-cell office:value-type="float" office:value="241.681">
                <text:p>241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588">
                <text:p>40</text:p>
              </table:table-cell>
              <table:table-cell office:value-type="float" office:value="241.698">
                <text:p>241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5887">
                <text:p>40</text:p>
              </table:table-cell>
              <table:table-cell office:value-type="float" office:value="241.715">
                <text:p>241.7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219">
                <text:p>40</text:p>
              </table:table-cell>
              <table:table-cell office:value-type="float" office:value="241.735">
                <text:p>241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52">
                <text:p>40</text:p>
              </table:table-cell>
              <table:table-cell office:value-type="float" office:value="241.754">
                <text:p>241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817">
                <text:p>40</text:p>
              </table:table-cell>
              <table:table-cell office:value-type="float" office:value="241.773">
                <text:p>241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114">
                <text:p>40</text:p>
              </table:table-cell>
              <table:table-cell office:value-type="float" office:value="241.794">
                <text:p>241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619">
                <text:p>40</text:p>
              </table:table-cell>
              <table:table-cell office:value-type="float" office:value="241.831">
                <text:p>241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917">
                <text:p>40</text:p>
              </table:table-cell>
              <table:table-cell office:value-type="float" office:value="241.853">
                <text:p>241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216">
                <text:p>40</text:p>
              </table:table-cell>
              <table:table-cell office:value-type="float" office:value="241.877">
                <text:p>241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55">
                <text:p>40</text:p>
              </table:table-cell>
              <table:table-cell office:value-type="float" office:value="241.904">
                <text:p>241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836">
                <text:p>40</text:p>
              </table:table-cell>
              <table:table-cell office:value-type="float" office:value="241.929">
                <text:p>241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138">
                <text:p>40</text:p>
              </table:table-cell>
              <table:table-cell office:value-type="float" office:value="241.955">
                <text:p>241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448">
                <text:p>40</text:p>
              </table:table-cell>
              <table:table-cell office:value-type="float" office:value="241.983">
                <text:p>241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755">
                <text:p>40</text:p>
              </table:table-cell>
              <table:table-cell office:value-type="float" office:value="242.012">
                <text:p>242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049">
                <text:p>40</text:p>
              </table:table-cell>
              <table:table-cell office:value-type="float" office:value="242.04">
                <text:p>242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351">
                <text:p>40</text:p>
              </table:table-cell>
              <table:table-cell office:value-type="float" office:value="242.07">
                <text:p>242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646">
                <text:p>40</text:p>
              </table:table-cell>
              <table:table-cell office:value-type="float" office:value="242.1">
                <text:p>242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0937">
                <text:p>40</text:p>
              </table:table-cell>
              <table:table-cell office:value-type="float" office:value="242.131">
                <text:p>242.1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218">
                <text:p>40</text:p>
              </table:table-cell>
              <table:table-cell office:value-type="float" office:value="242.161">
                <text:p>242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502">
                <text:p>40</text:p>
              </table:table-cell>
              <table:table-cell office:value-type="float" office:value="242.192">
                <text:p>242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792">
                <text:p>40</text:p>
              </table:table-cell>
              <table:table-cell office:value-type="float" office:value="242.225">
                <text:p>242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077">
                <text:p>40</text:p>
              </table:table-cell>
              <table:table-cell office:value-type="float" office:value="242.257">
                <text:p>242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378">
                <text:p>40</text:p>
              </table:table-cell>
              <table:table-cell office:value-type="float" office:value="242.293">
                <text:p>242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714">
                <text:p>40</text:p>
              </table:table-cell>
              <table:table-cell office:value-type="float" office:value="242.333">
                <text:p>242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998">
                <text:p>40</text:p>
              </table:table-cell>
              <table:table-cell office:value-type="float" office:value="242.368">
                <text:p>242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3">
                <text:p>40</text:p>
              </table:table-cell>
              <table:table-cell office:value-type="float" office:value="242.406">
                <text:p>242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591">
                <text:p>40</text:p>
              </table:table-cell>
              <table:table-cell office:value-type="float" office:value="242.443">
                <text:p>242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885">
                <text:p>40</text:p>
              </table:table-cell>
              <table:table-cell office:value-type="float" office:value="242.481">
                <text:p>242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189">
                <text:p>40</text:p>
              </table:table-cell>
              <table:table-cell office:value-type="float" office:value="242.522">
                <text:p>242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476">
                <text:p>40</text:p>
              </table:table-cell>
              <table:table-cell office:value-type="float" office:value="242.56">
                <text:p>242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757">
                <text:p>40</text:p>
              </table:table-cell>
              <table:table-cell office:value-type="float" office:value="242.599">
                <text:p>242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049">
                <text:p>40</text:p>
              </table:table-cell>
              <table:table-cell office:value-type="float" office:value="242.64">
                <text:p>242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373">
                <text:p>40</text:p>
              </table:table-cell>
              <table:table-cell office:value-type="float" office:value="242.685">
                <text:p>242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5722">
                <text:p>40</text:p>
              </table:table-cell>
              <table:table-cell office:value-type="float" office:value="242.736">
                <text:p>242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037">
                <text:p>40</text:p>
              </table:table-cell>
              <table:table-cell office:value-type="float" office:value="242.782">
                <text:p>242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335">
                <text:p>40</text:p>
              </table:table-cell>
              <table:table-cell office:value-type="float" office:value="242.827">
                <text:p>242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645">
                <text:p>40</text:p>
              </table:table-cell>
              <table:table-cell office:value-type="float" office:value="242.874">
                <text:p>242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947">
                <text:p>40</text:p>
              </table:table-cell>
              <table:table-cell office:value-type="float" office:value="242.92">
                <text:p>242.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235">
                <text:p>40</text:p>
              </table:table-cell>
              <table:table-cell office:value-type="float" office:value="242.965">
                <text:p>242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521">
                <text:p>40</text:p>
              </table:table-cell>
              <table:table-cell office:value-type="float" office:value="243.01">
                <text:p>243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816">
                <text:p>40</text:p>
              </table:table-cell>
              <table:table-cell office:value-type="float" office:value="243.058">
                <text:p>243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148">
                <text:p>40</text:p>
              </table:table-cell>
              <table:table-cell office:value-type="float" office:value="243.112">
                <text:p>243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43">
                <text:p>40</text:p>
              </table:table-cell>
              <table:table-cell office:value-type="float" office:value="243.158">
                <text:p>243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714">
                <text:p>40</text:p>
              </table:table-cell>
              <table:table-cell office:value-type="float" office:value="243.205">
                <text:p>243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012">
                <text:p>40</text:p>
              </table:table-cell>
              <table:table-cell office:value-type="float" office:value="243.256">
                <text:p>243.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306">
                <text:p>40</text:p>
              </table:table-cell>
              <table:table-cell office:value-type="float" office:value="243.306">
                <text:p>243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604">
                <text:p>40</text:p>
              </table:table-cell>
              <table:table-cell office:value-type="float" office:value="243.357">
                <text:p>243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9932">
                <text:p>40</text:p>
              </table:table-cell>
              <table:table-cell office:value-type="float" office:value="243.414">
                <text:p>243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257">
                <text:p>40</text:p>
              </table:table-cell>
              <table:table-cell office:value-type="float" office:value="243.471">
                <text:p>243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556">
                <text:p>40</text:p>
              </table:table-cell>
              <table:table-cell office:value-type="float" office:value="243.525">
                <text:p>243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89">
                <text:p>40</text:p>
              </table:table-cell>
              <table:table-cell office:value-type="float" office:value="243.585">
                <text:p>243.5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181">
                <text:p>40</text:p>
              </table:table-cell>
              <table:table-cell office:value-type="float" office:value="243.638">
                <text:p>243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485">
                <text:p>40</text:p>
              </table:table-cell>
              <table:table-cell office:value-type="float" office:value="243.694">
                <text:p>243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776">
                <text:p>40</text:p>
              </table:table-cell>
              <table:table-cell office:value-type="float" office:value="243.747">
                <text:p>243.7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085">
                <text:p>40</text:p>
              </table:table-cell>
              <table:table-cell office:value-type="float" office:value="243.805">
                <text:p>243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375">
                <text:p>40</text:p>
              </table:table-cell>
              <table:table-cell office:value-type="float" office:value="243.859">
                <text:p>243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729">
                <text:p>40</text:p>
              </table:table-cell>
              <table:table-cell office:value-type="float" office:value="243.927">
                <text:p>243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02">
                <text:p>40</text:p>
              </table:table-cell>
              <table:table-cell office:value-type="float" office:value="243.982">
                <text:p>243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338">
                <text:p>40</text:p>
              </table:table-cell>
              <table:table-cell office:value-type="float" office:value="244.043">
                <text:p>244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628">
                <text:p>40</text:p>
              </table:table-cell>
              <table:table-cell office:value-type="float" office:value="244.099">
                <text:p>244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929">
                <text:p>40</text:p>
              </table:table-cell>
              <table:table-cell office:value-type="float" office:value="244.158">
                <text:p>244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251">
                <text:p>40</text:p>
              </table:table-cell>
              <table:table-cell office:value-type="float" office:value="244.221">
                <text:p>244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542">
                <text:p>40</text:p>
              </table:table-cell>
              <table:table-cell office:value-type="float" office:value="244.278">
                <text:p>244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4853">
                <text:p>40</text:p>
              </table:table-cell>
              <table:table-cell office:value-type="float" office:value="244.34">
                <text:p>244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15">
                <text:p>40</text:p>
              </table:table-cell>
              <table:table-cell office:value-type="float" office:value="244.399">
                <text:p>244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443">
                <text:p>40</text:p>
              </table:table-cell>
              <table:table-cell office:value-type="float" office:value="244.457">
                <text:p>244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76">
                <text:p>40</text:p>
              </table:table-cell>
              <table:table-cell office:value-type="float" office:value="244.52">
                <text:p>244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045">
                <text:p>40</text:p>
              </table:table-cell>
              <table:table-cell office:value-type="float" office:value="244.577">
                <text:p>244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336">
                <text:p>40</text:p>
              </table:table-cell>
              <table:table-cell office:value-type="float" office:value="244.635">
                <text:p>244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666">
                <text:p>40</text:p>
              </table:table-cell>
              <table:table-cell office:value-type="float" office:value="244.7">
                <text:p>244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962">
                <text:p>40</text:p>
              </table:table-cell>
              <table:table-cell office:value-type="float" office:value="244.759">
                <text:p>244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263">
                <text:p>40</text:p>
              </table:table-cell>
              <table:table-cell office:value-type="float" office:value="244.819">
                <text:p>244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555">
                <text:p>40</text:p>
              </table:table-cell>
              <table:table-cell office:value-type="float" office:value="244.877">
                <text:p>244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835">
                <text:p>40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168">
                <text:p>40</text:p>
              </table:table-cell>
              <table:table-cell office:value-type="float" office:value="244.999">
                <text:p>244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396">
                <text:p>40</text:p>
              </table:table-cell>
              <table:table-cell office:value-type="float" office:value="245.044">
                <text:p>245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686">
                <text:p>40</text:p>
              </table:table-cell>
              <table:table-cell office:value-type="float" office:value="245.101">
                <text:p>245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012">
                <text:p>40</text:p>
              </table:table-cell>
              <table:table-cell office:value-type="float" office:value="245.164">
                <text:p>245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32">
                <text:p>40</text:p>
              </table:table-cell>
              <table:table-cell office:value-type="float" office:value="245.224">
                <text:p>245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636">
                <text:p>40</text:p>
              </table:table-cell>
              <table:table-cell office:value-type="float" office:value="245.285">
                <text:p>245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995">
                <text:p>40</text:p>
              </table:table-cell>
              <table:table-cell office:value-type="float" office:value="245.345">
                <text:p>245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247">
                <text:p>40</text:p>
              </table:table-cell>
              <table:table-cell office:value-type="float" office:value="245.401">
                <text:p>245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572">
                <text:p>40</text:p>
              </table:table-cell>
              <table:table-cell office:value-type="float" office:value="245.462">
                <text:p>245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867">
                <text:p>40</text:p>
              </table:table-cell>
              <table:table-cell office:value-type="float" office:value="245.517">
                <text:p>245.5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205">
                <text:p>40</text:p>
              </table:table-cell>
              <table:table-cell office:value-type="float" office:value="245.579">
                <text:p>245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513">
                <text:p>40</text:p>
              </table:table-cell>
              <table:table-cell office:value-type="float" office:value="245.635">
                <text:p>245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808">
                <text:p>40</text:p>
              </table:table-cell>
              <table:table-cell office:value-type="float" office:value="245.687">
                <text:p>245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143">
                <text:p>40</text:p>
              </table:table-cell>
              <table:table-cell office:value-type="float" office:value="245.746">
                <text:p>245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483">
                <text:p>40</text:p>
              </table:table-cell>
              <table:table-cell office:value-type="float" office:value="245.805">
                <text:p>245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842">
                <text:p>40</text:p>
              </table:table-cell>
              <table:table-cell office:value-type="float" office:value="245.867">
                <text:p>245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145">
                <text:p>40</text:p>
              </table:table-cell>
              <table:table-cell office:value-type="float" office:value="245.918">
                <text:p>245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432">
                <text:p>40</text:p>
              </table:table-cell>
              <table:table-cell office:value-type="float" office:value="245.965">
                <text:p>245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751">
                <text:p>40</text:p>
              </table:table-cell>
              <table:table-cell office:value-type="float" office:value="246.016">
                <text:p>246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049">
                <text:p>40</text:p>
              </table:table-cell>
              <table:table-cell office:value-type="float" office:value="246.064">
                <text:p>246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367">
                <text:p>40</text:p>
              </table:table-cell>
              <table:table-cell office:value-type="float" office:value="246.113">
                <text:p>246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663">
                <text:p>40</text:p>
              </table:table-cell>
              <table:table-cell office:value-type="float" office:value="246.158">
                <text:p>246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495">
                <text:p>40</text:p>
              </table:table-cell>
              <table:table-cell office:value-type="float" office:value="246.201">
                <text:p>246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289">
                <text:p>40</text:p>
              </table:table-cell>
              <table:table-cell office:value-type="float" office:value="246.251">
                <text:p>246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575">
                <text:p>40</text:p>
              </table:table-cell>
              <table:table-cell office:value-type="float" office:value="246.291">
                <text:p>246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875">
                <text:p>40</text:p>
              </table:table-cell>
              <table:table-cell office:value-type="float" office:value="246.333">
                <text:p>246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196">
                <text:p>40</text:p>
              </table:table-cell>
              <table:table-cell office:value-type="float" office:value="246.376">
                <text:p>246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487">
                <text:p>40</text:p>
              </table:table-cell>
              <table:table-cell office:value-type="float" office:value="246.414">
                <text:p>246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762">
                <text:p>40</text:p>
              </table:table-cell>
              <table:table-cell office:value-type="float" office:value="246.45">
                <text:p>246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088">
                <text:p>40</text:p>
              </table:table-cell>
              <table:table-cell office:value-type="float" office:value="246.49">
                <text:p>246.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386">
                <text:p>40</text:p>
              </table:table-cell>
              <table:table-cell office:value-type="float" office:value="246.526">
                <text:p>246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715">
                <text:p>40</text:p>
              </table:table-cell>
              <table:table-cell office:value-type="float" office:value="246.564">
                <text:p>246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006">
                <text:p>40</text:p>
              </table:table-cell>
              <table:table-cell office:value-type="float" office:value="246.597">
                <text:p>246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295">
                <text:p>40</text:p>
              </table:table-cell>
              <table:table-cell office:value-type="float" office:value="246.629">
                <text:p>246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622">
                <text:p>40</text:p>
              </table:table-cell>
              <table:table-cell office:value-type="float" office:value="246.663">
                <text:p>246.6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93">
                <text:p>40</text:p>
              </table:table-cell>
              <table:table-cell office:value-type="float" office:value="246.694">
                <text:p>246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253">
                <text:p>40</text:p>
              </table:table-cell>
              <table:table-cell office:value-type="float" office:value="246.725">
                <text:p>246.7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574">
                <text:p>40</text:p>
              </table:table-cell>
              <table:table-cell office:value-type="float" office:value="246.755">
                <text:p>246.7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9887">
                <text:p>40</text:p>
              </table:table-cell>
              <table:table-cell office:value-type="float" office:value="246.783">
                <text:p>246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184">
                <text:p>40</text:p>
              </table:table-cell>
              <table:table-cell office:value-type="float" office:value="246.808">
                <text:p>246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482">
                <text:p>40</text:p>
              </table:table-cell>
              <table:table-cell office:value-type="float" office:value="246.832">
                <text:p>246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811">
                <text:p>40</text:p>
              </table:table-cell>
              <table:table-cell office:value-type="float" office:value="246.857">
                <text:p>246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106">
                <text:p>40</text:p>
              </table:table-cell>
              <table:table-cell office:value-type="float" office:value="246.879">
                <text:p>246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423">
                <text:p>40</text:p>
              </table:table-cell>
              <table:table-cell office:value-type="float" office:value="246.901">
                <text:p>246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711">
                <text:p>40</text:p>
              </table:table-cell>
              <table:table-cell office:value-type="float" office:value="246.919">
                <text:p>246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016">
                <text:p>40</text:p>
              </table:table-cell>
              <table:table-cell office:value-type="float" office:value="246.938">
                <text:p>246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346">
                <text:p>40</text:p>
              </table:table-cell>
              <table:table-cell office:value-type="float" office:value="246.957">
                <text:p>246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658">
                <text:p>40</text:p>
              </table:table-cell>
              <table:table-cell office:value-type="float" office:value="246.973">
                <text:p>246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944">
                <text:p>40</text:p>
              </table:table-cell>
              <table:table-cell office:value-type="float" office:value="246.987">
                <text:p>246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286">
                <text:p>40</text:p>
              </table:table-cell>
              <table:table-cell office:value-type="float" office:value="247.003">
                <text:p>247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595">
                <text:p>40</text:p>
              </table:table-cell>
              <table:table-cell office:value-type="float" office:value="247.015">
                <text:p>247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921">
                <text:p>40</text:p>
              </table:table-cell>
              <table:table-cell office:value-type="float" office:value="247.027">
                <text:p>247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223">
                <text:p>40</text:p>
              </table:table-cell>
              <table:table-cell office:value-type="float" office:value="247.037">
                <text:p>247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511">
                <text:p>40</text:p>
              </table:table-cell>
              <table:table-cell office:value-type="float" office:value="247.046">
                <text:p>247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4841">
                <text:p>40</text:p>
              </table:table-cell>
              <table:table-cell office:value-type="float" office:value="247.054">
                <text:p>247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141">
                <text:p>40</text:p>
              </table:table-cell>
              <table:table-cell office:value-type="float" office:value="247.061">
                <text:p>247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482">
                <text:p>40</text:p>
              </table:table-cell>
              <table:table-cell office:value-type="float" office:value="247.067">
                <text:p>247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781">
                <text:p>40</text:p>
              </table:table-cell>
              <table:table-cell office:value-type="float" office:value="247.071">
                <text:p>247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078">
                <text:p>40</text:p>
              </table:table-cell>
              <table:table-cell office:value-type="float" office:value="247.075">
                <text:p>247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385">
                <text:p>40</text:p>
              </table:table-cell>
              <table:table-cell office:value-type="float" office:value="247.077">
                <text:p>247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713">
                <text:p>40</text:p>
              </table:table-cell>
              <table:table-cell office:value-type="float" office:value="247.078">
                <text:p>247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997">
                <text:p>40</text:p>
              </table:table-cell>
              <table:table-cell office:value-type="float" office:value="247.078">
                <text:p>247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34">
                <text:p>40</text:p>
              </table:table-cell>
              <table:table-cell office:value-type="float" office:value="247.077">
                <text:p>247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631">
                <text:p>40</text:p>
              </table:table-cell>
              <table:table-cell office:value-type="float" office:value="247.075">
                <text:p>247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97">
                <text:p>40</text:p>
              </table:table-cell>
              <table:table-cell office:value-type="float" office:value="247.071">
                <text:p>247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279">
                <text:p>40</text:p>
              </table:table-cell>
              <table:table-cell office:value-type="float" office:value="247.067">
                <text:p>247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592">
                <text:p>40</text:p>
              </table:table-cell>
              <table:table-cell office:value-type="float" office:value="247.062">
                <text:p>247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914">
                <text:p>40</text:p>
              </table:table-cell>
              <table:table-cell office:value-type="float" office:value="247.055">
                <text:p>247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214">
                <text:p>40</text:p>
              </table:table-cell>
              <table:table-cell office:value-type="float" office:value="247.048">
                <text:p>247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522">
                <text:p>40</text:p>
              </table:table-cell>
              <table:table-cell office:value-type="float" office:value="247.039">
                <text:p>247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9823">
                <text:p>40</text:p>
              </table:table-cell>
              <table:table-cell office:value-type="float" office:value="247.03">
                <text:p>247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141">
                <text:p>40</text:p>
              </table:table-cell>
              <table:table-cell office:value-type="float" office:value="247.02">
                <text:p>247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435">
                <text:p>40</text:p>
              </table:table-cell>
              <table:table-cell office:value-type="float" office:value="247.009">
                <text:p>247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727">
                <text:p>40</text:p>
              </table:table-cell>
              <table:table-cell office:value-type="float" office:value="246.998">
                <text:p>246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027">
                <text:p>40</text:p>
              </table:table-cell>
              <table:table-cell office:value-type="float" office:value="246.985">
                <text:p>246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346">
                <text:p>40</text:p>
              </table:table-cell>
              <table:table-cell office:value-type="float" office:value="246.971">
                <text:p>246.9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649">
                <text:p>40</text:p>
              </table:table-cell>
              <table:table-cell office:value-type="float" office:value="246.957">
                <text:p>246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956">
                <text:p>40</text:p>
              </table:table-cell>
              <table:table-cell office:value-type="float" office:value="246.941">
                <text:p>246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262">
                <text:p>40</text:p>
              </table:table-cell>
              <table:table-cell office:value-type="float" office:value="246.925">
                <text:p>246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554">
                <text:p>40</text:p>
              </table:table-cell>
              <table:table-cell office:value-type="float" office:value="246.909">
                <text:p>246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78">
                <text:p>40</text:p>
              </table:table-cell>
              <table:table-cell office:value-type="float" office:value="246.895">
                <text:p>246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121">
                <text:p>40</text:p>
              </table:table-cell>
              <table:table-cell office:value-type="float" office:value="246.875">
                <text:p>246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443">
                <text:p>40</text:p>
              </table:table-cell>
              <table:table-cell office:value-type="float" office:value="246.855">
                <text:p>246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742">
                <text:p>40</text:p>
              </table:table-cell>
              <table:table-cell office:value-type="float" office:value="246.835">
                <text:p>246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046">
                <text:p>40</text:p>
              </table:table-cell>
              <table:table-cell office:value-type="float" office:value="246.814">
                <text:p>246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367">
                <text:p>40</text:p>
              </table:table-cell>
              <table:table-cell office:value-type="float" office:value="246.792">
                <text:p>246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672">
                <text:p>40</text:p>
              </table:table-cell>
              <table:table-cell office:value-type="float" office:value="246.77">
                <text:p>246.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496">
                <text:p>40</text:p>
              </table:table-cell>
              <table:table-cell office:value-type="float" office:value="246.748">
                <text:p>246.7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304">
                <text:p>40</text:p>
              </table:table-cell>
              <table:table-cell office:value-type="float" office:value="246.721">
                <text:p>246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602">
                <text:p>40</text:p>
              </table:table-cell>
              <table:table-cell office:value-type="float" office:value="246.698">
                <text:p>246.6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91">
                <text:p>40</text:p>
              </table:table-cell>
              <table:table-cell office:value-type="float" office:value="246.672">
                <text:p>246.6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208">
                <text:p>40</text:p>
              </table:table-cell>
              <table:table-cell office:value-type="float" office:value="246.647">
                <text:p>246.6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412">
                <text:p>40</text:p>
              </table:table-cell>
              <table:table-cell office:value-type="float" office:value="246.63">
                <text:p>246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721">
                <text:p>40</text:p>
              </table:table-cell>
              <table:table-cell office:value-type="float" office:value="246.603">
                <text:p>246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04">
                <text:p>40</text:p>
              </table:table-cell>
              <table:table-cell office:value-type="float" office:value="246.574">
                <text:p>246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378">
                <text:p>40</text:p>
              </table:table-cell>
              <table:table-cell office:value-type="float" office:value="246.544">
                <text:p>246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685">
                <text:p>40</text:p>
              </table:table-cell>
              <table:table-cell office:value-type="float" office:value="246.515">
                <text:p>246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023">
                <text:p>40</text:p>
              </table:table-cell>
              <table:table-cell office:value-type="float" office:value="246.483">
                <text:p>246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336">
                <text:p>40</text:p>
              </table:table-cell>
              <table:table-cell office:value-type="float" office:value="246.452">
                <text:p>246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641">
                <text:p>40</text:p>
              </table:table-cell>
              <table:table-cell office:value-type="float" office:value="246.422">
                <text:p>246.4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961">
                <text:p>40</text:p>
              </table:table-cell>
              <table:table-cell office:value-type="float" office:value="246.39">
                <text:p>246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283">
                <text:p>40</text:p>
              </table:table-cell>
              <table:table-cell office:value-type="float" office:value="246.357">
                <text:p>246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59">
                <text:p>40</text:p>
              </table:table-cell>
              <table:table-cell office:value-type="float" office:value="246.325">
                <text:p>246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88">
                <text:p>40</text:p>
              </table:table-cell>
              <table:table-cell office:value-type="float" office:value="246.294">
                <text:p>246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213">
                <text:p>40</text:p>
              </table:table-cell>
              <table:table-cell office:value-type="float" office:value="246.258">
                <text:p>246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519">
                <text:p>40</text:p>
              </table:table-cell>
              <table:table-cell office:value-type="float" office:value="246.225">
                <text:p>246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844">
                <text:p>40</text:p>
              </table:table-cell>
              <table:table-cell office:value-type="float" office:value="246.189">
                <text:p>246.1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164">
                <text:p>40</text:p>
              </table:table-cell>
              <table:table-cell office:value-type="float" office:value="246.153">
                <text:p>246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477">
                <text:p>40</text:p>
              </table:table-cell>
              <table:table-cell office:value-type="float" office:value="246.117">
                <text:p>246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764">
                <text:p>40</text:p>
              </table:table-cell>
              <table:table-cell office:value-type="float" office:value="246.084">
                <text:p>246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096">
                <text:p>40</text:p>
              </table:table-cell>
              <table:table-cell office:value-type="float" office:value="246.046">
                <text:p>246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399">
                <text:p>40</text:p>
              </table:table-cell>
              <table:table-cell office:value-type="float" office:value="246.01">
                <text:p>246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2705">
                <text:p>40</text:p>
              </table:table-cell>
              <table:table-cell office:value-type="float" office:value="245.974">
                <text:p>245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245.938">
                <text:p>245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3">
                <text:p>40</text:p>
              </table:table-cell>
              <table:table-cell office:value-type="float" office:value="245.902">
                <text:p>245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596">
                <text:p>40</text:p>
              </table:table-cell>
              <table:table-cell office:value-type="float" office:value="245.866">
                <text:p>245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894">
                <text:p>40</text:p>
              </table:table-cell>
              <table:table-cell office:value-type="float" office:value="245.829">
                <text:p>245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238">
                <text:p>40</text:p>
              </table:table-cell>
              <table:table-cell office:value-type="float" office:value="245.786">
                <text:p>245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571">
                <text:p>40</text:p>
              </table:table-cell>
              <table:table-cell office:value-type="float" office:value="245.744">
                <text:p>245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911">
                <text:p>40</text:p>
              </table:table-cell>
              <table:table-cell office:value-type="float" office:value="245.701">
                <text:p>245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247">
                <text:p>40</text:p>
              </table:table-cell>
              <table:table-cell office:value-type="float" office:value="245.657">
                <text:p>245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569">
                <text:p>40</text:p>
              </table:table-cell>
              <table:table-cell office:value-type="float" office:value="245.616">
                <text:p>245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904">
                <text:p>40</text:p>
              </table:table-cell>
              <table:table-cell office:value-type="float" office:value="245.572">
                <text:p>245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223">
                <text:p>40</text:p>
              </table:table-cell>
              <table:table-cell office:value-type="float" office:value="245.53">
                <text:p>245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521">
                <text:p>40</text:p>
              </table:table-cell>
              <table:table-cell office:value-type="float" office:value="245.491">
                <text:p>245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872">
                <text:p>40</text:p>
              </table:table-cell>
              <table:table-cell office:value-type="float" office:value="245.444">
                <text:p>245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177">
                <text:p>40</text:p>
              </table:table-cell>
              <table:table-cell office:value-type="float" office:value="245.403">
                <text:p>245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489">
                <text:p>40</text:p>
              </table:table-cell>
              <table:table-cell office:value-type="float" office:value="245.361">
                <text:p>245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784">
                <text:p>40</text:p>
              </table:table-cell>
              <table:table-cell office:value-type="float" office:value="245.321">
                <text:p>245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083">
                <text:p>40</text:p>
              </table:table-cell>
              <table:table-cell office:value-type="float" office:value="245.28">
                <text:p>245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373">
                <text:p>40</text:p>
              </table:table-cell>
              <table:table-cell office:value-type="float" office:value="245.24">
                <text:p>245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676">
                <text:p>40</text:p>
              </table:table-cell>
              <table:table-cell office:value-type="float" office:value="245.198">
                <text:p>245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963">
                <text:p>40</text:p>
              </table:table-cell>
              <table:table-cell office:value-type="float" office:value="245.158">
                <text:p>245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326">
                <text:p>40</text:p>
              </table:table-cell>
              <table:table-cell office:value-type="float" office:value="245.108">
                <text:p>245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646">
                <text:p>40</text:p>
              </table:table-cell>
              <table:table-cell office:value-type="float" office:value="245.063">
                <text:p>245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9975">
                <text:p>40</text:p>
              </table:table-cell>
              <table:table-cell office:value-type="float" office:value="245.017">
                <text:p>245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273">
                <text:p>40</text:p>
              </table:table-cell>
              <table:table-cell office:value-type="float" office:value="244.974">
                <text:p>244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594">
                <text:p>40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905">
                <text:p>40</text:p>
              </table:table-cell>
              <table:table-cell office:value-type="float" office:value="244.885">
                <text:p>24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203">
                <text:p>40</text:p>
              </table:table-cell>
              <table:table-cell office:value-type="float" office:value="244.842">
                <text:p>244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529">
                <text:p>40</text:p>
              </table:table-cell>
              <table:table-cell office:value-type="float" office:value="244.795">
                <text:p>244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866">
                <text:p>40</text:p>
              </table:table-cell>
              <table:table-cell office:value-type="float" office:value="244.746">
                <text:p>244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192">
                <text:p>40</text:p>
              </table:table-cell>
              <table:table-cell office:value-type="float" office:value="244.699">
                <text:p>244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522">
                <text:p>40</text:p>
              </table:table-cell>
              <table:table-cell office:value-type="float" office:value="244.651">
                <text:p>244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855">
                <text:p>40</text:p>
              </table:table-cell>
              <table:table-cell office:value-type="float" office:value="244.603">
                <text:p>244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261">
                <text:p>40</text:p>
              </table:table-cell>
              <table:table-cell office:value-type="float" office:value="244.542">
                <text:p>244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481">
                <text:p>40</text:p>
              </table:table-cell>
              <table:table-cell office:value-type="float" office:value="244.51">
                <text:p>244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727">
                <text:p>40</text:p>
              </table:table-cell>
              <table:table-cell office:value-type="float" office:value="244.474">
                <text:p>244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954">
                <text:p>40</text:p>
              </table:table-cell>
              <table:table-cell office:value-type="float" office:value="244.44">
                <text:p>244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173">
                <text:p>40</text:p>
              </table:table-cell>
              <table:table-cell office:value-type="float" office:value="244.408">
                <text:p>244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507">
                <text:p>40</text:p>
              </table:table-cell>
              <table:table-cell office:value-type="float" office:value="244.358">
                <text:p>244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4813">
                <text:p>40</text:p>
              </table:table-cell>
              <table:table-cell office:value-type="float" office:value="244.313">
                <text:p>244.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119">
                <text:p>40</text:p>
              </table:table-cell>
              <table:table-cell office:value-type="float" office:value="244.267">
                <text:p>244.2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426">
                <text:p>40</text:p>
              </table:table-cell>
              <table:table-cell office:value-type="float" office:value="244.222">
                <text:p>244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727">
                <text:p>40</text:p>
              </table:table-cell>
              <table:table-cell office:value-type="float" office:value="244.177">
                <text:p>244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038">
                <text:p>40</text:p>
              </table:table-cell>
              <table:table-cell office:value-type="float" office:value="244.13">
                <text:p>244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33">
                <text:p>40</text:p>
              </table:table-cell>
              <table:table-cell office:value-type="float" office:value="244.086">
                <text:p>244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626">
                <text:p>40</text:p>
              </table:table-cell>
              <table:table-cell office:value-type="float" office:value="244.042">
                <text:p>244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972">
                <text:p>40</text:p>
              </table:table-cell>
              <table:table-cell office:value-type="float" office:value="243.99">
                <text:p>243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293">
                <text:p>40</text:p>
              </table:table-cell>
              <table:table-cell office:value-type="float" office:value="243.942">
                <text:p>243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6">
                <text:p>40</text:p>
              </table:table-cell>
              <table:table-cell office:value-type="float" office:value="243.895">
                <text:p>243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93">
                <text:p>40</text:p>
              </table:table-cell>
              <table:table-cell office:value-type="float" office:value="243.846">
                <text:p>243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241">
                <text:p>40</text:p>
              </table:table-cell>
              <table:table-cell office:value-type="float" office:value="243.799">
                <text:p>243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554">
                <text:p>40</text:p>
              </table:table-cell>
              <table:table-cell office:value-type="float" office:value="243.751">
                <text:p>243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915">
                <text:p>40</text:p>
              </table:table-cell>
              <table:table-cell office:value-type="float" office:value="243.696">
                <text:p>243.6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122">
                <text:p>40</text:p>
              </table:table-cell>
              <table:table-cell office:value-type="float" office:value="243.665">
                <text:p>243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42">
                <text:p>40</text:p>
              </table:table-cell>
              <table:table-cell office:value-type="float" office:value="243.62">
                <text:p>243.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9727">
                <text:p>40</text:p>
              </table:table-cell>
              <table:table-cell office:value-type="float" office:value="243.573">
                <text:p>243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034">
                <text:p>40</text:p>
              </table:table-cell>
              <table:table-cell office:value-type="float" office:value="243.527">
                <text:p>243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355">
                <text:p>40</text:p>
              </table:table-cell>
              <table:table-cell office:value-type="float" office:value="243.478">
                <text:p>243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661">
                <text:p>40</text:p>
              </table:table-cell>
              <table:table-cell office:value-type="float" office:value="243.431">
                <text:p>243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987">
                <text:p>40</text:p>
              </table:table-cell>
              <table:table-cell office:value-type="float" office:value="243.382">
                <text:p>243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325">
                <text:p>40</text:p>
              </table:table-cell>
              <table:table-cell office:value-type="float" office:value="243.33">
                <text:p>243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652">
                <text:p>40</text:p>
              </table:table-cell>
              <table:table-cell office:value-type="float" office:value="243.281">
                <text:p>243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994">
                <text:p>40</text:p>
              </table:table-cell>
              <table:table-cell office:value-type="float" office:value="243.229">
                <text:p>243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312">
                <text:p>40</text:p>
              </table:table-cell>
              <table:table-cell office:value-type="float" office:value="243.18">
                <text:p>243.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629">
                <text:p>40</text:p>
              </table:table-cell>
              <table:table-cell office:value-type="float" office:value="243.132">
                <text:p>243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986">
                <text:p>40</text:p>
              </table:table-cell>
              <table:table-cell office:value-type="float" office:value="243.078">
                <text:p>243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33">
                <text:p>40</text:p>
              </table:table-cell>
              <table:table-cell office:value-type="float" office:value="243.026">
                <text:p>243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683">
                <text:p>40</text:p>
              </table:table-cell>
              <table:table-cell office:value-type="float" office:value="242.973">
                <text:p>242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004">
                <text:p>40</text:p>
              </table:table-cell>
              <table:table-cell office:value-type="float" office:value="242.924">
                <text:p>242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304">
                <text:p>40</text:p>
              </table:table-cell>
              <table:table-cell office:value-type="float" office:value="242.879">
                <text:p>242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608">
                <text:p>40</text:p>
              </table:table-cell>
              <table:table-cell office:value-type="float" office:value="242.833">
                <text:p>242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942">
                <text:p>40</text:p>
              </table:table-cell>
              <table:table-cell office:value-type="float" office:value="242.783">
                <text:p>242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26">
                <text:p>40</text:p>
              </table:table-cell>
              <table:table-cell office:value-type="float" office:value="242.736">
                <text:p>242.7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569">
                <text:p>40</text:p>
              </table:table-cell>
              <table:table-cell office:value-type="float" office:value="242.69">
                <text:p>242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5921">
                <text:p>40</text:p>
              </table:table-cell>
              <table:table-cell office:value-type="float" office:value="242.638">
                <text:p>242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216">
                <text:p>40</text:p>
              </table:table-cell>
              <table:table-cell office:value-type="float" office:value="242.594">
                <text:p>242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546">
                <text:p>40</text:p>
              </table:table-cell>
              <table:table-cell office:value-type="float" office:value="242.545">
                <text:p>242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837">
                <text:p>40</text:p>
              </table:table-cell>
              <table:table-cell office:value-type="float" office:value="242.503">
                <text:p>242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147">
                <text:p>40</text:p>
              </table:table-cell>
              <table:table-cell office:value-type="float" office:value="242.458">
                <text:p>242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48">
                <text:p>40</text:p>
              </table:table-cell>
              <table:table-cell office:value-type="float" office:value="242.409">
                <text:p>242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793">
                <text:p>40</text:p>
              </table:table-cell>
              <table:table-cell office:value-type="float" office:value="242.364">
                <text:p>242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117">
                <text:p>40</text:p>
              </table:table-cell>
              <table:table-cell office:value-type="float" office:value="242.317">
                <text:p>242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438">
                <text:p>40</text:p>
              </table:table-cell>
              <table:table-cell office:value-type="float" office:value="242.272">
                <text:p>242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784">
                <text:p>40</text:p>
              </table:table-cell>
              <table:table-cell office:value-type="float" office:value="242.222">
                <text:p>242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121">
                <text:p>40</text:p>
              </table:table-cell>
              <table:table-cell office:value-type="float" office:value="242.175">
                <text:p>242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431">
                <text:p>40</text:p>
              </table:table-cell>
              <table:table-cell office:value-type="float" office:value="242.132">
                <text:p>242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9785">
                <text:p>40</text:p>
              </table:table-cell>
              <table:table-cell office:value-type="float" office:value="242.082">
                <text:p>242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1">
                <text:p>50</text:p>
              </table:table-cell>
              <table:table-cell office:value-type="float" office:value="242.039">
                <text:p>242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44">
                <text:p>50</text:p>
              </table:table-cell>
              <table:table-cell office:value-type="float" office:value="241.993">
                <text:p>241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796">
                <text:p>50</text:p>
              </table:table-cell>
              <table:table-cell office:value-type="float" office:value="241.945">
                <text:p>241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105">
                <text:p>50</text:p>
              </table:table-cell>
              <table:table-cell office:value-type="float" office:value="241.903">
                <text:p>241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432">
                <text:p>50</text:p>
              </table:table-cell>
              <table:table-cell office:value-type="float" office:value="241.86">
                <text:p>241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752">
                <text:p>50</text:p>
              </table:table-cell>
              <table:table-cell office:value-type="float" office:value="241.818">
                <text:p>241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081">
                <text:p>50</text:p>
              </table:table-cell>
              <table:table-cell office:value-type="float" office:value="241.775">
                <text:p>241.7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406">
                <text:p>50</text:p>
              </table:table-cell>
              <table:table-cell office:value-type="float" office:value="241.733">
                <text:p>241.7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708">
                <text:p>50</text:p>
              </table:table-cell>
              <table:table-cell office:value-type="float" office:value="241.695">
                <text:p>241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069">
                <text:p>50</text:p>
              </table:table-cell>
              <table:table-cell office:value-type="float" office:value="241.649">
                <text:p>241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272">
                <text:p>50</text:p>
              </table:table-cell>
              <table:table-cell office:value-type="float" office:value="241.624">
                <text:p>241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647">
                <text:p>50</text:p>
              </table:table-cell>
              <table:table-cell office:value-type="float" office:value="241.578">
                <text:p>241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994">
                <text:p>50</text:p>
              </table:table-cell>
              <table:table-cell office:value-type="float" office:value="241.536">
                <text:p>241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197">
                <text:p>50</text:p>
              </table:table-cell>
              <table:table-cell office:value-type="float" office:value="241.512">
                <text:p>241.5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533">
                <text:p>50</text:p>
              </table:table-cell>
              <table:table-cell office:value-type="float" office:value="241.472">
                <text:p>241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857">
                <text:p>50</text:p>
              </table:table-cell>
              <table:table-cell office:value-type="float" office:value="241.434">
                <text:p>241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164">
                <text:p>50</text:p>
              </table:table-cell>
              <table:table-cell office:value-type="float" office:value="241.399">
                <text:p>241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503">
                <text:p>50</text:p>
              </table:table-cell>
              <table:table-cell office:value-type="float" office:value="241.36">
                <text:p>241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805">
                <text:p>50</text:p>
              </table:table-cell>
              <table:table-cell office:value-type="float" office:value="241.327">
                <text:p>241.3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148">
                <text:p>50</text:p>
              </table:table-cell>
              <table:table-cell office:value-type="float" office:value="241.289">
                <text:p>241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466">
                <text:p>50</text:p>
              </table:table-cell>
              <table:table-cell office:value-type="float" office:value="241.255">
                <text:p>241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6776">
                <text:p>50</text:p>
              </table:table-cell>
              <table:table-cell office:value-type="float" office:value="241.222">
                <text:p>241.2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133">
                <text:p>50</text:p>
              </table:table-cell>
              <table:table-cell office:value-type="float" office:value="241.185">
                <text:p>241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442">
                <text:p>50</text:p>
              </table:table-cell>
              <table:table-cell office:value-type="float" office:value="241.154">
                <text:p>241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768">
                <text:p>50</text:p>
              </table:table-cell>
              <table:table-cell office:value-type="float" office:value="241.122">
                <text:p>241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079">
                <text:p>50</text:p>
              </table:table-cell>
              <table:table-cell office:value-type="float" office:value="241.091">
                <text:p>241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377">
                <text:p>50</text:p>
              </table:table-cell>
              <table:table-cell office:value-type="float" office:value="241.063">
                <text:p>241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709">
                <text:p>50</text:p>
              </table:table-cell>
              <table:table-cell office:value-type="float" office:value="241.032">
                <text:p>241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007">
                <text:p>50</text:p>
              </table:table-cell>
              <table:table-cell office:value-type="float" office:value="241.005">
                <text:p>241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361">
                <text:p>50</text:p>
              </table:table-cell>
              <table:table-cell office:value-type="float" office:value="240.974">
                <text:p>240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665">
                <text:p>50</text:p>
              </table:table-cell>
              <table:table-cell office:value-type="float" office:value="240.948">
                <text:p>240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989">
                <text:p>50</text:p>
              </table:table-cell>
              <table:table-cell office:value-type="float" office:value="240.921">
                <text:p>240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356">
                <text:p>50</text:p>
              </table:table-cell>
              <table:table-cell office:value-type="float" office:value="240.891">
                <text:p>240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666">
                <text:p>50</text:p>
              </table:table-cell>
              <table:table-cell office:value-type="float" office:value="240.866">
                <text:p>240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989">
                <text:p>50</text:p>
              </table:table-cell>
              <table:table-cell office:value-type="float" office:value="240.842">
                <text:p>240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307">
                <text:p>50</text:p>
              </table:table-cell>
              <table:table-cell office:value-type="float" office:value="240.819">
                <text:p>240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623">
                <text:p>50</text:p>
              </table:table-cell>
              <table:table-cell office:value-type="float" office:value="240.796">
                <text:p>240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1981">
                <text:p>50</text:p>
              </table:table-cell>
              <table:table-cell office:value-type="float" office:value="240.772">
                <text:p>240.7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328">
                <text:p>50</text:p>
              </table:table-cell>
              <table:table-cell office:value-type="float" office:value="240.749">
                <text:p>240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661">
                <text:p>50</text:p>
              </table:table-cell>
              <table:table-cell office:value-type="float" office:value="240.728">
                <text:p>240.7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979">
                <text:p>50</text:p>
              </table:table-cell>
              <table:table-cell office:value-type="float" office:value="240.709">
                <text:p>240.7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289">
                <text:p>50</text:p>
              </table:table-cell>
              <table:table-cell office:value-type="float" office:value="240.692">
                <text:p>240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625">
                <text:p>50</text:p>
              </table:table-cell>
              <table:table-cell office:value-type="float" office:value="240.674">
                <text:p>240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955">
                <text:p>50</text:p>
              </table:table-cell>
              <table:table-cell office:value-type="float" office:value="240.657">
                <text:p>240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335">
                <text:p>50</text:p>
              </table:table-cell>
              <table:table-cell office:value-type="float" office:value="240.639">
                <text:p>240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649">
                <text:p>50</text:p>
              </table:table-cell>
              <table:table-cell office:value-type="float" office:value="240.625">
                <text:p>240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942">
                <text:p>50</text:p>
              </table:table-cell>
              <table:table-cell office:value-type="float" office:value="240.613">
                <text:p>240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308">
                <text:p>50</text:p>
              </table:table-cell>
              <table:table-cell office:value-type="float" office:value="240.599">
                <text:p>240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625">
                <text:p>50</text:p>
              </table:table-cell>
              <table:table-cell office:value-type="float" office:value="240.588">
                <text:p>240.5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997">
                <text:p>50</text:p>
              </table:table-cell>
              <table:table-cell office:value-type="float" office:value="240.576">
                <text:p>240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313">
                <text:p>50</text:p>
              </table:table-cell>
              <table:table-cell office:value-type="float" office:value="240.567">
                <text:p>240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62">
                <text:p>50</text:p>
              </table:table-cell>
              <table:table-cell office:value-type="float" office:value="240.56">
                <text:p>240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974">
                <text:p>50</text:p>
              </table:table-cell>
              <table:table-cell office:value-type="float" office:value="240.552">
                <text:p>240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277">
                <text:p>50</text:p>
              </table:table-cell>
              <table:table-cell office:value-type="float" office:value="240.547">
                <text:p>240.5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611">
                <text:p>50</text:p>
              </table:table-cell>
              <table:table-cell office:value-type="float" office:value="240.542">
                <text:p>240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94">
                <text:p>50</text:p>
              </table:table-cell>
              <table:table-cell office:value-type="float" office:value="240.538">
                <text:p>240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259">
                <text:p>50</text:p>
              </table:table-cell>
              <table:table-cell office:value-type="float" office:value="240.535">
                <text:p>240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622">
                <text:p>50</text:p>
              </table:table-cell>
              <table:table-cell office:value-type="float" office:value="240.534">
                <text:p>240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932">
                <text:p>50</text:p>
              </table:table-cell>
              <table:table-cell office:value-type="float" office:value="240.534">
                <text:p>240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265">
                <text:p>50</text:p>
              </table:table-cell>
              <table:table-cell office:value-type="float" office:value="240.534">
                <text:p>240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567">
                <text:p>50</text:p>
              </table:table-cell>
              <table:table-cell office:value-type="float" office:value="240.536">
                <text:p>240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9">
                <text:p>50</text:p>
              </table:table-cell>
              <table:table-cell office:value-type="float" office:value="240.539">
                <text:p>240.5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208">
                <text:p>50</text:p>
              </table:table-cell>
              <table:table-cell office:value-type="float" office:value="240.543">
                <text:p>240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514">
                <text:p>50</text:p>
              </table:table-cell>
              <table:table-cell office:value-type="float" office:value="240.548">
                <text:p>240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844">
                <text:p>50</text:p>
              </table:table-cell>
              <table:table-cell office:value-type="float" office:value="240.555">
                <text:p>240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149">
                <text:p>50</text:p>
              </table:table-cell>
              <table:table-cell office:value-type="float" office:value="240.562">
                <text:p>240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472">
                <text:p>50</text:p>
              </table:table-cell>
              <table:table-cell office:value-type="float" office:value="240.57">
                <text:p>240.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1787">
                <text:p>50</text:p>
              </table:table-cell>
              <table:table-cell office:value-type="float" office:value="240.58">
                <text:p>240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09">
                <text:p>50</text:p>
              </table:table-cell>
              <table:table-cell office:value-type="float" office:value="240.59">
                <text:p>240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413">
                <text:p>50</text:p>
              </table:table-cell>
              <table:table-cell office:value-type="float" office:value="240.601">
                <text:p>240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706">
                <text:p>50</text:p>
              </table:table-cell>
              <table:table-cell office:value-type="float" office:value="240.613">
                <text:p>240.6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044">
                <text:p>50</text:p>
              </table:table-cell>
              <table:table-cell office:value-type="float" office:value="240.628">
                <text:p>240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363">
                <text:p>50</text:p>
              </table:table-cell>
              <table:table-cell office:value-type="float" office:value="240.643">
                <text:p>240.6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58">
                <text:p>50</text:p>
              </table:table-cell>
              <table:table-cell office:value-type="float" office:value="240.653">
                <text:p>240.6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781">
                <text:p>50</text:p>
              </table:table-cell>
              <table:table-cell office:value-type="float" office:value="240.664">
                <text:p>240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102">
                <text:p>50</text:p>
              </table:table-cell>
              <table:table-cell office:value-type="float" office:value="240.681">
                <text:p>240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417">
                <text:p>50</text:p>
              </table:table-cell>
              <table:table-cell office:value-type="float" office:value="240.7">
                <text:p>240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759">
                <text:p>50</text:p>
              </table:table-cell>
              <table:table-cell office:value-type="float" office:value="240.721">
                <text:p>240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076">
                <text:p>50</text:p>
              </table:table-cell>
              <table:table-cell office:value-type="float" office:value="240.741">
                <text:p>240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365">
                <text:p>50</text:p>
              </table:table-cell>
              <table:table-cell office:value-type="float" office:value="240.761">
                <text:p>240.7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705">
                <text:p>50</text:p>
              </table:table-cell>
              <table:table-cell office:value-type="float" office:value="240.785">
                <text:p>240.7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008">
                <text:p>50</text:p>
              </table:table-cell>
              <table:table-cell office:value-type="float" office:value="240.807">
                <text:p>240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317">
                <text:p>50</text:p>
              </table:table-cell>
              <table:table-cell office:value-type="float" office:value="240.831">
                <text:p>240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617">
                <text:p>50</text:p>
              </table:table-cell>
              <table:table-cell office:value-type="float" office:value="240.856">
                <text:p>240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911">
                <text:p>50</text:p>
              </table:table-cell>
              <table:table-cell office:value-type="float" office:value="240.88">
                <text:p>240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263">
                <text:p>50</text:p>
              </table:table-cell>
              <table:table-cell office:value-type="float" office:value="240.911">
                <text:p>240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613">
                <text:p>50</text:p>
              </table:table-cell>
              <table:table-cell office:value-type="float" office:value="240.942">
                <text:p>240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7945">
                <text:p>50</text:p>
              </table:table-cell>
              <table:table-cell office:value-type="float" office:value="240.973">
                <text:p>240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274">
                <text:p>50</text:p>
              </table:table-cell>
              <table:table-cell office:value-type="float" office:value="241.005">
                <text:p>241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609">
                <text:p>50</text:p>
              </table:table-cell>
              <table:table-cell office:value-type="float" office:value="241.039">
                <text:p>241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913">
                <text:p>50</text:p>
              </table:table-cell>
              <table:table-cell office:value-type="float" office:value="241.07">
                <text:p>241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263">
                <text:p>50</text:p>
              </table:table-cell>
              <table:table-cell office:value-type="float" office:value="241.107">
                <text:p>241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614">
                <text:p>50</text:p>
              </table:table-cell>
              <table:table-cell office:value-type="float" office:value="241.146">
                <text:p>241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956">
                <text:p>50</text:p>
              </table:table-cell>
              <table:table-cell office:value-type="float" office:value="241.184">
                <text:p>241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275">
                <text:p>50</text:p>
              </table:table-cell>
              <table:table-cell office:value-type="float" office:value="241.221">
                <text:p>241.2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59">
                <text:p>50</text:p>
              </table:table-cell>
              <table:table-cell office:value-type="float" office:value="241.259">
                <text:p>241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912">
                <text:p>50</text:p>
              </table:table-cell>
              <table:table-cell office:value-type="float" office:value="241.298">
                <text:p>241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226">
                <text:p>50</text:p>
              </table:table-cell>
              <table:table-cell office:value-type="float" office:value="241.337">
                <text:p>241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536">
                <text:p>50</text:p>
              </table:table-cell>
              <table:table-cell office:value-type="float" office:value="241.376">
                <text:p>241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828">
                <text:p>50</text:p>
              </table:table-cell>
              <table:table-cell office:value-type="float" office:value="241.414">
                <text:p>241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196">
                <text:p>50</text:p>
              </table:table-cell>
              <table:table-cell office:value-type="float" office:value="241.462">
                <text:p>241.4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514">
                <text:p>50</text:p>
              </table:table-cell>
              <table:table-cell office:value-type="float" office:value="241.505">
                <text:p>241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2823">
                <text:p>50</text:p>
              </table:table-cell>
              <table:table-cell office:value-type="float" office:value="241.548">
                <text:p>241.5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156">
                <text:p>50</text:p>
              </table:table-cell>
              <table:table-cell office:value-type="float" office:value="241.594">
                <text:p>241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454">
                <text:p>50</text:p>
              </table:table-cell>
              <table:table-cell office:value-type="float" office:value="241.637">
                <text:p>241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763">
                <text:p>50</text:p>
              </table:table-cell>
              <table:table-cell office:value-type="float" office:value="241.682">
                <text:p>241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064">
                <text:p>50</text:p>
              </table:table-cell>
              <table:table-cell office:value-type="float" office:value="241.726">
                <text:p>241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4">
                <text:p>50</text:p>
              </table:table-cell>
              <table:table-cell office:value-type="float" office:value="241.777">
                <text:p>241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724">
                <text:p>50</text:p>
              </table:table-cell>
              <table:table-cell office:value-type="float" office:value="241.826">
                <text:p>241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038">
                <text:p>50</text:p>
              </table:table-cell>
              <table:table-cell office:value-type="float" office:value="241.875">
                <text:p>241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349">
                <text:p>50</text:p>
              </table:table-cell>
              <table:table-cell office:value-type="float" office:value="241.924">
                <text:p>241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658">
                <text:p>50</text:p>
              </table:table-cell>
              <table:table-cell office:value-type="float" office:value="241.973">
                <text:p>241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987">
                <text:p>50</text:p>
              </table:table-cell>
              <table:table-cell office:value-type="float" office:value="242.026">
                <text:p>242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289">
                <text:p>50</text:p>
              </table:table-cell>
              <table:table-cell office:value-type="float" office:value="242.076">
                <text:p>242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631">
                <text:p>50</text:p>
              </table:table-cell>
              <table:table-cell office:value-type="float" office:value="242.132">
                <text:p>242.1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932">
                <text:p>50</text:p>
              </table:table-cell>
              <table:table-cell office:value-type="float" office:value="242.183">
                <text:p>242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267">
                <text:p>50</text:p>
              </table:table-cell>
              <table:table-cell office:value-type="float" office:value="242.24">
                <text:p>242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585">
                <text:p>50</text:p>
              </table:table-cell>
              <table:table-cell office:value-type="float" office:value="242.295">
                <text:p>242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906">
                <text:p>50</text:p>
              </table:table-cell>
              <table:table-cell office:value-type="float" office:value="242.351">
                <text:p>242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233">
                <text:p>50</text:p>
              </table:table-cell>
              <table:table-cell office:value-type="float" office:value="242.409">
                <text:p>242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546">
                <text:p>50</text:p>
              </table:table-cell>
              <table:table-cell office:value-type="float" office:value="242.465">
                <text:p>242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8842">
                <text:p>50</text:p>
              </table:table-cell>
              <table:table-cell office:value-type="float" office:value="242.519">
                <text:p>242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165">
                <text:p>50</text:p>
              </table:table-cell>
              <table:table-cell office:value-type="float" office:value="242.577">
                <text:p>242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451">
                <text:p>50</text:p>
              </table:table-cell>
              <table:table-cell office:value-type="float" office:value="242.63">
                <text:p>242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79">
                <text:p>50</text:p>
              </table:table-cell>
              <table:table-cell office:value-type="float" office:value="242.693">
                <text:p>242.6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102">
                <text:p>50</text:p>
              </table:table-cell>
              <table:table-cell office:value-type="float" office:value="242.752">
                <text:p>242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45">
                <text:p>50</text:p>
              </table:table-cell>
              <table:table-cell office:value-type="float" office:value="242.818">
                <text:p>242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746">
                <text:p>50</text:p>
              </table:table-cell>
              <table:table-cell office:value-type="float" office:value="242.875">
                <text:p>242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054">
                <text:p>50</text:p>
              </table:table-cell>
              <table:table-cell office:value-type="float" office:value="242.935">
                <text:p>242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373">
                <text:p>50</text:p>
              </table:table-cell>
              <table:table-cell office:value-type="float" office:value="242.997">
                <text:p>242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69">
                <text:p>50</text:p>
              </table:table-cell>
              <table:table-cell office:value-type="float" office:value="243.059">
                <text:p>243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985">
                <text:p>50</text:p>
              </table:table-cell>
              <table:table-cell office:value-type="float" office:value="243.117">
                <text:p>243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191">
                <text:p>50</text:p>
              </table:table-cell>
              <table:table-cell office:value-type="float" office:value="243.158">
                <text:p>243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521">
                <text:p>50</text:p>
              </table:table-cell>
              <table:table-cell office:value-type="float" office:value="243.225">
                <text:p>243.2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846">
                <text:p>50</text:p>
              </table:table-cell>
              <table:table-cell office:value-type="float" office:value="243.291">
                <text:p>243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05">
                <text:p>50</text:p>
              </table:table-cell>
              <table:table-cell office:value-type="float" office:value="243.332">
                <text:p>243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385">
                <text:p>50</text:p>
              </table:table-cell>
              <table:table-cell office:value-type="float" office:value="243.401">
                <text:p>243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847">
                <text:p>50</text:p>
              </table:table-cell>
              <table:table-cell office:value-type="float" office:value="243.497">
                <text:p>243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185">
                <text:p>50</text:p>
              </table:table-cell>
              <table:table-cell office:value-type="float" office:value="243.568">
                <text:p>243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505">
                <text:p>50</text:p>
              </table:table-cell>
              <table:table-cell office:value-type="float" office:value="243.634">
                <text:p>243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484">
                <text:p>50</text:p>
              </table:table-cell>
              <table:table-cell office:value-type="float" office:value="243.705">
                <text:p>243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136">
                <text:p>50</text:p>
              </table:table-cell>
              <table:table-cell office:value-type="float" office:value="243.768">
                <text:p>243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479">
                <text:p>50</text:p>
              </table:table-cell>
              <table:table-cell office:value-type="float" office:value="243.842">
                <text:p>243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802">
                <text:p>50</text:p>
              </table:table-cell>
              <table:table-cell office:value-type="float" office:value="243.911">
                <text:p>243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148">
                <text:p>50</text:p>
              </table:table-cell>
              <table:table-cell office:value-type="float" office:value="243.986">
                <text:p>243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476">
                <text:p>50</text:p>
              </table:table-cell>
              <table:table-cell office:value-type="float" office:value="244.057">
                <text:p>244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783">
                <text:p>50</text:p>
              </table:table-cell>
              <table:table-cell office:value-type="float" office:value="244.124">
                <text:p>244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123">
                <text:p>50</text:p>
              </table:table-cell>
              <table:table-cell office:value-type="float" office:value="244.198">
                <text:p>244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434">
                <text:p>50</text:p>
              </table:table-cell>
              <table:table-cell office:value-type="float" office:value="244.266">
                <text:p>244.2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746">
                <text:p>50</text:p>
              </table:table-cell>
              <table:table-cell office:value-type="float" office:value="244.335">
                <text:p>244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08">
                <text:p>50</text:p>
              </table:table-cell>
              <table:table-cell office:value-type="float" office:value="244.409">
                <text:p>244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384">
                <text:p>50</text:p>
              </table:table-cell>
              <table:table-cell office:value-type="float" office:value="244.476">
                <text:p>244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743">
                <text:p>50</text:p>
              </table:table-cell>
              <table:table-cell office:value-type="float" office:value="244.555">
                <text:p>244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052">
                <text:p>50</text:p>
              </table:table-cell>
              <table:table-cell office:value-type="float" office:value="244.623">
                <text:p>244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402">
                <text:p>50</text:p>
              </table:table-cell>
              <table:table-cell office:value-type="float" office:value="244.701">
                <text:p>244.7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706">
                <text:p>50</text:p>
              </table:table-cell>
              <table:table-cell office:value-type="float" office:value="244.767">
                <text:p>244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019">
                <text:p>50</text:p>
              </table:table-cell>
              <table:table-cell office:value-type="float" office:value="244.836">
                <text:p>244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368">
                <text:p>50</text:p>
              </table:table-cell>
              <table:table-cell office:value-type="float" office:value="244.913">
                <text:p>244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0684">
                <text:p>50</text:p>
              </table:table-cell>
              <table:table-cell office:value-type="float" office:value="244.982">
                <text:p>244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014">
                <text:p>50</text:p>
              </table:table-cell>
              <table:table-cell office:value-type="float" office:value="245.054">
                <text:p>245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327">
                <text:p>50</text:p>
              </table:table-cell>
              <table:table-cell office:value-type="float" office:value="245.122">
                <text:p>245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632">
                <text:p>50</text:p>
              </table:table-cell>
              <table:table-cell office:value-type="float" office:value="245.187">
                <text:p>245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965">
                <text:p>50</text:p>
              </table:table-cell>
              <table:table-cell office:value-type="float" office:value="245.259">
                <text:p>245.2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26">
                <text:p>50</text:p>
              </table:table-cell>
              <table:table-cell office:value-type="float" office:value="245.321">
                <text:p>245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594">
                <text:p>50</text:p>
              </table:table-cell>
              <table:table-cell office:value-type="float" office:value="245.391">
                <text:p>245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898">
                <text:p>50</text:p>
              </table:table-cell>
              <table:table-cell office:value-type="float" office:value="245.455">
                <text:p>245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236">
                <text:p>50</text:p>
              </table:table-cell>
              <table:table-cell office:value-type="float" office:value="245.525">
                <text:p>245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533">
                <text:p>50</text:p>
              </table:table-cell>
              <table:table-cell office:value-type="float" office:value="245.585">
                <text:p>245.5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835">
                <text:p>50</text:p>
              </table:table-cell>
              <table:table-cell office:value-type="float" office:value="245.646">
                <text:p>245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173">
                <text:p>50</text:p>
              </table:table-cell>
              <table:table-cell office:value-type="float" office:value="245.713">
                <text:p>245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491">
                <text:p>50</text:p>
              </table:table-cell>
              <table:table-cell office:value-type="float" office:value="245.776">
                <text:p>245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824">
                <text:p>50</text:p>
              </table:table-cell>
              <table:table-cell office:value-type="float" office:value="245.84">
                <text:p>245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13">
                <text:p>50</text:p>
              </table:table-cell>
              <table:table-cell office:value-type="float" office:value="245.898">
                <text:p>245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451">
                <text:p>50</text:p>
              </table:table-cell>
              <table:table-cell office:value-type="float" office:value="245.959">
                <text:p>245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5753">
                <text:p>50</text:p>
              </table:table-cell>
              <table:table-cell office:value-type="float" office:value="246.014">
                <text:p>246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068">
                <text:p>50</text:p>
              </table:table-cell>
              <table:table-cell office:value-type="float" office:value="246.071">
                <text:p>246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421">
                <text:p>50</text:p>
              </table:table-cell>
              <table:table-cell office:value-type="float" office:value="246.134">
                <text:p>246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74">
                <text:p>50</text:p>
              </table:table-cell>
              <table:table-cell office:value-type="float" office:value="246.189">
                <text:p>246.1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088">
                <text:p>50</text:p>
              </table:table-cell>
              <table:table-cell office:value-type="float" office:value="246.248">
                <text:p>246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394">
                <text:p>50</text:p>
              </table:table-cell>
              <table:table-cell office:value-type="float" office:value="246.299">
                <text:p>246.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718">
                <text:p>50</text:p>
              </table:table-cell>
              <table:table-cell office:value-type="float" office:value="246.351">
                <text:p>246.3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029">
                <text:p>50</text:p>
              </table:table-cell>
              <table:table-cell office:value-type="float" office:value="246.401">
                <text:p>246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322">
                <text:p>50</text:p>
              </table:table-cell>
              <table:table-cell office:value-type="float" office:value="246.446">
                <text:p>246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672">
                <text:p>50</text:p>
              </table:table-cell>
              <table:table-cell office:value-type="float" office:value="246.498">
                <text:p>246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977">
                <text:p>50</text:p>
              </table:table-cell>
              <table:table-cell office:value-type="float" office:value="246.543">
                <text:p>246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317">
                <text:p>50</text:p>
              </table:table-cell>
              <table:table-cell office:value-type="float" office:value="246.591">
                <text:p>246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626">
                <text:p>50</text:p>
              </table:table-cell>
              <table:table-cell office:value-type="float" office:value="246.633">
                <text:p>246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936">
                <text:p>50</text:p>
              </table:table-cell>
              <table:table-cell office:value-type="float" office:value="246.674">
                <text:p>246.6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28">
                <text:p>50</text:p>
              </table:table-cell>
              <table:table-cell office:value-type="float" office:value="246.719">
                <text:p>246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588">
                <text:p>50</text:p>
              </table:table-cell>
              <table:table-cell office:value-type="float" office:value="246.757">
                <text:p>246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0913">
                <text:p>50</text:p>
              </table:table-cell>
              <table:table-cell office:value-type="float" office:value="246.796">
                <text:p>246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223">
                <text:p>50</text:p>
              </table:table-cell>
              <table:table-cell office:value-type="float" office:value="246.832">
                <text:p>246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56">
                <text:p>50</text:p>
              </table:table-cell>
              <table:table-cell office:value-type="float" office:value="246.869">
                <text:p>246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869">
                <text:p>50</text:p>
              </table:table-cell>
              <table:table-cell office:value-type="float" office:value="246.902">
                <text:p>246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174">
                <text:p>50</text:p>
              </table:table-cell>
              <table:table-cell office:value-type="float" office:value="246.933">
                <text:p>246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516">
                <text:p>50</text:p>
              </table:table-cell>
              <table:table-cell office:value-type="float" office:value="246.966">
                <text:p>246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829">
                <text:p>50</text:p>
              </table:table-cell>
              <table:table-cell office:value-type="float" office:value="246.995">
                <text:p>246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159">
                <text:p>50</text:p>
              </table:table-cell>
              <table:table-cell office:value-type="float" office:value="247.024">
                <text:p>247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495">
                <text:p>50</text:p>
              </table:table-cell>
              <table:table-cell office:value-type="float" office:value="247.052">
                <text:p>247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792">
                <text:p>50</text:p>
              </table:table-cell>
              <table:table-cell office:value-type="float" office:value="247.075">
                <text:p>247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001">
                <text:p>50</text:p>
              </table:table-cell>
              <table:table-cell office:value-type="float" office:value="247.091">
                <text:p>247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361">
                <text:p>50</text:p>
              </table:table-cell>
              <table:table-cell office:value-type="float" office:value="247.117">
                <text:p>247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657">
                <text:p>50</text:p>
              </table:table-cell>
              <table:table-cell office:value-type="float" office:value="247.137">
                <text:p>247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994">
                <text:p>50</text:p>
              </table:table-cell>
              <table:table-cell office:value-type="float" office:value="247.158">
                <text:p>247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326">
                <text:p>50</text:p>
              </table:table-cell>
              <table:table-cell office:value-type="float" office:value="247.177">
                <text:p>247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639">
                <text:p>50</text:p>
              </table:table-cell>
              <table:table-cell office:value-type="float" office:value="247.194">
                <text:p>247.1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971">
                <text:p>50</text:p>
              </table:table-cell>
              <table:table-cell office:value-type="float" office:value="247.21">
                <text:p>247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28">
                <text:p>50</text:p>
              </table:table-cell>
              <table:table-cell office:value-type="float" office:value="247.224">
                <text:p>247.2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6">
                <text:p>50</text:p>
              </table:table-cell>
              <table:table-cell office:value-type="float" office:value="247.237">
                <text:p>247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6909">
                <text:p>50</text:p>
              </table:table-cell>
              <table:table-cell office:value-type="float" office:value="247.248">
                <text:p>247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202">
                <text:p>50</text:p>
              </table:table-cell>
              <table:table-cell office:value-type="float" office:value="247.257">
                <text:p>247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404">
                <text:p>50</text:p>
              </table:table-cell>
              <table:table-cell office:value-type="float" office:value="247.263">
                <text:p>247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697">
                <text:p>50</text:p>
              </table:table-cell>
              <table:table-cell office:value-type="float" office:value="247.271">
                <text:p>247.2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005">
                <text:p>50</text:p>
              </table:table-cell>
              <table:table-cell office:value-type="float" office:value="247.277">
                <text:p>247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343">
                <text:p>50</text:p>
              </table:table-cell>
              <table:table-cell office:value-type="float" office:value="247.283">
                <text:p>247.2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644">
                <text:p>50</text:p>
              </table:table-cell>
              <table:table-cell office:value-type="float" office:value="247.287">
                <text:p>247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974">
                <text:p>50</text:p>
              </table:table-cell>
              <table:table-cell office:value-type="float" office:value="247.291">
                <text:p>247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298">
                <text:p>50</text:p>
              </table:table-cell>
              <table:table-cell office:value-type="float" office:value="247.292">
                <text:p>247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602">
                <text:p>50</text:p>
              </table:table-cell>
              <table:table-cell office:value-type="float" office:value="247.293">
                <text:p>247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956">
                <text:p>50</text:p>
              </table:table-cell>
              <table:table-cell office:value-type="float" office:value="247.292">
                <text:p>247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282">
                <text:p>50</text:p>
              </table:table-cell>
              <table:table-cell office:value-type="float" office:value="247.29">
                <text:p>247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642">
                <text:p>50</text:p>
              </table:table-cell>
              <table:table-cell office:value-type="float" office:value="247.287">
                <text:p>247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0966">
                <text:p>50</text:p>
              </table:table-cell>
              <table:table-cell office:value-type="float" office:value="247.282">
                <text:p>247.2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291">
                <text:p>50</text:p>
              </table:table-cell>
              <table:table-cell office:value-type="float" office:value="247.276">
                <text:p>247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656">
                <text:p>50</text:p>
              </table:table-cell>
              <table:table-cell office:value-type="float" office:value="247.268">
                <text:p>247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977">
                <text:p>50</text:p>
              </table:table-cell>
              <table:table-cell office:value-type="float" office:value="247.26">
                <text:p>247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32">
                <text:p>50</text:p>
              </table:table-cell>
              <table:table-cell office:value-type="float" office:value="247.25">
                <text:p>247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641">
                <text:p>50</text:p>
              </table:table-cell>
              <table:table-cell office:value-type="float" office:value="247.24">
                <text:p>247.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937">
                <text:p>50</text:p>
              </table:table-cell>
              <table:table-cell office:value-type="float" office:value="247.229">
                <text:p>247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268">
                <text:p>50</text:p>
              </table:table-cell>
              <table:table-cell office:value-type="float" office:value="247.216">
                <text:p>247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571">
                <text:p>50</text:p>
              </table:table-cell>
              <table:table-cell office:value-type="float" office:value="247.203">
                <text:p>247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882">
                <text:p>50</text:p>
              </table:table-cell>
              <table:table-cell office:value-type="float" office:value="247.189">
                <text:p>247.1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214">
                <text:p>50</text:p>
              </table:table-cell>
              <table:table-cell office:value-type="float" office:value="247.173">
                <text:p>247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517">
                <text:p>50</text:p>
              </table:table-cell>
              <table:table-cell office:value-type="float" office:value="247.157">
                <text:p>247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824">
                <text:p>50</text:p>
              </table:table-cell>
              <table:table-cell office:value-type="float" office:value="247.141">
                <text:p>247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18">
                <text:p>50</text:p>
              </table:table-cell>
              <table:table-cell office:value-type="float" office:value="247.12">
                <text:p>247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487">
                <text:p>50</text:p>
              </table:table-cell>
              <table:table-cell office:value-type="float" office:value="247.102">
                <text:p>247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58">
                <text:p>50</text:p>
              </table:table-cell>
              <table:table-cell office:value-type="float" office:value="247.082">
                <text:p>247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11">
                <text:p>50</text:p>
              </table:table-cell>
              <table:table-cell office:value-type="float" office:value="247.061">
                <text:p>247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408">
                <text:p>50</text:p>
              </table:table-cell>
              <table:table-cell office:value-type="float" office:value="247.041">
                <text:p>247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75">
                <text:p>50</text:p>
              </table:table-cell>
              <table:table-cell office:value-type="float" office:value="247.017">
                <text:p>247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077">
                <text:p>50</text:p>
              </table:table-cell>
              <table:table-cell office:value-type="float" office:value="246.993">
                <text:p>246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378">
                <text:p>50</text:p>
              </table:table-cell>
              <table:table-cell office:value-type="float" office:value="246.97">
                <text:p>246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727">
                <text:p>50</text:p>
              </table:table-cell>
              <table:table-cell office:value-type="float" office:value="246.942">
                <text:p>246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026">
                <text:p>50</text:p>
              </table:table-cell>
              <table:table-cell office:value-type="float" office:value="246.918">
                <text:p>246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327">
                <text:p>50</text:p>
              </table:table-cell>
              <table:table-cell office:value-type="float" office:value="246.893">
                <text:p>246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654">
                <text:p>50</text:p>
              </table:table-cell>
              <table:table-cell office:value-type="float" office:value="246.864">
                <text:p>246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958">
                <text:p>50</text:p>
              </table:table-cell>
              <table:table-cell office:value-type="float" office:value="246.838">
                <text:p>246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254">
                <text:p>50</text:p>
              </table:table-cell>
              <table:table-cell office:value-type="float" office:value="246.811">
                <text:p>246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59">
                <text:p>50</text:p>
              </table:table-cell>
              <table:table-cell office:value-type="float" office:value="246.78">
                <text:p>246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832">
                <text:p>50</text:p>
              </table:table-cell>
              <table:table-cell office:value-type="float" office:value="246.757">
                <text:p>246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152">
                <text:p>50</text:p>
              </table:table-cell>
              <table:table-cell office:value-type="float" office:value="246.726">
                <text:p>246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465">
                <text:p>50</text:p>
              </table:table-cell>
              <table:table-cell office:value-type="float" office:value="246.695">
                <text:p>246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0801">
                <text:p>50</text:p>
              </table:table-cell>
              <table:table-cell office:value-type="float" office:value="246.662">
                <text:p>246.6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116">
                <text:p>50</text:p>
              </table:table-cell>
              <table:table-cell office:value-type="float" office:value="246.629">
                <text:p>246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427">
                <text:p>50</text:p>
              </table:table-cell>
              <table:table-cell office:value-type="float" office:value="246.597">
                <text:p>246.5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726">
                <text:p>50</text:p>
              </table:table-cell>
              <table:table-cell office:value-type="float" office:value="246.565">
                <text:p>246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031">
                <text:p>50</text:p>
              </table:table-cell>
              <table:table-cell office:value-type="float" office:value="246.533">
                <text:p>246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327">
                <text:p>50</text:p>
              </table:table-cell>
              <table:table-cell office:value-type="float" office:value="246.5">
                <text:p>246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624">
                <text:p>50</text:p>
              </table:table-cell>
              <table:table-cell office:value-type="float" office:value="246.468">
                <text:p>246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997">
                <text:p>50</text:p>
              </table:table-cell>
              <table:table-cell office:value-type="float" office:value="246.425">
                <text:p>246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315">
                <text:p>50</text:p>
              </table:table-cell>
              <table:table-cell office:value-type="float" office:value="246.389">
                <text:p>246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622">
                <text:p>50</text:p>
              </table:table-cell>
              <table:table-cell office:value-type="float" office:value="246.354">
                <text:p>246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925">
                <text:p>50</text:p>
              </table:table-cell>
              <table:table-cell office:value-type="float" office:value="246.318">
                <text:p>246.3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27">
                <text:p>50</text:p>
              </table:table-cell>
              <table:table-cell office:value-type="float" office:value="246.277">
                <text:p>246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604">
                <text:p>50</text:p>
              </table:table-cell>
              <table:table-cell office:value-type="float" office:value="246.237">
                <text:p>246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899">
                <text:p>50</text:p>
              </table:table-cell>
              <table:table-cell office:value-type="float" office:value="246.201">
                <text:p>246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204">
                <text:p>50</text:p>
              </table:table-cell>
              <table:table-cell office:value-type="float" office:value="246.163">
                <text:p>246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406">
                <text:p>50</text:p>
              </table:table-cell>
              <table:table-cell office:value-type="float" office:value="246.138">
                <text:p>246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5735">
                <text:p>50</text:p>
              </table:table-cell>
              <table:table-cell office:value-type="float" office:value="246.097">
                <text:p>246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04">
                <text:p>50</text:p>
              </table:table-cell>
              <table:table-cell office:value-type="float" office:value="246.058">
                <text:p>246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361">
                <text:p>50</text:p>
              </table:table-cell>
              <table:table-cell office:value-type="float" office:value="246.017">
                <text:p>246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66">
                <text:p>50</text:p>
              </table:table-cell>
              <table:table-cell office:value-type="float" office:value="245.979">
                <text:p>245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971">
                <text:p>50</text:p>
              </table:table-cell>
              <table:table-cell office:value-type="float" office:value="245.939">
                <text:p>245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279">
                <text:p>50</text:p>
              </table:table-cell>
              <table:table-cell office:value-type="float" office:value="245.898">
                <text:p>245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61">
                <text:p>50</text:p>
              </table:table-cell>
              <table:table-cell office:value-type="float" office:value="245.854">
                <text:p>245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914">
                <text:p>50</text:p>
              </table:table-cell>
              <table:table-cell office:value-type="float" office:value="245.814">
                <text:p>245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233">
                <text:p>50</text:p>
              </table:table-cell>
              <table:table-cell office:value-type="float" office:value="245.771">
                <text:p>245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581">
                <text:p>50</text:p>
              </table:table-cell>
              <table:table-cell office:value-type="float" office:value="245.724">
                <text:p>245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931">
                <text:p>50</text:p>
              </table:table-cell>
              <table:table-cell office:value-type="float" office:value="245.676">
                <text:p>245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265">
                <text:p>50</text:p>
              </table:table-cell>
              <table:table-cell office:value-type="float" office:value="245.63">
                <text:p>245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618">
                <text:p>50</text:p>
              </table:table-cell>
              <table:table-cell office:value-type="float" office:value="245.581">
                <text:p>245.5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959">
                <text:p>50</text:p>
              </table:table-cell>
              <table:table-cell office:value-type="float" office:value="245.534">
                <text:p>245.5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296">
                <text:p>50</text:p>
              </table:table-cell>
              <table:table-cell office:value-type="float" office:value="245.487">
                <text:p>245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642">
                <text:p>50</text:p>
              </table:table-cell>
              <table:table-cell office:value-type="float" office:value="245.438">
                <text:p>245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0979">
                <text:p>50</text:p>
              </table:table-cell>
              <table:table-cell office:value-type="float" office:value="245.39">
                <text:p>245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31">
                <text:p>50</text:p>
              </table:table-cell>
              <table:table-cell office:value-type="float" office:value="245.343">
                <text:p>245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653">
                <text:p>50</text:p>
              </table:table-cell>
              <table:table-cell office:value-type="float" office:value="245.294">
                <text:p>245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97">
                <text:p>50</text:p>
              </table:table-cell>
              <table:table-cell office:value-type="float" office:value="245.248">
                <text:p>245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301">
                <text:p>50</text:p>
              </table:table-cell>
              <table:table-cell office:value-type="float" office:value="245.2">
                <text:p>245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62">
                <text:p>50</text:p>
              </table:table-cell>
              <table:table-cell office:value-type="float" office:value="245.154">
                <text:p>245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942">
                <text:p>50</text:p>
              </table:table-cell>
              <table:table-cell office:value-type="float" office:value="245.107">
                <text:p>245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274">
                <text:p>50</text:p>
              </table:table-cell>
              <table:table-cell office:value-type="float" office:value="245.058">
                <text:p>245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625">
                <text:p>50</text:p>
              </table:table-cell>
              <table:table-cell office:value-type="float" office:value="245.007">
                <text:p>245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961">
                <text:p>50</text:p>
              </table:table-cell>
              <table:table-cell office:value-type="float" office:value="244.957">
                <text:p>244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292">
                <text:p>50</text:p>
              </table:table-cell>
              <table:table-cell office:value-type="float" office:value="244.908">
                <text:p>244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64">
                <text:p>50</text:p>
              </table:table-cell>
              <table:table-cell office:value-type="float" office:value="244.856">
                <text:p>244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4956">
                <text:p>50</text:p>
              </table:table-cell>
              <table:table-cell office:value-type="float" office:value="244.809">
                <text:p>244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289">
                <text:p>50</text:p>
              </table:table-cell>
              <table:table-cell office:value-type="float" office:value="244.759">
                <text:p>244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632">
                <text:p>50</text:p>
              </table:table-cell>
              <table:table-cell office:value-type="float" office:value="244.707">
                <text:p>244.7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959">
                <text:p>50</text:p>
              </table:table-cell>
              <table:table-cell office:value-type="float" office:value="244.658">
                <text:p>244.6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284">
                <text:p>50</text:p>
              </table:table-cell>
              <table:table-cell office:value-type="float" office:value="244.609">
                <text:p>244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487">
                <text:p>50</text:p>
              </table:table-cell>
              <table:table-cell office:value-type="float" office:value="244.578">
                <text:p>244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825">
                <text:p>50</text:p>
              </table:table-cell>
              <table:table-cell office:value-type="float" office:value="244.527">
                <text:p>244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135">
                <text:p>50</text:p>
              </table:table-cell>
              <table:table-cell office:value-type="float" office:value="244.48">
                <text:p>244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489">
                <text:p>50</text:p>
              </table:table-cell>
              <table:table-cell office:value-type="float" office:value="244.426">
                <text:p>244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7798">
                <text:p>50</text:p>
              </table:table-cell>
              <table:table-cell office:value-type="float" office:value="244.378">
                <text:p>244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152">
                <text:p>50</text:p>
              </table:table-cell>
              <table:table-cell office:value-type="float" office:value="244.324">
                <text:p>244.3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466">
                <text:p>50</text:p>
              </table:table-cell>
              <table:table-cell office:value-type="float" office:value="244.276">
                <text:p>244.2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672">
                <text:p>50</text:p>
              </table:table-cell>
              <table:table-cell office:value-type="float" office:value="244.244">
                <text:p>244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978">
                <text:p>50</text:p>
              </table:table-cell>
              <table:table-cell office:value-type="float" office:value="244.197">
                <text:p>244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333">
                <text:p>50</text:p>
              </table:table-cell>
              <table:table-cell office:value-type="float" office:value="244.142">
                <text:p>244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649">
                <text:p>50</text:p>
              </table:table-cell>
              <table:table-cell office:value-type="float" office:value="244.093">
                <text:p>244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009">
                <text:p>60</text:p>
              </table:table-cell>
              <table:table-cell office:value-type="float" office:value="244.038">
                <text:p>244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345">
                <text:p>60</text:p>
              </table:table-cell>
              <table:table-cell office:value-type="float" office:value="243.986">
                <text:p>243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68">
                <text:p>60</text:p>
              </table:table-cell>
              <table:table-cell office:value-type="float" office:value="243.934">
                <text:p>243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023">
                <text:p>60</text:p>
              </table:table-cell>
              <table:table-cell office:value-type="float" office:value="243.88">
                <text:p>243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352">
                <text:p>60</text:p>
              </table:table-cell>
              <table:table-cell office:value-type="float" office:value="243.83">
                <text:p>243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683">
                <text:p>60</text:p>
              </table:table-cell>
              <table:table-cell office:value-type="float" office:value="243.778">
                <text:p>243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991">
                <text:p>60</text:p>
              </table:table-cell>
              <table:table-cell office:value-type="float" office:value="243.73">
                <text:p>243.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292">
                <text:p>60</text:p>
              </table:table-cell>
              <table:table-cell office:value-type="float" office:value="243.684">
                <text:p>243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496">
                <text:p>60</text:p>
              </table:table-cell>
              <table:table-cell office:value-type="float" office:value="243.652">
                <text:p>243.6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818">
                <text:p>60</text:p>
              </table:table-cell>
              <table:table-cell office:value-type="float" office:value="243.602">
                <text:p>243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136">
                <text:p>60</text:p>
              </table:table-cell>
              <table:table-cell office:value-type="float" office:value="243.552">
                <text:p>243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491">
                <text:p>60</text:p>
              </table:table-cell>
              <table:table-cell office:value-type="float" office:value="243.497">
                <text:p>243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381">
                <text:p>60</text:p>
              </table:table-cell>
              <table:table-cell office:value-type="float" office:value="243.447">
                <text:p>243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147">
                <text:p>60</text:p>
              </table:table-cell>
              <table:table-cell office:value-type="float" office:value="243.395">
                <text:p>243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496">
                <text:p>60</text:p>
              </table:table-cell>
              <table:table-cell office:value-type="float" office:value="243.34">
                <text:p>243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844">
                <text:p>60</text:p>
              </table:table-cell>
              <table:table-cell office:value-type="float" office:value="243.286">
                <text:p>243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158">
                <text:p>60</text:p>
              </table:table-cell>
              <table:table-cell office:value-type="float" office:value="243.238">
                <text:p>243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462">
                <text:p>60</text:p>
              </table:table-cell>
              <table:table-cell office:value-type="float" office:value="243.19">
                <text:p>243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812">
                <text:p>60</text:p>
              </table:table-cell>
              <table:table-cell office:value-type="float" office:value="243.136">
                <text:p>243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126">
                <text:p>60</text:p>
              </table:table-cell>
              <table:table-cell office:value-type="float" office:value="243.087">
                <text:p>243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441">
                <text:p>60</text:p>
              </table:table-cell>
              <table:table-cell office:value-type="float" office:value="243.039">
                <text:p>243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788">
                <text:p>60</text:p>
              </table:table-cell>
              <table:table-cell office:value-type="float" office:value="242.985">
                <text:p>242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121">
                <text:p>60</text:p>
              </table:table-cell>
              <table:table-cell office:value-type="float" office:value="242.934">
                <text:p>242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44">
                <text:p>60</text:p>
              </table:table-cell>
              <table:table-cell office:value-type="float" office:value="242.885">
                <text:p>242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789">
                <text:p>60</text:p>
              </table:table-cell>
              <table:table-cell office:value-type="float" office:value="242.831">
                <text:p>242.8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113">
                <text:p>60</text:p>
              </table:table-cell>
              <table:table-cell office:value-type="float" office:value="242.781">
                <text:p>242.7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462">
                <text:p>60</text:p>
              </table:table-cell>
              <table:table-cell office:value-type="float" office:value="242.728">
                <text:p>242.7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8787">
                <text:p>60</text:p>
              </table:table-cell>
              <table:table-cell office:value-type="float" office:value="242.679">
                <text:p>242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099">
                <text:p>60</text:p>
              </table:table-cell>
              <table:table-cell office:value-type="float" office:value="242.631">
                <text:p>242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447">
                <text:p>60</text:p>
              </table:table-cell>
              <table:table-cell office:value-type="float" office:value="242.579">
                <text:p>242.5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766">
                <text:p>60</text:p>
              </table:table-cell>
              <table:table-cell office:value-type="float" office:value="242.531">
                <text:p>242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097">
                <text:p>60</text:p>
              </table:table-cell>
              <table:table-cell office:value-type="float" office:value="242.481">
                <text:p>242.4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446">
                <text:p>60</text:p>
              </table:table-cell>
              <table:table-cell office:value-type="float" office:value="242.429">
                <text:p>242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783">
                <text:p>60</text:p>
              </table:table-cell>
              <table:table-cell office:value-type="float" office:value="242.379">
                <text:p>242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127">
                <text:p>60</text:p>
              </table:table-cell>
              <table:table-cell office:value-type="float" office:value="242.328">
                <text:p>242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454">
                <text:p>60</text:p>
              </table:table-cell>
              <table:table-cell office:value-type="float" office:value="242.281">
                <text:p>242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761">
                <text:p>60</text:p>
              </table:table-cell>
              <table:table-cell office:value-type="float" office:value="242.236">
                <text:p>242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08">
                <text:p>60</text:p>
              </table:table-cell>
              <table:table-cell office:value-type="float" office:value="242.19">
                <text:p>242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43">
                <text:p>60</text:p>
              </table:table-cell>
              <table:table-cell office:value-type="float" office:value="242.139">
                <text:p>242.1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75">
                <text:p>60</text:p>
              </table:table-cell>
              <table:table-cell office:value-type="float" office:value="242.094">
                <text:p>242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094">
                <text:p>60</text:p>
              </table:table-cell>
              <table:table-cell office:value-type="float" office:value="242.045">
                <text:p>242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426">
                <text:p>60</text:p>
              </table:table-cell>
              <table:table-cell office:value-type="float" office:value="241.998">
                <text:p>241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758">
                <text:p>60</text:p>
              </table:table-cell>
              <table:table-cell office:value-type="float" office:value="241.952">
                <text:p>241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102">
                <text:p>60</text:p>
              </table:table-cell>
              <table:table-cell office:value-type="float" office:value="241.904">
                <text:p>241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406">
                <text:p>60</text:p>
              </table:table-cell>
              <table:table-cell office:value-type="float" office:value="241.863">
                <text:p>241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4787">
                <text:p>60</text:p>
              </table:table-cell>
              <table:table-cell office:value-type="float" office:value="241.811">
                <text:p>241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116">
                <text:p>60</text:p>
              </table:table-cell>
              <table:table-cell office:value-type="float" office:value="241.767">
                <text:p>241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463">
                <text:p>60</text:p>
              </table:table-cell>
              <table:table-cell office:value-type="float" office:value="241.721">
                <text:p>241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795">
                <text:p>60</text:p>
              </table:table-cell>
              <table:table-cell office:value-type="float" office:value="241.677">
                <text:p>241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132">
                <text:p>60</text:p>
              </table:table-cell>
              <table:table-cell office:value-type="float" office:value="241.633">
                <text:p>241.6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471">
                <text:p>60</text:p>
              </table:table-cell>
              <table:table-cell office:value-type="float" office:value="241.59">
                <text:p>241.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787">
                <text:p>60</text:p>
              </table:table-cell>
              <table:table-cell office:value-type="float" office:value="241.55">
                <text:p>241.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991">
                <text:p>60</text:p>
              </table:table-cell>
              <table:table-cell office:value-type="float" office:value="241.525">
                <text:p>241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334">
                <text:p>60</text:p>
              </table:table-cell>
              <table:table-cell office:value-type="float" office:value="241.482">
                <text:p>241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694">
                <text:p>60</text:p>
              </table:table-cell>
              <table:table-cell office:value-type="float" office:value="241.438">
                <text:p>241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026">
                <text:p>60</text:p>
              </table:table-cell>
              <table:table-cell office:value-type="float" office:value="241.398">
                <text:p>241.3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36">
                <text:p>60</text:p>
              </table:table-cell>
              <table:table-cell office:value-type="float" office:value="241.358">
                <text:p>241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692">
                <text:p>60</text:p>
              </table:table-cell>
              <table:table-cell office:value-type="float" office:value="241.32">
                <text:p>241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03">
                <text:p>60</text:p>
              </table:table-cell>
              <table:table-cell office:value-type="float" office:value="241.281">
                <text:p>241.2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434">
                <text:p>60</text:p>
              </table:table-cell>
              <table:table-cell office:value-type="float" office:value="241.235">
                <text:p>241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9752">
                <text:p>60</text:p>
              </table:table-cell>
              <table:table-cell office:value-type="float" office:value="241.2">
                <text:p>241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098">
                <text:p>60</text:p>
              </table:table-cell>
              <table:table-cell office:value-type="float" office:value="241.162">
                <text:p>241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432">
                <text:p>60</text:p>
              </table:table-cell>
              <table:table-cell office:value-type="float" office:value="241.127">
                <text:p>241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758">
                <text:p>60</text:p>
              </table:table-cell>
              <table:table-cell office:value-type="float" office:value="241.093">
                <text:p>241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963">
                <text:p>60</text:p>
              </table:table-cell>
              <table:table-cell office:value-type="float" office:value="241.072">
                <text:p>241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302">
                <text:p>60</text:p>
              </table:table-cell>
              <table:table-cell office:value-type="float" office:value="241.037">
                <text:p>241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637">
                <text:p>60</text:p>
              </table:table-cell>
              <table:table-cell office:value-type="float" office:value="241.004">
                <text:p>241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002">
                <text:p>60</text:p>
              </table:table-cell>
              <table:table-cell office:value-type="float" office:value="240.969">
                <text:p>240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328">
                <text:p>60</text:p>
              </table:table-cell>
              <table:table-cell office:value-type="float" office:value="240.939">
                <text:p>240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68">
                <text:p>60</text:p>
              </table:table-cell>
              <table:table-cell office:value-type="float" office:value="240.906">
                <text:p>240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039">
                <text:p>60</text:p>
              </table:table-cell>
              <table:table-cell office:value-type="float" office:value="240.875">
                <text:p>240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412">
                <text:p>60</text:p>
              </table:table-cell>
              <table:table-cell office:value-type="float" office:value="240.842">
                <text:p>240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747">
                <text:p>60</text:p>
              </table:table-cell>
              <table:table-cell office:value-type="float" office:value="240.814">
                <text:p>240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091">
                <text:p>60</text:p>
              </table:table-cell>
              <table:table-cell office:value-type="float" office:value="240.786">
                <text:p>240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293">
                <text:p>60</text:p>
              </table:table-cell>
              <table:table-cell office:value-type="float" office:value="240.771">
                <text:p>240.7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643">
                <text:p>60</text:p>
              </table:table-cell>
              <table:table-cell office:value-type="float" office:value="240.744">
                <text:p>240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4843">
                <text:p>60</text:p>
              </table:table-cell>
              <table:table-cell office:value-type="float" office:value="240.729">
                <text:p>240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05">
                <text:p>60</text:p>
              </table:table-cell>
              <table:table-cell office:value-type="float" office:value="240.714">
                <text:p>240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416">
                <text:p>60</text:p>
              </table:table-cell>
              <table:table-cell office:value-type="float" office:value="240.688">
                <text:p>240.6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747">
                <text:p>60</text:p>
              </table:table-cell>
              <table:table-cell office:value-type="float" office:value="240.665">
                <text:p>240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96">
                <text:p>60</text:p>
              </table:table-cell>
              <table:table-cell office:value-type="float" office:value="240.651">
                <text:p>240.6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278">
                <text:p>60</text:p>
              </table:table-cell>
              <table:table-cell office:value-type="float" office:value="240.631">
                <text:p>240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649">
                <text:p>60</text:p>
              </table:table-cell>
              <table:table-cell office:value-type="float" office:value="240.609">
                <text:p>240.6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972">
                <text:p>60</text:p>
              </table:table-cell>
              <table:table-cell office:value-type="float" office:value="240.591">
                <text:p>240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378">
                <text:p>60</text:p>
              </table:table-cell>
              <table:table-cell office:value-type="float" office:value="240.569">
                <text:p>240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724">
                <text:p>60</text:p>
              </table:table-cell>
              <table:table-cell office:value-type="float" office:value="240.552">
                <text:p>240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076">
                <text:p>60</text:p>
              </table:table-cell>
              <table:table-cell office:value-type="float" office:value="240.535">
                <text:p>240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409">
                <text:p>60</text:p>
              </table:table-cell>
              <table:table-cell office:value-type="float" office:value="240.52">
                <text:p>240.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8737">
                <text:p>60</text:p>
              </table:table-cell>
              <table:table-cell office:value-type="float" office:value="240.507">
                <text:p>240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098">
                <text:p>60</text:p>
              </table:table-cell>
              <table:table-cell office:value-type="float" office:value="240.494">
                <text:p>240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418">
                <text:p>60</text:p>
              </table:table-cell>
              <table:table-cell office:value-type="float" office:value="240.483">
                <text:p>240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779">
                <text:p>60</text:p>
              </table:table-cell>
              <table:table-cell office:value-type="float" office:value="240.472">
                <text:p>240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11">
                <text:p>60</text:p>
              </table:table-cell>
              <table:table-cell office:value-type="float" office:value="240.463">
                <text:p>240.4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45">
                <text:p>60</text:p>
              </table:table-cell>
              <table:table-cell office:value-type="float" office:value="240.455">
                <text:p>240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8">
                <text:p>60</text:p>
              </table:table-cell>
              <table:table-cell office:value-type="float" office:value="240.448">
                <text:p>240.4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147">
                <text:p>60</text:p>
              </table:table-cell>
              <table:table-cell office:value-type="float" office:value="240.442">
                <text:p>240.4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514">
                <text:p>60</text:p>
              </table:table-cell>
              <table:table-cell office:value-type="float" office:value="240.438">
                <text:p>240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858">
                <text:p>60</text:p>
              </table:table-cell>
              <table:table-cell office:value-type="float" office:value="240.435">
                <text:p>240.4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23">
                <text:p>60</text:p>
              </table:table-cell>
              <table:table-cell office:value-type="float" office:value="240.433">
                <text:p>240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556">
                <text:p>60</text:p>
              </table:table-cell>
              <table:table-cell office:value-type="float" office:value="240.433">
                <text:p>240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873">
                <text:p>60</text:p>
              </table:table-cell>
              <table:table-cell office:value-type="float" office:value="240.433">
                <text:p>240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075">
                <text:p>60</text:p>
              </table:table-cell>
              <table:table-cell office:value-type="float" office:value="240.434">
                <text:p>240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402">
                <text:p>60</text:p>
              </table:table-cell>
              <table:table-cell office:value-type="float" office:value="240.437">
                <text:p>240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727">
                <text:p>60</text:p>
              </table:table-cell>
              <table:table-cell office:value-type="float" office:value="240.441">
                <text:p>240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927">
                <text:p>60</text:p>
              </table:table-cell>
              <table:table-cell office:value-type="float" office:value="240.444">
                <text:p>240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245">
                <text:p>60</text:p>
              </table:table-cell>
              <table:table-cell office:value-type="float" office:value="240.449">
                <text:p>240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593">
                <text:p>60</text:p>
              </table:table-cell>
              <table:table-cell office:value-type="float" office:value="240.457">
                <text:p>240.4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4915">
                <text:p>60</text:p>
              </table:table-cell>
              <table:table-cell office:value-type="float" office:value="240.465">
                <text:p>240.4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242">
                <text:p>60</text:p>
              </table:table-cell>
              <table:table-cell office:value-type="float" office:value="240.474">
                <text:p>240.4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595">
                <text:p>60</text:p>
              </table:table-cell>
              <table:table-cell office:value-type="float" office:value="240.485">
                <text:p>240.4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925">
                <text:p>60</text:p>
              </table:table-cell>
              <table:table-cell office:value-type="float" office:value="240.497">
                <text:p>240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28">
                <text:p>60</text:p>
              </table:table-cell>
              <table:table-cell office:value-type="float" office:value="240.511">
                <text:p>240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636">
                <text:p>60</text:p>
              </table:table-cell>
              <table:table-cell office:value-type="float" office:value="240.527">
                <text:p>240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953">
                <text:p>60</text:p>
              </table:table-cell>
              <table:table-cell office:value-type="float" office:value="240.542">
                <text:p>240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328">
                <text:p>60</text:p>
              </table:table-cell>
              <table:table-cell office:value-type="float" office:value="240.561">
                <text:p>240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659">
                <text:p>60</text:p>
              </table:table-cell>
              <table:table-cell office:value-type="float" office:value="240.58">
                <text:p>240.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026">
                <text:p>60</text:p>
              </table:table-cell>
              <table:table-cell office:value-type="float" office:value="240.601">
                <text:p>240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373">
                <text:p>60</text:p>
              </table:table-cell>
              <table:table-cell office:value-type="float" office:value="240.623">
                <text:p>240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709">
                <text:p>60</text:p>
              </table:table-cell>
              <table:table-cell office:value-type="float" office:value="240.645">
                <text:p>240.6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055">
                <text:p>60</text:p>
              </table:table-cell>
              <table:table-cell office:value-type="float" office:value="240.67">
                <text:p>240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382">
                <text:p>60</text:p>
              </table:table-cell>
              <table:table-cell office:value-type="float" office:value="240.694">
                <text:p>240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9731">
                <text:p>60</text:p>
              </table:table-cell>
              <table:table-cell office:value-type="float" office:value="240.721">
                <text:p>240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076">
                <text:p>60</text:p>
              </table:table-cell>
              <table:table-cell office:value-type="float" office:value="240.749">
                <text:p>240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445">
                <text:p>60</text:p>
              </table:table-cell>
              <table:table-cell office:value-type="float" office:value="240.78">
                <text:p>240.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768">
                <text:p>60</text:p>
              </table:table-cell>
              <table:table-cell office:value-type="float" office:value="240.808">
                <text:p>240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11">
                <text:p>60</text:p>
              </table:table-cell>
              <table:table-cell office:value-type="float" office:value="240.84">
                <text:p>240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328">
                <text:p>60</text:p>
              </table:table-cell>
              <table:table-cell office:value-type="float" office:value="240.86">
                <text:p>240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671">
                <text:p>60</text:p>
              </table:table-cell>
              <table:table-cell office:value-type="float" office:value="240.894">
                <text:p>240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027">
                <text:p>60</text:p>
              </table:table-cell>
              <table:table-cell office:value-type="float" office:value="240.93">
                <text:p>240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383">
                <text:p>60</text:p>
              </table:table-cell>
              <table:table-cell office:value-type="float" office:value="240.967">
                <text:p>240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721">
                <text:p>60</text:p>
              </table:table-cell>
              <table:table-cell office:value-type="float" office:value="241.003">
                <text:p>241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07">
                <text:p>60</text:p>
              </table:table-cell>
              <table:table-cell office:value-type="float" office:value="241.042">
                <text:p>241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398">
                <text:p>60</text:p>
              </table:table-cell>
              <table:table-cell office:value-type="float" office:value="241.079">
                <text:p>241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624">
                <text:p>60</text:p>
              </table:table-cell>
              <table:table-cell office:value-type="float" office:value="241.106">
                <text:p>241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94">
                <text:p>60</text:p>
              </table:table-cell>
              <table:table-cell office:value-type="float" office:value="241.143">
                <text:p>241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28">
                <text:p>60</text:p>
              </table:table-cell>
              <table:table-cell office:value-type="float" office:value="241.185">
                <text:p>241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624">
                <text:p>60</text:p>
              </table:table-cell>
              <table:table-cell office:value-type="float" office:value="241.228">
                <text:p>241.2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4951">
                <text:p>60</text:p>
              </table:table-cell>
              <table:table-cell office:value-type="float" office:value="241.27">
                <text:p>241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194">
                <text:p>60</text:p>
              </table:table-cell>
              <table:table-cell office:value-type="float" office:value="241.302">
                <text:p>241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395">
                <text:p>60</text:p>
              </table:table-cell>
              <table:table-cell office:value-type="float" office:value="241.329">
                <text:p>241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75">
                <text:p>60</text:p>
              </table:table-cell>
              <table:table-cell office:value-type="float" office:value="241.377">
                <text:p>241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064">
                <text:p>60</text:p>
              </table:table-cell>
              <table:table-cell office:value-type="float" office:value="241.42">
                <text:p>241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388">
                <text:p>60</text:p>
              </table:table-cell>
              <table:table-cell office:value-type="float" office:value="241.466">
                <text:p>241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711">
                <text:p>60</text:p>
              </table:table-cell>
              <table:table-cell office:value-type="float" office:value="241.513">
                <text:p>241.5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041">
                <text:p>60</text:p>
              </table:table-cell>
              <table:table-cell office:value-type="float" office:value="241.561">
                <text:p>241.5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359">
                <text:p>60</text:p>
              </table:table-cell>
              <table:table-cell office:value-type="float" office:value="241.608">
                <text:p>241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73">
                <text:p>60</text:p>
              </table:table-cell>
              <table:table-cell office:value-type="float" office:value="241.665">
                <text:p>241.6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048">
                <text:p>60</text:p>
              </table:table-cell>
              <table:table-cell office:value-type="float" office:value="241.714">
                <text:p>241.7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424">
                <text:p>60</text:p>
              </table:table-cell>
              <table:table-cell office:value-type="float" office:value="241.773">
                <text:p>241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745">
                <text:p>60</text:p>
              </table:table-cell>
              <table:table-cell office:value-type="float" office:value="241.824">
                <text:p>241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066">
                <text:p>60</text:p>
              </table:table-cell>
              <table:table-cell office:value-type="float" office:value="241.876">
                <text:p>241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444">
                <text:p>60</text:p>
              </table:table-cell>
              <table:table-cell office:value-type="float" office:value="241.939">
                <text:p>241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9788">
                <text:p>60</text:p>
              </table:table-cell>
              <table:table-cell office:value-type="float" office:value="241.996">
                <text:p>241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158">
                <text:p>60</text:p>
              </table:table-cell>
              <table:table-cell office:value-type="float" office:value="242.059">
                <text:p>242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507">
                <text:p>60</text:p>
              </table:table-cell>
              <table:table-cell office:value-type="float" office:value="242.12">
                <text:p>242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846">
                <text:p>60</text:p>
              </table:table-cell>
              <table:table-cell office:value-type="float" office:value="242.179">
                <text:p>242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203">
                <text:p>60</text:p>
              </table:table-cell>
              <table:table-cell office:value-type="float" office:value="242.242">
                <text:p>242.2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551">
                <text:p>60</text:p>
              </table:table-cell>
              <table:table-cell office:value-type="float" office:value="242.305">
                <text:p>242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925">
                <text:p>60</text:p>
              </table:table-cell>
              <table:table-cell office:value-type="float" office:value="242.373">
                <text:p>242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274">
                <text:p>60</text:p>
              </table:table-cell>
              <table:table-cell office:value-type="float" office:value="242.437">
                <text:p>242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617">
                <text:p>60</text:p>
              </table:table-cell>
              <table:table-cell office:value-type="float" office:value="242.501">
                <text:p>242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96">
                <text:p>60</text:p>
              </table:table-cell>
              <table:table-cell office:value-type="float" office:value="242.565">
                <text:p>242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287">
                <text:p>60</text:p>
              </table:table-cell>
              <table:table-cell office:value-type="float" office:value="242.628">
                <text:p>242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609">
                <text:p>60</text:p>
              </table:table-cell>
              <table:table-cell office:value-type="float" office:value="242.69">
                <text:p>242.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966">
                <text:p>60</text:p>
              </table:table-cell>
              <table:table-cell office:value-type="float" office:value="242.759">
                <text:p>242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304">
                <text:p>60</text:p>
              </table:table-cell>
              <table:table-cell office:value-type="float" office:value="242.825">
                <text:p>242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4669">
                <text:p>60</text:p>
              </table:table-cell>
              <table:table-cell office:value-type="float" office:value="242.897">
                <text:p>242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007">
                <text:p>60</text:p>
              </table:table-cell>
              <table:table-cell office:value-type="float" office:value="242.965">
                <text:p>242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402">
                <text:p>60</text:p>
              </table:table-cell>
              <table:table-cell office:value-type="float" office:value="243.045">
                <text:p>243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752">
                <text:p>60</text:p>
              </table:table-cell>
              <table:table-cell office:value-type="float" office:value="243.116">
                <text:p>243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127">
                <text:p>60</text:p>
              </table:table-cell>
              <table:table-cell office:value-type="float" office:value="243.193">
                <text:p>243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461">
                <text:p>60</text:p>
              </table:table-cell>
              <table:table-cell office:value-type="float" office:value="243.262">
                <text:p>243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787">
                <text:p>60</text:p>
              </table:table-cell>
              <table:table-cell office:value-type="float" office:value="243.33">
                <text:p>243.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989">
                <text:p>60</text:p>
              </table:table-cell>
              <table:table-cell office:value-type="float" office:value="243.373">
                <text:p>243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352">
                <text:p>60</text:p>
              </table:table-cell>
              <table:table-cell office:value-type="float" office:value="243.449">
                <text:p>243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715">
                <text:p>60</text:p>
              </table:table-cell>
              <table:table-cell office:value-type="float" office:value="243.527">
                <text:p>243.5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062">
                <text:p>60</text:p>
              </table:table-cell>
              <table:table-cell office:value-type="float" office:value="243.601">
                <text:p>243.6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403">
                <text:p>60</text:p>
              </table:table-cell>
              <table:table-cell office:value-type="float" office:value="243.675">
                <text:p>243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604">
                <text:p>60</text:p>
              </table:table-cell>
              <table:table-cell office:value-type="float" office:value="243.719">
                <text:p>243.7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958">
                <text:p>60</text:p>
              </table:table-cell>
              <table:table-cell office:value-type="float" office:value="243.796">
                <text:p>243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303">
                <text:p>60</text:p>
              </table:table-cell>
              <table:table-cell office:value-type="float" office:value="243.871">
                <text:p>243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516">
                <text:p>60</text:p>
              </table:table-cell>
              <table:table-cell office:value-type="float" office:value="243.918">
                <text:p>243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9854">
                <text:p>60</text:p>
              </table:table-cell>
              <table:table-cell office:value-type="float" office:value="243.993">
                <text:p>243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215">
                <text:p>60</text:p>
              </table:table-cell>
              <table:table-cell office:value-type="float" office:value="244.073">
                <text:p>244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586">
                <text:p>60</text:p>
              </table:table-cell>
              <table:table-cell office:value-type="float" office:value="244.156">
                <text:p>244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935">
                <text:p>60</text:p>
              </table:table-cell>
              <table:table-cell office:value-type="float" office:value="244.235">
                <text:p>244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309">
                <text:p>60</text:p>
              </table:table-cell>
              <table:table-cell office:value-type="float" office:value="244.319">
                <text:p>244.3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641">
                <text:p>60</text:p>
              </table:table-cell>
              <table:table-cell office:value-type="float" office:value="244.394">
                <text:p>244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016">
                <text:p>60</text:p>
              </table:table-cell>
              <table:table-cell office:value-type="float" office:value="244.478">
                <text:p>244.4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371">
                <text:p>60</text:p>
              </table:table-cell>
              <table:table-cell office:value-type="float" office:value="244.559">
                <text:p>244.5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725">
                <text:p>60</text:p>
              </table:table-cell>
              <table:table-cell office:value-type="float" office:value="244.639">
                <text:p>244.6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067">
                <text:p>60</text:p>
              </table:table-cell>
              <table:table-cell office:value-type="float" office:value="244.716">
                <text:p>244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388">
                <text:p>60</text:p>
              </table:table-cell>
              <table:table-cell office:value-type="float" office:value="244.789">
                <text:p>244.7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743">
                <text:p>60</text:p>
              </table:table-cell>
              <table:table-cell office:value-type="float" office:value="244.869">
                <text:p>244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069">
                <text:p>60</text:p>
              </table:table-cell>
              <table:table-cell office:value-type="float" office:value="244.942">
                <text:p>244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415">
                <text:p>60</text:p>
              </table:table-cell>
              <table:table-cell office:value-type="float" office:value="245.019">
                <text:p>245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4761">
                <text:p>60</text:p>
              </table:table-cell>
              <table:table-cell office:value-type="float" office:value="245.097">
                <text:p>245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076">
                <text:p>60</text:p>
              </table:table-cell>
              <table:table-cell office:value-type="float" office:value="245.167">
                <text:p>245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492">
                <text:p>60</text:p>
              </table:table-cell>
              <table:table-cell office:value-type="float" office:value="245.258">
                <text:p>245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849">
                <text:p>60</text:p>
              </table:table-cell>
              <table:table-cell office:value-type="float" office:value="245.336">
                <text:p>245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167">
                <text:p>60</text:p>
              </table:table-cell>
              <table:table-cell office:value-type="float" office:value="245.405">
                <text:p>245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532">
                <text:p>60</text:p>
              </table:table-cell>
              <table:table-cell office:value-type="float" office:value="245.483">
                <text:p>245.4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848">
                <text:p>60</text:p>
              </table:table-cell>
              <table:table-cell office:value-type="float" office:value="245.551">
                <text:p>245.5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055">
                <text:p>60</text:p>
              </table:table-cell>
              <table:table-cell office:value-type="float" office:value="245.594">
                <text:p>245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399">
                <text:p>60</text:p>
              </table:table-cell>
              <table:table-cell office:value-type="float" office:value="245.666">
                <text:p>245.6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746">
                <text:p>60</text:p>
              </table:table-cell>
              <table:table-cell office:value-type="float" office:value="245.737">
                <text:p>245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089">
                <text:p>60</text:p>
              </table:table-cell>
              <table:table-cell office:value-type="float" office:value="245.808">
                <text:p>245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438">
                <text:p>60</text:p>
              </table:table-cell>
              <table:table-cell office:value-type="float" office:value="245.877">
                <text:p>245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808">
                <text:p>60</text:p>
              </table:table-cell>
              <table:table-cell office:value-type="float" office:value="245.95">
                <text:p>245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151">
                <text:p>60</text:p>
              </table:table-cell>
              <table:table-cell office:value-type="float" office:value="246.016">
                <text:p>246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497">
                <text:p>60</text:p>
              </table:table-cell>
              <table:table-cell office:value-type="float" office:value="246.082">
                <text:p>246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9832">
                <text:p>60</text:p>
              </table:table-cell>
              <table:table-cell office:value-type="float" office:value="246.144">
                <text:p>246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198">
                <text:p>60</text:p>
              </table:table-cell>
              <table:table-cell office:value-type="float" office:value="246.21">
                <text:p>246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545">
                <text:p>60</text:p>
              </table:table-cell>
              <table:table-cell office:value-type="float" office:value="246.272">
                <text:p>246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905">
                <text:p>60</text:p>
              </table:table-cell>
              <table:table-cell office:value-type="float" office:value="246.334">
                <text:p>246.3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118">
                <text:p>60</text:p>
              </table:table-cell>
              <table:table-cell office:value-type="float" office:value="246.37">
                <text:p>246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463">
                <text:p>60</text:p>
              </table:table-cell>
              <table:table-cell office:value-type="float" office:value="246.428">
                <text:p>246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83">
                <text:p>60</text:p>
              </table:table-cell>
              <table:table-cell office:value-type="float" office:value="246.487">
                <text:p>246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193">
                <text:p>60</text:p>
              </table:table-cell>
              <table:table-cell office:value-type="float" office:value="246.544">
                <text:p>246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552">
                <text:p>60</text:p>
              </table:table-cell>
              <table:table-cell office:value-type="float" office:value="246.599">
                <text:p>246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901">
                <text:p>60</text:p>
              </table:table-cell>
              <table:table-cell office:value-type="float" office:value="246.65">
                <text:p>246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23">
                <text:p>60</text:p>
              </table:table-cell>
              <table:table-cell office:value-type="float" office:value="246.697">
                <text:p>246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434">
                <text:p>60</text:p>
              </table:table-cell>
              <table:table-cell office:value-type="float" office:value="246.726">
                <text:p>246.7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774">
                <text:p>60</text:p>
              </table:table-cell>
              <table:table-cell office:value-type="float" office:value="246.772">
                <text:p>246.7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151">
                <text:p>60</text:p>
              </table:table-cell>
              <table:table-cell office:value-type="float" office:value="246.821">
                <text:p>246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487">
                <text:p>60</text:p>
              </table:table-cell>
              <table:table-cell office:value-type="float" office:value="246.863">
                <text:p>246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4824">
                <text:p>60</text:p>
              </table:table-cell>
              <table:table-cell office:value-type="float" office:value="246.904">
                <text:p>246.9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038">
                <text:p>60</text:p>
              </table:table-cell>
              <table:table-cell office:value-type="float" office:value="246.929">
                <text:p>246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408">
                <text:p>60</text:p>
              </table:table-cell>
              <table:table-cell office:value-type="float" office:value="246.97">
                <text:p>246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775">
                <text:p>60</text:p>
              </table:table-cell>
              <table:table-cell office:value-type="float" office:value="247.01">
                <text:p>247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116">
                <text:p>60</text:p>
              </table:table-cell>
              <table:table-cell office:value-type="float" office:value="247.044">
                <text:p>247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485">
                <text:p>60</text:p>
              </table:table-cell>
              <table:table-cell office:value-type="float" office:value="247.08">
                <text:p>247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848">
                <text:p>60</text:p>
              </table:table-cell>
              <table:table-cell office:value-type="float" office:value="247.113">
                <text:p>247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172">
                <text:p>60</text:p>
              </table:table-cell>
              <table:table-cell office:value-type="float" office:value="247.142">
                <text:p>247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375">
                <text:p>60</text:p>
              </table:table-cell>
              <table:table-cell office:value-type="float" office:value="247.158">
                <text:p>247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695">
                <text:p>60</text:p>
              </table:table-cell>
              <table:table-cell office:value-type="float" office:value="247.184">
                <text:p>247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056">
                <text:p>60</text:p>
              </table:table-cell>
              <table:table-cell office:value-type="float" office:value="247.21">
                <text:p>247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386">
                <text:p>60</text:p>
              </table:table-cell>
              <table:table-cell office:value-type="float" office:value="247.233">
                <text:p>247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8772">
                <text:p>60</text:p>
              </table:table-cell>
              <table:table-cell office:value-type="float" office:value="247.258">
                <text:p>247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109">
                <text:p>60</text:p>
              </table:table-cell>
              <table:table-cell office:value-type="float" office:value="247.278">
                <text:p>247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42">
                <text:p>60</text:p>
              </table:table-cell>
              <table:table-cell office:value-type="float" office:value="247.295">
                <text:p>247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621">
                <text:p>60</text:p>
              </table:table-cell>
              <table:table-cell office:value-type="float" office:value="247.305">
                <text:p>247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965">
                <text:p>60</text:p>
              </table:table-cell>
              <table:table-cell office:value-type="float" office:value="247.322">
                <text:p>247.3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305">
                <text:p>60</text:p>
              </table:table-cell>
              <table:table-cell office:value-type="float" office:value="247.336">
                <text:p>247.3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65">
                <text:p>60</text:p>
              </table:table-cell>
              <table:table-cell office:value-type="float" office:value="247.349">
                <text:p>247.3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989">
                <text:p>60</text:p>
              </table:table-cell>
              <table:table-cell office:value-type="float" office:value="247.36">
                <text:p>247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192">
                <text:p>60</text:p>
              </table:table-cell>
              <table:table-cell office:value-type="float" office:value="247.366">
                <text:p>247.3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539">
                <text:p>60</text:p>
              </table:table-cell>
              <table:table-cell office:value-type="float" office:value="247.376">
                <text:p>247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884">
                <text:p>60</text:p>
              </table:table-cell>
              <table:table-cell office:value-type="float" office:value="247.383">
                <text:p>247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214">
                <text:p>60</text:p>
              </table:table-cell>
              <table:table-cell office:value-type="float" office:value="247.389">
                <text:p>247.3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522">
                <text:p>60</text:p>
              </table:table-cell>
              <table:table-cell office:value-type="float" office:value="247.393">
                <text:p>247.3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895">
                <text:p>60</text:p>
              </table:table-cell>
              <table:table-cell office:value-type="float" office:value="247.396">
                <text:p>247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205">
                <text:p>60</text:p>
              </table:table-cell>
              <table:table-cell office:value-type="float" office:value="247.397">
                <text:p>247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551">
                <text:p>60</text:p>
              </table:table-cell>
              <table:table-cell office:value-type="float" office:value="247.397">
                <text:p>247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866">
                <text:p>60</text:p>
              </table:table-cell>
              <table:table-cell office:value-type="float" office:value="247.396">
                <text:p>247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182">
                <text:p>60</text:p>
              </table:table-cell>
              <table:table-cell office:value-type="float" office:value="247.394">
                <text:p>247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525">
                <text:p>60</text:p>
              </table:table-cell>
              <table:table-cell office:value-type="float" office:value="247.39">
                <text:p>247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4846">
                <text:p>60</text:p>
              </table:table-cell>
              <table:table-cell office:value-type="float" office:value="247.385">
                <text:p>247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186">
                <text:p>60</text:p>
              </table:table-cell>
              <table:table-cell office:value-type="float" office:value="247.378">
                <text:p>247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529">
                <text:p>60</text:p>
              </table:table-cell>
              <table:table-cell office:value-type="float" office:value="247.37">
                <text:p>247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887">
                <text:p>60</text:p>
              </table:table-cell>
              <table:table-cell office:value-type="float" office:value="247.361">
                <text:p>247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095">
                <text:p>60</text:p>
              </table:table-cell>
              <table:table-cell office:value-type="float" office:value="247.354">
                <text:p>247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425">
                <text:p>60</text:p>
              </table:table-cell>
              <table:table-cell office:value-type="float" office:value="247.344">
                <text:p>247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781">
                <text:p>60</text:p>
              </table:table-cell>
              <table:table-cell office:value-type="float" office:value="247.331">
                <text:p>247.3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116">
                <text:p>60</text:p>
              </table:table-cell>
              <table:table-cell office:value-type="float" office:value="247.317">
                <text:p>247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442">
                <text:p>60</text:p>
              </table:table-cell>
              <table:table-cell office:value-type="float" office:value="247.303">
                <text:p>247.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797">
                <text:p>60</text:p>
              </table:table-cell>
              <table:table-cell office:value-type="float" office:value="247.286">
                <text:p>247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126">
                <text:p>60</text:p>
              </table:table-cell>
              <table:table-cell office:value-type="float" office:value="247.27">
                <text:p>247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479">
                <text:p>60</text:p>
              </table:table-cell>
              <table:table-cell office:value-type="float" office:value="247.251">
                <text:p>247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817">
                <text:p>60</text:p>
              </table:table-cell>
              <table:table-cell office:value-type="float" office:value="247.231">
                <text:p>247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158">
                <text:p>60</text:p>
              </table:table-cell>
              <table:table-cell office:value-type="float" office:value="247.211">
                <text:p>247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526">
                <text:p>60</text:p>
              </table:table-cell>
              <table:table-cell office:value-type="float" office:value="247.187">
                <text:p>247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861">
                <text:p>60</text:p>
              </table:table-cell>
              <table:table-cell office:value-type="float" office:value="247.165">
                <text:p>247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201">
                <text:p>60</text:p>
              </table:table-cell>
              <table:table-cell office:value-type="float" office:value="247.142">
                <text:p>247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534">
                <text:p>60</text:p>
              </table:table-cell>
              <table:table-cell office:value-type="float" office:value="247.118">
                <text:p>247.1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858">
                <text:p>60</text:p>
              </table:table-cell>
              <table:table-cell office:value-type="float" office:value="247.093">
                <text:p>247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084">
                <text:p>60</text:p>
              </table:table-cell>
              <table:table-cell office:value-type="float" office:value="247.076">
                <text:p>247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457">
                <text:p>60</text:p>
              </table:table-cell>
              <table:table-cell office:value-type="float" office:value="247.046">
                <text:p>247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178">
                <text:p>60</text:p>
              </table:table-cell>
              <table:table-cell office:value-type="float" office:value="247.02">
                <text:p>247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097">
                <text:p>60</text:p>
              </table:table-cell>
              <table:table-cell office:value-type="float" office:value="246.993">
                <text:p>246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445">
                <text:p>60</text:p>
              </table:table-cell>
              <table:table-cell office:value-type="float" office:value="246.962">
                <text:p>246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763">
                <text:p>60</text:p>
              </table:table-cell>
              <table:table-cell office:value-type="float" office:value="246.934">
                <text:p>246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08">
                <text:p>60</text:p>
              </table:table-cell>
              <table:table-cell office:value-type="float" office:value="246.905">
                <text:p>246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413">
                <text:p>60</text:p>
              </table:table-cell>
              <table:table-cell office:value-type="float" office:value="246.873">
                <text:p>246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761">
                <text:p>60</text:p>
              </table:table-cell>
              <table:table-cell office:value-type="float" office:value="246.84">
                <text:p>246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079">
                <text:p>60</text:p>
              </table:table-cell>
              <table:table-cell office:value-type="float" office:value="246.809">
                <text:p>246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431">
                <text:p>60</text:p>
              </table:table-cell>
              <table:table-cell office:value-type="float" office:value="246.773">
                <text:p>246.7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765">
                <text:p>60</text:p>
              </table:table-cell>
              <table:table-cell office:value-type="float" office:value="246.739">
                <text:p>246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1">
                <text:p>60</text:p>
              </table:table-cell>
              <table:table-cell office:value-type="float" office:value="246.704">
                <text:p>246.7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426">
                <text:p>60</text:p>
              </table:table-cell>
              <table:table-cell office:value-type="float" office:value="246.669">
                <text:p>246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736">
                <text:p>60</text:p>
              </table:table-cell>
              <table:table-cell office:value-type="float" office:value="246.635">
                <text:p>246.6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075">
                <text:p>60</text:p>
              </table:table-cell>
              <table:table-cell office:value-type="float" office:value="246.598">
                <text:p>246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388">
                <text:p>60</text:p>
              </table:table-cell>
              <table:table-cell office:value-type="float" office:value="246.562">
                <text:p>246.5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6715">
                <text:p>60</text:p>
              </table:table-cell>
              <table:table-cell office:value-type="float" office:value="246.525">
                <text:p>246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024">
                <text:p>60</text:p>
              </table:table-cell>
              <table:table-cell office:value-type="float" office:value="246.489">
                <text:p>246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387">
                <text:p>60</text:p>
              </table:table-cell>
              <table:table-cell office:value-type="float" office:value="246.447">
                <text:p>246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697">
                <text:p>60</text:p>
              </table:table-cell>
              <table:table-cell office:value-type="float" office:value="246.41">
                <text:p>246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026">
                <text:p>60</text:p>
              </table:table-cell>
              <table:table-cell office:value-type="float" office:value="246.37">
                <text:p>246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335">
                <text:p>60</text:p>
              </table:table-cell>
              <table:table-cell office:value-type="float" office:value="246.333">
                <text:p>246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651">
                <text:p>60</text:p>
              </table:table-cell>
              <table:table-cell office:value-type="float" office:value="246.293">
                <text:p>246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96">
                <text:p>60</text:p>
              </table:table-cell>
              <table:table-cell office:value-type="float" office:value="246.255">
                <text:p>246.2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289">
                <text:p>60</text:p>
              </table:table-cell>
              <table:table-cell office:value-type="float" office:value="246.214">
                <text:p>246.2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623">
                <text:p>60</text:p>
              </table:table-cell>
              <table:table-cell office:value-type="float" office:value="246.171">
                <text:p>246.1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978">
                <text:p>60</text:p>
              </table:table-cell>
              <table:table-cell office:value-type="float" office:value="246.125">
                <text:p>246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313">
                <text:p>70</text:p>
              </table:table-cell>
              <table:table-cell office:value-type="float" office:value="246.081">
                <text:p>246.0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691">
                <text:p>70</text:p>
              </table:table-cell>
              <table:table-cell office:value-type="float" office:value="246.032">
                <text:p>246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042">
                <text:p>70</text:p>
              </table:table-cell>
              <table:table-cell office:value-type="float" office:value="245.985">
                <text:p>245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378">
                <text:p>70</text:p>
              </table:table-cell>
              <table:table-cell office:value-type="float" office:value="245.94">
                <text:p>245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704">
                <text:p>70</text:p>
              </table:table-cell>
              <table:table-cell office:value-type="float" office:value="245.896">
                <text:p>245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053">
                <text:p>70</text:p>
              </table:table-cell>
              <table:table-cell office:value-type="float" office:value="245.848">
                <text:p>245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4">
                <text:p>70</text:p>
              </table:table-cell>
              <table:table-cell office:value-type="float" office:value="245.801">
                <text:p>245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272">
                <text:p>70</text:p>
              </table:table-cell>
              <table:table-cell office:value-type="float" office:value="245.756">
                <text:p>245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045">
                <text:p>70</text:p>
              </table:table-cell>
              <table:table-cell office:value-type="float" office:value="245.711">
                <text:p>245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389">
                <text:p>70</text:p>
              </table:table-cell>
              <table:table-cell office:value-type="float" office:value="245.663">
                <text:p>245.6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728">
                <text:p>70</text:p>
              </table:table-cell>
              <table:table-cell office:value-type="float" office:value="245.615">
                <text:p>245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079">
                <text:p>70</text:p>
              </table:table-cell>
              <table:table-cell office:value-type="float" office:value="245.565">
                <text:p>245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406">
                <text:p>70</text:p>
              </table:table-cell>
              <table:table-cell office:value-type="float" office:value="245.518">
                <text:p>245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729">
                <text:p>70</text:p>
              </table:table-cell>
              <table:table-cell office:value-type="float" office:value="245.472">
                <text:p>245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043">
                <text:p>70</text:p>
              </table:table-cell>
              <table:table-cell office:value-type="float" office:value="245.426">
                <text:p>245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398">
                <text:p>70</text:p>
              </table:table-cell>
              <table:table-cell office:value-type="float" office:value="245.375">
                <text:p>245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728">
                <text:p>70</text:p>
              </table:table-cell>
              <table:table-cell office:value-type="float" office:value="245.326">
                <text:p>245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948">
                <text:p>70</text:p>
              </table:table-cell>
              <table:table-cell office:value-type="float" office:value="245.294">
                <text:p>245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325">
                <text:p>70</text:p>
              </table:table-cell>
              <table:table-cell office:value-type="float" office:value="245.239">
                <text:p>245.2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638">
                <text:p>70</text:p>
              </table:table-cell>
              <table:table-cell office:value-type="float" office:value="245.192">
                <text:p>245.1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949">
                <text:p>70</text:p>
              </table:table-cell>
              <table:table-cell office:value-type="float" office:value="245.146">
                <text:p>245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31">
                <text:p>70</text:p>
              </table:table-cell>
              <table:table-cell office:value-type="float" office:value="245.092">
                <text:p>245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619">
                <text:p>70</text:p>
              </table:table-cell>
              <table:table-cell office:value-type="float" office:value="245.046">
                <text:p>245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94">
                <text:p>70</text:p>
              </table:table-cell>
              <table:table-cell office:value-type="float" office:value="244.998">
                <text:p>244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149">
                <text:p>70</text:p>
              </table:table-cell>
              <table:table-cell office:value-type="float" office:value="244.966">
                <text:p>244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47">
                <text:p>70</text:p>
              </table:table-cell>
              <table:table-cell office:value-type="float" office:value="244.918">
                <text:p>244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8817">
                <text:p>70</text:p>
              </table:table-cell>
              <table:table-cell office:value-type="float" office:value="244.865">
                <text:p>244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165">
                <text:p>70</text:p>
              </table:table-cell>
              <table:table-cell office:value-type="float" office:value="244.812">
                <text:p>244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506">
                <text:p>70</text:p>
              </table:table-cell>
              <table:table-cell office:value-type="float" office:value="244.76">
                <text:p>244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901">
                <text:p>70</text:p>
              </table:table-cell>
              <table:table-cell office:value-type="float" office:value="244.7">
                <text:p>244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232">
                <text:p>70</text:p>
              </table:table-cell>
              <table:table-cell office:value-type="float" office:value="244.649">
                <text:p>244.6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587">
                <text:p>70</text:p>
              </table:table-cell>
              <table:table-cell office:value-type="float" office:value="244.594">
                <text:p>244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918">
                <text:p>70</text:p>
              </table:table-cell>
              <table:table-cell office:value-type="float" office:value="244.543">
                <text:p>244.5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23">
                <text:p>70</text:p>
              </table:table-cell>
              <table:table-cell office:value-type="float" office:value="244.495">
                <text:p>244.4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592">
                <text:p>70</text:p>
              </table:table-cell>
              <table:table-cell office:value-type="float" office:value="244.439">
                <text:p>244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942">
                <text:p>70</text:p>
              </table:table-cell>
              <table:table-cell office:value-type="float" office:value="244.384">
                <text:p>244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303">
                <text:p>70</text:p>
              </table:table-cell>
              <table:table-cell office:value-type="float" office:value="244.328">
                <text:p>244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621">
                <text:p>70</text:p>
              </table:table-cell>
              <table:table-cell office:value-type="float" office:value="244.279">
                <text:p>244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95">
                <text:p>70</text:p>
              </table:table-cell>
              <table:table-cell office:value-type="float" office:value="244.227">
                <text:p>244.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154">
                <text:p>70</text:p>
              </table:table-cell>
              <table:table-cell office:value-type="float" office:value="244.195">
                <text:p>244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487">
                <text:p>70</text:p>
              </table:table-cell>
              <table:table-cell office:value-type="float" office:value="244.143">
                <text:p>244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3847">
                <text:p>70</text:p>
              </table:table-cell>
              <table:table-cell office:value-type="float" office:value="244.087">
                <text:p>244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176">
                <text:p>70</text:p>
              </table:table-cell>
              <table:table-cell office:value-type="float" office:value="244.035">
                <text:p>244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565">
                <text:p>70</text:p>
              </table:table-cell>
              <table:table-cell office:value-type="float" office:value="243.974">
                <text:p>243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917">
                <text:p>70</text:p>
              </table:table-cell>
              <table:table-cell office:value-type="float" office:value="243.919">
                <text:p>243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232">
                <text:p>70</text:p>
              </table:table-cell>
              <table:table-cell office:value-type="float" office:value="243.869">
                <text:p>243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591">
                <text:p>70</text:p>
              </table:table-cell>
              <table:table-cell office:value-type="float" office:value="243.813">
                <text:p>243.8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949">
                <text:p>70</text:p>
              </table:table-cell>
              <table:table-cell office:value-type="float" office:value="243.756">
                <text:p>243.7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307">
                <text:p>70</text:p>
              </table:table-cell>
              <table:table-cell office:value-type="float" office:value="243.7">
                <text:p>243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621">
                <text:p>70</text:p>
              </table:table-cell>
              <table:table-cell office:value-type="float" office:value="243.65">
                <text:p>243.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975">
                <text:p>70</text:p>
              </table:table-cell>
              <table:table-cell office:value-type="float" office:value="243.594">
                <text:p>243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29">
                <text:p>70</text:p>
              </table:table-cell>
              <table:table-cell office:value-type="float" office:value="243.545">
                <text:p>243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607">
                <text:p>70</text:p>
              </table:table-cell>
              <table:table-cell office:value-type="float" office:value="243.495">
                <text:p>243.4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959">
                <text:p>70</text:p>
              </table:table-cell>
              <table:table-cell office:value-type="float" office:value="243.439">
                <text:p>243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287">
                <text:p>70</text:p>
              </table:table-cell>
              <table:table-cell office:value-type="float" office:value="243.388">
                <text:p>243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62">
                <text:p>70</text:p>
              </table:table-cell>
              <table:table-cell office:value-type="float" office:value="243.335">
                <text:p>243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8935">
                <text:p>70</text:p>
              </table:table-cell>
              <table:table-cell office:value-type="float" office:value="243.286">
                <text:p>243.2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245">
                <text:p>70</text:p>
              </table:table-cell>
              <table:table-cell office:value-type="float" office:value="243.237">
                <text:p>243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598">
                <text:p>70</text:p>
              </table:table-cell>
              <table:table-cell office:value-type="float" office:value="243.181">
                <text:p>243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923">
                <text:p>70</text:p>
              </table:table-cell>
              <table:table-cell office:value-type="float" office:value="243.13">
                <text:p>243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234">
                <text:p>70</text:p>
              </table:table-cell>
              <table:table-cell office:value-type="float" office:value="243.081">
                <text:p>243.0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594">
                <text:p>70</text:p>
              </table:table-cell>
              <table:table-cell office:value-type="float" office:value="243.025">
                <text:p>243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919">
                <text:p>70</text:p>
              </table:table-cell>
              <table:table-cell office:value-type="float" office:value="242.974">
                <text:p>242.9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27">
                <text:p>70</text:p>
              </table:table-cell>
              <table:table-cell office:value-type="float" office:value="242.919">
                <text:p>242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598">
                <text:p>70</text:p>
              </table:table-cell>
              <table:table-cell office:value-type="float" office:value="242.868">
                <text:p>242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929">
                <text:p>70</text:p>
              </table:table-cell>
              <table:table-cell office:value-type="float" office:value="242.817">
                <text:p>242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27">
                <text:p>70</text:p>
              </table:table-cell>
              <table:table-cell office:value-type="float" office:value="242.764">
                <text:p>242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583">
                <text:p>70</text:p>
              </table:table-cell>
              <table:table-cell office:value-type="float" office:value="242.716">
                <text:p>242.7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943">
                <text:p>70</text:p>
              </table:table-cell>
              <table:table-cell office:value-type="float" office:value="242.66">
                <text:p>242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249">
                <text:p>70</text:p>
              </table:table-cell>
              <table:table-cell office:value-type="float" office:value="242.614">
                <text:p>242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584">
                <text:p>70</text:p>
              </table:table-cell>
              <table:table-cell office:value-type="float" office:value="242.563">
                <text:p>242.5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897">
                <text:p>70</text:p>
              </table:table-cell>
              <table:table-cell office:value-type="float" office:value="242.515">
                <text:p>242.5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211">
                <text:p>70</text:p>
              </table:table-cell>
              <table:table-cell office:value-type="float" office:value="242.467">
                <text:p>242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565">
                <text:p>70</text:p>
              </table:table-cell>
              <table:table-cell office:value-type="float" office:value="242.414">
                <text:p>242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4878">
                <text:p>70</text:p>
              </table:table-cell>
              <table:table-cell office:value-type="float" office:value="242.367">
                <text:p>242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189">
                <text:p>70</text:p>
              </table:table-cell>
              <table:table-cell office:value-type="float" office:value="242.321">
                <text:p>242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542">
                <text:p>70</text:p>
              </table:table-cell>
              <table:table-cell office:value-type="float" office:value="242.269">
                <text:p>242.2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852">
                <text:p>70</text:p>
              </table:table-cell>
              <table:table-cell office:value-type="float" office:value="242.223">
                <text:p>242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231">
                <text:p>70</text:p>
              </table:table-cell>
              <table:table-cell office:value-type="float" office:value="242.167">
                <text:p>242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576">
                <text:p>70</text:p>
              </table:table-cell>
              <table:table-cell office:value-type="float" office:value="242.117">
                <text:p>242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906">
                <text:p>70</text:p>
              </table:table-cell>
              <table:table-cell office:value-type="float" office:value="242.07">
                <text:p>242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224">
                <text:p>70</text:p>
              </table:table-cell>
              <table:table-cell office:value-type="float" office:value="242.024">
                <text:p>242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556">
                <text:p>70</text:p>
              </table:table-cell>
              <table:table-cell office:value-type="float" office:value="241.977">
                <text:p>241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879">
                <text:p>70</text:p>
              </table:table-cell>
              <table:table-cell office:value-type="float" office:value="241.932">
                <text:p>241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185">
                <text:p>70</text:p>
              </table:table-cell>
              <table:table-cell office:value-type="float" office:value="241.889">
                <text:p>241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537">
                <text:p>70</text:p>
              </table:table-cell>
              <table:table-cell office:value-type="float" office:value="241.84">
                <text:p>241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861">
                <text:p>70</text:p>
              </table:table-cell>
              <table:table-cell office:value-type="float" office:value="241.796">
                <text:p>241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189">
                <text:p>70</text:p>
              </table:table-cell>
              <table:table-cell office:value-type="float" office:value="241.752">
                <text:p>241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538">
                <text:p>70</text:p>
              </table:table-cell>
              <table:table-cell office:value-type="float" office:value="241.705">
                <text:p>241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9898">
                <text:p>70</text:p>
              </table:table-cell>
              <table:table-cell office:value-type="float" office:value="241.657">
                <text:p>241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255">
                <text:p>70</text:p>
              </table:table-cell>
              <table:table-cell office:value-type="float" office:value="241.61">
                <text:p>241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593">
                <text:p>70</text:p>
              </table:table-cell>
              <table:table-cell office:value-type="float" office:value="241.567">
                <text:p>241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932">
                <text:p>70</text:p>
              </table:table-cell>
              <table:table-cell office:value-type="float" office:value="241.524">
                <text:p>241.5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285">
                <text:p>70</text:p>
              </table:table-cell>
              <table:table-cell office:value-type="float" office:value="241.479">
                <text:p>241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63">
                <text:p>70</text:p>
              </table:table-cell>
              <table:table-cell office:value-type="float" office:value="241.436">
                <text:p>241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978">
                <text:p>70</text:p>
              </table:table-cell>
              <table:table-cell office:value-type="float" office:value="241.394">
                <text:p>241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309">
                <text:p>70</text:p>
              </table:table-cell>
              <table:table-cell office:value-type="float" office:value="241.354">
                <text:p>241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516">
                <text:p>70</text:p>
              </table:table-cell>
              <table:table-cell office:value-type="float" office:value="241.329">
                <text:p>241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84">
                <text:p>70</text:p>
              </table:table-cell>
              <table:table-cell office:value-type="float" office:value="241.291">
                <text:p>241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178">
                <text:p>70</text:p>
              </table:table-cell>
              <table:table-cell office:value-type="float" office:value="241.252">
                <text:p>241.2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543">
                <text:p>70</text:p>
              </table:table-cell>
              <table:table-cell office:value-type="float" office:value="241.211">
                <text:p>241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862">
                <text:p>70</text:p>
              </table:table-cell>
              <table:table-cell office:value-type="float" office:value="241.175">
                <text:p>241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2">
                <text:p>70</text:p>
              </table:table-cell>
              <table:table-cell office:value-type="float" office:value="241.138">
                <text:p>241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525">
                <text:p>70</text:p>
              </table:table-cell>
              <table:table-cell office:value-type="float" office:value="241.103">
                <text:p>241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4836">
                <text:p>70</text:p>
              </table:table-cell>
              <table:table-cell office:value-type="float" office:value="241.071">
                <text:p>241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166">
                <text:p>70</text:p>
              </table:table-cell>
              <table:table-cell office:value-type="float" office:value="241.037">
                <text:p>241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511">
                <text:p>70</text:p>
              </table:table-cell>
              <table:table-cell office:value-type="float" office:value="241.002">
                <text:p>241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831">
                <text:p>70</text:p>
              </table:table-cell>
              <table:table-cell office:value-type="float" office:value="240.97">
                <text:p>240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169">
                <text:p>70</text:p>
              </table:table-cell>
              <table:table-cell office:value-type="float" office:value="240.937">
                <text:p>240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491">
                <text:p>70</text:p>
              </table:table-cell>
              <table:table-cell office:value-type="float" office:value="240.907">
                <text:p>240.9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824">
                <text:p>70</text:p>
              </table:table-cell>
              <table:table-cell office:value-type="float" office:value="240.877">
                <text:p>240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149">
                <text:p>70</text:p>
              </table:table-cell>
              <table:table-cell office:value-type="float" office:value="240.847">
                <text:p>240.8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462">
                <text:p>70</text:p>
              </table:table-cell>
              <table:table-cell office:value-type="float" office:value="240.82">
                <text:p>240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815">
                <text:p>70</text:p>
              </table:table-cell>
              <table:table-cell office:value-type="float" office:value="240.79">
                <text:p>240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155">
                <text:p>70</text:p>
              </table:table-cell>
              <table:table-cell office:value-type="float" office:value="240.763">
                <text:p>240.7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506">
                <text:p>70</text:p>
              </table:table-cell>
              <table:table-cell office:value-type="float" office:value="240.735">
                <text:p>240.7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822">
                <text:p>70</text:p>
              </table:table-cell>
              <table:table-cell office:value-type="float" office:value="240.711">
                <text:p>240.7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14">
                <text:p>70</text:p>
              </table:table-cell>
              <table:table-cell office:value-type="float" office:value="240.687">
                <text:p>240.6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518">
                <text:p>70</text:p>
              </table:table-cell>
              <table:table-cell office:value-type="float" office:value="240.66">
                <text:p>240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9851">
                <text:p>70</text:p>
              </table:table-cell>
              <table:table-cell office:value-type="float" office:value="240.638">
                <text:p>240.6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214">
                <text:p>70</text:p>
              </table:table-cell>
              <table:table-cell office:value-type="float" office:value="240.614">
                <text:p>240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541">
                <text:p>70</text:p>
              </table:table-cell>
              <table:table-cell office:value-type="float" office:value="240.594">
                <text:p>240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893">
                <text:p>70</text:p>
              </table:table-cell>
              <table:table-cell office:value-type="float" office:value="240.573">
                <text:p>240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227">
                <text:p>70</text:p>
              </table:table-cell>
              <table:table-cell office:value-type="float" office:value="240.554">
                <text:p>240.5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568">
                <text:p>70</text:p>
              </table:table-cell>
              <table:table-cell office:value-type="float" office:value="240.536">
                <text:p>240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928">
                <text:p>70</text:p>
              </table:table-cell>
              <table:table-cell office:value-type="float" office:value="240.519">
                <text:p>240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263">
                <text:p>70</text:p>
              </table:table-cell>
              <table:table-cell office:value-type="float" office:value="240.503">
                <text:p>240.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657">
                <text:p>70</text:p>
              </table:table-cell>
              <table:table-cell office:value-type="float" office:value="240.486">
                <text:p>240.4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012">
                <text:p>70</text:p>
              </table:table-cell>
              <table:table-cell office:value-type="float" office:value="240.472">
                <text:p>240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344">
                <text:p>70</text:p>
              </table:table-cell>
              <table:table-cell office:value-type="float" office:value="240.46">
                <text:p>240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56">
                <text:p>70</text:p>
              </table:table-cell>
              <table:table-cell office:value-type="float" office:value="240.453">
                <text:p>240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3892">
                <text:p>70</text:p>
              </table:table-cell>
              <table:table-cell office:value-type="float" office:value="240.443">
                <text:p>240.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263">
                <text:p>70</text:p>
              </table:table-cell>
              <table:table-cell office:value-type="float" office:value="240.433">
                <text:p>240.4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585">
                <text:p>70</text:p>
              </table:table-cell>
              <table:table-cell office:value-type="float" office:value="240.426">
                <text:p>240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914">
                <text:p>70</text:p>
              </table:table-cell>
              <table:table-cell office:value-type="float" office:value="240.419">
                <text:p>240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279">
                <text:p>70</text:p>
              </table:table-cell>
              <table:table-cell office:value-type="float" office:value="240.414">
                <text:p>240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641">
                <text:p>70</text:p>
              </table:table-cell>
              <table:table-cell office:value-type="float" office:value="240.409">
                <text:p>240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977">
                <text:p>70</text:p>
              </table:table-cell>
              <table:table-cell office:value-type="float" office:value="240.406">
                <text:p>240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33">
                <text:p>70</text:p>
              </table:table-cell>
              <table:table-cell office:value-type="float" office:value="240.404">
                <text:p>240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563">
                <text:p>70</text:p>
              </table:table-cell>
              <table:table-cell office:value-type="float" office:value="240.404">
                <text:p>240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776">
                <text:p>70</text:p>
              </table:table-cell>
              <table:table-cell office:value-type="float" office:value="240.404">
                <text:p>240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977">
                <text:p>70</text:p>
              </table:table-cell>
              <table:table-cell office:value-type="float" office:value="240.405">
                <text:p>240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317">
                <text:p>70</text:p>
              </table:table-cell>
              <table:table-cell office:value-type="float" office:value="240.407">
                <text:p>240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674">
                <text:p>70</text:p>
              </table:table-cell>
              <table:table-cell office:value-type="float" office:value="240.41">
                <text:p>240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993">
                <text:p>70</text:p>
              </table:table-cell>
              <table:table-cell office:value-type="float" office:value="240.414">
                <text:p>240.4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343">
                <text:p>70</text:p>
              </table:table-cell>
              <table:table-cell office:value-type="float" office:value="240.42">
                <text:p>240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68">
                <text:p>70</text:p>
              </table:table-cell>
              <table:table-cell office:value-type="float" office:value="240.427">
                <text:p>240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025">
                <text:p>70</text:p>
              </table:table-cell>
              <table:table-cell office:value-type="float" office:value="240.436">
                <text:p>240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401">
                <text:p>70</text:p>
              </table:table-cell>
              <table:table-cell office:value-type="float" office:value="240.447">
                <text:p>240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9756">
                <text:p>70</text:p>
              </table:table-cell>
              <table:table-cell office:value-type="float" office:value="240.458">
                <text:p>240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135">
                <text:p>70</text:p>
              </table:table-cell>
              <table:table-cell office:value-type="float" office:value="240.472">
                <text:p>240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468">
                <text:p>70</text:p>
              </table:table-cell>
              <table:table-cell office:value-type="float" office:value="240.485">
                <text:p>240.4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798">
                <text:p>70</text:p>
              </table:table-cell>
              <table:table-cell office:value-type="float" office:value="240.5">
                <text:p>240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18">
                <text:p>70</text:p>
              </table:table-cell>
              <table:table-cell office:value-type="float" office:value="240.518">
                <text:p>240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511">
                <text:p>70</text:p>
              </table:table-cell>
              <table:table-cell office:value-type="float" office:value="240.535">
                <text:p>240.5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891">
                <text:p>70</text:p>
              </table:table-cell>
              <table:table-cell office:value-type="float" office:value="240.556">
                <text:p>240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225">
                <text:p>70</text:p>
              </table:table-cell>
              <table:table-cell office:value-type="float" office:value="240.576">
                <text:p>240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571">
                <text:p>70</text:p>
              </table:table-cell>
              <table:table-cell office:value-type="float" office:value="240.598">
                <text:p>240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91">
                <text:p>70</text:p>
              </table:table-cell>
              <table:table-cell office:value-type="float" office:value="240.621">
                <text:p>240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242">
                <text:p>70</text:p>
              </table:table-cell>
              <table:table-cell office:value-type="float" office:value="240.644">
                <text:p>240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567">
                <text:p>70</text:p>
              </table:table-cell>
              <table:table-cell office:value-type="float" office:value="240.668">
                <text:p>240.6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925">
                <text:p>70</text:p>
              </table:table-cell>
              <table:table-cell office:value-type="float" office:value="240.695">
                <text:p>240.6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258">
                <text:p>70</text:p>
              </table:table-cell>
              <table:table-cell office:value-type="float" office:value="240.722">
                <text:p>240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602">
                <text:p>70</text:p>
              </table:table-cell>
              <table:table-cell office:value-type="float" office:value="240.751">
                <text:p>240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4923">
                <text:p>70</text:p>
              </table:table-cell>
              <table:table-cell office:value-type="float" office:value="240.779">
                <text:p>240.7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24">
                <text:p>70</text:p>
              </table:table-cell>
              <table:table-cell office:value-type="float" office:value="240.808">
                <text:p>240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567">
                <text:p>70</text:p>
              </table:table-cell>
              <table:table-cell office:value-type="float" office:value="240.839">
                <text:p>240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869">
                <text:p>70</text:p>
              </table:table-cell>
              <table:table-cell office:value-type="float" office:value="240.868">
                <text:p>240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071">
                <text:p>70</text:p>
              </table:table-cell>
              <table:table-cell office:value-type="float" office:value="240.888">
                <text:p>240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48">
                <text:p>70</text:p>
              </table:table-cell>
              <table:table-cell office:value-type="float" office:value="240.93">
                <text:p>240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81">
                <text:p>70</text:p>
              </table:table-cell>
              <table:table-cell office:value-type="float" office:value="240.965">
                <text:p>240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119">
                <text:p>70</text:p>
              </table:table-cell>
              <table:table-cell office:value-type="float" office:value="240.999">
                <text:p>240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49">
                <text:p>70</text:p>
              </table:table-cell>
              <table:table-cell office:value-type="float" office:value="241.04">
                <text:p>241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83">
                <text:p>70</text:p>
              </table:table-cell>
              <table:table-cell office:value-type="float" office:value="241.08">
                <text:p>241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166">
                <text:p>70</text:p>
              </table:table-cell>
              <table:table-cell office:value-type="float" office:value="241.119">
                <text:p>241.1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499">
                <text:p>70</text:p>
              </table:table-cell>
              <table:table-cell office:value-type="float" office:value="241.16">
                <text:p>241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831">
                <text:p>70</text:p>
              </table:table-cell>
              <table:table-cell office:value-type="float" office:value="241.202">
                <text:p>241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184">
                <text:p>70</text:p>
              </table:table-cell>
              <table:table-cell office:value-type="float" office:value="241.247">
                <text:p>241.2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51">
                <text:p>70</text:p>
              </table:table-cell>
              <table:table-cell office:value-type="float" office:value="241.289">
                <text:p>241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9865">
                <text:p>70</text:p>
              </table:table-cell>
              <table:table-cell office:value-type="float" office:value="241.337">
                <text:p>241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172">
                <text:p>70</text:p>
              </table:table-cell>
              <table:table-cell office:value-type="float" office:value="241.378">
                <text:p>241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514">
                <text:p>70</text:p>
              </table:table-cell>
              <table:table-cell office:value-type="float" office:value="241.426">
                <text:p>241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829">
                <text:p>70</text:p>
              </table:table-cell>
              <table:table-cell office:value-type="float" office:value="241.471">
                <text:p>241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165">
                <text:p>70</text:p>
              </table:table-cell>
              <table:table-cell office:value-type="float" office:value="241.519">
                <text:p>241.5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486">
                <text:p>70</text:p>
              </table:table-cell>
              <table:table-cell office:value-type="float" office:value="241.566">
                <text:p>241.5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82">
                <text:p>70</text:p>
              </table:table-cell>
              <table:table-cell office:value-type="float" office:value="241.616">
                <text:p>241.6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137">
                <text:p>70</text:p>
              </table:table-cell>
              <table:table-cell office:value-type="float" office:value="241.664">
                <text:p>241.6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519">
                <text:p>70</text:p>
              </table:table-cell>
              <table:table-cell office:value-type="float" office:value="241.724">
                <text:p>241.7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859">
                <text:p>70</text:p>
              </table:table-cell>
              <table:table-cell office:value-type="float" office:value="241.777">
                <text:p>241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203">
                <text:p>70</text:p>
              </table:table-cell>
              <table:table-cell office:value-type="float" office:value="241.833">
                <text:p>241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511">
                <text:p>70</text:p>
              </table:table-cell>
              <table:table-cell office:value-type="float" office:value="241.882">
                <text:p>241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002">
                <text:p>70</text:p>
              </table:table-cell>
              <table:table-cell office:value-type="float" office:value="241.964">
                <text:p>241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311">
                <text:p>70</text:p>
              </table:table-cell>
              <table:table-cell office:value-type="float" office:value="242.016">
                <text:p>242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4663">
                <text:p>70</text:p>
              </table:table-cell>
              <table:table-cell office:value-type="float" office:value="242.076">
                <text:p>242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01">
                <text:p>70</text:p>
              </table:table-cell>
              <table:table-cell office:value-type="float" office:value="242.136">
                <text:p>242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318">
                <text:p>70</text:p>
              </table:table-cell>
              <table:table-cell office:value-type="float" office:value="242.19">
                <text:p>242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656">
                <text:p>70</text:p>
              </table:table-cell>
              <table:table-cell office:value-type="float" office:value="242.25">
                <text:p>242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984">
                <text:p>70</text:p>
              </table:table-cell>
              <table:table-cell office:value-type="float" office:value="242.308">
                <text:p>242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286">
                <text:p>70</text:p>
              </table:table-cell>
              <table:table-cell office:value-type="float" office:value="242.363">
                <text:p>242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637">
                <text:p>70</text:p>
              </table:table-cell>
              <table:table-cell office:value-type="float" office:value="242.427">
                <text:p>242.4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019">
                <text:p>70</text:p>
              </table:table-cell>
              <table:table-cell office:value-type="float" office:value="242.498">
                <text:p>242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387">
                <text:p>70</text:p>
              </table:table-cell>
              <table:table-cell office:value-type="float" office:value="242.567">
                <text:p>242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697">
                <text:p>70</text:p>
              </table:table-cell>
              <table:table-cell office:value-type="float" office:value="242.626">
                <text:p>242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006">
                <text:p>70</text:p>
              </table:table-cell>
              <table:table-cell office:value-type="float" office:value="242.684">
                <text:p>242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361">
                <text:p>70</text:p>
              </table:table-cell>
              <table:table-cell office:value-type="float" office:value="242.753">
                <text:p>242.7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663">
                <text:p>70</text:p>
              </table:table-cell>
              <table:table-cell office:value-type="float" office:value="242.812">
                <text:p>242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997">
                <text:p>70</text:p>
              </table:table-cell>
              <table:table-cell office:value-type="float" office:value="242.878">
                <text:p>242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318">
                <text:p>70</text:p>
              </table:table-cell>
              <table:table-cell office:value-type="float" office:value="242.941">
                <text:p>242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634">
                <text:p>70</text:p>
              </table:table-cell>
              <table:table-cell office:value-type="float" office:value="243.004">
                <text:p>243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9981">
                <text:p>70</text:p>
              </table:table-cell>
              <table:table-cell office:value-type="float" office:value="243.074">
                <text:p>243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295">
                <text:p>70</text:p>
              </table:table-cell>
              <table:table-cell office:value-type="float" office:value="243.138">
                <text:p>243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628">
                <text:p>70</text:p>
              </table:table-cell>
              <table:table-cell office:value-type="float" office:value="243.206">
                <text:p>243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952">
                <text:p>70</text:p>
              </table:table-cell>
              <table:table-cell office:value-type="float" office:value="243.273">
                <text:p>243.2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285">
                <text:p>70</text:p>
              </table:table-cell>
              <table:table-cell office:value-type="float" office:value="243.342">
                <text:p>243.3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609">
                <text:p>70</text:p>
              </table:table-cell>
              <table:table-cell office:value-type="float" office:value="243.41">
                <text:p>243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925">
                <text:p>70</text:p>
              </table:table-cell>
              <table:table-cell office:value-type="float" office:value="243.477">
                <text:p>243.4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296">
                <text:p>70</text:p>
              </table:table-cell>
              <table:table-cell office:value-type="float" office:value="243.555">
                <text:p>243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611">
                <text:p>70</text:p>
              </table:table-cell>
              <table:table-cell office:value-type="float" office:value="243.623">
                <text:p>243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971">
                <text:p>70</text:p>
              </table:table-cell>
              <table:table-cell office:value-type="float" office:value="243.7">
                <text:p>243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288">
                <text:p>70</text:p>
              </table:table-cell>
              <table:table-cell office:value-type="float" office:value="243.769">
                <text:p>243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626">
                <text:p>70</text:p>
              </table:table-cell>
              <table:table-cell office:value-type="float" office:value="243.842">
                <text:p>243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941">
                <text:p>70</text:p>
              </table:table-cell>
              <table:table-cell office:value-type="float" office:value="243.911">
                <text:p>243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259">
                <text:p>70</text:p>
              </table:table-cell>
              <table:table-cell office:value-type="float" office:value="243.981">
                <text:p>243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627">
                <text:p>70</text:p>
              </table:table-cell>
              <table:table-cell office:value-type="float" office:value="244.062">
                <text:p>244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985">
                <text:p>70</text:p>
              </table:table-cell>
              <table:table-cell office:value-type="float" office:value="244.141">
                <text:p>244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32">
                <text:p>70</text:p>
              </table:table-cell>
              <table:table-cell office:value-type="float" office:value="244.216">
                <text:p>244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664">
                <text:p>70</text:p>
              </table:table-cell>
              <table:table-cell office:value-type="float" office:value="244.293">
                <text:p>244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987">
                <text:p>70</text:p>
              </table:table-cell>
              <table:table-cell office:value-type="float" office:value="244.365">
                <text:p>244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319">
                <text:p>70</text:p>
              </table:table-cell>
              <table:table-cell office:value-type="float" office:value="244.439">
                <text:p>244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628">
                <text:p>70</text:p>
              </table:table-cell>
              <table:table-cell office:value-type="float" office:value="244.508">
                <text:p>244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834">
                <text:p>70</text:p>
              </table:table-cell>
              <table:table-cell office:value-type="float" office:value="244.555">
                <text:p>244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144">
                <text:p>70</text:p>
              </table:table-cell>
              <table:table-cell office:value-type="float" office:value="244.624">
                <text:p>244.6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468">
                <text:p>70</text:p>
              </table:table-cell>
              <table:table-cell office:value-type="float" office:value="244.697">
                <text:p>244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826">
                <text:p>70</text:p>
              </table:table-cell>
              <table:table-cell office:value-type="float" office:value="244.777">
                <text:p>244.7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154">
                <text:p>70</text:p>
              </table:table-cell>
              <table:table-cell office:value-type="float" office:value="244.85">
                <text:p>244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492">
                <text:p>70</text:p>
              </table:table-cell>
              <table:table-cell office:value-type="float" office:value="244.926">
                <text:p>244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8847">
                <text:p>70</text:p>
              </table:table-cell>
              <table:table-cell office:value-type="float" office:value="245.004">
                <text:p>245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19">
                <text:p>70</text:p>
              </table:table-cell>
              <table:table-cell office:value-type="float" office:value="245.08">
                <text:p>245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533">
                <text:p>70</text:p>
              </table:table-cell>
              <table:table-cell office:value-type="float" office:value="245.156">
                <text:p>245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741">
                <text:p>70</text:p>
              </table:table-cell>
              <table:table-cell office:value-type="float" office:value="245.201">
                <text:p>245.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121">
                <text:p>70</text:p>
              </table:table-cell>
              <table:table-cell office:value-type="float" office:value="245.284">
                <text:p>245.2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454">
                <text:p>70</text:p>
              </table:table-cell>
              <table:table-cell office:value-type="float" office:value="245.356">
                <text:p>245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784">
                <text:p>70</text:p>
              </table:table-cell>
              <table:table-cell office:value-type="float" office:value="245.426">
                <text:p>245.4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145">
                <text:p>70</text:p>
              </table:table-cell>
              <table:table-cell office:value-type="float" office:value="245.502">
                <text:p>245.5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491">
                <text:p>70</text:p>
              </table:table-cell>
              <table:table-cell office:value-type="float" office:value="245.574">
                <text:p>245.5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849">
                <text:p>70</text:p>
              </table:table-cell>
              <table:table-cell office:value-type="float" office:value="245.648">
                <text:p>245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187">
                <text:p>70</text:p>
              </table:table-cell>
              <table:table-cell office:value-type="float" office:value="245.717">
                <text:p>245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56">
                <text:p>70</text:p>
              </table:table-cell>
              <table:table-cell office:value-type="float" office:value="245.791">
                <text:p>245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892">
                <text:p>70</text:p>
              </table:table-cell>
              <table:table-cell office:value-type="float" office:value="245.857">
                <text:p>245.8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272">
                <text:p>70</text:p>
              </table:table-cell>
              <table:table-cell office:value-type="float" office:value="245.931">
                <text:p>245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598">
                <text:p>70</text:p>
              </table:table-cell>
              <table:table-cell office:value-type="float" office:value="245.992">
                <text:p>245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933">
                <text:p>70</text:p>
              </table:table-cell>
              <table:table-cell office:value-type="float" office:value="246.055">
                <text:p>246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27">
                <text:p>70</text:p>
              </table:table-cell>
              <table:table-cell office:value-type="float" office:value="246.117">
                <text:p>246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579">
                <text:p>70</text:p>
              </table:table-cell>
              <table:table-cell office:value-type="float" office:value="246.172">
                <text:p>246.1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948">
                <text:p>70</text:p>
              </table:table-cell>
              <table:table-cell office:value-type="float" office:value="246.237">
                <text:p>246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263">
                <text:p>70</text:p>
              </table:table-cell>
              <table:table-cell office:value-type="float" office:value="246.291">
                <text:p>246.2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634">
                <text:p>70</text:p>
              </table:table-cell>
              <table:table-cell office:value-type="float" office:value="246.353">
                <text:p>246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949">
                <text:p>70</text:p>
              </table:table-cell>
              <table:table-cell office:value-type="float" office:value="246.404">
                <text:p>246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272">
                <text:p>70</text:p>
              </table:table-cell>
              <table:table-cell office:value-type="float" office:value="246.456">
                <text:p>246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614">
                <text:p>70</text:p>
              </table:table-cell>
              <table:table-cell office:value-type="float" office:value="246.508">
                <text:p>246.5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6935">
                <text:p>70</text:p>
              </table:table-cell>
              <table:table-cell office:value-type="float" office:value="246.557">
                <text:p>246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165">
                <text:p>70</text:p>
              </table:table-cell>
              <table:table-cell office:value-type="float" office:value="246.591">
                <text:p>246.5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514">
                <text:p>70</text:p>
              </table:table-cell>
              <table:table-cell office:value-type="float" office:value="246.64">
                <text:p>246.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818">
                <text:p>70</text:p>
              </table:table-cell>
              <table:table-cell office:value-type="float" office:value="246.682">
                <text:p>246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165">
                <text:p>70</text:p>
              </table:table-cell>
              <table:table-cell office:value-type="float" office:value="246.729">
                <text:p>246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476">
                <text:p>70</text:p>
              </table:table-cell>
              <table:table-cell office:value-type="float" office:value="246.769">
                <text:p>246.7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795">
                <text:p>70</text:p>
              </table:table-cell>
              <table:table-cell office:value-type="float" office:value="246.809">
                <text:p>246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996">
                <text:p>70</text:p>
              </table:table-cell>
              <table:table-cell office:value-type="float" office:value="246.833">
                <text:p>246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362">
                <text:p>70</text:p>
              </table:table-cell>
              <table:table-cell office:value-type="float" office:value="246.876">
                <text:p>246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712">
                <text:p>70</text:p>
              </table:table-cell>
              <table:table-cell office:value-type="float" office:value="246.915">
                <text:p>246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045">
                <text:p>70</text:p>
              </table:table-cell>
              <table:table-cell office:value-type="float" office:value="246.951">
                <text:p>246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36">
                <text:p>70</text:p>
              </table:table-cell>
              <table:table-cell office:value-type="float" office:value="246.983">
                <text:p>246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583">
                <text:p>70</text:p>
              </table:table-cell>
              <table:table-cell office:value-type="float" office:value="247.005">
                <text:p>247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0928">
                <text:p>70</text:p>
              </table:table-cell>
              <table:table-cell office:value-type="float" office:value="247.037">
                <text:p>247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297">
                <text:p>70</text:p>
              </table:table-cell>
              <table:table-cell office:value-type="float" office:value="247.07">
                <text:p>247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618">
                <text:p>70</text:p>
              </table:table-cell>
              <table:table-cell office:value-type="float" office:value="247.098">
                <text:p>247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997">
                <text:p>70</text:p>
              </table:table-cell>
              <table:table-cell office:value-type="float" office:value="247.127">
                <text:p>247.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345">
                <text:p>70</text:p>
              </table:table-cell>
              <table:table-cell office:value-type="float" office:value="247.153">
                <text:p>247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669">
                <text:p>70</text:p>
              </table:table-cell>
              <table:table-cell office:value-type="float" office:value="247.176">
                <text:p>247.1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879">
                <text:p>70</text:p>
              </table:table-cell>
              <table:table-cell office:value-type="float" office:value="247.19">
                <text:p>247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206">
                <text:p>70</text:p>
              </table:table-cell>
              <table:table-cell office:value-type="float" office:value="247.21">
                <text:p>247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509">
                <text:p>70</text:p>
              </table:table-cell>
              <table:table-cell office:value-type="float" office:value="247.227">
                <text:p>247.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869">
                <text:p>70</text:p>
              </table:table-cell>
              <table:table-cell office:value-type="float" office:value="247.246">
                <text:p>247.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204">
                <text:p>70</text:p>
              </table:table-cell>
              <table:table-cell office:value-type="float" office:value="247.262">
                <text:p>247.2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562">
                <text:p>70</text:p>
              </table:table-cell>
              <table:table-cell office:value-type="float" office:value="247.278">
                <text:p>247.2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881">
                <text:p>70</text:p>
              </table:table-cell>
              <table:table-cell office:value-type="float" office:value="247.29">
                <text:p>247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24">
                <text:p>70</text:p>
              </table:table-cell>
              <table:table-cell office:value-type="float" office:value="247.302">
                <text:p>247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581">
                <text:p>70</text:p>
              </table:table-cell>
              <table:table-cell office:value-type="float" office:value="247.312">
                <text:p>247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5937">
                <text:p>70</text:p>
              </table:table-cell>
              <table:table-cell office:value-type="float" office:value="247.321">
                <text:p>247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283">
                <text:p>70</text:p>
              </table:table-cell>
              <table:table-cell office:value-type="float" office:value="247.328">
                <text:p>247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611">
                <text:p>70</text:p>
              </table:table-cell>
              <table:table-cell office:value-type="float" office:value="247.333">
                <text:p>247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975">
                <text:p>70</text:p>
              </table:table-cell>
              <table:table-cell office:value-type="float" office:value="247.337">
                <text:p>247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298">
                <text:p>70</text:p>
              </table:table-cell>
              <table:table-cell office:value-type="float" office:value="247.34">
                <text:p>247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666">
                <text:p>70</text:p>
              </table:table-cell>
              <table:table-cell office:value-type="float" office:value="247.341">
                <text:p>247.3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992">
                <text:p>70</text:p>
              </table:table-cell>
              <table:table-cell office:value-type="float" office:value="247.34">
                <text:p>247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346">
                <text:p>70</text:p>
              </table:table-cell>
              <table:table-cell office:value-type="float" office:value="247.338">
                <text:p>247.3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673">
                <text:p>70</text:p>
              </table:table-cell>
              <table:table-cell office:value-type="float" office:value="247.335">
                <text:p>247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896">
                <text:p>70</text:p>
              </table:table-cell>
              <table:table-cell office:value-type="float" office:value="247.332">
                <text:p>247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251">
                <text:p>70</text:p>
              </table:table-cell>
              <table:table-cell office:value-type="float" office:value="247.326">
                <text:p>247.3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564">
                <text:p>70</text:p>
              </table:table-cell>
              <table:table-cell office:value-type="float" office:value="247.32">
                <text:p>247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9">
                <text:p>70</text:p>
              </table:table-cell>
              <table:table-cell office:value-type="float" office:value="247.312">
                <text:p>247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255">
                <text:p>80</text:p>
              </table:table-cell>
              <table:table-cell office:value-type="float" office:value="247.302">
                <text:p>247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568">
                <text:p>80</text:p>
              </table:table-cell>
              <table:table-cell office:value-type="float" office:value="247.292">
                <text:p>247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946">
                <text:p>80</text:p>
              </table:table-cell>
              <table:table-cell office:value-type="float" office:value="247.279">
                <text:p>247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303">
                <text:p>80</text:p>
              </table:table-cell>
              <table:table-cell office:value-type="float" office:value="247.265">
                <text:p>247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661">
                <text:p>80</text:p>
              </table:table-cell>
              <table:table-cell office:value-type="float" office:value="247.25">
                <text:p>247.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1967">
                <text:p>80</text:p>
              </table:table-cell>
              <table:table-cell office:value-type="float" office:value="247.236">
                <text:p>247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312">
                <text:p>80</text:p>
              </table:table-cell>
              <table:table-cell office:value-type="float" office:value="247.219">
                <text:p>247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633">
                <text:p>80</text:p>
              </table:table-cell>
              <table:table-cell office:value-type="float" office:value="247.202">
                <text:p>247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952">
                <text:p>80</text:p>
              </table:table-cell>
              <table:table-cell office:value-type="float" office:value="247.184">
                <text:p>247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285">
                <text:p>80</text:p>
              </table:table-cell>
              <table:table-cell office:value-type="float" office:value="247.164">
                <text:p>247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617">
                <text:p>80</text:p>
              </table:table-cell>
              <table:table-cell office:value-type="float" office:value="247.144">
                <text:p>247.1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925">
                <text:p>80</text:p>
              </table:table-cell>
              <table:table-cell office:value-type="float" office:value="247.124">
                <text:p>247.1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135">
                <text:p>80</text:p>
              </table:table-cell>
              <table:table-cell office:value-type="float" office:value="247.11">
                <text:p>247.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471">
                <text:p>80</text:p>
              </table:table-cell>
              <table:table-cell office:value-type="float" office:value="247.087">
                <text:p>247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826">
                <text:p>80</text:p>
              </table:table-cell>
              <table:table-cell office:value-type="float" office:value="247.061">
                <text:p>247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147">
                <text:p>80</text:p>
              </table:table-cell>
              <table:table-cell office:value-type="float" office:value="247.037">
                <text:p>247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498">
                <text:p>80</text:p>
              </table:table-cell>
              <table:table-cell office:value-type="float" office:value="247.01">
                <text:p>247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891">
                <text:p>80</text:p>
              </table:table-cell>
              <table:table-cell office:value-type="float" office:value="246.978">
                <text:p>246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225">
                <text:p>80</text:p>
              </table:table-cell>
              <table:table-cell office:value-type="float" office:value="246.95">
                <text:p>246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552">
                <text:p>80</text:p>
              </table:table-cell>
              <table:table-cell office:value-type="float" office:value="246.922">
                <text:p>246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866">
                <text:p>80</text:p>
              </table:table-cell>
              <table:table-cell office:value-type="float" office:value="246.895">
                <text:p>246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219">
                <text:p>80</text:p>
              </table:table-cell>
              <table:table-cell office:value-type="float" office:value="246.862">
                <text:p>246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426">
                <text:p>80</text:p>
              </table:table-cell>
              <table:table-cell office:value-type="float" office:value="246.843">
                <text:p>246.8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796">
                <text:p>80</text:p>
              </table:table-cell>
              <table:table-cell office:value-type="float" office:value="246.808">
                <text:p>246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105">
                <text:p>80</text:p>
              </table:table-cell>
              <table:table-cell office:value-type="float" office:value="246.778">
                <text:p>246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443">
                <text:p>80</text:p>
              </table:table-cell>
              <table:table-cell office:value-type="float" office:value="246.745">
                <text:p>246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783">
                <text:p>80</text:p>
              </table:table-cell>
              <table:table-cell office:value-type="float" office:value="246.71">
                <text:p>246.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112">
                <text:p>80</text:p>
              </table:table-cell>
              <table:table-cell office:value-type="float" office:value="246.676">
                <text:p>246.6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482">
                <text:p>80</text:p>
              </table:table-cell>
              <table:table-cell office:value-type="float" office:value="246.637">
                <text:p>246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805">
                <text:p>80</text:p>
              </table:table-cell>
              <table:table-cell office:value-type="float" office:value="246.603">
                <text:p>246.6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0117">
                <text:p>80</text:p>
              </table:table-cell>
              <table:table-cell office:value-type="float" office:value="246.569">
                <text:p>246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0443">
                <text:p>80</text:p>
              </table:table-cell>
              <table:table-cell office:value-type="float" office:value="246.532">
                <text:p>246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0774">
                <text:p>80</text:p>
              </table:table-cell>
              <table:table-cell office:value-type="float" office:value="246.495">
                <text:p>246.4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102">
                <text:p>80</text:p>
              </table:table-cell>
              <table:table-cell office:value-type="float" office:value="246.458">
                <text:p>246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418">
                <text:p>80</text:p>
              </table:table-cell>
              <table:table-cell office:value-type="float" office:value="246.421">
                <text:p>246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748">
                <text:p>80</text:p>
              </table:table-cell>
              <table:table-cell office:value-type="float" office:value="246.382">
                <text:p>246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063">
                <text:p>80</text:p>
              </table:table-cell>
              <table:table-cell office:value-type="float" office:value="246.344">
                <text:p>246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386">
                <text:p>80</text:p>
              </table:table-cell>
              <table:table-cell office:value-type="float" office:value="246.306">
                <text:p>246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73">
                <text:p>80</text:p>
              </table:table-cell>
              <table:table-cell office:value-type="float" office:value="246.263">
                <text:p>246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967">
                <text:p>80</text:p>
              </table:table-cell>
              <table:table-cell office:value-type="float" office:value="246.234">
                <text:p>246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283">
                <text:p>80</text:p>
              </table:table-cell>
              <table:table-cell office:value-type="float" office:value="246.195">
                <text:p>246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604">
                <text:p>80</text:p>
              </table:table-cell>
              <table:table-cell office:value-type="float" office:value="246.154">
                <text:p>246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3929">
                <text:p>80</text:p>
              </table:table-cell>
              <table:table-cell office:value-type="float" office:value="246.113">
                <text:p>246.1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268">
                <text:p>80</text:p>
              </table:table-cell>
              <table:table-cell office:value-type="float" office:value="246.069">
                <text:p>246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613">
                <text:p>80</text:p>
              </table:table-cell>
              <table:table-cell office:value-type="float" office:value="246.024">
                <text:p>246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946">
                <text:p>80</text:p>
              </table:table-cell>
              <table:table-cell office:value-type="float" office:value="245.98">
                <text:p>245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306">
                <text:p>80</text:p>
              </table:table-cell>
              <table:table-cell office:value-type="float" office:value="245.932">
                <text:p>245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508">
                <text:p>80</text:p>
              </table:table-cell>
              <table:table-cell office:value-type="float" office:value="245.905">
                <text:p>245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847">
                <text:p>80</text:p>
              </table:table-cell>
              <table:table-cell office:value-type="float" office:value="245.86">
                <text:p>245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183">
                <text:p>80</text:p>
              </table:table-cell>
              <table:table-cell office:value-type="float" office:value="245.814">
                <text:p>245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523">
                <text:p>80</text:p>
              </table:table-cell>
              <table:table-cell office:value-type="float" office:value="245.768">
                <text:p>245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864">
                <text:p>80</text:p>
              </table:table-cell>
              <table:table-cell office:value-type="float" office:value="245.72">
                <text:p>245.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188">
                <text:p>80</text:p>
              </table:table-cell>
              <table:table-cell office:value-type="float" office:value="245.675">
                <text:p>245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538">
                <text:p>80</text:p>
              </table:table-cell>
              <table:table-cell office:value-type="float" office:value="245.626">
                <text:p>245.6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882">
                <text:p>80</text:p>
              </table:table-cell>
              <table:table-cell office:value-type="float" office:value="245.578">
                <text:p>245.5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228">
                <text:p>80</text:p>
              </table:table-cell>
              <table:table-cell office:value-type="float" office:value="245.529">
                <text:p>245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541">
                <text:p>80</text:p>
              </table:table-cell>
              <table:table-cell office:value-type="float" office:value="245.484">
                <text:p>245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745">
                <text:p>80</text:p>
              </table:table-cell>
              <table:table-cell office:value-type="float" office:value="245.455">
                <text:p>245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098">
                <text:p>80</text:p>
              </table:table-cell>
              <table:table-cell office:value-type="float" office:value="245.404">
                <text:p>245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468">
                <text:p>80</text:p>
              </table:table-cell>
              <table:table-cell office:value-type="float" office:value="245.35">
                <text:p>245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9779">
                <text:p>80</text:p>
              </table:table-cell>
              <table:table-cell office:value-type="float" office:value="245.305">
                <text:p>245.3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149">
                <text:p>80</text:p>
              </table:table-cell>
              <table:table-cell office:value-type="float" office:value="245.251">
                <text:p>245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476">
                <text:p>80</text:p>
              </table:table-cell>
              <table:table-cell office:value-type="float" office:value="245.203">
                <text:p>245.2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83">
                <text:p>80</text:p>
              </table:table-cell>
              <table:table-cell office:value-type="float" office:value="245.15">
                <text:p>245.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151">
                <text:p>80</text:p>
              </table:table-cell>
              <table:table-cell office:value-type="float" office:value="245.103">
                <text:p>245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461">
                <text:p>80</text:p>
              </table:table-cell>
              <table:table-cell office:value-type="float" office:value="245.056">
                <text:p>245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784">
                <text:p>80</text:p>
              </table:table-cell>
              <table:table-cell office:value-type="float" office:value="245.008">
                <text:p>245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099">
                <text:p>80</text:p>
              </table:table-cell>
              <table:table-cell office:value-type="float" office:value="244.961">
                <text:p>244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427">
                <text:p>80</text:p>
              </table:table-cell>
              <table:table-cell office:value-type="float" office:value="244.911">
                <text:p>244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795">
                <text:p>80</text:p>
              </table:table-cell>
              <table:table-cell office:value-type="float" office:value="244.856">
                <text:p>244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174">
                <text:p>80</text:p>
              </table:table-cell>
              <table:table-cell office:value-type="float" office:value="244.798">
                <text:p>244.7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556">
                <text:p>80</text:p>
              </table:table-cell>
              <table:table-cell office:value-type="float" office:value="244.74">
                <text:p>244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923">
                <text:p>80</text:p>
              </table:table-cell>
              <table:table-cell office:value-type="float" office:value="244.684">
                <text:p>244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286">
                <text:p>80</text:p>
              </table:table-cell>
              <table:table-cell office:value-type="float" office:value="244.628">
                <text:p>244.6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644">
                <text:p>80</text:p>
              </table:table-cell>
              <table:table-cell office:value-type="float" office:value="244.573">
                <text:p>244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973">
                <text:p>80</text:p>
              </table:table-cell>
              <table:table-cell office:value-type="float" office:value="244.522">
                <text:p>244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295">
                <text:p>80</text:p>
              </table:table-cell>
              <table:table-cell office:value-type="float" office:value="244.472">
                <text:p>244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653">
                <text:p>80</text:p>
              </table:table-cell>
              <table:table-cell office:value-type="float" office:value="244.417">
                <text:p>244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994">
                <text:p>80</text:p>
              </table:table-cell>
              <table:table-cell office:value-type="float" office:value="244.364">
                <text:p>244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357">
                <text:p>80</text:p>
              </table:table-cell>
              <table:table-cell office:value-type="float" office:value="244.307">
                <text:p>244.3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706">
                <text:p>80</text:p>
              </table:table-cell>
              <table:table-cell office:value-type="float" office:value="244.253">
                <text:p>244.2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066">
                <text:p>80</text:p>
              </table:table-cell>
              <table:table-cell office:value-type="float" office:value="244.197">
                <text:p>244.1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423">
                <text:p>80</text:p>
              </table:table-cell>
              <table:table-cell office:value-type="float" office:value="244.141">
                <text:p>244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664">
                <text:p>80</text:p>
              </table:table-cell>
              <table:table-cell office:value-type="float" office:value="244.103">
                <text:p>244.1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">
                <text:p>80</text:p>
              </table:table-cell>
              <table:table-cell office:value-type="float" office:value="244.05">
                <text:p>244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348">
                <text:p>80</text:p>
              </table:table-cell>
              <table:table-cell office:value-type="float" office:value="243.996">
                <text:p>243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661">
                <text:p>80</text:p>
              </table:table-cell>
              <table:table-cell office:value-type="float" office:value="243.946">
                <text:p>243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993">
                <text:p>80</text:p>
              </table:table-cell>
              <table:table-cell office:value-type="float" office:value="243.894">
                <text:p>243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2">
                <text:p>80</text:p>
              </table:table-cell>
              <table:table-cell office:value-type="float" office:value="243.862">
                <text:p>243.8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543">
                <text:p>80</text:p>
              </table:table-cell>
              <table:table-cell office:value-type="float" office:value="243.808">
                <text:p>243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9864">
                <text:p>80</text:p>
              </table:table-cell>
              <table:table-cell office:value-type="float" office:value="243.757">
                <text:p>243.7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0196">
                <text:p>80</text:p>
              </table:table-cell>
              <table:table-cell office:value-type="float" office:value="243.705">
                <text:p>243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0508">
                <text:p>80</text:p>
              </table:table-cell>
              <table:table-cell office:value-type="float" office:value="243.656">
                <text:p>243.6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0823">
                <text:p>80</text:p>
              </table:table-cell>
              <table:table-cell office:value-type="float" office:value="243.606">
                <text:p>243.6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185">
                <text:p>80</text:p>
              </table:table-cell>
              <table:table-cell office:value-type="float" office:value="243.549">
                <text:p>243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513">
                <text:p>80</text:p>
              </table:table-cell>
              <table:table-cell office:value-type="float" office:value="243.497">
                <text:p>243.4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844">
                <text:p>80</text:p>
              </table:table-cell>
              <table:table-cell office:value-type="float" office:value="243.445">
                <text:p>243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058">
                <text:p>80</text:p>
              </table:table-cell>
              <table:table-cell office:value-type="float" office:value="243.411">
                <text:p>243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411">
                <text:p>80</text:p>
              </table:table-cell>
              <table:table-cell office:value-type="float" office:value="243.355">
                <text:p>243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76">
                <text:p>80</text:p>
              </table:table-cell>
              <table:table-cell office:value-type="float" office:value="243.3">
                <text:p>243.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124">
                <text:p>80</text:p>
              </table:table-cell>
              <table:table-cell office:value-type="float" office:value="243.243">
                <text:p>243.2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479">
                <text:p>80</text:p>
              </table:table-cell>
              <table:table-cell office:value-type="float" office:value="243.187">
                <text:p>243.1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885">
                <text:p>80</text:p>
              </table:table-cell>
              <table:table-cell office:value-type="float" office:value="243.123">
                <text:p>243.1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225">
                <text:p>80</text:p>
              </table:table-cell>
              <table:table-cell office:value-type="float" office:value="243.069">
                <text:p>243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568">
                <text:p>80</text:p>
              </table:table-cell>
              <table:table-cell office:value-type="float" office:value="243.015">
                <text:p>243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934">
                <text:p>80</text:p>
              </table:table-cell>
              <table:table-cell office:value-type="float" office:value="242.958">
                <text:p>242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285">
                <text:p>80</text:p>
              </table:table-cell>
              <table:table-cell office:value-type="float" office:value="242.903">
                <text:p>242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603">
                <text:p>80</text:p>
              </table:table-cell>
              <table:table-cell office:value-type="float" office:value="242.853">
                <text:p>242.8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5973">
                <text:p>80</text:p>
              </table:table-cell>
              <table:table-cell office:value-type="float" office:value="242.796">
                <text:p>242.7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307">
                <text:p>80</text:p>
              </table:table-cell>
              <table:table-cell office:value-type="float" office:value="242.744">
                <text:p>242.7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697">
                <text:p>80</text:p>
              </table:table-cell>
              <table:table-cell office:value-type="float" office:value="242.684">
                <text:p>242.6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045">
                <text:p>80</text:p>
              </table:table-cell>
              <table:table-cell office:value-type="float" office:value="242.63">
                <text:p>242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391">
                <text:p>80</text:p>
              </table:table-cell>
              <table:table-cell office:value-type="float" office:value="242.577">
                <text:p>242.5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596">
                <text:p>80</text:p>
              </table:table-cell>
              <table:table-cell office:value-type="float" office:value="242.545">
                <text:p>242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952">
                <text:p>80</text:p>
              </table:table-cell>
              <table:table-cell office:value-type="float" office:value="242.491">
                <text:p>242.4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283">
                <text:p>80</text:p>
              </table:table-cell>
              <table:table-cell office:value-type="float" office:value="242.441">
                <text:p>242.4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499">
                <text:p>80</text:p>
              </table:table-cell>
              <table:table-cell office:value-type="float" office:value="242.408">
                <text:p>242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896">
                <text:p>80</text:p>
              </table:table-cell>
              <table:table-cell office:value-type="float" office:value="242.348">
                <text:p>242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287">
                <text:p>80</text:p>
              </table:table-cell>
              <table:table-cell office:value-type="float" office:value="242.29">
                <text:p>242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633">
                <text:p>80</text:p>
              </table:table-cell>
              <table:table-cell office:value-type="float" office:value="242.238">
                <text:p>242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964">
                <text:p>80</text:p>
              </table:table-cell>
              <table:table-cell office:value-type="float" office:value="242.19">
                <text:p>242.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0334">
                <text:p>80</text:p>
              </table:table-cell>
              <table:table-cell office:value-type="float" office:value="242.135">
                <text:p>242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0673">
                <text:p>80</text:p>
              </table:table-cell>
              <table:table-cell office:value-type="float" office:value="242.086">
                <text:p>242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033">
                <text:p>80</text:p>
              </table:table-cell>
              <table:table-cell office:value-type="float" office:value="242.034">
                <text:p>242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352">
                <text:p>80</text:p>
              </table:table-cell>
              <table:table-cell office:value-type="float" office:value="241.989">
                <text:p>241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709">
                <text:p>80</text:p>
              </table:table-cell>
              <table:table-cell office:value-type="float" office:value="241.938">
                <text:p>241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032">
                <text:p>80</text:p>
              </table:table-cell>
              <table:table-cell office:value-type="float" office:value="241.892">
                <text:p>241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408">
                <text:p>80</text:p>
              </table:table-cell>
              <table:table-cell office:value-type="float" office:value="241.84">
                <text:p>241.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753">
                <text:p>80</text:p>
              </table:table-cell>
              <table:table-cell office:value-type="float" office:value="241.792">
                <text:p>241.7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099">
                <text:p>80</text:p>
              </table:table-cell>
              <table:table-cell office:value-type="float" office:value="241.745">
                <text:p>241.7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456">
                <text:p>80</text:p>
              </table:table-cell>
              <table:table-cell office:value-type="float" office:value="241.697">
                <text:p>241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776">
                <text:p>80</text:p>
              </table:table-cell>
              <table:table-cell office:value-type="float" office:value="241.654">
                <text:p>241.6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129">
                <text:p>80</text:p>
              </table:table-cell>
              <table:table-cell office:value-type="float" office:value="241.607">
                <text:p>241.6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462">
                <text:p>80</text:p>
              </table:table-cell>
              <table:table-cell office:value-type="float" office:value="241.564">
                <text:p>241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871">
                <text:p>80</text:p>
              </table:table-cell>
              <table:table-cell office:value-type="float" office:value="241.511">
                <text:p>241.5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208">
                <text:p>80</text:p>
              </table:table-cell>
              <table:table-cell office:value-type="float" office:value="241.468">
                <text:p>241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554">
                <text:p>80</text:p>
              </table:table-cell>
              <table:table-cell office:value-type="float" office:value="241.425">
                <text:p>241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5757">
                <text:p>80</text:p>
              </table:table-cell>
              <table:table-cell office:value-type="float" office:value="241.4">
                <text:p>241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092">
                <text:p>80</text:p>
              </table:table-cell>
              <table:table-cell office:value-type="float" office:value="241.359">
                <text:p>241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414">
                <text:p>80</text:p>
              </table:table-cell>
              <table:table-cell office:value-type="float" office:value="241.32">
                <text:p>241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801">
                <text:p>80</text:p>
              </table:table-cell>
              <table:table-cell office:value-type="float" office:value="241.274">
                <text:p>241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137">
                <text:p>80</text:p>
              </table:table-cell>
              <table:table-cell office:value-type="float" office:value="241.234">
                <text:p>241.2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48">
                <text:p>80</text:p>
              </table:table-cell>
              <table:table-cell office:value-type="float" office:value="241.195">
                <text:p>241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876">
                <text:p>80</text:p>
              </table:table-cell>
              <table:table-cell office:value-type="float" office:value="241.15">
                <text:p>241.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26">
                <text:p>80</text:p>
              </table:table-cell>
              <table:table-cell office:value-type="float" office:value="241.108">
                <text:p>241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597">
                <text:p>80</text:p>
              </table:table-cell>
              <table:table-cell office:value-type="float" office:value="241.072">
                <text:p>241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919">
                <text:p>80</text:p>
              </table:table-cell>
              <table:table-cell office:value-type="float" office:value="241.037">
                <text:p>241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135">
                <text:p>80</text:p>
              </table:table-cell>
              <table:table-cell office:value-type="float" office:value="241.015">
                <text:p>241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466">
                <text:p>80</text:p>
              </table:table-cell>
              <table:table-cell office:value-type="float" office:value="240.981">
                <text:p>240.9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828">
                <text:p>80</text:p>
              </table:table-cell>
              <table:table-cell office:value-type="float" office:value="240.945">
                <text:p>240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028">
                <text:p>80</text:p>
              </table:table-cell>
              <table:table-cell office:value-type="float" office:value="240.925">
                <text:p>240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238">
                <text:p>80</text:p>
              </table:table-cell>
              <table:table-cell office:value-type="float" office:value="240.905">
                <text:p>240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604">
                <text:p>80</text:p>
              </table:table-cell>
              <table:table-cell office:value-type="float" office:value="240.87">
                <text:p>240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0821">
                <text:p>80</text:p>
              </table:table-cell>
              <table:table-cell office:value-type="float" office:value="240.85">
                <text:p>240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203">
                <text:p>80</text:p>
              </table:table-cell>
              <table:table-cell office:value-type="float" office:value="240.815">
                <text:p>240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588">
                <text:p>80</text:p>
              </table:table-cell>
              <table:table-cell office:value-type="float" office:value="240.782">
                <text:p>240.7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933">
                <text:p>80</text:p>
              </table:table-cell>
              <table:table-cell office:value-type="float" office:value="240.752">
                <text:p>240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299">
                <text:p>80</text:p>
              </table:table-cell>
              <table:table-cell office:value-type="float" office:value="240.722">
                <text:p>240.7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621">
                <text:p>80</text:p>
              </table:table-cell>
              <table:table-cell office:value-type="float" office:value="240.697">
                <text:p>240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989">
                <text:p>80</text:p>
              </table:table-cell>
              <table:table-cell office:value-type="float" office:value="240.669">
                <text:p>240.6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324">
                <text:p>80</text:p>
              </table:table-cell>
              <table:table-cell office:value-type="float" office:value="240.644">
                <text:p>240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675">
                <text:p>80</text:p>
              </table:table-cell>
              <table:table-cell office:value-type="float" office:value="240.619">
                <text:p>240.6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051">
                <text:p>80</text:p>
              </table:table-cell>
              <table:table-cell office:value-type="float" office:value="240.594">
                <text:p>240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375">
                <text:p>80</text:p>
              </table:table-cell>
              <table:table-cell office:value-type="float" office:value="240.573">
                <text:p>240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759">
                <text:p>80</text:p>
              </table:table-cell>
              <table:table-cell office:value-type="float" office:value="240.549">
                <text:p>240.5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104">
                <text:p>80</text:p>
              </table:table-cell>
              <table:table-cell office:value-type="float" office:value="240.529">
                <text:p>240.5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437">
                <text:p>80</text:p>
              </table:table-cell>
              <table:table-cell office:value-type="float" office:value="240.51">
                <text:p>240.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789">
                <text:p>80</text:p>
              </table:table-cell>
              <table:table-cell office:value-type="float" office:value="240.492">
                <text:p>240.4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12">
                <text:p>80</text:p>
              </table:table-cell>
              <table:table-cell office:value-type="float" office:value="240.476">
                <text:p>240.4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464">
                <text:p>80</text:p>
              </table:table-cell>
              <table:table-cell office:value-type="float" office:value="240.46">
                <text:p>240.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788">
                <text:p>80</text:p>
              </table:table-cell>
              <table:table-cell office:value-type="float" office:value="240.446">
                <text:p>240.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099">
                <text:p>80</text:p>
              </table:table-cell>
              <table:table-cell office:value-type="float" office:value="240.434">
                <text:p>240.4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449">
                <text:p>80</text:p>
              </table:table-cell>
              <table:table-cell office:value-type="float" office:value="240.421">
                <text:p>240.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76">
                <text:p>80</text:p>
              </table:table-cell>
              <table:table-cell office:value-type="float" office:value="240.411">
                <text:p>240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124">
                <text:p>80</text:p>
              </table:table-cell>
              <table:table-cell office:value-type="float" office:value="240.4">
                <text:p>240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469">
                <text:p>80</text:p>
              </table:table-cell>
              <table:table-cell office:value-type="float" office:value="240.391">
                <text:p>240.3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805">
                <text:p>80</text:p>
              </table:table-cell>
              <table:table-cell office:value-type="float" office:value="240.383">
                <text:p>240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185">
                <text:p>80</text:p>
              </table:table-cell>
              <table:table-cell office:value-type="float" office:value="240.376">
                <text:p>240.3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514">
                <text:p>80</text:p>
              </table:table-cell>
              <table:table-cell office:value-type="float" office:value="240.371">
                <text:p>240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9887">
                <text:p>80</text:p>
              </table:table-cell>
              <table:table-cell office:value-type="float" office:value="240.367">
                <text:p>240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236">
                <text:p>80</text:p>
              </table:table-cell>
              <table:table-cell office:value-type="float" office:value="240.365">
                <text:p>240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598">
                <text:p>80</text:p>
              </table:table-cell>
              <table:table-cell office:value-type="float" office:value="240.363">
                <text:p>240.3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935">
                <text:p>80</text:p>
              </table:table-cell>
              <table:table-cell office:value-type="float" office:value="240.364">
                <text:p>240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265">
                <text:p>80</text:p>
              </table:table-cell>
              <table:table-cell office:value-type="float" office:value="240.365">
                <text:p>240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625">
                <text:p>80</text:p>
              </table:table-cell>
              <table:table-cell office:value-type="float" office:value="240.368">
                <text:p>240.3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964">
                <text:p>80</text:p>
              </table:table-cell>
              <table:table-cell office:value-type="float" office:value="240.372">
                <text:p>240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329">
                <text:p>80</text:p>
              </table:table-cell>
              <table:table-cell office:value-type="float" office:value="240.377">
                <text:p>240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668">
                <text:p>80</text:p>
              </table:table-cell>
              <table:table-cell office:value-type="float" office:value="240.384">
                <text:p>240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011">
                <text:p>80</text:p>
              </table:table-cell>
              <table:table-cell office:value-type="float" office:value="240.392">
                <text:p>240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383">
                <text:p>80</text:p>
              </table:table-cell>
              <table:table-cell office:value-type="float" office:value="240.402">
                <text:p>240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717">
                <text:p>80</text:p>
              </table:table-cell>
              <table:table-cell office:value-type="float" office:value="240.412">
                <text:p>240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096">
                <text:p>80</text:p>
              </table:table-cell>
              <table:table-cell office:value-type="float" office:value="240.425">
                <text:p>240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443">
                <text:p>80</text:p>
              </table:table-cell>
              <table:table-cell office:value-type="float" office:value="240.439">
                <text:p>240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801">
                <text:p>80</text:p>
              </table:table-cell>
              <table:table-cell office:value-type="float" office:value="240.454">
                <text:p>240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147">
                <text:p>80</text:p>
              </table:table-cell>
              <table:table-cell office:value-type="float" office:value="240.471">
                <text:p>240.4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504">
                <text:p>80</text:p>
              </table:table-cell>
              <table:table-cell office:value-type="float" office:value="240.489">
                <text:p>240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5732">
                <text:p>80</text:p>
              </table:table-cell>
              <table:table-cell office:value-type="float" office:value="240.501">
                <text:p>240.5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088">
                <text:p>80</text:p>
              </table:table-cell>
              <table:table-cell office:value-type="float" office:value="240.522">
                <text:p>240.5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446">
                <text:p>80</text:p>
              </table:table-cell>
              <table:table-cell office:value-type="float" office:value="240.544">
                <text:p>240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776">
                <text:p>80</text:p>
              </table:table-cell>
              <table:table-cell office:value-type="float" office:value="240.565">
                <text:p>240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093">
                <text:p>80</text:p>
              </table:table-cell>
              <table:table-cell office:value-type="float" office:value="240.587">
                <text:p>240.5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415">
                <text:p>80</text:p>
              </table:table-cell>
              <table:table-cell office:value-type="float" office:value="240.61">
                <text:p>240.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744">
                <text:p>80</text:p>
              </table:table-cell>
              <table:table-cell office:value-type="float" office:value="240.634">
                <text:p>240.6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326">
                <text:p>80</text:p>
              </table:table-cell>
              <table:table-cell office:value-type="float" office:value="240.681">
                <text:p>240.6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695">
                <text:p>80</text:p>
              </table:table-cell>
              <table:table-cell office:value-type="float" office:value="240.713">
                <text:p>240.7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065">
                <text:p>80</text:p>
              </table:table-cell>
              <table:table-cell office:value-type="float" office:value="240.746">
                <text:p>240.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411">
                <text:p>80</text:p>
              </table:table-cell>
              <table:table-cell office:value-type="float" office:value="240.778">
                <text:p>240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9756">
                <text:p>80</text:p>
              </table:table-cell>
              <table:table-cell office:value-type="float" office:value="240.811">
                <text:p>240.8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09">
                <text:p>80</text:p>
              </table:table-cell>
              <table:table-cell office:value-type="float" office:value="240.844">
                <text:p>240.8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453">
                <text:p>80</text:p>
              </table:table-cell>
              <table:table-cell office:value-type="float" office:value="240.881">
                <text:p>240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804">
                <text:p>80</text:p>
              </table:table-cell>
              <table:table-cell office:value-type="float" office:value="240.919">
                <text:p>240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158">
                <text:p>80</text:p>
              </table:table-cell>
              <table:table-cell office:value-type="float" office:value="240.958">
                <text:p>240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481">
                <text:p>80</text:p>
              </table:table-cell>
              <table:table-cell office:value-type="float" office:value="240.994">
                <text:p>240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853">
                <text:p>80</text:p>
              </table:table-cell>
              <table:table-cell office:value-type="float" office:value="241.037">
                <text:p>241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205">
                <text:p>80</text:p>
              </table:table-cell>
              <table:table-cell office:value-type="float" office:value="241.08">
                <text:p>241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534">
                <text:p>80</text:p>
              </table:table-cell>
              <table:table-cell office:value-type="float" office:value="241.12">
                <text:p>241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876">
                <text:p>80</text:p>
              </table:table-cell>
              <table:table-cell office:value-type="float" office:value="241.163">
                <text:p>241.1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195">
                <text:p>80</text:p>
              </table:table-cell>
              <table:table-cell office:value-type="float" office:value="241.204">
                <text:p>241.2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531">
                <text:p>80</text:p>
              </table:table-cell>
              <table:table-cell office:value-type="float" office:value="241.249">
                <text:p>241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855">
                <text:p>80</text:p>
              </table:table-cell>
              <table:table-cell office:value-type="float" office:value="241.292">
                <text:p>241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198">
                <text:p>80</text:p>
              </table:table-cell>
              <table:table-cell office:value-type="float" office:value="241.34">
                <text:p>241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525">
                <text:p>80</text:p>
              </table:table-cell>
              <table:table-cell office:value-type="float" office:value="241.385">
                <text:p>241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4879">
                <text:p>80</text:p>
              </table:table-cell>
              <table:table-cell office:value-type="float" office:value="241.436">
                <text:p>241.4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228">
                <text:p>80</text:p>
              </table:table-cell>
              <table:table-cell office:value-type="float" office:value="241.487">
                <text:p>241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594">
                <text:p>80</text:p>
              </table:table-cell>
              <table:table-cell office:value-type="float" office:value="241.542">
                <text:p>241.5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945">
                <text:p>80</text:p>
              </table:table-cell>
              <table:table-cell office:value-type="float" office:value="241.596">
                <text:p>241.5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269">
                <text:p>80</text:p>
              </table:table-cell>
              <table:table-cell office:value-type="float" office:value="241.646">
                <text:p>241.6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605">
                <text:p>80</text:p>
              </table:table-cell>
              <table:table-cell office:value-type="float" office:value="241.699">
                <text:p>241.6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935">
                <text:p>80</text:p>
              </table:table-cell>
              <table:table-cell office:value-type="float" office:value="241.751">
                <text:p>241.7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273">
                <text:p>80</text:p>
              </table:table-cell>
              <table:table-cell office:value-type="float" office:value="241.806">
                <text:p>241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586">
                <text:p>80</text:p>
              </table:table-cell>
              <table:table-cell office:value-type="float" office:value="241.858">
                <text:p>241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963">
                <text:p>80</text:p>
              </table:table-cell>
              <table:table-cell office:value-type="float" office:value="241.921">
                <text:p>241.9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164">
                <text:p>80</text:p>
              </table:table-cell>
              <table:table-cell office:value-type="float" office:value="241.955">
                <text:p>241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369">
                <text:p>80</text:p>
              </table:table-cell>
              <table:table-cell office:value-type="float" office:value="241.99">
                <text:p>241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733">
                <text:p>80</text:p>
              </table:table-cell>
              <table:table-cell office:value-type="float" office:value="242.053">
                <text:p>242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993">
                <text:p>80</text:p>
              </table:table-cell>
              <table:table-cell office:value-type="float" office:value="242.099">
                <text:p>242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323">
                <text:p>80</text:p>
              </table:table-cell>
              <table:table-cell office:value-type="float" office:value="242.157">
                <text:p>242.1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661">
                <text:p>80</text:p>
              </table:table-cell>
              <table:table-cell office:value-type="float" office:value="242.218">
                <text:p>242.2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007">
                <text:p>80</text:p>
              </table:table-cell>
              <table:table-cell office:value-type="float" office:value="242.28">
                <text:p>242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36">
                <text:p>80</text:p>
              </table:table-cell>
              <table:table-cell office:value-type="float" office:value="242.345">
                <text:p>242.3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697">
                <text:p>80</text:p>
              </table:table-cell>
              <table:table-cell office:value-type="float" office:value="242.408">
                <text:p>242.4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009">
                <text:p>80</text:p>
              </table:table-cell>
              <table:table-cell office:value-type="float" office:value="242.466">
                <text:p>242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376">
                <text:p>80</text:p>
              </table:table-cell>
              <table:table-cell office:value-type="float" office:value="242.536">
                <text:p>242.5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7">
                <text:p>80</text:p>
              </table:table-cell>
              <table:table-cell office:value-type="float" office:value="242.598">
                <text:p>242.5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036">
                <text:p>80</text:p>
              </table:table-cell>
              <table:table-cell office:value-type="float" office:value="242.663">
                <text:p>242.6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365">
                <text:p>80</text:p>
              </table:table-cell>
              <table:table-cell office:value-type="float" office:value="242.727">
                <text:p>242.7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57">
                <text:p>80</text:p>
              </table:table-cell>
              <table:table-cell office:value-type="float" office:value="242.768">
                <text:p>242.7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2924">
                <text:p>80</text:p>
              </table:table-cell>
              <table:table-cell office:value-type="float" office:value="242.838">
                <text:p>242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28">
                <text:p>80</text:p>
              </table:table-cell>
              <table:table-cell office:value-type="float" office:value="242.91">
                <text:p>242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62">
                <text:p>80</text:p>
              </table:table-cell>
              <table:table-cell office:value-type="float" office:value="242.978">
                <text:p>242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951">
                <text:p>80</text:p>
              </table:table-cell>
              <table:table-cell office:value-type="float" office:value="243.046">
                <text:p>243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315">
                <text:p>80</text:p>
              </table:table-cell>
              <table:table-cell office:value-type="float" office:value="243.121">
                <text:p>243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657">
                <text:p>80</text:p>
              </table:table-cell>
              <table:table-cell office:value-type="float" office:value="243.191">
                <text:p>243.1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008">
                <text:p>80</text:p>
              </table:table-cell>
              <table:table-cell office:value-type="float" office:value="243.265">
                <text:p>243.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334">
                <text:p>80</text:p>
              </table:table-cell>
              <table:table-cell office:value-type="float" office:value="243.333">
                <text:p>243.3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654">
                <text:p>80</text:p>
              </table:table-cell>
              <table:table-cell office:value-type="float" office:value="243.401">
                <text:p>243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855">
                <text:p>80</text:p>
              </table:table-cell>
              <table:table-cell office:value-type="float" office:value="243.444">
                <text:p>243.4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193">
                <text:p>80</text:p>
              </table:table-cell>
              <table:table-cell office:value-type="float" office:value="243.516">
                <text:p>243.5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587">
                <text:p>80</text:p>
              </table:table-cell>
              <table:table-cell office:value-type="float" office:value="243.602">
                <text:p>243.6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936">
                <text:p>80</text:p>
              </table:table-cell>
              <table:table-cell office:value-type="float" office:value="243.678">
                <text:p>243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312">
                <text:p>80</text:p>
              </table:table-cell>
              <table:table-cell office:value-type="float" office:value="243.76">
                <text:p>243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647">
                <text:p>80</text:p>
              </table:table-cell>
              <table:table-cell office:value-type="float" office:value="243.834">
                <text:p>243.8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997">
                <text:p>80</text:p>
              </table:table-cell>
              <table:table-cell office:value-type="float" office:value="243.911">
                <text:p>243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393">
                <text:p>80</text:p>
              </table:table-cell>
              <table:table-cell office:value-type="float" office:value="243.999">
                <text:p>243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755">
                <text:p>80</text:p>
              </table:table-cell>
              <table:table-cell office:value-type="float" office:value="244.08">
                <text:p>244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103">
                <text:p>80</text:p>
              </table:table-cell>
              <table:table-cell office:value-type="float" office:value="244.158">
                <text:p>244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442">
                <text:p>80</text:p>
              </table:table-cell>
              <table:table-cell office:value-type="float" office:value="244.235">
                <text:p>244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8">
                <text:p>80</text:p>
              </table:table-cell>
              <table:table-cell office:value-type="float" office:value="244.316">
                <text:p>244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157">
                <text:p>80</text:p>
              </table:table-cell>
              <table:table-cell office:value-type="float" office:value="244.397">
                <text:p>244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493">
                <text:p>80</text:p>
              </table:table-cell>
              <table:table-cell office:value-type="float" office:value="244.473">
                <text:p>244.4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854">
                <text:p>80</text:p>
              </table:table-cell>
              <table:table-cell office:value-type="float" office:value="244.555">
                <text:p>244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178">
                <text:p>80</text:p>
              </table:table-cell>
              <table:table-cell office:value-type="float" office:value="244.629">
                <text:p>244.6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379">
                <text:p>80</text:p>
              </table:table-cell>
              <table:table-cell office:value-type="float" office:value="244.675">
                <text:p>244.6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719">
                <text:p>80</text:p>
              </table:table-cell>
              <table:table-cell office:value-type="float" office:value="244.752">
                <text:p>244.7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073">
                <text:p>80</text:p>
              </table:table-cell>
              <table:table-cell office:value-type="float" office:value="244.832">
                <text:p>244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4">
                <text:p>80</text:p>
              </table:table-cell>
              <table:table-cell office:value-type="float" office:value="244.906">
                <text:p>244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758">
                <text:p>80</text:p>
              </table:table-cell>
              <table:table-cell office:value-type="float" office:value="244.987">
                <text:p>244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089">
                <text:p>80</text:p>
              </table:table-cell>
              <table:table-cell office:value-type="float" office:value="245.061">
                <text:p>245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421">
                <text:p>80</text:p>
              </table:table-cell>
              <table:table-cell office:value-type="float" office:value="245.135">
                <text:p>245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794">
                <text:p>80</text:p>
              </table:table-cell>
              <table:table-cell office:value-type="float" office:value="245.219">
                <text:p>245.2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118">
                <text:p>80</text:p>
              </table:table-cell>
              <table:table-cell office:value-type="float" office:value="245.29">
                <text:p>245.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322">
                <text:p>80</text:p>
              </table:table-cell>
              <table:table-cell office:value-type="float" office:value="245.335">
                <text:p>245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4662">
                <text:p>80</text:p>
              </table:table-cell>
              <table:table-cell office:value-type="float" office:value="245.409">
                <text:p>245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025">
                <text:p>80</text:p>
              </table:table-cell>
              <table:table-cell office:value-type="float" office:value="245.487">
                <text:p>245.4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351">
                <text:p>80</text:p>
              </table:table-cell>
              <table:table-cell office:value-type="float" office:value="245.557">
                <text:p>245.5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699">
                <text:p>80</text:p>
              </table:table-cell>
              <table:table-cell office:value-type="float" office:value="245.63">
                <text:p>245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903">
                <text:p>80</text:p>
              </table:table-cell>
              <table:table-cell office:value-type="float" office:value="245.673">
                <text:p>245.6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27">
                <text:p>80</text:p>
              </table:table-cell>
              <table:table-cell office:value-type="float" office:value="245.749">
                <text:p>245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643">
                <text:p>80</text:p>
              </table:table-cell>
              <table:table-cell office:value-type="float" office:value="245.825">
                <text:p>245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979">
                <text:p>80</text:p>
              </table:table-cell>
              <table:table-cell office:value-type="float" office:value="245.892">
                <text:p>245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335">
                <text:p>80</text:p>
              </table:table-cell>
              <table:table-cell office:value-type="float" office:value="245.962">
                <text:p>245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679">
                <text:p>80</text:p>
              </table:table-cell>
              <table:table-cell office:value-type="float" office:value="246.029">
                <text:p>246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047">
                <text:p>80</text:p>
              </table:table-cell>
              <table:table-cell office:value-type="float" office:value="246.098">
                <text:p>246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385">
                <text:p>80</text:p>
              </table:table-cell>
              <table:table-cell office:value-type="float" office:value="246.161">
                <text:p>246.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769">
                <text:p>80</text:p>
              </table:table-cell>
              <table:table-cell office:value-type="float" office:value="246.231">
                <text:p>246.2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117">
                <text:p>80</text:p>
              </table:table-cell>
              <table:table-cell office:value-type="float" office:value="246.293">
                <text:p>246.2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473">
                <text:p>80</text:p>
              </table:table-cell>
              <table:table-cell office:value-type="float" office:value="246.355">
                <text:p>246.3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82">
                <text:p>80</text:p>
              </table:table-cell>
              <table:table-cell office:value-type="float" office:value="246.413">
                <text:p>246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177">
                <text:p>90</text:p>
              </table:table-cell>
              <table:table-cell office:value-type="float" office:value="246.472">
                <text:p>246.4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537">
                <text:p>90</text:p>
              </table:table-cell>
              <table:table-cell office:value-type="float" office:value="246.53">
                <text:p>246.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921">
                <text:p>90</text:p>
              </table:table-cell>
              <table:table-cell office:value-type="float" office:value="246.589">
                <text:p>246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269">
                <text:p>90</text:p>
              </table:table-cell>
              <table:table-cell office:value-type="float" office:value="246.642">
                <text:p>246.6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615">
                <text:p>90</text:p>
              </table:table-cell>
              <table:table-cell office:value-type="float" office:value="246.692">
                <text:p>246.6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821">
                <text:p>90</text:p>
              </table:table-cell>
              <table:table-cell office:value-type="float" office:value="246.721">
                <text:p>246.7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196">
                <text:p>90</text:p>
              </table:table-cell>
              <table:table-cell office:value-type="float" office:value="246.772">
                <text:p>246.7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566">
                <text:p>90</text:p>
              </table:table-cell>
              <table:table-cell office:value-type="float" office:value="246.821">
                <text:p>246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916">
                <text:p>90</text:p>
              </table:table-cell>
              <table:table-cell office:value-type="float" office:value="246.866">
                <text:p>246.8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3282">
                <text:p>90</text:p>
              </table:table-cell>
              <table:table-cell office:value-type="float" office:value="246.91">
                <text:p>246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3642">
                <text:p>90</text:p>
              </table:table-cell>
              <table:table-cell office:value-type="float" office:value="246.952">
                <text:p>246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021">
                <text:p>90</text:p>
              </table:table-cell>
              <table:table-cell office:value-type="float" office:value="246.995">
                <text:p>246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386">
                <text:p>90</text:p>
              </table:table-cell>
              <table:table-cell office:value-type="float" office:value="247.034">
                <text:p>247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771">
                <text:p>90</text:p>
              </table:table-cell>
              <table:table-cell office:value-type="float" office:value="247.072">
                <text:p>247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111">
                <text:p>90</text:p>
              </table:table-cell>
              <table:table-cell office:value-type="float" office:value="247.105">
                <text:p>247.1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467">
                <text:p>90</text:p>
              </table:table-cell>
              <table:table-cell office:value-type="float" office:value="247.137">
                <text:p>247.1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667">
                <text:p>90</text:p>
              </table:table-cell>
              <table:table-cell office:value-type="float" office:value="247.154">
                <text:p>247.1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004">
                <text:p>90</text:p>
              </table:table-cell>
              <table:table-cell office:value-type="float" office:value="247.182">
                <text:p>247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375">
                <text:p>90</text:p>
              </table:table-cell>
              <table:table-cell office:value-type="float" office:value="247.211">
                <text:p>247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739">
                <text:p>90</text:p>
              </table:table-cell>
              <table:table-cell office:value-type="float" office:value="247.237">
                <text:p>247.2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081">
                <text:p>90</text:p>
              </table:table-cell>
              <table:table-cell office:value-type="float" office:value="247.26">
                <text:p>247.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297">
                <text:p>90</text:p>
              </table:table-cell>
              <table:table-cell office:value-type="float" office:value="247.274">
                <text:p>247.2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649">
                <text:p>90</text:p>
              </table:table-cell>
              <table:table-cell office:value-type="float" office:value="247.294">
                <text:p>247.2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97">
                <text:p>90</text:p>
              </table:table-cell>
              <table:table-cell office:value-type="float" office:value="247.312">
                <text:p>247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8448">
                <text:p>90</text:p>
              </table:table-cell>
              <table:table-cell office:value-type="float" office:value="247.335">
                <text:p>247.3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8855">
                <text:p>90</text:p>
              </table:table-cell>
              <table:table-cell office:value-type="float" office:value="247.353">
                <text:p>247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087">
                <text:p>90</text:p>
              </table:table-cell>
              <table:table-cell office:value-type="float" office:value="247.361">
                <text:p>247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424">
                <text:p>90</text:p>
              </table:table-cell>
              <table:table-cell office:value-type="float" office:value="247.373">
                <text:p>247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761">
                <text:p>90</text:p>
              </table:table-cell>
              <table:table-cell office:value-type="float" office:value="247.383">
                <text:p>247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134">
                <text:p>90</text:p>
              </table:table-cell>
              <table:table-cell office:value-type="float" office:value="247.392">
                <text:p>247.3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461">
                <text:p>90</text:p>
              </table:table-cell>
              <table:table-cell office:value-type="float" office:value="247.399">
                <text:p>247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0829">
                <text:p>90</text:p>
              </table:table-cell>
              <table:table-cell office:value-type="float" office:value="247.405">
                <text:p>247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172">
                <text:p>90</text:p>
              </table:table-cell>
              <table:table-cell office:value-type="float" office:value="247.409">
                <text:p>247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535">
                <text:p>90</text:p>
              </table:table-cell>
              <table:table-cell office:value-type="float" office:value="247.411">
                <text:p>247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859">
                <text:p>90</text:p>
              </table:table-cell>
              <table:table-cell office:value-type="float" office:value="247.412">
                <text:p>247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252">
                <text:p>90</text:p>
              </table:table-cell>
              <table:table-cell office:value-type="float" office:value="247.412">
                <text:p>247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634">
                <text:p>90</text:p>
              </table:table-cell>
              <table:table-cell office:value-type="float" office:value="247.409">
                <text:p>247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982">
                <text:p>90</text:p>
              </table:table-cell>
              <table:table-cell office:value-type="float" office:value="247.405">
                <text:p>247.4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323">
                <text:p>90</text:p>
              </table:table-cell>
              <table:table-cell office:value-type="float" office:value="247.4">
                <text:p>247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662">
                <text:p>90</text:p>
              </table:table-cell>
              <table:table-cell office:value-type="float" office:value="247.394">
                <text:p>247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025">
                <text:p>90</text:p>
              </table:table-cell>
              <table:table-cell office:value-type="float" office:value="247.386">
                <text:p>247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356">
                <text:p>90</text:p>
              </table:table-cell>
              <table:table-cell office:value-type="float" office:value="247.377">
                <text:p>247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721">
                <text:p>90</text:p>
              </table:table-cell>
              <table:table-cell office:value-type="float" office:value="247.365">
                <text:p>247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06">
                <text:p>90</text:p>
              </table:table-cell>
              <table:table-cell office:value-type="float" office:value="247.354">
                <text:p>247.3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418">
                <text:p>90</text:p>
              </table:table-cell>
              <table:table-cell office:value-type="float" office:value="247.34">
                <text:p>247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5792">
                <text:p>90</text:p>
              </table:table-cell>
              <table:table-cell office:value-type="float" office:value="247.325">
                <text:p>247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153">
                <text:p>90</text:p>
              </table:table-cell>
              <table:table-cell office:value-type="float" office:value="247.308">
                <text:p>247.3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536">
                <text:p>90</text:p>
              </table:table-cell>
              <table:table-cell office:value-type="float" office:value="247.289">
                <text:p>247.2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898">
                <text:p>90</text:p>
              </table:table-cell>
              <table:table-cell office:value-type="float" office:value="247.27">
                <text:p>247.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279">
                <text:p>90</text:p>
              </table:table-cell>
              <table:table-cell office:value-type="float" office:value="247.248">
                <text:p>247.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636">
                <text:p>90</text:p>
              </table:table-cell>
              <table:table-cell office:value-type="float" office:value="247.227">
                <text:p>247.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986">
                <text:p>90</text:p>
              </table:table-cell>
              <table:table-cell office:value-type="float" office:value="247.205">
                <text:p>247.2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385">
                <text:p>90</text:p>
              </table:table-cell>
              <table:table-cell office:value-type="float" office:value="247.178">
                <text:p>247.1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587">
                <text:p>90</text:p>
              </table:table-cell>
              <table:table-cell office:value-type="float" office:value="247.164">
                <text:p>247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944">
                <text:p>90</text:p>
              </table:table-cell>
              <table:table-cell office:value-type="float" office:value="247.138">
                <text:p>247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314">
                <text:p>90</text:p>
              </table:table-cell>
              <table:table-cell office:value-type="float" office:value="247.111">
                <text:p>247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644">
                <text:p>90</text:p>
              </table:table-cell>
              <table:table-cell office:value-type="float" office:value="247.085">
                <text:p>247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04">
                <text:p>90</text:p>
              </table:table-cell>
              <table:table-cell office:value-type="float" office:value="247.053">
                <text:p>247.0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387">
                <text:p>90</text:p>
              </table:table-cell>
              <table:table-cell office:value-type="float" office:value="247.024">
                <text:p>247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0746">
                <text:p>90</text:p>
              </table:table-cell>
              <table:table-cell office:value-type="float" office:value="246.993">
                <text:p>246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086">
                <text:p>90</text:p>
              </table:table-cell>
              <table:table-cell office:value-type="float" office:value="246.963">
                <text:p>246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451">
                <text:p>90</text:p>
              </table:table-cell>
              <table:table-cell office:value-type="float" office:value="246.93">
                <text:p>246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808">
                <text:p>90</text:p>
              </table:table-cell>
              <table:table-cell office:value-type="float" office:value="246.896">
                <text:p>246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133">
                <text:p>90</text:p>
              </table:table-cell>
              <table:table-cell office:value-type="float" office:value="246.865">
                <text:p>246.8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338">
                <text:p>90</text:p>
              </table:table-cell>
              <table:table-cell office:value-type="float" office:value="246.845">
                <text:p>246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672">
                <text:p>90</text:p>
              </table:table-cell>
              <table:table-cell office:value-type="float" office:value="246.812">
                <text:p>246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006">
                <text:p>90</text:p>
              </table:table-cell>
              <table:table-cell office:value-type="float" office:value="246.778">
                <text:p>246.7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368">
                <text:p>90</text:p>
              </table:table-cell>
              <table:table-cell office:value-type="float" office:value="246.741">
                <text:p>246.7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748">
                <text:p>90</text:p>
              </table:table-cell>
              <table:table-cell office:value-type="float" office:value="246.7">
                <text:p>246.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107">
                <text:p>90</text:p>
              </table:table-cell>
              <table:table-cell office:value-type="float" office:value="246.661">
                <text:p>246.6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458">
                <text:p>90</text:p>
              </table:table-cell>
              <table:table-cell office:value-type="float" office:value="246.622">
                <text:p>246.6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4802">
                <text:p>90</text:p>
              </table:table-cell>
              <table:table-cell office:value-type="float" office:value="246.584">
                <text:p>246.5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147">
                <text:p>90</text:p>
              </table:table-cell>
              <table:table-cell office:value-type="float" office:value="246.544">
                <text:p>246.5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489">
                <text:p>90</text:p>
              </table:table-cell>
              <table:table-cell office:value-type="float" office:value="246.505">
                <text:p>246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86">
                <text:p>90</text:p>
              </table:table-cell>
              <table:table-cell office:value-type="float" office:value="246.461">
                <text:p>246.4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209">
                <text:p>90</text:p>
              </table:table-cell>
              <table:table-cell office:value-type="float" office:value="246.419">
                <text:p>246.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584">
                <text:p>90</text:p>
              </table:table-cell>
              <table:table-cell office:value-type="float" office:value="246.374">
                <text:p>246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95">
                <text:p>90</text:p>
              </table:table-cell>
              <table:table-cell office:value-type="float" office:value="246.329">
                <text:p>246.3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282">
                <text:p>90</text:p>
              </table:table-cell>
              <table:table-cell office:value-type="float" office:value="246.288">
                <text:p>246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63">
                <text:p>90</text:p>
              </table:table-cell>
              <table:table-cell office:value-type="float" office:value="246.244">
                <text:p>246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99">
                <text:p>90</text:p>
              </table:table-cell>
              <table:table-cell office:value-type="float" office:value="246.198">
                <text:p>246.1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355">
                <text:p>90</text:p>
              </table:table-cell>
              <table:table-cell office:value-type="float" office:value="246.151">
                <text:p>246.1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687">
                <text:p>90</text:p>
              </table:table-cell>
              <table:table-cell office:value-type="float" office:value="246.108">
                <text:p>246.1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24">
                <text:p>90</text:p>
              </table:table-cell>
              <table:table-cell office:value-type="float" office:value="246.034">
                <text:p>246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627">
                <text:p>90</text:p>
              </table:table-cell>
              <table:table-cell office:value-type="float" office:value="245.983">
                <text:p>245.9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9986">
                <text:p>90</text:p>
              </table:table-cell>
              <table:table-cell office:value-type="float" office:value="245.934">
                <text:p>245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339">
                <text:p>90</text:p>
              </table:table-cell>
              <table:table-cell office:value-type="float" office:value="245.886">
                <text:p>245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685">
                <text:p>90</text:p>
              </table:table-cell>
              <table:table-cell office:value-type="float" office:value="245.839">
                <text:p>245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031">
                <text:p>90</text:p>
              </table:table-cell>
              <table:table-cell office:value-type="float" office:value="245.791">
                <text:p>245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372">
                <text:p>90</text:p>
              </table:table-cell>
              <table:table-cell office:value-type="float" office:value="245.743">
                <text:p>245.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703">
                <text:p>90</text:p>
              </table:table-cell>
              <table:table-cell office:value-type="float" office:value="245.697">
                <text:p>245.6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049">
                <text:p>90</text:p>
              </table:table-cell>
              <table:table-cell office:value-type="float" office:value="245.648">
                <text:p>245.6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483">
                <text:p>90</text:p>
              </table:table-cell>
              <table:table-cell office:value-type="float" office:value="245.586">
                <text:p>245.5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852">
                <text:p>90</text:p>
              </table:table-cell>
              <table:table-cell office:value-type="float" office:value="245.533">
                <text:p>245.5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23">
                <text:p>90</text:p>
              </table:table-cell>
              <table:table-cell office:value-type="float" office:value="245.479">
                <text:p>245.4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568">
                <text:p>90</text:p>
              </table:table-cell>
              <table:table-cell office:value-type="float" office:value="245.43">
                <text:p>245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78">
                <text:p>90</text:p>
              </table:table-cell>
              <table:table-cell office:value-type="float" office:value="245.399">
                <text:p>245.3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129">
                <text:p>90</text:p>
              </table:table-cell>
              <table:table-cell office:value-type="float" office:value="245.348">
                <text:p>245.3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334">
                <text:p>90</text:p>
              </table:table-cell>
              <table:table-cell office:value-type="float" office:value="245.317">
                <text:p>245.3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4703">
                <text:p>90</text:p>
              </table:table-cell>
              <table:table-cell office:value-type="float" office:value="245.263">
                <text:p>245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059">
                <text:p>90</text:p>
              </table:table-cell>
              <table:table-cell office:value-type="float" office:value="245.21">
                <text:p>245.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279">
                <text:p>90</text:p>
              </table:table-cell>
              <table:table-cell office:value-type="float" office:value="245.177">
                <text:p>245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657">
                <text:p>90</text:p>
              </table:table-cell>
              <table:table-cell office:value-type="float" office:value="245.121">
                <text:p>245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016">
                <text:p>90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372">
                <text:p>90</text:p>
              </table:table-cell>
              <table:table-cell office:value-type="float" office:value="245.013">
                <text:p>245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729">
                <text:p>90</text:p>
              </table:table-cell>
              <table:table-cell office:value-type="float" office:value="244.959">
                <text:p>244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101">
                <text:p>90</text:p>
              </table:table-cell>
              <table:table-cell office:value-type="float" office:value="244.903">
                <text:p>244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437">
                <text:p>90</text:p>
              </table:table-cell>
              <table:table-cell office:value-type="float" office:value="244.852">
                <text:p>244.8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793">
                <text:p>90</text:p>
              </table:table-cell>
              <table:table-cell office:value-type="float" office:value="244.797">
                <text:p>244.7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169">
                <text:p>90</text:p>
              </table:table-cell>
              <table:table-cell office:value-type="float" office:value="244.74">
                <text:p>244.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524">
                <text:p>90</text:p>
              </table:table-cell>
              <table:table-cell office:value-type="float" office:value="244.685">
                <text:p>244.6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883">
                <text:p>90</text:p>
              </table:table-cell>
              <table:table-cell office:value-type="float" office:value="244.63">
                <text:p>244.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084">
                <text:p>90</text:p>
              </table:table-cell>
              <table:table-cell office:value-type="float" office:value="244.599">
                <text:p>244.5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428">
                <text:p>90</text:p>
              </table:table-cell>
              <table:table-cell office:value-type="float" office:value="244.545">
                <text:p>244.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9789">
                <text:p>90</text:p>
              </table:table-cell>
              <table:table-cell office:value-type="float" office:value="244.489">
                <text:p>244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128">
                <text:p>90</text:p>
              </table:table-cell>
              <table:table-cell office:value-type="float" office:value="244.437">
                <text:p>244.4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493">
                <text:p>90</text:p>
              </table:table-cell>
              <table:table-cell office:value-type="float" office:value="244.38">
                <text:p>244.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865">
                <text:p>90</text:p>
              </table:table-cell>
              <table:table-cell office:value-type="float" office:value="244.321">
                <text:p>244.3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205">
                <text:p>90</text:p>
              </table:table-cell>
              <table:table-cell office:value-type="float" office:value="244.268">
                <text:p>244.2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587">
                <text:p>90</text:p>
              </table:table-cell>
              <table:table-cell office:value-type="float" office:value="244.208">
                <text:p>244.2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919">
                <text:p>90</text:p>
              </table:table-cell>
              <table:table-cell office:value-type="float" office:value="244.156">
                <text:p>244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272">
                <text:p>90</text:p>
              </table:table-cell>
              <table:table-cell office:value-type="float" office:value="244.101">
                <text:p>244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629">
                <text:p>90</text:p>
              </table:table-cell>
              <table:table-cell office:value-type="float" office:value="244.045">
                <text:p>244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998">
                <text:p>90</text:p>
              </table:table-cell>
              <table:table-cell office:value-type="float" office:value="243.986">
                <text:p>243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35">
                <text:p>90</text:p>
              </table:table-cell>
              <table:table-cell office:value-type="float" office:value="243.931">
                <text:p>243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559">
                <text:p>90</text:p>
              </table:table-cell>
              <table:table-cell office:value-type="float" office:value="243.898">
                <text:p>243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893">
                <text:p>90</text:p>
              </table:table-cell>
              <table:table-cell office:value-type="float" office:value="243.845">
                <text:p>243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233">
                <text:p>90</text:p>
              </table:table-cell>
              <table:table-cell office:value-type="float" office:value="243.791">
                <text:p>243.7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593">
                <text:p>90</text:p>
              </table:table-cell>
              <table:table-cell office:value-type="float" office:value="243.734">
                <text:p>243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946">
                <text:p>90</text:p>
              </table:table-cell>
              <table:table-cell office:value-type="float" office:value="243.679">
                <text:p>243.6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309">
                <text:p>90</text:p>
              </table:table-cell>
              <table:table-cell office:value-type="float" office:value="243.621">
                <text:p>243.6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5649">
                <text:p>90</text:p>
              </table:table-cell>
              <table:table-cell office:value-type="float" office:value="243.567">
                <text:p>243.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032">
                <text:p>90</text:p>
              </table:table-cell>
              <table:table-cell office:value-type="float" office:value="243.507">
                <text:p>243.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366">
                <text:p>90</text:p>
              </table:table-cell>
              <table:table-cell office:value-type="float" office:value="243.454">
                <text:p>243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706">
                <text:p>90</text:p>
              </table:table-cell>
              <table:table-cell office:value-type="float" office:value="243.4">
                <text:p>243.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059">
                <text:p>90</text:p>
              </table:table-cell>
              <table:table-cell office:value-type="float" office:value="243.344">
                <text:p>243.3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39">
                <text:p>90</text:p>
              </table:table-cell>
              <table:table-cell office:value-type="float" office:value="243.292">
                <text:p>243.2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749">
                <text:p>90</text:p>
              </table:table-cell>
              <table:table-cell office:value-type="float" office:value="243.235">
                <text:p>243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8081">
                <text:p>90</text:p>
              </table:table-cell>
              <table:table-cell office:value-type="float" office:value="243.183">
                <text:p>243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8401">
                <text:p>90</text:p>
              </table:table-cell>
              <table:table-cell office:value-type="float" office:value="243.133">
                <text:p>243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8763">
                <text:p>90</text:p>
              </table:table-cell>
              <table:table-cell office:value-type="float" office:value="243.076">
                <text:p>243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909">
                <text:p>90</text:p>
              </table:table-cell>
              <table:table-cell office:value-type="float" office:value="243.024">
                <text:p>243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9329">
                <text:p>90</text:p>
              </table:table-cell>
              <table:table-cell office:value-type="float" office:value="242.986">
                <text:p>242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9695">
                <text:p>90</text:p>
              </table:table-cell>
              <table:table-cell office:value-type="float" office:value="242.929">
                <text:p>242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028">
                <text:p>90</text:p>
              </table:table-cell>
              <table:table-cell office:value-type="float" office:value="242.877">
                <text:p>242.8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396">
                <text:p>90</text:p>
              </table:table-cell>
              <table:table-cell office:value-type="float" office:value="242.819">
                <text:p>242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753">
                <text:p>90</text:p>
              </table:table-cell>
              <table:table-cell office:value-type="float" office:value="242.764">
                <text:p>242.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959">
                <text:p>90</text:p>
              </table:table-cell>
              <table:table-cell office:value-type="float" office:value="242.732">
                <text:p>242.7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1305">
                <text:p>90</text:p>
              </table:table-cell>
              <table:table-cell office:value-type="float" office:value="242.678">
                <text:p>242.6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1649">
                <text:p>90</text:p>
              </table:table-cell>
              <table:table-cell office:value-type="float" office:value="242.625">
                <text:p>242.6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1998">
                <text:p>90</text:p>
              </table:table-cell>
              <table:table-cell office:value-type="float" office:value="242.572">
                <text:p>242.5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2326">
                <text:p>90</text:p>
              </table:table-cell>
              <table:table-cell office:value-type="float" office:value="242.521">
                <text:p>242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2691">
                <text:p>90</text:p>
              </table:table-cell>
              <table:table-cell office:value-type="float" office:value="242.466">
                <text:p>242.4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3022">
                <text:p>90</text:p>
              </table:table-cell>
              <table:table-cell office:value-type="float" office:value="242.416">
                <text:p>242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3385">
                <text:p>90</text:p>
              </table:table-cell>
              <table:table-cell office:value-type="float" office:value="242.361">
                <text:p>242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3729">
                <text:p>90</text:p>
              </table:table-cell>
              <table:table-cell office:value-type="float" office:value="242.309">
                <text:p>242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4081">
                <text:p>90</text:p>
              </table:table-cell>
              <table:table-cell office:value-type="float" office:value="242.257">
                <text:p>242.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4419">
                <text:p>90</text:p>
              </table:table-cell>
              <table:table-cell office:value-type="float" office:value="242.207">
                <text:p>242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4763">
                <text:p>90</text:p>
              </table:table-cell>
              <table:table-cell office:value-type="float" office:value="242.156">
                <text:p>242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5111">
                <text:p>90</text:p>
              </table:table-cell>
              <table:table-cell office:value-type="float" office:value="242.105">
                <text:p>242.105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